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12" manifest:media-type="application/x-openoffice-gdimetafile;windows_formatname=&quot;GDIMetaFile&quot;"/>
  <manifest:file-entry manifest:full-path="ObjectReplacements/Object 224" manifest:media-type=""/>
  <manifest:file-entry manifest:full-path="ObjectReplacements/Object 14" manifest:media-type="application/x-openoffice-gdimetafile;windows_formatname=&quot;GDIMetaFile&quot;"/>
  <manifest:file-entry manifest:full-path="ObjectReplacements/Object 578" manifest:media-type=""/>
  <manifest:file-entry manifest:full-path="ObjectReplacements/Object 130" manifest:media-type=""/>
  <manifest:file-entry manifest:full-path="ObjectReplacements/Object 242" manifest:media-type=""/>
  <manifest:file-entry manifest:full-path="ObjectReplacements/Object 32" manifest:media-type=""/>
  <manifest:file-entry manifest:full-path="ObjectReplacements/Object 354" manifest:media-type="application/x-openoffice-gdimetafile;windows_formatname=&quot;GDIMetaFile&quot;"/>
  <manifest:file-entry manifest:full-path="ObjectReplacements/Object 2" manifest:media-type=""/>
  <manifest:file-entry manifest:full-path="ObjectReplacements/Object 114" manifest:media-type=""/>
  <manifest:file-entry manifest:full-path="ObjectReplacements/Object 226" manifest:media-type=""/>
  <manifest:file-entry manifest:full-path="ObjectReplacements/Object 16" manifest:media-type=""/>
  <manifest:file-entry manifest:full-path="ObjectReplacements/Object 244" manifest:media-type=""/>
  <manifest:file-entry manifest:full-path="ObjectReplacements/Object 34" manifest:media-type=""/>
  <manifest:file-entry manifest:full-path="ObjectReplacements/Object 80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
  <manifest:file-entry manifest:full-path="ObjectReplacements/Object 116" manifest:media-type=""/>
  <manifest:file-entry manifest:full-path="ObjectReplacements/Object 228" manifest:media-type=""/>
  <manifest:file-entry manifest:full-path="ObjectReplacements/Object 18" manifest:media-type=""/>
  <manifest:file-entry manifest:full-path="ObjectReplacements/Object 10" manifest:media-type=""/>
  <manifest:file-entry manifest:full-path="ObjectReplacements/Object 246" manifest:media-type=""/>
  <manifest:file-entry manifest:full-path="ObjectReplacements/Object 36" manifest:media-type=""/>
  <manifest:file-entry manifest:full-path="ObjectReplacements/Object 804" manifest:media-type="application/x-openoffice-gdimetafile;windows_formatname=&quot;GDIMetaFile&quot;"/>
  <manifest:file-entry manifest:full-path="ObjectReplacements/Object 358" manifest:media-type=""/>
  <manifest:file-entry manifest:full-path="ObjectReplacements/Object 6" manifest:media-type=""/>
  <manifest:file-entry manifest:full-path="ObjectReplacements/Object 558" manifest:media-type="application/x-openoffice-gdimetafile;windows_formatname=&quot;GDIMetaFile&quot;"/>
  <manifest:file-entry manifest:full-path="ObjectReplacements/Object 110" manifest:media-type=""/>
  <manifest:file-entry manifest:full-path="ObjectReplacements/Object 222" manifest:media-type=""/>
  <manifest:file-entry manifest:full-path="ObjectReplacements/Object 12" manifest:media-type=""/>
  <manifest:file-entry manifest:full-path="ObjectReplacements/Object 248" manifest:media-type=""/>
  <manifest:file-entry manifest:full-path="ObjectReplacements/Object 38" manifest:media-type=""/>
  <manifest:file-entry manifest:full-path="ObjectReplacements/Object 806" manifest:media-type="application/x-openoffice-gdimetafile;windows_formatname=&quot;GDIMetaFile&quot;"/>
  <manifest:file-entry manifest:full-path="ObjectReplacements/Object 8" manifest:media-type=""/>
  <manifest:file-entry manifest:full-path="ObjectReplacements/Object 108" manifest:media-type="application/x-openoffice-gdimetafile;windows_formatname=&quot;GDIMetaFile&quot;"/>
  <manifest:file-entry manifest:full-path="ObjectReplacements/Object 230" manifest:media-type=""/>
  <manifest:file-entry manifest:full-path="ObjectReplacements/Object 20" manifest:media-type=""/>
  <manifest:file-entry manifest:full-path="ObjectReplacements/Object 56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32" manifest:media-type=""/>
  <manifest:file-entry manifest:full-path="ObjectReplacements/Object 22" manifest:media-type=""/>
  <manifest:file-entry manifest:full-path="ObjectReplacements/Object 122" manifest:media-type=""/>
  <manifest:file-entry manifest:full-path="ObjectReplacements/Object 234" manifest:media-type=""/>
  <manifest:file-entry manifest:full-path="ObjectReplacements/Object 24" manifest:media-type=""/>
  <manifest:file-entry manifest:full-path="ObjectReplacements/Object 124" manifest:media-type="application/x-openoffice-gdimetafile;windows_formatname=&quot;GDIMetaFile&quot;"/>
  <manifest:file-entry manifest:full-path="ObjectReplacements/Object 236" manifest:media-type=""/>
  <manifest:file-entry manifest:full-path="ObjectReplacements/Object 26" manifest:media-type=""/>
  <manifest:file-entry manifest:full-path="ObjectReplacements/Object 126" manifest:media-type=""/>
  <manifest:file-entry manifest:full-path="ObjectReplacements/Object 238" manifest:media-type=""/>
  <manifest:file-entry manifest:full-path="ObjectReplacements/Object 28" manifest:media-type=""/>
  <manifest:file-entry manifest:full-path="ObjectReplacements/Object 118" manifest:media-type=""/>
  <manifest:file-entry manifest:full-path="ObjectReplacements/Object 240" manifest:media-type=""/>
  <manifest:file-entry manifest:full-path="ObjectReplacements/Object 30" manifest:media-type=""/>
  <manifest:file-entry manifest:full-path="ObjectReplacements/Object 128" manifest:media-type=""/>
  <manifest:file-entry manifest:full-path="ObjectReplacements/Object 250" manifest:media-type=""/>
  <manifest:file-entry manifest:full-path="ObjectReplacements/Object 40" manifest:media-type=""/>
  <manifest:file-entry manifest:full-path="ObjectReplacements/Object 252" manifest:media-type=""/>
  <manifest:file-entry manifest:full-path="ObjectReplacements/Object 42" manifest:media-type=""/>
  <manifest:file-entry manifest:full-path="ObjectReplacements/Object 700" manifest:media-type="application/x-openoffice-gdimetafile;windows_formatname=&quot;GDIMetaFile&quot;"/>
  <manifest:file-entry manifest:full-path="ObjectReplacements/Object 254" manifest:media-type=""/>
  <manifest:file-entry manifest:full-path="ObjectReplacements/Object 44" manifest:media-type=""/>
  <manifest:file-entry manifest:full-path="ObjectReplacements/Object 702" manifest:media-type="application/x-openoffice-gdimetafile;windows_formatname=&quot;GDIMetaFile&quot;"/>
  <manifest:file-entry manifest:full-path="ObjectReplacements/Object 256" manifest:media-type=""/>
  <manifest:file-entry manifest:full-path="ObjectReplacements/Object 46" manifest:media-type=""/>
  <manifest:file-entry manifest:full-path="ObjectReplacements/Object 704" manifest:media-type="application/x-openoffice-gdimetafile;windows_formatname=&quot;GDIMetaFile&quot;"/>
  <manifest:file-entry manifest:full-path="ObjectReplacements/Object 258" manifest:media-type=""/>
  <manifest:file-entry manifest:full-path="ObjectReplacements/Object 48" manifest:media-type=""/>
  <manifest:file-entry manifest:full-path="ObjectReplacements/Object 260" manifest:media-type=""/>
  <manifest:file-entry manifest:full-path="ObjectReplacements/Object 50" manifest:media-type=""/>
  <manifest:file-entry manifest:full-path="ObjectReplacements/Object 262" manifest:media-type=""/>
  <manifest:file-entry manifest:full-path="ObjectReplacements/Object 52" manifest:media-type=""/>
  <manifest:file-entry manifest:full-path="ObjectReplacements/Object 264" manifest:media-type=""/>
  <manifest:file-entry manifest:full-path="ObjectReplacements/Object 54" manifest:media-type=""/>
  <manifest:file-entry manifest:full-path="ObjectReplacements/Object 712" manifest:media-type=""/>
  <manifest:file-entry manifest:full-path="ObjectReplacements/Object 266" manifest:media-type=""/>
  <manifest:file-entry manifest:full-path="ObjectReplacements/Object 56" manifest:media-type=""/>
  <manifest:file-entry manifest:full-path="ObjectReplacements/Object 714" manifest:media-type=""/>
  <manifest:file-entry manifest:full-path="ObjectReplacements/Object 268" manifest:media-type=""/>
  <manifest:file-entry manifest:full-path="ObjectReplacements/Object 58" manifest:media-type=""/>
  <manifest:file-entry manifest:full-path="ObjectReplacements/Object 270" manifest:media-type=""/>
  <manifest:file-entry manifest:full-path="ObjectReplacements/Object 60" manifest:media-type=""/>
  <manifest:file-entry manifest:full-path="ObjectReplacements/Object 272" manifest:media-type=""/>
  <manifest:file-entry manifest:full-path="ObjectReplacements/Object 62" manifest:media-type=""/>
  <manifest:file-entry manifest:full-path="ObjectReplacements/Object 274" manifest:media-type="application/x-openoffice-gdimetafile;windows_formatname=&quot;GDIMetaFile&quot;"/>
  <manifest:file-entry manifest:full-path="ObjectReplacements/Object 64" manifest:media-type=""/>
  <manifest:file-entry manifest:full-path="ObjectReplacements/Object 722" manifest:media-type="application/x-openoffice-gdimetafile;windows_formatname=&quot;GDIMetaFile&quot;"/>
  <manifest:file-entry manifest:full-path="ObjectReplacements/Object 276" manifest:media-type=""/>
  <manifest:file-entry manifest:full-path="ObjectReplacements/Object 66" manifest:media-type=""/>
  <manifest:file-entry manifest:full-path="ObjectReplacements/Object 724"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8" manifest:media-type=""/>
  <manifest:file-entry manifest:full-path="ObjectReplacements/Object 280" manifest:media-type=""/>
  <manifest:file-entry manifest:full-path="ObjectReplacements/Object 70" manifest:media-type=""/>
  <manifest:file-entry manifest:full-path="ObjectReplacements/Object 282" manifest:media-type=""/>
  <manifest:file-entry manifest:full-path="ObjectReplacements/Object 72" manifest:media-type=""/>
  <manifest:file-entry manifest:full-path="ObjectReplacements/Object 284" manifest:media-type=""/>
  <manifest:file-entry manifest:full-path="ObjectReplacements/Object 74" manifest:media-type=""/>
  <manifest:file-entry manifest:full-path="ObjectReplacements/Object 732" manifest:media-type=""/>
  <manifest:file-entry manifest:full-path="ObjectReplacements/Object 286" manifest:media-type="application/x-openoffice-gdimetafile;windows_formatname=&quot;GDIMetaFile&quot;"/>
  <manifest:file-entry manifest:full-path="ObjectReplacements/Object 76" manifest:media-type=""/>
  <manifest:file-entry manifest:full-path="ObjectReplacements/Object 734" manifest:media-type="application/x-openoffice-gdimetafile;windows_formatname=&quot;GDIMetaFile&quot;"/>
  <manifest:file-entry manifest:full-path="ObjectReplacements/Object 288" manifest:media-type=""/>
  <manifest:file-entry manifest:full-path="ObjectReplacements/Object 78" manifest:media-type=""/>
  <manifest:file-entry manifest:full-path="ObjectReplacements/Object 290" manifest:media-type=""/>
  <manifest:file-entry manifest:full-path="ObjectReplacements/Object 80" manifest:media-type="application/x-openoffice-gdimetafile;windows_formatname=&quot;GDIMetaFile&quot;"/>
  <manifest:file-entry manifest:full-path="ObjectReplacements/Object 292" manifest:media-type=""/>
  <manifest:file-entry manifest:full-path="ObjectReplacements/Object 82" manifest:media-type="application/x-openoffice-gdimetafile;windows_formatname=&quot;GDIMetaFile&quot;"/>
  <manifest:file-entry manifest:full-path="ObjectReplacements/Object 294" manifest:media-type=""/>
  <manifest:file-entry manifest:full-path="ObjectReplacements/Object 84" manifest:media-type="application/x-openoffice-gdimetafile;windows_formatname=&quot;GDIMetaFile&quot;"/>
  <manifest:file-entry manifest:full-path="ObjectReplacements/Object 742" manifest:media-type=""/>
  <manifest:file-entry manifest:full-path="ObjectReplacements/Object 296" manifest:media-type=""/>
  <manifest:file-entry manifest:full-path="ObjectReplacements/Object 86" manifest:media-type="application/x-openoffice-gdimetafile;windows_formatname=&quot;GDIMetaFile&quot;"/>
  <manifest:file-entry manifest:full-path="ObjectReplacements/Object 744" manifest:media-type="application/x-openoffice-gdimetafile;windows_formatname=&quot;GDIMetaFile&quot;"/>
  <manifest:file-entry manifest:full-path="ObjectReplacements/Object 298" manifest:media-type=""/>
  <manifest:file-entry manifest:full-path="ObjectReplacements/Object 88" manifest:media-type=""/>
  <manifest:file-entry manifest:full-path="ObjectReplacements/Object 90" manifest:media-type=""/>
  <manifest:file-entry manifest:full-path="ObjectReplacements/Object 92" manifest:media-type=""/>
  <manifest:file-entry manifest:full-path="ObjectReplacements/Object 94" manifest:media-type=""/>
  <manifest:file-entry manifest:full-path="ObjectReplacements/Object 752" manifest:media-type="application/x-openoffice-gdimetafile;windows_formatname=&quot;GDIMetaFile&quot;"/>
  <manifest:file-entry manifest:full-path="ObjectReplacements/Object 96" manifest:media-type=""/>
  <manifest:file-entry manifest:full-path="ObjectReplacements/Object 754" manifest:media-type=""/>
  <manifest:file-entry manifest:full-path="ObjectReplacements/Object 98" manifest:media-type=""/>
  <manifest:file-entry manifest:full-path="ObjectReplacements/Object 548" manifest:media-type="application/x-openoffice-gdimetafile;windows_formatname=&quot;GDIMetaFile&quot;"/>
  <manifest:file-entry manifest:full-path="ObjectReplacements/Object 100" manifest:media-type=""/>
  <manifest:file-entry manifest:full-path="ObjectReplacements/Object 102" manifest:media-type=""/>
  <manifest:file-entry manifest:full-path="ObjectReplacements/Object 104" manifest:media-type=""/>
  <manifest:file-entry manifest:full-path="ObjectReplacements/Object 106" manifest:media-type=""/>
  <manifest:file-entry manifest:full-path="ObjectReplacements/Object 132" manifest:media-type=""/>
  <manifest:file-entry manifest:full-path="ObjectReplacements/Object 134" manifest:media-type=""/>
  <manifest:file-entry manifest:full-path="ObjectReplacements/Object 136" manifest:media-type=""/>
  <manifest:file-entry manifest:full-path="ObjectReplacements/Object 138" manifest:media-type=""/>
  <manifest:file-entry manifest:full-path="ObjectReplacements/Object 588" manifest:media-type=""/>
  <manifest:file-entry manifest:full-path="ObjectReplacements/Object 140" manifest:media-type=""/>
  <manifest:file-entry manifest:full-path="ObjectReplacements/Object 142" manifest:media-type=""/>
  <manifest:file-entry manifest:full-path="ObjectReplacements/Object 144" manifest:media-type=""/>
  <manifest:file-entry manifest:full-path="ObjectReplacements/Object 146" manifest:media-type=""/>
  <manifest:file-entry manifest:full-path="ObjectReplacements/Object 148" manifest:media-type=""/>
  <manifest:file-entry manifest:full-path="ObjectReplacements/Object 150" manifest:media-type=""/>
  <manifest:file-entry manifest:full-path="ObjectReplacements/Object 152" manifest:media-type=""/>
  <manifest:file-entry manifest:full-path="ObjectReplacements/Object 60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602" manifest:media-type="application/x-openoffice-gdimetafile;windows_formatname=&quot;GDIMetaFile&quot;"/>
  <manifest:file-entry manifest:full-path="ObjectReplacements/Object 156" manifest:media-type=""/>
  <manifest:file-entry manifest:full-path="ObjectReplacements/Object 60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60" manifest:media-type=""/>
  <manifest:file-entry manifest:full-path="ObjectReplacements/Object 162" manifest:media-type=""/>
  <manifest:file-entry manifest:full-path="ObjectReplacements/Object 610" manifest:media-type="application/x-openoffice-gdimetafile;windows_formatname=&quot;GDIMetaFile&quot;"/>
  <manifest:file-entry manifest:full-path="ObjectReplacements/Object 164" manifest:media-type=""/>
  <manifest:file-entry manifest:full-path="ObjectReplacements/Object 612" manifest:media-type="application/x-openoffice-gdimetafile;windows_formatname=&quot;GDIMetaFile&quot;"/>
  <manifest:file-entry manifest:full-path="ObjectReplacements/Object 166" manifest:media-type=""/>
  <manifest:file-entry manifest:full-path="ObjectReplacements/Object 614" manifest:media-type=""/>
  <manifest:file-entry manifest:full-path="ObjectReplacements/Object 168" manifest:media-type=""/>
  <manifest:file-entry manifest:full-path="ObjectReplacements/Object 170" manifest:media-type=""/>
  <manifest:file-entry manifest:full-path="ObjectReplacements/Object 172" manifest:media-type=""/>
  <manifest:file-entry manifest:full-path="ObjectReplacements/Object 620" manifest:media-type=""/>
  <manifest:file-entry manifest:full-path="ObjectReplacements/Object 174" manifest:media-type="application/x-openoffice-gdimetafile;windows_formatname=&quot;GDIMetaFile&quot;"/>
  <manifest:file-entry manifest:full-path="ObjectReplacements/Object 622" manifest:media-type=""/>
  <manifest:file-entry manifest:full-path="ObjectReplacements/Object 176" manifest:media-type=""/>
  <manifest:file-entry manifest:full-path="ObjectReplacements/Object 624" manifest:media-type=""/>
  <manifest:file-entry manifest:full-path="ObjectReplacements/Object 178" manifest:media-type="application/x-openoffice-gdimetafile;windows_formatname=&quot;GDIMetaFile&quot;"/>
  <manifest:file-entry manifest:full-path="ObjectReplacements/Object 180" manifest:media-type=""/>
  <manifest:file-entry manifest:full-path="ObjectReplacements/Object 182" manifest:media-type=""/>
  <manifest:file-entry manifest:full-path="ObjectReplacements/Object 630"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632" manifest:media-type="application/x-openoffice-gdimetafile;windows_formatname=&quot;GDIMetaFile&quot;"/>
  <manifest:file-entry manifest:full-path="ObjectReplacements/Object 186" manifest:media-type=""/>
  <manifest:file-entry manifest:full-path="ObjectReplacements/Object 634" manifest:media-type="application/x-openoffice-gdimetafile;windows_formatname=&quot;GDIMetaFile&quot;"/>
  <manifest:file-entry manifest:full-path="ObjectReplacements/Object 188" manifest:media-type=""/>
  <manifest:file-entry manifest:full-path="ObjectReplacements/Object 190" manifest:media-type=""/>
  <manifest:file-entry manifest:full-path="ObjectReplacements/Object 192" manifest:media-type=""/>
  <manifest:file-entry manifest:full-path="ObjectReplacements/Object 640" manifest:media-type="application/x-openoffice-gdimetafile;windows_formatname=&quot;GDIMetaFile&quot;"/>
  <manifest:file-entry manifest:full-path="ObjectReplacements/Object 194" manifest:media-type=""/>
  <manifest:file-entry manifest:full-path="ObjectReplacements/Object 642" manifest:media-type="application/x-openoffice-gdimetafile;windows_formatname=&quot;GDIMetaFile&quot;"/>
  <manifest:file-entry manifest:full-path="ObjectReplacements/Object 196" manifest:media-type=""/>
  <manifest:file-entry manifest:full-path="ObjectReplacements/Object 644" manifest:media-type="application/x-openoffice-gdimetafile;windows_formatname=&quot;GDIMetaFile&quot;"/>
  <manifest:file-entry manifest:full-path="ObjectReplacements/Object 198" manifest:media-type=""/>
  <manifest:file-entry manifest:full-path="ObjectReplacements/Object 648" manifest:media-type="application/x-openoffice-gdimetafile;windows_formatname=&quot;GDIMetaFile&quot;"/>
  <manifest:file-entry manifest:full-path="ObjectReplacements/Object 200" manifest:media-type=""/>
  <manifest:file-entry manifest:full-path="ObjectReplacements/Object 202" manifest:media-type=""/>
  <manifest:file-entry manifest:full-path="ObjectReplacements/Object 204" manifest:media-type=""/>
  <manifest:file-entry manifest:full-path="ObjectReplacements/Object 206" manifest:media-type=""/>
  <manifest:file-entry manifest:full-path="ObjectReplacements/Object 208" manifest:media-type=""/>
  <manifest:file-entry manifest:full-path="ObjectReplacements/Object 658" manifest:media-type="application/x-openoffice-gdimetafile;windows_formatname=&quot;GDIMetaFile&quot;"/>
  <manifest:file-entry manifest:full-path="ObjectReplacements/Object 210" manifest:media-type=""/>
  <manifest:file-entry manifest:full-path="ObjectReplacements/Object 212" manifest:media-type=""/>
  <manifest:file-entry manifest:full-path="ObjectReplacements/Object 214" manifest:media-type=""/>
  <manifest:file-entry manifest:full-path="ObjectReplacements/Object 216" manifest:media-type=""/>
  <manifest:file-entry manifest:full-path="ObjectReplacements/Object 218" manifest:media-type=""/>
  <manifest:file-entry manifest:full-path="ObjectReplacements/Object 1" manifest:media-type=""/>
  <manifest:file-entry manifest:full-path="ObjectReplacements/Object 748" manifest:media-type=""/>
  <manifest:file-entry manifest:full-path="ObjectReplacements/Object 300" manifest:media-type=""/>
  <manifest:file-entry manifest:full-path="ObjectReplacements/Object 302" manifest:media-type=""/>
  <manifest:file-entry manifest:full-path="ObjectReplacements/Object 304" manifest:media-type=""/>
  <manifest:file-entry manifest:full-path="ObjectReplacements/Object 306" manifest:media-type=""/>
  <manifest:file-entry manifest:full-path="ObjectReplacements/Object 308" manifest:media-type=""/>
  <manifest:file-entry manifest:full-path="ObjectReplacements/Object 758" manifest:media-type="application/x-openoffice-gdimetafile;windows_formatname=&quot;GDIMetaFile&quot;"/>
  <manifest:file-entry manifest:full-path="ObjectReplacements/Object 310" manifest:media-type=""/>
  <manifest:file-entry manifest:full-path="ObjectReplacements/Object 312" manifest:media-type=""/>
  <manifest:file-entry manifest:full-path="ObjectReplacements/Object 314" manifest:media-type=""/>
  <manifest:file-entry manifest:full-path="ObjectReplacements/Object 316" manifest:media-type=""/>
  <manifest:file-entry manifest:full-path="ObjectReplacements/Object 318" manifest:media-type=""/>
  <manifest:file-entry manifest:full-path="ObjectReplacements/Object 768" manifest:media-type="application/x-openoffice-gdimetafile;windows_formatname=&quot;GDIMetaFile&quot;"/>
  <manifest:file-entry manifest:full-path="ObjectReplacements/Object 320" manifest:media-type=""/>
  <manifest:file-entry manifest:full-path="ObjectReplacements/Object 322" manifest:media-type=""/>
  <manifest:file-entry manifest:full-path="ObjectReplacements/Object 324" manifest:media-type=""/>
  <manifest:file-entry manifest:full-path="ObjectReplacements/Object 326" manifest:media-type=""/>
  <manifest:file-entry manifest:full-path="ObjectReplacements/Object 328" manifest:media-type=""/>
  <manifest:file-entry manifest:full-path="ObjectReplacements/Object 778" manifest:media-type="application/x-openoffice-gdimetafile;windows_formatname=&quot;GDIMetaFile&quot;"/>
  <manifest:file-entry manifest:full-path="ObjectReplacements/Object 330" manifest:media-type=""/>
  <manifest:file-entry manifest:full-path="ObjectReplacements/Object 332" manifest:media-type=""/>
  <manifest:file-entry manifest:full-path="ObjectReplacements/Object 334" manifest:media-type=""/>
  <manifest:file-entry manifest:full-path="ObjectReplacements/Object 336" manifest:media-type=""/>
  <manifest:file-entry manifest:full-path="ObjectReplacements/Object 338" manifest:media-type=""/>
  <manifest:file-entry manifest:full-path="ObjectReplacements/Object 788" manifest:media-type="application/x-openoffice-gdimetafile;windows_formatname=&quot;GDIMetaFile&quot;"/>
  <manifest:file-entry manifest:full-path="ObjectReplacements/Object 340" manifest:media-type=""/>
  <manifest:file-entry manifest:full-path="ObjectReplacements/Object 342" manifest:media-type=""/>
  <manifest:file-entry manifest:full-path="ObjectReplacements/Object 344" manifest:media-type=""/>
  <manifest:file-entry manifest:full-path="ObjectReplacements/Object 346" manifest:media-type=""/>
  <manifest:file-entry manifest:full-path="ObjectReplacements/Object 348" manifest:media-type=""/>
  <manifest:file-entry manifest:full-path="ObjectReplacements/Object 350" manifest:media-type=""/>
  <manifest:file-entry manifest:full-path="ObjectReplacements/Object 352"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2" manifest:media-type=""/>
  <manifest:file-entry manifest:full-path="ObjectReplacements/Object 810"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812" manifest:media-type="application/x-openoffice-gdimetafile;windows_formatname=&quot;GDIMetaFile&quot;"/>
  <manifest:file-entry manifest:full-path="ObjectReplacements/Object 366" manifest:media-type=""/>
  <manifest:file-entry manifest:full-path="ObjectReplacements/Object 814" manifest:media-type="application/x-openoffice-gdimetafile;windows_formatname=&quot;GDIMetaFile&quot;"/>
  <manifest:file-entry manifest:full-path="ObjectReplacements/Object 368" manifest:media-type=""/>
  <manifest:file-entry manifest:full-path="ObjectReplacements/Object 370"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820" manifest:media-type=""/>
  <manifest:file-entry manifest:full-path="ObjectReplacements/Object 374" manifest:media-type=""/>
  <manifest:file-entry manifest:full-path="ObjectReplacements/Object 822"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824" manifest:media-type="application/x-openoffice-gdimetafile;windows_formatname=&quot;GDIMetaFile&quot;"/>
  <manifest:file-entry manifest:full-path="ObjectReplacements/Object 378" manifest:media-type=""/>
  <manifest:file-entry manifest:full-path="ObjectReplacements/Object 380" manifest:media-type="application/x-openoffice-gdimetafile;windows_formatname=&quot;GDIMetaFile&quot;"/>
  <manifest:file-entry manifest:full-path="ObjectReplacements/Object 382" manifest:media-type=""/>
  <manifest:file-entry manifest:full-path="ObjectReplacements/Object 830"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832"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834" manifest:media-type="application/x-openoffice-gdimetafile;windows_formatname=&quot;GDIMetaFile&quot;"/>
  <manifest:file-entry manifest:full-path="ObjectReplacements/Object 388" manifest:media-type=""/>
  <manifest:file-entry manifest:full-path="ObjectReplacements/Object 390"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840"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842"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844"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848"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858" manifest:media-type="application/x-openoffice-gdimetafile;windows_formatname=&quot;GDIMetaFile&quot;"/>
  <manifest:file-entry manifest:full-path="ObjectReplacements/Object 410" manifest:media-type=""/>
  <manifest:file-entry manifest:full-path="ObjectReplacements/Object 412" manifest:media-type=""/>
  <manifest:file-entry manifest:full-path="ObjectReplacements/Object 414" manifest:media-type=""/>
  <manifest:file-entry manifest:full-path="ObjectReplacements/Object 416"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420" manifest:media-type=""/>
  <manifest:file-entry manifest:full-path="ObjectReplacements/Object 422" manifest:media-type=""/>
  <manifest:file-entry manifest:full-path="ObjectReplacements/Object 424" manifest:media-type=""/>
  <manifest:file-entry manifest:full-path="ObjectReplacements/Object 426" manifest:media-type=""/>
  <manifest:file-entry manifest:full-path="ObjectReplacements/Object 428" manifest:media-type=""/>
  <manifest:file-entry manifest:full-path="ObjectReplacements/Object 430" manifest:media-type=""/>
  <manifest:file-entry manifest:full-path="ObjectReplacements/Object 432" manifest:media-type=""/>
  <manifest:file-entry manifest:full-path="ObjectReplacements/Object 434" manifest:media-type=""/>
  <manifest:file-entry manifest:full-path="ObjectReplacements/Object 436" manifest:media-type=""/>
  <manifest:file-entry manifest:full-path="ObjectReplacements/Object 438" manifest:media-type=""/>
  <manifest:file-entry manifest:full-path="ObjectReplacements/Object 440"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52" manifest:media-type=""/>
  <manifest:file-entry manifest:full-path="ObjectReplacements/Object 454" manifest:media-type=""/>
  <manifest:file-entry manifest:full-path="ObjectReplacements/Object 456" manifest:media-type="application/x-openoffice-gdimetafile;windows_formatname=&quot;GDIMetaFile&quot;"/>
  <manifest:file-entry manifest:full-path="ObjectReplacements/Object 458" manifest:media-type=""/>
  <manifest:file-entry manifest:full-path="ObjectReplacements/Object 460"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466" manifest:media-type=""/>
  <manifest:file-entry manifest:full-path="ObjectReplacements/Object 468" manifest:media-type=""/>
  <manifest:file-entry manifest:full-path="ObjectReplacements/Object 470" manifest:media-type=""/>
  <manifest:file-entry manifest:full-path="ObjectReplacements/Object 472" manifest:media-type=""/>
  <manifest:file-entry manifest:full-path="ObjectReplacements/Object 474" manifest:media-type=""/>
  <manifest:file-entry manifest:full-path="ObjectReplacements/Object 476"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492" manifest:media-type=""/>
  <manifest:file-entry manifest:full-path="ObjectReplacements/Object 494" manifest:media-type=""/>
  <manifest:file-entry manifest:full-path="ObjectReplacements/Object 496" manifest:media-type=""/>
  <manifest:file-entry manifest:full-path="ObjectReplacements/Object 498" manifest:media-type=""/>
  <manifest:file-entry manifest:full-path="ObjectReplacements/Object 500"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520" manifest:media-type=""/>
  <manifest:file-entry manifest:full-path="ObjectReplacements/Object 522" manifest:media-type="application/x-openoffice-gdimetafile;windows_formatname=&quot;GDIMetaFile&quot;"/>
  <manifest:file-entry manifest:full-path="ObjectReplacements/Object 524"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530"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534" manifest:media-type=""/>
  <manifest:file-entry manifest:full-path="ObjectReplacements/Object 536" manifest:media-type=""/>
  <manifest:file-entry manifest:full-path="ObjectReplacements/Object 538" manifest:media-type="application/x-openoffice-gdimetafile;windows_formatname=&quot;GDIMetaFile&quot;"/>
  <manifest:file-entry manifest:full-path="ObjectReplacements/Object 540"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544" manifest:media-type="application/x-openoffice-gdimetafile;windows_formatname=&quot;GDIMetaFile&quot;"/>
  <manifest:file-entry manifest:full-path="ObjectReplacements/Object 546" manifest:media-type="application/x-openoffice-gdimetafile;windows_formatname=&quot;GDIMetaFile&quot;"/>
  <manifest:file-entry manifest:full-path="ObjectReplacements/Object 550" manifest:media-type="application/x-openoffice-gdimetafile;windows_formatname=&quot;GDIMetaFile&quot;"/>
  <manifest:file-entry manifest:full-path="ObjectReplacements/Object 552"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556" manifest:media-type="application/x-openoffice-gdimetafile;windows_formatname=&quot;GDIMetaFile&quot;"/>
  <manifest:file-entry manifest:full-path="ObjectReplacements/Object 560" manifest:media-type=""/>
  <manifest:file-entry manifest:full-path="ObjectReplacements/Object 562" manifest:media-type="application/x-openoffice-gdimetafile;windows_formatname=&quot;GDIMetaFile&quot;"/>
  <manifest:file-entry manifest:full-path="ObjectReplacements/Object 564" manifest:media-type=""/>
  <manifest:file-entry manifest:full-path="ObjectReplacements/Object 566" manifest:media-type="application/x-openoffice-gdimetafile;windows_formatname=&quot;GDIMetaFile&quot;"/>
  <manifest:file-entry manifest:full-path="ObjectReplacements/Object 570" manifest:media-type=""/>
  <manifest:file-entry manifest:full-path="ObjectReplacements/Object 572" manifest:media-type=""/>
  <manifest:file-entry manifest:full-path="ObjectReplacements/Object 574" manifest:media-type=""/>
  <manifest:file-entry manifest:full-path="ObjectReplacements/Object 576" manifest:media-type="application/x-openoffice-gdimetafile;windows_formatname=&quot;GDIMetaFile&quot;"/>
  <manifest:file-entry manifest:full-path="ObjectReplacements/Object 580" manifest:media-type=""/>
  <manifest:file-entry manifest:full-path="ObjectReplacements/Object 582" manifest:media-type=""/>
  <manifest:file-entry manifest:full-path="ObjectReplacements/Object 584" manifest:media-type=""/>
  <manifest:file-entry manifest:full-path="ObjectReplacements/Object 586" manifest:media-type="application/x-openoffice-gdimetafile;windows_formatname=&quot;GDIMetaFile&quot;"/>
  <manifest:file-entry manifest:full-path="ObjectReplacements/Object 590" manifest:media-type="application/x-openoffice-gdimetafile;windows_formatname=&quot;GDIMetaFile&quot;"/>
  <manifest:file-entry manifest:full-path="ObjectReplacements/Object 592" manifest:media-type="application/x-openoffice-gdimetafile;windows_formatname=&quot;GDIMetaFile&quot;"/>
  <manifest:file-entry manifest:full-path="ObjectReplacements/Object 594" manifest:media-type="application/x-openoffice-gdimetafile;windows_formatname=&quot;GDIMetaFile&quot;"/>
  <manifest:file-entry manifest:full-path="ObjectReplacements/Object 596" manifest:media-type=""/>
  <manifest:file-entry manifest:full-path="ObjectReplacements/Object 23" manifest:media-type="application/x-openoffice-gdimetafile;windows_formatname=&quot;GDIMetaFile&quot;"/>
  <manifest:file-entry manifest:full-path="ObjectReplacements/Object 606" manifest:media-type=""/>
  <manifest:file-entry manifest:full-path="ObjectReplacements/Object 608" manifest:media-type="application/x-openoffice-gdimetafile;windows_formatname=&quot;GDIMetaFile&quot;"/>
  <manifest:file-entry manifest:full-path="ObjectReplacements/Object 616" manifest:media-type=""/>
  <manifest:file-entry manifest:full-path="ObjectReplacements/Object 618" manifest:media-type=""/>
  <manifest:file-entry manifest:full-path="ObjectReplacements/Object 626" manifest:media-type="application/x-openoffice-gdimetafile;windows_formatname=&quot;GDIMetaFile&quot;"/>
  <manifest:file-entry manifest:full-path="ObjectReplacements/Object 628" manifest:media-type="application/x-openoffice-gdimetafile;windows_formatname=&quot;GDIMetaFile&quot;"/>
  <manifest:file-entry manifest:full-path="ObjectReplacements/Object 636" manifest:media-type="application/x-openoffice-gdimetafile;windows_formatname=&quot;GDIMetaFile&quot;"/>
  <manifest:file-entry manifest:full-path="ObjectReplacements/Object 638" manifest:media-type="application/x-openoffice-gdimetafile;windows_formatname=&quot;GDIMetaFile&quot;"/>
  <manifest:file-entry manifest:full-path="ObjectReplacements/Object 646" manifest:media-type=""/>
  <manifest:file-entry manifest:full-path="ObjectReplacements/Object 9" manifest:media-type=""/>
  <manifest:file-entry manifest:full-path="ObjectReplacements/Object 650" manifest:media-type="application/x-openoffice-gdimetafile;windows_formatname=&quot;GDIMetaFile&quot;"/>
  <manifest:file-entry manifest:full-path="ObjectReplacements/Object 652" manifest:media-type="application/x-openoffice-gdimetafile;windows_formatname=&quot;GDIMetaFile&quot;"/>
  <manifest:file-entry manifest:full-path="ObjectReplacements/Object 654"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660" manifest:media-type="application/x-openoffice-gdimetafile;windows_formatname=&quot;GDIMetaFile&quot;"/>
  <manifest:file-entry manifest:full-path="ObjectReplacements/Object 662" manifest:media-type="application/x-openoffice-gdimetafile;windows_formatname=&quot;GDIMetaFile&quot;"/>
  <manifest:file-entry manifest:full-path="ObjectReplacements/Object 664" manifest:media-type=""/>
  <manifest:file-entry manifest:full-path="ObjectReplacements/Object 66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70" manifest:media-type="application/x-openoffice-gdimetafile;windows_formatname=&quot;GDIMetaFile&quot;"/>
  <manifest:file-entry manifest:full-path="ObjectReplacements/Object 672" manifest:media-type="application/x-openoffice-gdimetafile;windows_formatname=&quot;GDIMetaFile&quot;"/>
  <manifest:file-entry manifest:full-path="ObjectReplacements/Object 674" manifest:media-type="application/x-openoffice-gdimetafile;windows_formatname=&quot;GDIMetaFile&quot;"/>
  <manifest:file-entry manifest:full-path="ObjectReplacements/Object 676" manifest:media-type="application/x-openoffice-gdimetafile;windows_formatname=&quot;GDIMetaFile&quot;"/>
  <manifest:file-entry manifest:full-path="ObjectReplacements/Object 3" manifest:media-type=""/>
  <manifest:file-entry manifest:full-path="ObjectReplacements/Object 680" manifest:media-type=""/>
  <manifest:file-entry manifest:full-path="ObjectReplacements/Object 682" manifest:media-type=""/>
  <manifest:file-entry manifest:full-path="ObjectReplacements/Object 684" manifest:media-type="application/x-openoffice-gdimetafile;windows_formatname=&quot;GDIMetaFile&quot;"/>
  <manifest:file-entry manifest:full-path="ObjectReplacements/Object 68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90" manifest:media-type="application/x-openoffice-gdimetafile;windows_formatname=&quot;GDIMetaFile&quot;"/>
  <manifest:file-entry manifest:full-path="ObjectReplacements/Object 692" manifest:media-type="application/x-openoffice-gdimetafile;windows_formatname=&quot;GDIMetaFile&quot;"/>
  <manifest:file-entry manifest:full-path="ObjectReplacements/Object 694" manifest:media-type="application/x-openoffice-gdimetafile;windows_formatname=&quot;GDIMetaFile&quot;"/>
  <manifest:file-entry manifest:full-path="ObjectReplacements/Object 696" manifest:media-type="application/x-openoffice-gdimetafile;windows_formatname=&quot;GDIMetaFile&quot;"/>
  <manifest:file-entry manifest:full-path="ObjectReplacements/Object 5" manifest:media-type=""/>
  <manifest:file-entry manifest:full-path="ObjectReplacements/Object 706" manifest:media-type=""/>
  <manifest:file-entry manifest:full-path="ObjectReplacements/Object 708" manifest:media-type=""/>
  <manifest:file-entry manifest:full-path="ObjectReplacements/Object 7" manifest:media-type=""/>
  <manifest:file-entry manifest:full-path="ObjectReplacements/Object 716" manifest:media-type=""/>
  <manifest:file-entry manifest:full-path="ObjectReplacements/Object 718" manifest:media-type="application/x-openoffice-gdimetafile;windows_formatname=&quot;GDIMetaFile&quot;"/>
  <manifest:file-entry manifest:full-path="ObjectReplacements/Object 726" manifest:media-type="application/x-openoffice-gdimetafile;windows_formatname=&quot;GDIMetaFile&quot;"/>
  <manifest:file-entry manifest:full-path="ObjectReplacements/Object 728" manifest:media-type=""/>
  <manifest:file-entry manifest:full-path="ObjectReplacements/Object 11" manifest:media-type=""/>
  <manifest:file-entry manifest:full-path="ObjectReplacements/Object 736" manifest:media-type=""/>
  <manifest:file-entry manifest:full-path="ObjectReplacements/Object 738" manifest:media-type=""/>
  <manifest:file-entry manifest:full-path="ObjectReplacements/Object 13" manifest:media-type=""/>
  <manifest:file-entry manifest:full-path="ObjectReplacements/Object 746" manifest:media-type=""/>
  <manifest:file-entry manifest:full-path="ObjectReplacements/Object 33" manifest:media-type="application/x-openoffice-gdimetafile;windows_formatname=&quot;GDIMetaFile&quot;"/>
  <manifest:file-entry manifest:full-path="ObjectReplacements/Object 756" manifest:media-type="application/x-openoffice-gdimetafile;windows_formatname=&quot;GDIMetaFile&quot;"/>
  <manifest:file-entry manifest:full-path="ObjectReplacements/Object 760" manifest:media-type="application/x-openoffice-gdimetafile;windows_formatname=&quot;GDIMetaFile&quot;"/>
  <manifest:file-entry manifest:full-path="ObjectReplacements/Object 762" manifest:media-type="application/x-openoffice-gdimetafile;windows_formatname=&quot;GDIMetaFile&quot;"/>
  <manifest:file-entry manifest:full-path="ObjectReplacements/Object 764" manifest:media-type=""/>
  <manifest:file-entry manifest:full-path="ObjectReplacements/Object 766" manifest:media-type=""/>
  <manifest:file-entry manifest:full-path="ObjectReplacements/Object 770" manifest:media-type=""/>
  <manifest:file-entry manifest:full-path="ObjectReplacements/Object 772" manifest:media-type="application/x-openoffice-gdimetafile;windows_formatname=&quot;GDIMetaFile&quot;"/>
  <manifest:file-entry manifest:full-path="ObjectReplacements/Object 774" manifest:media-type="application/x-openoffice-gdimetafile;windows_formatname=&quot;GDIMetaFile&quot;"/>
  <manifest:file-entry manifest:full-path="ObjectReplacements/Object 776" manifest:media-type=""/>
  <manifest:file-entry manifest:full-path="ObjectReplacements/Object 780" manifest:media-type="application/x-openoffice-gdimetafile;windows_formatname=&quot;GDIMetaFile&quot;"/>
  <manifest:file-entry manifest:full-path="ObjectReplacements/Object 782" manifest:media-type="application/x-openoffice-gdimetafile;windows_formatname=&quot;GDIMetaFile&quot;"/>
  <manifest:file-entry manifest:full-path="ObjectReplacements/Object 784" manifest:media-type="application/x-openoffice-gdimetafile;windows_formatname=&quot;GDIMetaFile&quot;"/>
  <manifest:file-entry manifest:full-path="ObjectReplacements/Object 786" manifest:media-type="application/x-openoffice-gdimetafile;windows_formatname=&quot;GDIMetaFile&quot;"/>
  <manifest:file-entry manifest:full-path="ObjectReplacements/Object 790" manifest:media-type="application/x-openoffice-gdimetafile;windows_formatname=&quot;GDIMetaFile&quot;"/>
  <manifest:file-entry manifest:full-path="ObjectReplacements/Object 792" manifest:media-type="application/x-openoffice-gdimetafile;windows_formatname=&quot;GDIMetaFile&quot;"/>
  <manifest:file-entry manifest:full-path="ObjectReplacements/Object 794" manifest:media-type="application/x-openoffice-gdimetafile;windows_formatname=&quot;GDIMetaFile&quot;"/>
  <manifest:file-entry manifest:full-path="ObjectReplacements/Object 79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808" manifest:media-type="application/x-openoffice-gdimetafile;windows_formatname=&quot;GDIMetaFile&quot;"/>
  <manifest:file-entry manifest:full-path="ObjectReplacements/Object 816" manifest:media-type="application/x-openoffice-gdimetafile;windows_formatname=&quot;GDIMetaFile&quot;"/>
  <manifest:file-entry manifest:full-path="ObjectReplacements/Object 818" manifest:media-type=""/>
  <manifest:file-entry manifest:full-path="ObjectReplacements/Object 826" manifest:media-type="application/x-openoffice-gdimetafile;windows_formatname=&quot;GDIMetaFile&quot;"/>
  <manifest:file-entry manifest:full-path="ObjectReplacements/Object 828" manifest:media-type="application/x-openoffice-gdimetafile;windows_formatname=&quot;GDIMetaFile&quot;"/>
  <manifest:file-entry manifest:full-path="ObjectReplacements/Object 836" manifest:media-type="application/x-openoffice-gdimetafile;windows_formatname=&quot;GDIMetaFile&quot;"/>
  <manifest:file-entry manifest:full-path="ObjectReplacements/Object 838" manifest:media-type="application/x-openoffice-gdimetafile;windows_formatname=&quot;GDIMetaFile&quot;"/>
  <manifest:file-entry manifest:full-path="ObjectReplacements/Object 846" manifest:media-type="application/x-openoffice-gdimetafile;windows_formatname=&quot;GDIMetaFile&quot;"/>
  <manifest:file-entry manifest:full-path="ObjectReplacements/Object 850" manifest:media-type="application/x-openoffice-gdimetafile;windows_formatname=&quot;GDIMetaFile&quot;"/>
  <manifest:file-entry manifest:full-path="ObjectReplacements/Object 852" manifest:media-type="application/x-openoffice-gdimetafile;windows_formatname=&quot;GDIMetaFile&quot;"/>
  <manifest:file-entry manifest:full-path="ObjectReplacements/Object 854" manifest:media-type="application/x-openoffice-gdimetafile;windows_formatname=&quot;GDIMetaFile&quot;"/>
  <manifest:file-entry manifest:full-path="ObjectReplacements/Object 856" manifest:media-type="application/x-openoffice-gdimetafile;windows_formatname=&quot;GDIMetaFile&quot;"/>
  <manifest:file-entry manifest:full-path="ObjectReplacements/Object 860" manifest:media-type="application/x-openoffice-gdimetafile;windows_formatname=&quot;GDIMetaFile&quot;"/>
  <manifest:file-entry manifest:full-path="ObjectReplacements/Object 862" manifest:media-type="application/x-openoffice-gdimetafile;windows_formatname=&quot;GDIMetaFile&quot;"/>
  <manifest:file-entry manifest:full-path="ObjectReplacements/Object 86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578/settings.xml" manifest:media-type="text/xml"/>
  <manifest:file-entry manifest:full-path="Object 578/content.xml" manifest:media-type="text/xml"/>
  <manifest:file-entry manifest:full-path="Object 578/"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802/content.xml" manifest:media-type="text/xml"/>
  <manifest:file-entry manifest:full-path="Object 802/settings.xml" manifest:media-type="text/xml"/>
  <manifest:file-entry manifest:full-path="Object 802/"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04/content.xml" manifest:media-type="text/xml"/>
  <manifest:file-entry manifest:full-path="Object 804/settings.xml" manifest:media-type="text/xml"/>
  <manifest:file-entry manifest:full-path="Object 804/"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58/settings.xml" manifest:media-type="text/xml"/>
  <manifest:file-entry manifest:full-path="Object 558/content.xml" manifest:media-type="text/xml"/>
  <manifest:file-entry manifest:full-path="Object 55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06/content.xml" manifest:media-type="text/xml"/>
  <manifest:file-entry manifest:full-path="Object 806/settings.xml" manifest:media-type="text/xml"/>
  <manifest:file-entry manifest:full-path="Object 80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568/settings.xml" manifest:media-type="text/xml"/>
  <manifest:file-entry manifest:full-path="Object 568/content.xml" manifest:media-type="text/xml"/>
  <manifest:file-entry manifest:full-path="Object 56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700/content.xml" manifest:media-type="text/xml"/>
  <manifest:file-entry manifest:full-path="Object 700/settings.xml" manifest:media-type="text/xml"/>
  <manifest:file-entry manifest:full-path="Object 700/"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702/content.xml" manifest:media-type="text/xml"/>
  <manifest:file-entry manifest:full-path="Object 702/settings.xml" manifest:media-type="text/xml"/>
  <manifest:file-entry manifest:full-path="Object 702/" manifest:version="1.2" manifest:media-type="application/vnd.oasis.opendocument.formula"/>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704/content.xml" manifest:media-type="text/xml"/>
  <manifest:file-entry manifest:full-path="Object 704/settings.xml" manifest:media-type="text/xml"/>
  <manifest:file-entry manifest:full-path="Object 704/" manifest:version="1.2" manifest:media-type="application/vnd.oasis.opendocument.formula"/>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712/content.xml" manifest:media-type="text/xml"/>
  <manifest:file-entry manifest:full-path="Object 712/settings.xml" manifest:media-type="text/xml"/>
  <manifest:file-entry manifest:full-path="Object 712/"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714/content.xml" manifest:media-type="text/xml"/>
  <manifest:file-entry manifest:full-path="Object 714/settings.xml" manifest:media-type="text/xml"/>
  <manifest:file-entry manifest:full-path="Object 714/"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722/content.xml" manifest:media-type="text/xml"/>
  <manifest:file-entry manifest:full-path="Object 722/settings.xml" manifest:media-type="text/xml"/>
  <manifest:file-entry manifest:full-path="Object 722/"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724/settings.xml" manifest:media-type="text/xml"/>
  <manifest:file-entry manifest:full-path="Object 724/content.xml" manifest:media-type="text/xml"/>
  <manifest:file-entry manifest:full-path="Object 724/"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2/content.xml" manifest:media-type="text/xml"/>
  <manifest:file-entry manifest:full-path="Object 282/settings.xml" manifest:media-type="text/xml"/>
  <manifest:file-entry manifest:full-path="Object 282/"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32/content.xml" manifest:media-type="text/xml"/>
  <manifest:file-entry manifest:full-path="Object 732/settings.xml" manifest:media-type="text/xml"/>
  <manifest:file-entry manifest:full-path="Object 732/"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34/settings.xml" manifest:media-type="text/xml"/>
  <manifest:file-entry manifest:full-path="Object 734/content.xml" manifest:media-type="text/xml"/>
  <manifest:file-entry manifest:full-path="Object 734/"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742/content.xml" manifest:media-type="text/xml"/>
  <manifest:file-entry manifest:full-path="Object 742/settings.xml" manifest:media-type="text/xml"/>
  <manifest:file-entry manifest:full-path="Object 742/" manifest:version="1.2" manifest:media-type="application/vnd.oasis.opendocument.formula"/>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744/content.xml" manifest:media-type="text/xml"/>
  <manifest:file-entry manifest:full-path="Object 744/settings.xml" manifest:media-type="text/xml"/>
  <manifest:file-entry manifest:full-path="Object 744/"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752/content.xml" manifest:media-type="text/xml"/>
  <manifest:file-entry manifest:full-path="Object 752/settings.xml" manifest:media-type="text/xml"/>
  <manifest:file-entry manifest:full-path="Object 752/"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754/settings.xml" manifest:media-type="text/xml"/>
  <manifest:file-entry manifest:full-path="Object 754/content.xml" manifest:media-type="text/xml"/>
  <manifest:file-entry manifest:full-path="Object 754/"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548/settings.xml" manifest:media-type="text/xml"/>
  <manifest:file-entry manifest:full-path="Object 548/content.xml" manifest:media-type="text/xml"/>
  <manifest:file-entry manifest:full-path="Object 54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588/content.xml" manifest:media-type="text/xml"/>
  <manifest:file-entry manifest:full-path="Object 588/settings.xml" manifest:media-type="text/xml"/>
  <manifest:file-entry manifest:full-path="Object 588/"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600/content.xml" manifest:media-type="text/xml"/>
  <manifest:file-entry manifest:full-path="Object 600/settings.xml" manifest:media-type="text/xml"/>
  <manifest:file-entry manifest:full-path="Object 600/"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602/content.xml" manifest:media-type="text/xml"/>
  <manifest:file-entry manifest:full-path="Object 602/settings.xml" manifest:media-type="text/xml"/>
  <manifest:file-entry manifest:full-path="Object 602/"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604/settings.xml" manifest:media-type="text/xml"/>
  <manifest:file-entry manifest:full-path="Object 604/content.xml" manifest:media-type="text/xml"/>
  <manifest:file-entry manifest:full-path="Object 604/"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610/content.xml" manifest:media-type="text/xml"/>
  <manifest:file-entry manifest:full-path="Object 610/settings.xml" manifest:media-type="text/xml"/>
  <manifest:file-entry manifest:full-path="Object 610/"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612/content.xml" manifest:media-type="text/xml"/>
  <manifest:file-entry manifest:full-path="Object 612/settings.xml" manifest:media-type="text/xml"/>
  <manifest:file-entry manifest:full-path="Object 612/"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614/settings.xml" manifest:media-type="text/xml"/>
  <manifest:file-entry manifest:full-path="Object 614/content.xml" manifest:media-type="text/xml"/>
  <manifest:file-entry manifest:full-path="Object 614/"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620/content.xml" manifest:media-type="text/xml"/>
  <manifest:file-entry manifest:full-path="Object 620/settings.xml" manifest:media-type="text/xml"/>
  <manifest:file-entry manifest:full-path="Object 620/"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622/settings.xml" manifest:media-type="text/xml"/>
  <manifest:file-entry manifest:full-path="Object 622/content.xml" manifest:media-type="text/xml"/>
  <manifest:file-entry manifest:full-path="Object 622/"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624/settings.xml" manifest:media-type="text/xml"/>
  <manifest:file-entry manifest:full-path="Object 624/content.xml" manifest:media-type="text/xml"/>
  <manifest:file-entry manifest:full-path="Object 624/"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630/content.xml" manifest:media-type="text/xml"/>
  <manifest:file-entry manifest:full-path="Object 630/settings.xml" manifest:media-type="text/xml"/>
  <manifest:file-entry manifest:full-path="Object 630/"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632/settings.xml" manifest:media-type="text/xml"/>
  <manifest:file-entry manifest:full-path="Object 632/content.xml" manifest:media-type="text/xml"/>
  <manifest:file-entry manifest:full-path="Object 632/"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634/content.xml" manifest:media-type="text/xml"/>
  <manifest:file-entry manifest:full-path="Object 634/settings.xml" manifest:media-type="text/xml"/>
  <manifest:file-entry manifest:full-path="Object 634/"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640/settings.xml" manifest:media-type="text/xml"/>
  <manifest:file-entry manifest:full-path="Object 640/content.xml" manifest:media-type="text/xml"/>
  <manifest:file-entry manifest:full-path="Object 640/"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642/content.xml" manifest:media-type="text/xml"/>
  <manifest:file-entry manifest:full-path="Object 642/settings.xml" manifest:media-type="text/xml"/>
  <manifest:file-entry manifest:full-path="Object 642/"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styles.xml" manifest:media-type="text/xml"/>
  <manifest:file-entry manifest:full-path="Object 644/content.xml" manifest:media-type="text/xml"/>
  <manifest:file-entry manifest:full-path="Object 644/settings.xml" manifest:media-type="text/xml"/>
  <manifest:file-entry manifest:full-path="Object 644/"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648/content.xml" manifest:media-type="text/xml"/>
  <manifest:file-entry manifest:full-path="Object 648/settings.xml" manifest:media-type="text/xml"/>
  <manifest:file-entry manifest:full-path="Object 648/"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Pictures/10000000000000FA0000005E8383C7099671B004.jpg" manifest:media-type="image/jpeg"/>
  <manifest:file-entry manifest:full-path="Pictures/10000201000000580000001F501C3D662BC8CC27.png" manifest:media-type="image/png"/>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658/content.xml" manifest:media-type="text/xml"/>
  <manifest:file-entry manifest:full-path="Object 658/settings.xml" manifest:media-type="text/xml"/>
  <manifest:file-entry manifest:full-path="Object 65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748/content.xml" manifest:media-type="text/xml"/>
  <manifest:file-entry manifest:full-path="Object 748/settings.xml" manifest:media-type="text/xml"/>
  <manifest:file-entry manifest:full-path="Object 748/"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758/settings.xml" manifest:media-type="text/xml"/>
  <manifest:file-entry manifest:full-path="Object 758/content.xml" manifest:media-type="text/xml"/>
  <manifest:file-entry manifest:full-path="Object 758/" manifest:version="1.2" manifest:media-type="application/vnd.oasis.opendocument.formula"/>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768/content.xml" manifest:media-type="text/xml"/>
  <manifest:file-entry manifest:full-path="Object 768/settings.xml" manifest:media-type="text/xml"/>
  <manifest:file-entry manifest:full-path="Object 768/" manifest:version="1.2" manifest:media-type="application/vnd.oasis.opendocument.formula"/>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778/content.xml" manifest:media-type="text/xml"/>
  <manifest:file-entry manifest:full-path="Object 778/settings.xml" manifest:media-type="text/xml"/>
  <manifest:file-entry manifest:full-path="Object 778/" manifest:version="1.2" manifest:media-type="application/vnd.oasis.opendocument.formula"/>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788/content.xml" manifest:media-type="text/xml"/>
  <manifest:file-entry manifest:full-path="Object 788/settings.xml" manifest:media-type="text/xml"/>
  <manifest:file-entry manifest:full-path="Object 788/" manifest:version="1.2" manifest:media-type="application/vnd.oasis.opendocument.formula"/>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2/content.xml" manifest:media-type="text/xml"/>
  <manifest:file-entry manifest:full-path="Object 362/settings.xml" manifest:media-type="text/xml"/>
  <manifest:file-entry manifest:full-path="Object 362/" manifest:version="1.2" manifest:media-type="application/vnd.oasis.opendocument.formula"/>
  <manifest:file-entry manifest:full-path="Object 810/content.xml" manifest:media-type="text/xml"/>
  <manifest:file-entry manifest:full-path="Object 810/settings.xml" manifest:media-type="text/xml"/>
  <manifest:file-entry manifest:full-path="Object 810/" manifest:version="1.2" manifest:media-type="application/vnd.oasis.opendocument.formula"/>
  <manifest:file-entry manifest:full-path="Object 364/content.xml" manifest:media-type="text/xml"/>
  <manifest:file-entry manifest:full-path="Object 364/settings.xml" manifest:media-type="text/xml"/>
  <manifest:file-entry manifest:full-path="Object 364/" manifest:version="1.2" manifest:media-type="application/vnd.oasis.opendocument.formula"/>
  <manifest:file-entry manifest:full-path="Object 812/content.xml" manifest:media-type="text/xml"/>
  <manifest:file-entry manifest:full-path="Object 812/settings.xml" manifest:media-type="text/xml"/>
  <manifest:file-entry manifest:full-path="Object 812/" manifest:version="1.2" manifest:media-type="application/vnd.oasis.opendocument.formula"/>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814/content.xml" manifest:media-type="text/xml"/>
  <manifest:file-entry manifest:full-path="Object 814/settings.xml" manifest:media-type="text/xml"/>
  <manifest:file-entry manifest:full-path="Object 814/"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820/content.xml" manifest:media-type="text/xml"/>
  <manifest:file-entry manifest:full-path="Object 820/settings.xml" manifest:media-type="text/xml"/>
  <manifest:file-entry manifest:full-path="Object 82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822/content.xml" manifest:media-type="text/xml"/>
  <manifest:file-entry manifest:full-path="Object 822/settings.xml" manifest:media-type="text/xml"/>
  <manifest:file-entry manifest:full-path="Object 822/" manifest:version="1.2" manifest:media-type="application/vnd.oasis.opendocument.formula"/>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824/content.xml" manifest:media-type="text/xml"/>
  <manifest:file-entry manifest:full-path="Object 824/settings.xml" manifest:media-type="text/xml"/>
  <manifest:file-entry manifest:full-path="Object 824/"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 manifest:version="1.2" manifest:media-type="application/vnd.oasis.opendocument.formula"/>
  <manifest:file-entry manifest:full-path="Object 380/settings.xml" manifest:media-type="text/xml"/>
  <manifest:file-entry manifest:full-path="Object 380/content.xml" manifest:media-type="text/xml"/>
  <manifest:file-entry manifest:full-path="Object 380/" manifest:version="1.2" manifest:media-type="application/vnd.oasis.opendocument.formula"/>
  <manifest:file-entry manifest:full-path="Object 382/content.xml" manifest:media-type="text/xml"/>
  <manifest:file-entry manifest:full-path="Object 382/settings.xml" manifest:media-type="text/xml"/>
  <manifest:file-entry manifest:full-path="Object 382/" manifest:version="1.2" manifest:media-type="application/vnd.oasis.opendocument.formula"/>
  <manifest:file-entry manifest:full-path="meta.xml" manifest:media-type="text/xml"/>
  <manifest:file-entry manifest:full-path="Object 830/content.xml" manifest:media-type="text/xml"/>
  <manifest:file-entry manifest:full-path="Object 830/settings.xml" manifest:media-type="text/xml"/>
  <manifest:file-entry manifest:full-path="Object 830/" manifest:version="1.2" manifest:media-type="application/vnd.oasis.opendocument.formula"/>
  <manifest:file-entry manifest:full-path="Object 384/content.xml" manifest:media-type="text/xml"/>
  <manifest:file-entry manifest:full-path="Object 384/settings.xml" manifest:media-type="text/xml"/>
  <manifest:file-entry manifest:full-path="Object 384/" manifest:version="1.2" manifest:media-type="application/vnd.oasis.opendocument.formula"/>
  <manifest:file-entry manifest:full-path="Object 832/content.xml" manifest:media-type="text/xml"/>
  <manifest:file-entry manifest:full-path="Object 832/settings.xml" manifest:media-type="text/xml"/>
  <manifest:file-entry manifest:full-path="Object 832/" manifest:version="1.2" manifest:media-type="application/vnd.oasis.opendocument.formula"/>
  <manifest:file-entry manifest:full-path="Object 386/content.xml" manifest:media-type="text/xml"/>
  <manifest:file-entry manifest:full-path="Object 386/settings.xml" manifest:media-type="text/xml"/>
  <manifest:file-entry manifest:full-path="Object 386/" manifest:version="1.2" manifest:media-type="application/vnd.oasis.opendocument.formula"/>
  <manifest:file-entry manifest:full-path="Object 834/content.xml" manifest:media-type="text/xml"/>
  <manifest:file-entry manifest:full-path="Object 834/settings.xml" manifest:media-type="text/xml"/>
  <manifest:file-entry manifest:full-path="Object 834/" manifest:version="1.2" manifest:media-type="application/vnd.oasis.opendocument.formula"/>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840/settings.xml" manifest:media-type="text/xml"/>
  <manifest:file-entry manifest:full-path="Object 840/content.xml" manifest:media-type="text/xml"/>
  <manifest:file-entry manifest:full-path="Object 840/" manifest:version="1.2" manifest:media-type="application/vnd.oasis.opendocument.formula"/>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842/content.xml" manifest:media-type="text/xml"/>
  <manifest:file-entry manifest:full-path="Object 842/settings.xml" manifest:media-type="text/xml"/>
  <manifest:file-entry manifest:full-path="Object 842/" manifest:version="1.2" manifest:media-type="application/vnd.oasis.opendocument.formula"/>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844/content.xml" manifest:media-type="text/xml"/>
  <manifest:file-entry manifest:full-path="Object 844/settings.xml" manifest:media-type="text/xml"/>
  <manifest:file-entry manifest:full-path="Object 844/" manifest:version="1.2" manifest:media-type="application/vnd.oasis.opendocument.formula"/>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848/settings.xml" manifest:media-type="text/xml"/>
  <manifest:file-entry manifest:full-path="Object 848/content.xml" manifest:media-type="text/xml"/>
  <manifest:file-entry manifest:full-path="Object 848/" manifest:version="1.2" manifest:media-type="application/vnd.oasis.opendocument.formula"/>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406/content.xml" manifest:media-type="text/xml"/>
  <manifest:file-entry manifest:full-path="Object 406/settings.xml" manifest:media-type="text/xml"/>
  <manifest:file-entry manifest:full-path="Object 406/" manifest:version="1.2" manifest:media-type="application/vnd.oasis.opendocument.formula"/>
  <manifest:file-entry manifest:full-path="Object 408/content.xml" manifest:media-type="text/xml"/>
  <manifest:file-entry manifest:full-path="Object 408/settings.xml" manifest:media-type="text/xml"/>
  <manifest:file-entry manifest:full-path="Object 408/" manifest:version="1.2" manifest:media-type="application/vnd.oasis.opendocument.formula"/>
  <manifest:file-entry manifest:full-path="Object 858/content.xml" manifest:media-type="text/xml"/>
  <manifest:file-entry manifest:full-path="Object 858/settings.xml" manifest:media-type="text/xml"/>
  <manifest:file-entry manifest:full-path="Object 858/"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16/settings.xml" manifest:media-type="text/xml"/>
  <manifest:file-entry manifest:full-path="Object 416/content.xml" manifest:media-type="text/xml"/>
  <manifest:file-entry manifest:full-path="Object 416/"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420/content.xml" manifest:media-type="text/xml"/>
  <manifest:file-entry manifest:full-path="Object 420/settings.xml" manifest:media-type="text/xml"/>
  <manifest:file-entry manifest:full-path="Object 420/"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layout-cache" manifest:media-type="application/binary"/>
  <manifest:file-entry manifest:full-path="Object 426/settings.xml" manifest:media-type="text/xml"/>
  <manifest:file-entry manifest:full-path="Object 426/content.xml" manifest:media-type="text/xml"/>
  <manifest:file-entry manifest:full-path="Object 426/" manifest:version="1.2" manifest:media-type="application/vnd.oasis.opendocument.formula"/>
  <manifest:file-entry manifest:full-path="Object 428/settings.xml" manifest:media-type="text/xml"/>
  <manifest:file-entry manifest:full-path="Object 428/content.xml" manifest:media-type="text/xml"/>
  <manifest:file-entry manifest:full-path="Object 428/" manifest:version="1.2" manifest:media-type="application/vnd.oasis.opendocument.formula"/>
  <manifest:file-entry manifest:full-path="Object 430/content.xml" manifest:media-type="text/xml"/>
  <manifest:file-entry manifest:full-path="Object 430/settings.xml" manifest:media-type="text/xml"/>
  <manifest:file-entry manifest:full-path="Object 430/" manifest:version="1.2" manifest:media-type="application/vnd.oasis.opendocument.formula"/>
  <manifest:file-entry manifest:full-path="Object 432/content.xml" manifest:media-type="text/xml"/>
  <manifest:file-entry manifest:full-path="Object 432/settings.xml" manifest:media-type="text/xml"/>
  <manifest:file-entry manifest:full-path="Object 432/"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36/content.xml" manifest:media-type="text/xml"/>
  <manifest:file-entry manifest:full-path="Object 436/settings.xml" manifest:media-type="text/xml"/>
  <manifest:file-entry manifest:full-path="Object 436/" manifest:version="1.2" manifest:media-type="application/vnd.oasis.opendocument.formula"/>
  <manifest:file-entry manifest:full-path="Object 438/content.xml" manifest:media-type="text/xml"/>
  <manifest:file-entry manifest:full-path="Object 438/settings.xml" manifest:media-type="text/xml"/>
  <manifest:file-entry manifest:full-path="Object 438/"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442/content.xml" manifest:media-type="text/xml"/>
  <manifest:file-entry manifest:full-path="Object 442/settings.xml" manifest:media-type="text/xml"/>
  <manifest:file-entry manifest:full-path="Object 442/"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Object 448/content.xml" manifest:media-type="text/xml"/>
  <manifest:file-entry manifest:full-path="Object 448/settings.xml" manifest:media-type="text/xml"/>
  <manifest:file-entry manifest:full-path="Object 448/" manifest:version="1.2" manifest:media-type="application/vnd.oasis.opendocument.formula"/>
  <manifest:file-entry manifest:full-path="Object 450/content.xml" manifest:media-type="text/xml"/>
  <manifest:file-entry manifest:full-path="Object 450/settings.xml" manifest:media-type="text/xml"/>
  <manifest:file-entry manifest:full-path="Object 450/"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458/content.xml" manifest:media-type="text/xml"/>
  <manifest:file-entry manifest:full-path="Object 458/settings.xml" manifest:media-type="text/xml"/>
  <manifest:file-entry manifest:full-path="Object 458/" manifest:version="1.2" manifest:media-type="application/vnd.oasis.opendocument.formula"/>
  <manifest:file-entry manifest:full-path="Object 460/settings.xml" manifest:media-type="text/xml"/>
  <manifest:file-entry manifest:full-path="Object 460/content.xml" manifest:media-type="text/xml"/>
  <manifest:file-entry manifest:full-path="Object 460/"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64/content.xml" manifest:media-type="text/xml"/>
  <manifest:file-entry manifest:full-path="Object 464/settings.xml" manifest:media-type="text/xml"/>
  <manifest:file-entry manifest:full-path="Object 46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472/content.xml" manifest:media-type="text/xml"/>
  <manifest:file-entry manifest:full-path="Object 472/settings.xml" manifest:media-type="text/xml"/>
  <manifest:file-entry manifest:full-path="Object 472/"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76/content.xml" manifest:media-type="text/xml"/>
  <manifest:file-entry manifest:full-path="Object 476/settings.xml" manifest:media-type="text/xml"/>
  <manifest:file-entry manifest:full-path="Object 476/" manifest:version="1.2" manifest:media-type="application/vnd.oasis.opendocument.formula"/>
  <manifest:file-entry manifest:full-path="Object 478/content.xml" manifest:media-type="text/xml"/>
  <manifest:file-entry manifest:full-path="Object 478/settings.xml" manifest:media-type="text/xml"/>
  <manifest:file-entry manifest:full-path="Object 478/" manifest:version="1.2" manifest:media-type="application/vnd.oasis.opendocument.formula"/>
  <manifest:file-entry manifest:full-path="Object 480/content.xml" manifest:media-type="text/xml"/>
  <manifest:file-entry manifest:full-path="Object 480/settings.xml" manifest:media-type="text/xml"/>
  <manifest:file-entry manifest:full-path="Object 480/"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488/content.xml" manifest:media-type="text/xml"/>
  <manifest:file-entry manifest:full-path="Object 488/settings.xml" manifest:media-type="text/xml"/>
  <manifest:file-entry manifest:full-path="Object 488/"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492/content.xml" manifest:media-type="text/xml"/>
  <manifest:file-entry manifest:full-path="Object 492/settings.xml" manifest:media-type="text/xml"/>
  <manifest:file-entry manifest:full-path="Object 492/"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496/content.xml" manifest:media-type="text/xml"/>
  <manifest:file-entry manifest:full-path="Object 496/settings.xml" manifest:media-type="text/xml"/>
  <manifest:file-entry manifest:full-path="Object 496/" manifest:version="1.2" manifest:media-type="application/vnd.oasis.opendocument.formula"/>
  <manifest:file-entry manifest:full-path="Object 498/content.xml" manifest:media-type="text/xml"/>
  <manifest:file-entry manifest:full-path="Object 498/settings.xml" manifest:media-type="text/xml"/>
  <manifest:file-entry manifest:full-path="Object 498/"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504/content.xml" manifest:media-type="text/xml"/>
  <manifest:file-entry manifest:full-path="Object 504/settings.xml" manifest:media-type="text/xml"/>
  <manifest:file-entry manifest:full-path="Object 504/" manifest:version="1.2" manifest:media-type="application/vnd.oasis.opendocument.formula"/>
  <manifest:file-entry manifest:full-path="Object 506/content.xml" manifest:media-type="text/xml"/>
  <manifest:file-entry manifest:full-path="Object 506/settings.xml" manifest:media-type="text/xml"/>
  <manifest:file-entry manifest:full-path="Object 506/" manifest:version="1.2" manifest:media-type="application/vnd.oasis.opendocument.formula"/>
  <manifest:file-entry manifest:full-path="Object 508/content.xml" manifest:media-type="text/xml"/>
  <manifest:file-entry manifest:full-path="Object 508/settings.xml" manifest:media-type="text/xml"/>
  <manifest:file-entry manifest:full-path="Object 508/"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514/content.xml" manifest:media-type="text/xml"/>
  <manifest:file-entry manifest:full-path="Object 514/settings.xml" manifest:media-type="text/xml"/>
  <manifest:file-entry manifest:full-path="Object 514/"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524/content.xml" manifest:media-type="text/xml"/>
  <manifest:file-entry manifest:full-path="Object 524/settings.xml" manifest:media-type="text/xml"/>
  <manifest:file-entry manifest:full-path="Object 524/" manifest:version="1.2" manifest:media-type="application/vnd.oasis.opendocument.formula"/>
  <manifest:file-entry manifest:full-path="Object 526/content.xml" manifest:media-type="text/xml"/>
  <manifest:file-entry manifest:full-path="Object 526/settings.xml" manifest:media-type="text/xml"/>
  <manifest:file-entry manifest:full-path="Object 526/" manifest:version="1.2" manifest:media-type="application/vnd.oasis.opendocument.formula"/>
  <manifest:file-entry manifest:full-path="Object 528/content.xml" manifest:media-type="text/xml"/>
  <manifest:file-entry manifest:full-path="Object 528/settings.xml" manifest:media-type="text/xml"/>
  <manifest:file-entry manifest:full-path="Object 528/"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2/settings.xml" manifest:media-type="text/xml"/>
  <manifest:file-entry manifest:full-path="Object 532/content.xml" manifest:media-type="text/xml"/>
  <manifest:file-entry manifest:full-path="Object 532/" manifest:version="1.2" manifest:media-type="application/vnd.oasis.opendocument.formula"/>
  <manifest:file-entry manifest:full-path="Object 534/content.xml" manifest:media-type="text/xml"/>
  <manifest:file-entry manifest:full-path="Object 534/settings.xml" manifest:media-type="text/xml"/>
  <manifest:file-entry manifest:full-path="Object 534/"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542/settings.xml" manifest:media-type="text/xml"/>
  <manifest:file-entry manifest:full-path="Object 542/content.xml" manifest:media-type="text/xml"/>
  <manifest:file-entry manifest:full-path="Object 542/" manifest:version="1.2" manifest:media-type="application/vnd.oasis.opendocument.formula"/>
  <manifest:file-entry manifest:full-path="Object 544/settings.xml" manifest:media-type="text/xml"/>
  <manifest:file-entry manifest:full-path="Object 544/content.xml" manifest:media-type="text/xml"/>
  <manifest:file-entry manifest:full-path="Object 544/" manifest:version="1.2" manifest:media-type="application/vnd.oasis.opendocument.formula"/>
  <manifest:file-entry manifest:full-path="Object 546/settings.xml" manifest:media-type="text/xml"/>
  <manifest:file-entry manifest:full-path="Object 546/content.xml" manifest:media-type="text/xml"/>
  <manifest:file-entry manifest:full-path="Object 546/" manifest:version="1.2" manifest:media-type="application/vnd.oasis.opendocument.formula"/>
  <manifest:file-entry manifest:full-path="Object 550/content.xml" manifest:media-type="text/xml"/>
  <manifest:file-entry manifest:full-path="Object 550/settings.xml" manifest:media-type="text/xml"/>
  <manifest:file-entry manifest:full-path="Object 550/" manifest:version="1.2" manifest:media-type="application/vnd.oasis.opendocument.formula"/>
  <manifest:file-entry manifest:full-path="Object 552/content.xml" manifest:media-type="text/xml"/>
  <manifest:file-entry manifest:full-path="Object 552/settings.xml" manifest:media-type="text/xml"/>
  <manifest:file-entry manifest:full-path="Object 552/" manifest:version="1.2" manifest:media-type="application/vnd.oasis.opendocument.formula"/>
  <manifest:file-entry manifest:full-path="Object 554/content.xml" manifest:media-type="text/xml"/>
  <manifest:file-entry manifest:full-path="Object 554/settings.xml" manifest:media-type="text/xml"/>
  <manifest:file-entry manifest:full-path="Object 554/" manifest:version="1.2" manifest:media-type="application/vnd.oasis.opendocument.formula"/>
  <manifest:file-entry manifest:full-path="Object 556/content.xml" manifest:media-type="text/xml"/>
  <manifest:file-entry manifest:full-path="Object 556/settings.xml" manifest:media-type="text/xml"/>
  <manifest:file-entry manifest:full-path="Object 556/" manifest:version="1.2" manifest:media-type="application/vnd.oasis.opendocument.formula"/>
  <manifest:file-entry manifest:full-path="Object 560/content.xml" manifest:media-type="text/xml"/>
  <manifest:file-entry manifest:full-path="Object 560/settings.xml" manifest:media-type="text/xml"/>
  <manifest:file-entry manifest:full-path="Object 560/" manifest:version="1.2" manifest:media-type="application/vnd.oasis.opendocument.formula"/>
  <manifest:file-entry manifest:full-path="Object 562/content.xml" manifest:media-type="text/xml"/>
  <manifest:file-entry manifest:full-path="Object 562/settings.xml" manifest:media-type="text/xml"/>
  <manifest:file-entry manifest:full-path="Object 562/" manifest:version="1.2" manifest:media-type="application/vnd.oasis.opendocument.formula"/>
  <manifest:file-entry manifest:full-path="Object 564/settings.xml" manifest:media-type="text/xml"/>
  <manifest:file-entry manifest:full-path="Object 564/content.xml" manifest:media-type="text/xml"/>
  <manifest:file-entry manifest:full-path="Object 564/" manifest:version="1.2" manifest:media-type="application/vnd.oasis.opendocument.formula"/>
  <manifest:file-entry manifest:full-path="Object 566/content.xml" manifest:media-type="text/xml"/>
  <manifest:file-entry manifest:full-path="Object 566/settings.xml" manifest:media-type="text/xml"/>
  <manifest:file-entry manifest:full-path="Object 566/" manifest:version="1.2" manifest:media-type="application/vnd.oasis.opendocument.formula"/>
  <manifest:file-entry manifest:full-path="Object 570/content.xml" manifest:media-type="text/xml"/>
  <manifest:file-entry manifest:full-path="Object 570/settings.xml" manifest:media-type="text/xml"/>
  <manifest:file-entry manifest:full-path="Object 570/" manifest:version="1.2" manifest:media-type="application/vnd.oasis.opendocument.formula"/>
  <manifest:file-entry manifest:full-path="Object 572/content.xml" manifest:media-type="text/xml"/>
  <manifest:file-entry manifest:full-path="Object 572/settings.xml" manifest:media-type="text/xml"/>
  <manifest:file-entry manifest:full-path="Object 572/" manifest:version="1.2" manifest:media-type="application/vnd.oasis.opendocument.formula"/>
  <manifest:file-entry manifest:full-path="Object 574/content.xml" manifest:media-type="text/xml"/>
  <manifest:file-entry manifest:full-path="Object 574/settings.xml" manifest:media-type="text/xml"/>
  <manifest:file-entry manifest:full-path="Object 574/" manifest:version="1.2" manifest:media-type="application/vnd.oasis.opendocument.formula"/>
  <manifest:file-entry manifest:full-path="Object 576/settings.xml" manifest:media-type="text/xml"/>
  <manifest:file-entry manifest:full-path="Object 576/content.xml" manifest:media-type="text/xml"/>
  <manifest:file-entry manifest:full-path="Object 576/" manifest:version="1.2" manifest:media-type="application/vnd.oasis.opendocument.formula"/>
  <manifest:file-entry manifest:full-path="Object 580/content.xml" manifest:media-type="text/xml"/>
  <manifest:file-entry manifest:full-path="Object 580/settings.xml" manifest:media-type="text/xml"/>
  <manifest:file-entry manifest:full-path="Object 580/" manifest:version="1.2" manifest:media-type="application/vnd.oasis.opendocument.formula"/>
  <manifest:file-entry manifest:full-path="Object 582/content.xml" manifest:media-type="text/xml"/>
  <manifest:file-entry manifest:full-path="Object 582/settings.xml" manifest:media-type="text/xml"/>
  <manifest:file-entry manifest:full-path="Object 582/" manifest:version="1.2" manifest:media-type="application/vnd.oasis.opendocument.formula"/>
  <manifest:file-entry manifest:full-path="Object 584/settings.xml" manifest:media-type="text/xml"/>
  <manifest:file-entry manifest:full-path="Object 584/content.xml" manifest:media-type="text/xml"/>
  <manifest:file-entry manifest:full-path="Object 584/" manifest:version="1.2" manifest:media-type="application/vnd.oasis.opendocument.formula"/>
  <manifest:file-entry manifest:full-path="Object 586/content.xml" manifest:media-type="text/xml"/>
  <manifest:file-entry manifest:full-path="Object 586/settings.xml" manifest:media-type="text/xml"/>
  <manifest:file-entry manifest:full-path="Object 586/" manifest:version="1.2" manifest:media-type="application/vnd.oasis.opendocument.formula"/>
  <manifest:file-entry manifest:full-path="Object 590/content.xml" manifest:media-type="text/xml"/>
  <manifest:file-entry manifest:full-path="Object 590/settings.xml" manifest:media-type="text/xml"/>
  <manifest:file-entry manifest:full-path="Object 590/" manifest:version="1.2" manifest:media-type="application/vnd.oasis.opendocument.formula"/>
  <manifest:file-entry manifest:full-path="Object 592/content.xml" manifest:media-type="text/xml"/>
  <manifest:file-entry manifest:full-path="Object 592/settings.xml" manifest:media-type="text/xml"/>
  <manifest:file-entry manifest:full-path="Object 592/" manifest:version="1.2" manifest:media-type="application/vnd.oasis.opendocument.formula"/>
  <manifest:file-entry manifest:full-path="Object 594/content.xml" manifest:media-type="text/xml"/>
  <manifest:file-entry manifest:full-path="Object 594/settings.xml" manifest:media-type="text/xml"/>
  <manifest:file-entry manifest:full-path="Object 594/" manifest:version="1.2" manifest:media-type="application/vnd.oasis.opendocument.formula"/>
  <manifest:file-entry manifest:full-path="Object 596/settings.xml" manifest:media-type="text/xml"/>
  <manifest:file-entry manifest:full-path="Object 596/content.xml" manifest:media-type="text/xml"/>
  <manifest:file-entry manifest:full-path="Object 596/"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606/content.xml" manifest:media-type="text/xml"/>
  <manifest:file-entry manifest:full-path="Object 606/settings.xml" manifest:media-type="text/xml"/>
  <manifest:file-entry manifest:full-path="Object 606/" manifest:version="1.2" manifest:media-type="application/vnd.oasis.opendocument.formula"/>
  <manifest:file-entry manifest:full-path="Object 608/settings.xml" manifest:media-type="text/xml"/>
  <manifest:file-entry manifest:full-path="Object 608/content.xml" manifest:media-type="text/xml"/>
  <manifest:file-entry manifest:full-path="Object 608/" manifest:version="1.2" manifest:media-type="application/vnd.oasis.opendocument.formula"/>
  <manifest:file-entry manifest:full-path="Object 616/settings.xml" manifest:media-type="text/xml"/>
  <manifest:file-entry manifest:full-path="Object 616/content.xml" manifest:media-type="text/xml"/>
  <manifest:file-entry manifest:full-path="Object 616/" manifest:version="1.2" manifest:media-type="application/vnd.oasis.opendocument.formula"/>
  <manifest:file-entry manifest:full-path="Object 618/content.xml" manifest:media-type="text/xml"/>
  <manifest:file-entry manifest:full-path="Object 618/settings.xml" manifest:media-type="text/xml"/>
  <manifest:file-entry manifest:full-path="Object 618/" manifest:version="1.2" manifest:media-type="application/vnd.oasis.opendocument.formula"/>
  <manifest:file-entry manifest:full-path="Object 626/content.xml" manifest:media-type="text/xml"/>
  <manifest:file-entry manifest:full-path="Object 626/settings.xml" manifest:media-type="text/xml"/>
  <manifest:file-entry manifest:full-path="Object 626/" manifest:version="1.2" manifest:media-type="application/vnd.oasis.opendocument.formula"/>
  <manifest:file-entry manifest:full-path="Object 628/settings.xml" manifest:media-type="text/xml"/>
  <manifest:file-entry manifest:full-path="Object 628/content.xml" manifest:media-type="text/xml"/>
  <manifest:file-entry manifest:full-path="Object 628/" manifest:version="1.2" manifest:media-type="application/vnd.oasis.opendocument.formula"/>
  <manifest:file-entry manifest:full-path="Object 636/content.xml" manifest:media-type="text/xml"/>
  <manifest:file-entry manifest:full-path="Object 636/settings.xml" manifest:media-type="text/xml"/>
  <manifest:file-entry manifest:full-path="Object 636/" manifest:version="1.2" manifest:media-type="application/vnd.oasis.opendocument.formula"/>
  <manifest:file-entry manifest:full-path="Object 638/content.xml" manifest:media-type="text/xml"/>
  <manifest:file-entry manifest:full-path="Object 638/settings.xml" manifest:media-type="text/xml"/>
  <manifest:file-entry manifest:full-path="Object 638/" manifest:version="1.2" manifest:media-type="application/vnd.oasis.opendocument.formula"/>
  <manifest:file-entry manifest:full-path="Object 646/content.xml" manifest:media-type="text/xml"/>
  <manifest:file-entry manifest:full-path="Object 646/settings.xml" manifest:media-type="text/xml"/>
  <manifest:file-entry manifest:full-path="Object 646/" manifest:version="1.2" manifest:media-type="application/vnd.oasis.opendocument.formula"/>
  <manifest:file-entry manifest:full-path="Object 650/content.xml" manifest:media-type="text/xml"/>
  <manifest:file-entry manifest:full-path="Object 650/settings.xml" manifest:media-type="text/xml"/>
  <manifest:file-entry manifest:full-path="Object 650/" manifest:version="1.2" manifest:media-type="application/vnd.oasis.opendocument.formula"/>
  <manifest:file-entry manifest:full-path="Object 652/content.xml" manifest:media-type="text/xml"/>
  <manifest:file-entry manifest:full-path="Object 652/settings.xml" manifest:media-type="text/xml"/>
  <manifest:file-entry manifest:full-path="Object 652/" manifest:version="1.2" manifest:media-type="application/vnd.oasis.opendocument.formula"/>
  <manifest:file-entry manifest:full-path="Object 654/content.xml" manifest:media-type="text/xml"/>
  <manifest:file-entry manifest:full-path="Object 654/settings.xml" manifest:media-type="text/xml"/>
  <manifest:file-entry manifest:full-path="Object 654/" manifest:version="1.2" manifest:media-type="application/vnd.oasis.opendocument.formula"/>
  <manifest:file-entry manifest:full-path="Object 656/content.xml" manifest:media-type="text/xml"/>
  <manifest:file-entry manifest:full-path="Object 656/settings.xml" manifest:media-type="text/xml"/>
  <manifest:file-entry manifest:full-path="Object 656/" manifest:version="1.2" manifest:media-type="application/vnd.oasis.opendocument.formula"/>
  <manifest:file-entry manifest:full-path="Object 660/content.xml" manifest:media-type="text/xml"/>
  <manifest:file-entry manifest:full-path="Object 660/settings.xml" manifest:media-type="text/xml"/>
  <manifest:file-entry manifest:full-path="Object 660/" manifest:version="1.2" manifest:media-type="application/vnd.oasis.opendocument.formula"/>
  <manifest:file-entry manifest:full-path="Object 662/content.xml" manifest:media-type="text/xml"/>
  <manifest:file-entry manifest:full-path="Object 662/settings.xml" manifest:media-type="text/xml"/>
  <manifest:file-entry manifest:full-path="Object 662/" manifest:version="1.2" manifest:media-type="application/vnd.oasis.opendocument.formula"/>
  <manifest:file-entry manifest:full-path="Object 664/content.xml" manifest:media-type="text/xml"/>
  <manifest:file-entry manifest:full-path="Object 664/settings.xml" manifest:media-type="text/xml"/>
  <manifest:file-entry manifest:full-path="Object 664/" manifest:version="1.2" manifest:media-type="application/vnd.oasis.opendocument.formula"/>
  <manifest:file-entry manifest:full-path="Object 666/content.xml" manifest:media-type="text/xml"/>
  <manifest:file-entry manifest:full-path="Object 666/settings.xml" manifest:media-type="text/xml"/>
  <manifest:file-entry manifest:full-path="Object 666/"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670/content.xml" manifest:media-type="text/xml"/>
  <manifest:file-entry manifest:full-path="Object 670/settings.xml" manifest:media-type="text/xml"/>
  <manifest:file-entry manifest:full-path="Object 670/" manifest:version="1.2" manifest:media-type="application/vnd.oasis.opendocument.formula"/>
  <manifest:file-entry manifest:full-path="Object 672/content.xml" manifest:media-type="text/xml"/>
  <manifest:file-entry manifest:full-path="Object 672/settings.xml" manifest:media-type="text/xml"/>
  <manifest:file-entry manifest:full-path="Object 672/" manifest:version="1.2" manifest:media-type="application/vnd.oasis.opendocument.formula"/>
  <manifest:file-entry manifest:full-path="Object 674/content.xml" manifest:media-type="text/xml"/>
  <manifest:file-entry manifest:full-path="Object 674/settings.xml" manifest:media-type="text/xml"/>
  <manifest:file-entry manifest:full-path="Object 674/" manifest:version="1.2" manifest:media-type="application/vnd.oasis.opendocument.formula"/>
  <manifest:file-entry manifest:full-path="Object 676/content.xml" manifest:media-type="text/xml"/>
  <manifest:file-entry manifest:full-path="Object 676/settings.xml" manifest:media-type="text/xml"/>
  <manifest:file-entry manifest:full-path="Object 676/" manifest:version="1.2" manifest:media-type="application/vnd.oasis.opendocument.formula"/>
  <manifest:file-entry manifest:full-path="Object 680/content.xml" manifest:media-type="text/xml"/>
  <manifest:file-entry manifest:full-path="Object 680/settings.xml" manifest:media-type="text/xml"/>
  <manifest:file-entry manifest:full-path="Object 680/" manifest:version="1.2" manifest:media-type="application/vnd.oasis.opendocument.formula"/>
  <manifest:file-entry manifest:full-path="Object 682/settings.xml" manifest:media-type="text/xml"/>
  <manifest:file-entry manifest:full-path="Object 682/content.xml" manifest:media-type="text/xml"/>
  <manifest:file-entry manifest:full-path="Object 682/" manifest:version="1.2" manifest:media-type="application/vnd.oasis.opendocument.formula"/>
  <manifest:file-entry manifest:full-path="Object 684/settings.xml" manifest:media-type="text/xml"/>
  <manifest:file-entry manifest:full-path="Object 684/content.xml" manifest:media-type="text/xml"/>
  <manifest:file-entry manifest:full-path="Object 684/" manifest:version="1.2" manifest:media-type="application/vnd.oasis.opendocument.formula"/>
  <manifest:file-entry manifest:full-path="Object 686/content.xml" manifest:media-type="text/xml"/>
  <manifest:file-entry manifest:full-path="Object 686/settings.xml" manifest:media-type="text/xml"/>
  <manifest:file-entry manifest:full-path="Object 686/" manifest:version="1.2" manifest:media-type="application/vnd.oasis.opendocument.formula"/>
  <manifest:file-entry manifest:full-path="manifest.rdf" manifest:media-type="application/rdf+xml"/>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90/content.xml" manifest:media-type="text/xml"/>
  <manifest:file-entry manifest:full-path="Object 690/settings.xml" manifest:media-type="text/xml"/>
  <manifest:file-entry manifest:full-path="Object 690/" manifest:version="1.2" manifest:media-type="application/vnd.oasis.opendocument.formula"/>
  <manifest:file-entry manifest:full-path="Object 692/settings.xml" manifest:media-type="text/xml"/>
  <manifest:file-entry manifest:full-path="Object 692/content.xml" manifest:media-type="text/xml"/>
  <manifest:file-entry manifest:full-path="Object 692/" manifest:version="1.2" manifest:media-type="application/vnd.oasis.opendocument.formula"/>
  <manifest:file-entry manifest:full-path="Object 694/content.xml" manifest:media-type="text/xml"/>
  <manifest:file-entry manifest:full-path="Object 694/settings.xml" manifest:media-type="text/xml"/>
  <manifest:file-entry manifest:full-path="Object 694/" manifest:version="1.2" manifest:media-type="application/vnd.oasis.opendocument.formula"/>
  <manifest:file-entry manifest:full-path="Object 696/content.xml" manifest:media-type="text/xml"/>
  <manifest:file-entry manifest:full-path="Object 696/settings.xml" manifest:media-type="text/xml"/>
  <manifest:file-entry manifest:full-path="Object 696/" manifest:version="1.2" manifest:media-type="application/vnd.oasis.opendocument.formula"/>
  <manifest:file-entry manifest:full-path="Object 706/content.xml" manifest:media-type="text/xml"/>
  <manifest:file-entry manifest:full-path="Object 706/settings.xml" manifest:media-type="text/xml"/>
  <manifest:file-entry manifest:full-path="Object 706/" manifest:version="1.2" manifest:media-type="application/vnd.oasis.opendocument.formula"/>
  <manifest:file-entry manifest:full-path="Object 708/content.xml" manifest:media-type="text/xml"/>
  <manifest:file-entry manifest:full-path="Object 708/settings.xml" manifest:media-type="text/xml"/>
  <manifest:file-entry manifest:full-path="Object 708/" manifest:version="1.2" manifest:media-type="application/vnd.oasis.opendocument.formula"/>
  <manifest:file-entry manifest:full-path="Object 716/content.xml" manifest:media-type="text/xml"/>
  <manifest:file-entry manifest:full-path="Object 716/settings.xml" manifest:media-type="text/xml"/>
  <manifest:file-entry manifest:full-path="Object 716/" manifest:version="1.2" manifest:media-type="application/vnd.oasis.opendocument.formula"/>
  <manifest:file-entry manifest:full-path="Object 718/content.xml" manifest:media-type="text/xml"/>
  <manifest:file-entry manifest:full-path="Object 718/settings.xml" manifest:media-type="text/xml"/>
  <manifest:file-entry manifest:full-path="Object 718/" manifest:version="1.2" manifest:media-type="application/vnd.oasis.opendocument.formula"/>
  <manifest:file-entry manifest:full-path="Object 726/content.xml" manifest:media-type="text/xml"/>
  <manifest:file-entry manifest:full-path="Object 726/settings.xml" manifest:media-type="text/xml"/>
  <manifest:file-entry manifest:full-path="Object 726/" manifest:version="1.2" manifest:media-type="application/vnd.oasis.opendocument.formula"/>
  <manifest:file-entry manifest:full-path="Object 728/settings.xml" manifest:media-type="text/xml"/>
  <manifest:file-entry manifest:full-path="Object 728/content.xml" manifest:media-type="text/xml"/>
  <manifest:file-entry manifest:full-path="Object 728/" manifest:version="1.2" manifest:media-type="application/vnd.oasis.opendocument.formula"/>
  <manifest:file-entry manifest:full-path="Object 736/content.xml" manifest:media-type="text/xml"/>
  <manifest:file-entry manifest:full-path="Object 736/settings.xml" manifest:media-type="text/xml"/>
  <manifest:file-entry manifest:full-path="Object 736/" manifest:version="1.2" manifest:media-type="application/vnd.oasis.opendocument.formula"/>
  <manifest:file-entry manifest:full-path="Object 738/content.xml" manifest:media-type="text/xml"/>
  <manifest:file-entry manifest:full-path="Object 738/settings.xml" manifest:media-type="text/xml"/>
  <manifest:file-entry manifest:full-path="Object 738/" manifest:version="1.2" manifest:media-type="application/vnd.oasis.opendocument.formula"/>
  <manifest:file-entry manifest:full-path="Object 746/content.xml" manifest:media-type="text/xml"/>
  <manifest:file-entry manifest:full-path="Object 746/settings.xml" manifest:media-type="text/xml"/>
  <manifest:file-entry manifest:full-path="Object 746/"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756/settings.xml" manifest:media-type="text/xml"/>
  <manifest:file-entry manifest:full-path="Object 756/content.xml" manifest:media-type="text/xml"/>
  <manifest:file-entry manifest:full-path="Object 756/" manifest:version="1.2" manifest:media-type="application/vnd.oasis.opendocument.formula"/>
  <manifest:file-entry manifest:full-path="Object 760/content.xml" manifest:media-type="text/xml"/>
  <manifest:file-entry manifest:full-path="Object 760/settings.xml" manifest:media-type="text/xml"/>
  <manifest:file-entry manifest:full-path="Object 760/" manifest:version="1.2" manifest:media-type="application/vnd.oasis.opendocument.formula"/>
  <manifest:file-entry manifest:full-path="Object 762/content.xml" manifest:media-type="text/xml"/>
  <manifest:file-entry manifest:full-path="Object 762/settings.xml" manifest:media-type="text/xml"/>
  <manifest:file-entry manifest:full-path="Object 762/" manifest:version="1.2" manifest:media-type="application/vnd.oasis.opendocument.formula"/>
  <manifest:file-entry manifest:full-path="Object 764/settings.xml" manifest:media-type="text/xml"/>
  <manifest:file-entry manifest:full-path="Object 764/content.xml" manifest:media-type="text/xml"/>
  <manifest:file-entry manifest:full-path="Object 764/" manifest:version="1.2" manifest:media-type="application/vnd.oasis.opendocument.formula"/>
  <manifest:file-entry manifest:full-path="Object 766/content.xml" manifest:media-type="text/xml"/>
  <manifest:file-entry manifest:full-path="Object 766/settings.xml" manifest:media-type="text/xml"/>
  <manifest:file-entry manifest:full-path="Object 766/" manifest:version="1.2" manifest:media-type="application/vnd.oasis.opendocument.formula"/>
  <manifest:file-entry manifest:full-path="Object 770/settings.xml" manifest:media-type="text/xml"/>
  <manifest:file-entry manifest:full-path="Object 770/content.xml" manifest:media-type="text/xml"/>
  <manifest:file-entry manifest:full-path="Object 770/" manifest:version="1.2" manifest:media-type="application/vnd.oasis.opendocument.formula"/>
  <manifest:file-entry manifest:full-path="Object 772/content.xml" manifest:media-type="text/xml"/>
  <manifest:file-entry manifest:full-path="Object 772/settings.xml" manifest:media-type="text/xml"/>
  <manifest:file-entry manifest:full-path="Object 772/" manifest:version="1.2" manifest:media-type="application/vnd.oasis.opendocument.formula"/>
  <manifest:file-entry manifest:full-path="Object 774/content.xml" manifest:media-type="text/xml"/>
  <manifest:file-entry manifest:full-path="Object 774/settings.xml" manifest:media-type="text/xml"/>
  <manifest:file-entry manifest:full-path="Object 774/" manifest:version="1.2" manifest:media-type="application/vnd.oasis.opendocument.formula"/>
  <manifest:file-entry manifest:full-path="Object 776/content.xml" manifest:media-type="text/xml"/>
  <manifest:file-entry manifest:full-path="Object 776/settings.xml" manifest:media-type="text/xml"/>
  <manifest:file-entry manifest:full-path="Object 776/" manifest:version="1.2" manifest:media-type="application/vnd.oasis.opendocument.formula"/>
  <manifest:file-entry manifest:full-path="Object 780/settings.xml" manifest:media-type="text/xml"/>
  <manifest:file-entry manifest:full-path="Object 780/content.xml" manifest:media-type="text/xml"/>
  <manifest:file-entry manifest:full-path="Object 780/" manifest:version="1.2" manifest:media-type="application/vnd.oasis.opendocument.formula"/>
  <manifest:file-entry manifest:full-path="Object 782/content.xml" manifest:media-type="text/xml"/>
  <manifest:file-entry manifest:full-path="Object 782/settings.xml" manifest:media-type="text/xml"/>
  <manifest:file-entry manifest:full-path="Object 782/" manifest:version="1.2" manifest:media-type="application/vnd.oasis.opendocument.formula"/>
  <manifest:file-entry manifest:full-path="Object 784/settings.xml" manifest:media-type="text/xml"/>
  <manifest:file-entry manifest:full-path="Object 784/content.xml" manifest:media-type="text/xml"/>
  <manifest:file-entry manifest:full-path="Object 784/" manifest:version="1.2" manifest:media-type="application/vnd.oasis.opendocument.formula"/>
  <manifest:file-entry manifest:full-path="Object 786/content.xml" manifest:media-type="text/xml"/>
  <manifest:file-entry manifest:full-path="Object 786/settings.xml" manifest:media-type="text/xml"/>
  <manifest:file-entry manifest:full-path="Object 786/" manifest:version="1.2" manifest:media-type="application/vnd.oasis.opendocument.formula"/>
  <manifest:file-entry manifest:full-path="Object 790/settings.xml" manifest:media-type="text/xml"/>
  <manifest:file-entry manifest:full-path="Object 790/content.xml" manifest:media-type="text/xml"/>
  <manifest:file-entry manifest:full-path="Object 790/" manifest:version="1.2" manifest:media-type="application/vnd.oasis.opendocument.formula"/>
  <manifest:file-entry manifest:full-path="Object 792/content.xml" manifest:media-type="text/xml"/>
  <manifest:file-entry manifest:full-path="Object 792/settings.xml" manifest:media-type="text/xml"/>
  <manifest:file-entry manifest:full-path="Object 792/" manifest:version="1.2" manifest:media-type="application/vnd.oasis.opendocument.formula"/>
  <manifest:file-entry manifest:full-path="Object 794/content.xml" manifest:media-type="text/xml"/>
  <manifest:file-entry manifest:full-path="Object 794/settings.xml" manifest:media-type="text/xml"/>
  <manifest:file-entry manifest:full-path="Object 794/" manifest:version="1.2" manifest:media-type="application/vnd.oasis.opendocument.formula"/>
  <manifest:file-entry manifest:full-path="Object 796/Configurations2/" manifest:media-type="application/vnd.sun.xml.ui.configuration"/>
  <manifest:file-entry manifest:full-path="Object 796/content.xml" manifest:media-type="text/xml"/>
  <manifest:file-entry manifest:full-path="Object 796/settings.xml" manifest:media-type="text/xml"/>
  <manifest:file-entry manifest:full-path="Object 79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808/content.xml" manifest:media-type="text/xml"/>
  <manifest:file-entry manifest:full-path="Object 808/settings.xml" manifest:media-type="text/xml"/>
  <manifest:file-entry manifest:full-path="Object 808/" manifest:version="1.2" manifest:media-type="application/vnd.oasis.opendocument.formula"/>
  <manifest:file-entry manifest:full-path="Object 816/content.xml" manifest:media-type="text/xml"/>
  <manifest:file-entry manifest:full-path="Object 816/settings.xml" manifest:media-type="text/xml"/>
  <manifest:file-entry manifest:full-path="Object 816/" manifest:version="1.2" manifest:media-type="application/vnd.oasis.opendocument.formula"/>
  <manifest:file-entry manifest:full-path="Object 818/content.xml" manifest:media-type="text/xml"/>
  <manifest:file-entry manifest:full-path="Object 818/settings.xml" manifest:media-type="text/xml"/>
  <manifest:file-entry manifest:full-path="Object 818/" manifest:version="1.2" manifest:media-type="application/vnd.oasis.opendocument.formula"/>
  <manifest:file-entry manifest:full-path="Object 826/content.xml" manifest:media-type="text/xml"/>
  <manifest:file-entry manifest:full-path="Object 826/settings.xml" manifest:media-type="text/xml"/>
  <manifest:file-entry manifest:full-path="Object 826/" manifest:version="1.2" manifest:media-type="application/vnd.oasis.opendocument.formula"/>
  <manifest:file-entry manifest:full-path="Object 828/content.xml" manifest:media-type="text/xml"/>
  <manifest:file-entry manifest:full-path="Object 828/settings.xml" manifest:media-type="text/xml"/>
  <manifest:file-entry manifest:full-path="Object 828/" manifest:version="1.2" manifest:media-type="application/vnd.oasis.opendocument.formula"/>
  <manifest:file-entry manifest:full-path="Object 836/content.xml" manifest:media-type="text/xml"/>
  <manifest:file-entry manifest:full-path="Object 836/settings.xml" manifest:media-type="text/xml"/>
  <manifest:file-entry manifest:full-path="Object 836/" manifest:version="1.2" manifest:media-type="application/vnd.oasis.opendocument.formula"/>
  <manifest:file-entry manifest:full-path="Object 838/content.xml" manifest:media-type="text/xml"/>
  <manifest:file-entry manifest:full-path="Object 838/settings.xml" manifest:media-type="text/xml"/>
  <manifest:file-entry manifest:full-path="Object 838/" manifest:version="1.2" manifest:media-type="application/vnd.oasis.opendocument.formula"/>
  <manifest:file-entry manifest:full-path="Object 846/content.xml" manifest:media-type="text/xml"/>
  <manifest:file-entry manifest:full-path="Object 846/settings.xml" manifest:media-type="text/xml"/>
  <manifest:file-entry manifest:full-path="Object 846/" manifest:version="1.2" manifest:media-type="application/vnd.oasis.opendocument.formula"/>
  <manifest:file-entry manifest:full-path="Object 850/settings.xml" manifest:media-type="text/xml"/>
  <manifest:file-entry manifest:full-path="Object 850/content.xml" manifest:media-type="text/xml"/>
  <manifest:file-entry manifest:full-path="Object 850/" manifest:version="1.2" manifest:media-type="application/vnd.oasis.opendocument.formula"/>
  <manifest:file-entry manifest:full-path="Object 852/content.xml" manifest:media-type="text/xml"/>
  <manifest:file-entry manifest:full-path="Object 852/settings.xml" manifest:media-type="text/xml"/>
  <manifest:file-entry manifest:full-path="Object 852/" manifest:version="1.2" manifest:media-type="application/vnd.oasis.opendocument.formula"/>
  <manifest:file-entry manifest:full-path="Object 854/content.xml" manifest:media-type="text/xml"/>
  <manifest:file-entry manifest:full-path="Object 854/settings.xml" manifest:media-type="text/xml"/>
  <manifest:file-entry manifest:full-path="Object 854/" manifest:version="1.2" manifest:media-type="application/vnd.oasis.opendocument.formula"/>
  <manifest:file-entry manifest:full-path="Object 856/Configurations2/" manifest:media-type="application/vnd.sun.xml.ui.configuration"/>
  <manifest:file-entry manifest:full-path="Object 856/content.xml" manifest:media-type="text/xml"/>
  <manifest:file-entry manifest:full-path="Object 856/settings.xml" manifest:media-type="text/xml"/>
  <manifest:file-entry manifest:full-path="Object 856/" manifest:version="1.2" manifest:media-type="application/vnd.oasis.opendocument.formula"/>
  <manifest:file-entry manifest:full-path="Configurations2/" manifest:media-type="application/vnd.sun.xml.ui.configuration"/>
  <manifest:file-entry manifest:full-path="Object 860/content.xml" manifest:media-type="text/xml"/>
  <manifest:file-entry manifest:full-path="Object 860/settings.xml" manifest:media-type="text/xml"/>
  <manifest:file-entry manifest:full-path="Object 860/" manifest:version="1.2" manifest:media-type="application/vnd.oasis.opendocument.formula"/>
  <manifest:file-entry manifest:full-path="Object 862/content.xml" manifest:media-type="text/xml"/>
  <manifest:file-entry manifest:full-path="Object 862/settings.xml" manifest:media-type="text/xml"/>
  <manifest:file-entry manifest:full-path="Object 862/" manifest:version="1.2" manifest:media-type="application/vnd.oasis.opendocument.formula"/>
  <manifest:file-entry manifest:full-path="Object 864/content.xml" manifest:media-type="text/xml"/>
  <manifest:file-entry manifest:full-path="Object 864/settings.xml" manifest:media-type="text/xml"/>
  <manifest:file-entry manifest:full-path="Object 864/"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settings.xml" manifest:media-type="text/xml"/>
  <manifest:file-entry manifest:full-path="content.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9.431cm" fo:margin-left="0cm" fo:margin-top="0cm" fo:margin-bottom="0cm" table:align="left" style:writing-mode="lr-tb"/>
    </style:style>
    <style:style style:name="Таблица1.A" style:family="table-column">
      <style:table-column-properties style:column-width="19.431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0.5pt solid #000000"/>
    </style:style>
    <style:style style:name="P1" style:family="paragraph" style:parent-style-name="Contents_20_2">
      <style:paragraph-properties>
        <style:tab-stops>
          <style:tab-stop style:position="0.776cm"/>
          <style:tab-stop style:position="19.032cm" style:type="right"/>
        </style:tab-stops>
      </style:paragraph-properties>
    </style:style>
    <style:style style:name="P2" style:family="paragraph" style:parent-style-name="Contents_20_2">
      <style:paragraph-properties>
        <style:tab-stops>
          <style:tab-stop style:position="1.164cm"/>
          <style:tab-stop style:position="19.032cm" style:type="right"/>
        </style:tab-stops>
      </style:paragraph-properties>
    </style:style>
    <style:style style:name="P3" style:family="paragraph" style:parent-style-name="Contents_20_3">
      <style:paragraph-properties>
        <style:tab-stops>
          <style:tab-stop style:position="1.552cm"/>
          <style:tab-stop style:position="19.032cm" style:type="right"/>
        </style:tab-stops>
      </style:paragraph-properties>
    </style:style>
    <style:style style:name="P4" style:family="paragraph" style:parent-style-name="Standard">
      <style:paragraph-properties fo:margin-top="0.212cm" fo:margin-bottom="0.212cm" loext:contextual-spacing="false"/>
    </style:style>
    <style:style style:name="P5" style:family="paragraph" style:parent-style-name="Standard">
      <style:paragraph-properties fo:margin-top="0.212cm" fo:margin-bottom="0.212cm" loext:contextual-spacing="false"/>
      <style:text-properties style:use-window-font-color="true" style:font-name-complex="Arial1"/>
    </style:style>
    <style:style style:name="P6" style:family="paragraph" style:parent-style-name="Standard">
      <style:paragraph-properties fo:margin-top="0.212cm" fo:margin-bottom="0.212cm" loext:contextual-spacing="false" fo:orphans="2" fo:widows="2"/>
      <style:text-properties style:use-window-font-color="true"/>
    </style:style>
    <style:style style:name="P7" style:family="paragraph" style:parent-style-name="Standard">
      <style:paragraph-properties fo:margin-top="0.212cm" fo:margin-bottom="0.212cm" loext:contextual-spacing="false">
        <style:tab-stops>
          <style:tab-stop style:position="17.002cm"/>
        </style:tab-stops>
      </style:paragraph-properties>
      <style:text-properties style:use-window-font-color="true"/>
    </style:style>
    <style:style style:name="P8" style:family="paragraph" style:parent-style-name="Standard">
      <style:paragraph-properties fo:margin-top="0.212cm" fo:margin-bottom="0.212cm" loext:contextual-spacing="false">
        <style:tab-stops>
          <style:tab-stop style:position="10.001cm"/>
          <style:tab-stop style:position="17.002cm"/>
        </style:tab-stops>
      </style:paragraph-properties>
      <style:text-properties style:use-window-font-color="true"/>
    </style:style>
    <style:style style:name="P9" style:family="paragraph" style:parent-style-name="Standard">
      <style:paragraph-properties fo:margin-top="0.212cm" fo:margin-bottom="0.212cm" loext:contextual-spacing="false">
        <style:tab-stops>
          <style:tab-stop style:position="17.002cm"/>
        </style:tab-stops>
      </style:paragraph-properties>
      <style:text-properties style:use-window-font-color="true" style:font-size-complex="11pt"/>
    </style:style>
    <style:style style:name="P10" style:family="paragraph" style:parent-style-name="Standard">
      <style:paragraph-properties fo:margin-top="0.212cm" fo:margin-bottom="0.212cm" loext:contextual-spacing="false">
        <style:tab-stops>
          <style:tab-stop style:position="17.002cm"/>
        </style:tab-stops>
      </style:paragraph-properties>
      <style:text-properties style:use-window-font-color="true" style:font-name-asian="MS Mincho"/>
    </style:style>
    <style:style style:name="P11" style:family="paragraph" style:parent-style-name="Standard">
      <style:paragraph-properties fo:margin-top="0.212cm" fo:margin-bottom="0.212cm" loext:contextual-spacing="false">
        <style:tab-stops>
          <style:tab-stop style:position="10.001cm"/>
          <style:tab-stop style:position="17.002cm"/>
        </style:tab-stops>
      </style:paragraph-properties>
      <style:text-properties style:use-window-font-color="true" style:text-underline-style="solid" style:text-underline-width="auto" style:text-underline-color="font-color"/>
    </style:style>
    <style:style style:name="P12" style:family="paragraph" style:parent-style-name="Standard">
      <style:paragraph-properties fo:margin-top="0.212cm" fo:margin-bottom="0.212cm" loext:contextual-spacing="false">
        <style:tab-stops>
          <style:tab-stop style:position="17.002cm"/>
        </style:tab-stops>
      </style:paragraph-properties>
      <style:text-properties style:use-window-font-color="true" style:text-underline-style="solid" style:text-underline-width="auto" style:text-underline-color="font-color"/>
    </style:style>
    <style:style style:name="P13" style:family="paragraph" style:parent-style-name="Standard">
      <style:paragraph-properties fo:margin-top="0.212cm" fo:margin-bottom="0.212cm" loext:contextual-spacing="false">
        <style:tab-stops>
          <style:tab-stop style:position="14.002cm"/>
        </style:tab-stops>
      </style:paragraph-properties>
      <style:text-properties style:use-window-font-color="true"/>
    </style:style>
    <style:style style:name="P14" style:family="paragraph" style:parent-style-name="Standard">
      <style:paragraph-properties fo:margin-top="0.212cm" fo:margin-bottom="0.212cm" loext:contextual-spacing="false" fo:text-align="justify" style:justify-single-word="false">
        <style:tab-stops>
          <style:tab-stop style:position="17.002cm"/>
        </style:tab-stops>
      </style:paragraph-properties>
    </style:style>
    <style:style style:name="P15" style:family="paragraph" style:parent-style-name="Standard">
      <style:paragraph-properties fo:margin-top="0.212cm" fo:margin-bottom="0.212cm" loext:contextual-spacing="false">
        <style:tab-stops>
          <style:tab-stop style:position="17.002cm"/>
        </style:tab-stops>
      </style:paragraph-properties>
    </style:style>
    <style:style style:name="P16" style:family="paragraph" style:parent-style-name="Standard">
      <style:paragraph-properties fo:margin-top="0.212cm" fo:margin-bottom="0.212cm" loext:contextual-spacing="false">
        <style:tab-stops>
          <style:tab-stop style:position="8.001cm"/>
          <style:tab-stop style:position="17.002cm"/>
        </style:tab-stops>
      </style:paragraph-properties>
    </style:style>
    <style:style style:name="P17" style:family="paragraph" style:parent-style-name="Standard">
      <style:paragraph-properties fo:margin-top="0.212cm" fo:margin-bottom="0.212cm" loext:contextual-spacing="false">
        <style:tab-stops>
          <style:tab-stop style:position="10.001cm"/>
          <style:tab-stop style:position="17.002cm"/>
        </style:tab-stops>
      </style:paragraph-properties>
    </style:style>
    <style:style style:name="P18" style:family="paragraph" style:parent-style-name="Standard">
      <style:paragraph-properties fo:margin-top="0.212cm" fo:margin-bottom="0.212cm" loext:contextual-spacing="false" fo:orphans="2" fo:widows="2"/>
    </style:style>
    <style:style style:name="P19" style:family="paragraph" style:parent-style-name="Text">
      <style:paragraph-properties fo:margin-top="0.212cm" fo:margin-bottom="0.212cm" loext:contextual-spacing="false">
        <style:tab-stops>
          <style:tab-stop style:position="2.501cm"/>
          <style:tab-stop style:position="17.002cm"/>
        </style:tab-stops>
      </style:paragraph-properties>
    </style:style>
    <style:style style:name="P20" style:family="paragraph" style:parent-style-name="Text">
      <style:paragraph-properties fo:margin-top="0.212cm" fo:margin-bottom="0.212cm" loext:contextual-spacing="false">
        <style:tab-stops>
          <style:tab-stop style:position="17.002cm"/>
        </style:tab-stops>
      </style:paragraph-properties>
    </style:style>
    <style:style style:name="P21" style:family="paragraph" style:parent-style-name="Text">
      <style:paragraph-properties fo:margin-top="0.212cm" fo:margin-bottom="0.212cm" loext:contextual-spacing="false">
        <style:tab-stops>
          <style:tab-stop style:position="16.002cm"/>
        </style:tab-stops>
      </style:paragraph-properties>
    </style:style>
    <style:style style:name="P22" style:family="paragraph" style:parent-style-name="Text">
      <style:paragraph-properties fo:margin-top="0.212cm" fo:margin-bottom="0.212cm" loext:contextual-spacing="false" fo:text-align="justify" style:justify-single-word="false">
        <style:tab-stops>
          <style:tab-stop style:position="16.002cm"/>
        </style:tab-stops>
      </style:paragraph-properties>
    </style:style>
    <style:style style:name="P23" style:family="paragraph" style:parent-style-name="Text">
      <style:paragraph-properties fo:margin-top="0.212cm" fo:margin-bottom="0.212cm" loext:contextual-spacing="false" fo:text-align="justify" style:justify-single-word="false">
        <style:tab-stops>
          <style:tab-stop style:position="17.002cm"/>
        </style:tab-stops>
      </style:paragraph-properties>
    </style:style>
    <style:style style:name="P24" style:family="paragraph" style:parent-style-name="Text">
      <style:paragraph-properties fo:margin-top="0.212cm" fo:margin-bottom="0.212cm" loext:contextual-spacing="false">
        <style:tab-stops>
          <style:tab-stop style:position="16.002cm"/>
        </style:tab-stops>
      </style:paragraph-properties>
      <style:text-properties fo:font-style="italic" style:text-underline-style="solid" style:text-underline-width="auto" style:text-underline-color="font-color" fo:font-weight="bold" style:font-style-asian="italic" style:font-weight-asian="bold"/>
    </style:style>
    <style:style style:name="P25" style:family="paragraph" style:parent-style-name="Standard">
      <style:paragraph-properties fo:margin-top="0.212cm" fo:margin-bottom="0.212cm" loext:contextual-spacing="false" fo:orphans="2" fo:widows="2" fo:break-before="page"/>
      <style:text-properties style:use-window-font-color="true"/>
    </style:style>
    <style:style style:name="P26" style:family="paragraph" style:parent-style-name="Paragraph">
      <style:text-properties style:use-window-font-color="true"/>
    </style:style>
    <style:style style:name="P27" style:family="paragraph" style:parent-style-name="Paragraph">
      <style:paragraph-properties>
        <style:tab-stops>
          <style:tab-stop style:position="2.501cm"/>
        </style:tab-stops>
      </style:paragraph-properties>
      <style:text-properties style:use-window-font-color="true"/>
    </style:style>
    <style:style style:name="P28" style:family="paragraph" style:parent-style-name="Paragraph">
      <style:paragraph-properties>
        <style:tab-stops>
          <style:tab-stop style:position="17.002cm"/>
        </style:tab-stops>
      </style:paragraph-properties>
      <style:text-properties style:use-window-font-color="true"/>
    </style:style>
    <style:style style:name="P29" style:family="paragraph" style:parent-style-name="Paragraph">
      <style:paragraph-properties>
        <style:tab-stops>
          <style:tab-stop style:position="17.002cm"/>
        </style:tab-stops>
      </style:paragraph-properties>
      <style:text-properties style:use-window-font-color="true" fo:font-weight="bold" style:font-name-asian="MS Mincho" style:font-weight-asian="bold"/>
    </style:style>
    <style:style style:name="P30" style:family="paragraph" style:parent-style-name="Paragraph">
      <style:text-properties style:use-window-font-color="true" style:font-name-asian="MS Mincho"/>
    </style:style>
    <style:style style:name="P31" style:family="paragraph" style:parent-style-name="Paragraph">
      <style:paragraph-properties>
        <style:tab-stops>
          <style:tab-stop style:position="17.002cm"/>
        </style:tab-stops>
      </style:paragraph-properties>
      <style:text-properties style:use-window-font-color="true" style:font-name-asian="MS Mincho"/>
    </style:style>
    <style:style style:name="P32" style:family="paragraph" style:parent-style-name="Paragraph">
      <style:paragraph-properties>
        <style:tab-stops>
          <style:tab-stop style:position="9.001cm"/>
          <style:tab-stop style:position="17.002cm"/>
        </style:tab-stops>
      </style:paragraph-properties>
      <style:text-properties style:use-window-font-color="true"/>
    </style:style>
    <style:style style:name="P33" style:family="paragraph" style:parent-style-name="Paragraph">
      <style:text-properties style:use-window-font-color="true" style:text-underline-style="solid" style:text-underline-width="auto" style:text-underline-color="font-color"/>
    </style:style>
    <style:style style:name="P34" style:family="paragraph" style:parent-style-name="Paragraph">
      <style:text-properties style:use-window-font-color="true" style:text-underline-style="solid" style:text-underline-width="auto" style:text-underline-color="font-color" style:font-name-asian="MS Mincho"/>
    </style:style>
    <style:style style:name="P35" style:family="paragraph" style:parent-style-name="Paragraph">
      <style:text-properties style:use-window-font-color="true" fo:font-size="10pt" style:font-size-asian="10pt"/>
    </style:style>
    <style:style style:name="P36" style:family="paragraph" style:parent-style-name="Paragraph">
      <style:text-properties style:use-window-font-color="true" style:font-name-complex="Arial1"/>
    </style:style>
    <style:style style:name="P37" style:family="paragraph" style:parent-style-name="Paragraph">
      <style:text-properties style:use-window-font-color="true" fo:font-style="italic" style:text-underline-style="solid" style:text-underline-width="auto" style:text-underline-color="font-color" fo:font-weight="bold" style:font-style-asian="italic" style:font-weight-asian="bold"/>
    </style:style>
    <style:style style:name="P38" style:family="paragraph" style:parent-style-name="Paragraph">
      <style:paragraph-properties>
        <style:tab-stops>
          <style:tab-stop style:position="17.002cm"/>
        </style:tab-stops>
      </style:paragraph-properties>
      <style:text-properties style:use-window-font-color="true" style:font-size-complex="11pt"/>
    </style:style>
    <style:style style:name="P39" style:family="paragraph" style:parent-style-name="Paragraph">
      <style:paragraph-properties fo:text-align="start" style:justify-single-word="false">
        <style:tab-stops>
          <style:tab-stop style:position="9.001cm"/>
          <style:tab-stop style:position="17.002cm"/>
        </style:tab-stops>
      </style:paragraph-properties>
      <style:text-properties style:use-window-font-color="true"/>
    </style:style>
    <style:style style:name="P40" style:family="paragraph" style:parent-style-name="Paragraph">
      <style:paragraph-properties>
        <style:tab-stops>
          <style:tab-stop style:position="2.501cm"/>
        </style:tab-stops>
      </style:paragraph-properties>
    </style:style>
    <style:style style:name="P41" style:family="paragraph" style:parent-style-name="Paragraph">
      <style:paragraph-properties fo:text-align="start" style:justify-single-word="false">
        <style:tab-stops>
          <style:tab-stop style:position="2.501cm"/>
        </style:tab-stops>
      </style:paragraph-properties>
    </style:style>
    <style:style style:name="P42" style:family="paragraph" style:parent-style-name="Paragraph">
      <style:paragraph-properties>
        <style:tab-stops>
          <style:tab-stop style:position="16.002cm"/>
        </style:tab-stops>
      </style:paragraph-properties>
    </style:style>
    <style:style style:name="P43" style:family="paragraph" style:parent-style-name="Paragraph">
      <style:paragraph-properties>
        <style:tab-stops>
          <style:tab-stop style:position="17.002cm"/>
        </style:tab-stops>
      </style:paragraph-properties>
    </style:style>
    <style:style style:name="P44" style:family="paragraph" style:parent-style-name="Paragraph">
      <style:paragraph-properties>
        <style:tab-stops>
          <style:tab-stop style:position="15.432cm"/>
        </style:tab-stops>
      </style:paragraph-properties>
    </style:style>
    <style:style style:name="P45" style:family="paragraph" style:parent-style-name="Paragraph">
      <style:paragraph-properties>
        <style:tab-stops>
          <style:tab-stop style:position="9.001cm"/>
        </style:tab-stops>
      </style:paragraph-properties>
    </style:style>
    <style:style style:name="P46" style:family="paragraph" style:parent-style-name="Paragraph">
      <style:paragraph-properties>
        <style:tab-stops>
          <style:tab-stop style:position="9.001cm"/>
          <style:tab-stop style:position="17.002cm"/>
        </style:tab-stops>
      </style:paragraph-properties>
    </style:style>
    <style:style style:name="P47" style:family="paragraph" style:parent-style-name="Release_5f_Date">
      <style:text-properties style:use-window-font-color="true"/>
    </style:style>
    <style:style style:name="P48" style:family="paragraph" style:parent-style-name="Standard">
      <style:text-properties style:use-window-font-color="true"/>
    </style:style>
    <style:style style:name="P49" style:family="paragraph" style:parent-style-name="Standard">
      <style:paragraph-properties fo:text-align="end" style:justify-single-word="false"/>
      <style:text-properties style:use-window-font-color="true" fo:font-size="24pt" fo:font-weight="bold" style:font-size-asian="24pt" style:font-weight-asian="bold" style:font-size-complex="24pt"/>
    </style:style>
    <style:style style:name="P50" style:family="paragraph" style:parent-style-name="Standard">
      <style:paragraph-properties fo:text-align="end" style:justify-single-word="false">
        <style:tab-stops>
          <style:tab-stop style:position="3.281cm"/>
          <style:tab-stop style:position="19.05cm" style:type="right"/>
        </style:tab-stops>
      </style:paragraph-properties>
      <style:text-properties style:use-window-font-color="true" fo:font-size="24pt" fo:font-weight="bold" style:font-size-asian="24pt" style:font-weight-asian="bold" style:font-size-complex="24pt"/>
    </style:style>
    <style:style style:name="P51" style:family="paragraph" style:parent-style-name="Standard">
      <style:paragraph-properties fo:orphans="2" fo:widows="2"/>
      <style:text-properties style:use-window-font-color="true" style:font-name-complex="Arial1"/>
    </style:style>
    <style:style style:name="P52" style:family="paragraph" style:parent-style-name="Standard">
      <style:paragraph-properties fo:orphans="2" fo:widows="2"/>
      <style:text-properties style:use-window-font-color="true"/>
    </style:style>
    <style:style style:name="P53" style:family="paragraph" style:parent-style-name="Standard">
      <style:paragraph-properties fo:orphans="2" fo:widows="2"/>
      <style:text-properties style:use-window-font-color="true" style:font-size-complex="11pt"/>
    </style:style>
    <style:style style:name="P54" style:family="paragraph" style:parent-style-name="Standard">
      <style:paragraph-properties fo:orphans="2" fo:widows="2"/>
      <style:text-properties style:use-window-font-color="true" style:font-name-asian="MS Mincho" style:language-asian="ja" style:country-asian="JP" style:font-size-complex="12pt"/>
    </style:style>
    <style:style style:name="P55" style:family="paragraph" style:parent-style-name="Standard">
      <style:text-properties style:use-window-font-color="true" fo:font-size="18pt" style:font-size-asian="18pt" style:font-size-complex="18pt"/>
    </style:style>
    <style:style style:name="P56" style:family="paragraph" style:parent-style-name="Standard">
      <style:paragraph-properties fo:text-align="end" style:justify-single-word="false"/>
    </style:style>
    <style:style style:name="P57" style:family="paragraph" style:parent-style-name="Standard">
      <style:paragraph-properties fo:orphans="2" fo:widows="2"/>
      <style:text-properties fo:text-transform="uppercase" style:use-window-font-color="true" fo:font-size="18pt" fo:font-weight="bold" style:font-size-asian="18pt" style:font-weight-asian="bold"/>
    </style:style>
    <style:style style:name="P58" style:family="paragraph" style:parent-style-name="Standard">
      <style:paragraph-properties fo:orphans="2" fo:widows="2"/>
    </style:style>
    <style:style style:name="P59" style:family="paragraph" style:parent-style-name="Text">
      <style:paragraph-properties fo:margin-left="0.501cm" fo:margin-right="0cm" fo:margin-top="0.212cm" fo:margin-bottom="0.212cm" loext:contextual-spacing="false" fo:text-indent="-0.501cm" style:auto-text-indent="false">
        <style:tab-stops>
          <style:tab-stop style:position="16.002cm"/>
        </style:tab-stops>
      </style:paragraph-properties>
    </style:style>
    <style:style style:name="P60" style:family="paragraph" style:parent-style-name="Author">
      <style:text-properties style:use-window-font-color="true"/>
    </style:style>
    <style:style style:name="P61" style:family="paragraph" style:parent-style-name="Standard">
      <style:paragraph-properties fo:break-before="page"/>
      <style:text-properties style:use-window-font-color="true" fo:font-size="18pt" style:font-size-asian="18pt" style:font-size-complex="18pt"/>
    </style:style>
    <style:style style:name="P62" style:family="paragraph" style:parent-style-name="Standard">
      <style:paragraph-properties fo:break-before="page"/>
      <style:text-properties style:use-window-font-color="true" fo:font-size="14pt" fo:font-weight="bold" style:font-size-asian="14pt" style:font-weight-asian="bold" style:font-size-complex="14pt"/>
    </style:style>
    <style:style style:name="P63" style:family="paragraph" style:parent-style-name="Version">
      <style:text-properties style:use-window-font-color="true"/>
    </style:style>
    <style:style style:name="P64" style:family="paragraph" style:parent-style-name="Standard" style:master-page-name="First_20_Page">
      <style:paragraph-properties fo:text-align="end" style:justify-single-word="false" style:page-number="auto"/>
      <style:text-properties style:use-window-font-color="true" fo:font-size="24pt" fo:font-weight="bold" style:font-size-asian="24pt" style:font-weight-asian="bold" style:font-size-complex="24pt"/>
    </style:style>
    <style:style style:name="P65" style:family="paragraph" style:parent-style-name="Subtitle1" style:list-style-name="">
      <style:paragraph-properties fo:text-align="start" style:justify-single-word="false">
        <style:tab-stops>
          <style:tab-stop style:position="12.293cm"/>
          <style:tab-stop style:position="19.05cm" style:type="right"/>
        </style:tab-stops>
      </style:paragraph-properties>
      <style:text-properties style:use-window-font-color="true" style:font-size-complex="18pt"/>
    </style:style>
    <style:style style:name="P66" style:family="paragraph" style:parent-style-name="Subtitle1" style:list-style-name="">
      <style:text-properties style:use-window-font-color="true" style:font-size-complex="18pt"/>
    </style:style>
    <style:style style:name="P67" style:family="paragraph" style:parent-style-name="Subtitle1" style:list-style-name="">
      <style:text-properties style:use-window-font-color="true"/>
    </style:style>
    <style:style style:name="P68" style:family="paragraph" style:parent-style-name="Heading_20_2" style:list-style-name="WWNum29">
      <style:paragraph-properties fo:break-before="page"/>
      <style:text-properties style:use-window-font-color="true"/>
    </style:style>
    <style:style style:name="P69" style:family="paragraph" style:parent-style-name="Heading_20_2" style:list-style-name="WWNum29">
      <style:paragraph-properties fo:break-before="page"/>
      <style:text-properties style:use-window-font-color="true" style:font-name-asian="MS Mincho"/>
    </style:style>
    <style:style style:name="P70" style:family="paragraph" style:parent-style-name="Heading_20_2" style:list-style-name="">
      <style:paragraph-properties fo:margin-left="1.27cm" fo:margin-right="0cm" fo:text-indent="-1.27cm" style:auto-text-indent="false"/>
      <style:text-properties style:use-window-font-color="true"/>
    </style:style>
    <style:style style:name="P71" style:family="paragraph" style:parent-style-name="Heading_20_3" style:list-style-name="WWNum29"/>
    <style:style style:name="P72" style:family="paragraph" style:parent-style-name="Heading_20_3" style:list-style-name="WWNum29">
      <style:text-properties style:use-window-font-color="true"/>
    </style:style>
    <style:style style:name="P73" style:family="paragraph" style:parent-style-name="Heading_20_3" style:list-style-name="WWNum29">
      <style:text-properties style:use-window-font-color="true" style:font-name-asian="MS Mincho"/>
    </style:style>
    <style:style style:name="P74" style:family="paragraph" style:parent-style-name="Heading_20_3" style:list-style-name="WWNum29">
      <style:paragraph-properties fo:margin-top="0.212cm" fo:margin-bottom="0.212cm" loext:contextual-spacing="false"/>
      <style:text-properties style:use-window-font-color="true"/>
    </style:style>
    <style:style style:name="P75" style:family="paragraph" style:parent-style-name="Heading_20_3" style:list-style-name="WWNum29">
      <style:paragraph-properties fo:margin-top="0.212cm" fo:margin-bottom="0.212cm" loext:contextual-spacing="false"/>
      <style:text-properties style:use-window-font-color="true" style:font-name-asian="MS Mincho"/>
    </style:style>
    <style:style style:name="P76" style:family="paragraph" style:parent-style-name="Heading_20_3" style:list-style-name="WWNum29">
      <style:paragraph-properties fo:margin-top="0.212cm" fo:margin-bottom="0.212cm" loext:contextual-spacing="false"/>
    </style:style>
    <style:style style:name="T1" style:family="text">
      <style:text-properties style:use-window-font-color="true"/>
    </style:style>
    <style:style style:name="T2" style:family="text">
      <style:text-properties style:use-window-font-color="true" style:font-size-complex="18pt"/>
    </style:style>
    <style:style style:name="T3" style:family="text">
      <style:text-properties style:use-window-font-color="true" fo:font-size="18pt" fo:font-weight="bold" style:font-size-asian="18pt" style:font-weight-asian="bold" style:font-size-complex="18pt"/>
    </style:style>
    <style:style style:name="T4" style:family="text">
      <style:text-properties style:use-window-font-color="true" style:font-name="Helvetica"/>
    </style:style>
    <style:style style:name="T5" style:family="text">
      <style:text-properties style:use-window-font-color="true" style:font-name="Helvetica" style:font-name-asian="MS Mincho"/>
    </style:style>
    <style:style style:name="T6" style:family="text">
      <style:text-properties style:use-window-font-color="true" fo:font-size="11pt" fo:font-weight="normal" style:font-size-asian="11pt" style:font-weight-asian="normal" style:font-size-complex="11pt" style:font-weight-complex="normal"/>
    </style:style>
    <style:style style:name="T7" style:family="text">
      <style:text-properties style:use-window-font-color="true" fo:font-size="11pt" style:font-size-asian="11pt" style:font-size-complex="11pt"/>
    </style:style>
    <style:style style:name="T8" style:family="text">
      <style:text-properties style:use-window-font-color="true" text:display="true"/>
    </style:style>
    <style:style style:name="T9" style:family="text">
      <style:text-properties style:use-window-font-color="true" style:font-name-asian="MS Mincho"/>
    </style:style>
    <style:style style:name="T10" style:family="text">
      <style:text-properties style:use-window-font-color="true" fo:font-style="italic" style:font-style-asian="italic"/>
    </style:style>
    <style:style style:name="T11" style:family="text">
      <style:text-properties style:use-window-font-color="true" fo:font-style="italic" style:font-name-asian="MS Mincho" style:font-style-asian="italic"/>
    </style:style>
    <style:style style:name="T12" style:family="text">
      <style:text-properties style:use-window-font-color="true" fo:font-style="italic" fo:font-weight="bold" style:font-style-asian="italic" style:font-weight-asian="bold"/>
    </style:style>
    <style:style style:name="T13" style:family="text">
      <style:text-properties style:use-window-font-color="true" fo:font-style="italic" fo:font-weight="bold" style:font-name-asian="MS Mincho" style:font-style-asian="italic" style:font-weight-asian="bold"/>
    </style:style>
    <style:style style:name="T14" style:family="text">
      <style:text-properties style:use-window-font-color="true" fo:font-weight="bold" style:font-weight-asian="bold"/>
    </style:style>
    <style:style style:name="T15" style:family="text">
      <style:text-properties style:use-window-font-color="true" fo:font-weight="bold" style:font-weight-asian="bold" style:font-size-complex="11pt"/>
    </style:style>
    <style:style style:name="T16" style:family="text">
      <style:text-properties style:use-window-font-color="true" fo:font-weight="bold" style:font-name-asian="MS Mincho" style:font-weight-asian="bold"/>
    </style:style>
    <style:style style:name="T17" style:family="text">
      <style:text-properties style:use-window-font-color="true" fo:font-weight="bold" style:language-asian="ja" style:country-asian="JP" style:font-weight-asian="bold" style:font-size-complex="12pt"/>
    </style:style>
    <style:style style:name="T18" style:family="text">
      <style:text-properties style:use-window-font-color="true" style:font-name="Cambria Math" fo:font-weight="bold" style:font-weight-asian="bold"/>
    </style:style>
    <style:style style:name="T19" style:family="text">
      <style:text-properties style:use-window-font-color="true" style:font-name-complex="Arial1"/>
    </style:style>
    <style:style style:name="T20" style:family="text">
      <style:text-properties style:use-window-font-color="true" style:font-size-complex="11pt"/>
    </style:style>
    <style:style style:name="T21" style:family="text">
      <style:text-properties style:use-window-font-color="true" style:language-asian="ja" style:country-asian="JP" style:font-size-complex="12pt"/>
    </style:style>
    <style:style style:name="T22" style:family="text">
      <style:text-properties style:use-window-font-color="true" style:text-position="super 58%"/>
    </style:style>
    <style:style style:name="T23" style:family="text">
      <style:text-properties fo:font-weight="bold" style:font-weight-asian="bold"/>
    </style:style>
    <style:style style:name="T24" style:family="text">
      <style:text-properties fo:font-weight="bold" style:font-weight-asian="bold" style:font-size-complex="11pt"/>
    </style:style>
    <style:style style:name="T25" style:family="text">
      <style:text-properties fo:font-style="italic" style:font-style-asian="italic"/>
    </style:style>
    <style:style style:name="T26" style:family="text">
      <style:text-properties style:font-size-complex="11pt"/>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from-top" draw:ole-draw-aspect="1"/>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5" style:family="graphic" style:parent-style-name="Formula">
      <style:graphic-properties fo:margin-left="0cm" fo:margin-right="0cm" fo:margin-top="0cm" fo:margin-bottom="0cm" style:vertical-pos="from-top" style:horizontal-pos="from-left" style:horizontal-rel="paragraph-content" draw:ole-draw-aspect="1"/>
    </style:style>
    <style:style style:name="fr6" style:family="graphic" style:parent-style-name="Formula">
      <style:graphic-properties fo:margin-left="0cm" fo:margin-right="0cm" fo:margin-top="0cm" fo:margin-bottom="0cm" style:vertical-pos="middle" style:vertical-rel="text" style:horizontal-pos="from-left" style:horizontal-rel="paragraph-content" draw:ole-draw-aspect="1" draw:visible-area-top="0cm" draw:visible-area-width="10cm" draw:visible-area-height="10cm"/>
    </style:style>
    <style:style style:name="fr7" style:family="graphic" style:parent-style-name="Formula">
      <style:graphic-properties fo:margin-left="0cm" fo:margin-right="0cm" fo:margin-top="0cm" fo:margin-bottom="0cm" style:vertical-pos="from-top" style:horizontal-pos="from-left" style:horizontal-rel="paragraph-content" draw:ole-draw-aspect="1" draw:visible-area-top="0cm" draw:visible-area-width="10cm" draw:visible-area-height="10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49"/>
      <text:p text:style-name="P49"/>
      <text:p text:style-name="P49"/>
      <text:p text:style-name="P49"/>
      <text:p text:style-name="P49"/>
      <text:p text:style-name="P49"/>
      <text:p text:style-name="P50"><text:tab/>Freescale Sensor Fusion Kalman Filter</text:p>
      <text:p text:style-name="P50">(fusion.c)</text:p>
      <text:p text:style-name="P49"/>
      <text:p text:style-name="P56"><text:span text:style-name="T2"><text:tab/></text:span><text:span text:style-name="T3">Technical Note</text:span></text:p>
      <text:h text:style-name="P65" text:outline-level="1"/>
      <text:h text:style-name="P66" text:outline-level="1"/>
      <text:h text:style-name="P67" text:outline-level="1"/>
      <text:p text:style-name="P63">Document TBD</text:p>
      <text:p text:style-name="P63">Version: Draft</text:p>
      <text:p text:style-name="P60">Authors: Mark Pedley, Michael Stanley and Zbigniew Baranski</text:p>
      <text:p text:style-name="P47">Date: September 2014</text:p>
      <text:p text:style-name="P47"/>
      <text:p text:style-name="P47"/>
      <text:p text:style-name="P47"/>
      <text:p text:style-name="P47"/>
      <text:p text:style-name="P47"/>
      <text:p text:style-name="P47"/>
      <text:p text:style-name="P47"/>
      <text:p text:style-name="P26"/>
      <text:p text:style-name="P57"/>
      <text:p text:style-name="P61"><text:bookmark-start text:name="_Toc355092253"/>Table of Contents<text:bookmark-end text:name="_Toc355092253"/></text:p>
      <text:section text:style-name="Sect1" text:name="TextSection">
        <text:p text:style-name="P55"/>
        <text:table-of-content text:style-name="Sect1" text:protected="true" text:name="Оглавление1">
          <text:table-of-content-source text:outline-level="3" text:use-index-marks="false">
            <text:index-title-template text:style-name="Contents_20_Heading">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395777515" text:style-name="Index_20_Link" text:visited-style-name="Index_20_Link"><text:span text:style-name="T4">1</text:span></text:a><text:a xlink:type="simple" xlink:href="#_Toc395777515" text:style-name="Index_20_Link" text:visited-style-name="Index_20_Link"><text:span text:style-name="T6"><text:tab/></text:span></text:a><text:a xlink:type="simple" xlink:href="#_Toc395777515" text:style-name="Index_20_Link" text:visited-style-name="Index_20_Link"><text:span text:style-name="T1">Introduction</text:span></text:a><text:a xlink:type="simple" xlink:href="#_Toc395777515" text:style-name="Index_20_Link" text:visited-style-name="Index_20_Link"><text:span text:style-name="T8"><text:tab/>6</text:span></text:a></text:p>
            <text:p text:style-name="P3"><text:a xlink:type="simple" xlink:href="#_Toc395777516" text:style-name="Index_20_Link" text:visited-style-name="Index_20_Link"><text:span text:style-name="T1">1.1</text:span></text:a><text:a xlink:type="simple" xlink:href="#_Toc395777516" text:style-name="Index_20_Link" text:visited-style-name="Index_20_Link"><text:span text:style-name="T7"><text:tab/></text:span></text:a><text:a xlink:type="simple" xlink:href="#_Toc395777516" text:style-name="Index_20_Link" text:visited-style-name="Index_20_Link"><text:span text:style-name="T1">Summary</text:span></text:a><text:a xlink:type="simple" xlink:href="#_Toc395777516" text:style-name="Index_20_Link" text:visited-style-name="Index_20_Link"><text:span text:style-name="T8"><text:tab/>6</text:span></text:a></text:p>
            <text:p text:style-name="P3"><text:a xlink:type="simple" xlink:href="#_Toc395777517" text:style-name="Index_20_Link" text:visited-style-name="Index_20_Link"><text:span text:style-name="T1">1.2</text:span></text:a><text:a xlink:type="simple" xlink:href="#_Toc395777517" text:style-name="Index_20_Link" text:visited-style-name="Index_20_Link"><text:span text:style-name="T7"><text:tab/></text:span></text:a><text:a xlink:type="simple" xlink:href="#_Toc395777517" text:style-name="Index_20_Link" text:visited-style-name="Index_20_Link"><text:span text:style-name="T1">References</text:span></text:a><text:a xlink:type="simple" xlink:href="#_Toc395777517" text:style-name="Index_20_Link" text:visited-style-name="Index_20_Link"><text:span text:style-name="T8"><text:tab/>6</text:span></text:a></text:p>
            <text:p text:style-name="P3"><text:a xlink:type="simple" xlink:href="#_Toc395777518" text:style-name="Index_20_Link" text:visited-style-name="Index_20_Link"><text:span text:style-name="T1">1.3</text:span></text:a><text:a xlink:type="simple" xlink:href="#_Toc395777518" text:style-name="Index_20_Link" text:visited-style-name="Index_20_Link"><text:span text:style-name="T7"><text:tab/></text:span></text:a><text:a xlink:type="simple" xlink:href="#_Toc395777518" text:style-name="Index_20_Link" text:visited-style-name="Index_20_Link"><text:span text:style-name="T1">Functions</text:span></text:a><text:a xlink:type="simple" xlink:href="#_Toc395777518" text:style-name="Index_20_Link" text:visited-style-name="Index_20_Link"><text:span text:style-name="T8"><text:tab/>6</text:span></text:a></text:p>
            <text:p text:style-name="P1"><text:a xlink:type="simple" xlink:href="#_Toc395777519" text:style-name="Index_20_Link" text:visited-style-name="Index_20_Link"><text:span text:style-name="T4">2</text:span></text:a><text:a xlink:type="simple" xlink:href="#_Toc395777519" text:style-name="Index_20_Link" text:visited-style-name="Index_20_Link"><text:span text:style-name="T6"><text:tab/></text:span></text:a><text:a xlink:type="simple" xlink:href="#_Toc395777519" text:style-name="Index_20_Link" text:visited-style-name="Index_20_Link"><text:span text:style-name="T1">Mathematical Background</text:span></text:a><text:a xlink:type="simple" xlink:href="#_Toc395777519" text:style-name="Index_20_Link" text:visited-style-name="Index_20_Link"><text:span text:style-name="T8"><text:tab/>7</text:span></text:a></text:p>
            <text:p text:style-name="P3"><text:a xlink:type="simple" xlink:href="#_Toc395777520" text:style-name="Index_20_Link" text:visited-style-name="Index_20_Link"><text:span text:style-name="T1">2.1</text:span></text:a><text:a xlink:type="simple" xlink:href="#_Toc395777520" text:style-name="Index_20_Link" text:visited-style-name="Index_20_Link"><text:span text:style-name="T7"><text:tab/></text:span></text:a><text:a xlink:type="simple" xlink:href="#_Toc395777520" text:style-name="Index_20_Link" text:visited-style-name="Index_20_Link"><text:span text:style-name="T1">Vector Product</text:span></text:a><text:a xlink:type="simple" xlink:href="#_Toc395777520" text:style-name="Index_20_Link" text:visited-style-name="Index_20_Link"><text:span text:style-name="T8"><text:tab/>7</text:span></text:a></text:p>
            <text:p text:style-name="P3"><text:a xlink:type="simple" xlink:href="#_Toc395777521" text:style-name="Index_20_Link" text:visited-style-name="Index_20_Link"><text:span text:style-name="T1">2.2</text:span></text:a><text:a xlink:type="simple" xlink:href="#_Toc395777521" text:style-name="Index_20_Link" text:visited-style-name="Index_20_Link"><text:span text:style-name="T7"><text:tab/></text:span></text:a><text:a xlink:type="simple" xlink:href="#_Toc395777521" text:style-name="Index_20_Link" text:visited-style-name="Index_20_Link"><text:span text:style-name="T1">Incremental Rotations</text:span></text:a><text:a xlink:type="simple" xlink:href="#_Toc395777521" text:style-name="Index_20_Link" text:visited-style-name="Index_20_Link"><text:span text:style-name="T8"><text:tab/>7</text:span></text:a></text:p>
            <text:p text:style-name="P3"><text:a xlink:type="simple" xlink:href="#_Toc395777522" text:style-name="Index_20_Link" text:visited-style-name="Index_20_Link"><text:span text:style-name="T1">2.3</text:span></text:a><text:a xlink:type="simple" xlink:href="#_Toc395777522" text:style-name="Index_20_Link" text:visited-style-name="Index_20_Link"><text:span text:style-name="T7"><text:tab/></text:span></text:a><text:a xlink:type="simple" xlink:href="#_Toc395777522" text:style-name="Index_20_Link" text:visited-style-name="Index_20_Link"><text:span text:style-name="T1">Product of Small Rotation Matrices</text:span></text:a><text:a xlink:type="simple" xlink:href="#_Toc395777522" text:style-name="Index_20_Link" text:visited-style-name="Index_20_Link"><text:span text:style-name="T8"><text:tab/>8</text:span></text:a></text:p>
            <text:p text:style-name="P1"><text:a xlink:type="simple" xlink:href="#_Toc395777523" text:style-name="Index_20_Link" text:visited-style-name="Index_20_Link"><text:span text:style-name="T5">3</text:span></text:a><text:a xlink:type="simple" xlink:href="#_Toc395777523" text:style-name="Index_20_Link" text:visited-style-name="Index_20_Link"><text:span text:style-name="T6"><text:tab/></text:span></text:a><text:a xlink:type="simple" xlink:href="#_Toc395777523" text:style-name="Index_20_Link" text:visited-style-name="Index_20_Link"><text:span text:style-name="T9">Accelerometer, Magnetometer, Gyroscope Kalman Filter</text:span></text:a><text:a xlink:type="simple" xlink:href="#_Toc395777523" text:style-name="Index_20_Link" text:visited-style-name="Index_20_Link"><text:span text:style-name="T8"><text:tab/>9</text:span></text:a></text:p>
            <text:p text:style-name="P3"><text:a xlink:type="simple" xlink:href="#_Toc395777524" text:style-name="Index_20_Link" text:visited-style-name="Index_20_Link"><text:span text:style-name="T9">3.1</text:span></text:a><text:a xlink:type="simple" xlink:href="#_Toc395777524" text:style-name="Index_20_Link" text:visited-style-name="Index_20_Link"><text:span text:style-name="T7"><text:tab/></text:span></text:a><text:a xlink:type="simple" xlink:href="#_Toc395777524" text:style-name="Index_20_Link" text:visited-style-name="Index_20_Link"><text:span text:style-name="T9">Model of the Error Process</text:span></text:a><text:a xlink:type="simple" xlink:href="#_Toc395777524" text:style-name="Index_20_Link" text:visited-style-name="Index_20_Link"><text:span text:style-name="T8"><text:tab/>9</text:span></text:a></text:p>
            <text:p text:style-name="P3"><text:a xlink:type="simple" xlink:href="#_Toc395777525" text:style-name="Index_20_Link" text:visited-style-name="Index_20_Link"><text:span text:style-name="T9">3.2</text:span></text:a><text:a xlink:type="simple" xlink:href="#_Toc395777525" text:style-name="Index_20_Link" text:visited-style-name="Index_20_Link"><text:span text:style-name="T7"><text:tab/></text:span></text:a><text:a xlink:type="simple" xlink:href="#_Toc395777525" text:style-name="Index_20_Link" text:visited-style-name="Index_20_Link"><text:span text:style-name="T9">Model of the Measurement Error Process</text:span></text:a><text:a xlink:type="simple" xlink:href="#_Toc395777525" text:style-name="Index_20_Link" text:visited-style-name="Index_20_Link"><text:span text:style-name="T8"><text:tab/>9</text:span></text:a></text:p>
            <text:p text:style-name="P3"><text:a xlink:type="simple" xlink:href="#_Toc395777526" text:style-name="Index_20_Link" text:visited-style-name="Index_20_Link"><text:span text:style-name="T1">3.3</text:span></text:a><text:a xlink:type="simple" xlink:href="#_Toc395777526" text:style-name="Index_20_Link" text:visited-style-name="Index_20_Link"><text:span text:style-name="T7"><text:tab/></text:span></text:a><text:a xlink:type="simple" xlink:href="#_Toc395777526" text:style-name="Index_20_Link" text:visited-style-name="Index_20_Link"><text:span text:style-name="T1">Kalman Filter Equations</text:span></text:a><text:a xlink:type="simple" xlink:href="#_Toc395777526" text:style-name="Index_20_Link" text:visited-style-name="Index_20_Link"><text:span text:style-name="T8"><text:tab/>10</text:span></text:a></text:p>
            <text:p text:style-name="P1"><text:a xlink:type="simple" xlink:href="#_Toc395777527" text:style-name="Index_20_Link" text:visited-style-name="Index_20_Link"><text:span text:style-name="T4">4</text:span></text:a><text:a xlink:type="simple" xlink:href="#_Toc395777527" text:style-name="Index_20_Link" text:visited-style-name="Index_20_Link"><text:span text:style-name="T6"><text:tab/></text:span></text:a><text:a xlink:type="simple" xlink:href="#_Toc395777527" text:style-name="Index_20_Link" text:visited-style-name="Index_20_Link"><text:span text:style-name="T1">Sensor Models</text:span></text:a><text:a xlink:type="simple" xlink:href="#_Toc395777527" text:style-name="Index_20_Link" text:visited-style-name="Index_20_Link"><text:span text:style-name="T8"><text:tab/>12</text:span></text:a></text:p>
            <text:p text:style-name="P3"><text:a xlink:type="simple" xlink:href="#_Toc395777528" text:style-name="Index_20_Link" text:visited-style-name="Index_20_Link"><text:span text:style-name="T9">4.1</text:span></text:a><text:a xlink:type="simple" xlink:href="#_Toc395777528" text:style-name="Index_20_Link" text:visited-style-name="Index_20_Link"><text:span text:style-name="T7"><text:tab/></text:span></text:a><text:a xlink:type="simple" xlink:href="#_Toc395777528" text:style-name="Index_20_Link" text:visited-style-name="Index_20_Link"><text:span text:style-name="T9">Gyroscope Sensor Model</text:span></text:a><text:a xlink:type="simple" xlink:href="#_Toc395777528" text:style-name="Index_20_Link" text:visited-style-name="Index_20_Link"><text:span text:style-name="T8"><text:tab/>12</text:span></text:a></text:p>
            <text:p text:style-name="P3"><text:a xlink:type="simple" xlink:href="#_Toc395777529" text:style-name="Index_20_Link" text:visited-style-name="Index_20_Link"><text:span text:style-name="T9">4.2</text:span></text:a><text:a xlink:type="simple" xlink:href="#_Toc395777529" text:style-name="Index_20_Link" text:visited-style-name="Index_20_Link"><text:span text:style-name="T7"><text:tab/></text:span></text:a><text:a xlink:type="simple" xlink:href="#_Toc395777529" text:style-name="Index_20_Link" text:visited-style-name="Index_20_Link"><text:span text:style-name="T9">Accelerometer Sensor Model</text:span></text:a><text:a xlink:type="simple" xlink:href="#_Toc395777529" text:style-name="Index_20_Link" text:visited-style-name="Index_20_Link"><text:span text:style-name="T8"><text:tab/>12</text:span></text:a></text:p>
            <text:p text:style-name="P3"><text:a xlink:type="simple" xlink:href="#_Toc395777530" text:style-name="Index_20_Link" text:visited-style-name="Index_20_Link"><text:span text:style-name="T9">4.3</text:span></text:a><text:a xlink:type="simple" xlink:href="#_Toc395777530" text:style-name="Index_20_Link" text:visited-style-name="Index_20_Link"><text:span text:style-name="T7"><text:tab/></text:span></text:a><text:a xlink:type="simple" xlink:href="#_Toc395777530" text:style-name="Index_20_Link" text:visited-style-name="Index_20_Link"><text:span text:style-name="T9">Magnetometer Sensor Model</text:span></text:a><text:a xlink:type="simple" xlink:href="#_Toc395777530" text:style-name="Index_20_Link" text:visited-style-name="Index_20_Link"><text:span text:style-name="T8"><text:tab/>13</text:span></text:a></text:p>
            <text:p text:style-name="P1"><text:a xlink:type="simple" xlink:href="#_Toc395777531" text:style-name="Index_20_Link" text:visited-style-name="Index_20_Link"><text:span text:style-name="T4">5</text:span></text:a><text:a xlink:type="simple" xlink:href="#_Toc395777531" text:style-name="Index_20_Link" text:visited-style-name="Index_20_Link"><text:span text:style-name="T6"><text:tab/></text:span></text:a><text:a xlink:type="simple" xlink:href="#_Toc395777531" text:style-name="Index_20_Link" text:visited-style-name="Index_20_Link"><text:span text:style-name="T1">Orientation Estimates</text:span></text:a><text:a xlink:type="simple" xlink:href="#_Toc395777531" text:style-name="Index_20_Link" text:visited-style-name="Index_20_Link"><text:span text:style-name="T8"><text:tab/>14</text:span></text:a></text:p>
            <text:p text:style-name="P3"><text:a xlink:type="simple" xlink:href="#_Toc395777532" text:style-name="Index_20_Link" text:visited-style-name="Index_20_Link"><text:span text:style-name="T1">5.1</text:span></text:a><text:a xlink:type="simple" xlink:href="#_Toc395777532" text:style-name="Index_20_Link" text:visited-style-name="Index_20_Link"><text:span text:style-name="T7"><text:tab/></text:span></text:a><text:a xlink:type="simple" xlink:href="#_Toc395777532" text:style-name="Index_20_Link" text:visited-style-name="Index_20_Link"><text:span text:style-name="T1">A Priori Orientation Estimate</text:span></text:a><text:a xlink:type="simple" xlink:href="#_Toc395777532" text:style-name="Index_20_Link" text:visited-style-name="Index_20_Link"><text:span text:style-name="T8"><text:tab/>14</text:span></text:a></text:p>
            <text:p text:style-name="P3"><text:a xlink:type="simple" xlink:href="#_Toc395777533" text:style-name="Index_20_Link" text:visited-style-name="Index_20_Link"><text:span text:style-name="T1">5.2</text:span></text:a><text:a xlink:type="simple" xlink:href="#_Toc395777533" text:style-name="Index_20_Link" text:visited-style-name="Index_20_Link"><text:span text:style-name="T7"><text:tab/></text:span></text:a><text:a xlink:type="simple" xlink:href="#_Toc395777533" text:style-name="Index_20_Link" text:visited-style-name="Index_20_Link"><text:span text:style-name="T1">A Posteriori Orientation Estimate</text:span></text:a><text:a xlink:type="simple" xlink:href="#_Toc395777533" text:style-name="Index_20_Link" text:visited-style-name="Index_20_Link"><text:span text:style-name="T8"><text:tab/>14</text:span></text:a></text:p>
            <text:p text:style-name="P1"><text:a xlink:type="simple" xlink:href="#_Toc395777534" text:style-name="Index_20_Link" text:visited-style-name="Index_20_Link"><text:span text:style-name="T4">6</text:span></text:a><text:a xlink:type="simple" xlink:href="#_Toc395777534" text:style-name="Index_20_Link" text:visited-style-name="Index_20_Link"><text:span text:style-name="T6"><text:tab/></text:span></text:a><text:a xlink:type="simple" xlink:href="#_Toc395777534" text:style-name="Index_20_Link" text:visited-style-name="Index_20_Link"><text:span text:style-name="T1">Acceleration Estimates</text:span></text:a><text:a xlink:type="simple" xlink:href="#_Toc395777534" text:style-name="Index_20_Link" text:visited-style-name="Index_20_Link"><text:span text:style-name="T8"><text:tab/>15</text:span></text:a></text:p>
            <text:p text:style-name="P3"><text:a xlink:type="simple" xlink:href="#_Toc395777535" text:style-name="Index_20_Link" text:visited-style-name="Index_20_Link"><text:span text:style-name="T1">6.1</text:span></text:a><text:a xlink:type="simple" xlink:href="#_Toc395777535" text:style-name="Index_20_Link" text:visited-style-name="Index_20_Link"><text:span text:style-name="T7"><text:tab/></text:span></text:a><text:a xlink:type="simple" xlink:href="#_Toc395777535" text:style-name="Index_20_Link" text:visited-style-name="Index_20_Link"><text:span text:style-name="T1">A Priori Acceleration Estimate</text:span></text:a><text:a xlink:type="simple" xlink:href="#_Toc395777535" text:style-name="Index_20_Link" text:visited-style-name="Index_20_Link"><text:span text:style-name="T8"><text:tab/>15</text:span></text:a></text:p>
            <text:p text:style-name="P3"><text:a xlink:type="simple" xlink:href="#_Toc395777536" text:style-name="Index_20_Link" text:visited-style-name="Index_20_Link"><text:span text:style-name="T1">6.2</text:span></text:a><text:a xlink:type="simple" xlink:href="#_Toc395777536" text:style-name="Index_20_Link" text:visited-style-name="Index_20_Link"><text:span text:style-name="T7"><text:tab/></text:span></text:a><text:a xlink:type="simple" xlink:href="#_Toc395777536" text:style-name="Index_20_Link" text:visited-style-name="Index_20_Link"><text:span text:style-name="T1">A Posteriori Acceleration Estimate</text:span></text:a><text:a xlink:type="simple" xlink:href="#_Toc395777536" text:style-name="Index_20_Link" text:visited-style-name="Index_20_Link"><text:span text:style-name="T8"><text:tab/>15</text:span></text:a></text:p>
            <text:p text:style-name="P1"><text:a xlink:type="simple" xlink:href="#_Toc395777537" text:style-name="Index_20_Link" text:visited-style-name="Index_20_Link"><text:span text:style-name="T4">7</text:span></text:a><text:a xlink:type="simple" xlink:href="#_Toc395777537" text:style-name="Index_20_Link" text:visited-style-name="Index_20_Link"><text:span text:style-name="T6"><text:tab/></text:span></text:a><text:a xlink:type="simple" xlink:href="#_Toc395777537" text:style-name="Index_20_Link" text:visited-style-name="Index_20_Link"><text:span text:style-name="T1">Measurement Error and Matrix</text:span></text:a><text:a xlink:type="simple" xlink:href="#_Toc395777537" text:style-name="Index_20_Link" text:visited-style-name="Index_20_Link"><text:span text:style-name="T8"><text:tab/>16</text:span></text:a></text:p>
            <text:p text:style-name="P3"><text:a xlink:type="simple" xlink:href="#_Toc395777538" text:style-name="Index_20_Link" text:visited-style-name="Index_20_Link"><text:span text:style-name="T9">7.1</text:span></text:a><text:a xlink:type="simple" xlink:href="#_Toc395777538" text:style-name="Index_20_Link" text:visited-style-name="Index_20_Link"><text:span text:style-name="T7"><text:tab/></text:span></text:a><text:a xlink:type="simple" xlink:href="#_Toc395777538" text:style-name="Index_20_Link" text:visited-style-name="Index_20_Link"><text:span text:style-name="T9">Introduction</text:span></text:a><text:a xlink:type="simple" xlink:href="#_Toc395777538" text:style-name="Index_20_Link" text:visited-style-name="Index_20_Link"><text:span text:style-name="T8"><text:tab/>16</text:span></text:a></text:p>
            <text:p text:style-name="P3"><text:a xlink:type="simple" xlink:href="#_Toc395777539" text:style-name="Index_20_Link" text:visited-style-name="Index_20_Link"><text:span text:style-name="T9">7.2</text:span></text:a><text:a xlink:type="simple" xlink:href="#_Toc395777539" text:style-name="Index_20_Link" text:visited-style-name="Index_20_Link"><text:span text:style-name="T7"><text:tab/></text:span></text:a><text:a xlink:type="simple" xlink:href="#_Toc395777539" text:style-name="Index_20_Link" text:visited-style-name="Index_20_Link"><text:span text:style-name="T9">Calculation of the Measurement Error Vector</text:span></text:a><text:a xlink:type="simple" xlink:href="#_Toc395777539" text:style-name="Index_20_Link" text:visited-style-name="Index_20_Link"><text:span text:style-name="T8"><text:tab/>16</text:span></text:a></text:p>
            <text:p text:style-name="P3"><text:a xlink:type="simple" xlink:href="#_Toc395777540" text:style-name="Index_20_Link" text:visited-style-name="Index_20_Link"><text:span text:style-name="T9">7.3</text:span></text:a><text:a xlink:type="simple" xlink:href="#_Toc395777540" text:style-name="Index_20_Link" text:visited-style-name="Index_20_Link"><text:span text:style-name="T7"><text:tab/></text:span></text:a><text:a xlink:type="simple" xlink:href="#_Toc395777540" text:style-name="Index_20_Link" text:visited-style-name="Index_20_Link"><text:span text:style-name="T9">Basic Model of the Measurement Matrix</text:span></text:a><text:a xlink:type="simple" xlink:href="#_Toc395777540" text:style-name="Index_20_Link" text:visited-style-name="Index_20_Link"><text:span text:style-name="T8"><text:tab/>17</text:span></text:a></text:p>
            <text:p text:style-name="P3"><text:a xlink:type="simple" xlink:href="#_Toc395777541" text:style-name="Index_20_Link" text:visited-style-name="Index_20_Link"><text:span text:style-name="T9">7.4</text:span></text:a><text:a xlink:type="simple" xlink:href="#_Toc395777541" text:style-name="Index_20_Link" text:visited-style-name="Index_20_Link"><text:span text:style-name="T7"><text:tab/></text:span></text:a><text:a xlink:type="simple" xlink:href="#_Toc395777541" text:style-name="Index_20_Link" text:visited-style-name="Index_20_Link"><text:span text:style-name="T9">Extended Model of the Measurement Matrix</text:span></text:a><text:a xlink:type="simple" xlink:href="#_Toc395777541" text:style-name="Index_20_Link" text:visited-style-name="Index_20_Link"><text:span text:style-name="T8"><text:tab/>18</text:span></text:a></text:p>
            <text:p text:style-name="P1"><text:a xlink:type="simple" xlink:href="#_Toc395777542" text:style-name="Index_20_Link" text:visited-style-name="Index_20_Link"><text:span text:style-name="T4">8</text:span></text:a><text:a xlink:type="simple" xlink:href="#_Toc395777542" text:style-name="Index_20_Link" text:visited-style-name="Index_20_Link"><text:span text:style-name="T6"><text:tab/></text:span></text:a><text:a xlink:type="simple" xlink:href="#_Toc395777542" text:style-name="Index_20_Link" text:visited-style-name="Index_20_Link"><text:span text:style-name="T1">A Posteriori Error Vector Calculation</text:span></text:a><text:a xlink:type="simple" xlink:href="#_Toc395777542" text:style-name="Index_20_Link" text:visited-style-name="Index_20_Link"><text:span text:style-name="T8"><text:tab/>19</text:span></text:a></text:p>
            <text:p text:style-name="P3"><text:a xlink:type="simple" xlink:href="#_Toc395777543" text:style-name="Index_20_Link" text:visited-style-name="Index_20_Link"><text:span text:style-name="T1">8.1</text:span></text:a><text:a xlink:type="simple" xlink:href="#_Toc395777543" text:style-name="Index_20_Link" text:visited-style-name="Index_20_Link"><text:span text:style-name="T7"><text:tab/></text:span></text:a><text:a xlink:type="simple" xlink:href="#_Toc395777543" text:style-name="Index_20_Link" text:visited-style-name="Index_20_Link"><text:span text:style-name="T1">Magnetic Jamming Flag</text:span></text:a><text:a xlink:type="simple" xlink:href="#_Toc395777543" text:style-name="Index_20_Link" text:visited-style-name="Index_20_Link"><text:span text:style-name="T8"><text:tab/>19</text:span></text:a></text:p>
            <text:p text:style-name="P3"><text:a xlink:type="simple" xlink:href="#_Toc395777544" text:style-name="Index_20_Link" text:visited-style-name="Index_20_Link"><text:span text:style-name="T1">8.2</text:span></text:a><text:a xlink:type="simple" xlink:href="#_Toc395777544" text:style-name="Index_20_Link" text:visited-style-name="Index_20_Link"><text:span text:style-name="T7"><text:tab/></text:span></text:a><text:a xlink:type="simple" xlink:href="#_Toc395777544" text:style-name="Index_20_Link" text:visited-style-name="Index_20_Link"><text:span text:style-name="T1">Normal Case</text:span></text:a><text:a xlink:type="simple" xlink:href="#_Toc395777544" text:style-name="Index_20_Link" text:visited-style-name="Index_20_Link"><text:span text:style-name="T8"><text:tab/>19</text:span></text:a></text:p>
            <text:p text:style-name="P3"><text:a xlink:type="simple" xlink:href="#_Toc395777545" text:style-name="Index_20_Link" text:visited-style-name="Index_20_Link"><text:span text:style-name="T1">8.3</text:span></text:a><text:a xlink:type="simple" xlink:href="#_Toc395777545" text:style-name="Index_20_Link" text:visited-style-name="Index_20_Link"><text:span text:style-name="T7"><text:tab/></text:span></text:a><text:a xlink:type="simple" xlink:href="#_Toc395777545" text:style-name="Index_20_Link" text:visited-style-name="Index_20_Link"><text:span text:style-name="T1">Magnetic Jamming Case</text:span></text:a><text:a xlink:type="simple" xlink:href="#_Toc395777545" text:style-name="Index_20_Link" text:visited-style-name="Index_20_Link"><text:span text:style-name="T8"><text:tab/>19</text:span></text:a></text:p>
            <text:p text:style-name="P1"><text:a xlink:type="simple" xlink:href="#_Toc395777546" text:style-name="Index_20_Link" text:visited-style-name="Index_20_Link"><text:span text:style-name="T4">9</text:span></text:a><text:a xlink:type="simple" xlink:href="#_Toc395777546" text:style-name="Index_20_Link" text:visited-style-name="Index_20_Link"><text:span text:style-name="T6"><text:tab/></text:span></text:a><text:a xlink:type="simple" xlink:href="#_Toc395777546" text:style-name="Index_20_Link" text:visited-style-name="Index_20_Link"><text:span text:style-name="T1">Geomagnetic Inclination Angle Tracking</text:span></text:a><text:a xlink:type="simple" xlink:href="#_Toc395777546" text:style-name="Index_20_Link" text:visited-style-name="Index_20_Link"><text:span text:style-name="T8"><text:tab/>20</text:span></text:a></text:p>
            <text:p text:style-name="P3"><text:a xlink:type="simple" xlink:href="#_Toc395777547" text:style-name="Index_20_Link" text:visited-style-name="Index_20_Link"><text:span text:style-name="T1">9.1</text:span></text:a><text:a xlink:type="simple" xlink:href="#_Toc395777547" text:style-name="Index_20_Link" text:visited-style-name="Index_20_Link"><text:span text:style-name="T7"><text:tab/></text:span></text:a><text:a xlink:type="simple" xlink:href="#_Toc395777547" text:style-name="Index_20_Link" text:visited-style-name="Index_20_Link"><text:span text:style-name="T1">Introduction</text:span></text:a><text:a xlink:type="simple" xlink:href="#_Toc395777547" text:style-name="Index_20_Link" text:visited-style-name="Index_20_Link"><text:span text:style-name="T8"><text:tab/>20</text:span></text:a></text:p>
            <text:p text:style-name="P3"><text:a xlink:type="simple" xlink:href="#_Toc395777548" text:style-name="Index_20_Link" text:visited-style-name="Index_20_Link"><text:span text:style-name="T1">9.2</text:span></text:a><text:a xlink:type="simple" xlink:href="#_Toc395777548" text:style-name="Index_20_Link" text:visited-style-name="Index_20_Link"><text:span text:style-name="T7"><text:tab/></text:span></text:a><text:a xlink:type="simple" xlink:href="#_Toc395777548" text:style-name="Index_20_Link" text:visited-style-name="Index_20_Link"><text:span text:style-name="T1">Algorithm</text:span></text:a><text:a xlink:type="simple" xlink:href="#_Toc395777548" text:style-name="Index_20_Link" text:visited-style-name="Index_20_Link"><text:span text:style-name="T8"><text:tab/>20</text:span></text:a></text:p>
            <text:p text:style-name="P3"><text:a xlink:type="simple" xlink:href="#_Toc395777549" text:style-name="Index_20_Link" text:visited-style-name="Index_20_Link"><text:span text:style-name="T1">9.3</text:span></text:a><text:a xlink:type="simple" xlink:href="#_Toc395777549" text:style-name="Index_20_Link" text:visited-style-name="Index_20_Link"><text:span text:style-name="T7"><text:tab/></text:span></text:a><text:a xlink:type="simple" xlink:href="#_Toc395777549" text:style-name="Index_20_Link" text:visited-style-name="Index_20_Link"><text:span text:style-name="T1">Geometric Implementation</text:span></text:a><text:a xlink:type="simple" xlink:href="#_Toc395777549" text:style-name="Index_20_Link" text:visited-style-name="Index_20_Link"><text:span text:style-name="T8"><text:tab/>21</text:span></text:a></text:p>
            <text:p text:style-name="P2"><text:a xlink:type="simple" xlink:href="#_Toc395777550" text:style-name="Index_20_Link" text:visited-style-name="Index_20_Link"><text:span text:style-name="T4">10</text:span></text:a><text:a xlink:type="simple" xlink:href="#_Toc395777550" text:style-name="Index_20_Link" text:visited-style-name="Index_20_Link"><text:span text:style-name="T6"><text:tab/></text:span></text:a><text:a xlink:type="simple" xlink:href="#_Toc395777550" text:style-name="Index_20_Link" text:visited-style-name="Index_20_Link"><text:span text:style-name="T1">Covariance Matrix Updates</text:span></text:a><text:a xlink:type="simple" xlink:href="#_Toc395777550" text:style-name="Index_20_Link" text:visited-style-name="Index_20_Link"><text:span text:style-name="T8"><text:tab/>22</text:span></text:a></text:p>
            <text:p text:style-name="P3"><text:a xlink:type="simple" xlink:href="#_Toc395777551" text:style-name="Index_20_Link" text:visited-style-name="Index_20_Link"><text:span text:style-name="T1">10.1</text:span></text:a><text:a xlink:type="simple" xlink:href="#_Toc395777551" text:style-name="Index_20_Link" text:visited-style-name="Index_20_Link"><text:span text:style-name="T7"><text:tab/></text:span></text:a><text:a xlink:type="simple" xlink:href="#_Toc395777551" text:style-name="Index_20_Link" text:visited-style-name="Index_20_Link"><text:span text:style-name="T1">Process Error Qw Matrix Terms</text:span></text:a><text:a xlink:type="simple" xlink:href="#_Toc395777551" text:style-name="Index_20_Link" text:visited-style-name="Index_20_Link"><text:span text:style-name="T8"><text:tab/>22</text:span></text:a></text:p>
            <text:p text:style-name="P3"><text:a xlink:type="simple" xlink:href="#_Toc395777552" text:style-name="Index_20_Link" text:visited-style-name="Index_20_Link"><text:span text:style-name="T1">10.2</text:span></text:a><text:a xlink:type="simple" xlink:href="#_Toc395777552" text:style-name="Index_20_Link" text:visited-style-name="Index_20_Link"><text:span text:style-name="T7"><text:tab/></text:span></text:a><text:a xlink:type="simple" xlink:href="#_Toc395777552" text:style-name="Index_20_Link" text:visited-style-name="Index_20_Link"><text:span text:style-name="T1">Measurement Error Covariance Qv Matrix</text:span></text:a><text:a xlink:type="simple" xlink:href="#_Toc395777552" text:style-name="Index_20_Link" text:visited-style-name="Index_20_Link"><text:span text:style-name="T8"><text:tab/>24</text:span></text:a></text:p>
            <text:p text:style-name="P48"/>
          </text:index-body>
        </text:table-of-content>
      </text:section>
      <text:p text:style-name="P51"><text:soft-page-break/></text:p>
      <text:p text:style-name="P62">Glossary</text:p>
      <text:p text:style-name="Paragraph"><text:span text:style-name="T1">Superscript - denotes an </text:span><text:span text:style-name="T10">a priori</text:span><text:span text:style-name="T1"> estimate.</text:span></text:p>
      <text:p text:style-name="Paragraph"><text:span text:style-name="T1">Superscript + denotes an </text:span><text:span text:style-name="T10">a posteriori</text:span><text:span text:style-name="T1"> estimate.</text:span></text:p>
      <text:p text:style-name="Paragraph"><text:span text:style-name="T1">Subscript </text:span><draw:frame draw:style-name="fr4" draw:name="2" text:anchor-type="as-char" svg:width="0.199cm" svg:height="0.467cm" draw:z-index="57"><draw:object xlink:href="./Object 2" xlink:type="simple" xlink:show="embed" xlink:actuate="onLoad"/><draw:image xlink:href="./ObjectReplacements/Object 2" xlink:type="simple" xlink:show="embed" xlink:actuate="onLoad"/></draw:frame><text:span text:style-name="T1"><text:s/>denotes an error component.</text:span></text:p>
      <text:p text:style-name="Paragraph"><text:span text:style-name="T1">Subscript </text:span><draw:frame draw:style-name="fr4" draw:name="3" text:anchor-type="as-char" svg:width="0.224cm" svg:height="0.467cm" draw:z-index="58"><draw:object xlink:href="./Object 4" xlink:type="simple" xlink:show="embed" xlink:actuate="onLoad"/><draw:image xlink:href="./ObjectReplacements/Object 4" xlink:type="simple" xlink:show="embed" xlink:actuate="onLoad"/></draw:frame><text:span text:style-name="T1"><text:s/>denotes a measurement at iteration </text:span><draw:frame draw:style-name="fr4" draw:name="4" text:anchor-type="as-char" svg:width="0.224cm" svg:height="0.467cm" draw:z-index="59"><draw:object xlink:href="./Object 6" xlink:type="simple" xlink:show="embed" xlink:actuate="onLoad"/><draw:image xlink:href="./ObjectReplacements/Object 6" xlink:type="simple" xlink:show="embed" xlink:actuate="onLoad"/></draw:frame><text:span text:style-name="T1">.</text:span></text:p>
      <text:p text:style-name="Paragraph"><text:span text:style-name="T1">Subscript </text:span><draw:frame draw:style-name="fr4" draw:name="5" text:anchor-type="as-char" svg:width="0.325cm" svg:height="0.467cm" draw:z-index="60"><draw:object xlink:href="./Object 8" xlink:type="simple" xlink:show="embed" xlink:actuate="onLoad"/><draw:image xlink:href="./ObjectReplacements/Object 8" xlink:type="simple" xlink:show="embed" xlink:actuate="onLoad"/></draw:frame><text:span text:style-name="T1"><text:s/>denotes an accelerometer measurement or estimate.</text:span></text:p>
      <text:p text:style-name="Paragraph"><text:span text:style-name="T1">Subscript </text:span><draw:frame draw:style-name="fr4" draw:name="6" text:anchor-type="as-char" svg:width="0.318cm" svg:height="0.467cm" draw:z-index="61"><draw:object xlink:href="./Object 10" xlink:type="simple" xlink:show="embed" xlink:actuate="onLoad"/><draw:image xlink:href="./ObjectReplacements/Object 10" xlink:type="simple" xlink:show="embed" xlink:actuate="onLoad"/></draw:frame><text:span text:style-name="T1"><text:s/>denotes a gyro measurement or estimate.</text:span></text:p>
      <text:p text:style-name="Paragraph"><text:span text:style-name="T1">Subscript </text:span><draw:frame draw:style-name="fr4" draw:name="7" text:anchor-type="as-char" svg:width="0.42cm" svg:height="0.467cm" draw:z-index="62"><draw:object xlink:href="./Object 12" xlink:type="simple" xlink:show="embed" xlink:actuate="onLoad"/><draw:image xlink:href="./ObjectReplacements/Object 12" xlink:type="simple" xlink:show="embed" xlink:actuate="onLoad"/></draw:frame><text:span text:style-name="T1"><text:s/>denotes a magnetometer measurement or estimate.</text:span></text:p>
      <text:p text:style-name="P40"><draw:frame draw:style-name="fr5" draw:name="8" text:anchor-type="as-char" svg:y="-0.437cm" svg:width="1.251cm" svg:height="0.591cm" draw:z-index="63"><draw:object xlink:href="./Object 14" xlink:type="simple" xlink:show="embed" xlink:actuate="onLoad"/><draw:image xlink:href="./ObjectReplacements/Object 14" xlink:type="simple" xlink:show="embed" xlink:actuate="onLoad"/></draw:frame><text:span text:style-name="T14"><text:tab/></text:span><text:span text:style-name="T1">The linear acceleration in global and sensor frames (units g)</text:span></text:p>
      <text:p text:style-name="P40"><draw:frame draw:style-name="fr4" draw:name="9" text:anchor-type="as-char" svg:width="1.72cm" svg:height="0.591cm" draw:z-index="64"><draw:object xlink:href="./Object 16" xlink:type="simple" xlink:show="embed" xlink:actuate="onLoad"/><draw:image xlink:href="./ObjectReplacements/Object 16" xlink:type="simple" xlink:show="embed" xlink:actuate="onLoad"/></draw:frame><text:span text:style-name="T14"><text:tab/></text:span><text:span text:style-name="T1">The linear acceleration error vector in global and sensor frames (units g)</text:span></text:p>
      <text:p text:style-name="P40"><draw:frame draw:style-name="fr4" draw:name="10" text:anchor-type="as-char" svg:width="0.459cm" svg:height="0.531cm" draw:z-index="65"><draw:object xlink:href="./Object 18" xlink:type="simple" xlink:show="embed" xlink:actuate="onLoad"/><draw:image xlink:href="./ObjectReplacements/Object 18" xlink:type="simple" xlink:show="embed" xlink:actuate="onLoad"/></draw:frame><text:span text:style-name="T18"><text:tab/></text:span><text:span text:style-name="T19">The linear prediction or state matrix for the error process </text:span><draw:frame draw:style-name="fr4" draw:name="11" text:anchor-type="as-char" svg:width="0.601cm" svg:height="0.531cm" draw:z-index="66"><draw:object xlink:href="./Object 20" xlink:type="simple" xlink:show="embed" xlink:actuate="onLoad"/><draw:image xlink:href="./ObjectReplacements/Object 20" xlink:type="simple" xlink:show="embed" xlink:actuate="onLoad"/></draw:frame></text:p>
      <text:p text:style-name="P40"><draw:frame draw:style-name="fr4" draw:name="12" text:anchor-type="as-char" svg:width="0.36cm" svg:height="0.531cm" draw:z-index="67"><draw:object xlink:href="./Object 22" xlink:type="simple" xlink:show="embed" xlink:actuate="onLoad"/><draw:image xlink:href="./ObjectReplacements/Object 22" xlink:type="simple" xlink:show="embed" xlink:actuate="onLoad"/></draw:frame><text:span text:style-name="T14"><text:tab/></text:span><text:span text:style-name="T1">The gyro offset vector (units deg/s)</text:span></text:p>
      <text:p text:style-name="P40"><draw:frame draw:style-name="fr4" draw:name="13" text:anchor-type="as-char" svg:width="0.594cm" svg:height="0.531cm" draw:z-index="68"><draw:object xlink:href="./Object 24" xlink:type="simple" xlink:show="embed" xlink:actuate="onLoad"/><draw:image xlink:href="./ObjectReplacements/Object 24" xlink:type="simple" xlink:show="embed" xlink:actuate="onLoad"/></draw:frame><text:span text:style-name="T14"><text:tab/></text:span><text:span text:style-name="T1">The gyro offset error vector (units deg/s)</text:span></text:p>
      <text:p text:style-name="P40"><draw:frame draw:style-name="fr4" draw:name="14" text:anchor-type="as-char" svg:width="0.288cm" svg:height="0.467cm" draw:z-index="69"><draw:object xlink:href="./Object 26" xlink:type="simple" xlink:show="embed" xlink:actuate="onLoad"/><draw:image xlink:href="./ObjectReplacements/Object 26" xlink:type="simple" xlink:show="embed" xlink:actuate="onLoad"/></draw:frame><text:span text:style-name="T14"><text:tab/></text:span><text:span text:style-name="T1">The local geomagnetic field strength (units uT)</text:span></text:p>
      <text:p text:style-name="P40"><draw:frame draw:style-name="fr4" draw:name="15" text:anchor-type="as-char" svg:width="0.347cm" svg:height="0.531cm" draw:z-index="70"><draw:object xlink:href="./Object 28" xlink:type="simple" xlink:show="embed" xlink:actuate="onLoad"/><draw:image xlink:href="./ObjectReplacements/Object 28" xlink:type="simple" xlink:show="embed" xlink:actuate="onLoad"/></draw:frame><text:span text:style-name="T1"><text:tab/>Filter decay coefficient for linear acceleration Markov process</text:span></text:p>
      <text:p text:style-name="P40"><draw:frame draw:style-name="fr4" draw:name="16" text:anchor-type="as-char" svg:width="0.356cm" svg:height="0.531cm" draw:z-index="71"><draw:object xlink:href="./Object 30" xlink:type="simple" xlink:show="embed" xlink:actuate="onLoad"/><draw:image xlink:href="./ObjectReplacements/Object 30" xlink:type="simple" xlink:show="embed" xlink:actuate="onLoad"/></draw:frame><text:span text:style-name="T1"><text:tab/>Filter decay coefficient for magnetic disturbance Markov process</text:span></text:p>
      <text:p text:style-name="P40"><draw:frame draw:style-name="fr4" draw:name="17" text:anchor-type="as-char" svg:width="0.441cm" svg:height="0.531cm" draw:z-index="72"><draw:object xlink:href="./Object 32" xlink:type="simple" xlink:show="embed" xlink:actuate="onLoad"/><draw:image xlink:href="./ObjectReplacements/Object 32" xlink:type="simple" xlink:show="embed" xlink:actuate="onLoad"/></draw:frame><text:span text:style-name="T14"><text:tab/></text:span><text:span text:style-name="T1">The measurement matrix relating the measured process </text:span><draw:frame draw:style-name="fr4" draw:name="18" text:anchor-type="as-char" svg:width="0.325cm" svg:height="0.531cm" draw:z-index="73"><draw:object xlink:href="./Object 34" xlink:type="simple" xlink:show="embed" xlink:actuate="onLoad"/><draw:image xlink:href="./ObjectReplacements/Object 34" xlink:type="simple" xlink:show="embed" xlink:actuate="onLoad"/></draw:frame><text:span text:style-name="T1"><text:s/>to the underlying process </text:span><draw:frame draw:style-name="fr4" draw:name="19" text:anchor-type="as-char" svg:width="0.351cm" svg:height="0.531cm" draw:z-index="74"><draw:object xlink:href="./Object 36" xlink:type="simple" xlink:show="embed" xlink:actuate="onLoad"/><draw:image xlink:href="./ObjectReplacements/Object 36" xlink:type="simple" xlink:show="embed" xlink:actuate="onLoad"/></draw:frame></text:p>
      <text:p text:style-name="P40"><draw:frame draw:style-name="fr4" draw:name="20" text:anchor-type="as-char" svg:width="1.284cm" svg:height="0.591cm" draw:z-index="75"><draw:object xlink:href="./Object 38" xlink:type="simple" xlink:show="embed" xlink:actuate="onLoad"/><draw:image xlink:href="./ObjectReplacements/Object 38" xlink:type="simple" xlink:show="embed" xlink:actuate="onLoad"/></draw:frame><text:span text:style-name="T14"><text:tab/></text:span><text:span text:style-name="T1">The magnetic disturbance in global and sensor frames (units uT)</text:span></text:p>
      <text:p text:style-name="P40"><draw:frame draw:style-name="fr4" draw:name="21" text:anchor-type="as-char" svg:width="1.753cm" svg:height="0.591cm" draw:z-index="76"><draw:object xlink:href="./Object 40" xlink:type="simple" xlink:show="embed" xlink:actuate="onLoad"/><draw:image xlink:href="./ObjectReplacements/Object 40" xlink:type="simple" xlink:show="embed" xlink:actuate="onLoad"/></draw:frame><text:span text:style-name="T14"><text:tab/></text:span><text:span text:style-name="T1">The magnetic disturbance error vector in global and sensor frames (units uT)</text:span></text:p>
      <text:p text:style-name="P40"><draw:frame draw:style-name="fr4" draw:name="22" text:anchor-type="as-char" svg:width="0.566cm" svg:height="0.591cm" draw:z-index="77"><draw:object xlink:href="./Object 42" xlink:type="simple" xlink:show="embed" xlink:actuate="onLoad"/><draw:image xlink:href="./ObjectReplacements/Object 42" xlink:type="simple" xlink:show="embed" xlink:actuate="onLoad"/></draw:frame><text:span text:style-name="T9"><text:tab/></text:span><text:span text:style-name="T1">The constant downwards pointing gravity vector in the global frame (units g).</text:span></text:p>
      <text:p text:style-name="P40"><draw:frame draw:style-name="fr4" draw:name="23" text:anchor-type="as-char" svg:width="1.907cm" svg:height="0.591cm" draw:z-index="78"><draw:object xlink:href="./Object 44" xlink:type="simple" xlink:show="embed" xlink:actuate="onLoad"/><draw:image xlink:href="./ObjectReplacements/Object 44" xlink:type="simple" xlink:show="embed" xlink:actuate="onLoad"/></draw:frame><text:span text:style-name="T9"><text:tab/></text:span><text:span text:style-name="T1">Gravity vector estimate from accelerometer in global and sensor frames (units g)</text:span></text:p>
      <text:p text:style-name="P40"><draw:frame draw:style-name="fr4" draw:name="24" text:anchor-type="as-char" svg:width="1.896cm" svg:height="0.591cm" draw:z-index="79"><draw:object xlink:href="./Object 46" xlink:type="simple" xlink:show="embed" xlink:actuate="onLoad"/><draw:image xlink:href="./ObjectReplacements/Object 46" xlink:type="simple" xlink:show="embed" xlink:actuate="onLoad"/></draw:frame><text:span text:style-name="T9"><text:tab/></text:span><text:span text:style-name="T1">Gravity vector estimate from gyro in global and sensor frames (units g)</text:span></text:p>
      <text:p text:style-name="P41"><draw:frame draw:style-name="fr4" draw:name="25" text:anchor-type="as-char" svg:width="1.288cm" svg:height="0.591cm" draw:z-index="80"><draw:object xlink:href="./Object 48" xlink:type="simple" xlink:show="embed" xlink:actuate="onLoad"/><draw:image xlink:href="./ObjectReplacements/Object 48" xlink:type="simple" xlink:show="embed" xlink:actuate="onLoad"/></draw:frame><text:span text:style-name="T9"><text:tab/></text:span><text:span text:style-name="T1">Gravity error vector between accelerometer and gyro estimates in global frame (units g)<text:line-break/> <text:tab/></text:span><draw:frame draw:style-name="fr4" draw:name="26" text:anchor-type="as-char" svg:width="3.741cm" svg:height="0.591cm" draw:z-index="81"><draw:object xlink:href="./Object 50" xlink:type="simple" xlink:show="embed" xlink:actuate="onLoad"/><draw:image xlink:href="./ObjectReplacements/Object 50" xlink:type="simple" xlink:show="embed" xlink:actuate="onLoad"/></draw:frame></text:p>
      <text:p text:style-name="P41"><draw:frame draw:style-name="fr4" draw:name="27" text:anchor-type="as-char" svg:width="1.244cm" svg:height="0.591cm" draw:z-index="82"><draw:object xlink:href="./Object 52" xlink:type="simple" xlink:show="embed" xlink:actuate="onLoad"/><draw:image xlink:href="./ObjectReplacements/Object 52" xlink:type="simple" xlink:show="embed" xlink:actuate="onLoad"/></draw:frame><text:span text:style-name="T9"><text:tab/></text:span><text:span text:style-name="T1">Gravity error vector between accelerometer and gyro estimates in sensor frame (units g)<text:line-break/> <text:tab/></text:span><draw:frame draw:style-name="fr4" draw:name="28" text:anchor-type="as-char" svg:width="3.605cm" svg:height="0.591cm" draw:z-index="83"><draw:object xlink:href="./Object 54" xlink:type="simple" xlink:show="embed" xlink:actuate="onLoad"/><draw:image xlink:href="./ObjectReplacements/Object 54" xlink:type="simple" xlink:show="embed" xlink:actuate="onLoad"/></draw:frame></text:p>
      <text:p text:style-name="P41"><draw:frame draw:style-name="fr4" draw:name="29" text:anchor-type="as-char" svg:width="0.333cm" svg:height="0.531cm" draw:z-index="84"><draw:object xlink:href="./Object 56" xlink:type="simple" xlink:show="embed" xlink:actuate="onLoad"/><draw:image xlink:href="./ObjectReplacements/Object 56" xlink:type="simple" xlink:show="embed" xlink:actuate="onLoad"/></draw:frame><text:span text:style-name="T9"><text:tab/></text:span><draw:frame draw:style-name="fr4" draw:name="30" text:anchor-type="as-char" svg:width="0.22cm" svg:height="0.467cm" draw:z-index="85"><draw:object xlink:href="./Object 58" xlink:type="simple" xlink:show="embed" xlink:actuate="onLoad"/><draw:image xlink:href="./ObjectReplacements/Object 58" xlink:type="simple" xlink:show="embed" xlink:actuate="onLoad"/></draw:frame><text:span text:style-name="T1"> by </text:span><draw:frame draw:style-name="fr4" draw:name="31" text:anchor-type="as-char" svg:width="0.22cm" svg:height="0.467cm" draw:z-index="86"><draw:object xlink:href="./Object 60" xlink:type="simple" xlink:show="embed" xlink:actuate="onLoad"/><draw:image xlink:href="./ObjectReplacements/Object 60" xlink:type="simple" xlink:show="embed" xlink:actuate="onLoad"/></draw:frame><text:span text:style-name="T1"><text:s/>identity matrix</text:span></text:p>
      <text:p text:style-name="P40"><draw:frame draw:style-name="fr4" draw:name="32" text:anchor-type="as-char" svg:width="0.482cm" svg:height="0.531cm" draw:z-index="87"><draw:object xlink:href="./Object 62" xlink:type="simple" xlink:show="embed" xlink:actuate="onLoad"/><draw:image xlink:href="./ObjectReplacements/Object 62" xlink:type="simple" xlink:show="embed" xlink:actuate="onLoad"/></draw:frame><text:span text:style-name="T14"><text:tab/></text:span><text:span text:style-name="T1">The Kalman filter gain at iteration </text:span><draw:frame draw:style-name="fr4" draw:name="33" text:anchor-type="as-char" svg:width="0.224cm" svg:height="0.467cm" draw:z-index="88"><draw:object xlink:href="./Object 64" xlink:type="simple" xlink:show="embed" xlink:actuate="onLoad"/><draw:image xlink:href="./ObjectReplacements/Object 64" xlink:type="simple" xlink:show="embed" xlink:actuate="onLoad"/></draw:frame></text:p>
      <text:p text:style-name="P40"><draw:frame draw:style-name="fr4" draw:name="34" text:anchor-type="as-char" svg:width="0.639cm" svg:height="0.591cm" draw:z-index="89"><draw:object xlink:href="./Object 66" xlink:type="simple" xlink:show="embed" xlink:actuate="onLoad"/><draw:image xlink:href="./ObjectReplacements/Object 66" xlink:type="simple" xlink:show="embed" xlink:actuate="onLoad"/></draw:frame><text:span text:style-name="T9"><text:tab/></text:span><text:span text:style-name="T1">The constant geomagnetic vector in the global frame (units uT).</text:span></text:p>
      <text:p text:style-name="P41"><draw:frame draw:style-name="fr4" draw:name="35" text:anchor-type="as-char" svg:width="2.164cm" svg:height="0.591cm" draw:z-index="90"><draw:object xlink:href="./Object 68" xlink:type="simple" xlink:show="embed" xlink:actuate="onLoad"/><draw:image xlink:href="./ObjectReplacements/Object 68" xlink:type="simple" xlink:show="embed" xlink:actuate="onLoad"/></draw:frame><text:span text:style-name="T9"><text:tab/></text:span><text:span text:style-name="T1">Geomagnetic vector estimate from magnetometer in global and sensor frames (units uT)</text:span></text:p>
      <text:p text:style-name="P41"><draw:frame draw:style-name="fr4" draw:name="36" text:anchor-type="as-char" svg:width="2.043cm" svg:height="0.591cm" draw:z-index="91"><draw:object xlink:href="./Object 70" xlink:type="simple" xlink:show="embed" xlink:actuate="onLoad"/><draw:image xlink:href="./ObjectReplacements/Object 70" xlink:type="simple" xlink:show="embed" xlink:actuate="onLoad"/></draw:frame><text:span text:style-name="T9"><text:tab/></text:span><text:span text:style-name="T1">Geomagnetic vector estimate from gyro in global and sensor frames (units uT)</text:span></text:p>
      <text:p text:style-name="P41"><draw:frame draw:style-name="fr4" draw:name="37" text:anchor-type="as-char" svg:width="1.406cm" svg:height="0.591cm" draw:z-index="92"><draw:object xlink:href="./Object 72" xlink:type="simple" xlink:show="embed" xlink:actuate="onLoad"/><draw:image xlink:href="./ObjectReplacements/Object 72" xlink:type="simple" xlink:show="embed" xlink:actuate="onLoad"/></draw:frame><text:span text:style-name="T9"><text:tab/></text:span><text:span text:style-name="T1">Geomagnetic error vector between magnetometer and gyro in global frame (units uT)<text:line-break/><text:tab/></text:span><draw:frame draw:style-name="fr4" draw:name="38" text:anchor-type="as-char" svg:width="4.06cm" svg:height="0.591cm" draw:z-index="93"><draw:object xlink:href="./Object 74" xlink:type="simple" xlink:show="embed" xlink:actuate="onLoad"/><draw:image xlink:href="./ObjectReplacements/Object 74" xlink:type="simple" xlink:show="embed" xlink:actuate="onLoad"/></draw:frame></text:p>
      <text:p text:style-name="P41"><text:soft-page-break/><draw:frame draw:style-name="fr4" draw:name="39" text:anchor-type="as-char" svg:width="1.362cm" svg:height="0.591cm" draw:z-index="94"><draw:object xlink:href="./Object 76" xlink:type="simple" xlink:show="embed" xlink:actuate="onLoad"/><draw:image xlink:href="./ObjectReplacements/Object 76" xlink:type="simple" xlink:show="embed" xlink:actuate="onLoad"/></draw:frame><text:span text:style-name="T9"><text:tab/></text:span><text:span text:style-name="T1">Geomagnetic error vector between magnetometer and gyro in sensor frame (units uT)<text:line-break/><text:tab/></text:span><draw:frame draw:style-name="fr4" draw:name="40" text:anchor-type="as-char" svg:width="3.926cm" svg:height="0.591cm" draw:z-index="95"><draw:object xlink:href="./Object 78" xlink:type="simple" xlink:show="embed" xlink:actuate="onLoad"/><draw:image xlink:href="./ObjectReplacements/Object 78" xlink:type="simple" xlink:show="embed" xlink:actuate="onLoad"/></draw:frame></text:p>
      <text:p text:style-name="P41"><draw:frame draw:style-name="fr5" draw:name="41" text:anchor-type="as-char" svg:y="-0.437cm" svg:width="0.427cm" svg:height="0.591cm" draw:z-index="96"><draw:object xlink:href="./Object 80" xlink:type="simple" xlink:show="embed" xlink:actuate="onLoad"/><draw:image xlink:href="./ObjectReplacements/Object 80" xlink:type="simple" xlink:show="embed" xlink:actuate="onLoad"/></draw:frame><text:span text:style-name="T14"><text:tab/></text:span><text:span text:style-name="T1">The covariance matrix of the errors in the </text:span><text:span text:style-name="T10">a priori</text:span><text:span text:style-name="T1"> error estimates</text:span></text:p>
      <text:p text:style-name="P41"><text:span text:style-name="T1"><text:tab/></text:span><draw:frame draw:style-name="fr5" draw:name="42" text:anchor-type="as-char" svg:y="-0.54cm" svg:width="7.632cm" svg:height="0.76cm" draw:z-index="97"><draw:object xlink:href="./Object 82" xlink:type="simple" xlink:show="embed" xlink:actuate="onLoad"/><draw:image xlink:href="./ObjectReplacements/Object 82" xlink:type="simple" xlink:show="embed" xlink:actuate="onLoad"/></draw:frame></text:p>
      <text:p text:style-name="P41"><draw:frame draw:style-name="fr5" draw:name="43" text:anchor-type="as-char" svg:y="-0.437cm" svg:width="0.436cm" svg:height="0.591cm" draw:z-index="98"><draw:object xlink:href="./Object 84" xlink:type="simple" xlink:show="embed" xlink:actuate="onLoad"/><draw:image xlink:href="./ObjectReplacements/Object 84" xlink:type="simple" xlink:show="embed" xlink:actuate="onLoad"/></draw:frame><text:span text:style-name="T14"><text:tab/></text:span><text:span text:style-name="T1">The covariance matrix of the errors in the </text:span><text:span text:style-name="T10">a posteriori</text:span><text:span text:style-name="T1"> error estimates</text:span></text:p>
      <text:p text:style-name="P41"><text:span text:style-name="T1"><text:tab/></text:span><draw:frame draw:style-name="fr5" draw:name="44" text:anchor-type="as-char" svg:y="-0.54cm" svg:width="7.643cm" svg:height="0.76cm" draw:z-index="99"><draw:object xlink:href="./Object 86" xlink:type="simple" xlink:show="embed" xlink:actuate="onLoad"/><draw:image xlink:href="./ObjectReplacements/Object 86" xlink:type="simple" xlink:show="embed" xlink:actuate="onLoad"/></draw:frame></text:p>
      <text:p text:style-name="P19"><draw:frame draw:style-name="fr4" draw:name="45" text:anchor-type="as-char" svg:width="0.755cm" svg:height="0.531cm" draw:z-index="100"><draw:object xlink:href="./Object 88" xlink:type="simple" xlink:show="embed" xlink:actuate="onLoad"/><draw:image xlink:href="./ObjectReplacements/Object 88" xlink:type="simple" xlink:show="embed" xlink:actuate="onLoad"/></draw:frame><text:span text:style-name="T23"><text:tab/></text:span>Covariance matrix of noise process<text:span text:style-name="T23"> </text:span><draw:frame draw:style-name="fr4" draw:name="46" text:anchor-type="as-char" svg:width="0.445cm" svg:height="0.531cm" draw:z-index="101"><draw:object xlink:href="./Object 90" xlink:type="simple" xlink:show="embed" xlink:actuate="onLoad"/><draw:image xlink:href="./ObjectReplacements/Object 90" xlink:type="simple" xlink:show="embed" xlink:actuate="onLoad"/></draw:frame><text:s/>in the underlying process <draw:frame draw:style-name="fr4" draw:name="47" text:anchor-type="as-char" svg:width="0.233cm" svg:height="0.467cm" draw:z-index="102"><draw:object xlink:href="./Object 92" xlink:type="simple" xlink:show="embed" xlink:actuate="onLoad"/><draw:image xlink:href="./ObjectReplacements/Object 92" xlink:type="simple" xlink:show="embed" xlink:actuate="onLoad"/></draw:frame><text:span text:style-name="T23"><text:line-break/><text:tab/></text:span><draw:frame draw:style-name="fr4" draw:name="48" text:anchor-type="as-char" svg:width="5.244cm" svg:height="0.653cm" draw:z-index="103"><draw:object xlink:href="./Object 94" xlink:type="simple" xlink:show="embed" xlink:actuate="onLoad"/><draw:image xlink:href="./ObjectReplacements/Object 94" xlink:type="simple" xlink:show="embed" xlink:actuate="onLoad"/></draw:frame></text:p>
      <text:p text:style-name="P19"><draw:frame draw:style-name="fr4" draw:name="49" text:anchor-type="as-char" svg:width="0.702cm" svg:height="0.531cm" draw:z-index="104"><draw:object xlink:href="./Object 96" xlink:type="simple" xlink:show="embed" xlink:actuate="onLoad"/><draw:image xlink:href="./ObjectReplacements/Object 96" xlink:type="simple" xlink:show="embed" xlink:actuate="onLoad"/></draw:frame><text:span text:style-name="T23"><text:tab/></text:span>Covariance matrix of measurement noise process<text:span text:style-name="T23"> </text:span><draw:frame draw:style-name="fr4" draw:name="50" text:anchor-type="as-char" svg:width="0.358cm" svg:height="0.531cm" draw:z-index="105"><draw:object xlink:href="./Object 98" xlink:type="simple" xlink:show="embed" xlink:actuate="onLoad"/><draw:image xlink:href="./ObjectReplacements/Object 98" xlink:type="simple" xlink:show="embed" xlink:actuate="onLoad"/></draw:frame><text:s/>in the measured process <draw:frame draw:style-name="fr4" draw:name="51" text:anchor-type="as-char" svg:width="0.206cm" svg:height="0.467cm" draw:z-index="106"><draw:object xlink:href="./Object 100" xlink:type="simple" xlink:show="embed" xlink:actuate="onLoad"/><draw:image xlink:href="./ObjectReplacements/Object 100" xlink:type="simple" xlink:show="embed" xlink:actuate="onLoad"/></draw:frame><text:span text:style-name="T23"><text:line-break/><text:tab/></text:span><draw:frame draw:style-name="fr4" draw:name="52" text:anchor-type="as-char" svg:width="4.844cm" svg:height="0.653cm" draw:z-index="107"><draw:object xlink:href="./Object 102" xlink:type="simple" xlink:show="embed" xlink:actuate="onLoad"/><draw:image xlink:href="./ObjectReplacements/Object 102" xlink:type="simple" xlink:show="embed" xlink:actuate="onLoad"/></draw:frame></text:p>
      <text:p text:style-name="P41"><draw:frame draw:style-name="fr4" draw:name="53" text:anchor-type="as-char" svg:width="0.363cm" svg:height="0.531cm" draw:z-index="108"><draw:object xlink:href="./Object 104" xlink:type="simple" xlink:show="embed" xlink:actuate="onLoad"/><draw:image xlink:href="./ObjectReplacements/Object 104" xlink:type="simple" xlink:show="embed" xlink:actuate="onLoad"/></draw:frame><text:span text:style-name="T9"><text:tab/>True orientation quaternion</text:span><text:span text:style-name="T1"> transforming from global to sensor frame at iteration </text:span><draw:frame draw:style-name="fr4" draw:name="54" text:anchor-type="as-char" svg:width="0.224cm" svg:height="0.467cm" draw:z-index="109"><draw:object xlink:href="./Object 106" xlink:type="simple" xlink:show="embed" xlink:actuate="onLoad"/><draw:image xlink:href="./ObjectReplacements/Object 106" xlink:type="simple" xlink:show="embed" xlink:actuate="onLoad"/></draw:frame></text:p>
      <text:p text:style-name="P41"><draw:frame draw:style-name="fr5" draw:name="55" text:anchor-type="as-char" svg:y="-0.437cm" svg:width="0.363cm" svg:height="0.591cm" draw:z-index="110"><draw:object xlink:href="./Object 108" xlink:type="simple" xlink:show="embed" xlink:actuate="onLoad"/><draw:image xlink:href="./ObjectReplacements/Object 108" xlink:type="simple" xlink:show="embed" xlink:actuate="onLoad"/></draw:frame><text:span text:style-name="T14"><text:tab/></text:span><text:span text:style-name="T10">A priori</text:span><text:span text:style-name="T1"> estimate of the true </text:span><text:span text:style-name="T9">orientation</text:span><text:span text:style-name="T1"> quaternion </text:span><draw:frame draw:style-name="fr4" draw:name="56" text:anchor-type="as-char" svg:width="0.363cm" svg:height="0.531cm" draw:z-index="111"><draw:object xlink:href="./Object 110" xlink:type="simple" xlink:show="embed" xlink:actuate="onLoad"/><draw:image xlink:href="./ObjectReplacements/Object 110" xlink:type="simple" xlink:show="embed" xlink:actuate="onLoad"/></draw:frame></text:p>
      <text:p text:style-name="P41"><draw:frame draw:style-name="fr5" draw:name="57" text:anchor-type="as-char" svg:y="-0.437cm" svg:width="0.374cm" svg:height="0.591cm" draw:z-index="112"><draw:object xlink:href="./Object 112" xlink:type="simple" xlink:show="embed" xlink:actuate="onLoad"/><draw:image xlink:href="./ObjectReplacements/Object 112" xlink:type="simple" xlink:show="embed" xlink:actuate="onLoad"/></draw:frame><text:span text:style-name="T14"><text:tab/></text:span><text:span text:style-name="T10">A posteriori</text:span><text:span text:style-name="T1"> estimate of the true </text:span><text:span text:style-name="T9">orientation</text:span><text:span text:style-name="T1"> quaternion </text:span><draw:frame draw:style-name="fr4" draw:name="58" text:anchor-type="as-char" svg:width="0.363cm" svg:height="0.531cm" draw:z-index="113"><draw:object xlink:href="./Object 114" xlink:type="simple" xlink:show="embed" xlink:actuate="onLoad"/><draw:image xlink:href="./ObjectReplacements/Object 114" xlink:type="simple" xlink:show="embed" xlink:actuate="onLoad"/></draw:frame></text:p>
      <text:p text:style-name="P41"><draw:frame draw:style-name="fr4" draw:name="59" text:anchor-type="as-char" svg:width="0.43cm" svg:height="0.531cm" draw:z-index="114"><draw:object xlink:href="./Object 116" xlink:type="simple" xlink:show="embed" xlink:actuate="onLoad"/><draw:image xlink:href="./ObjectReplacements/Object 116" xlink:type="simple" xlink:show="embed" xlink:actuate="onLoad"/></draw:frame><text:span text:style-name="T9"><text:tab/>True orientation</text:span><text:span text:style-name="T1"> matrix transforming from global to sensor frame at iteration </text:span><draw:frame draw:style-name="fr4" draw:name="60" text:anchor-type="as-char" svg:width="0.224cm" svg:height="0.467cm" draw:z-index="115"><draw:object xlink:href="./Object 118" xlink:type="simple" xlink:show="embed" xlink:actuate="onLoad"/><draw:image xlink:href="./ObjectReplacements/Object 118" xlink:type="simple" xlink:show="embed" xlink:actuate="onLoad"/></draw:frame></text:p>
      <text:p text:style-name="P41"><draw:frame draw:style-name="fr5" draw:name="61" text:anchor-type="as-char" svg:y="-0.437cm" svg:width="0.43cm" svg:height="0.591cm" draw:z-index="116"><draw:object xlink:href="./Object 120" xlink:type="simple" xlink:show="embed" xlink:actuate="onLoad"/><draw:image xlink:href="./ObjectReplacements/Object 120" xlink:type="simple" xlink:show="embed" xlink:actuate="onLoad"/></draw:frame><text:span text:style-name="T14"><text:tab/></text:span><text:span text:style-name="T10">A priori</text:span><text:span text:style-name="T1"> estimate of the true </text:span><text:span text:style-name="T9">orientation</text:span><text:span text:style-name="T1"> matrix </text:span><draw:frame draw:style-name="fr4" draw:name="62" text:anchor-type="as-char" svg:width="0.43cm" svg:height="0.531cm" draw:z-index="117"><draw:object xlink:href="./Object 122" xlink:type="simple" xlink:show="embed" xlink:actuate="onLoad"/><draw:image xlink:href="./ObjectReplacements/Object 122" xlink:type="simple" xlink:show="embed" xlink:actuate="onLoad"/></draw:frame></text:p>
      <text:p text:style-name="P41"><draw:frame draw:style-name="fr5" draw:name="63" text:anchor-type="as-char" svg:y="-0.437cm" svg:width="0.439cm" svg:height="0.591cm" draw:z-index="118"><draw:object xlink:href="./Object 124" xlink:type="simple" xlink:show="embed" xlink:actuate="onLoad"/><draw:image xlink:href="./ObjectReplacements/Object 124" xlink:type="simple" xlink:show="embed" xlink:actuate="onLoad"/></draw:frame><text:span text:style-name="T14"><text:tab/></text:span><text:span text:style-name="T10">A posteriori</text:span><text:span text:style-name="T1"> estimate of the true </text:span><text:span text:style-name="T9">orientation</text:span><text:span text:style-name="T1"> matrix </text:span><draw:frame draw:style-name="fr4" draw:name="64" text:anchor-type="as-char" svg:width="0.43cm" svg:height="0.531cm" draw:z-index="119"><draw:object xlink:href="./Object 126" xlink:type="simple" xlink:show="embed" xlink:actuate="onLoad"/><draw:image xlink:href="./ObjectReplacements/Object 126" xlink:type="simple" xlink:show="embed" xlink:actuate="onLoad"/></draw:frame></text:p>
      <text:p text:style-name="P41"><draw:frame draw:style-name="fr4" draw:name="65" text:anchor-type="as-char" svg:width="0.358cm" svg:height="0.531cm" draw:z-index="120"><draw:object xlink:href="./Object 128" xlink:type="simple" xlink:show="embed" xlink:actuate="onLoad"/><draw:image xlink:href="./ObjectReplacements/Object 128" xlink:type="simple" xlink:show="embed" xlink:actuate="onLoad"/></draw:frame><text:span text:style-name="T14"><text:tab/></text:span><text:span text:style-name="T1">Additive noise in measurement error process </text:span><draw:frame draw:style-name="fr4" draw:name="66" text:anchor-type="as-char" svg:width="0.575cm" svg:height="0.531cm" draw:z-index="121"><draw:object xlink:href="./Object 130" xlink:type="simple" xlink:show="embed" xlink:actuate="onLoad"/><draw:image xlink:href="./ObjectReplacements/Object 130" xlink:type="simple" xlink:show="embed" xlink:actuate="onLoad"/></draw:frame><text:span text:style-name="T1">:</text:span><text:span text:style-name="T14"><text:line-break/></text:span><text:span text:style-name="T1"><text:tab/></text:span><draw:frame draw:style-name="fr4" draw:name="67" text:anchor-type="as-char" svg:width="2.658cm" svg:height="0.591cm" draw:z-index="122"><draw:object xlink:href="./Object 132" xlink:type="simple" xlink:show="embed" xlink:actuate="onLoad"/><draw:image xlink:href="./ObjectReplacements/Object 132" xlink:type="simple" xlink:show="embed" xlink:actuate="onLoad"/></draw:frame></text:p>
      <text:p text:style-name="P41"><draw:frame draw:style-name="fr4" draw:name="68" text:anchor-type="as-char" svg:width="0.669cm" svg:height="0.531cm" draw:z-index="123"><draw:object xlink:href="./Object 134" xlink:type="simple" xlink:show="embed" xlink:actuate="onLoad"/><draw:image xlink:href="./ObjectReplacements/Object 134" xlink:type="simple" xlink:show="embed" xlink:actuate="onLoad"/></draw:frame><text:span text:style-name="T1"><text:tab/>Accelerometer sensor additive noise (units g)</text:span></text:p>
      <text:p text:style-name="P40"><draw:frame draw:style-name="fr4" draw:name="69" text:anchor-type="as-char" svg:width="0.663cm" svg:height="0.531cm" draw:z-index="124"><draw:object xlink:href="./Object 136" xlink:type="simple" xlink:show="embed" xlink:actuate="onLoad"/><draw:image xlink:href="./ObjectReplacements/Object 136" xlink:type="simple" xlink:show="embed" xlink:actuate="onLoad"/></draw:frame><text:span text:style-name="T1"><text:tab/>Gyro sensor additive noise (units deg/s)</text:span></text:p>
      <text:p text:style-name="P40"><draw:frame draw:style-name="fr4" draw:name="70" text:anchor-type="as-char" svg:width="0.725cm" svg:height="0.531cm" draw:z-index="125"><draw:object xlink:href="./Object 138" xlink:type="simple" xlink:show="embed" xlink:actuate="onLoad"/><draw:image xlink:href="./ObjectReplacements/Object 138" xlink:type="simple" xlink:show="embed" xlink:actuate="onLoad"/></draw:frame><text:span text:style-name="T1"><text:tab/>Magnetometer sensor instantaneous additive noise (units uT)</text:span></text:p>
      <text:p text:style-name="P41"><draw:frame draw:style-name="fr4" draw:name="71" text:anchor-type="as-char" svg:width="0.445cm" svg:height="0.531cm" draw:z-index="126"><draw:object xlink:href="./Object 140" xlink:type="simple" xlink:show="embed" xlink:actuate="onLoad"/><draw:image xlink:href="./ObjectReplacements/Object 140" xlink:type="simple" xlink:show="embed" xlink:actuate="onLoad"/></draw:frame><text:span text:style-name="T14"><text:tab/></text:span><text:span text:style-name="T1">Additive noise in error of underlying process </text:span><draw:frame draw:style-name="fr4" draw:name="72" text:anchor-type="as-char" svg:width="0.601cm" svg:height="0.531cm" draw:z-index="127"><draw:object xlink:href="./Object 142" xlink:type="simple" xlink:show="embed" xlink:actuate="onLoad"/><draw:image xlink:href="./ObjectReplacements/Object 142" xlink:type="simple" xlink:show="embed" xlink:actuate="onLoad"/></draw:frame><text:span text:style-name="T1">:</text:span><text:span text:style-name="T14"><text:line-break/></text:span><text:span text:style-name="T1"><text:tab/></text:span><draw:frame draw:style-name="fr4" draw:name="73" text:anchor-type="as-char" svg:width="3.129cm" svg:height="0.531cm" draw:z-index="128"><draw:object xlink:href="./Object 144" xlink:type="simple" xlink:show="embed" xlink:actuate="onLoad"/><draw:image xlink:href="./ObjectReplacements/Object 144" xlink:type="simple" xlink:show="embed" xlink:actuate="onLoad"/></draw:frame></text:p>
      <text:p text:style-name="P40"><draw:frame draw:style-name="fr4" draw:name="74" text:anchor-type="as-char" svg:width="0.695cm" svg:height="0.531cm" draw:z-index="129"><draw:object xlink:href="./Object 146" xlink:type="simple" xlink:show="embed" xlink:actuate="onLoad"/><draw:image xlink:href="./ObjectReplacements/Object 146" xlink:type="simple" xlink:show="embed" xlink:actuate="onLoad"/></draw:frame><text:span text:style-name="T1"><text:tab/>Driving noise for linear acceleration low pass Markov process (units g)</text:span></text:p>
      <text:p text:style-name="P40"><draw:frame draw:style-name="fr4" draw:name="75" text:anchor-type="as-char" svg:width="0.697cm" svg:height="0.531cm" draw:z-index="130"><draw:object xlink:href="./Object 148" xlink:type="simple" xlink:show="embed" xlink:actuate="onLoad"/><draw:image xlink:href="./ObjectReplacements/Object 148" xlink:type="simple" xlink:show="embed" xlink:actuate="onLoad"/></draw:frame><text:span text:style-name="T1"><text:tab/>Driving noise for gyro offset random walk (units deg/s)</text:span></text:p>
      <text:p text:style-name="P40"><draw:frame draw:style-name="fr4" draw:name="76" text:anchor-type="as-char" svg:width="0.706cm" svg:height="0.531cm" draw:z-index="131"><draw:object xlink:href="./Object 150" xlink:type="simple" xlink:show="embed" xlink:actuate="onLoad"/><draw:image xlink:href="./ObjectReplacements/Object 150" xlink:type="simple" xlink:show="embed" xlink:actuate="onLoad"/></draw:frame><text:span text:style-name="T1"><text:tab/>Driving noise for magnetic disturbance low pass Markov process (units uT)</text:span></text:p>
      <text:p text:style-name="P40"><draw:frame draw:style-name="fr4" draw:name="77" text:anchor-type="as-char" svg:width="0.601cm" svg:height="0.531cm" draw:z-index="132"><draw:object xlink:href="./Object 152" xlink:type="simple" xlink:show="embed" xlink:actuate="onLoad"/><draw:image xlink:href="./ObjectReplacements/Object 152" xlink:type="simple" xlink:show="embed" xlink:actuate="onLoad"/></draw:frame><text:span text:style-name="T14"><text:tab/></text:span><text:span text:style-name="T1">The underlying error process</text:span></text:p>
      <text:p text:style-name="P40"><draw:frame draw:style-name="fr5" draw:name="78" text:anchor-type="as-char" svg:y="-0.437cm" svg:width="0.601cm" svg:height="0.591cm" draw:z-index="133"><draw:object xlink:href="./Object 154" xlink:type="simple" xlink:show="embed" xlink:actuate="onLoad"/><draw:image xlink:href="./ObjectReplacements/Object 154" xlink:type="simple" xlink:show="embed" xlink:actuate="onLoad"/></draw:frame><text:span text:style-name="T14"><text:tab/></text:span><text:span text:style-name="T1">The </text:span><text:span text:style-name="T10">a priori</text:span><text:span text:style-name="T1"> estimate of error process </text:span><draw:frame draw:style-name="fr4" draw:name="79" text:anchor-type="as-char" svg:width="0.601cm" svg:height="0.531cm" draw:z-index="134"><draw:object xlink:href="./Object 156" xlink:type="simple" xlink:show="embed" xlink:actuate="onLoad"/><draw:image xlink:href="./ObjectReplacements/Object 156" xlink:type="simple" xlink:show="embed" xlink:actuate="onLoad"/></draw:frame></text:p>
      <text:p text:style-name="P40"><draw:frame draw:style-name="fr5" draw:name="80" text:anchor-type="as-char" svg:y="-0.437cm" svg:width="0.601cm" svg:height="0.591cm" draw:z-index="135"><draw:object xlink:href="./Object 158" xlink:type="simple" xlink:show="embed" xlink:actuate="onLoad"/><draw:image xlink:href="./ObjectReplacements/Object 158" xlink:type="simple" xlink:show="embed" xlink:actuate="onLoad"/></draw:frame><text:span text:style-name="T14"><text:tab/></text:span><text:span text:style-name="T1">The </text:span><text:span text:style-name="T10">a posteriori</text:span><text:span text:style-name="T1"> estimate of error process </text:span><draw:frame draw:style-name="fr4" draw:name="81" text:anchor-type="as-char" svg:width="0.601cm" svg:height="0.531cm" draw:z-index="136"><draw:object xlink:href="./Object 160" xlink:type="simple" xlink:show="embed" xlink:actuate="onLoad"/><draw:image xlink:href="./ObjectReplacements/Object 160" xlink:type="simple" xlink:show="embed" xlink:actuate="onLoad"/></draw:frame></text:p>
      <text:p text:style-name="P40"><draw:frame draw:style-name="fr4" draw:name="82" text:anchor-type="as-char" svg:width="0.711cm" svg:height="0.531cm" draw:z-index="137"><draw:object xlink:href="./Object 162" xlink:type="simple" xlink:show="embed" xlink:actuate="onLoad"/><draw:image xlink:href="./ObjectReplacements/Object 162" xlink:type="simple" xlink:show="embed" xlink:actuate="onLoad"/></draw:frame><text:span text:style-name="T1"><text:tab/>Accelerometer reading (g) which by definition is in the sensor frame</text:span></text:p>
      <text:p text:style-name="P40"><draw:frame draw:style-name="fr4" draw:name="83" text:anchor-type="as-char" svg:width="0.706cm" svg:height="0.531cm" draw:z-index="138"><draw:object xlink:href="./Object 164" xlink:type="simple" xlink:show="embed" xlink:actuate="onLoad"/><draw:image xlink:href="./ObjectReplacements/Object 164" xlink:type="simple" xlink:show="embed" xlink:actuate="onLoad"/></draw:frame><text:span text:style-name="T1"><text:tab/>Gyro reading (units deg/s) which by definition is in the sensor frame</text:span></text:p>
      <text:p text:style-name="P40"><draw:frame draw:style-name="fr4" draw:name="84" text:anchor-type="as-char" svg:width="0.767cm" svg:height="0.531cm" draw:z-index="139"><draw:object xlink:href="./Object 166" xlink:type="simple" xlink:show="embed" xlink:actuate="onLoad"/><draw:image xlink:href="./ObjectReplacements/Object 166" xlink:type="simple" xlink:show="embed" xlink:actuate="onLoad"/></draw:frame><text:span text:style-name="T1"><text:tab/>Magnetometer reading (units uT) which by definition is in the sensor frame</text:span></text:p>
      <text:p text:style-name="P40"><text:soft-page-break/><draw:frame draw:style-name="fr4" draw:name="85" text:anchor-type="as-char" svg:width="1.683cm" svg:height="0.591cm" draw:z-index="140"><draw:object xlink:href="./Object 168" xlink:type="simple" xlink:show="embed" xlink:actuate="onLoad"/><draw:image xlink:href="./ObjectReplacements/Object 168" xlink:type="simple" xlink:show="embed" xlink:actuate="onLoad"/></draw:frame><text:span text:style-name="T14"><text:tab/></text:span><text:span text:style-name="T1">The measurement error vector in global and sensor frames</text:span></text:p>
      <text:p text:style-name="P40"><draw:frame draw:style-name="fr4" draw:name="86" text:anchor-type="as-char" svg:width="0.353cm" svg:height="0.467cm" draw:z-index="141"><draw:object xlink:href="./Object 170" xlink:type="simple" xlink:show="embed" xlink:actuate="onLoad"/><draw:image xlink:href="./ObjectReplacements/Object 170" xlink:type="simple" xlink:show="embed" xlink:actuate="onLoad"/></draw:frame><text:span text:style-name="T14"><text:tab/></text:span><text:span text:style-name="T1">Sampling interval or small time interval (units s)</text:span></text:p>
      <text:p text:style-name="P40"><draw:frame draw:style-name="fr4" draw:name="87" text:anchor-type="as-char" svg:width="0.587cm" svg:height="0.531cm" draw:z-index="142"><draw:object xlink:href="./Object 172" xlink:type="simple" xlink:show="embed" xlink:actuate="onLoad"/><draw:image xlink:href="./ObjectReplacements/Object 172" xlink:type="simple" xlink:show="embed" xlink:actuate="onLoad"/></draw:frame><text:span text:style-name="T14"><text:tab/></text:span><text:span text:style-name="T1">True orientation error vector (units deg)</text:span></text:p>
      <text:p text:style-name="P40"><draw:frame draw:style-name="fr5" draw:name="88" text:anchor-type="as-char" svg:y="-0.441cm" svg:width="0.587cm" svg:height="0.594cm" draw:z-index="143"><draw:object xlink:href="./Object 174" xlink:type="simple" xlink:show="embed" xlink:actuate="onLoad"/><draw:image xlink:href="./ObjectReplacements/Object 174" xlink:type="simple" xlink:show="embed" xlink:actuate="onLoad"/></draw:frame><text:span text:style-name="T14"><text:tab/></text:span><text:span text:style-name="T1">The </text:span><text:span text:style-name="T10">a priori</text:span><text:span text:style-name="T1"> estimate of the orientation error vector </text:span><draw:frame draw:style-name="fr4" draw:name="89" text:anchor-type="as-char" svg:width="0.587cm" svg:height="0.531cm" draw:z-index="144"><draw:object xlink:href="./Object 176" xlink:type="simple" xlink:show="embed" xlink:actuate="onLoad"/><draw:image xlink:href="./ObjectReplacements/Object 176" xlink:type="simple" xlink:show="embed" xlink:actuate="onLoad"/></draw:frame></text:p>
      <text:p text:style-name="P40"><draw:frame draw:style-name="fr5" draw:name="90" text:anchor-type="as-char" svg:y="-0.441cm" svg:width="0.587cm" svg:height="0.594cm" draw:z-index="145"><draw:object xlink:href="./Object 178" xlink:type="simple" xlink:show="embed" xlink:actuate="onLoad"/><draw:image xlink:href="./ObjectReplacements/Object 178" xlink:type="simple" xlink:show="embed" xlink:actuate="onLoad"/></draw:frame><text:span text:style-name="T14"><text:tab/></text:span><text:span text:style-name="T1">The </text:span><text:span text:style-name="T10">a posteriori</text:span><text:span text:style-name="T1"> estimate of the orientation error vector </text:span><draw:frame draw:style-name="fr4" draw:name="91" text:anchor-type="as-char" svg:width="0.587cm" svg:height="0.531cm" draw:z-index="146"><draw:object xlink:href="./Object 180" xlink:type="simple" xlink:show="embed" xlink:actuate="onLoad"/><draw:image xlink:href="./ObjectReplacements/Object 180" xlink:type="simple" xlink:show="embed" xlink:actuate="onLoad"/></draw:frame></text:p>
      <text:p text:style-name="P40"><draw:frame draw:style-name="fr4" draw:name="92" text:anchor-type="as-char" svg:width="0.443cm" svg:height="0.531cm" draw:z-index="147"><draw:object xlink:href="./Object 182" xlink:type="simple" xlink:show="embed" xlink:actuate="onLoad"/><draw:image xlink:href="./ObjectReplacements/Object 182" xlink:type="simple" xlink:show="embed" xlink:actuate="onLoad"/></draw:frame><text:span text:style-name="T9"><text:tab/></text:span><text:span text:style-name="T1">True angular velocity (deg/s)</text:span></text:p>
      <text:p text:style-name="P40"><draw:frame draw:style-name="fr5" draw:name="93" text:anchor-type="as-char" svg:y="-0.437cm" svg:width="0.443cm" svg:height="0.591cm" draw:z-index="148"><draw:object xlink:href="./Object 184" xlink:type="simple" xlink:show="embed" xlink:actuate="onLoad"/><draw:image xlink:href="./ObjectReplacements/Object 184" xlink:type="simple" xlink:show="embed" xlink:actuate="onLoad"/></draw:frame><text:span text:style-name="T14"><text:tab/></text:span><text:span text:style-name="T1">The </text:span><text:span text:style-name="T10">a priori</text:span><text:span text:style-name="T1"> estimate of the angular velocity </text:span><draw:frame draw:style-name="fr4" draw:name="94" text:anchor-type="as-char" svg:width="0.443cm" svg:height="0.531cm" draw:z-index="149"><draw:object xlink:href="./Object 186" xlink:type="simple" xlink:show="embed" xlink:actuate="onLoad"/><draw:image xlink:href="./ObjectReplacements/Object 186" xlink:type="simple" xlink:show="embed" xlink:actuate="onLoad"/></draw:frame><text:span text:style-name="T1"><text:s/>(deg/s)</text:span></text:p>
      <text:p text:style-name="P40"><draw:frame draw:style-name="fr4" draw:name="95" text:anchor-type="as-char" svg:width="0.885cm" svg:height="0.519cm" draw:z-index="150"><draw:object xlink:href="./Object 188" xlink:type="simple" xlink:show="embed" xlink:actuate="onLoad"/><draw:image xlink:href="./ObjectReplacements/Object 188" xlink:type="simple" xlink:show="embed" xlink:actuate="onLoad"/></draw:frame><text:span text:style-name="T14"><text:tab/></text:span><text:span text:style-name="T1">The matrix constructed from the vector </text:span><draw:frame draw:style-name="fr4" draw:name="96" text:anchor-type="as-char" svg:width="0.309cm" svg:height="0.467cm" draw:z-index="151"><draw:object xlink:href="./Object 190" xlink:type="simple" xlink:show="embed" xlink:actuate="onLoad"/><draw:image xlink:href="./ObjectReplacements/Object 190" xlink:type="simple" xlink:show="embed" xlink:actuate="onLoad"/></draw:frame><text:span text:style-name="T1"><text:s/>to be equivalent to vector product operation</text:span></text:p>
      <text:p text:style-name="P27"/>
      <text:list xml:id="list2961537853" text:style-name="WWNum29">
        <text:list-item>
          <text:list>
            <text:list-item>
              <text:h text:style-name="P68" text:outline-level="2"><text:bookmark-start text:name="_Toc395777515"/><text:bookmark-start text:name="_Toc332888970"/><text:bookmark-start text:name="_Toc332785900"/><text:bookmark-start text:name="_Toc332785885"/><text:bookmark-start text:name="_Toc332272499"/><text:bookmark-start text:name="_Toc318808390"/><text:bookmark-start text:name="_Toc309306113"/><text:bookmark-start text:name="_Toc309212128"/><text:bookmark-start text:name="_Toc309053348"/><text:bookmark-start text:name="_Toc309041880"/><text:bookmark-start text:name="_Toc309026377"/><text:bookmark-start text:name="_Toc308873550"/><text:bookmark-start text:name="_Toc308773868"/><text:bookmark-start text:name="_Toc308773852"/><text:bookmark-start text:name="_Toc308444627"/><text:bookmark-start text:name="_Toc308444422"/><text:bookmark-start text:name="_Toc308444275"/><text:bookmark-start text:name="_Toc308435208"/><text:bookmark-start text:name="_Toc308422928"/><text:bookmark-start text:name="_Toc308421314"/><text:bookmark-start text:name="_Toc308358812"/><text:bookmark-start text:name="_Toc308269023"/>Introduction<text:bookmark-end text:name="_Toc395777515"/></text:h>
              <text:list>
                <text:list-item>
                  <text:h text:style-name="P74" text:outline-level="3"><text:bookmark-start text:name="_Toc394050552"/><text:bookmark-start text:name="_Toc395777516"/>Summary<text:bookmark-end text:name="_Toc394050552"/><text:bookmark-end text:name="_Toc395777516"/></text:h>
                </text:list-item>
              </text:list>
            </text:list-item>
          </text:list>
        </text:list-item>
      </text:list>
      <text:p text:style-name="P5">This document derives the mathematics of the complementary indirect Kalman filter (function fRun_9DOF_GBY_KALMAN ) used to fuse the accelerometer, magnetometer and gyroscope data (termed 9DOF or nine degree of freedom sensor fusion). </text:p>
      <text:p text:style-name="P4"><text:span text:style-name="T19">The 6DOF Kalman filter for six degree of freedom fusion of accelerometer and gyroscope data (function </text:span><text:span text:style-name="T1">fRun_6DOF_GY_KALMAN) is an obvious simplification of the 9DOF algorithm and is not derived separately.</text:span></text:p>
      <text:p text:style-name="P5">The term complementary indicates that the Kalman filter balances orientation estimates coming from i) the accelerometer and magnetometer and ii) from the gyroscope sensor. The term indirect indicates that the Kalman filter operates on the error vector rather than the state vector itself.</text:p>
      <text:p text:style-name="P5">The introductory document "Basic Kalman Filter Theory" should be read and understood before tackling this document.</text:p>
      <text:p text:style-name="P5"/>
      <text:list xml:id="list154054747499917" text:continue-numbering="true" text:style-name="WWNum29">
        <text:list-item>
          <text:list>
            <text:list-item>
              <text:list>
                <text:list-item>
                  <text:h text:style-name="P74" text:outline-level="3"><text:bookmark-start text:name="_Toc395777517"/><text:bookmark-start text:name="_Toc394050553"/>References<text:bookmark-end text:name="_Toc395777517"/></text:h>
                </text:list-item>
              </text:list>
            </text:list-item>
          </text:list>
        </text:list-item>
      </text:list>
      <text:p text:style-name="P26"><text:s/>[1] "Compensation of Magnetic Disturbances Improves Inertial and Magnetic Sensing of Human Body Segment Orientation", Daniel Roetenberg, Henk J. Luinge, Chris T. M. Baten, and Peter H. Veltink, IEEE Transactions on Neural Systems and Rehabilitation Engineering, Vol. 13, No. 3, September 2004</text:p>
      <text:p text:style-name="P26"/>
      <text:list xml:id="list154056256143791" text:continue-numbering="true" text:style-name="WWNum29">
        <text:list-item>
          <text:list>
            <text:list-item>
              <text:list>
                <text:list-item>
                  <text:h text:style-name="P74" text:outline-level="3"><text:bookmark-start text:name="_Toc395777518"/>Functions<text:bookmark-end text:name="_Toc395777518"/><text:bookmark-end text:name="_Toc394050553"/></text:h>
                </text:list-item>
              </text:list>
            </text:list-item>
          </text:list>
        </text:list-item>
      </text:list>
      <text:p text:style-name="P26"/>
      <table:table table:name="Таблица1" table:style-name="Таблица1">
        <table:table-column table:style-name="Таблица1.A"/>
        <table:table-row table:style-name="Таблица1.1">
          <table:table-cell table:style-name="Таблица1.A1" office:value-type="string">
            <text:p text:style-name="P26">void fInit_9DOF_GBY_KALMAN(struct SV_9DOF_GBY_KALMAN *pthisSV, int16 ithisCoordSystem, int16 iSensorFS, int16 iOverSampleRatio)</text:p>
            <text:p text:style-name="P26">Initialization of accelerometer, magnetometer and gyroscope sensor fusion algorithm.</text:p>
          </table:table-cell>
        </table:table-row>
        <table:table-row table:style-name="Таблица1.1">
          <table:table-cell table:style-name="Таблица1.A1" office:value-type="string">
            <text:p text:style-name="P36">void fRun_9DOF_GBY_KALMAN(struct SV_9DOF_GBY_KALMAN *pthisSV, struct AccelSensor *pthisAccel, struct MagSensor *pthisMag, struct GyroSensor *pthisGyro, struct MagCalibration *pthisMagCal, int16 ithisCoordSystem, int16 iOverSampleRatio);</text:p>
            <text:p text:style-name="P26">Executes one pass of the accelerometer, magnetometer and gyroscope sensor fusion algorithm.</text:p>
          </table:table-cell>
        </table:table-row>
        <table:table-row table:style-name="Таблица1.1">
          <table:table-cell table:style-name="Таблица1.A1" office:value-type="string">
            <text:p text:style-name="P26">void fInit_6DOF_GY_KALMAN(struct SV_6DOF_GY_KALMAN *pthisSV, int16 iSensorFS, int16 iOverSampleRatio)</text:p>
            <text:p text:style-name="P26">Initialization of accelerometer plus gyroscope sensor fusion algorithm.</text:p>
          </table:table-cell>
        </table:table-row>
        <table:table-row table:style-name="Таблица1.1">
          <table:table-cell table:style-name="Таблица1.A1" office:value-type="string">
            <text:p text:style-name="P26">void fRun_6DOF_GY_KALMAN(struct SV_6DOF_GY_KALMAN *pthisSV, struct AccelSensor *pthisAccel, struct GyroSensor *pthisGyro, int16 ithisCoordSystem, int16 iOverSampleRatio);</text:p>
            <text:p text:style-name="P26">Executes one pass of the accelerometer plus gyroscope sensor fusion algorithm.</text:p>
          </table:table-cell>
        </table:table-row>
      </table:table>
      <text:p text:style-name="P6"/>
      <text:list xml:id="list154056732092766" text:continue-numbering="true" text:style-name="WWNum29">
        <text:list-item>
          <text:list>
            <text:list-item>
              <text:h text:style-name="P68" text:outline-level="2"><text:bookmark-start text:name="_Toc395777519"/>Mathematical Background<text:bookmark-end text:name="_Toc395777519"/></text:h>
              <text:list>
                <text:list-item>
                  <text:h text:style-name="P74" text:outline-level="3"><text:bookmark-start text:name="_Toc395777520"/><text:bookmark-start text:name="_Toc362846393"/><text:bookmark-start text:name="_Toc332888975"/>Vector Product<text:bookmark-end text:name="_Toc395777520"/></text:h>
                </text:list-item>
              </text:list>
            </text:list-item>
          </text:list>
        </text:list-item>
      </text:list>
      <text:p text:style-name="Paragraph"><text:span text:style-name="T1">The vector product of the vectors </text:span><draw:frame draw:style-name="fr4" draw:name="97" text:anchor-type="as-char" svg:width="0.309cm" svg:height="0.467cm" draw:z-index="152"><draw:object xlink:href="./Object 192" xlink:type="simple" xlink:show="embed" xlink:actuate="onLoad"/><draw:image xlink:href="./ObjectReplacements/Object 192" xlink:type="simple" xlink:show="embed" xlink:actuate="onLoad"/></draw:frame><text:span text:style-name="T1"><text:s/>and </text:span><draw:frame draw:style-name="fr4" draw:name="98" text:anchor-type="as-char" svg:width="0.226cm" svg:height="0.467cm" draw:z-index="153"><draw:object xlink:href="./Object 194" xlink:type="simple" xlink:show="embed" xlink:actuate="onLoad"/><draw:image xlink:href="./ObjectReplacements/Object 194" xlink:type="simple" xlink:show="embed" xlink:actuate="onLoad"/></draw:frame><text:span text:style-name="T1"><text:s/>is written as </text:span><draw:frame draw:style-name="fr4" draw:name="99" text:anchor-type="as-char" svg:width="0.901cm" svg:height="0.467cm" draw:z-index="154"><draw:object xlink:href="./Object 196" xlink:type="simple" xlink:show="embed" xlink:actuate="onLoad"/><draw:image xlink:href="./ObjectReplacements/Object 196" xlink:type="simple" xlink:show="embed" xlink:actuate="onLoad"/></draw:frame><text:span text:style-name="T1"><text:s/>and defined to be:</text:span></text:p>
      <text:p text:style-name="P20"><draw:frame draw:style-name="fr4" draw:name="100" text:anchor-type="as-char" svg:width="6.366cm" svg:height="1.864cm" draw:z-index="155"><draw:object xlink:href="./Object 198" xlink:type="simple" xlink:show="embed" xlink:actuate="onLoad"/><draw:image xlink:href="./ObjectReplacements/Object 198" xlink:type="simple" xlink:show="embed" xlink:actuate="onLoad"/></draw:frame><text:tab/>Eq 2.1.1</text:p>
      <text:p text:style-name="P20">By inspection:</text:p>
      <text:p text:style-name="P20"><draw:frame draw:style-name="fr4" draw:name="101" text:anchor-type="as-char" svg:width="2.475cm" svg:height="0.467cm" draw:z-index="156"><draw:object xlink:href="./Object 200" xlink:type="simple" xlink:show="embed" xlink:actuate="onLoad"/><draw:image xlink:href="./ObjectReplacements/Object 200" xlink:type="simple" xlink:show="embed" xlink:actuate="onLoad"/></draw:frame><text:tab/>Eq 2.1.2</text:p>
      <text:p text:style-name="P20">Equation 2.1.1 can be written in terms of the equivalent matrix multiplication as:</text:p>
      <text:p text:style-name="P20"><draw:frame draw:style-name="fr4" draw:name="102" text:anchor-type="as-char" svg:width="8.557cm" svg:height="1.834cm" draw:z-index="157"><draw:object xlink:href="./Object 202" xlink:type="simple" xlink:show="embed" xlink:actuate="onLoad"/><draw:image xlink:href="./ObjectReplacements/Object 202" xlink:type="simple" xlink:show="embed" xlink:actuate="onLoad"/></draw:frame><text:span text:style-name="T23"><text:tab/></text:span>Eq 2.1.3</text:p>
      <text:p text:style-name="P20">where the matrix <draw:frame draw:style-name="fr4" draw:name="103" text:anchor-type="as-char" svg:width="0.885cm" svg:height="0.519cm" draw:z-index="158"><draw:object xlink:href="./Object 204" xlink:type="simple" xlink:show="embed" xlink:actuate="onLoad"/><draw:image xlink:href="./ObjectReplacements/Object 204" xlink:type="simple" xlink:show="embed" xlink:actuate="onLoad"/></draw:frame><text:span text:style-name="T23"><text:s/></text:span>is defined as:</text:p>
      <text:p text:style-name="P20"><draw:frame draw:style-name="fr4" draw:name="104" text:anchor-type="as-char" svg:width="4.688cm" svg:height="1.834cm" draw:z-index="159"><draw:object xlink:href="./Object 206" xlink:type="simple" xlink:show="embed" xlink:actuate="onLoad"/><draw:image xlink:href="./ObjectReplacements/Object 206" xlink:type="simple" xlink:show="embed" xlink:actuate="onLoad"/></draw:frame><text:span text:style-name="T23"><text:tab/></text:span>Eq 2.1.4</text:p>
      <text:p text:style-name="P20">The terminology in equation 2.1.3 emphasis the equivalence between the matrix <draw:frame draw:style-name="fr4" draw:name="105" text:anchor-type="as-char" svg:width="0.885cm" svg:height="0.519cm" draw:z-index="160"><draw:object xlink:href="./Object 208" xlink:type="simple" xlink:show="embed" xlink:actuate="onLoad"/><draw:image xlink:href="./ObjectReplacements/Object 208" xlink:type="simple" xlink:show="embed" xlink:actuate="onLoad"/></draw:frame><text:span text:style-name="T23"><text:s/></text:span>multiplying the vector <draw:frame draw:style-name="fr4" draw:name="106" text:anchor-type="as-char" svg:width="0.226cm" svg:height="0.467cm" draw:z-index="161"><draw:object xlink:href="./Object 210" xlink:type="simple" xlink:show="embed" xlink:actuate="onLoad"/><draw:image xlink:href="./ObjectReplacements/Object 210" xlink:type="simple" xlink:show="embed" xlink:actuate="onLoad"/></draw:frame><text:span text:style-name="T23"><text:s/></text:span>and the vector product between the two vectors written as<text:span text:style-name="T23"> </text:span><draw:frame draw:style-name="fr4" draw:name="107" text:anchor-type="as-char" svg:width="0.901cm" svg:height="0.467cm" draw:z-index="162"><draw:object xlink:href="./Object 212" xlink:type="simple" xlink:show="embed" xlink:actuate="onLoad"/><draw:image xlink:href="./ObjectReplacements/Object 212" xlink:type="simple" xlink:show="embed" xlink:actuate="onLoad"/></draw:frame>:</text:p>
      <text:p text:style-name="P20"><draw:frame draw:style-name="fr4" draw:name="108" text:anchor-type="as-char" svg:width="2.402cm" svg:height="0.519cm" draw:z-index="163"><draw:object xlink:href="./Object 214" xlink:type="simple" xlink:show="embed" xlink:actuate="onLoad"/><draw:image xlink:href="./ObjectReplacements/Object 214" xlink:type="simple" xlink:show="embed" xlink:actuate="onLoad"/></draw:frame><text:span text:style-name="T23"><text:tab/></text:span>Eq 2.1.5</text:p>
      <text:p text:style-name="P21">A consequence of equations 2.1.2 and 2.1.5 is that:</text:p>
      <text:p text:style-name="P20"><draw:frame draw:style-name="fr4" draw:name="109" text:anchor-type="as-char" svg:width="2.965cm" svg:height="0.519cm" draw:z-index="164"><draw:object xlink:href="./Object 216" xlink:type="simple" xlink:show="embed" xlink:actuate="onLoad"/><draw:image xlink:href="./ObjectReplacements/Object 216" xlink:type="simple" xlink:show="embed" xlink:actuate="onLoad"/></draw:frame><text:span text:style-name="T23"><text:tab/></text:span>Eq 2.1.6</text:p>
      <text:p text:style-name="P20"/>
      <text:list xml:id="list154056364831250" text:continue-numbering="true" text:style-name="WWNum29">
        <text:list-item>
          <text:list>
            <text:list-item>
              <text:list>
                <text:list-item>
                  <text:h text:style-name="P76" text:outline-level="3"><text:bookmark-start text:name="_Toc395777521"/><text:span text:style-name="T1">Incremental Rotation</text:span><text:bookmark-end text:name="_Toc332888975"/><text:bookmark-end text:name="_Toc362846393"/><text:span text:style-name="T1">s</text:span><text:bookmark-end text:name="_Toc395777521"/></text:h>
                </text:list-item>
              </text:list>
            </text:list-item>
          </text:list>
        </text:list-item>
      </text:list>
      <text:p text:style-name="Paragraph"><text:span text:style-name="T1">The Rodriguez rotation matrix which transforms vectors as a result of the rotation of the coordinate frame about normalized axis </text:span><draw:frame draw:style-name="fr4" draw:name="110" text:anchor-type="as-char" svg:width="0.22cm" svg:height="0.467cm" draw:z-index="165"><draw:object xlink:href="./Object 218" xlink:type="simple" xlink:show="embed" xlink:actuate="onLoad"/><draw:image xlink:href="./ObjectReplacements/Object 218" xlink:type="simple" xlink:show="embed" xlink:actuate="onLoad"/></draw:frame><text:span text:style-name="T1"><text:s/>by angle </text:span><draw:frame draw:style-name="fr6" draw:name="111" text:anchor-type="as-char" svg:width="0.22cm" svg:height="0.467cm" draw:z-index="166"><draw:object-ole xlink:href="./Object 220" xlink:type="simple" xlink:show="embed" xlink:actuate="onLoad"/><draw:image xlink:href="./ObjectReplacements/Object 220" xlink:type="simple" xlink:show="embed" xlink:actuate="onLoad"/></draw:frame><text:span text:style-name="T1"><text:s/>is:</text:span></text:p>
      <text:p text:style-name="P14"><draw:frame draw:style-name="fr4" draw:name="112" text:anchor-type="as-char" svg:width="14.185cm" svg:height="2.245cm" draw:z-index="167"><draw:object xlink:href="./Object 222" xlink:type="simple" xlink:show="embed" xlink:actuate="onLoad"/><draw:image xlink:href="./ObjectReplacements/Object 222" xlink:type="simple" xlink:show="embed" xlink:actuate="onLoad"/></draw:frame><text:span text:style-name="T1"><text:tab/>Eq 2.2.1</text:span></text:p>
      <text:p text:style-name="P14"><text:span text:style-name="T1">The rotation matrix which rotates a vector (not the coordinate frame) about the normalized axis </text:span><draw:frame draw:style-name="fr4" draw:name="113" text:anchor-type="as-char" svg:width="0.22cm" svg:height="0.467cm" draw:z-index="168"><draw:object xlink:href="./Object 224" xlink:type="simple" xlink:show="embed" xlink:actuate="onLoad"/><draw:image xlink:href="./ObjectReplacements/Object 224" xlink:type="simple" xlink:show="embed" xlink:actuate="onLoad"/></draw:frame><text:span text:style-name="T1"><text:s/>by angle </text:span><draw:frame draw:style-name="fr4" draw:name="114" text:anchor-type="as-char" svg:width="0.22cm" svg:height="0.467cm" draw:z-index="169"><draw:object xlink:href="./Object 226" xlink:type="simple" xlink:show="embed" xlink:actuate="onLoad"/><draw:image xlink:href="./ObjectReplacements/Object 226" xlink:type="simple" xlink:show="embed" xlink:actuate="onLoad"/></draw:frame><text:span text:style-name="T1"><text:s/>is the transpose of equation 2.2.1.</text:span></text:p>
      <text:p text:style-name="P42"><text:span text:style-name="T9">To first order accuracy for small rotation angles </text:span><draw:frame draw:style-name="fr4" draw:name="115" text:anchor-type="as-char" svg:width="0.22cm" svg:height="0.467cm" draw:z-index="170"><draw:object xlink:href="./Object 228" xlink:type="simple" xlink:show="embed" xlink:actuate="onLoad"/><draw:image xlink:href="./ObjectReplacements/Object 228" xlink:type="simple" xlink:show="embed" xlink:actuate="onLoad"/></draw:frame><text:span text:style-name="T9"><text:s/>measured in radians:</text:span></text:p>
      <text:p text:style-name="P43"><draw:frame draw:style-name="fr4" draw:name="116" text:anchor-type="as-char" svg:width="1.295cm" svg:height="0.467cm" draw:z-index="171"><draw:object xlink:href="./Object 230" xlink:type="simple" xlink:show="embed" xlink:actuate="onLoad"/><draw:image xlink:href="./ObjectReplacements/Object 230" xlink:type="simple" xlink:show="embed" xlink:actuate="onLoad"/></draw:frame><text:span text:style-name="T9"><text:tab/>Eq 2.2.2</text:span></text:p>
      <text:p text:style-name="P43"><draw:frame draw:style-name="fr4" draw:name="117" text:anchor-type="as-char" svg:width="1.348cm" svg:height="0.467cm" draw:z-index="172"><draw:object xlink:href="./Object 232" xlink:type="simple" xlink:show="embed" xlink:actuate="onLoad"/><draw:image xlink:href="./ObjectReplacements/Object 232" xlink:type="simple" xlink:show="embed" xlink:actuate="onLoad"/></draw:frame><text:span text:style-name="T9"><text:tab/>Eq 2.2.3</text:span></text:p>
      <text:p text:style-name="P42"><text:span text:style-name="T9">The first order approximation to equation 2.2.1 for coordinate frame rotation around axis </text:span><draw:frame draw:style-name="fr4" draw:name="118" text:anchor-type="as-char" svg:width="0.22cm" svg:height="0.467cm" draw:z-index="173"><draw:object xlink:href="./Object 234" xlink:type="simple" xlink:show="embed" xlink:actuate="onLoad"/><draw:image xlink:href="./ObjectReplacements/Object 234" xlink:type="simple" xlink:show="embed" xlink:actuate="onLoad"/></draw:frame><text:span text:style-name="T9"><text:s/>by the small angle </text:span><draw:frame draw:style-name="fr4" draw:name="119" text:anchor-type="as-char" svg:width="0.496cm" svg:height="0.467cm" draw:z-index="174"><draw:object xlink:href="./Object 236" xlink:type="simple" xlink:show="embed" xlink:actuate="onLoad"/><draw:image xlink:href="./ObjectReplacements/Object 236" xlink:type="simple" xlink:show="embed" xlink:actuate="onLoad"/></draw:frame><text:span text:style-name="T9"><text:s/>radians is the rotation matrix </text:span><draw:frame draw:style-name="fr4" draw:name="120" text:anchor-type="as-char" svg:width="0.572cm" svg:height="0.467cm" draw:z-index="175"><draw:object xlink:href="./Object 238" xlink:type="simple" xlink:show="embed" xlink:actuate="onLoad"/><draw:image xlink:href="./ObjectReplacements/Object 238" xlink:type="simple" xlink:show="embed" xlink:actuate="onLoad"/></draw:frame><text:span text:style-name="T9">:</text:span></text:p>
      <text:p text:style-name="P20"><text:soft-page-break/><draw:frame draw:style-name="fr4" draw:name="121" text:anchor-type="as-char" svg:width="8.625cm" svg:height="1.834cm" draw:z-index="176"><draw:object xlink:href="./Object 240" xlink:type="simple" xlink:show="embed" xlink:actuate="onLoad"/><draw:image xlink:href="./ObjectReplacements/Object 240" xlink:type="simple" xlink:show="embed" xlink:actuate="onLoad"/></draw:frame><text:tab/>Eq 2.2.4</text:p>
      <text:p text:style-name="P20">If the angular velocity of the coordinate frame is <draw:frame draw:style-name="fr4" draw:name="122" text:anchor-type="as-char" svg:width="0.309cm" svg:height="0.467cm" draw:z-index="177"><draw:object xlink:href="./Object 242" xlink:type="simple" xlink:show="embed" xlink:actuate="onLoad"/><draw:image xlink:href="./ObjectReplacements/Object 242" xlink:type="simple" xlink:show="embed" xlink:actuate="onLoad"/></draw:frame>, then the angle rotated <draw:frame draw:style-name="fr4" draw:name="123" text:anchor-type="as-char" svg:width="0.42cm" svg:height="0.467cm" draw:z-index="178"><draw:object xlink:href="./Object 244" xlink:type="simple" xlink:show="embed" xlink:actuate="onLoad"/><draw:image xlink:href="./ObjectReplacements/Object 244" xlink:type="simple" xlink:show="embed" xlink:actuate="onLoad"/></draw:frame><text:s/>rotated during time interval <draw:frame draw:style-name="fr4" draw:name="124" text:anchor-type="as-char" svg:width="0.353cm" svg:height="0.467cm" draw:z-index="179"><draw:object xlink:href="./Object 246" xlink:type="simple" xlink:show="embed" xlink:actuate="onLoad"/><draw:image xlink:href="./ObjectReplacements/Object 246" xlink:type="simple" xlink:show="embed" xlink:actuate="onLoad"/></draw:frame><text:s/>is:</text:p>
      <text:p text:style-name="P20"><text:s/></text:p>
      <text:p text:style-name="P20"><draw:frame draw:style-name="fr4" draw:name="125" text:anchor-type="as-char" svg:width="3.838cm" svg:height="1.834cm" draw:z-index="180"><draw:object xlink:href="./Object 248" xlink:type="simple" xlink:show="embed" xlink:actuate="onLoad"/><draw:image xlink:href="./ObjectReplacements/Object 248" xlink:type="simple" xlink:show="embed" xlink:actuate="onLoad"/></draw:frame><text:tab/>Eq 2.2.5</text:p>
      <text:p text:style-name="P20">Substituting equation 2.2.5 into equation 2.2.4 gives the incremental rotation matrix <draw:frame draw:style-name="fr4" draw:name="126" text:anchor-type="as-char" svg:width="1.563cm" svg:height="0.519cm" draw:z-index="181"><draw:object xlink:href="./Object 250" xlink:type="simple" xlink:show="embed" xlink:actuate="onLoad"/><draw:image xlink:href="./ObjectReplacements/Object 250" xlink:type="simple" xlink:show="embed" xlink:actuate="onLoad"/></draw:frame><text:span text:style-name="T23"><text:s/></text:span>which models rotation of the coordinate frame by angular velocity <draw:frame draw:style-name="fr4" draw:name="127" text:anchor-type="as-char" svg:width="0.309cm" svg:height="0.467cm" draw:z-index="182"><draw:object xlink:href="./Object 252" xlink:type="simple" xlink:show="embed" xlink:actuate="onLoad"/><draw:image xlink:href="./ObjectReplacements/Object 252" xlink:type="simple" xlink:show="embed" xlink:actuate="onLoad"/></draw:frame><text:s/>over time <draw:frame draw:style-name="fr4" draw:name="128" text:anchor-type="as-char" svg:width="0.353cm" svg:height="0.467cm" draw:z-index="183"><draw:object xlink:href="./Object 254" xlink:type="simple" xlink:show="embed" xlink:actuate="onLoad"/><draw:image xlink:href="./ObjectReplacements/Object 254" xlink:type="simple" xlink:show="embed" xlink:actuate="onLoad"/></draw:frame>:</text:p>
      <text:p text:style-name="P20"><draw:frame draw:style-name="fr4" draw:name="129" text:anchor-type="as-char" svg:width="9.659cm" svg:height="1.834cm" draw:z-index="184"><draw:object xlink:href="./Object 256" xlink:type="simple" xlink:show="embed" xlink:actuate="onLoad"/><draw:image xlink:href="./ObjectReplacements/Object 256" xlink:type="simple" xlink:show="embed" xlink:actuate="onLoad"/></draw:frame><text:tab/>Eq 2.2.6</text:p>
      <text:p text:style-name="P20"><draw:frame draw:style-name="fr4" draw:name="130" text:anchor-type="as-char" svg:width="10.419cm" svg:height="1.834cm" draw:z-index="185"><draw:object xlink:href="./Object 258" xlink:type="simple" xlink:show="embed" xlink:actuate="onLoad"/><draw:image xlink:href="./ObjectReplacements/Object 258" xlink:type="simple" xlink:show="embed" xlink:actuate="onLoad"/></draw:frame><text:tab/>Eq 2.2.7</text:p>
      <text:p text:style-name="P20">where <draw:frame draw:style-name="fr4" draw:name="131" text:anchor-type="as-char" svg:width="0.258cm" svg:height="0.467cm" draw:z-index="186"><draw:object xlink:href="./Object 260" xlink:type="simple" xlink:show="embed" xlink:actuate="onLoad"/><draw:image xlink:href="./ObjectReplacements/Object 260" xlink:type="simple" xlink:show="embed" xlink:actuate="onLoad"/></draw:frame><text:s/>is the scaling factor from degrees to radians:</text:p>
      <text:p text:style-name="P20"><draw:frame draw:style-name="fr4" draw:name="132" text:anchor-type="as-char" svg:width="1.729cm" svg:height="1.102cm" draw:z-index="187"><draw:object xlink:href="./Object 262" xlink:type="simple" xlink:show="embed" xlink:actuate="onLoad"/><draw:image xlink:href="./ObjectReplacements/Object 262" xlink:type="simple" xlink:show="embed" xlink:actuate="onLoad"/></draw:frame><text:tab/>Eq 2.2.8</text:p>
      <text:p text:style-name="P21">The orientation matrix <draw:frame draw:style-name="fr4" draw:name="133" text:anchor-type="as-char" svg:width="0.734cm" svg:height="0.519cm" draw:z-index="188"><draw:object xlink:href="./Object 264" xlink:type="simple" xlink:show="embed" xlink:actuate="onLoad"/><draw:image xlink:href="./ObjectReplacements/Object 264" xlink:type="simple" xlink:show="embed" xlink:actuate="onLoad"/></draw:frame><text:s/>at time <draw:frame draw:style-name="fr4" draw:name="134" text:anchor-type="as-char" svg:width="0.15cm" svg:height="0.467cm" draw:z-index="189"><draw:object xlink:href="./Object 266" xlink:type="simple" xlink:show="embed" xlink:actuate="onLoad"/><draw:image xlink:href="./ObjectReplacements/Object 266" xlink:type="simple" xlink:show="embed" xlink:actuate="onLoad"/></draw:frame><text:s/>is then related to the matrix <draw:frame draw:style-name="fr4" draw:name="135" text:anchor-type="as-char" svg:width="1.439cm" svg:height="0.519cm" draw:z-index="190"><draw:object xlink:href="./Object 268" xlink:type="simple" xlink:show="embed" xlink:actuate="onLoad"/><draw:image xlink:href="./ObjectReplacements/Object 268" xlink:type="simple" xlink:show="embed" xlink:actuate="onLoad"/></draw:frame><text:s/>at time <draw:frame draw:style-name="fr4" draw:name="136" text:anchor-type="as-char" svg:width="0.855cm" svg:height="0.467cm" draw:z-index="191"><draw:object xlink:href="./Object 270" xlink:type="simple" xlink:show="embed" xlink:actuate="onLoad"/><draw:image xlink:href="./ObjectReplacements/Object 270" xlink:type="simple" xlink:show="embed" xlink:actuate="onLoad"/></draw:frame><text:s/>by:</text:p>
      <text:p text:style-name="P20"><draw:frame draw:style-name="fr4" draw:name="137" text:anchor-type="as-char" svg:width="13.698cm" svg:height="1.834cm" draw:z-index="192"><draw:object xlink:href="./Object 272" xlink:type="simple" xlink:show="embed" xlink:actuate="onLoad"/><draw:image xlink:href="./ObjectReplacements/Object 272" xlink:type="simple" xlink:show="embed" xlink:actuate="onLoad"/></draw:frame><text:tab/>Eq 2.2.9</text:p>
      <text:p text:style-name="P20"><draw:frame draw:style-name="fr5" draw:name="138" text:anchor-type="as-char" svg:y="-0.429cm" svg:width="11.89cm" svg:height="0.573cm" draw:z-index="193"><draw:object xlink:href="./Object 274" xlink:type="simple" xlink:show="embed" xlink:actuate="onLoad"/><draw:image xlink:href="./ObjectReplacements/Object 274" xlink:type="simple" xlink:show="embed" xlink:actuate="onLoad"/></draw:frame></text:p>
      <text:p text:style-name="P20"/>
      <text:p text:style-name="P20"><draw:frame draw:style-name="fr4" draw:name="139" text:anchor-type="as-char" svg:width="14.379cm" svg:height="1.834cm" draw:z-index="194"><draw:object xlink:href="./Object 276" xlink:type="simple" xlink:show="embed" xlink:actuate="onLoad"/><draw:image xlink:href="./ObjectReplacements/Object 276" xlink:type="simple" xlink:show="embed" xlink:actuate="onLoad"/></draw:frame><text:tab/>Eq 2.2.10</text:p>
      <text:p text:style-name="P20"><draw:frame draw:style-name="fr5" draw:name="140" text:anchor-type="as-char" svg:y="-0.429cm" svg:width="12.504cm" svg:height="0.573cm" draw:z-index="195"><draw:object xlink:href="./Object 278" xlink:type="simple" xlink:show="embed" xlink:actuate="onLoad"/><draw:image xlink:href="./ObjectReplacements/Object 278" xlink:type="simple" xlink:show="embed" xlink:actuate="onLoad"/></draw:frame><text:tab/>Eq 2.2.11</text:p>
      <text:p text:style-name="P20"/>
      <text:list xml:id="list154056755373926" text:continue-numbering="true" text:style-name="WWNum29">
        <text:list-item>
          <text:list>
            <text:list-item>
              <text:list>
                <text:list-item>
                  <text:h text:style-name="P74" text:outline-level="3"><text:bookmark-start text:name="_Toc395777522"/>Product of Small Rotation Matrices<text:bookmark-end text:name="_Toc395777522"/></text:h>
                </text:list-item>
              </text:list>
            </text:list-item>
          </text:list>
        </text:list-item>
      </text:list>
      <text:p text:style-name="P20">Small angle rotation matrices commute to first order. For small angles <draw:frame draw:style-name="fr4" draw:name="141" text:anchor-type="as-char" svg:width="0.393cm" svg:height="0.467cm" draw:z-index="196"><draw:object xlink:href="./Object 280" xlink:type="simple" xlink:show="embed" xlink:actuate="onLoad"/><draw:image xlink:href="./ObjectReplacements/Object 280" xlink:type="simple" xlink:show="embed" xlink:actuate="onLoad"/></draw:frame><text:s/>and <draw:frame draw:style-name="fr4" draw:name="142" text:anchor-type="as-char" svg:width="0.42cm" svg:height="0.467cm" draw:z-index="197"><draw:object xlink:href="./Object 282" xlink:type="simple" xlink:show="embed" xlink:actuate="onLoad"/><draw:image xlink:href="./ObjectReplacements/Object 282" xlink:type="simple" xlink:show="embed" xlink:actuate="onLoad"/></draw:frame><text:s/>(in radians) to first order:</text:p>
      <text:p text:style-name="P20"><draw:frame draw:style-name="fr4" draw:name="143" text:anchor-type="as-char" svg:width="13.134cm" svg:height="1.834cm" draw:z-index="198"><draw:object xlink:href="./Object 284" xlink:type="simple" xlink:show="embed" xlink:actuate="onLoad"/><draw:image xlink:href="./ObjectReplacements/Object 284" xlink:type="simple" xlink:show="embed" xlink:actuate="onLoad"/></draw:frame><text:tab/>Eq 2.3.1</text:p>
      <text:p text:style-name="P20"><text:soft-page-break/><draw:frame draw:style-name="fr5" draw:name="144" text:anchor-type="as-char" svg:y="-1.102cm" svg:width="12.915cm" svg:height="2.025cm" draw:z-index="199"><draw:object xlink:href="./Object 286" xlink:type="simple" xlink:show="embed" xlink:actuate="onLoad"/><draw:image xlink:href="./ObjectReplacements/Object 286" xlink:type="simple" xlink:show="embed" xlink:actuate="onLoad"/></draw:frame><text:span text:style-name="T23"><text:tab/></text:span>Eq 2.3.2</text:p>
      <text:p text:style-name="P20">The product of a small angle rotation matrix and a large angle rotation matrix or the product of two large angle rotation matrixes do not, in contrast, commute.</text:p>
      <text:list xml:id="list154056251407886" text:continue-numbering="true" text:style-name="WWNum29">
        <text:list-item>
          <text:list>
            <text:list-item>
              <text:h text:style-name="P69" text:outline-level="2"><text:bookmark-start text:name="_Toc395777523"/><text:bookmark-start text:name="_Toc362846399"/><text:bookmark-start text:name="_Toc332888977"/><text:bookmark-end text:name="_Toc308269023"/><text:bookmark-end text:name="_Toc332888970"/><text:bookmark-end text:name="_Toc332785900"/><text:bookmark-end text:name="_Toc332785885"/><text:bookmark-end text:name="_Toc332272499"/><text:bookmark-end text:name="_Toc318808390"/><text:bookmark-end text:name="_Toc309306113"/><text:bookmark-end text:name="_Toc309212128"/><text:bookmark-end text:name="_Toc309053348"/><text:bookmark-end text:name="_Toc309041880"/><text:bookmark-end text:name="_Toc309026377"/><text:bookmark-end text:name="_Toc308873550"/><text:bookmark-end text:name="_Toc308773868"/><text:bookmark-end text:name="_Toc308773852"/><text:bookmark-end text:name="_Toc308444627"/><text:bookmark-end text:name="_Toc308444422"/><text:bookmark-end text:name="_Toc308444275"/><text:bookmark-end text:name="_Toc308435208"/><text:bookmark-end text:name="_Toc308422928"/><text:bookmark-end text:name="_Toc308421314"/><text:bookmark-end text:name="_Toc308358812"/>Accelerometer, Magnetometer, Gyroscope Kalman Filter<text:bookmark-end text:name="_Toc395777523"/><text:bookmark-end text:name="_Toc362846399"/><text:bookmark-end text:name="_Toc332888977"/></text:h>
              <text:list>
                <text:list-item>
                  <text:h text:style-name="P76" text:outline-level="3"><text:bookmark-start text:name="_Toc332888979"/><text:bookmark-start text:name="_Toc395777524"/><text:bookmark-start text:name="_Toc362846401"/><text:span text:style-name="T9">Model</text:span><text:bookmark-end text:name="_Toc332888979"/><text:bookmark-end text:name="_Toc362846401"/><text:span text:style-name="T9"> of the Error Process</text:span><text:bookmark-end text:name="_Toc395777524"/></text:h>
                </text:list-item>
              </text:list>
            </text:list-item>
          </text:list>
        </text:list-item>
      </text:list>
      <text:p text:style-name="Paragraph"><text:span text:style-name="T9">The indirect Kalman filter used for sensor fusion models the error process </text:span><draw:frame draw:style-name="fr4" draw:name="145" text:anchor-type="as-char" svg:width="0.601cm" svg:height="0.531cm" draw:z-index="200"><draw:object xlink:href="./Object 288" xlink:type="simple" xlink:show="embed" xlink:actuate="onLoad"/><draw:image xlink:href="./ObjectReplacements/Object 288" xlink:type="simple" xlink:show="embed" xlink:actuate="onLoad"/></draw:frame><text:span text:style-name="T9"><text:s/>with the recursive update:</text:span></text:p>
      <text:p text:style-name="P20"><draw:frame draw:style-name="fr4" draw:name="146" text:anchor-type="as-char" svg:width="3.129cm" svg:height="0.531cm" draw:z-index="201"><draw:object xlink:href="./Object 290" xlink:type="simple" xlink:show="embed" xlink:actuate="onLoad"/><draw:image xlink:href="./ObjectReplacements/Object 290" xlink:type="simple" xlink:show="embed" xlink:actuate="onLoad"/></draw:frame><text:span text:style-name="T23"><text:tab/></text:span>Eq 3.1.1</text:p>
      <text:p text:style-name="P20"><draw:frame draw:style-name="fr4" draw:name="147" text:anchor-type="as-char" svg:width="5.547cm" svg:height="2.588cm" draw:z-index="202"><draw:object xlink:href="./Object 292" xlink:type="simple" xlink:show="embed" xlink:actuate="onLoad"/><draw:image xlink:href="./ObjectReplacements/Object 292" xlink:type="simple" xlink:show="embed" xlink:actuate="onLoad"/></draw:frame><text:span text:style-name="T23"><text:tab/></text:span>Eq 3.1.2</text:p>
      <text:p text:style-name="P21">where <draw:frame draw:style-name="fr4" draw:name="148" text:anchor-type="as-char" svg:width="0.601cm" svg:height="0.531cm" draw:z-index="203"><draw:object xlink:href="./Object 294" xlink:type="simple" xlink:show="embed" xlink:actuate="onLoad"/><draw:image xlink:href="./ObjectReplacements/Object 294" xlink:type="simple" xlink:show="embed" xlink:actuate="onLoad"/></draw:frame><text:s/>is defined as the 12x1 vector comprising:</text:p>
      <text:p text:style-name="P59">-<text:tab/>the 3x1 orientation error vector <draw:frame draw:style-name="fr4" draw:name="149" text:anchor-type="as-char" svg:width="0.587cm" svg:height="0.531cm" draw:z-index="204"><draw:object xlink:href="./Object 296" xlink:type="simple" xlink:show="embed" xlink:actuate="onLoad"/><draw:image xlink:href="./ObjectReplacements/Object 296" xlink:type="simple" xlink:show="embed" xlink:actuate="onLoad"/></draw:frame><text:s/>(with units deg) at time <draw:frame draw:style-name="fr4" draw:name="150" text:anchor-type="as-char" svg:width="0.224cm" svg:height="0.467cm" draw:z-index="205"><draw:object xlink:href="./Object 298" xlink:type="simple" xlink:show="embed" xlink:actuate="onLoad"/><draw:image xlink:href="./ObjectReplacements/Object 298" xlink:type="simple" xlink:show="embed" xlink:actuate="onLoad"/></draw:frame></text:p>
      <text:p text:style-name="P59">-<text:tab/>the 3x1 gyroscope zero rate offset vector <draw:frame draw:style-name="fr4" draw:name="151" text:anchor-type="as-char" svg:width="0.594cm" svg:height="0.531cm" draw:z-index="206"><draw:object xlink:href="./Object 300" xlink:type="simple" xlink:show="embed" xlink:actuate="onLoad"/><draw:image xlink:href="./ObjectReplacements/Object 300" xlink:type="simple" xlink:show="embed" xlink:actuate="onLoad"/></draw:frame><text:s/>(with units deg/s) at time <draw:frame draw:style-name="fr4" draw:name="152" text:anchor-type="as-char" svg:width="0.224cm" svg:height="0.467cm" draw:z-index="207"><draw:object xlink:href="./Object 302" xlink:type="simple" xlink:show="embed" xlink:actuate="onLoad"/><draw:image xlink:href="./ObjectReplacements/Object 302" xlink:type="simple" xlink:show="embed" xlink:actuate="onLoad"/></draw:frame></text:p>
      <text:p text:style-name="P59"><text:s/>-<text:tab/>the 3x1 acceleration error vector <draw:frame draw:style-name="fr4" draw:name="153" text:anchor-type="as-char" svg:width="0.739cm" svg:height="0.591cm" draw:z-index="208"><draw:object xlink:href="./Object 304" xlink:type="simple" xlink:show="embed" xlink:actuate="onLoad"/><draw:image xlink:href="./ObjectReplacements/Object 304" xlink:type="simple" xlink:show="embed" xlink:actuate="onLoad"/></draw:frame><text:s/>measured in the sensor frame (with units g) at time <draw:frame draw:style-name="fr4" draw:name="154" text:anchor-type="as-char" svg:width="0.224cm" svg:height="0.467cm" draw:z-index="209"><draw:object xlink:href="./Object 306" xlink:type="simple" xlink:show="embed" xlink:actuate="onLoad"/><draw:image xlink:href="./ObjectReplacements/Object 306" xlink:type="simple" xlink:show="embed" xlink:actuate="onLoad"/></draw:frame></text:p>
      <text:p text:style-name="P59">-<text:tab/>the 3x1 magnetic disturbance error vector <draw:frame draw:style-name="fr4" draw:name="155" text:anchor-type="as-char" svg:width="0.757cm" svg:height="0.591cm" draw:z-index="210"><draw:object xlink:href="./Object 308" xlink:type="simple" xlink:show="embed" xlink:actuate="onLoad"/><draw:image xlink:href="./ObjectReplacements/Object 308" xlink:type="simple" xlink:show="embed" xlink:actuate="onLoad"/></draw:frame><text:s/>measured in the sensor frame (with units uT) at time <draw:frame draw:style-name="fr4" draw:name="156" text:anchor-type="as-char" svg:width="0.224cm" svg:height="0.467cm" draw:z-index="211"><draw:object xlink:href="./Object 310" xlink:type="simple" xlink:show="embed" xlink:actuate="onLoad"/><draw:image xlink:href="./ObjectReplacements/Object 310" xlink:type="simple" xlink:show="embed" xlink:actuate="onLoad"/></draw:frame></text:p>
      <text:p text:style-name="P43"><text:span text:style-name="T9">and where </text:span><draw:frame draw:style-name="fr4" draw:name="157" text:anchor-type="as-char" svg:width="0.445cm" svg:height="0.531cm" draw:z-index="212"><draw:object xlink:href="./Object 312" xlink:type="simple" xlink:show="embed" xlink:actuate="onLoad"/><draw:image xlink:href="./ObjectReplacements/Object 312" xlink:type="simple" xlink:show="embed" xlink:actuate="onLoad"/></draw:frame><text:span text:style-name="T9"><text:s/>is a 12x1 additive noise vector.</text:span></text:p>
      <text:p text:style-name="P43"><text:span text:style-name="T9">The orientation error vector </text:span><draw:frame draw:style-name="fr4" draw:name="158" text:anchor-type="as-char" svg:width="0.587cm" svg:height="0.531cm" draw:z-index="213"><draw:object xlink:href="./Object 314" xlink:type="simple" xlink:show="embed" xlink:actuate="onLoad"/><draw:image xlink:href="./ObjectReplacements/Object 314" xlink:type="simple" xlink:show="embed" xlink:actuate="onLoad"/></draw:frame><text:span text:style-name="T1"><text:s/>defines the rotation vector by which the estimated orientation exceeds the true orientation.</text:span></text:p>
      <text:p text:style-name="P43"><text:span text:style-name="T1">The gyroscope zero rate offset vector </text:span><draw:frame draw:style-name="fr4" draw:name="159" text:anchor-type="as-char" svg:width="0.594cm" svg:height="0.531cm" draw:z-index="214"><draw:object xlink:href="./Object 316" xlink:type="simple" xlink:show="embed" xlink:actuate="onLoad"/><draw:image xlink:href="./ObjectReplacements/Object 316" xlink:type="simple" xlink:show="embed" xlink:actuate="onLoad"/></draw:frame><text:span text:style-name="T1"><text:s/>models the output of the gyroscope sensor when the sensor is not rotating. This is typically less than 5 deg/s or less than 1% of the gyroscope sensor's full range. It is a slowly varying additive offset which must be subtracted from every gyroscope measurement.</text:span></text:p>
      <text:p text:style-name="P43"><text:span text:style-name="T1">The acceleration error vector </text:span><draw:frame draw:style-name="fr4" draw:name="160" text:anchor-type="as-char" svg:width="0.739cm" svg:height="0.591cm" draw:z-index="215"><draw:object xlink:href="./Object 318" xlink:type="simple" xlink:show="embed" xlink:actuate="onLoad"/><draw:image xlink:href="./ObjectReplacements/Object 318" xlink:type="simple" xlink:show="embed" xlink:actuate="onLoad"/></draw:frame><text:span text:style-name="T1"><text:s/>is the error in the estimation of the linear acceleration of the sensor board measured in the sensor frame of reference. Accelerometer sensors are sensitive to both gravity and linear acceleration and the acceleration component affects the accelerometer's estimate of the gravity vector.</text:span></text:p>
      <text:p text:style-name="P43"><text:span text:style-name="T1">Hard and soft iron magnetic interference are defined in the coordinate frame of the sensor board and rotate with the sensor board. The magnetic disturbance term models magnetic interference external to the sensor board (such as a magnet brought close to the sensor board or a steel filing cabinet) which cannot be modeled as hard or soft iron interference which is approximately constant in the sensor coordinate frame. The magnetic disturbance error vector </text:span><draw:frame draw:style-name="fr4" draw:name="161" text:anchor-type="as-char" svg:width="0.757cm" svg:height="0.591cm" draw:z-index="216"><draw:object xlink:href="./Object 320" xlink:type="simple" xlink:show="embed" xlink:actuate="onLoad"/><draw:image xlink:href="./ObjectReplacements/Object 320" xlink:type="simple" xlink:show="embed" xlink:actuate="onLoad"/></draw:frame><text:span text:style-name="T1"><text:s/>is the error in the estimate of the external magnetic disturbance in the sensor frame of reference.</text:span></text:p>
      <text:p text:style-name="P29"/>
      <text:list xml:id="list154055103537450" text:continue-numbering="true" text:style-name="WWNum29">
        <text:list-item>
          <text:list>
            <text:list-item>
              <text:list>
                <text:list-item>
                  <text:h text:style-name="P75" text:outline-level="3"><text:bookmark-start text:name="_Toc395777525"/>Model of the Measurement Error Process<text:bookmark-end text:name="_Toc395777525"/></text:h>
                </text:list-item>
              </text:list>
            </text:list-item>
          </text:list>
        </text:list-item>
      </text:list>
      <text:p text:style-name="Paragraph"><text:span text:style-name="T1">The measurement process </text:span><draw:frame draw:style-name="fr4" draw:name="162" text:anchor-type="as-char" svg:width="0.72cm" svg:height="0.591cm" draw:z-index="217"><draw:object xlink:href="./Object 322" xlink:type="simple" xlink:show="embed" xlink:actuate="onLoad"/><draw:image xlink:href="./ObjectReplacements/Object 322" xlink:type="simple" xlink:show="embed" xlink:actuate="onLoad"/></draw:frame><text:span text:style-name="T14"><text:s/></text:span><text:span text:style-name="T1">is defined as the 6x1 vector of differences (in the sensor coordinate frame) between i) the accelerometer and gyroscope estimates of the gravity vector and ii) the magnetometer and gyroscope estimates of the geomagnetic vector.</text:span></text:p>
      <text:p text:style-name="P43"><draw:frame draw:style-name="fr4" draw:name="163" text:anchor-type="as-char" svg:width="3.679cm" svg:height="1.342cm" draw:z-index="218"><draw:object xlink:href="./Object 324" xlink:type="simple" xlink:show="embed" xlink:actuate="onLoad"/><draw:image xlink:href="./ObjectReplacements/Object 324" xlink:type="simple" xlink:show="embed" xlink:actuate="onLoad"/></draw:frame><text:span text:style-name="T14"><text:tab/></text:span><text:span text:style-name="T1">Eq 3.2.1</text:span></text:p>
      <text:p text:style-name="P22"><draw:frame draw:style-name="fr4" draw:name="164" text:anchor-type="as-char" svg:width="0.833cm" svg:height="0.591cm" draw:z-index="219"><draw:object xlink:href="./Object 326" xlink:type="simple" xlink:show="embed" xlink:actuate="onLoad"/><draw:image xlink:href="./ObjectReplacements/Object 326" xlink:type="simple" xlink:show="embed" xlink:actuate="onLoad"/></draw:frame><text:s/>and <draw:frame draw:style-name="fr4" draw:name="165" text:anchor-type="as-char" svg:width="0.827cm" svg:height="0.591cm" draw:z-index="220"><draw:object xlink:href="./Object 328" xlink:type="simple" xlink:show="embed" xlink:actuate="onLoad"/><draw:image xlink:href="./ObjectReplacements/Object 328" xlink:type="simple" xlink:show="embed" xlink:actuate="onLoad"/></draw:frame><text:s/>are the gravity vectors computed in the sensor frame from the accelerometer and gyro sensors respectively. <draw:frame draw:style-name="fr4" draw:name="166" text:anchor-type="as-char" svg:width="0.961cm" svg:height="0.591cm" draw:z-index="221"><draw:object xlink:href="./Object 330" xlink:type="simple" xlink:show="embed" xlink:actuate="onLoad"/><draw:image xlink:href="./ObjectReplacements/Object 330" xlink:type="simple" xlink:show="embed" xlink:actuate="onLoad"/></draw:frame><text:s/>and <draw:frame draw:style-name="fr4" draw:name="167" text:anchor-type="as-char" svg:width="0.9cm" svg:height="0.591cm" draw:z-index="222"><draw:object xlink:href="./Object 332" xlink:type="simple" xlink:show="embed" xlink:actuate="onLoad"/><draw:image xlink:href="./ObjectReplacements/Object 332" xlink:type="simple" xlink:show="embed" xlink:actuate="onLoad"/></draw:frame><text:s/>are the geomagnetic vectors computed in the sensor frame from the magnetometer and gyro sensors respectively.</text:p>
      <text:p text:style-name="P43"><text:soft-page-break/><text:span text:style-name="T1">The standard Kalman filter formalism linearly relates the measurement process to the underlying process via the Kalman measurement matrix </text:span><draw:frame draw:style-name="fr4" draw:name="168" text:anchor-type="as-char" svg:width="0.441cm" svg:height="0.531cm" draw:z-index="223"><draw:object xlink:href="./Object 334" xlink:type="simple" xlink:show="embed" xlink:actuate="onLoad"/><draw:image xlink:href="./ObjectReplacements/Object 334" xlink:type="simple" xlink:show="embed" xlink:actuate="onLoad"/></draw:frame><text:span text:style-name="T9"><text:s/>and 6x1 additive noise vector </text:span><draw:frame draw:style-name="fr4" draw:name="169" text:anchor-type="as-char" svg:width="0.358cm" svg:height="0.531cm" draw:z-index="224"><draw:object xlink:href="./Object 336" xlink:type="simple" xlink:show="embed" xlink:actuate="onLoad"/><draw:image xlink:href="./ObjectReplacements/Object 336" xlink:type="simple" xlink:show="embed" xlink:actuate="onLoad"/></draw:frame><text:span text:style-name="T9">:</text:span></text:p>
      <text:p text:style-name="P20"><draw:frame draw:style-name="fr4" draw:name="170" text:anchor-type="as-char" svg:width="8.484cm" svg:height="2.588cm" draw:z-index="225"><draw:object xlink:href="./Object 338" xlink:type="simple" xlink:show="embed" xlink:actuate="onLoad"/><draw:image xlink:href="./ObjectReplacements/Object 338" xlink:type="simple" xlink:show="embed" xlink:actuate="onLoad"/></draw:frame><text:span text:style-name="T23"><text:tab/></text:span>Eq 3.2.2</text:p>
      <text:p text:style-name="P21">The covariance matrices of the noise processes are defined in the usual manner as:</text:p>
      <text:p text:style-name="P20"><draw:frame draw:style-name="fr4" draw:name="171" text:anchor-type="as-char" svg:width="2.812cm" svg:height="0.653cm" draw:z-index="226"><draw:object xlink:href="./Object 340" xlink:type="simple" xlink:show="embed" xlink:actuate="onLoad"/><draw:image xlink:href="./ObjectReplacements/Object 340" xlink:type="simple" xlink:show="embed" xlink:actuate="onLoad"/></draw:frame><text:tab/>Eq 3.2.3</text:p>
      <text:p text:style-name="P20"><draw:frame draw:style-name="fr4" draw:name="172" text:anchor-type="as-char" svg:width="2.584cm" svg:height="0.653cm" draw:z-index="227"><draw:object xlink:href="./Object 342" xlink:type="simple" xlink:show="embed" xlink:actuate="onLoad"/><draw:image xlink:href="./ObjectReplacements/Object 342" xlink:type="simple" xlink:show="embed" xlink:actuate="onLoad"/></draw:frame><text:tab/>Eq 3.2.4</text:p>
      <text:p text:style-name="P21">where <draw:frame draw:style-name="fr4" draw:name="173" text:anchor-type="as-char" svg:width="0.755cm" svg:height="0.531cm" draw:z-index="228"><draw:object xlink:href="./Object 344" xlink:type="simple" xlink:show="embed" xlink:actuate="onLoad"/><draw:image xlink:href="./ObjectReplacements/Object 344" xlink:type="simple" xlink:show="embed" xlink:actuate="onLoad"/></draw:frame><text:s/>is a symmetric 12x12 matrix and <draw:frame draw:style-name="fr4" draw:name="174" text:anchor-type="as-char" svg:width="0.702cm" svg:height="0.531cm" draw:z-index="229"><draw:object xlink:href="./Object 346" xlink:type="simple" xlink:show="embed" xlink:actuate="onLoad"/><draw:image xlink:href="./ObjectReplacements/Object 346" xlink:type="simple" xlink:show="embed" xlink:actuate="onLoad"/></draw:frame><text:span text:style-name="T23"><text:s/></text:span>is a symmetric 6x6 matrix.</text:p>
      <text:p text:style-name="P31"/>
      <text:list xml:id="list154055187570928" text:continue-numbering="true" text:style-name="WWNum29">
        <text:list-item>
          <text:list>
            <text:list-item>
              <text:list>
                <text:list-item>
                  <text:h text:style-name="P72" text:outline-level="3"><text:bookmark-start text:name="_Toc332888980"/><text:bookmark-start text:name="_Toc395777526"/><text:bookmark-start text:name="_Toc362846402"/>Kalman Filter Equations<text:bookmark-end text:name="_Toc332888980"/><text:bookmark-end text:name="_Toc395777526"/><text:bookmark-end text:name="_Toc362846402"/></text:h>
                </text:list-item>
              </text:list>
            </text:list-item>
          </text:list>
        </text:list-item>
      </text:list>
      <text:p text:style-name="P21">The measurement error <draw:frame draw:style-name="fr4" draw:name="175" text:anchor-type="as-char" svg:width="0.72cm" svg:height="0.591cm" draw:z-index="230"><draw:object xlink:href="./Object 348" xlink:type="simple" xlink:show="embed" xlink:actuate="onLoad"/><draw:image xlink:href="./ObjectReplacements/Object 348" xlink:type="simple" xlink:show="embed" xlink:actuate="onLoad"/></draw:frame><text:s/>and underlying error process <draw:frame draw:style-name="fr4" draw:name="176" text:anchor-type="as-char" svg:width="0.601cm" svg:height="0.531cm" draw:z-index="231"><draw:object xlink:href="./Object 350" xlink:type="simple" xlink:show="embed" xlink:actuate="onLoad"/><draw:image xlink:href="./ObjectReplacements/Object 350" xlink:type="simple" xlink:show="embed" xlink:actuate="onLoad"/></draw:frame><text:s/>have the same form as in the standard Kalman filter despite being defined in terms of the error process. The standard Kalman filter equations can therefore be reused with minor modifications.</text:p>
      <text:p text:style-name="P24">Kalman equation 1</text:p>
      <text:p text:style-name="P42"><text:span text:style-name="T1">Kalman equation B (see below) corrects the components of the vector </text:span><draw:frame draw:style-name="fr5" draw:name="177" text:anchor-type="as-char" svg:y="-0.437cm" svg:width="0.376cm" svg:height="0.591cm" draw:z-index="232"><draw:object xlink:href="./Object 352" xlink:type="simple" xlink:show="embed" xlink:actuate="onLoad"/><draw:image xlink:href="./ObjectReplacements/Object 352" xlink:type="simple" xlink:show="embed" xlink:actuate="onLoad"/></draw:frame><text:span text:style-name="T1"><text:s/>by applying the </text:span><text:span text:style-name="T10">a posteriori</text:span><text:span text:style-name="T1"> error vector </text:span><draw:frame draw:style-name="fr5" draw:name="178" text:anchor-type="as-char" svg:y="-0.437cm" svg:width="0.601cm" svg:height="0.591cm" draw:z-index="233"><draw:object xlink:href="./Object 354" xlink:type="simple" xlink:show="embed" xlink:actuate="onLoad"/><draw:image xlink:href="./ObjectReplacements/Object 354" xlink:type="simple" xlink:show="embed" xlink:actuate="onLoad"/></draw:frame><text:span text:style-name="T1">. The </text:span><text:span text:style-name="T10">a priori</text:span><text:span text:style-name="T1"> error estimate </text:span><draw:frame draw:style-name="fr5" draw:name="179" text:anchor-type="as-char" svg:y="-0.437cm" svg:width="0.601cm" svg:height="0.591cm" draw:z-index="234"><draw:object xlink:href="./Object 356" xlink:type="simple" xlink:show="embed" xlink:actuate="onLoad"/><draw:image xlink:href="./ObjectReplacements/Object 356" xlink:type="simple" xlink:show="embed" xlink:actuate="onLoad"/></draw:frame><text:span text:style-name="T1"><text:s/>is therefore zero and the linear prediction matrix </text:span><draw:frame draw:style-name="fr4" draw:name="180" text:anchor-type="as-char" svg:width="0.459cm" svg:height="0.531cm" draw:z-index="235"><draw:object xlink:href="./Object 358" xlink:type="simple" xlink:show="embed" xlink:actuate="onLoad"/><draw:image xlink:href="./ObjectReplacements/Object 358" xlink:type="simple" xlink:show="embed" xlink:actuate="onLoad"/></draw:frame><text:span text:style-name="T1"><text:s/>is zero:</text:span></text:p>
      <text:p text:style-name="P20"><draw:frame draw:style-name="fr5" draw:name="181" text:anchor-type="as-char" svg:y="-1.471cm" svg:width="2.646cm" svg:height="2.731cm" draw:z-index="236"><draw:object xlink:href="./Object 360" xlink:type="simple" xlink:show="embed" xlink:actuate="onLoad"/><draw:image xlink:href="./ObjectReplacements/Object 360" xlink:type="simple" xlink:show="embed" xlink:actuate="onLoad"/></draw:frame><text:span text:style-name="T23"><text:tab/></text:span>Eq 3.3.1</text:p>
      <text:p text:style-name="P43"><draw:frame draw:style-name="fr4" draw:name="182" text:anchor-type="as-char" svg:width="1.461cm" svg:height="0.531cm" draw:z-index="237"><draw:object xlink:href="./Object 362" xlink:type="simple" xlink:show="embed" xlink:actuate="onLoad"/><draw:image xlink:href="./ObjectReplacements/Object 362" xlink:type="simple" xlink:show="embed" xlink:actuate="onLoad"/></draw:frame><text:span text:style-name="T14"><text:tab/></text:span><text:span text:style-name="T1">Eq 3.3.2</text:span></text:p>
      <text:p text:style-name="P30"/>
      <text:p text:style-name="P37">Kalman equation 2</text:p>
      <text:p text:style-name="Paragraph"><text:span text:style-name="T1">The </text:span><text:span text:style-name="T10">a priori</text:span><text:span text:style-name="T1"> (linear prediction) 12x12 error covariance matrix </text:span><draw:frame draw:style-name="fr5" draw:name="183" text:anchor-type="as-char" svg:y="-0.437cm" svg:width="0.427cm" svg:height="0.591cm" draw:z-index="238"><draw:object xlink:href="./Object 364" xlink:type="simple" xlink:show="embed" xlink:actuate="onLoad"/><draw:image xlink:href="./ObjectReplacements/Object 364" xlink:type="simple" xlink:show="embed" xlink:actuate="onLoad"/></draw:frame><text:span text:style-name="T14"><text:s/></text:span><text:span text:style-name="T1">is updated using the linear prediction matrix </text:span><draw:frame draw:style-name="fr4" draw:name="184" text:anchor-type="as-char" svg:width="0.459cm" svg:height="0.531cm" draw:z-index="239"><draw:object xlink:href="./Object 366" xlink:type="simple" xlink:show="embed" xlink:actuate="onLoad"/><draw:image xlink:href="./ObjectReplacements/Object 366" xlink:type="simple" xlink:show="embed" xlink:actuate="onLoad"/></draw:frame><text:span text:style-name="T1"><text:s/>and the noise matrix </text:span><draw:frame draw:style-name="fr4" draw:name="185" text:anchor-type="as-char" svg:width="0.755cm" svg:height="0.531cm" draw:z-index="240"><draw:object xlink:href="./Object 368" xlink:type="simple" xlink:show="embed" xlink:actuate="onLoad"/><draw:image xlink:href="./ObjectReplacements/Object 368" xlink:type="simple" xlink:show="embed" xlink:actuate="onLoad"/></draw:frame><text:span text:style-name="T1">. </text:span></text:p>
      <text:p text:style-name="P43"><draw:frame draw:style-name="fr5" draw:name="186" text:anchor-type="as-char" svg:y="-0.437cm" svg:width="3.759cm" svg:height="0.591cm" draw:z-index="241"><draw:object xlink:href="./Object 370" xlink:type="simple" xlink:show="embed" xlink:actuate="onLoad"/><draw:image xlink:href="./ObjectReplacements/Object 370" xlink:type="simple" xlink:show="embed" xlink:actuate="onLoad"/></draw:frame><text:span text:style-name="T14"><text:tab/></text:span><text:span text:style-name="T1">Eq 3.3.3</text:span></text:p>
      <text:p text:style-name="P26">Substituting equation 3.3.2 into 3.3.3 gives:</text:p>
      <text:p text:style-name="P43"><draw:frame draw:style-name="fr5" draw:name="187" text:anchor-type="as-char" svg:y="-0.437cm" svg:width="1.533cm" svg:height="0.591cm" draw:z-index="242"><draw:object xlink:href="./Object 372" xlink:type="simple" xlink:show="embed" xlink:actuate="onLoad"/><draw:image xlink:href="./ObjectReplacements/Object 372" xlink:type="simple" xlink:show="embed" xlink:actuate="onLoad"/></draw:frame><text:span text:style-name="T14"><text:tab/></text:span><text:span text:style-name="T1">Eq 3.3.4</text:span></text:p>
      <text:p text:style-name="P28"/>
      <text:p text:style-name="P37">Kalman equation A</text:p>
      <text:p text:style-name="Paragraph"><text:span text:style-name="T1">The measurement matrix </text:span><draw:frame draw:style-name="fr4" draw:name="188" text:anchor-type="as-char" svg:width="0.441cm" svg:height="0.531cm" draw:z-index="243"><draw:object xlink:href="./Object 374" xlink:type="simple" xlink:show="embed" xlink:actuate="onLoad"/><draw:image xlink:href="./ObjectReplacements/Object 374" xlink:type="simple" xlink:show="embed" xlink:actuate="onLoad"/></draw:frame><text:span text:style-name="T1"><text:s/>is computed each iteration as a function of the </text:span><text:span text:style-name="T10">a priori</text:span><text:span text:style-name="T1"> estimates of the gravitational and geomagnetic vectors in the sensor frame.</text:span></text:p>
      <text:p text:style-name="P43"><draw:frame draw:style-name="fr5" draw:name="189" text:anchor-type="as-char" svg:y="-0.469cm" svg:width="4.447cm" svg:height="0.654cm" draw:z-index="244"><draw:object xlink:href="./Object 376" xlink:type="simple" xlink:show="embed" xlink:actuate="onLoad"/><draw:image xlink:href="./ObjectReplacements/Object 376" xlink:type="simple" xlink:show="embed" xlink:actuate="onLoad"/></draw:frame><text:span text:style-name="T14"><text:tab/></text:span><text:span text:style-name="T1">Eq 3.3.5</text:span></text:p>
      <text:p text:style-name="P28"><text:soft-page-break/></text:p>
      <text:p text:style-name="P37">Kalman equation 3</text:p>
      <text:p text:style-name="Paragraph"><text:span text:style-name="T1">The Kalman filter gain matrix </text:span><draw:frame draw:style-name="fr4" draw:name="190" text:anchor-type="as-char" svg:width="0.482cm" svg:height="0.531cm" draw:z-index="245"><draw:object xlink:href="./Object 378" xlink:type="simple" xlink:show="embed" xlink:actuate="onLoad"/><draw:image xlink:href="./ObjectReplacements/Object 378" xlink:type="simple" xlink:show="embed" xlink:actuate="onLoad"/></draw:frame><text:span text:style-name="T1">is updated:</text:span></text:p>
      <text:p text:style-name="P43"><draw:frame draw:style-name="fr5" draw:name="191" text:anchor-type="as-char" svg:y="-0.506cm" svg:width="5.099cm" svg:height="0.691cm" draw:z-index="246"><draw:object xlink:href="./Object 380" xlink:type="simple" xlink:show="embed" xlink:actuate="onLoad"/><draw:image xlink:href="./ObjectReplacements/Object 380" xlink:type="simple" xlink:show="embed" xlink:actuate="onLoad"/></draw:frame><text:span text:style-name="T16"><text:tab/></text:span><text:span text:style-name="T9">Eq 3.3.6</text:span></text:p>
      <text:p text:style-name="P31">Substituting equation 3.3.4 into 3.3.6 gives:</text:p>
      <text:p text:style-name="P43"><draw:frame draw:style-name="fr4" draw:name="192" text:anchor-type="as-char" svg:width="5.757cm" svg:height="0.691cm" draw:z-index="247"><draw:object xlink:href="./Object 382" xlink:type="simple" xlink:show="embed" xlink:actuate="onLoad"/><draw:image xlink:href="./ObjectReplacements/Object 382" xlink:type="simple" xlink:show="embed" xlink:actuate="onLoad"/></draw:frame><text:span text:style-name="T16"><text:tab/></text:span><text:span text:style-name="T9">Eq 3.3.7</text:span></text:p>
      <text:p text:style-name="P31"/>
      <text:p text:style-name="P37">Kalman equation 4</text:p>
      <text:p text:style-name="Paragraph"><text:span text:style-name="T9">The Kalman filter (</text:span><text:span text:style-name="T11">a posteriori</text:span><text:span text:style-name="T9">) estimate </text:span><draw:frame draw:style-name="fr5" draw:name="193" text:anchor-type="as-char" svg:y="-0.437cm" svg:width="0.601cm" svg:height="0.591cm" draw:z-index="248"><draw:object xlink:href="./Object 384" xlink:type="simple" xlink:show="embed" xlink:actuate="onLoad"/><draw:image xlink:href="./ObjectReplacements/Object 384" xlink:type="simple" xlink:show="embed" xlink:actuate="onLoad"/></draw:frame><text:span text:style-name="T16"><text:s/></text:span><text:span text:style-name="T9">is computed from the </text:span><text:span text:style-name="T11">a priori</text:span><text:span text:style-name="T9"> error vector estimate </text:span><draw:frame draw:style-name="fr5" draw:name="194" text:anchor-type="as-char" svg:y="-0.437cm" svg:width="0.601cm" svg:height="0.591cm" draw:z-index="249"><draw:object xlink:href="./Object 386" xlink:type="simple" xlink:show="embed" xlink:actuate="onLoad"/><draw:image xlink:href="./ObjectReplacements/Object 386" xlink:type="simple" xlink:show="embed" xlink:actuate="onLoad"/></draw:frame><text:span text:style-name="T16"><text:s/></text:span><text:span text:style-name="T9">and from the measurement error vector </text:span><draw:frame draw:style-name="fr4" draw:name="195" text:anchor-type="as-char" svg:width="0.72cm" svg:height="0.591cm" draw:z-index="250"><draw:object xlink:href="./Object 388" xlink:type="simple" xlink:show="embed" xlink:actuate="onLoad"/><draw:image xlink:href="./ObjectReplacements/Object 388" xlink:type="simple" xlink:show="embed" xlink:actuate="onLoad"/></draw:frame><text:span text:style-name="T9">:</text:span></text:p>
      <text:p text:style-name="P20"><draw:frame draw:style-name="fr5" draw:name="196" text:anchor-type="as-char" svg:y="-0.469cm" svg:width="4.807cm" svg:height="0.654cm" draw:z-index="251"><draw:object xlink:href="./Object 390" xlink:type="simple" xlink:show="embed" xlink:actuate="onLoad"/><draw:image xlink:href="./ObjectReplacements/Object 390" xlink:type="simple" xlink:show="embed" xlink:actuate="onLoad"/></draw:frame><text:span text:style-name="T23"><text:tab/></text:span>Eq 3.3.8</text:p>
      <text:p text:style-name="P20">Substituting equation 3.3.1 into 3.3.8 gives:</text:p>
      <text:p text:style-name="P20"><draw:frame draw:style-name="fr5" draw:name="197" text:anchor-type="as-char" svg:y="-1.471cm" svg:width="7.153cm" svg:height="2.731cm" draw:z-index="252"><draw:object xlink:href="./Object 392" xlink:type="simple" xlink:show="embed" xlink:actuate="onLoad"/><draw:image xlink:href="./ObjectReplacements/Object 392" xlink:type="simple" xlink:show="embed" xlink:actuate="onLoad"/></draw:frame><text:span text:style-name="T23"><text:tab/></text:span>Eq 3.3.9</text:p>
      <text:p text:style-name="P20"/>
      <text:p text:style-name="P37">Kalman equation 5</text:p>
      <text:p text:style-name="Paragraph"><text:span text:style-name="T9">The </text:span><text:span text:style-name="T11">a posteriori</text:span><text:span text:style-name="T9"> Kalman error covariance matrix </text:span><draw:frame draw:style-name="fr5" draw:name="198" text:anchor-type="as-char" svg:y="-0.437cm" svg:width="0.436cm" svg:height="0.591cm" draw:z-index="253"><draw:object xlink:href="./Object 394" xlink:type="simple" xlink:show="embed" xlink:actuate="onLoad"/><draw:image xlink:href="./ObjectReplacements/Object 394" xlink:type="simple" xlink:show="embed" xlink:actuate="onLoad"/></draw:frame><text:span text:style-name="T9"><text:s/>is updated for the next iteration:</text:span></text:p>
      <text:p text:style-name="P43"><draw:frame draw:style-name="fr5" draw:name="199" text:anchor-type="as-char" svg:y="-0.437cm" svg:width="3.036cm" svg:height="0.619cm" draw:z-index="254"><draw:object xlink:href="./Object 396" xlink:type="simple" xlink:show="embed" xlink:actuate="onLoad"/><draw:image xlink:href="./ObjectReplacements/Object 396" xlink:type="simple" xlink:show="embed" xlink:actuate="onLoad"/></draw:frame><text:span text:style-name="T12"><text:tab/></text:span><text:span text:style-name="T1">Eq 3.3.10</text:span></text:p>
      <text:p text:style-name="P28">Substituting equation 3.3.4 into 3.3.10 gives:</text:p>
      <text:p text:style-name="P43"><draw:frame draw:style-name="fr5" draw:name="200" text:anchor-type="as-char" svg:y="-0.437cm" svg:width="2.457cm" svg:height="0.631cm" draw:z-index="255"><draw:object xlink:href="./Object 398" xlink:type="simple" xlink:show="embed" xlink:actuate="onLoad"/><draw:image xlink:href="./ObjectReplacements/Object 398" xlink:type="simple" xlink:show="embed" xlink:actuate="onLoad"/></draw:frame><text:span text:style-name="T12"><text:tab/></text:span><text:span text:style-name="T1">Eq 3.3.11</text:span></text:p>
      <text:p text:style-name="P28"/>
      <text:p text:style-name="P37">Kalman equation B</text:p>
      <text:p text:style-name="Paragraph"><text:span text:style-name="T9">The components of the </text:span><text:span text:style-name="T11">a posteriori</text:span><text:span text:style-name="T9"> vector </text:span><draw:frame draw:style-name="fr5" draw:name="201" text:anchor-type="as-char" svg:y="-0.437cm" svg:width="0.376cm" svg:height="0.591cm" draw:z-index="256"><draw:object xlink:href="./Object 400" xlink:type="simple" xlink:show="embed" xlink:actuate="onLoad"/><draw:image xlink:href="./ObjectReplacements/Object 400" xlink:type="simple" xlink:show="embed" xlink:actuate="onLoad"/></draw:frame><text:span text:style-name="T16"><text:s/></text:span><text:span text:style-name="T9">are corrected by the </text:span><text:span text:style-name="T11">a posteriori</text:span><text:span text:style-name="T9"> error vector </text:span><draw:frame draw:style-name="fr5" draw:name="202" text:anchor-type="as-char" svg:y="-0.437cm" svg:width="0.601cm" svg:height="0.591cm" draw:z-index="257"><draw:object xlink:href="./Object 402" xlink:type="simple" xlink:show="embed" xlink:actuate="onLoad"/><draw:image xlink:href="./ObjectReplacements/Object 402" xlink:type="simple" xlink:show="embed" xlink:actuate="onLoad"/></draw:frame><text:span text:style-name="T9">.</text:span></text:p>
      <text:p text:style-name="Paragraph"><text:span text:style-name="T9">The </text:span><text:span text:style-name="T11">a posteriori</text:span><text:span text:style-name="T9"> orientation matrix is computed by multiplying the </text:span><text:span text:style-name="T11">a priori</text:span><text:span text:style-name="T9"> orientation matrix by a rotation matrix constructed from the negative of the </text:span><text:span text:style-name="T11">a posteriori</text:span><text:span text:style-name="T9"> rotation vector corrections:</text:span></text:p>
      <text:p text:style-name="P43"><draw:frame draw:style-name="fr5" draw:name="203" text:anchor-type="as-char" svg:y="-0.473cm" svg:width="3.11cm" svg:height="0.66cm" draw:z-index="258"><draw:object xlink:href="./Object 404" xlink:type="simple" xlink:show="embed" xlink:actuate="onLoad"/><draw:image xlink:href="./ObjectReplacements/Object 404" xlink:type="simple" xlink:show="embed" xlink:actuate="onLoad"/></draw:frame><text:span text:style-name="T1"><text:tab/>Eq 3.3.12</text:span></text:p>
      <text:p text:style-name="P43"><text:span text:style-name="T1">The </text:span><text:span text:style-name="T10">a posteriori</text:span><text:span text:style-name="T1"> estimate of the remaining terms can be computed by simple vector subtraction: </text:span></text:p>
      <text:p text:style-name="P43"><draw:frame draw:style-name="fr5" draw:name="204" text:anchor-type="as-char" svg:y="-1.124cm" svg:width="3.665cm" svg:height="2.036cm" draw:z-index="259"><draw:object xlink:href="./Object 406" xlink:type="simple" xlink:show="embed" xlink:actuate="onLoad"/><draw:image xlink:href="./ObjectReplacements/Object 406" xlink:type="simple" xlink:show="embed" xlink:actuate="onLoad"/></draw:frame><text:span text:style-name="T14"><text:tab/></text:span><text:span text:style-name="T1">Eq 3.3.13</text:span></text:p>
      <text:p text:style-name="P43"><text:span text:style-name="T1">A consequence of Kalman equation B is that the </text:span><text:span text:style-name="T10">a priori</text:span><text:span text:style-name="T1"> estimate </text:span><draw:frame draw:style-name="fr5" draw:name="205" text:anchor-type="as-char" svg:y="-0.437cm" svg:width="0.9cm" svg:height="0.591cm" draw:z-index="260"><draw:object xlink:href="./Object 408" xlink:type="simple" xlink:show="embed" xlink:actuate="onLoad"/><draw:image xlink:href="./ObjectReplacements/Object 408" xlink:type="simple" xlink:show="embed" xlink:actuate="onLoad"/></draw:frame><text:span text:style-name="T14"><text:s/></text:span><text:span text:style-name="T1">of the error vector for the next iteration </text:span><text:soft-page-break/><draw:frame draw:style-name="fr4" draw:name="206" text:anchor-type="as-char" svg:width="0.725cm" svg:height="0.467cm" draw:z-index="261"><draw:object xlink:href="./Object 410" xlink:type="simple" xlink:show="embed" xlink:actuate="onLoad"/><draw:image xlink:href="./ObjectReplacements/Object 410" xlink:type="simple" xlink:show="embed" xlink:actuate="onLoad"/></draw:frame><text:span text:style-name="T1"><text:s/>is pre-corrected to zero (equation 3.3.1) and the prediction matrix </text:span><draw:frame draw:style-name="fr4" draw:name="207" text:anchor-type="as-char" svg:width="0.459cm" svg:height="0.531cm" draw:z-index="262"><draw:object xlink:href="./Object 412" xlink:type="simple" xlink:show="embed" xlink:actuate="onLoad"/><draw:image xlink:href="./ObjectReplacements/Object 412" xlink:type="simple" xlink:show="embed" xlink:actuate="onLoad"/></draw:frame><text:span text:style-name="T1"><text:s/>is zero.</text:span></text:p>
      <text:p text:style-name="P28"/>
      <text:p text:style-name="P37">Kalman equation C</text:p>
      <text:p text:style-name="Paragraph"><text:span text:style-name="T11">The noise covariance matrix </text:span><draw:frame draw:style-name="fr4" draw:name="208" text:anchor-type="as-char" svg:width="1.055cm" svg:height="0.531cm" draw:z-index="263"><draw:object xlink:href="./Object 414" xlink:type="simple" xlink:show="embed" xlink:actuate="onLoad"/><draw:image xlink:href="./ObjectReplacements/Object 414" xlink:type="simple" xlink:show="embed" xlink:actuate="onLoad"/></draw:frame><text:span text:style-name="T13"><text:s/></text:span><text:span text:style-name="T9">is updated for the next iteration as a function of the </text:span><text:span text:style-name="T11">a posteriori </text:span><text:span text:style-name="T9">covariance</text:span><text:span text:style-name="T11"> </text:span><text:span text:style-name="T9">matrix</text:span><text:span text:style-name="T11"> </text:span><draw:frame draw:style-name="fr5" draw:name="209" text:anchor-type="as-char" svg:y="-0.437cm" svg:width="0.436cm" svg:height="0.591cm" draw:z-index="264"><draw:object xlink:href="./Object 416" xlink:type="simple" xlink:show="embed" xlink:actuate="onLoad"/><draw:image xlink:href="./ObjectReplacements/Object 416" xlink:type="simple" xlink:show="embed" xlink:actuate="onLoad"/></draw:frame><text:span text:style-name="T9">. </text:span></text:p>
      <text:p text:style-name="P43"><draw:frame draw:style-name="fr5" draw:name="210" text:anchor-type="as-char" svg:y="-0.469cm" svg:width="2.485cm" svg:height="0.654cm" draw:z-index="265"><draw:object xlink:href="./Object 418" xlink:type="simple" xlink:show="embed" xlink:actuate="onLoad"/><draw:image xlink:href="./ObjectReplacements/Object 418" xlink:type="simple" xlink:show="embed" xlink:actuate="onLoad"/></draw:frame><text:span text:style-name="T14"><text:tab/></text:span><text:span text:style-name="T1">Eq 3.3.14</text:span></text:p>
      <text:list xml:id="list154055383864690" text:continue-numbering="true" text:style-name="WWNum29">
        <text:list-item>
          <text:list>
            <text:list-item>
              <text:h text:style-name="P68" text:outline-level="2"><text:bookmark-start text:name="_Toc332888981"/><text:bookmark-start text:name="_Toc395777527"/><text:bookmark-start text:name="_Toc362846404"/>Sensor Models<text:bookmark-end text:name="_Toc332888981"/><text:bookmark-end text:name="_Toc395777527"/><text:bookmark-end text:name="_Toc362846404"/></text:h>
              <text:list>
                <text:list-item>
                  <text:h text:style-name="P73" text:outline-level="3"><text:bookmark-start text:name="_Toc332785906"/><text:bookmark-start text:name="_Toc395777528"/><text:bookmark-start text:name="_Toc362846405"/><text:bookmark-start text:name="_Toc332888983"/>Gyroscope Sensor Model<text:bookmark-end text:name="_Toc332785906"/><text:bookmark-end text:name="_Toc395777528"/><text:bookmark-end text:name="_Toc362846405"/><text:bookmark-end text:name="_Toc332888983"/></text:h>
                </text:list-item>
              </text:list>
            </text:list-item>
          </text:list>
        </text:list-item>
      </text:list>
      <text:p text:style-name="Paragraph"><text:span text:style-name="T9">The gyroscope sensor measurement </text:span><draw:frame draw:style-name="fr4" draw:name="211" text:anchor-type="as-char" svg:width="0.706cm" svg:height="0.531cm" draw:z-index="266"><draw:object xlink:href="./Object 420" xlink:type="simple" xlink:show="embed" xlink:actuate="onLoad"/><draw:image xlink:href="./ObjectReplacements/Object 420" xlink:type="simple" xlink:show="embed" xlink:actuate="onLoad"/></draw:frame><text:span text:style-name="T9"><text:s/>(deg/s) is modeled as:</text:span></text:p>
      <text:p text:style-name="P15"><draw:frame draw:style-name="fr4" draw:name="212" text:anchor-type="as-char" svg:width="3.103cm" svg:height="0.531cm" draw:z-index="267"><draw:object xlink:href="./Object 422" xlink:type="simple" xlink:show="embed" xlink:actuate="onLoad"/><draw:image xlink:href="./ObjectReplacements/Object 422" xlink:type="simple" xlink:show="embed" xlink:actuate="onLoad"/></draw:frame><text:span text:style-name="T1"><text:s/><text:tab/>Eq 4.1.1</text:span></text:p>
      <text:p text:style-name="P4"><draw:frame draw:style-name="fr4" draw:name="213" text:anchor-type="as-char" svg:width="0.443cm" svg:height="0.531cm" draw:z-index="268"><draw:object xlink:href="./Object 424" xlink:type="simple" xlink:show="embed" xlink:actuate="onLoad"/><draw:image xlink:href="./ObjectReplacements/Object 424" xlink:type="simple" xlink:show="embed" xlink:actuate="onLoad"/></draw:frame><text:span text:style-name="T1"><text:s/>is the true angular velocity in deg/s, </text:span><draw:frame draw:style-name="fr4" draw:name="214" text:anchor-type="as-char" svg:width="0.36cm" svg:height="0.531cm" draw:z-index="269"><draw:object xlink:href="./Object 426" xlink:type="simple" xlink:show="embed" xlink:actuate="onLoad"/><draw:image xlink:href="./ObjectReplacements/Object 426" xlink:type="simple" xlink:show="embed" xlink:actuate="onLoad"/></draw:frame><text:span text:style-name="T1"><text:s/>is the zero rate gyro offset (deg/s) and </text:span><draw:frame draw:style-name="fr4" draw:name="215" text:anchor-type="as-char" svg:width="0.663cm" svg:height="0.531cm" draw:z-index="270"><draw:object xlink:href="./Object 428" xlink:type="simple" xlink:show="embed" xlink:actuate="onLoad"/><draw:image xlink:href="./ObjectReplacements/Object 428" xlink:type="simple" xlink:show="embed" xlink:actuate="onLoad"/></draw:frame><text:span text:style-name="T1"><text:s/>is the additive gyro noise (deg/s). </text:span><draw:frame draw:style-name="fr4" draw:name="216" text:anchor-type="as-char" svg:width="0.706cm" svg:height="0.531cm" draw:z-index="271"><draw:object xlink:href="./Object 430" xlink:type="simple" xlink:show="embed" xlink:actuate="onLoad"/><draw:image xlink:href="./ObjectReplacements/Object 430" xlink:type="simple" xlink:show="embed" xlink:actuate="onLoad"/></draw:frame><text:span text:style-name="T1"><text:s/>is obviously measured in the sensor frame of reference.</text:span></text:p>
      <text:p text:style-name="P4"><text:span text:style-name="T1">The gyro offset </text:span><draw:frame draw:style-name="fr4" draw:name="217" text:anchor-type="as-char" svg:width="0.36cm" svg:height="0.531cm" draw:z-index="272"><draw:object xlink:href="./Object 432" xlink:type="simple" xlink:show="embed" xlink:actuate="onLoad"/><draw:image xlink:href="./ObjectReplacements/Object 432" xlink:type="simple" xlink:show="embed" xlink:actuate="onLoad"/></draw:frame><text:span text:style-name="T1"><text:s/>(deg/s) is modeled as a first order random walk:</text:span></text:p>
      <text:p text:style-name="P15"><text:span text:style-name="T1"><text:s/></text:span><draw:frame draw:style-name="fr4" draw:name="218" text:anchor-type="as-char" svg:width="2.395cm" svg:height="0.531cm" draw:z-index="273"><draw:object xlink:href="./Object 434" xlink:type="simple" xlink:show="embed" xlink:actuate="onLoad"/><draw:image xlink:href="./ObjectReplacements/Object 434" xlink:type="simple" xlink:show="embed" xlink:actuate="onLoad"/></draw:frame><text:span text:style-name="T1"><text:tab/>Eq 4.1.2<text:tab/></text:span></text:p>
      <text:p text:style-name="P4"><text:span text:style-name="T1">where </text:span><draw:frame draw:style-name="fr4" draw:name="219" text:anchor-type="as-char" svg:width="0.697cm" svg:height="0.531cm" draw:z-index="274"><draw:object xlink:href="./Object 436" xlink:type="simple" xlink:show="embed" xlink:actuate="onLoad"/><draw:image xlink:href="./ObjectReplacements/Object 436" xlink:type="simple" xlink:show="embed" xlink:actuate="onLoad"/></draw:frame><text:span text:style-name="T1"><text:s/>is a zero mean white Gaussian noise process (with units deg/s).</text:span></text:p>
      <text:p text:style-name="P4"><text:span text:style-name="T1">The </text:span><text:span text:style-name="T10">a priori</text:span><text:span text:style-name="T1"> estimate of the gyro offset is simply the </text:span><text:span text:style-name="T10">a posteriori</text:span><text:span text:style-name="T1"> estimate from the previous iteration since </text:span><draw:frame draw:style-name="fr4" draw:name="220" text:anchor-type="as-char" svg:width="0.697cm" svg:height="0.531cm" draw:z-index="275"><draw:object xlink:href="./Object 438" xlink:type="simple" xlink:show="embed" xlink:actuate="onLoad"/><draw:image xlink:href="./ObjectReplacements/Object 438" xlink:type="simple" xlink:show="embed" xlink:actuate="onLoad"/></draw:frame><text:span text:style-name="T1"><text:s/>is zero mean and white:</text:span></text:p>
      <text:p text:style-name="P15"><draw:frame draw:style-name="fr5" draw:name="221" text:anchor-type="as-char" svg:y="-0.439cm" svg:width="1.409cm" svg:height="0.593cm" draw:z-index="276"><draw:object xlink:href="./Object 440" xlink:type="simple" xlink:show="embed" xlink:actuate="onLoad"/><draw:image xlink:href="./ObjectReplacements/Object 440" xlink:type="simple" xlink:show="embed" xlink:actuate="onLoad"/></draw:frame><text:span text:style-name="T1"><text:tab/>Eq 4.1.3</text:span></text:p>
      <text:p text:style-name="Paragraph"><text:span text:style-name="T9">Simple algebra gives </text:span><draw:frame draw:style-name="fr5" draw:name="222" text:anchor-type="as-char" svg:y="-0.439cm" svg:width="0.594cm" svg:height="0.593cm" draw:z-index="277"><draw:object xlink:href="./Object 442" xlink:type="simple" xlink:show="embed" xlink:actuate="onLoad"/><draw:image xlink:href="./ObjectReplacements/Object 442" xlink:type="simple" xlink:show="embed" xlink:actuate="onLoad"/></draw:frame><text:span text:style-name="T16"><text:s/></text:span><text:span text:style-name="T9">as a function of</text:span><text:span text:style-name="T16"> </text:span><draw:frame draw:style-name="fr5" draw:name="223" text:anchor-type="as-char" svg:y="-0.439cm" svg:width="0.933cm" svg:height="0.593cm" draw:z-index="278"><draw:object xlink:href="./Object 444" xlink:type="simple" xlink:show="embed" xlink:actuate="onLoad"/><draw:image xlink:href="./ObjectReplacements/Object 444" xlink:type="simple" xlink:show="embed" xlink:actuate="onLoad"/></draw:frame><text:span text:style-name="T9">:</text:span></text:p>
      <text:p text:style-name="P43"><draw:frame draw:style-name="fr5" draw:name="224" text:anchor-type="as-char" svg:y="-0.473cm" svg:width="10.546cm" svg:height="0.658cm" draw:z-index="279"><draw:object xlink:href="./Object 446" xlink:type="simple" xlink:show="embed" xlink:actuate="onLoad"/><draw:image xlink:href="./ObjectReplacements/Object 446" xlink:type="simple" xlink:show="embed" xlink:actuate="onLoad"/></draw:frame><text:span text:style-name="T9"><text:tab/>Eq 4.1.4</text:span></text:p>
      <text:p text:style-name="P43"><draw:frame draw:style-name="fr5" draw:name="225" text:anchor-type="as-char" svg:y="-0.439cm" svg:width="3.353cm" svg:height="0.593cm" draw:z-index="280"><draw:object xlink:href="./Object 448" xlink:type="simple" xlink:show="embed" xlink:actuate="onLoad"/><draw:image xlink:href="./ObjectReplacements/Object 448" xlink:type="simple" xlink:show="embed" xlink:actuate="onLoad"/></draw:frame><text:span text:style-name="T9"><text:tab/>Eq 4.1.5</text:span></text:p>
      <text:p text:style-name="P15"><text:span text:style-name="T1">The </text:span><text:span text:style-name="T10">a priori estimate</text:span><text:span text:style-name="T1"> </text:span><draw:frame draw:style-name="fr5" draw:name="226" text:anchor-type="as-char" svg:y="-0.437cm" svg:width="0.443cm" svg:height="0.591cm" draw:z-index="281"><draw:object xlink:href="./Object 450" xlink:type="simple" xlink:show="embed" xlink:actuate="onLoad"/><draw:image xlink:href="./ObjectReplacements/Object 450" xlink:type="simple" xlink:show="embed" xlink:actuate="onLoad"/></draw:frame><text:span text:style-name="T1"><text:s/>of the true angular velocity </text:span><draw:frame draw:style-name="fr4" draw:name="227" text:anchor-type="as-char" svg:width="0.443cm" svg:height="0.531cm" draw:z-index="282"><draw:object xlink:href="./Object 452" xlink:type="simple" xlink:show="embed" xlink:actuate="onLoad"/><draw:image xlink:href="./ObjectReplacements/Object 452" xlink:type="simple" xlink:show="embed" xlink:actuate="onLoad"/></draw:frame><text:span text:style-name="T1"><text:s/>is determined from the gyro reading </text:span><draw:frame draw:style-name="fr4" draw:name="228" text:anchor-type="as-char" svg:width="0.706cm" svg:height="0.531cm" draw:z-index="283"><draw:object xlink:href="./Object 454" xlink:type="simple" xlink:show="embed" xlink:actuate="onLoad"/><draw:image xlink:href="./ObjectReplacements/Object 454" xlink:type="simple" xlink:show="embed" xlink:actuate="onLoad"/></draw:frame><text:span text:style-name="T1"><text:s/>by:</text:span></text:p>
      <text:p text:style-name="P15"><draw:frame draw:style-name="fr5" draw:name="229" text:anchor-type="as-char" svg:y="-0.439cm" svg:width="4.32cm" svg:height="0.593cm" draw:z-index="284"><draw:object xlink:href="./Object 456" xlink:type="simple" xlink:show="embed" xlink:actuate="onLoad"/><draw:image xlink:href="./ObjectReplacements/Object 456" xlink:type="simple" xlink:show="embed" xlink:actuate="onLoad"/></draw:frame><text:span text:style-name="T1"><text:tab/>Eq 4.1.6</text:span></text:p>
      <text:p text:style-name="P15"><text:span text:style-name="T1">Substituting for </text:span><draw:frame draw:style-name="fr4" draw:name="230" text:anchor-type="as-char" svg:width="0.706cm" svg:height="0.531cm" draw:z-index="285"><draw:object xlink:href="./Object 458" xlink:type="simple" xlink:show="embed" xlink:actuate="onLoad"/><draw:image xlink:href="./ObjectReplacements/Object 458" xlink:type="simple" xlink:show="embed" xlink:actuate="onLoad"/></draw:frame><text:span text:style-name="T1"><text:s/>in equation 4.1.6 relates the </text:span><text:span text:style-name="T10">a priori</text:span><text:span text:style-name="T1"> error in the angular velocity as a function of the </text:span><text:span text:style-name="T10">a posteriori</text:span><text:span text:style-name="T1"> error in the gyroscope offset:</text:span></text:p>
      <text:p text:style-name="P15"><draw:frame draw:style-name="fr5" draw:name="231" text:anchor-type="as-char" svg:y="-0.439cm" svg:width="8.661cm" svg:height="0.593cm" draw:z-index="286"><draw:object xlink:href="./Object 460" xlink:type="simple" xlink:show="embed" xlink:actuate="onLoad"/><draw:image xlink:href="./ObjectReplacements/Object 460" xlink:type="simple" xlink:show="embed" xlink:actuate="onLoad"/></draw:frame><text:span text:style-name="T1"><text:tab/>Eq 4.1.7</text:span></text:p>
      <text:p text:style-name="P15"><draw:frame draw:style-name="fr5" draw:name="232" text:anchor-type="as-char" svg:y="-0.439cm" svg:width="4.897cm" svg:height="0.593cm" draw:z-index="287"><draw:object xlink:href="./Object 462" xlink:type="simple" xlink:show="embed" xlink:actuate="onLoad"/><draw:image xlink:href="./ObjectReplacements/Object 462" xlink:type="simple" xlink:show="embed" xlink:actuate="onLoad"/></draw:frame><text:span text:style-name="T1"><text:tab/>Eq 4.1.8</text:span></text:p>
      <text:p text:style-name="P15"><draw:frame draw:style-name="fr5" draw:name="233" text:anchor-type="as-char" svg:y="-0.439cm" svg:width="6.235cm" svg:height="0.593cm" draw:z-index="288"><draw:object xlink:href="./Object 464" xlink:type="simple" xlink:show="embed" xlink:actuate="onLoad"/><draw:image xlink:href="./ObjectReplacements/Object 464" xlink:type="simple" xlink:show="embed" xlink:actuate="onLoad"/></draw:frame><text:span text:style-name="T1"><text:tab/>Eq 4.1.9</text:span></text:p>
      <text:p text:style-name="P7"/>
      <text:list xml:id="list154055208301627" text:continue-numbering="true" text:style-name="WWNum29">
        <text:list-item>
          <text:list>
            <text:list-item>
              <text:list>
                <text:list-item>
                  <text:h text:style-name="P73" text:outline-level="3"><text:bookmark-start text:name="_Toc332785907"/><text:bookmark-start text:name="_Toc395777529"/><text:bookmark-start text:name="_Toc362846407"/><text:bookmark-start text:name="_Toc332888985"/>Accelerometer Sensor Model<text:bookmark-end text:name="_Toc332785907"/><text:bookmark-end text:name="_Toc395777529"/><text:bookmark-end text:name="_Toc362846407"/><text:bookmark-end text:name="_Toc332888985"/></text:h>
                </text:list-item>
              </text:list>
            </text:list-item>
          </text:list>
        </text:list-item>
      </text:list>
      <text:p text:style-name="P30">The Aerospace and Windows 8 coordinate systems are 'gravity positive' standards whereas Android is an 'acceleration positive' standard. The accelerometer sensor models are then:</text:p>
      <text:p text:style-name="P16"><draw:frame draw:style-name="fr4" draw:name="234" text:anchor-type="as-char" svg:width="3.718cm" svg:height="0.591cm" draw:z-index="289"><draw:object xlink:href="./Object 466" xlink:type="simple" xlink:show="embed" xlink:actuate="onLoad"/><draw:image xlink:href="./ObjectReplacements/Object 466" xlink:type="simple" xlink:show="embed" xlink:actuate="onLoad"/></draw:frame><text:span text:style-name="T1"><text:s/><text:tab/>Aerospace, Windows 8<text:tab/>Eq 4.2.1</text:span></text:p>
      <text:p text:style-name="P16"><draw:frame draw:style-name="fr4" draw:name="235" text:anchor-type="as-char" svg:width="3.399cm" svg:height="0.591cm" draw:z-index="290"><draw:object xlink:href="./Object 468" xlink:type="simple" xlink:show="embed" xlink:actuate="onLoad"/><draw:image xlink:href="./ObjectReplacements/Object 468" xlink:type="simple" xlink:show="embed" xlink:actuate="onLoad"/></draw:frame><text:span text:style-name="T1"><text:s/><text:tab/>Android<text:tab/>Eq 4.2.2</text:span></text:p>
      <text:p text:style-name="P30">The linear acceleration is modeled as a low pass filtered white noise process in the global frame.</text:p>
      <text:p text:style-name="P15"><draw:frame draw:style-name="fr4" draw:name="236" text:anchor-type="as-char" svg:width="3.163cm" svg:height="0.591cm" draw:z-index="291"><draw:object xlink:href="./Object 470" xlink:type="simple" xlink:show="embed" xlink:actuate="onLoad"/><draw:image xlink:href="./ObjectReplacements/Object 470" xlink:type="simple" xlink:show="embed" xlink:actuate="onLoad"/></draw:frame><text:span text:style-name="T1"><text:tab/>Eq 4.2.3</text:span></text:p>
      <text:p text:style-name="P4"><text:span text:style-name="T1">where </text:span><draw:frame draw:style-name="fr4" draw:name="237" text:anchor-type="as-char" svg:width="0.695cm" svg:height="0.531cm" draw:z-index="292"><draw:object xlink:href="./Object 472" xlink:type="simple" xlink:show="embed" xlink:actuate="onLoad"/><draw:image xlink:href="./ObjectReplacements/Object 472" xlink:type="simple" xlink:show="embed" xlink:actuate="onLoad"/></draw:frame><text:span text:style-name="T1"><text:s/>is a zero mean white Gaussian noise process with units of g.</text:span></text:p>
      <text:p text:style-name="P4"><text:span text:style-name="T1">The </text:span><text:span text:style-name="T10">a priori</text:span><text:span text:style-name="T1"> estimate of the linear acceleration (in the global frame) is the </text:span><text:span text:style-name="T10">a posteriori</text:span><text:span text:style-name="T1"> estimate (in the global frame) for the previous iteration decayed by the low pass filter constant </text:span><draw:frame draw:style-name="fr4" draw:name="238" text:anchor-type="as-char" svg:width="0.347cm" svg:height="0.531cm" draw:z-index="293"><draw:object xlink:href="./Object 474" xlink:type="simple" xlink:show="embed" xlink:actuate="onLoad"/><draw:image xlink:href="./ObjectReplacements/Object 474" xlink:type="simple" xlink:show="embed" xlink:actuate="onLoad"/></draw:frame><text:span text:style-name="T1">:</text:span></text:p>
      <text:p text:style-name="P15"><text:soft-page-break/><draw:frame draw:style-name="fr5" draw:name="239" text:anchor-type="as-char" svg:y="-0.437cm" svg:width="2.178cm" svg:height="0.591cm" draw:z-index="294"><draw:object xlink:href="./Object 476" xlink:type="simple" xlink:show="embed" xlink:actuate="onLoad"/><draw:image xlink:href="./ObjectReplacements/Object 476" xlink:type="simple" xlink:show="embed" xlink:actuate="onLoad"/></draw:frame><text:span text:style-name="T14"><text:tab/></text:span><text:span text:style-name="T1">Eq 4.2.4</text:span></text:p>
      <text:p text:style-name="Paragraph"><text:span text:style-name="T9">Simple algebra gives </text:span><draw:frame draw:style-name="fr5" draw:name="240" text:anchor-type="as-char" svg:y="-0.437cm" svg:width="0.783cm" svg:height="0.591cm" draw:z-index="295"><draw:object xlink:href="./Object 478" xlink:type="simple" xlink:show="embed" xlink:actuate="onLoad"/><draw:image xlink:href="./ObjectReplacements/Object 478" xlink:type="simple" xlink:show="embed" xlink:actuate="onLoad"/></draw:frame><text:span text:style-name="T16"><text:s/></text:span><text:span text:style-name="T9">as a function of</text:span><text:span text:style-name="T16"> </text:span><draw:frame draw:style-name="fr5" draw:name="241" text:anchor-type="as-char" svg:y="-0.437cm" svg:width="1.124cm" svg:height="0.591cm" draw:z-index="296"><draw:object xlink:href="./Object 480" xlink:type="simple" xlink:show="embed" xlink:actuate="onLoad"/><draw:image xlink:href="./ObjectReplacements/Object 480" xlink:type="simple" xlink:show="embed" xlink:actuate="onLoad"/></draw:frame><text:span text:style-name="T9">:</text:span></text:p>
      <text:p text:style-name="P43"><draw:frame draw:style-name="fr5" draw:name="242" text:anchor-type="as-char" svg:y="-0.469cm" svg:width="9.641cm" svg:height="0.654cm" draw:z-index="297"><draw:object xlink:href="./Object 482" xlink:type="simple" xlink:show="embed" xlink:actuate="onLoad"/><draw:image xlink:href="./ObjectReplacements/Object 482" xlink:type="simple" xlink:show="embed" xlink:actuate="onLoad"/></draw:frame><text:span text:style-name="T9"><text:tab/>Eq 4.2.5</text:span></text:p>
      <text:p text:style-name="P43"><draw:frame draw:style-name="fr5" draw:name="243" text:anchor-type="as-char" svg:y="-0.437cm" svg:width="3.695cm" svg:height="0.591cm" draw:z-index="298"><draw:object xlink:href="./Object 484" xlink:type="simple" xlink:show="embed" xlink:actuate="onLoad"/><draw:image xlink:href="./ObjectReplacements/Object 484" xlink:type="simple" xlink:show="embed" xlink:actuate="onLoad"/></draw:frame><text:span text:style-name="T9"><text:tab/>Eq 4.2.6</text:span></text:p>
      <text:p text:style-name="P30">The a priori estimate of the gravity vector in the sensor frame using the accelerometer measurement is:</text:p>
      <text:p text:style-name="P17"><draw:frame draw:style-name="fr5" draw:name="244" text:anchor-type="as-char" svg:y="-0.437cm" svg:width="6.234cm" svg:height="0.591cm" draw:z-index="299"><draw:object xlink:href="./Object 486" xlink:type="simple" xlink:show="embed" xlink:actuate="onLoad"/><draw:image xlink:href="./ObjectReplacements/Object 486" xlink:type="simple" xlink:show="embed" xlink:actuate="onLoad"/></draw:frame><text:span text:style-name="T1"><text:tab/>Aerospace, Windows 8<text:tab/>Eq 4.2.7</text:span></text:p>
      <text:p text:style-name="P17"><draw:frame draw:style-name="fr5" draw:name="245" text:anchor-type="as-char" svg:y="-0.437cm" svg:width="6.553cm" svg:height="0.591cm" draw:z-index="300"><draw:object xlink:href="./Object 488" xlink:type="simple" xlink:show="embed" xlink:actuate="onLoad"/><draw:image xlink:href="./ObjectReplacements/Object 488" xlink:type="simple" xlink:show="embed" xlink:actuate="onLoad"/></draw:frame><text:span text:style-name="T1"><text:tab/>Android<text:tab/>Eq 4.2.8</text:span></text:p>
      <text:p text:style-name="P8">Conveniently the result is the same for all operating system standards, giving:</text:p>
      <text:p text:style-name="P17"><draw:frame draw:style-name="fr5" draw:name="246" text:anchor-type="as-char" svg:y="-0.437cm" svg:width="4.182cm" svg:height="0.591cm" draw:z-index="301"><draw:object xlink:href="./Object 490" xlink:type="simple" xlink:show="embed" xlink:actuate="onLoad"/><draw:image xlink:href="./ObjectReplacements/Object 490" xlink:type="simple" xlink:show="embed" xlink:actuate="onLoad"/></draw:frame><text:span text:style-name="T14"><text:tab/></text:span><text:span text:style-name="T1">Aerospace, Windows 8, Android<text:tab/>Eq 4.2.9</text:span></text:p>
      <text:p text:style-name="P7"/>
      <text:list xml:id="list154056890272207" text:continue-numbering="true" text:style-name="WWNum29">
        <text:list-item>
          <text:list>
            <text:list-item>
              <text:list>
                <text:list-item>
                  <text:h text:style-name="P73" text:outline-level="3"><text:bookmark-start text:name="_Toc332785908"/><text:bookmark-start text:name="_Toc395777530"/><text:bookmark-start text:name="_Toc362846408"/><text:bookmark-start text:name="_Toc332888986"/>Magnetometer Sensor Model<text:bookmark-end text:name="_Toc332785908"/><text:bookmark-end text:name="_Toc395777530"/><text:bookmark-end text:name="_Toc362846408"/><text:bookmark-end text:name="_Toc332888986"/></text:h>
                </text:list-item>
              </text:list>
            </text:list-item>
          </text:list>
        </text:list-item>
      </text:list>
      <text:p text:style-name="P30">The magnetometer reading model is in the sensor frame:</text:p>
      <text:p text:style-name="P15"><draw:frame draw:style-name="fr4" draw:name="247" text:anchor-type="as-char" svg:width="3.538cm" svg:height="0.591cm" draw:z-index="302"><draw:object xlink:href="./Object 492" xlink:type="simple" xlink:show="embed" xlink:actuate="onLoad"/><draw:image xlink:href="./ObjectReplacements/Object 492" xlink:type="simple" xlink:show="embed" xlink:actuate="onLoad"/></draw:frame><text:span text:style-name="T1"><text:tab/>Eq 4.3.1</text:span></text:p>
      <text:p text:style-name="P30">The magnetic disturbance model in the global frame is another low pass filtered white noise process.</text:p>
      <text:p text:style-name="P15"><draw:frame draw:style-name="fr4" draw:name="248" text:anchor-type="as-char" svg:width="3.217cm" svg:height="0.591cm" draw:z-index="303"><draw:object xlink:href="./Object 494" xlink:type="simple" xlink:show="embed" xlink:actuate="onLoad"/><draw:image xlink:href="./ObjectReplacements/Object 494" xlink:type="simple" xlink:show="embed" xlink:actuate="onLoad"/></draw:frame><text:span text:style-name="T1"><text:tab/>Eq 4.3.2</text:span></text:p>
      <text:p text:style-name="P4"><draw:frame draw:style-name="fr4" draw:name="249" text:anchor-type="as-char" svg:width="0.706cm" svg:height="0.531cm" draw:z-index="304"><draw:object xlink:href="./Object 496" xlink:type="simple" xlink:show="embed" xlink:actuate="onLoad"/><draw:image xlink:href="./ObjectReplacements/Object 496" xlink:type="simple" xlink:show="embed" xlink:actuate="onLoad"/></draw:frame><text:span text:style-name="T1"><text:s/>is a zero mean white Gaussian noise process with units uT.</text:span></text:p>
      <text:p text:style-name="P4"><text:span text:style-name="T1">The </text:span><text:span text:style-name="T10">a priori</text:span><text:span text:style-name="T1"> estimate of the magnetic disturbance (in the global frame) is therefore the </text:span><text:span text:style-name="T10">a posteriori</text:span><text:span text:style-name="T1"> estimate (in the global frame) for the previous iteration decayed by the low pass filter constant </text:span><draw:frame draw:style-name="fr4" draw:name="250" text:anchor-type="as-char" svg:width="0.356cm" svg:height="0.531cm" draw:z-index="305"><draw:object xlink:href="./Object 498" xlink:type="simple" xlink:show="embed" xlink:actuate="onLoad"/><draw:image xlink:href="./ObjectReplacements/Object 498" xlink:type="simple" xlink:show="embed" xlink:actuate="onLoad"/></draw:frame><text:span text:style-name="T1">:</text:span></text:p>
      <text:p text:style-name="P15"><draw:frame draw:style-name="fr5" draw:name="251" text:anchor-type="as-char" svg:y="-0.439cm" svg:width="2.223cm" svg:height="0.593cm" draw:z-index="306"><draw:object xlink:href="./Object 500" xlink:type="simple" xlink:show="embed" xlink:actuate="onLoad"/><draw:image xlink:href="./ObjectReplacements/Object 500" xlink:type="simple" xlink:show="embed" xlink:actuate="onLoad"/></draw:frame><text:span text:style-name="T14"><text:tab/></text:span><text:span text:style-name="T1">Eq 4.3.3</text:span></text:p>
      <text:p text:style-name="Paragraph"><text:span text:style-name="T9">Simple algebra again gives </text:span><draw:frame draw:style-name="fr5" draw:name="252" text:anchor-type="as-char" svg:y="-0.439cm" svg:width="0.801cm" svg:height="0.593cm" draw:z-index="307"><draw:object xlink:href="./Object 502" xlink:type="simple" xlink:show="embed" xlink:actuate="onLoad"/><draw:image xlink:href="./ObjectReplacements/Object 502" xlink:type="simple" xlink:show="embed" xlink:actuate="onLoad"/></draw:frame><text:span text:style-name="T16"><text:s/></text:span><text:span text:style-name="T9">as a function of</text:span><text:span text:style-name="T16"> </text:span><draw:frame draw:style-name="fr5" draw:name="253" text:anchor-type="as-char" svg:y="-0.439cm" svg:width="1.139cm" svg:height="0.593cm" draw:z-index="308"><draw:object xlink:href="./Object 504" xlink:type="simple" xlink:show="embed" xlink:actuate="onLoad"/><draw:image xlink:href="./ObjectReplacements/Object 504" xlink:type="simple" xlink:show="embed" xlink:actuate="onLoad"/></draw:frame><text:span text:style-name="T9">:</text:span></text:p>
      <text:p text:style-name="P43"><draw:frame draw:style-name="fr5" draw:name="254" text:anchor-type="as-char" svg:y="-0.469cm" svg:width="12.741cm" svg:height="0.654cm" draw:z-index="309"><draw:object xlink:href="./Object 506" xlink:type="simple" xlink:show="embed" xlink:actuate="onLoad"/><draw:image xlink:href="./ObjectReplacements/Object 506" xlink:type="simple" xlink:show="embed" xlink:actuate="onLoad"/></draw:frame><text:span text:style-name="T9"><text:tab/>Eq 4.3.4</text:span></text:p>
      <text:p text:style-name="P43"><text:span text:style-name="T9">A useful expression can be derived for the </text:span><text:span text:style-name="T11">a priori</text:span><text:span text:style-name="T9"> geomagnetic vector (units of uT):</text:span></text:p>
      <text:p text:style-name="P15"><draw:frame draw:style-name="fr5" draw:name="255" text:anchor-type="as-char" svg:y="-0.439cm" svg:width="6.599cm" svg:height="0.593cm" draw:z-index="310"><draw:object xlink:href="./Object 508" xlink:type="simple" xlink:show="embed" xlink:actuate="onLoad"/><draw:image xlink:href="./ObjectReplacements/Object 508" xlink:type="simple" xlink:show="embed" xlink:actuate="onLoad"/></draw:frame><text:span text:style-name="T14"><text:tab/></text:span><text:span text:style-name="T1">Eq 4.3.5</text:span></text:p>
      <text:p text:style-name="P15"><draw:frame draw:style-name="fr5" draw:name="256" text:anchor-type="as-char" svg:y="-0.439cm" svg:width="4.457cm" svg:height="0.593cm" draw:z-index="311"><draw:object xlink:href="./Object 510" xlink:type="simple" xlink:show="embed" xlink:actuate="onLoad"/><draw:image xlink:href="./ObjectReplacements/Object 510" xlink:type="simple" xlink:show="embed" xlink:actuate="onLoad"/></draw:frame><text:span text:style-name="T1"><text:tab/>Eq 4.3.6</text:span></text:p>
      <text:p text:style-name="P58"><text:bookmark-start text:name="_Toc332888988"/></text:p>
      <text:list xml:id="list154056772306976" text:continue-numbering="true" text:style-name="WWNum29">
        <text:list-item>
          <text:list>
            <text:list-item>
              <text:h text:style-name="P68" text:outline-level="2"><text:bookmark-start text:name="_Toc395777531"/><text:bookmark-end text:name="_Toc332888988"/>Orientation Estimates<text:bookmark-end text:name="_Toc395777531"/></text:h>
              <text:list>
                <text:list-item>
                  <text:h text:style-name="P72" text:outline-level="3"><text:bookmark-start text:name="_Toc395777532"/>A Priori Orientation Estimate<text:bookmark-end text:name="_Toc395777532"/></text:h>
                </text:list-item>
              </text:list>
            </text:list-item>
          </text:list>
        </text:list-item>
      </text:list>
      <text:p text:style-name="P4"><text:span text:style-name="T9">The </text:span><text:span text:style-name="T11">a priori</text:span><text:span text:style-name="T9"> estimate of the orientation matrix </text:span><draw:frame draw:style-name="fr5" draw:name="257" text:anchor-type="as-char" svg:y="-0.437cm" svg:width="0.43cm" svg:height="0.591cm" draw:z-index="312"><draw:object xlink:href="./Object 512" xlink:type="simple" xlink:show="embed" xlink:actuate="onLoad"/><draw:image xlink:href="./ObjectReplacements/Object 512" xlink:type="simple" xlink:show="embed" xlink:actuate="onLoad"/></draw:frame><text:span text:style-name="T9"><text:s/>is computed as a linear prediction from the </text:span><text:span text:style-name="T11">a posteriori</text:span><text:span text:style-name="T9"> orientation matrix </text:span><draw:frame draw:style-name="fr5" draw:name="258" text:anchor-type="as-char" svg:y="-0.437cm" svg:width="0.769cm" svg:height="0.591cm" draw:z-index="313"><draw:object xlink:href="./Object 514" xlink:type="simple" xlink:show="embed" xlink:actuate="onLoad"/><draw:image xlink:href="./ObjectReplacements/Object 514" xlink:type="simple" xlink:show="embed" xlink:actuate="onLoad"/></draw:frame><text:span text:style-name="T9"><text:s/>from the previous iteration rotated by the </text:span><text:span text:style-name="T11">a priori</text:span><text:span text:style-name="T9"> angular velocity rotation vector:</text:span></text:p>
      <text:p text:style-name="P15"><draw:frame draw:style-name="fr5" draw:name="259" text:anchor-type="as-char" svg:y="-0.469cm" svg:width="3.369cm" svg:height="0.654cm" draw:z-index="314"><draw:object xlink:href="./Object 516" xlink:type="simple" xlink:show="embed" xlink:actuate="onLoad"/><draw:image xlink:href="./ObjectReplacements/Object 516" xlink:type="simple" xlink:show="embed" xlink:actuate="onLoad"/></draw:frame><text:span text:style-name="T9"><text:tab/>Eq 5.1.1</text:span></text:p>
      <text:p text:style-name="P15"><text:span text:style-name="T9">The </text:span><text:span text:style-name="T11">a priori</text:span><text:span text:style-name="T9"> angular velocity estimate </text:span><draw:frame draw:style-name="fr5" draw:name="260" text:anchor-type="as-char" svg:y="-0.437cm" svg:width="0.443cm" svg:height="0.591cm" draw:z-index="315"><draw:object xlink:href="./Object 518" xlink:type="simple" xlink:show="embed" xlink:actuate="onLoad"/><draw:image xlink:href="./ObjectReplacements/Object 518" xlink:type="simple" xlink:show="embed" xlink:actuate="onLoad"/></draw:frame><text:span text:style-name="T9"><text:s/>is given in equation 4.1.6 as the gyroscope output </text:span><draw:frame draw:style-name="fr4" draw:name="261" text:anchor-type="as-char" svg:width="0.706cm" svg:height="0.531cm" draw:z-index="316"><draw:object xlink:href="./Object 520" xlink:type="simple" xlink:show="embed" xlink:actuate="onLoad"/><draw:image xlink:href="./ObjectReplacements/Object 520" xlink:type="simple" xlink:show="embed" xlink:actuate="onLoad"/></draw:frame><text:span text:style-name="T9"><text:s/>corrected for the </text:span><text:span text:style-name="T11">a priori</text:span><text:span text:style-name="T9"> estimate of the gyroscope offset </text:span><draw:frame draw:style-name="fr5" draw:name="262" text:anchor-type="as-char" svg:y="-0.439cm" svg:width="0.36cm" svg:height="0.593cm" draw:z-index="317"><draw:object xlink:href="./Object 522" xlink:type="simple" xlink:show="embed" xlink:actuate="onLoad"/><draw:image xlink:href="./ObjectReplacements/Object 522" xlink:type="simple" xlink:show="embed" xlink:actuate="onLoad"/></draw:frame><text:span text:style-name="T9">:</text:span></text:p>
      <text:p text:style-name="P15"><draw:frame draw:style-name="fr5" draw:name="263" text:anchor-type="as-char" svg:y="-0.439cm" svg:width="4.32cm" svg:height="0.593cm" draw:z-index="318"><draw:object xlink:href="./Object 524" xlink:type="simple" xlink:show="embed" xlink:actuate="onLoad"/><draw:image xlink:href="./ObjectReplacements/Object 524" xlink:type="simple" xlink:show="embed" xlink:actuate="onLoad"/></draw:frame><text:span text:style-name="T1"><text:tab/>Eq 5.1.2</text:span></text:p>
      <text:p text:style-name="P15"><text:span text:style-name="T9">In practice equation 5.1.1 is more efficiently computed using the incremental quaternion </text:span><draw:frame draw:style-name="fr5" draw:name="264" text:anchor-type="as-char" svg:y="-0.469cm" svg:width="1.72cm" svg:height="0.654cm" draw:z-index="319"><draw:object xlink:href="./Object 526" xlink:type="simple" xlink:show="embed" xlink:actuate="onLoad"/><draw:image xlink:href="./ObjectReplacements/Object 526" xlink:type="simple" xlink:show="embed" xlink:actuate="onLoad"/></draw:frame><text:span text:style-name="T9"><text:s/>rather than the incremental rotation matrix:</text:span></text:p>
      <text:p text:style-name="P15"><draw:frame draw:style-name="fr5" draw:name="265" text:anchor-type="as-char" svg:y="-0.469cm" svg:width="3.18cm" svg:height="0.654cm" draw:z-index="320"><draw:object xlink:href="./Object 528" xlink:type="simple" xlink:show="embed" xlink:actuate="onLoad"/><draw:image xlink:href="./ObjectReplacements/Object 528" xlink:type="simple" xlink:show="embed" xlink:actuate="onLoad"/></draw:frame><text:span text:style-name="T9"><text:tab/>Eq 5.1.3</text:span></text:p>
      <text:p text:style-name="P10">The sensor fusion software uses both rotation matrix and quaternion algebras and selects the most efficient representation for each operation. Note that successive product rotation matrices accumulate to the left and successive product quaternions accumulate to the right.</text:p>
      <text:p text:style-name="P10">The sensor fusion software samples the gyroscope sensor, by default, at 200Hz and executes the computationally expensive Kalman filter at 25Hz. At the start of each pass of the 25Hz Kalman filter a total of eight buffered gyroscope measurements from the previous 40ms are integrated as:</text:p>
      <text:p text:style-name="P15"><draw:frame draw:style-name="fr5" draw:name="266" text:anchor-type="as-char" svg:y="-0.469cm" svg:width="17.81cm" svg:height="0.654cm" draw:z-index="321"><draw:object xlink:href="./Object 530" xlink:type="simple" xlink:show="embed" xlink:actuate="onLoad"/><draw:image xlink:href="./ObjectReplacements/Object 530" xlink:type="simple" xlink:show="embed" xlink:actuate="onLoad"/></draw:frame><text:span text:style-name="T9"><text:tab/></text:span></text:p>
      <text:p text:style-name="P10"><text:tab/>Eq 5.1.4</text:p>
      <text:p text:style-name="P15"><text:span text:style-name="T9">where, with obvious notation, </text:span><draw:frame draw:style-name="fr5" draw:name="267" text:anchor-type="as-char" svg:y="-0.437cm" svg:width="0.674cm" svg:height="0.591cm" draw:z-index="322"><draw:object xlink:href="./Object 532" xlink:type="simple" xlink:show="embed" xlink:actuate="onLoad"/><draw:image xlink:href="./ObjectReplacements/Object 532" xlink:type="simple" xlink:show="embed" xlink:actuate="onLoad"/></draw:frame><text:span text:style-name="T9"><text:s/>is the </text:span><draw:frame draw:style-name="fr4" draw:name="268" text:anchor-type="as-char" svg:width="0.517cm" svg:height="0.467cm" draw:z-index="323"><draw:object xlink:href="./Object 534" xlink:type="simple" xlink:show="embed" xlink:actuate="onLoad"/><draw:image xlink:href="./ObjectReplacements/Object 534" xlink:type="simple" xlink:show="embed" xlink:actuate="onLoad"/></draw:frame><text:span text:style-name="T9"><text:s/>buffered gyroscope measurement at the start of Kalman filter iteration </text:span><draw:frame draw:style-name="fr4" draw:name="269" text:anchor-type="as-char" svg:width="0.224cm" svg:height="0.467cm" draw:z-index="324"><draw:object xlink:href="./Object 536" xlink:type="simple" xlink:show="embed" xlink:actuate="onLoad"/><draw:image xlink:href="./ObjectReplacements/Object 536" xlink:type="simple" xlink:show="embed" xlink:actuate="onLoad"/></draw:frame><text:span text:style-name="T9">.</text:span></text:p>
      <text:p text:style-name="P26"/>
      <text:list xml:id="list154056813831743" text:continue-numbering="true" text:style-name="WWNum29">
        <text:list-item>
          <text:list>
            <text:list-item>
              <text:list>
                <text:list-item>
                  <text:h text:style-name="P72" text:outline-level="3"><text:bookmark-start text:name="_Toc395777533"/>A Posteriori Orientation Estimate<text:bookmark-end text:name="_Toc395777533"/></text:h>
                </text:list-item>
              </text:list>
            </text:list-item>
          </text:list>
        </text:list-item>
      </text:list>
      <text:p text:style-name="Paragraph"><text:span text:style-name="T1">The </text:span><text:span text:style-name="T10">a posteriori</text:span><text:span text:style-name="T1"> orientation estimate </text:span><draw:frame draw:style-name="fr5" draw:name="270" text:anchor-type="as-char" svg:y="-0.437cm" svg:width="0.439cm" svg:height="0.591cm" draw:z-index="325"><draw:object xlink:href="./Object 538" xlink:type="simple" xlink:show="embed" xlink:actuate="onLoad"/><draw:image xlink:href="./ObjectReplacements/Object 538" xlink:type="simple" xlink:show="embed" xlink:actuate="onLoad"/></draw:frame><text:span text:style-name="T1"><text:s/>is estimated by applying the </text:span><text:span text:style-name="T10">a posteriori</text:span><text:span text:style-name="T1"> orientation error vector </text:span><draw:frame draw:style-name="fr5" draw:name="271" text:anchor-type="as-char" svg:y="-0.441cm" svg:width="0.587cm" svg:height="0.594cm" draw:z-index="326"><draw:object xlink:href="./Object 540" xlink:type="simple" xlink:show="embed" xlink:actuate="onLoad"/><draw:image xlink:href="./ObjectReplacements/Object 540" xlink:type="simple" xlink:show="embed" xlink:actuate="onLoad"/></draw:frame><text:span text:style-name="T1"><text:s/>to the </text:span><text:span text:style-name="T10">a priori</text:span><text:span text:style-name="T1"> orientation estimate computed as described in section 5.1. </text:span></text:p>
      <text:p text:style-name="P15"><draw:frame draw:style-name="fr5" draw:name="272" text:anchor-type="as-char" svg:y="-0.473cm" svg:width="3.11cm" svg:height="0.66cm" draw:z-index="327"><draw:object xlink:href="./Object 542" xlink:type="simple" xlink:show="embed" xlink:actuate="onLoad"/><draw:image xlink:href="./ObjectReplacements/Object 542" xlink:type="simple" xlink:show="embed" xlink:actuate="onLoad"/></draw:frame><text:span text:style-name="T1"><text:tab/>Eq 5.2.1</text:span></text:p>
      <text:p text:style-name="Paragraph"><text:span text:style-name="T1">It is again more efficient to compute equation 5.2.1 using quaternion algebra where</text:span><draw:frame draw:style-name="fr5" draw:name="273" text:anchor-type="as-char" svg:y="-0.473cm" svg:width="1.79cm" svg:height="0.66cm" draw:z-index="328"><draw:object xlink:href="./Object 544" xlink:type="simple" xlink:show="embed" xlink:actuate="onLoad"/><draw:image xlink:href="./ObjectReplacements/Object 544" xlink:type="simple" xlink:show="embed" xlink:actuate="onLoad"/></draw:frame><text:span text:style-name="T1"> is the quaternion correction computed from the </text:span><text:span text:style-name="T10">a posteriori error</text:span><text:span text:style-name="T1"> vector </text:span><draw:frame draw:style-name="fr5" draw:name="274" text:anchor-type="as-char" svg:y="-0.441cm" svg:width="0.587cm" svg:height="0.594cm" draw:z-index="329"><draw:object xlink:href="./Object 546" xlink:type="simple" xlink:show="embed" xlink:actuate="onLoad"/><draw:image xlink:href="./ObjectReplacements/Object 546" xlink:type="simple" xlink:show="embed" xlink:actuate="onLoad"/></draw:frame><text:span text:style-name="T1">:</text:span></text:p>
      <text:p text:style-name="P15"><draw:frame draw:style-name="fr5" draw:name="275" text:anchor-type="as-char" svg:y="-0.473cm" svg:width="2.923cm" svg:height="0.66cm" draw:z-index="330"><draw:object xlink:href="./Object 548" xlink:type="simple" xlink:show="embed" xlink:actuate="onLoad"/><draw:image xlink:href="./ObjectReplacements/Object 548" xlink:type="simple" xlink:show="embed" xlink:actuate="onLoad"/></draw:frame><text:span text:style-name="T1"><text:tab/>Eq 5.2.2</text:span></text:p>
      <text:p text:style-name="P52"/>
      <text:list xml:id="list154055610712388" text:continue-numbering="true" text:style-name="WWNum29">
        <text:list-item>
          <text:list>
            <text:list-item>
              <text:h text:style-name="P68" text:outline-level="2"><text:bookmark-start text:name="_Toc395777534"/>Acceleration Estimates<text:bookmark-end text:name="_Toc395777534"/></text:h>
              <text:list>
                <text:list-item>
                  <text:h text:style-name="P72" text:outline-level="3"><text:bookmark-start text:name="_Toc395777535"/>A Priori Acceleration Estimate<text:bookmark-end text:name="_Toc395777535"/></text:h>
                </text:list-item>
              </text:list>
            </text:list-item>
          </text:list>
        </text:list-item>
      </text:list>
      <text:p text:style-name="P15"><text:span text:style-name="T1">The Kalman filter requires the </text:span><text:span text:style-name="T10">a priori</text:span><text:span text:style-name="T1"> linear acceleration estimate in the sensor frame rather than in the global frame. This can easily be computed by rotating the </text:span><text:span text:style-name="T10">a priori</text:span><text:span text:style-name="T1"> estimate from the global to the sensor frame using the </text:span><text:span text:style-name="T10">a priori</text:span><text:span text:style-name="T1"> orientation matrix:</text:span></text:p>
      <text:p text:style-name="P15"><draw:frame draw:style-name="fr5" draw:name="276" text:anchor-type="as-char" svg:y="-0.437cm" svg:width="1.877cm" svg:height="0.591cm" draw:z-index="331"><draw:object xlink:href="./Object 550" xlink:type="simple" xlink:show="embed" xlink:actuate="onLoad"/><draw:image xlink:href="./ObjectReplacements/Object 550" xlink:type="simple" xlink:show="embed" xlink:actuate="onLoad"/></draw:frame><text:span text:style-name="T14"><text:tab/></text:span><text:span text:style-name="T1">Eq 6.1.1</text:span></text:p>
      <text:p text:style-name="P15"><text:span text:style-name="T1">Substituting equation 4.2.4 for </text:span><draw:frame draw:style-name="fr5" draw:name="277" text:anchor-type="as-char" svg:y="-0.437cm" svg:width="0.549cm" svg:height="0.591cm" draw:z-index="332"><draw:object xlink:href="./Object 552" xlink:type="simple" xlink:show="embed" xlink:actuate="onLoad"/><draw:image xlink:href="./ObjectReplacements/Object 552" xlink:type="simple" xlink:show="embed" xlink:actuate="onLoad"/></draw:frame><text:span text:style-name="T14"><text:s/></text:span><text:span text:style-name="T1">and equation 5.1.1 for </text:span><draw:frame draw:style-name="fr5" draw:name="278" text:anchor-type="as-char" svg:y="-0.437cm" svg:width="0.43cm" svg:height="0.591cm" draw:z-index="333"><draw:object xlink:href="./Object 554" xlink:type="simple" xlink:show="embed" xlink:actuate="onLoad"/><draw:image xlink:href="./ObjectReplacements/Object 554" xlink:type="simple" xlink:show="embed" xlink:actuate="onLoad"/></draw:frame><text:span text:style-name="T1"><text:s/>gives:</text:span></text:p>
      <text:p text:style-name="P15"><draw:frame draw:style-name="fr5" draw:name="279" text:anchor-type="as-char" svg:y="-0.469cm" svg:width="4.763cm" svg:height="0.654cm" draw:z-index="334"><draw:object xlink:href="./Object 556" xlink:type="simple" xlink:show="embed" xlink:actuate="onLoad"/><draw:image xlink:href="./ObjectReplacements/Object 556" xlink:type="simple" xlink:show="embed" xlink:actuate="onLoad"/></draw:frame><text:span text:style-name="T14"><text:tab/></text:span><text:span text:style-name="T1">Eq 6.1.2</text:span></text:p>
      <text:p text:style-name="P15"><draw:frame draw:style-name="fr5" draw:name="280" text:anchor-type="as-char" svg:y="-0.503cm" svg:width="7.22cm" svg:height="0.721cm" draw:z-index="335"><draw:object xlink:href="./Object 558" xlink:type="simple" xlink:show="embed" xlink:actuate="onLoad"/><draw:image xlink:href="./ObjectReplacements/Object 558" xlink:type="simple" xlink:show="embed" xlink:actuate="onLoad"/></draw:frame><text:span text:style-name="T14"><text:tab/></text:span><text:span text:style-name="T1">Eq 6.1.3</text:span></text:p>
      <text:p text:style-name="P15"><text:span text:style-name="T1">Equation 6.1.3 simply states that the a priori linear acceleration estimate in the sensor frame for Kalman filter iteration </text:span><draw:frame draw:style-name="fr4" draw:name="281" text:anchor-type="as-char" svg:width="0.224cm" svg:height="0.467cm" draw:z-index="336"><draw:object xlink:href="./Object 560" xlink:type="simple" xlink:show="embed" xlink:actuate="onLoad"/><draw:image xlink:href="./ObjectReplacements/Object 560" xlink:type="simple" xlink:show="embed" xlink:actuate="onLoad"/></draw:frame><text:span text:style-name="T1"><text:s/>is the decayed and incrementally rotated estimate from the previous iteration.</text:span></text:p>
      <text:p text:style-name="P7">In practice the incremental rotation is ignored giving:</text:p>
      <text:p text:style-name="P15"><draw:frame draw:style-name="fr5" draw:name="282" text:anchor-type="as-char" svg:y="-0.437cm" svg:width="2.088cm" svg:height="0.591cm" draw:z-index="337"><draw:object xlink:href="./Object 562" xlink:type="simple" xlink:show="embed" xlink:actuate="onLoad"/><draw:image xlink:href="./ObjectReplacements/Object 562" xlink:type="simple" xlink:show="embed" xlink:actuate="onLoad"/></draw:frame><text:span text:style-name="T14"><text:tab/></text:span><text:span text:style-name="T1">Eq 6.1.4</text:span></text:p>
      <text:p text:style-name="P7"/>
      <text:list xml:id="list154056793553695" text:continue-numbering="true" text:style-name="WWNum29">
        <text:list-item>
          <text:list>
            <text:list-item>
              <text:list>
                <text:list-item>
                  <text:h text:style-name="P72" text:outline-level="3"><text:bookmark-start text:name="_Toc395777536"/>A Posteriori Acceleration Estimate<text:bookmark-end text:name="_Toc395777536"/></text:h>
                </text:list-item>
              </text:list>
            </text:list-item>
          </text:list>
        </text:list-item>
      </text:list>
      <text:p text:style-name="P15"><text:span text:style-name="T1">The a posteriori error vector components </text:span><draw:frame draw:style-name="fr4" draw:name="283" text:anchor-type="as-char" svg:width="0.601cm" svg:height="0.531cm" draw:z-index="338"><draw:object xlink:href="./Object 564" xlink:type="simple" xlink:show="embed" xlink:actuate="onLoad"/><draw:image xlink:href="./ObjectReplacements/Object 564" xlink:type="simple" xlink:show="embed" xlink:actuate="onLoad"/></draw:frame><text:span text:style-name="T14"><text:s/></text:span><text:span text:style-name="T1">are defined in the sensor frame (see equation 3.1.2) making it very convenient to compute the </text:span><text:span text:style-name="T10">a posteriori</text:span><text:span text:style-name="T1"> acceleration estimate in the sensor frame </text:span><draw:frame draw:style-name="fr5" draw:name="284" text:anchor-type="as-char" svg:y="-0.437cm" svg:width="0.513cm" svg:height="0.591cm" draw:z-index="339"><draw:object xlink:href="./Object 566" xlink:type="simple" xlink:show="embed" xlink:actuate="onLoad"/><draw:image xlink:href="./ObjectReplacements/Object 566" xlink:type="simple" xlink:show="embed" xlink:actuate="onLoad"/></draw:frame><text:span text:style-name="T1"><text:s/>as:</text:span></text:p>
      <text:p text:style-name="P15"><text:span text:style-name="T1"><text:s/></text:span><draw:frame draw:style-name="fr5" draw:name="285" text:anchor-type="as-char" svg:y="-0.437cm" svg:width="2.461cm" svg:height="0.591cm" draw:z-index="340"><draw:object xlink:href="./Object 568" xlink:type="simple" xlink:show="embed" xlink:actuate="onLoad"/><draw:image xlink:href="./ObjectReplacements/Object 568" xlink:type="simple" xlink:show="embed" xlink:actuate="onLoad"/></draw:frame><text:span text:style-name="T14"><text:tab/></text:span><text:span text:style-name="T1">Eq 6.2.1</text:span></text:p>
      <text:p text:style-name="P7">This is a component of the Kalman filter equation B in equation 3.3.13.</text:p>
      <text:p text:style-name="P52"/>
      <text:list xml:id="list154056024268777" text:continue-numbering="true" text:style-name="WWNum29">
        <text:list-item>
          <text:list>
            <text:list-item>
              <text:h text:style-name="P68" text:outline-level="2"><text:bookmark-start text:name="_Toc395777537"/>Measurement Error and Matrix<text:bookmark-end text:name="_Toc395777537"/></text:h>
              <text:list>
                <text:list-item>
                  <text:h text:style-name="P73" text:outline-level="3"><text:bookmark-start text:name="_Toc395777538"/>Introduction<text:bookmark-end text:name="_Toc395777538"/></text:h>
                </text:list-item>
              </text:list>
            </text:list-item>
          </text:list>
        </text:list-item>
      </text:list>
      <text:p text:style-name="P4"><text:span text:style-name="T9">The measurement error vector </text:span><draw:frame draw:style-name="fr4" draw:name="286" text:anchor-type="as-char" svg:width="0.575cm" svg:height="0.531cm" draw:z-index="341"><draw:object xlink:href="./Object 570" xlink:type="simple" xlink:show="embed" xlink:actuate="onLoad"/><draw:image xlink:href="./ObjectReplacements/Object 570" xlink:type="simple" xlink:show="embed" xlink:actuate="onLoad"/></draw:frame><text:span text:style-name="T16"><text:s/></text:span><text:span text:style-name="T9">is defined as the vector difference between the a priori estimates of the gravity and geomagnetic vectors determined from i) the accelerometer and gyroscope sensors and ii) the magnetometer and gyroscope sensors. It is related to the underlying error process </text:span><draw:frame draw:style-name="fr4" draw:name="287" text:anchor-type="as-char" svg:width="0.601cm" svg:height="0.531cm" draw:z-index="342"><draw:object xlink:href="./Object 572" xlink:type="simple" xlink:show="embed" xlink:actuate="onLoad"/><draw:image xlink:href="./ObjectReplacements/Object 572" xlink:type="simple" xlink:show="embed" xlink:actuate="onLoad"/></draw:frame><text:span text:style-name="T9"><text:s/>through the measurement matrix </text:span><draw:frame draw:style-name="fr4" draw:name="288" text:anchor-type="as-char" svg:width="0.441cm" svg:height="0.531cm" draw:z-index="343"><draw:object xlink:href="./Object 574" xlink:type="simple" xlink:show="embed" xlink:actuate="onLoad"/><draw:image xlink:href="./ObjectReplacements/Object 574" xlink:type="simple" xlink:show="embed" xlink:actuate="onLoad"/></draw:frame><text:span text:style-name="T9"><text:s/>as:</text:span></text:p>
      <text:p text:style-name="P20"><draw:frame draw:style-name="fr5" draw:name="289" text:anchor-type="as-char" svg:y="-1.471cm" svg:width="8.192cm" svg:height="2.731cm" draw:z-index="344"><draw:object xlink:href="./Object 576" xlink:type="simple" xlink:show="embed" xlink:actuate="onLoad"/><draw:image xlink:href="./ObjectReplacements/Object 576" xlink:type="simple" xlink:show="embed" xlink:actuate="onLoad"/></draw:frame><text:tab/>Eq 7.1.1</text:p>
      <text:p text:style-name="P20">Section 7.2 documents the straightforward problem of computing the measurement error vector <draw:frame draw:style-name="fr4" draw:name="290" text:anchor-type="as-char" svg:width="0.575cm" svg:height="0.531cm" draw:z-index="345"><draw:object xlink:href="./Object 578" xlink:type="simple" xlink:show="embed" xlink:actuate="onLoad"/><draw:image xlink:href="./ObjectReplacements/Object 578" xlink:type="simple" xlink:show="embed" xlink:actuate="onLoad"/></draw:frame><text:span text:style-name="T23"><text:s/></text:span>from the sensor measurements. Sections 7.3 and 7.4 derive the mathematical form of the time varying measurement matrix <draw:frame draw:style-name="fr4" draw:name="291" text:anchor-type="as-char" svg:width="0.441cm" svg:height="0.531cm" draw:z-index="346"><draw:object xlink:href="./Object 580" xlink:type="simple" xlink:show="embed" xlink:actuate="onLoad"/><draw:image xlink:href="./ObjectReplacements/Object 580" xlink:type="simple" xlink:show="embed" xlink:actuate="onLoad"/></draw:frame>.</text:p>
      <text:p text:style-name="P10"/>
      <text:list xml:id="list154055266524710" text:continue-numbering="true" text:style-name="WWNum29">
        <text:list-item>
          <text:list>
            <text:list-item>
              <text:list>
                <text:list-item>
                  <text:h text:style-name="P76" text:outline-level="3"><text:bookmark-start text:name="_Toc332888991"/><text:bookmark-start text:name="_Toc395777539"/><text:bookmark-start text:name="_Toc362846411"/><text:span text:style-name="T9">Calculation of the Measurement Error</text:span><text:bookmark-end text:name="_Toc332888991"/><text:bookmark-end text:name="_Toc362846411"/><text:span text:style-name="T9"> Vector</text:span><text:bookmark-end text:name="_Toc395777539"/></text:h>
                </text:list-item>
              </text:list>
            </text:list-item>
          </text:list>
        </text:list-item>
      </text:list>
      <text:p text:style-name="Paragraph"><text:span text:style-name="T9">The four components of the </text:span><text:span text:style-name="T11">a priori</text:span><text:span text:style-name="T9"> measurement error vector </text:span><draw:frame draw:style-name="fr4" draw:name="292" text:anchor-type="as-char" svg:width="0.575cm" svg:height="0.531cm" draw:z-index="347"><draw:object xlink:href="./Object 582" xlink:type="simple" xlink:show="embed" xlink:actuate="onLoad"/><draw:image xlink:href="./ObjectReplacements/Object 582" xlink:type="simple" xlink:show="embed" xlink:actuate="onLoad"/></draw:frame><text:span text:style-name="T16"><text:s/></text:span><text:span text:style-name="T9">are easily computed from the sensor measurements and the Kalman filter state vector. The measurement error vector </text:span><draw:frame draw:style-name="fr4" draw:name="293" text:anchor-type="as-char" svg:width="0.575cm" svg:height="0.531cm" draw:z-index="348"><draw:object xlink:href="./Object 584" xlink:type="simple" xlink:show="embed" xlink:actuate="onLoad"/><draw:image xlink:href="./ObjectReplacements/Object 584" xlink:type="simple" xlink:show="embed" xlink:actuate="onLoad"/></draw:frame><text:span text:style-name="T16"><text:s/></text:span><text:span text:style-name="T9">is then used in Kalman equation 4 to computed the a posteriori error state vector.</text:span></text:p>
      <text:p text:style-name="P34">Gravity Vector Estimate From Accelerometer</text:p>
      <text:p text:style-name="P17"><text:span text:style-name="T1">The </text:span><text:span text:style-name="T10">a priori</text:span><text:span text:style-name="T1"> estimate of the gravity vector </text:span><draw:frame draw:style-name="fr5" draw:name="294" text:anchor-type="as-char" svg:y="-0.437cm" svg:width="0.833cm" svg:height="0.591cm" draw:z-index="349"><draw:object xlink:href="./Object 586" xlink:type="simple" xlink:show="embed" xlink:actuate="onLoad"/><draw:image xlink:href="./ObjectReplacements/Object 586" xlink:type="simple" xlink:show="embed" xlink:actuate="onLoad"/></draw:frame><text:span text:style-name="T1"><text:s/>in the sensor frame computed from the accelerometer measurement </text:span><draw:frame draw:style-name="fr4" draw:name="295" text:anchor-type="as-char" svg:width="0.855cm" svg:height="0.591cm" draw:z-index="350"><draw:object xlink:href="./Object 588" xlink:type="simple" xlink:show="embed" xlink:actuate="onLoad"/><draw:image xlink:href="./ObjectReplacements/Object 588" xlink:type="simple" xlink:show="embed" xlink:actuate="onLoad"/></draw:frame><text:span text:style-name="T1"><text:s/>is given by equations 4.2.1 and 4.2.2 as:</text:span></text:p>
      <text:p text:style-name="P17"><draw:frame draw:style-name="fr5" draw:name="296" text:anchor-type="as-char" svg:y="-0.437cm" svg:width="2.835cm" svg:height="0.591cm" draw:z-index="351"><draw:object xlink:href="./Object 590" xlink:type="simple" xlink:show="embed" xlink:actuate="onLoad"/><draw:image xlink:href="./ObjectReplacements/Object 590" xlink:type="simple" xlink:show="embed" xlink:actuate="onLoad"/></draw:frame><text:span text:style-name="T1"><text:tab/>Aerospace, Windows 8<text:tab/>Eq 7.2.1</text:span></text:p>
      <text:p text:style-name="P17"><draw:frame draw:style-name="fr5" draw:name="297" text:anchor-type="as-char" svg:y="-0.437cm" svg:width="3.154cm" svg:height="0.591cm" draw:z-index="352"><draw:object xlink:href="./Object 592" xlink:type="simple" xlink:show="embed" xlink:actuate="onLoad"/><draw:image xlink:href="./ObjectReplacements/Object 592" xlink:type="simple" xlink:show="embed" xlink:actuate="onLoad"/></draw:frame><text:span text:style-name="T1"><text:tab/>Android<text:tab/>Eq 7.2.2</text:span></text:p>
      <text:p text:style-name="P8"/>
      <text:p text:style-name="P11">Geomagnetic Vector Estimate from Magnetometer</text:p>
      <text:p text:style-name="P17"><text:span text:style-name="T1">The </text:span><text:span text:style-name="T10">a priori</text:span><text:span text:style-name="T1"> estimate of the geomagnetic vector </text:span><draw:frame draw:style-name="fr5" draw:name="298" text:anchor-type="as-char" svg:y="-0.437cm" svg:width="0.961cm" svg:height="0.591cm" draw:z-index="353"><draw:object xlink:href="./Object 594" xlink:type="simple" xlink:show="embed" xlink:actuate="onLoad"/><draw:image xlink:href="./ObjectReplacements/Object 594" xlink:type="simple" xlink:show="embed" xlink:actuate="onLoad"/></draw:frame><text:span text:style-name="T1"><text:s/>in the sensor frame computed from the magnetometer measurement </text:span><draw:frame draw:style-name="fr4" draw:name="299" text:anchor-type="as-char" svg:width="0.912cm" svg:height="0.591cm" draw:z-index="354"><draw:object xlink:href="./Object 596" xlink:type="simple" xlink:show="embed" xlink:actuate="onLoad"/><draw:image xlink:href="./ObjectReplacements/Object 596" xlink:type="simple" xlink:show="embed" xlink:actuate="onLoad"/></draw:frame><text:span text:style-name="T1"><text:s/>is given by equation 4.3.1 as:</text:span></text:p>
      <text:p text:style-name="P15"><text:span text:style-name="T1"><draw:frame draw:style-name="fr5" draw:name="300" text:anchor-type="as-char" svg:y="-0.439cm" svg:width="3.127cm" svg:height="0.593cm" draw:z-index="355"><draw:object xlink:href="./Object 23" xlink:type="simple" xlink:show="embed" xlink:actuate="onLoad"/><draw:image xlink:href="./ObjectReplacements/Object 23" xlink:type="simple" xlink:show="embed" xlink:actuate="onLoad"/><svg:desc>формула</svg:desc></draw:frame></text:span><text:span text:style-name="T1"><text:tab/>Eq 7.2.3</text:span></text:p>
      <text:p text:style-name="P7"/>
      <text:p text:style-name="P12">Gravity Vector Estimate from Gyroscope<text:bookmark text:name="_Toc332888993"/></text:p>
      <text:p text:style-name="P15"><text:span text:style-name="T9">The </text:span><text:span text:style-name="T11">a priori</text:span><text:span text:style-name="T9"> estimate of the gravity vector in the sensor frame computed from the gyroscope sensor </text:span><draw:frame draw:style-name="fr5" draw:name="301" text:anchor-type="as-char" svg:y="-0.437cm" svg:width="0.827cm" svg:height="0.591cm" draw:z-index="356"><draw:object xlink:href="./Object 600" xlink:type="simple" xlink:show="embed" xlink:actuate="onLoad"/><draw:image xlink:href="./ObjectReplacements/Object 600" xlink:type="simple" xlink:show="embed" xlink:actuate="onLoad"/></draw:frame><text:span text:style-name="T9"><text:s/>is the fixed downwards pointing gravity vector in the global frame rotated by the </text:span><text:span text:style-name="T11">a priori</text:span><text:span text:style-name="T9"> orientation matrix into the sensor frame:</text:span></text:p>
      <text:p text:style-name="P15"><draw:frame draw:style-name="fr5" draw:name="302" text:anchor-type="as-char" svg:y="-0.437cm" svg:width="2.217cm" svg:height="0.591cm" draw:z-index="357"><draw:object xlink:href="./Object 602" xlink:type="simple" xlink:show="embed" xlink:actuate="onLoad"/><draw:image xlink:href="./ObjectReplacements/Object 602" xlink:type="simple" xlink:show="embed" xlink:actuate="onLoad"/></draw:frame><text:span text:style-name="T1"><text:tab/>Eq 7.2.4</text:span></text:p>
      <text:p text:style-name="P15"><text:span text:style-name="T9">The </text:span><text:span text:style-name="T11">a priori</text:span><text:span text:style-name="T9"> orientation matrix is the a posteriori orientation matrix rotated by the incremental orientation matrix computed from the </text:span><text:span text:style-name="T11">a priori</text:span><text:span text:style-name="T9"> angular velocity estimate from the gyroscope sensor and </text:span><text:span text:style-name="T11">a priori</text:span><text:span text:style-name="T9"> estimate of the zero rate gyroscope offset:</text:span></text:p>
      <text:p text:style-name="P15"><text:soft-page-break/><draw:frame draw:style-name="fr5" draw:name="303" text:anchor-type="as-char" svg:y="-0.469cm" svg:width="3.369cm" svg:height="0.654cm" draw:z-index="358"><draw:object xlink:href="./Object 604" xlink:type="simple" xlink:show="embed" xlink:actuate="onLoad"/><draw:image xlink:href="./ObjectReplacements/Object 604" xlink:type="simple" xlink:show="embed" xlink:actuate="onLoad"/></draw:frame><text:span text:style-name="T1"><text:tab/>Eq 7.2.5</text:span></text:p>
      <text:p text:style-name="P15"><text:span text:style-name="T1">Equation 7.2.4 is easy to compute since </text:span><draw:frame draw:style-name="fr4" draw:name="304" text:anchor-type="as-char" svg:width="0.566cm" svg:height="0.591cm" draw:z-index="359"><draw:object xlink:href="./Object 606" xlink:type="simple" xlink:show="embed" xlink:actuate="onLoad"/><draw:image xlink:href="./ObjectReplacements/Object 606" xlink:type="simple" xlink:show="embed" xlink:actuate="onLoad"/></draw:frame><text:span text:style-name="T1"><text:s/>is defined in the global frame and has the fixed value of 1g directed downwards. The multiplication in equation 7.2.4 simply gives the right hand column of the a priori orientation matrix </text:span><draw:frame draw:style-name="fr5" draw:name="305" text:anchor-type="as-char" svg:y="-0.437cm" svg:width="0.43cm" svg:height="0.591cm" draw:z-index="360"><draw:object xlink:href="./Object 608" xlink:type="simple" xlink:show="embed" xlink:actuate="onLoad"/><draw:image xlink:href="./ObjectReplacements/Object 608" xlink:type="simple" xlink:show="embed" xlink:actuate="onLoad"/></draw:frame><text:span text:style-name="T1"><text:s/>scaled by +1 or -1 depending on the coordinate system in use.</text:span></text:p>
      <text:p text:style-name="P7"/>
      <text:p text:style-name="P12">Geomagnetic Vector Estimate from Gyroscope</text:p>
      <text:p text:style-name="P15"><text:span text:style-name="T1">The </text:span><text:span text:style-name="T10">a priori</text:span><text:span text:style-name="T1"> estimate of the geomagnetic vector </text:span><text:span text:style-name="T9">in the sensor frame computed </text:span><text:span text:style-name="T1">from the gyroscope sensor </text:span><draw:frame draw:style-name="fr5" draw:name="306" text:anchor-type="as-char" svg:y="-0.437cm" svg:width="0.9cm" svg:height="0.591cm" draw:z-index="361"><draw:object xlink:href="./Object 610" xlink:type="simple" xlink:show="embed" xlink:actuate="onLoad"/><draw:image xlink:href="./ObjectReplacements/Object 610" xlink:type="simple" xlink:show="embed" xlink:actuate="onLoad"/></draw:frame><text:span text:style-name="T1"><text:s/>is the fixed northwards (and downwards) pointing geomagnetic vector in the global frame rotated by </text:span><text:span text:style-name="T9">the </text:span><text:span text:style-name="T11">a priori</text:span><text:span text:style-name="T9"> orientation matrix</text:span><text:span text:style-name="T1">:</text:span></text:p>
      <text:p text:style-name="P15"><draw:frame draw:style-name="fr5" draw:name="307" text:anchor-type="as-char" svg:y="-0.437cm" svg:width="2.364cm" svg:height="0.591cm" draw:z-index="362"><draw:object xlink:href="./Object 612" xlink:type="simple" xlink:show="embed" xlink:actuate="onLoad"/><draw:image xlink:href="./ObjectReplacements/Object 612" xlink:type="simple" xlink:show="embed" xlink:actuate="onLoad"/></draw:frame><text:span text:style-name="T9"><text:tab/>Eq 7.2.6</text:span></text:p>
      <text:p text:style-name="P15"><text:span text:style-name="T9">The magnitude </text:span><draw:frame draw:style-name="fr4" draw:name="308" text:anchor-type="as-char" svg:width="0.288cm" svg:height="0.467cm" draw:z-index="363"><draw:object xlink:href="./Object 614" xlink:type="simple" xlink:show="embed" xlink:actuate="onLoad"/><draw:image xlink:href="./ObjectReplacements/Object 614" xlink:type="simple" xlink:show="embed" xlink:actuate="onLoad"/></draw:frame><text:span text:style-name="T9"><text:s/>of the geomagnetic vector is determined by the hard and soft iron calibration algorithms. If the geomagnetic inclination angle </text:span><draw:frame draw:style-name="fr4" draw:name="309" text:anchor-type="as-char" svg:width="0.233cm" svg:height="0.467cm" draw:z-index="364"><draw:object xlink:href="./Object 616" xlink:type="simple" xlink:show="embed" xlink:actuate="onLoad"/><draw:image xlink:href="./ObjectReplacements/Object 616" xlink:type="simple" xlink:show="embed" xlink:actuate="onLoad"/></draw:frame><text:span text:style-name="T9"><text:s/>is also known then </text:span><draw:frame draw:style-name="fr4" draw:name="310" text:anchor-type="as-char" svg:width="0.639cm" svg:height="0.591cm" draw:z-index="365"><draw:object xlink:href="./Object 618" xlink:type="simple" xlink:show="embed" xlink:actuate="onLoad"/><draw:image xlink:href="./ObjectReplacements/Object 618" xlink:type="simple" xlink:show="embed" xlink:actuate="onLoad"/></draw:frame><text:span text:style-name="T9"><text:s/>is known. The inclination angle delta varies over the surface of the earth and also has significant variation inside steel-framed buildings. It must therefore be determined within the sensor fusion algorithms and this is documented in section 9.</text:span></text:p>
      <text:p text:style-name="P10"/>
      <text:list xml:id="list154056944855184" text:continue-numbering="true" text:style-name="WWNum29">
        <text:list-item>
          <text:list>
            <text:list-item>
              <text:list>
                <text:list-item>
                  <text:h text:style-name="P75" text:outline-level="3"><text:bookmark-start text:name="_Toc395777540"/>Basic Model of the Measurement Matrix<text:bookmark-end text:name="_Toc395777540"/></text:h>
                </text:list-item>
              </text:list>
            </text:list-item>
          </text:list>
        </text:list-item>
      </text:list>
      <text:p text:style-name="P15"><text:span text:style-name="T9">Kalman equations 3 and 5 require knowledge of the measurement matrix </text:span><draw:frame draw:style-name="fr4" draw:name="311" text:anchor-type="as-char" svg:width="0.441cm" svg:height="0.531cm" draw:z-index="366"><draw:object xlink:href="./Object 620" xlink:type="simple" xlink:show="embed" xlink:actuate="onLoad"/><draw:image xlink:href="./ObjectReplacements/Object 620" xlink:type="simple" xlink:show="embed" xlink:actuate="onLoad"/></draw:frame><text:span text:style-name="T9"><text:s/>which theoretically relates the measurement error vector </text:span><draw:frame draw:style-name="fr4" draw:name="312" text:anchor-type="as-char" svg:width="0.575cm" svg:height="0.531cm" draw:z-index="367"><draw:object xlink:href="./Object 622" xlink:type="simple" xlink:show="embed" xlink:actuate="onLoad"/><draw:image xlink:href="./ObjectReplacements/Object 622" xlink:type="simple" xlink:show="embed" xlink:actuate="onLoad"/></draw:frame><text:span text:style-name="T16"><text:s/></text:span><text:span text:style-name="T9">to the process error vector </text:span><draw:frame draw:style-name="fr4" draw:name="313" text:anchor-type="as-char" svg:width="0.601cm" svg:height="0.531cm" draw:z-index="368"><draw:object xlink:href="./Object 624" xlink:type="simple" xlink:show="embed" xlink:actuate="onLoad"/><draw:image xlink:href="./ObjectReplacements/Object 624" xlink:type="simple" xlink:show="embed" xlink:actuate="onLoad"/></draw:frame><text:span text:style-name="T9">.</text:span></text:p>
      <text:p text:style-name="P7">Equation 4.2.9 simply states that the a priori estimate of the gravity vector in the sensor frame differs from the true gravity vector as a result of error in the estimate of linear acceleration and from accelerometer noise.</text:p>
      <text:p text:style-name="P17"><draw:frame draw:style-name="fr5" draw:name="314" text:anchor-type="as-char" svg:y="-0.437cm" svg:width="3.817cm" svg:height="0.591cm" draw:z-index="369"><draw:object xlink:href="./Object 626" xlink:type="simple" xlink:show="embed" xlink:actuate="onLoad"/><draw:image xlink:href="./ObjectReplacements/Object 626" xlink:type="simple" xlink:show="embed" xlink:actuate="onLoad"/></draw:frame><text:span text:style-name="T1"><text:tab/>Aerospace, Windows 8, Android<text:tab/>Eq 7.3.1</text:span></text:p>
      <text:p text:style-name="P17"><text:span text:style-name="T1">By definition, the </text:span><text:span text:style-name="T10">a priori</text:span><text:span text:style-name="T1"> gyroscope estimate of the gravity vector in the sensor frame is in error by the </text:span><text:span text:style-name="T10">a priori</text:span><text:span text:style-name="T1"> orientation error vector:</text:span></text:p>
      <text:p text:style-name="P43"><draw:frame draw:style-name="fr5" draw:name="315" text:anchor-type="as-char" svg:y="-0.473cm" svg:width="3.268cm" svg:height="0.66cm" draw:z-index="370"><draw:object xlink:href="./Object 628" xlink:type="simple" xlink:show="embed" xlink:actuate="onLoad"/><draw:image xlink:href="./ObjectReplacements/Object 628" xlink:type="simple" xlink:show="embed" xlink:actuate="onLoad"/></draw:frame><text:span text:style-name="T1"><text:tab/>Eq 7.3.2</text:span></text:p>
      <text:p text:style-name="P28">Combining equations 7.3.1 and 7.3.2 gives:</text:p>
      <text:p text:style-name="P43"><draw:frame draw:style-name="fr5" draw:name="316" text:anchor-type="as-char" svg:y="-0.473cm" svg:width="12.409cm" svg:height="0.66cm" draw:z-index="371"><draw:object xlink:href="./Object 630" xlink:type="simple" xlink:show="embed" xlink:actuate="onLoad"/><draw:image xlink:href="./ObjectReplacements/Object 630" xlink:type="simple" xlink:show="embed" xlink:actuate="onLoad"/></draw:frame><text:span text:style-name="T1"><text:tab/>Eq 7.3.3</text:span></text:p>
      <text:p text:style-name="P43"><draw:frame draw:style-name="fr5" draw:name="317" text:anchor-type="as-char" svg:y="-0.506cm" svg:width="11.412cm" svg:height="0.727cm" draw:z-index="372"><draw:object xlink:href="./Object 632" xlink:type="simple" xlink:show="embed" xlink:actuate="onLoad"/><draw:image xlink:href="./ObjectReplacements/Object 632" xlink:type="simple" xlink:show="embed" xlink:actuate="onLoad"/></draw:frame><text:span text:style-name="T1"><text:tab/>Eq 7.3.4</text:span></text:p>
      <text:p text:style-name="P43"><draw:frame draw:style-name="fr5" draw:name="318" text:anchor-type="as-char" svg:y="-0.469cm" svg:width="4.835cm" svg:height="0.654cm" draw:z-index="373"><draw:object xlink:href="./Object 634" xlink:type="simple" xlink:show="embed" xlink:actuate="onLoad"/><draw:image xlink:href="./ObjectReplacements/Object 634" xlink:type="simple" xlink:show="embed" xlink:actuate="onLoad"/></draw:frame><text:span text:style-name="T1"><text:tab/>Eq 7.3.5</text:span></text:p>
      <text:p text:style-name="P28">Similarly equation 4.3.6 gives:</text:p>
      <text:p text:style-name="P15"><draw:frame draw:style-name="fr5" draw:name="319" text:anchor-type="as-char" svg:y="-0.439cm" svg:width="4.35cm" svg:height="0.593cm" draw:z-index="374"><draw:object xlink:href="./Object 636" xlink:type="simple" xlink:show="embed" xlink:actuate="onLoad"/><draw:image xlink:href="./ObjectReplacements/Object 636" xlink:type="simple" xlink:show="embed" xlink:actuate="onLoad"/></draw:frame><text:span text:style-name="T1"><text:tab/>Eq 7.3.6</text:span></text:p>
      <text:p text:style-name="P15"><text:span text:style-name="T1">By the definition of the </text:span><text:span text:style-name="T10">a priori </text:span><text:span text:style-name="T1">orientation error, the gyroscope's estimate of the geomagnetic vector in the sensor frame is related to the true geomagnetic vector by:</text:span></text:p>
      <text:p text:style-name="P43"><draw:frame draw:style-name="fr5" draw:name="320" text:anchor-type="as-char" svg:y="-0.473cm" svg:width="3.415cm" svg:height="0.66cm" draw:z-index="375"><draw:object xlink:href="./Object 638" xlink:type="simple" xlink:show="embed" xlink:actuate="onLoad"/><draw:image xlink:href="./ObjectReplacements/Object 638" xlink:type="simple" xlink:show="embed" xlink:actuate="onLoad"/></draw:frame><text:span text:style-name="T1"><text:tab/>Eq 7.3.7</text:span></text:p>
      <text:p text:style-name="P28">Combining equations 7.3.6 and 7.3.7 gives:</text:p>
      <text:p text:style-name="P43"><draw:frame draw:style-name="fr5" draw:name="321" text:anchor-type="as-char" svg:y="-0.473cm" svg:width="13.049cm" svg:height="0.66cm" draw:z-index="376"><draw:object xlink:href="./Object 640" xlink:type="simple" xlink:show="embed" xlink:actuate="onLoad"/><draw:image xlink:href="./ObjectReplacements/Object 640" xlink:type="simple" xlink:show="embed" xlink:actuate="onLoad"/></draw:frame><text:span text:style-name="T1"><text:tab/>Eq 7.3.8</text:span></text:p>
      <text:p text:style-name="P43"><draw:frame draw:style-name="fr5" draw:name="322" text:anchor-type="as-char" svg:y="-0.506cm" svg:width="11.777cm" svg:height="0.727cm" draw:z-index="377"><draw:object xlink:href="./Object 642" xlink:type="simple" xlink:show="embed" xlink:actuate="onLoad"/><draw:image xlink:href="./ObjectReplacements/Object 642" xlink:type="simple" xlink:show="embed" xlink:actuate="onLoad"/></draw:frame><text:span text:style-name="T1"><text:tab/>Eq 7.3.9</text:span></text:p>
      <text:p text:style-name="P43"><text:soft-page-break/><draw:frame draw:style-name="fr5" draw:name="323" text:anchor-type="as-char" svg:y="-0.469cm" svg:width="5.08cm" svg:height="0.654cm" draw:z-index="378"><draw:object xlink:href="./Object 644" xlink:type="simple" xlink:show="embed" xlink:actuate="onLoad"/><draw:image xlink:href="./ObjectReplacements/Object 644" xlink:type="simple" xlink:show="embed" xlink:actuate="onLoad"/></draw:frame><text:span text:style-name="T1"><text:tab/>Eq 7.3.10</text:span></text:p>
      <text:p text:style-name="P43"><text:span text:style-name="T20">The measurement matrix </text:span><draw:frame draw:style-name="fr4" draw:name="324" text:anchor-type="as-char" svg:width="0.441cm" svg:height="0.531cm" draw:z-index="379"><draw:object xlink:href="./Object 646" xlink:type="simple" xlink:show="embed" xlink:actuate="onLoad"/><draw:image xlink:href="./ObjectReplacements/Object 646" xlink:type="simple" xlink:show="embed" xlink:actuate="onLoad"/></draw:frame><text:span text:style-name="T20"><text:s/>can then be written as:</text:span></text:p>
      <text:p text:style-name="P15"><draw:frame draw:style-name="fr5" draw:name="325" text:anchor-type="as-char" svg:y="-0.827cm" svg:width="5.801cm" svg:height="1.485cm" draw:z-index="380"><draw:object xlink:href="./Object 648" xlink:type="simple" xlink:show="embed" xlink:actuate="onLoad"/><draw:image xlink:href="./ObjectReplacements/Object 648" xlink:type="simple" xlink:show="embed" xlink:actuate="onLoad"/></draw:frame><text:span text:style-name="T15"><text:tab/></text:span><text:span text:style-name="T20">Eq 7.3.11</text:span></text:p>
      <text:p text:style-name="P15"><text:span text:style-name="T20">Equations 7.3.10 and 7.3.11 are not entirely satisfactory since, as written, they are independent of the gyro zero rate offset error vector </text:span><draw:frame draw:style-name="fr5" draw:name="326" text:anchor-type="as-char" svg:y="-0.439cm" svg:width="0.594cm" svg:height="0.593cm" draw:z-index="381"><draw:object xlink:href="./Object 650" xlink:type="simple" xlink:show="embed" xlink:actuate="onLoad"/><draw:image xlink:href="./ObjectReplacements/Object 650" xlink:type="simple" xlink:show="embed" xlink:actuate="onLoad"/></draw:frame><text:span text:style-name="T20">. The derivation in the next section expands the orientation error component </text:span><draw:frame draw:style-name="fr5" draw:name="327" text:anchor-type="as-char" svg:y="-0.441cm" svg:width="0.587cm" svg:height="0.594cm" draw:z-index="382"><draw:object xlink:href="./Object 652" xlink:type="simple" xlink:show="embed" xlink:actuate="onLoad"/><draw:image xlink:href="./ObjectReplacements/Object 652" xlink:type="simple" xlink:show="embed" xlink:actuate="onLoad"/></draw:frame><text:span text:style-name="T1"><text:s/>to include the gyroscope offset error vector </text:span><draw:frame draw:style-name="fr5" draw:name="328" text:anchor-type="as-char" svg:y="-0.439cm" svg:width="0.594cm" svg:height="0.593cm" draw:z-index="383"><draw:object xlink:href="./Object 654" xlink:type="simple" xlink:show="embed" xlink:actuate="onLoad"/><draw:image xlink:href="./ObjectReplacements/Object 654" xlink:type="simple" xlink:show="embed" xlink:actuate="onLoad"/></draw:frame><text:span text:style-name="T20">.</text:span></text:p>
      <text:p text:style-name="P9"/>
      <text:list xml:id="list154056993260261" text:continue-numbering="true" text:style-name="WWNum29">
        <text:list-item>
          <text:list>
            <text:list-item>
              <text:list>
                <text:list-item>
                  <text:h text:style-name="P75" text:outline-level="3"><text:bookmark-start text:name="_Toc395777541"/>Extended Model of the Measurement Matrix<text:bookmark-end text:name="_Toc395777541"/></text:h>
                </text:list-item>
              </text:list>
            </text:list-item>
          </text:list>
        </text:list-item>
      </text:list>
      <text:p text:style-name="P10">Substituting equation 4.1.8 into equation 5.1.1 gives:</text:p>
      <text:p text:style-name="P15"><draw:frame draw:style-name="fr5" draw:name="329" text:anchor-type="as-char" svg:y="-0.504cm" svg:width="9.864cm" svg:height="0.725cm" draw:z-index="384"><draw:object xlink:href="./Object 656" xlink:type="simple" xlink:show="embed" xlink:actuate="onLoad"/><draw:image xlink:href="./ObjectReplacements/Object 656" xlink:type="simple" xlink:show="embed" xlink:actuate="onLoad"/></draw:frame><text:span text:style-name="T9"><text:tab/>Eq 7.4.1</text:span></text:p>
      <text:p text:style-name="P15"><draw:frame draw:style-name="fr5" draw:name="330" text:anchor-type="as-char" svg:y="-0.473cm" svg:width="9.567cm" svg:height="0.658cm" draw:z-index="385"><draw:object xlink:href="./Object 658" xlink:type="simple" xlink:show="embed" xlink:actuate="onLoad"/><draw:image xlink:href="./ObjectReplacements/Object 658" xlink:type="simple" xlink:show="embed" xlink:actuate="onLoad"/></draw:frame><text:span text:style-name="T9"><text:tab/>Eq 7.4.2</text:span></text:p>
      <text:p text:style-name="P7">The four small angle rotation matrices on the right hand side of equation 7.4.2 all mutually commute and can be rearranged as needed.</text:p>
      <text:p text:style-name="P7">By definition:</text:p>
      <text:p text:style-name="P15"><draw:frame draw:style-name="fr5" draw:name="331" text:anchor-type="as-char" svg:y="-0.473cm" svg:width="2.782cm" svg:height="0.66cm" draw:z-index="386"><draw:object xlink:href="./Object 660" xlink:type="simple" xlink:show="embed" xlink:actuate="onLoad"/><draw:image xlink:href="./ObjectReplacements/Object 660" xlink:type="simple" xlink:show="embed" xlink:actuate="onLoad"/></draw:frame><text:span text:style-name="T1"><text:tab/>Eq 7.4.3</text:span></text:p>
      <text:p text:style-name="P15"><draw:frame draw:style-name="fr5" draw:name="332" text:anchor-type="as-char" svg:y="-0.473cm" svg:width="2.79cm" svg:height="0.66cm" draw:z-index="387"><draw:object xlink:href="./Object 662" xlink:type="simple" xlink:show="embed" xlink:actuate="onLoad"/><draw:image xlink:href="./ObjectReplacements/Object 662" xlink:type="simple" xlink:show="embed" xlink:actuate="onLoad"/></draw:frame><text:span text:style-name="T1"><text:tab/>Eq 7.4.4</text:span></text:p>
      <text:p text:style-name="P15"><draw:frame draw:style-name="fr4" draw:name="333" text:anchor-type="as-char" svg:width="3.355cm" svg:height="0.589cm" draw:z-index="388"><draw:object xlink:href="./Object 664" xlink:type="simple" xlink:show="embed" xlink:actuate="onLoad"/><draw:image xlink:href="./ObjectReplacements/Object 664" xlink:type="simple" xlink:show="embed" xlink:actuate="onLoad"/></draw:frame><text:span text:style-name="T1"><text:tab/>Eq 7.4.5</text:span></text:p>
      <text:p text:style-name="P7">Substituting equations 7.4.3 through 7.4.5 into equation 7.4.2 and rearranging gives:</text:p>
      <text:p text:style-name="P15"><draw:frame draw:style-name="fr5" draw:name="334" text:anchor-type="as-char" svg:y="-0.473cm" svg:width="13.545cm" svg:height="0.66cm" draw:z-index="389"><draw:object xlink:href="./Object 666" xlink:type="simple" xlink:show="embed" xlink:actuate="onLoad"/><draw:image xlink:href="./ObjectReplacements/Object 666" xlink:type="simple" xlink:show="embed" xlink:actuate="onLoad"/></draw:frame><text:span text:style-name="T1"><text:tab/>Eq 7.4.6</text:span></text:p>
      <text:p text:style-name="P15"><text:span text:style-name="T1"><draw:frame draw:style-name="fr5" draw:name="Объект2" text:anchor-type="as-char" svg:y="-0.473cm" svg:width="9.333cm" svg:height="0.66cm" draw:z-index="390"><draw:object xlink:href="./Object 25" xlink:type="simple" xlink:show="embed" xlink:actuate="onLoad"/><draw:image xlink:href="./ObjectReplacements/Object 25" xlink:type="simple" xlink:show="embed" xlink:actuate="onLoad"/><svg:desc>формула</svg:desc></draw:frame></text:span><text:span text:style-name="T1"><text:tab/>Eq 7.4.7</text:span></text:p>
      <text:p text:style-name="P15"><draw:frame draw:style-name="fr5" draw:name="336" text:anchor-type="as-char" svg:y="-0.473cm" svg:width="10.896cm" svg:height="0.66cm" draw:z-index="391"><draw:object xlink:href="./Object 670" xlink:type="simple" xlink:show="embed" xlink:actuate="onLoad"/><draw:image xlink:href="./ObjectReplacements/Object 670" xlink:type="simple" xlink:show="embed" xlink:actuate="onLoad"/></draw:frame><text:span text:style-name="T17"><text:tab/></text:span><text:span text:style-name="T21">Eq 7.4.8</text:span></text:p>
      <text:p text:style-name="P15"><draw:frame draw:style-name="fr5" draw:name="337" text:anchor-type="as-char" svg:y="-0.441cm" svg:width="6.713cm" svg:height="0.594cm" draw:z-index="392"><draw:object xlink:href="./Object 672" xlink:type="simple" xlink:show="embed" xlink:actuate="onLoad"/><draw:image xlink:href="./ObjectReplacements/Object 672" xlink:type="simple" xlink:show="embed" xlink:actuate="onLoad"/></draw:frame><text:span text:style-name="T1"><text:tab/>Eq 7.4.9</text:span></text:p>
      <text:p text:style-name="P13">Equation 7.4.9 allows the measurement matrix to be written in the form:</text:p>
      <text:p text:style-name="P15"><draw:frame draw:style-name="fr5" draw:name="338" text:anchor-type="as-char" svg:y="-0.827cm" svg:width="7.645cm" svg:height="1.485cm" draw:z-index="393"><draw:object xlink:href="./Object 674" xlink:type="simple" xlink:show="embed" xlink:actuate="onLoad"/><draw:image xlink:href="./ObjectReplacements/Object 674" xlink:type="simple" xlink:show="embed" xlink:actuate="onLoad"/></draw:frame><text:span text:style-name="T15"><text:tab/></text:span><text:span text:style-name="T20">Eq 7.4.10</text:span></text:p>
      <text:p text:style-name="P38">Expanding the 3x3 blocks in equation 7.4.10 gives:</text:p>
      <text:p text:style-name="P15"><text:soft-page-break/><draw:frame draw:style-name="fr5" draw:name="339" text:anchor-type="as-char" svg:y="-2.155cm" svg:width="18.77cm" svg:height="4.105cm" draw:z-index="394"><draw:object xlink:href="./Object 676" xlink:type="simple" xlink:show="embed" xlink:actuate="onLoad"/><draw:image xlink:href="./ObjectReplacements/Object 676" xlink:type="simple" xlink:show="embed" xlink:actuate="onLoad"/></draw:frame><text:span text:style-name="T20"><text:tab/></text:span></text:p>
      <text:p text:style-name="P9"><text:tab/>Eq 7.4.11</text:p>
      <text:p text:style-name="P9">The component terms in equation 7.4.11 are computed from the gyroscope estimate of the orientation according to equations 7.2.4 and 7.2.6.</text:p>
      <text:p text:style-name="P53"/>
      <text:list xml:id="list154055119008300" text:continue-numbering="true" text:style-name="WWNum29">
        <text:list-item>
          <text:list>
            <text:list-item>
              <text:h text:style-name="P68" text:outline-level="2"><text:bookmark-start text:name="_Toc395777542"/>A Posteriori Error Vector Calculation<text:bookmark-end text:name="_Toc395777542"/></text:h>
              <text:list>
                <text:list-item>
                  <text:h text:style-name="P72" text:outline-level="3"><text:bookmark-start text:name="_Toc395777543"/>Magnetic Jamming Flag<text:bookmark-end text:name="_Toc395777543"/></text:h>
                </text:list-item>
              </text:list>
            </text:list-item>
          </text:list>
        </text:list-item>
      </text:list>
      <text:p text:style-name="Paragraph"><text:span text:style-name="T1">Equation 3.3.9 is the standard Kalman equation for determining the a posteriori error vector </text:span><draw:frame draw:style-name="fr7" draw:name="340" text:anchor-type="as-char" svg:y="-0.437cm" svg:width="0.601cm" svg:height="0.591cm" draw:z-index="395"><draw:object-ole xlink:href="./Object 678" xlink:type="simple" xlink:show="embed" xlink:actuate="onLoad"/><draw:image xlink:href="./ObjectReplacements/Object 678" xlink:type="simple" xlink:show="embed" xlink:actuate="onLoad"/></draw:frame><text:span text:style-name="T14"><text:s/></text:span><text:span text:style-name="T1">in terms of the Kalman gain matrix </text:span><draw:frame draw:style-name="fr4" draw:name="341" text:anchor-type="as-char" svg:width="0.482cm" svg:height="0.531cm" draw:z-index="396"><draw:object xlink:href="./Object 680" xlink:type="simple" xlink:show="embed" xlink:actuate="onLoad"/><draw:image xlink:href="./ObjectReplacements/Object 680" xlink:type="simple" xlink:show="embed" xlink:actuate="onLoad"/></draw:frame><text:span text:style-name="T1"><text:s/>and the measurement error vector </text:span><draw:frame draw:style-name="fr4" draw:name="342" text:anchor-type="as-char" svg:width="0.575cm" svg:height="0.591cm" draw:z-index="397"><draw:object xlink:href="./Object 682" xlink:type="simple" xlink:show="embed" xlink:actuate="onLoad"/><draw:image xlink:href="./ObjectReplacements/Object 682" xlink:type="simple" xlink:show="embed" xlink:actuate="onLoad"/></draw:frame><text:span text:style-name="T1"><text:s/>as:</text:span></text:p>
      <text:p text:style-name="P20"><draw:frame draw:style-name="fr5" draw:name="343" text:anchor-type="as-char" svg:y="-1.471cm" svg:width="7.153cm" svg:height="2.731cm" draw:z-index="398"><draw:object xlink:href="./Object 684" xlink:type="simple" xlink:show="embed" xlink:actuate="onLoad"/><draw:image xlink:href="./ObjectReplacements/Object 684" xlink:type="simple" xlink:show="embed" xlink:actuate="onLoad"/></draw:frame><text:span text:style-name="T23"><text:tab/></text:span>Eq 8.1.1</text:p>
      <text:p text:style-name="P20">The <text:span text:style-name="T25">a posteriori</text:span> magnetic disturbance error vector <draw:frame draw:style-name="fr5" draw:name="344" text:anchor-type="as-char" svg:y="-0.439cm" svg:width="0.757cm" svg:height="0.593cm" draw:z-index="399"><draw:object xlink:href="./Object 686" xlink:type="simple" xlink:show="embed" xlink:actuate="onLoad"/><draw:image xlink:href="./ObjectReplacements/Object 686" xlink:type="simple" xlink:show="embed" xlink:actuate="onLoad"/></draw:frame><text:s/>is always computed according to equation 8.1.1.</text:p>
      <text:p text:style-name="P20">The presence of magnetic jamming is detected by the test:</text:p>
      <text:p text:style-name="P20"><draw:frame draw:style-name="fr5" draw:name="Объект3" text:anchor-type="as-char" svg:y="-0.543cm" svg:width="2.092cm" svg:height="0.728cm" draw:z-index="485"><draw:object xlink:href="./Object 31" xlink:type="simple" xlink:show="embed" xlink:actuate="onLoad"/><draw:image xlink:href="./ObjectReplacements/Object 31" xlink:type="simple" xlink:show="embed" xlink:actuate="onLoad"/><svg:desc>формула</svg:desc></draw:frame><text:tab/>Eq 8.1.2</text:p>
      <text:p text:style-name="P20">Equation 8.1.2 determines whether equation 8.11 or a simplified form is used to update the remaining components <draw:frame draw:style-name="fr5" draw:name="346" text:anchor-type="as-char" svg:y="-0.441cm" svg:width="0.587cm" svg:height="0.594cm" draw:z-index="400"><draw:object xlink:href="./Object 690" xlink:type="simple" xlink:show="embed" xlink:actuate="onLoad"/><draw:image xlink:href="./ObjectReplacements/Object 690" xlink:type="simple" xlink:show="embed" xlink:actuate="onLoad"/></draw:frame>, <draw:frame draw:style-name="fr5" draw:name="347" text:anchor-type="as-char" svg:y="-0.439cm" svg:width="0.594cm" svg:height="0.593cm" draw:z-index="401"><draw:object xlink:href="./Object 692" xlink:type="simple" xlink:show="embed" xlink:actuate="onLoad"/><draw:image xlink:href="./ObjectReplacements/Object 692" xlink:type="simple" xlink:show="embed" xlink:actuate="onLoad"/></draw:frame><text:s/>and <draw:frame draw:style-name="fr5" draw:name="348" text:anchor-type="as-char" svg:y="-0.437cm" svg:width="0.739cm" svg:height="0.591cm" draw:z-index="402"><draw:object xlink:href="./Object 694" xlink:type="simple" xlink:show="embed" xlink:actuate="onLoad"/><draw:image xlink:href="./ObjectReplacements/Object 694" xlink:type="simple" xlink:show="embed" xlink:actuate="onLoad"/></draw:frame><text:s/>of the <text:span text:style-name="T25">a posteriori</text:span> error vector <draw:frame draw:style-name="fr5" draw:name="349" text:anchor-type="as-char" svg:y="-0.437cm" svg:width="0.601cm" svg:height="0.591cm" draw:z-index="403"><draw:object xlink:href="./Object 696" xlink:type="simple" xlink:show="embed" xlink:actuate="onLoad"/><draw:image xlink:href="./ObjectReplacements/Object 696" xlink:type="simple" xlink:show="embed" xlink:actuate="onLoad"/></draw:frame>.</text:p>
      <text:p text:style-name="P20"/>
      <text:list xml:id="list154055345212453" text:continue-numbering="true" text:style-name="WWNum29">
        <text:list-item>
          <text:list>
            <text:list-item>
              <text:list>
                <text:list-item>
                  <text:h text:style-name="P71" text:outline-level="3"><text:bookmark-start text:name="_Toc395777544"/><text:span text:style-name="T1">Normal Case</text:span><text:bookmark-end text:name="_Toc395777544"/><text:span text:style-name="T1"> (No Magnetic Jamming)</text:span></text:h>
                </text:list-item>
              </text:list>
            </text:list-item>
          </text:list>
        </text:list-item>
      </text:list>
      <text:p text:style-name="P20">In the normal case, where equation 8.1.2 is not satisfied, then the components <draw:frame draw:style-name="fr7" draw:name="350" text:anchor-type="as-char" svg:y="-0.441cm" svg:width="0.587cm" svg:height="0.594cm" draw:z-index="404"><draw:object-ole xlink:href="./Object 698" xlink:type="simple" xlink:show="embed" xlink:actuate="onLoad"/><draw:image xlink:href="./ObjectReplacements/Object 698" xlink:type="simple" xlink:show="embed" xlink:actuate="onLoad"/></draw:frame>, <draw:frame draw:style-name="fr5" draw:name="351" text:anchor-type="as-char" svg:y="-0.439cm" svg:width="0.594cm" svg:height="0.593cm" draw:z-index="405"><draw:object xlink:href="./Object 700" xlink:type="simple" xlink:show="embed" xlink:actuate="onLoad"/><draw:image xlink:href="./ObjectReplacements/Object 700" xlink:type="simple" xlink:show="embed" xlink:actuate="onLoad"/></draw:frame><text:s/>and <draw:frame draw:style-name="fr5" draw:name="352" text:anchor-type="as-char" svg:y="-0.437cm" svg:width="0.739cm" svg:height="0.591cm" draw:z-index="406"><draw:object xlink:href="./Object 702" xlink:type="simple" xlink:show="embed" xlink:actuate="onLoad"/><draw:image xlink:href="./ObjectReplacements/Object 702" xlink:type="simple" xlink:show="embed" xlink:actuate="onLoad"/></draw:frame></text:p>
      <text:p text:style-name="P20">are computed according to equation 8.1.1.</text:p>
      <text:p text:style-name="P20"/>
      <text:list xml:id="list154055907316916" text:continue-numbering="true" text:style-name="WWNum29">
        <text:list-item>
          <text:list>
            <text:list-item>
              <text:list>
                <text:list-item>
                  <text:h text:style-name="P72" text:outline-level="3"><text:bookmark-start text:name="_Toc395777545"/>Magnetic Jamming Case<text:bookmark-end text:name="_Toc395777545"/></text:h>
                </text:list-item>
              </text:list>
            </text:list-item>
          </text:list>
        </text:list-item>
      </text:list>
      <text:p text:style-name="P20">When equation 8.1.2 is satisfied, the geomagnetic vector estimate is deemed inaccurate and the gravity vector component only is used to update the <text:span text:style-name="T25">a posteriori</text:span> error components:</text:p>
      <text:p text:style-name="P20"><draw:frame draw:style-name="fr5" draw:name="353" text:anchor-type="as-char" svg:y="-1.125cm" svg:width="6.399cm" svg:height="2.039cm" draw:z-index="407"><draw:object xlink:href="./Object 704" xlink:type="simple" xlink:show="embed" xlink:actuate="onLoad"/><draw:image xlink:href="./ObjectReplacements/Object 704" xlink:type="simple" xlink:show="embed" xlink:actuate="onLoad"/></draw:frame><text:span text:style-name="T23"><text:tab/></text:span>Eq 8.3.1</text:p>
      <text:p text:style-name="P20">where the terminology <draw:frame draw:style-name="fr4" draw:name="354" text:anchor-type="as-char" svg:width="2.588cm" svg:height="0.531cm" draw:z-index="408"><draw:object xlink:href="./Object 706" xlink:type="simple" xlink:show="embed" xlink:actuate="onLoad"/><draw:image xlink:href="./ObjectReplacements/Object 706" xlink:type="simple" xlink:show="embed" xlink:actuate="onLoad"/></draw:frame><text:s/>refers to the first 9 rows and first 3 columns from the upper left of the full 12 row by six column Kalman gain matrix <draw:frame draw:style-name="fr4" draw:name="355" text:anchor-type="as-char" svg:width="0.482cm" svg:height="0.531cm" draw:z-index="409"><draw:object xlink:href="./Object 708" xlink:type="simple" xlink:show="embed" xlink:actuate="onLoad"/><draw:image xlink:href="./ObjectReplacements/Object 708" xlink:type="simple" xlink:show="embed" xlink:actuate="onLoad"/></draw:frame>. Equation 8.3.1 essentially reverts the accelerometer, magnetic and gyroscope Kalman filter to the simplified accelerometer plus gyroscope Kalman filter. The orientation is still provided primarily by the gyroscope sensor but is now only stabilized against the gravity vector. The orientation will still be accurate and stabilized in roll and pitch but the loss of yaw stabilization against the geomagnetic vector will result in a slow drift about the vertical gravity axis.</text:p>
      <text:p text:style-name="P20">Once the external magnetic interference is removed, the Kalman filter will re-stabilize the gyroscope zero rate offset about the vertical gravity axis and will correct the compass heading relative to the geomagnetic vector.</text:p>
      <text:p text:style-name="P54"/>
      <text:list xml:id="list154056653226826" text:continue-numbering="true" text:style-name="WWNum29">
        <text:list-item>
          <text:list>
            <text:list-item>
              <text:h text:style-name="P68" text:outline-level="2"><text:bookmark-start text:name="_Toc362846445"/><text:bookmark-start text:name="_Toc395777546"/>Geomagnetic Inclination Angle Tracking<text:bookmark-end text:name="_Toc362846445"/><text:bookmark-end text:name="_Toc395777546"/></text:h>
              <text:list>
                <text:list-item>
                  <text:h text:style-name="P72" text:outline-level="3"><text:bookmark-start text:name="_Toc395777547"/>Introduction<text:bookmark-end text:name="_Toc395777547"/></text:h>
                </text:list-item>
              </text:list>
            </text:list-item>
          </text:list>
        </text:list-item>
      </text:list>
      <text:p text:style-name="Paragraph"><text:span text:style-name="T1">The hard and soft iron algorithms compute the geomagnetic field strength but not the inclination angle </text:span><draw:frame draw:style-name="fr6" draw:name="356" text:anchor-type="as-char" svg:width="0.233cm" svg:height="0.467cm" draw:z-index="410"><draw:object-ole xlink:href="./Object 710" xlink:type="simple" xlink:show="embed" xlink:actuate="onLoad"/><draw:image xlink:href="./ObjectReplacements/Object 710" xlink:type="simple" xlink:show="embed" xlink:actuate="onLoad"/></draw:frame><text:span text:style-name="T1"><text:s/>which defines the angle by which the geomagnetic vector dips below horizontal. In the northern hemisphere </text:span><draw:frame draw:style-name="fr4" draw:name="357" text:anchor-type="as-char" svg:width="0.233cm" svg:height="0.467cm" draw:z-index="411"><draw:object xlink:href="./Object 712" xlink:type="simple" xlink:show="embed" xlink:actuate="onLoad"/><draw:image xlink:href="./ObjectReplacements/Object 712" xlink:type="simple" xlink:show="embed" xlink:actuate="onLoad"/></draw:frame><text:span text:style-name="T1"><text:s/>is positive, rising from near zero at the equator to 90</text:span><text:span text:style-name="T22">o</text:span><text:span text:style-name="T1"> at the north magnetic pole where the geomagnetic field points vertically downwards. In the southern hemisphere </text:span><draw:frame draw:style-name="fr4" draw:name="358" text:anchor-type="as-char" svg:width="0.233cm" svg:height="0.467cm" draw:z-index="412"><draw:object xlink:href="./Object 714" xlink:type="simple" xlink:show="embed" xlink:actuate="onLoad"/><draw:image xlink:href="./ObjectReplacements/Object 714" xlink:type="simple" xlink:show="embed" xlink:actuate="onLoad"/></draw:frame><text:span text:style-name="T1"><text:s/>is typically negative, falling from near zero at the equator to -90 degrees at the south magnetic pole where the geomagnetic field points vertically upwards. A further complication is that the inclination angle can be strongly influenced by nearby ferromagnetic materials such as steel building reinforcements. The inclination angle is required by the sensor fusion algorithms and must be determined in real time. The approach taken is to use the magnetic disturbance error vector </text:span><draw:frame draw:style-name="fr4" draw:name="359" text:anchor-type="as-char" svg:width="0.803cm" svg:height="0.593cm" draw:z-index="413"><draw:object xlink:href="./Object 716" xlink:type="simple" xlink:show="embed" xlink:actuate="onLoad"/><draw:image xlink:href="./ObjectReplacements/Object 716" xlink:type="simple" xlink:show="embed" xlink:actuate="onLoad"/></draw:frame><text:span text:style-name="T14"><text:s/></text:span><text:span text:style-name="T1">to update the inclination angle without modifying the geomagnetic field strength from the value determined by magnetic calibration algorithms.</text:span></text:p>
      <text:p text:style-name="P26"/>
      <text:list xml:id="list154055860098242" text:continue-numbering="true" text:style-name="WWNum29">
        <text:list-item>
          <text:list>
            <text:list-item>
              <text:list>
                <text:list-item>
                  <text:h text:style-name="P71" text:outline-level="3"><text:span text:style-name="T1"><text:s/></text:span><text:bookmark-start text:name="_Toc395777548"/><text:span text:style-name="T1">Algorithm</text:span><text:bookmark-end text:name="_Toc395777548"/></text:h>
                </text:list-item>
              </text:list>
            </text:list-item>
          </text:list>
        </text:list-item>
      </text:list>
      <text:p text:style-name="Paragraph"><text:span text:style-name="T1">Each iteration of the Kalman filter computes the </text:span><text:span text:style-name="T10">a posteriori</text:span><text:span text:style-name="T1"> magnetic disturbance error vector</text:span><text:span text:style-name="T14"> </text:span><text:span text:style-name="T1">in the</text:span><text:span text:style-name="T14"> </text:span><text:span text:style-name="T1">sensor frame </text:span><draw:frame draw:style-name="fr5" draw:name="360" text:anchor-type="as-char" svg:y="-0.439cm" svg:width="0.757cm" svg:height="0.593cm" draw:z-index="414"><draw:object xlink:href="./Object 718" xlink:type="simple" xlink:show="embed" xlink:actuate="onLoad"/><draw:image xlink:href="./ObjectReplacements/Object 718" xlink:type="simple" xlink:show="embed" xlink:actuate="onLoad"/></draw:frame><text:span text:style-name="T1">:</text:span></text:p>
      <text:p text:style-name="P43"><text:span text:style-name="T14"><draw:frame draw:style-name="fr3" text:anchor-type="as-char" svg:y="-1.125cm" svg:width="2.535cm" svg:height="2.039cm" draw:z-index="488"><draw:object xlink:href="./Object 15" xlink:type="simple" xlink:show="embed" xlink:actuate="onLoad"/><draw:image xlink:href="./ObjectReplacements/Object 15" xlink:type="simple" xlink:show="embed" xlink:actuate="onLoad"/><svg:desc>формула</svg:desc></draw:frame></text:span><text:span text:style-name="T14"><text:tab/></text:span><text:span text:style-name="T1">Eq 9.2.1</text:span></text:p>
      <text:p text:style-name="P43"><text:span text:style-name="T1">Equation 9.2.1 can be rotated into the global reference frame using the inverse (transpose) of the </text:span><text:span text:style-name="T10">a posteriori</text:span><text:span text:style-name="T1"> orientation matrix to give the magnetic disturbance in the global frame </text:span><draw:frame draw:style-name="fr5" draw:name="362" text:anchor-type="as-char" svg:y="-0.439cm" svg:width="0.801cm" svg:height="0.593cm" draw:z-index="415"><draw:object xlink:href="./Object 722" xlink:type="simple" xlink:show="embed" xlink:actuate="onLoad"/><draw:image xlink:href="./ObjectReplacements/Object 722" xlink:type="simple" xlink:show="embed" xlink:actuate="onLoad"/></draw:frame><text:span text:style-name="T1">:</text:span></text:p>
      <text:p text:style-name="P43"><draw:frame draw:style-name="fr5" draw:name="363" text:anchor-type="as-char" svg:y="-0.506cm" svg:width="2.835cm" svg:height="0.691cm" draw:z-index="416"><draw:object xlink:href="./Object 724" xlink:type="simple" xlink:show="embed" xlink:actuate="onLoad"/><draw:image xlink:href="./ObjectReplacements/Object 724" xlink:type="simple" xlink:show="embed" xlink:actuate="onLoad"/></draw:frame><text:span text:style-name="T14"><text:tab/></text:span><text:span text:style-name="T1">Eq 9.2.2</text:span></text:p>
      <text:p text:style-name="P44"><text:span text:style-name="T1">The horizontal and vertical components of </text:span><draw:frame draw:style-name="fr5" draw:name="364" text:anchor-type="as-char" svg:y="-0.439cm" svg:width="0.801cm" svg:height="0.593cm" draw:z-index="417"><draw:object xlink:href="./Object 726" xlink:type="simple" xlink:show="embed" xlink:actuate="onLoad"/><draw:image xlink:href="./ObjectReplacements/Object 726" xlink:type="simple" xlink:show="embed" xlink:actuate="onLoad"/></draw:frame><text:span text:style-name="T1"><text:s/>are interpreted as resulting from an error in the estimated inclination angle and used to update the inclination angle </text:span><draw:frame draw:style-name="fr4" draw:name="365" text:anchor-type="as-char" svg:width="0.233cm" svg:height="0.467cm" draw:z-index="418"><draw:object xlink:href="./Object 728" xlink:type="simple" xlink:show="embed" xlink:actuate="onLoad"/><draw:image xlink:href="./ObjectReplacements/Object 728" xlink:type="simple" xlink:show="embed" xlink:actuate="onLoad"/></draw:frame><text:span text:style-name="T1">.</text:span></text:p>
      <text:p text:style-name="Paragraph"><text:span text:style-name="T1">For the Aerospace / NED coordinate system the </text:span><text:span text:style-name="T10">x</text:span><text:span text:style-name="T1"> axis points northwards and the </text:span><text:span text:style-name="T10">z</text:span><text:span text:style-name="T1"> axis downwards. The new inclination angle estimate </text:span><draw:frame draw:style-name="fr6" draw:name="366" text:anchor-type="as-char" svg:width="0.367cm" svg:height="0.531cm" draw:z-index="419"><draw:object-ole xlink:href="./Object 730" xlink:type="simple" xlink:show="embed" xlink:actuate="onLoad"/><draw:image xlink:href="./ObjectReplacements/Object 730" xlink:type="simple" xlink:show="embed" xlink:actuate="onLoad"/></draw:frame><text:span text:style-name="T1"><text:s/>for iteration </text:span><draw:frame draw:style-name="fr4" draw:name="367" text:anchor-type="as-char" svg:width="0.224cm" svg:height="0.467cm" draw:z-index="420"><draw:object xlink:href="./Object 732" xlink:type="simple" xlink:show="embed" xlink:actuate="onLoad"/><draw:image xlink:href="./ObjectReplacements/Object 732" xlink:type="simple" xlink:show="embed" xlink:actuate="onLoad"/></draw:frame><text:span text:style-name="T1"><text:s/>is then given by simple trigonometry as:</text:span></text:p>
      <text:p text:style-name="P45"><draw:frame draw:style-name="fr5" draw:name="368" text:anchor-type="as-char" svg:y="-0.81cm" svg:width="4.614cm" svg:height="1.376cm" draw:z-index="421"><draw:object xlink:href="./Object 734" xlink:type="simple" xlink:show="embed" xlink:actuate="onLoad"/><draw:image xlink:href="./ObjectReplacements/Object 734" xlink:type="simple" xlink:show="embed" xlink:actuate="onLoad"/></draw:frame></text:p>
      <text:p text:style-name="P32"><text:tab/>Aerospace / NED<text:tab/>Eq 9.2.3</text:p>
      <text:p text:style-name="P45"><text:span text:style-name="T1">where </text:span><draw:frame draw:style-name="fr4" draw:name="369" text:anchor-type="as-char" svg:width="1.233cm" svg:height="0.591cm" draw:z-index="422"><draw:object xlink:href="./Object 736" xlink:type="simple" xlink:show="embed" xlink:actuate="onLoad"/><draw:image xlink:href="./ObjectReplacements/Object 736" xlink:type="simple" xlink:show="embed" xlink:actuate="onLoad"/></draw:frame><text:span text:style-name="T1"><text:s/>and </text:span><draw:frame draw:style-name="fr4" draw:name="370" text:anchor-type="as-char" svg:width="1.217cm" svg:height="0.591cm" draw:z-index="423"><draw:object xlink:href="./Object 738" xlink:type="simple" xlink:show="embed" xlink:actuate="onLoad"/><draw:image xlink:href="./ObjectReplacements/Object 738" xlink:type="simple" xlink:show="embed" xlink:actuate="onLoad"/></draw:frame><text:span text:style-name="T1"><text:s/>are the </text:span><text:span text:style-name="T10">x</text:span><text:span text:style-name="T1"> and </text:span><text:span text:style-name="T10">y</text:span><text:span text:style-name="T1"> components of the geomagnetic vector in the global frame </text:span><draw:frame draw:style-name="fr6" draw:name="371" text:anchor-type="as-char" svg:width="0.639cm" svg:height="0.591cm" draw:z-index="424"><draw:object-ole xlink:href="./Object 740" xlink:type="simple" xlink:show="embed" xlink:actuate="onLoad"/><draw:image xlink:href="./ObjectReplacements/Object 740" xlink:type="simple" xlink:show="embed" xlink:actuate="onLoad"/></draw:frame><text:span text:style-name="T1">.</text:span></text:p>
      <text:p text:style-name="Paragraph"><text:span text:style-name="T1">The geomagnetic vector </text:span><draw:frame draw:style-name="fr4" draw:name="372" text:anchor-type="as-char" svg:width="0.639cm" svg:height="0.591cm" draw:z-index="425"><draw:object xlink:href="./Object 742" xlink:type="simple" xlink:show="embed" xlink:actuate="onLoad"/><draw:image xlink:href="./ObjectReplacements/Object 742" xlink:type="simple" xlink:show="embed" xlink:actuate="onLoad"/></draw:frame><text:span text:style-name="T1"><text:s/>is not, however, updated by simply subtracting the relevant components of </text:span><draw:frame draw:style-name="fr5" draw:name="373" text:anchor-type="as-char" svg:y="-0.439cm" svg:width="0.801cm" svg:height="0.593cm" draw:z-index="426"><draw:object xlink:href="./Object 744" xlink:type="simple" xlink:show="embed" xlink:actuate="onLoad"/><draw:image xlink:href="./ObjectReplacements/Object 744" xlink:type="simple" xlink:show="embed" xlink:actuate="onLoad"/></draw:frame><text:span text:style-name="T1"><text:s/>since the magnitude of the new vector would no longer equal the geomagnetic field strength </text:span><draw:frame draw:style-name="fr4" draw:name="374" text:anchor-type="as-char" svg:width="0.288cm" svg:height="0.467cm" draw:z-index="427"><draw:object xlink:href="./Object 746" xlink:type="simple" xlink:show="embed" xlink:actuate="onLoad"/><draw:image xlink:href="./ObjectReplacements/Object 746" xlink:type="simple" xlink:show="embed" xlink:actuate="onLoad"/></draw:frame><text:span text:style-name="T1"><text:s/>computed by the calibration algorithms. Instead, simple trigonometry gives:</text:span></text:p>
      <text:p text:style-name="P46"><draw:frame draw:style-name="fr4" draw:name="375" text:anchor-type="as-char" svg:width="4.531cm" svg:height="2.034cm" draw:z-index="428"><draw:object xlink:href="./Object 748" xlink:type="simple" xlink:show="embed" xlink:actuate="onLoad"/><draw:image xlink:href="./ObjectReplacements/Object 748" xlink:type="simple" xlink:show="embed" xlink:actuate="onLoad"/></draw:frame><text:span text:style-name="T1"><text:tab/>Aerospace / NED<text:tab/>Eq 9.2.4</text:span></text:p>
      <text:p text:style-name="Paragraph"><text:span text:style-name="T1">For the Android and Windows 8 coordinate systems, the </text:span><text:span text:style-name="T10">y</text:span><text:span text:style-name="T1"> axis points northwards and the </text:span><text:span text:style-name="T10">z</text:span><text:span text:style-name="T1"> axis points upwards and the inclination angle update equations become:</text:span></text:p>
      <text:p text:style-name="P46"><text:soft-page-break/></text:p>
      <text:p text:style-name="P32"><draw:frame draw:style-name="fr5" draw:name="Объект4" text:anchor-type="as-char" svg:y="-0.877cm" svg:width="5.175cm" svg:height="1.446cm" draw:z-index="486"><draw:object xlink:href="./Object 33" xlink:type="simple" xlink:show="embed" xlink:actuate="onLoad"/><draw:image xlink:href="./ObjectReplacements/Object 33" xlink:type="simple" xlink:show="embed" xlink:actuate="onLoad"/><svg:desc>формула</svg:desc></draw:frame><text:tab/>Android, Windows 8<text:tab/>Eq 9.2.5</text:p>
      <text:p text:style-name="P46"><draw:frame draw:style-name="fr5" draw:name="377" text:anchor-type="as-char" svg:y="-1.122cm" svg:width="4.775cm" svg:height="2.034cm" draw:z-index="429"><draw:object xlink:href="./Object 752" xlink:type="simple" xlink:show="embed" xlink:actuate="onLoad"/><draw:image xlink:href="./ObjectReplacements/Object 752" xlink:type="simple" xlink:show="embed" xlink:actuate="onLoad"/></draw:frame><text:span text:style-name="T1"><text:tab/>Android, Windows 8<text:tab/>Eq 9.2.6</text:span></text:p>
      <text:p text:style-name="P32">For all coordinate systems, the geomagnetic field strength is unaltered:</text:p>
      <text:p text:style-name="P43"><draw:frame draw:style-name="fr4" draw:name="378" text:anchor-type="as-char" svg:width="1.499cm" svg:height="0.653cm" draw:z-index="430"><draw:object xlink:href="./Object 754" xlink:type="simple" xlink:show="embed" xlink:actuate="onLoad"/><draw:image xlink:href="./ObjectReplacements/Object 754" xlink:type="simple" xlink:show="embed" xlink:actuate="onLoad"/></draw:frame><text:span text:style-name="T1"><text:tab/>Eq 9.2.7</text:span></text:p>
      <text:p text:style-name="P28"/>
      <text:list xml:id="list154056569619541" text:continue-numbering="true" text:style-name="WWNum29">
        <text:list-item>
          <text:list>
            <text:list-item>
              <text:list>
                <text:list-item>
                  <text:h text:style-name="P72" text:outline-level="3"><text:bookmark-start text:name="_Toc395777549"/>Geometric Implementation<text:bookmark-end text:name="_Toc395777549"/></text:h>
                </text:list-item>
              </text:list>
            </text:list-item>
          </text:list>
        </text:list-item>
      </text:list>
      <text:p text:style-name="P26">Calculation of sines and cosines is particularly expensive in terms of clock ticks on microcontrollers lacking a hardware floating point unit. A more efficient geometrical algorithm is used instead.</text:p>
      <text:p text:style-name="P20">For the Aerospace / NED coordinate system:</text:p>
      <text:p text:style-name="P45"><draw:frame draw:style-name="fr5" draw:name="379" text:anchor-type="as-char" svg:y="-0.744cm" svg:width="7.952cm" svg:height="1.402cm" draw:z-index="431"><draw:object xlink:href="./Object 756" xlink:type="simple" xlink:show="embed" xlink:actuate="onLoad"/><draw:image xlink:href="./ObjectReplacements/Object 756" xlink:type="simple" xlink:show="embed" xlink:actuate="onLoad"/></draw:frame></text:p>
      <text:p text:style-name="P32"><text:tab/>Aerospace / NED<text:tab/>Eq 9.3.1</text:p>
      <text:p text:style-name="P45"><draw:frame draw:style-name="fr5" draw:name="380" text:anchor-type="as-char" svg:y="-0.744cm" svg:width="8.013cm" svg:height="1.402cm" draw:z-index="432"><draw:object xlink:href="./Object 758" xlink:type="simple" xlink:show="embed" xlink:actuate="onLoad"/><draw:image xlink:href="./ObjectReplacements/Object 758" xlink:type="simple" xlink:show="embed" xlink:actuate="onLoad"/></draw:frame></text:p>
      <text:p text:style-name="P32"><text:tab/>Aerospace / NED<text:tab/>Eq 9.3.2</text:p>
      <text:p text:style-name="P32">For the Android and Windows 8 coordinate systems:</text:p>
      <text:p text:style-name="P32"/>
      <text:p text:style-name="P45"><draw:frame draw:style-name="fr5" draw:name="381" text:anchor-type="as-char" svg:y="-0.81cm" svg:width="7.973cm" svg:height="1.468cm" draw:z-index="433"><draw:object xlink:href="./Object 760" xlink:type="simple" xlink:show="embed" xlink:actuate="onLoad"/><draw:image xlink:href="./ObjectReplacements/Object 760" xlink:type="simple" xlink:show="embed" xlink:actuate="onLoad"/></draw:frame></text:p>
      <text:p text:style-name="P32"><text:tab/>Android, Windows 8<text:tab/>Eq 9.3.3</text:p>
      <text:p text:style-name="P45"><draw:frame draw:style-name="fr5" draw:name="382" text:anchor-type="as-char" svg:y="-0.744cm" svg:width="8.035cm" svg:height="1.402cm" draw:z-index="434"><draw:object xlink:href="./Object 762" xlink:type="simple" xlink:show="embed" xlink:actuate="onLoad"/><draw:image xlink:href="./ObjectReplacements/Object 762" xlink:type="simple" xlink:show="embed" xlink:actuate="onLoad"/></draw:frame></text:p>
      <text:p text:style-name="P32"><text:tab/>Android, Windows 8<text:tab/>Eq 9.3.4</text:p>
      <text:p text:style-name="P39">Equations 9.2.4 and 9.2.6 remain unchanged.</text:p>
      <text:p text:style-name="P20"/>
      <text:p text:style-name="P7"/>
      <text:p text:style-name="P7"/>
      <text:list xml:id="list154055070128920" text:continue-numbering="true" text:style-name="WWNum29">
        <text:list-item>
          <text:list>
            <text:list-item>
              <text:h text:style-name="P68" text:outline-level="2"><text:bookmark-start text:name="_Toc395777550"/>Covariance Matrix Updates<text:bookmark-end text:name="_Toc395777550"/></text:h>
              <text:list>
                <text:list-item>
                  <text:h text:style-name="P72" text:outline-level="3"><text:bookmark-start text:name="_Toc362846434"/><text:bookmark-start text:name="_Toc362846433"/><text:bookmark-start text:name="_Toc395777551"/>Process Error Qw Matrix Terms<text:bookmark-end text:name="_Toc362846434"/><text:bookmark-end text:name="_Toc395777551"/></text:h>
                </text:list-item>
              </text:list>
            </text:list-item>
          </text:list>
        </text:list-item>
      </text:list>
      <text:p text:style-name="Paragraph"><text:span text:style-name="T1">The covariance matrix </text:span><draw:frame draw:style-name="fr4" draw:name="383" text:anchor-type="as-char" svg:width="0.504cm" svg:height="0.531cm" draw:z-index="435"><draw:object xlink:href="./Object 764" xlink:type="simple" xlink:show="embed" xlink:actuate="onLoad"/><draw:image xlink:href="./ObjectReplacements/Object 764" xlink:type="simple" xlink:show="embed" xlink:actuate="onLoad"/></draw:frame><text:span text:style-name="T1"><text:s/>is required in Kalman equations 2, 3 and 4 (see section 3). Kalman equation C (equation 3.3.14) updates </text:span><draw:frame draw:style-name="fr4" draw:name="384" text:anchor-type="as-char" svg:width="0.504cm" svg:height="0.531cm" draw:z-index="436"><draw:object xlink:href="./Object 766" xlink:type="simple" xlink:show="embed" xlink:actuate="onLoad"/><draw:image xlink:href="./ObjectReplacements/Object 766" xlink:type="simple" xlink:show="embed" xlink:actuate="onLoad"/></draw:frame><text:span text:style-name="T17"><text:s/></text:span><text:span text:style-name="T1">as a function of the a posteriori covariance matrix </text:span><draw:frame draw:style-name="fr5" draw:name="385" text:anchor-type="as-char" svg:y="-0.437cm" svg:width="0.436cm" svg:height="0.591cm" draw:z-index="437"><draw:object xlink:href="./Object 768" xlink:type="simple" xlink:show="embed" xlink:actuate="onLoad"/><draw:image xlink:href="./ObjectReplacements/Object 768" xlink:type="simple" xlink:show="embed" xlink:actuate="onLoad"/></draw:frame><text:span text:style-name="T1">. This section derives the explicit form of equation 3.3.14.</text:span></text:p>
      <text:p text:style-name="Paragraph"><text:span text:style-name="T1"><text:s/>Setting </text:span><draw:frame draw:style-name="fr4" draw:name="386" text:anchor-type="as-char" svg:width="1.034cm" svg:height="0.531cm" draw:z-index="438"><draw:object xlink:href="./Object 770" xlink:type="simple" xlink:show="embed" xlink:actuate="onLoad"/><draw:image xlink:href="./ObjectReplacements/Object 770" xlink:type="simple" xlink:show="embed" xlink:actuate="onLoad"/></draw:frame><text:span text:style-name="T1"><text:s/>into equation 3.1.2 and taking the covariance gives :</text:span></text:p>
      <text:p text:style-name="P20"><draw:frame draw:style-name="fr5" draw:name="387" text:anchor-type="as-char" svg:y="-1.605cm" svg:width="8.394cm" svg:height="3cm" draw:z-index="439"><draw:object xlink:href="./Object 772" xlink:type="simple" xlink:show="embed" xlink:actuate="onLoad"/><draw:image xlink:href="./ObjectReplacements/Object 772" xlink:type="simple" xlink:show="embed" xlink:actuate="onLoad"/></draw:frame><text:span text:style-name="T23"><text:tab/></text:span>Eq 10.1.1</text:p>
      <text:p text:style-name="P26">Expanding equation 10.1.1 into 3x3 blocks gives:</text:p>
      <text:p text:style-name="P43"><draw:frame draw:style-name="fr5" draw:name="388" text:anchor-type="as-char" svg:y="-1.693cm" svg:width="10.37cm" svg:height="3.18cm" draw:z-index="440"><draw:object xlink:href="./Object 774" xlink:type="simple" xlink:show="embed" xlink:actuate="onLoad"/><draw:image xlink:href="./ObjectReplacements/Object 774" xlink:type="simple" xlink:show="embed" xlink:actuate="onLoad"/></draw:frame><text:span text:style-name="T17"><text:tab/></text:span><text:span text:style-name="T21">Eq 10.1.2</text:span></text:p>
      <text:p text:style-name="Paragraph"><text:span text:style-name="T1">By inspection, the matrix </text:span><draw:frame draw:style-name="fr4" draw:name="389" text:anchor-type="as-char" svg:width="0.504cm" svg:height="0.531cm" draw:z-index="441"><draw:object xlink:href="./Object 776" xlink:type="simple" xlink:show="embed" xlink:actuate="onLoad"/><draw:image xlink:href="./ObjectReplacements/Object 776" xlink:type="simple" xlink:show="embed" xlink:actuate="onLoad"/></draw:frame><text:span text:style-name="T1"><text:s/>is symmetric and only the on-diagonal and above-diagonal terms need to be considered.</text:span></text:p>
      <text:p text:style-name="P26">Equations 7.4.9 and 4.1.5, reproduced below, allow the determination of some of the required terms:</text:p>
      <text:p text:style-name="P15"><draw:frame draw:style-name="fr5" draw:name="390" text:anchor-type="as-char" svg:y="-0.441cm" svg:width="6.287cm" svg:height="0.594cm" draw:z-index="442"><draw:object xlink:href="./Object 778" xlink:type="simple" xlink:show="embed" xlink:actuate="onLoad"/><draw:image xlink:href="./ObjectReplacements/Object 778" xlink:type="simple" xlink:show="embed" xlink:actuate="onLoad"/></draw:frame><text:span text:style-name="T1"><text:tab/>Eq 10.1.3</text:span></text:p>
      <text:p text:style-name="P43"><draw:frame draw:style-name="fr5" draw:name="391" text:anchor-type="as-char" svg:y="-0.439cm" svg:width="2.926cm" svg:height="0.593cm" draw:z-index="443"><draw:object xlink:href="./Object 780" xlink:type="simple" xlink:show="embed" xlink:actuate="onLoad"/><draw:image xlink:href="./ObjectReplacements/Object 780" xlink:type="simple" xlink:show="embed" xlink:actuate="onLoad"/></draw:frame><text:span text:style-name="T9"><text:tab/>Eq 10.1.4</text:span></text:p>
      <text:p text:style-name="P15"><text:span text:style-name="T20">The remaining terms require the derivation of expressions for </text:span><draw:frame draw:style-name="fr5" draw:name="392" text:anchor-type="as-char" svg:y="-0.437cm" svg:width="0.818cm" svg:height="0.591cm" draw:z-index="444"><draw:object xlink:href="./Object 782" xlink:type="simple" xlink:show="embed" xlink:actuate="onLoad"/><draw:image xlink:href="./ObjectReplacements/Object 782" xlink:type="simple" xlink:show="embed" xlink:actuate="onLoad"/></draw:frame><text:span text:style-name="T14"><text:s/></text:span><text:span text:style-name="T20">and </text:span><draw:frame draw:style-name="fr5" draw:name="393" text:anchor-type="as-char" svg:y="-0.439cm" svg:width="0.757cm" svg:height="0.593cm" draw:z-index="445"><draw:object xlink:href="./Object 784" xlink:type="simple" xlink:show="embed" xlink:actuate="onLoad"/><draw:image xlink:href="./ObjectReplacements/Object 784" xlink:type="simple" xlink:show="embed" xlink:actuate="onLoad"/></draw:frame><text:span text:style-name="T20">.</text:span></text:p>
      <text:p text:style-name="P9">By definition:</text:p>
      <text:p text:style-name="P15"><draw:frame draw:style-name="fr5" draw:name="394" text:anchor-type="as-char" svg:y="-0.437cm" svg:width="2.48cm" svg:height="0.591cm" draw:z-index="446"><draw:object xlink:href="./Object 786" xlink:type="simple" xlink:show="embed" xlink:actuate="onLoad"/><draw:image xlink:href="./ObjectReplacements/Object 786" xlink:type="simple" xlink:show="embed" xlink:actuate="onLoad"/></draw:frame><text:span text:style-name="T1"><text:tab/>Eq 10.1.5</text:span></text:p>
      <text:p text:style-name="P9">Substituting equation 6.1.3 gives:</text:p>
      <text:p text:style-name="P15"><draw:frame draw:style-name="fr5" draw:name="395" text:anchor-type="as-char" svg:y="-0.469cm" svg:width="11.769cm" svg:height="0.654cm" draw:z-index="447"><draw:object xlink:href="./Object 788" xlink:type="simple" xlink:show="embed" xlink:actuate="onLoad"/><draw:image xlink:href="./ObjectReplacements/Object 788" xlink:type="simple" xlink:show="embed" xlink:actuate="onLoad"/></draw:frame><text:span text:style-name="T1"><text:tab/>Eq 10.1.6</text:span></text:p>
      <text:p text:style-name="P15"><draw:frame draw:style-name="fr5" draw:name="396" text:anchor-type="as-char" svg:y="-0.469cm" svg:width="9.103cm" svg:height="0.654cm" draw:z-index="448"><draw:object xlink:href="./Object 790" xlink:type="simple" xlink:show="embed" xlink:actuate="onLoad"/><draw:image xlink:href="./ObjectReplacements/Object 790" xlink:type="simple" xlink:show="embed" xlink:actuate="onLoad"/></draw:frame><text:span text:style-name="T1"><text:tab/>Eq 10.1.7</text:span></text:p>
      <text:p text:style-name="P15"><draw:frame draw:style-name="fr5" draw:name="397" text:anchor-type="as-char" svg:y="-0.469cm" svg:width="8.246cm" svg:height="0.654cm" draw:z-index="449"><draw:object xlink:href="./Object 792" xlink:type="simple" xlink:show="embed" xlink:actuate="onLoad"/><draw:image xlink:href="./ObjectReplacements/Object 792" xlink:type="simple" xlink:show="embed" xlink:actuate="onLoad"/></draw:frame><text:span text:style-name="T1"><text:tab/>Eq 10.1.8</text:span></text:p>
      <text:p text:style-name="P15"><draw:frame draw:style-name="fr5" draw:name="398" text:anchor-type="as-char" svg:y="-0.469cm" svg:width="14.99cm" svg:height="0.654cm" draw:z-index="450"><draw:object xlink:href="./Object 794" xlink:type="simple" xlink:show="embed" xlink:actuate="onLoad"/><draw:image xlink:href="./ObjectReplacements/Object 794" xlink:type="simple" xlink:show="embed" xlink:actuate="onLoad"/></draw:frame><text:span text:style-name="T1"><text:tab/>Eq 10.1.9</text:span></text:p>
      <text:p text:style-name="P15"><draw:frame draw:style-name="fr5" draw:name="399" text:anchor-type="as-char" svg:y="-0.503cm" svg:width="12.072cm" svg:height="0.721cm" draw:z-index="451"><draw:object xlink:href="./Object 796" xlink:type="simple" xlink:show="embed" xlink:actuate="onLoad"/><draw:image xlink:href="./ObjectReplacements/Object 796" xlink:type="simple" xlink:show="embed" xlink:actuate="onLoad"/></draw:frame><text:span text:style-name="T1"><text:tab/>Eq 10.1.10</text:span></text:p>
      <text:p text:style-name="P15"><text:span text:style-name="T1"><draw:frame draw:style-name="fr5" draw:name="400" text:anchor-type="as-char" svg:y="-0.503cm" svg:width="9.4cm" svg:height="0.721cm" draw:z-index="452"><draw:object xlink:href="./Object 27" xlink:type="simple" xlink:show="embed" xlink:actuate="onLoad"/><draw:image xlink:href="./ObjectReplacements/Object 27" xlink:type="simple" xlink:show="embed" xlink:actuate="onLoad"/><svg:desc>формула</svg:desc></draw:frame></text:span><text:span text:style-name="T1"><text:tab/>Eq 10.1.11</text:span></text:p>
      <text:p text:style-name="P15"><text:span text:style-name="T1"><draw:frame draw:style-name="fr5" draw:name="Объект1" text:anchor-type="as-char" svg:y="-0.469cm" svg:width="8.615cm" svg:height="0.654cm" draw:z-index="487"><draw:object xlink:href="./Object 29" xlink:type="simple" xlink:show="embed" xlink:actuate="onLoad"/><draw:image xlink:href="./ObjectReplacements/Object 29" xlink:type="simple" xlink:show="embed" xlink:actuate="onLoad"/><svg:desc>формула</svg:desc></draw:frame></text:span><text:span text:style-name="T1"><text:tab/>Eq 10.1.12</text:span></text:p>
      <text:p text:style-name="P15"><text:soft-page-break/><draw:frame draw:style-name="fr5" draw:name="402" text:anchor-type="as-char" svg:y="-0.469cm" svg:width="8.551cm" svg:height="0.654cm" draw:z-index="453"><draw:object xlink:href="./Object 802" xlink:type="simple" xlink:show="embed" xlink:actuate="onLoad"/><draw:image xlink:href="./ObjectReplacements/Object 802" xlink:type="simple" xlink:show="embed" xlink:actuate="onLoad"/></draw:frame><text:span text:style-name="T1"><text:tab/>Eq 10.1.13</text:span></text:p>
      <text:p text:style-name="P15"><text:span text:style-name="T1">Substituting for </text:span><draw:frame draw:style-name="fr5" draw:name="403" text:anchor-type="as-char" svg:y="-0.437cm" svg:width="0.677cm" svg:height="0.591cm" draw:z-index="454"><draw:object xlink:href="./Object 804" xlink:type="simple" xlink:show="embed" xlink:actuate="onLoad"/><draw:image xlink:href="./ObjectReplacements/Object 804" xlink:type="simple" xlink:show="embed" xlink:actuate="onLoad"/></draw:frame><text:span text:style-name="T1"><text:s/>from equation 4.1.9 gives:</text:span></text:p>
      <text:p text:style-name="P15"><draw:frame draw:style-name="fr5" draw:name="404" text:anchor-type="as-char" svg:y="-0.473cm" svg:width="15.478cm" svg:height="0.658cm" draw:z-index="455"><draw:object xlink:href="./Object 806" xlink:type="simple" xlink:show="embed" xlink:actuate="onLoad"/><draw:image xlink:href="./ObjectReplacements/Object 806" xlink:type="simple" xlink:show="embed" xlink:actuate="onLoad"/></draw:frame><text:span text:style-name="T1"><text:tab/>Eq 10.1.14</text:span></text:p>
      <text:p text:style-name="P7"/>
      <text:p text:style-name="P7">By analogy with equation 10.1.14</text:p>
      <text:p text:style-name="P15"><draw:frame draw:style-name="fr5" draw:name="405" text:anchor-type="as-char" svg:y="-0.473cm" svg:width="15.475cm" svg:height="0.658cm" draw:z-index="456"><draw:object xlink:href="./Object 808" xlink:type="simple" xlink:show="embed" xlink:actuate="onLoad"/><draw:image xlink:href="./ObjectReplacements/Object 808" xlink:type="simple" xlink:show="embed" xlink:actuate="onLoad"/></draw:frame><text:span text:style-name="T1"><text:tab/>Eq 10.1.15</text:span></text:p>
      <text:p text:style-name="P7"/>
      <text:p text:style-name="P31">Equations 10.1.3, 10.1.4, 10.1.14 and 10.1.15 provide the needed terms for evaluating the covariance matrix. In the following derivations all cross-correlations terms are ignored relative to auto-correlation terms.</text:p>
      <text:p text:style-name="P26"/>
      <text:p text:style-name="P15"><draw:frame draw:style-name="fr5" draw:name="406" text:anchor-type="as-char" svg:y="-0.543cm" svg:width="14.42cm" svg:height="0.766cm" draw:z-index="457"><draw:object xlink:href="./Object 810" xlink:type="simple" xlink:show="embed" xlink:actuate="onLoad"/><draw:image xlink:href="./ObjectReplacements/Object 810" xlink:type="simple" xlink:show="embed" xlink:actuate="onLoad"/></draw:frame><text:span text:style-name="T20"><text:tab/>Eq 10.1.16</text:span></text:p>
      <text:p text:style-name="P15"><draw:frame draw:style-name="fr5" draw:name="407" text:anchor-type="as-char" svg:y="-0.467cm" svg:width="6.495cm" svg:height="0.683cm" draw:z-index="458"><draw:object xlink:href="./Object 812" xlink:type="simple" xlink:show="embed" xlink:actuate="onLoad"/><draw:image xlink:href="./ObjectReplacements/Object 812" xlink:type="simple" xlink:show="embed" xlink:actuate="onLoad"/></draw:frame><text:span text:style-name="T20"><text:tab/>Eq 10.1.17</text:span></text:p>
      <text:p text:style-name="P9">where:</text:p>
      <text:p text:style-name="P15"><draw:frame draw:style-name="fr5" draw:name="408" text:anchor-type="as-char" svg:y="-0.543cm" svg:width="7.497cm" svg:height="0.766cm" draw:z-index="459"><draw:object xlink:href="./Object 814" xlink:type="simple" xlink:show="embed" xlink:actuate="onLoad"/><draw:image xlink:href="./ObjectReplacements/Object 814" xlink:type="simple" xlink:show="embed" xlink:actuate="onLoad"/></draw:frame><text:span text:style-name="T1"><text:tab/>Eq 10.1.18</text:span></text:p>
      <text:p text:style-name="P15"><draw:frame draw:style-name="fr5" draw:name="409" text:anchor-type="as-char" svg:y="-0.542cm" svg:width="7.516cm" svg:height="0.762cm" draw:z-index="460"><draw:object xlink:href="./Object 816" xlink:type="simple" xlink:show="embed" xlink:actuate="onLoad"/><draw:image xlink:href="./ObjectReplacements/Object 816" xlink:type="simple" xlink:show="embed" xlink:actuate="onLoad"/></draw:frame><text:span text:style-name="T1"><text:tab/>Eq 10.1.19</text:span></text:p>
      <text:p text:style-name="P15"><draw:frame draw:style-name="fr4" draw:name="410" text:anchor-type="as-char" svg:width="3.699cm" svg:height="0.697cm" draw:z-index="461"><draw:object xlink:href="./Object 818" xlink:type="simple" xlink:show="embed" xlink:actuate="onLoad"/><draw:image xlink:href="./ObjectReplacements/Object 818" xlink:type="simple" xlink:show="embed" xlink:actuate="onLoad"/></draw:frame><text:span text:style-name="T20"><text:tab/>Eq 10.1.20</text:span></text:p>
      <text:p text:style-name="P15"><draw:frame draw:style-name="fr4" draw:name="411" text:anchor-type="as-char" svg:width="3.639cm" svg:height="0.697cm" draw:z-index="462"><draw:object xlink:href="./Object 820" xlink:type="simple" xlink:show="embed" xlink:actuate="onLoad"/><draw:image xlink:href="./ObjectReplacements/Object 820" xlink:type="simple" xlink:show="embed" xlink:actuate="onLoad"/></draw:frame><text:span text:style-name="T1"><text:tab/>Eq 10.1.21</text:span></text:p>
      <text:p text:style-name="P15"><text:span text:style-name="T20">and where </text:span><draw:frame draw:style-name="fr5" draw:name="412" text:anchor-type="as-char" svg:y="-0.437cm" svg:width="2.327cm" svg:height="0.591cm" draw:z-index="463"><draw:object xlink:href="./Object 822" xlink:type="simple" xlink:show="embed" xlink:actuate="onLoad"/><draw:image xlink:href="./ObjectReplacements/Object 822" xlink:type="simple" xlink:show="embed" xlink:actuate="onLoad"/></draw:frame><text:span text:style-name="T20"><text:s/>means the sub-matrix of </text:span><draw:frame draw:style-name="fr5" draw:name="413" text:anchor-type="as-char" svg:y="-0.437cm" svg:width="0.766cm" svg:height="0.591cm" draw:z-index="464"><draw:object xlink:href="./Object 824" xlink:type="simple" xlink:show="embed" xlink:actuate="onLoad"/><draw:image xlink:href="./ObjectReplacements/Object 824" xlink:type="simple" xlink:show="embed" xlink:actuate="onLoad"/></draw:frame><text:span text:style-name="T14"><text:s/></text:span><text:span text:style-name="T1">located in rows </text:span><draw:frame draw:style-name="fr4" draw:name="414" text:anchor-type="as-char" svg:width="0.125cm" svg:height="0.467cm" draw:z-index="465"><draw:object xlink:href="./Object 826" xlink:type="simple" xlink:show="embed" xlink:actuate="onLoad"/><draw:image xlink:href="./ObjectReplacements/Object 826" xlink:type="simple" xlink:show="embed" xlink:actuate="onLoad"/></draw:frame><text:span text:style-name="T1"><text:s/>to </text:span><draw:frame draw:style-name="fr4" draw:name="415" text:anchor-type="as-char" svg:width="0.196cm" svg:height="0.467cm" draw:z-index="466"><draw:object xlink:href="./Object 828" xlink:type="simple" xlink:show="embed" xlink:actuate="onLoad"/><draw:image xlink:href="./ObjectReplacements/Object 828" xlink:type="simple" xlink:show="embed" xlink:actuate="onLoad"/></draw:frame><text:span text:style-name="T1"><text:s/>and columns </text:span><draw:frame draw:style-name="fr4" draw:name="416" text:anchor-type="as-char" svg:width="0.125cm" svg:height="0.467cm" draw:z-index="467"><draw:object xlink:href="./Object 830" xlink:type="simple" xlink:show="embed" xlink:actuate="onLoad"/><draw:image xlink:href="./ObjectReplacements/Object 830" xlink:type="simple" xlink:show="embed" xlink:actuate="onLoad"/></draw:frame><text:span text:style-name="T1"><text:s/>to </text:span><draw:frame draw:style-name="fr4" draw:name="417" text:anchor-type="as-char" svg:width="0.196cm" svg:height="0.467cm" draw:z-index="468"><draw:object xlink:href="./Object 832" xlink:type="simple" xlink:show="embed" xlink:actuate="onLoad"/><draw:image xlink:href="./ObjectReplacements/Object 832" xlink:type="simple" xlink:show="embed" xlink:actuate="onLoad"/></draw:frame><text:span text:style-name="T1">.</text:span></text:p>
      <text:p text:style-name="P9"/>
      <text:p text:style-name="P15"><draw:frame draw:style-name="fr5" draw:name="418" text:anchor-type="as-char" svg:y="-0.542cm" svg:width="11.06cm" svg:height="0.762cm" draw:z-index="469"><draw:object xlink:href="./Object 834" xlink:type="simple" xlink:show="embed" xlink:actuate="onLoad"/><draw:image xlink:href="./ObjectReplacements/Object 834" xlink:type="simple" xlink:show="embed" xlink:actuate="onLoad"/></draw:frame><text:span text:style-name="T20"><text:tab/>Eq 10.1.22</text:span></text:p>
      <text:p text:style-name="P15"><draw:frame draw:style-name="fr5" draw:name="419" text:anchor-type="as-char" svg:y="-0.469cm" svg:width="8.759cm" svg:height="0.654cm" draw:z-index="470"><draw:object xlink:href="./Object 836" xlink:type="simple" xlink:show="embed" xlink:actuate="onLoad"/><draw:image xlink:href="./ObjectReplacements/Object 836" xlink:type="simple" xlink:show="embed" xlink:actuate="onLoad"/></draw:frame><text:span text:style-name="T20"><text:tab/>Eq 10.1.23</text:span></text:p>
      <text:p text:style-name="P9"/>
      <text:p text:style-name="P43"><draw:frame draw:style-name="fr5" draw:name="420" text:anchor-type="as-char" svg:y="-0.542cm" svg:width="14.547cm" svg:height="0.762cm" draw:z-index="471"><draw:object xlink:href="./Object 838" xlink:type="simple" xlink:show="embed" xlink:actuate="onLoad"/><draw:image xlink:href="./ObjectReplacements/Object 838" xlink:type="simple" xlink:show="embed" xlink:actuate="onLoad"/></draw:frame><text:span text:style-name="T15"><text:tab/></text:span><text:span text:style-name="T20">Eq 10.1.24</text:span></text:p>
      <text:p text:style-name="P9"/>
      <text:p text:style-name="P15"><draw:frame draw:style-name="fr5" draw:name="421" text:anchor-type="as-char" svg:y="-0.54cm" svg:width="12.781cm" svg:height="0.76cm" draw:z-index="472"><draw:object xlink:href="./Object 840" xlink:type="simple" xlink:show="embed" xlink:actuate="onLoad"/><draw:image xlink:href="./ObjectReplacements/Object 840" xlink:type="simple" xlink:show="embed" xlink:actuate="onLoad"/></draw:frame><text:span text:style-name="T20"><text:tab/></text:span><text:span text:style-name="T1">Eq 10.1.25</text:span></text:p>
      <text:p text:style-name="P7"/>
      <text:p text:style-name="P15"><draw:frame draw:style-name="fr5" draw:name="422" text:anchor-type="as-char" svg:y="-0.542cm" svg:width="12.836cm" svg:height="0.762cm" draw:z-index="473"><draw:object xlink:href="./Object 842" xlink:type="simple" xlink:show="embed" xlink:actuate="onLoad"/><draw:image xlink:href="./ObjectReplacements/Object 842" xlink:type="simple" xlink:show="embed" xlink:actuate="onLoad"/></draw:frame><text:span text:style-name="T20"><text:tab/>Eq 10.1.26</text:span></text:p>
      <text:p text:style-name="P7"/>
      <text:p text:style-name="P15"><draw:frame draw:style-name="fr5" draw:name="423" text:anchor-type="as-char" svg:y="-0.54cm" svg:width="9.424cm" svg:height="0.76cm" draw:z-index="474"><draw:object xlink:href="./Object 844" xlink:type="simple" xlink:show="embed" xlink:actuate="onLoad"/><draw:image xlink:href="./ObjectReplacements/Object 844" xlink:type="simple" xlink:show="embed" xlink:actuate="onLoad"/></draw:frame></text:p>
      <text:p text:style-name="P9"><text:tab/>Eq 10.1.27</text:p>
      <text:p text:style-name="P15"><text:soft-page-break/><draw:frame draw:style-name="fr5" draw:name="424" text:anchor-type="as-char" svg:y="-0.542cm" svg:width="9.477cm" svg:height="0.762cm" draw:z-index="475"><draw:object xlink:href="./Object 846" xlink:type="simple" xlink:show="embed" xlink:actuate="onLoad"/><draw:image xlink:href="./ObjectReplacements/Object 846" xlink:type="simple" xlink:show="embed" xlink:actuate="onLoad"/></draw:frame></text:p>
      <text:p text:style-name="P9"><text:tab/>Eq 10.1.28</text:p>
      <text:p text:style-name="P43"><draw:frame draw:style-name="fr5" draw:name="425" text:anchor-type="as-char" svg:y="-0.54cm" svg:width="13.413cm" svg:height="0.76cm" draw:z-index="476"><draw:object xlink:href="./Object 848" xlink:type="simple" xlink:show="embed" xlink:actuate="onLoad"/><draw:image xlink:href="./ObjectReplacements/Object 848" xlink:type="simple" xlink:show="embed" xlink:actuate="onLoad"/></draw:frame><text:span text:style-name="T15"><text:tab/></text:span><text:span text:style-name="T20">Eq 10.1.29</text:span></text:p>
      <text:p text:style-name="P43"><draw:frame draw:style-name="fr5" draw:name="426" text:anchor-type="as-char" svg:y="-0.437cm" svg:width="4.422cm" svg:height="0.591cm" draw:z-index="477"><draw:object xlink:href="./Object 850" xlink:type="simple" xlink:show="embed" xlink:actuate="onLoad"/><draw:image xlink:href="./ObjectReplacements/Object 850" xlink:type="simple" xlink:show="embed" xlink:actuate="onLoad"/></draw:frame><text:span text:style-name="T15"><text:tab/></text:span><text:span text:style-name="T20">Eq 10.1.30</text:span></text:p>
      <text:p text:style-name="P33"/>
      <text:p text:style-name="P43"><draw:frame draw:style-name="fr5" draw:name="427" text:anchor-type="as-char" svg:y="-0.542cm" svg:width="13.541cm" svg:height="0.762cm" draw:z-index="478"><draw:object xlink:href="./Object 852" xlink:type="simple" xlink:show="embed" xlink:actuate="onLoad"/><draw:image xlink:href="./ObjectReplacements/Object 852" xlink:type="simple" xlink:show="embed" xlink:actuate="onLoad"/></draw:frame><text:span text:style-name="T15"><text:tab/></text:span><text:span text:style-name="T20">Eq 10.1.31</text:span></text:p>
      <text:p text:style-name="P33"/>
      <text:p text:style-name="P43"><draw:frame draw:style-name="fr5" draw:name="428" text:anchor-type="as-char" svg:y="-0.437cm" svg:width="4.822cm" svg:height="0.591cm" draw:z-index="479"><draw:object xlink:href="./Object 854" xlink:type="simple" xlink:show="embed" xlink:actuate="onLoad"/><draw:image xlink:href="./ObjectReplacements/Object 854" xlink:type="simple" xlink:show="embed" xlink:actuate="onLoad"/></draw:frame><text:span text:style-name="T15"><text:tab/></text:span><text:span text:style-name="T20">Eq 10.1.32</text:span></text:p>
      <text:p text:style-name="P35"/>
      <text:p text:style-name="P15"><draw:frame draw:style-name="fr5" draw:name="429" text:anchor-type="as-char" svg:y="-0.542cm" svg:width="10.636cm" svg:height="0.762cm" draw:z-index="480"><draw:object xlink:href="./Object 856" xlink:type="simple" xlink:show="embed" xlink:actuate="onLoad"/><draw:image xlink:href="./ObjectReplacements/Object 856" xlink:type="simple" xlink:show="embed" xlink:actuate="onLoad"/></draw:frame><text:span text:style-name="T20"><text:tab/>Eq 10.1.33</text:span></text:p>
      <text:p text:style-name="P9"/>
      <text:list xml:id="list154055534329187" text:continue-numbering="true" text:style-name="WWNum29">
        <text:list-item>
          <text:list>
            <text:list-item>
              <text:list>
                <text:list-item>
                  <text:h text:style-name="P72" text:outline-level="3"><text:bookmark-start text:name="_Toc395777552"/>Measurement Error Covariance Qv Matrix<text:bookmark-end text:name="_Toc395777552"/><text:bookmark-end text:name="_Toc362846433"/></text:h>
                </text:list-item>
              </text:list>
            </text:list-item>
          </text:list>
        </text:list-item>
      </text:list>
      <text:p text:style-name="P4"><text:span text:style-name="T1">The covariance matrix </text:span><draw:frame draw:style-name="fr4" draw:name="430" text:anchor-type="as-char" svg:width="0.452cm" svg:height="0.531cm" draw:z-index="481"><draw:object xlink:href="./Object 858" xlink:type="simple" xlink:show="embed" xlink:actuate="onLoad"/><draw:image xlink:href="./ObjectReplacements/Object 858" xlink:type="simple" xlink:show="embed" xlink:actuate="onLoad"/></draw:frame><text:span text:style-name="T15"><text:s/></text:span><text:span text:style-name="T20">is the covariance matrix of the noise term </text:span><draw:frame draw:style-name="fr4" draw:name="431" text:anchor-type="as-char" svg:width="0.358cm" svg:height="0.531cm" draw:z-index="482"><draw:object xlink:href="./Object 860" xlink:type="simple" xlink:show="embed" xlink:actuate="onLoad"/><draw:image xlink:href="./ObjectReplacements/Object 860" xlink:type="simple" xlink:show="embed" xlink:actuate="onLoad"/></draw:frame><text:span text:style-name="T1"><text:s/>defined in equation 3.2.2. By inspection, it evaluates to the sums of the covariances of the three sensors defining the measurement </text:span><draw:frame draw:style-name="fr4" draw:name="432" text:anchor-type="as-char" svg:width="0.72cm" svg:height="0.591cm" draw:z-index="483"><draw:object xlink:href="./Object 862" xlink:type="simple" xlink:show="embed" xlink:actuate="onLoad"/><draw:image xlink:href="./ObjectReplacements/Object 862" xlink:type="simple" xlink:show="embed" xlink:actuate="onLoad"/></draw:frame><text:span text:style-name="T1">:</text:span></text:p>
      <text:p text:style-name="P23"><draw:frame draw:style-name="fr4" draw:name="433" text:anchor-type="as-char" svg:width="14.4cm" svg:height="1.542cm" draw:z-index="484"><draw:object xlink:href="./Object 864" xlink:type="simple" xlink:show="embed" xlink:actuate="onLoad"/><draw:image xlink:href="./ObjectReplacements/Object 864" xlink:type="simple" xlink:show="embed" xlink:actuate="onLoad"/></draw:frame><text:span text:style-name="T24"><text:tab/></text:span><text:span text:style-name="T26">Eq 10.2.1</text:span></text:p>
      <text:h text:style-name="P70" text:outline-level="2"/>
      <text:p text:style-name="P52"/>
      <text:p text:style-name="P25">Information in this document is provided solely to enable system and software implementers to use Freescale Semiconductors products. There are no express or implied copyright licenses granted hereunder to design or fabricate any integrated circuits or integrated circuits based on the information in this document.</text:p>
      <text:p text:style-name="P6">Freescale Semiconductor reserves the right to make changes without further notice to any products herein. Freescale Semiconductor makes no warranty, representation, or guarantee regarding the suitability of its products for any particular purpose, nor does Freescale Semiconductor assume any liability arising out of the application or use of any product or circuit, and specifically disclaims any liability, including without limitation consequential or incidental damages. "Typical" parameters that may be provided in Freescale Semiconductor data sheets and/or specifications can and do vary in different applications and actual performance may vary over time. All operating parameters, including "Typicals", must be validated for each customer application by customer's technical experts. Freescale Semiconductor does not convey any license under its patent rights nor the rights of others. Freescale Semiconductor products are not designed, intended, or authorized for use as components in systems intended for surgical implant into the body, or other applications intended to support or sustain life, or for any other application in which failure of the Freescale Semiconductor product could create a situation where personal injury or death may occur. Should Buyer purchase or use Freescale Semiconductor products for any such unintended or unauthorized application,</text:p>
      <text:p text:style-name="P6">Buyer shall indemnify Freescale Semiconductor and its officers, employees, subsidiaries, affiliates, and distributors harmless against all claims, costs, damages, and expenses, and reasonable attorney fees arising out of, directly or indirectly, any claim of personal injury or death associated with such unintended or unauthorized use, even if such claims alleges that Freescale Semiconductor was negligent regarding the design or manufacture of the part.</text:p>
      <text:p text:style-name="P6">RoHS-compliant and/or Pb-free versions of Freescale products have the functionality and electrical characteristics as their non-RoHS-complaint and/or non-Pb-free counterparts.</text:p>
      <text:p text:style-name="P6">For further information, see http://www.freescale.com or contact your Freescale sales representative.</text:p>
      <text:p text:style-name="P6">For information on Freescale's Environmental Products program, go to http://www.freescale.com/epp.</text:p>
      <text:p text:style-name="P6">Freescale™ and the Freescale logo are trademarks of Freescale Semiconductor, Inc.</text:p>
      <text:p text:style-name="P6">All other product or service names are the property of their respective owners.</text:p>
      <text:p text:style-name="P6">© 2013 Freescale Semiconductor, Inc.</text:p>
      <text:p text:style-name="P18"><draw:a xlink:type="simple" xlink:href="http://creativecommons.org/licenses/by/4.0/"><draw:frame draw:style-name="fr2" draw:name="Picture 6" text:anchor-type="as-char" svg:width="2.332cm" svg:height="0.815cm" draw:z-index="56"><draw:image xlink:href="Pictures/10000201000000580000001F501C3D662BC8CC27.png" xlink:type="simple" xlink:show="embed" xlink:actuate="onLoad" loext:mime-type="image/png"/><svg:desc>Creative Commons License</svg:desc></draw:frame></draw:a><text:span text:style-name="T1"><text:line-break/>Freescale Sensor Fusion Kalman Filter by </text:span><text:a xlink:type="simple" xlink:href="http://www.freescale.com/sensorfusion" text:style-name="ListLabel_20_47" text:visited-style-name="ListLabel_20_47"><text:span text:style-name="Internet_20_link">Freescale Semiconductor</text:span></text:a><text:span text:style-name="T1"> is licensed under a </text:span><text:a xlink:type="simple" xlink:href="http://creativecommons.org/licenses/by/4.0/" text:style-name="ListLabel_20_47" text:visited-style-name="ListLabel_20_47"><text:span text:style-name="Internet_20_link">Creative Commons Attribution 4.0 International License</text:span></text:a><text:span text:style-name="T1">.</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0" style:font-name="Arial" fo:font-family="Arial" style:font-family-generic="roman" style:font-pitch="variable" fo:font-size="11pt" fo:language="en" fo:country="US" style:font-size-asian="11pt" style:language-asian="en" style:country-asian="US"/>
    </style:style>
    <style:style style:name="Heading" style:family="paragraph" style:parent-style-name="Standard" style:next-style-name="Text_20_body" style:default-outline-level="" style:class="text">
      <style:paragraph-properties fo:margin-left="1.27cm" fo:margin-right="1.27cm" fo:text-align="justify" style:justify-single-word="false" fo:text-indent="0cm" style:auto-text-indent="false">
        <style:tab-stops>
          <style:tab-stop style:position="0cm" style:type="right"/>
          <style:tab-stop style:position="1.27cm"/>
          <style:tab-stop style:position="2.54cm"/>
          <style:tab-stop style:position="7.62cm" style:type="right"/>
        </style:tab-stops>
      </style:paragraph-properties>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Paragraph" style:default-outline-level="1" style:class="text">
      <style:paragraph-properties fo:margin-left="0.979cm" fo:margin-right="0cm" fo:margin-top="0.423cm" fo:margin-bottom="0cm" loext:contextual-spacing="false" fo:text-indent="0cm" style:auto-text-indent="false" fo:break-before="page"/>
      <style:text-properties fo:text-transform="uppercase" fo:font-size="16pt" fo:font-weight="bold" style:font-size-asian="16pt" style:font-weight-asian="bold" style:font-size-complex="16pt"/>
    </style:style>
    <style:style style:name="Heading_20_2" style:display-name="Heading 2" style:family="paragraph" style:parent-style-name="Standard" style:next-style-name="Paragraph" style:auto-update="true" style:default-outline-level="2" style:class="text">
      <style:paragraph-properties fo:margin-top="0.212cm" fo:margin-bottom="0cm" loext:contextual-spacing="false" fo:text-align="justify" style:justify-single-word="false"/>
      <style:text-properties fo:color="#0033cc" fo:font-size="14pt" fo:font-weight="bold" style:font-name-asian="Times New Roman1" style:font-family-asian="'Times New Roman'" style:font-family-generic-asian="system" style:font-pitch-asian="variable" style:font-size-asian="14pt" style:font-weight-asian="bold"/>
    </style:style>
    <style:style style:name="Heading_20_3" style:display-name="Heading 3" style:family="paragraph" style:parent-style-name="Standard" style:next-style-name="Paragraph" style:default-outline-level="3" style:class="text">
      <style:paragraph-properties fo:margin-top="0.212cm" fo:margin-bottom="0cm" loext:contextual-spacing="false"/>
      <style:text-properties fo:font-weight="bold" style:font-weight-asian="bold"/>
    </style:style>
    <style:style style:name="Heading_20_4" style:display-name="Heading 4" style:family="paragraph" style:parent-style-name="Standard" style:next-style-name="Paragraph" style:default-outline-level="4" style:class="text"/>
    <style:style style:name="Blank_5f_Page" style:display-name="Blank_Page" style:family="paragraph" style:parent-style-name="Standard" style:default-outline-level="">
      <style:paragraph-properties fo:text-align="center" style:justify-single-word="false"/>
    </style:style>
    <style:style style:name="Body" style:family="paragraph" style:parent-style-name="Standard" style:default-outline-level=""/>
    <style:style style:name="Header_20_and_20_Footer" style:display-name="Header and Footer" style:family="paragraph" style:parent-style-name="Standard" style:class="extra"/>
    <style:style style:name="Footer" style:family="paragraph" style:parent-style-name="Standard" style:auto-update="true" style:default-outline-level="" style:class="extra">
      <style:paragraph-properties fo:text-align="center" style:justify-single-word="false">
        <style:tab-stops>
          <style:tab-stop style:position="8.255cm" style:type="center"/>
          <style:tab-stop style:position="15.875cm"/>
          <style:tab-stop style:position="16.51cm" style:type="right"/>
        </style:tab-stops>
      </style:paragraph-properties>
      <style:text-properties fo:font-size="14pt" fo:font-weight="bold" style:font-size-asian="14pt" style:font-weight-asian="bold" style:font-size-complex="14pt"/>
    </style:style>
    <style:style style:name="Paragraph" style:family="paragraph" style:parent-style-name="Standard" style:default-outline-level="">
      <style:paragraph-properties fo:margin-top="0.212cm" fo:margin-bottom="0.212cm" loext:contextual-spacing="false" fo:text-align="justify" style:justify-single-word="false"/>
    </style:style>
    <style:style style:name="Section_20_Name" style:display-name="Section Name" style:family="paragraph" style:parent-style-name="Standard" style:default-outline-level="">
      <style:paragraph-properties fo:margin-top="0cm" fo:margin-bottom="0.529cm" loext:contextual-spacing="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s>
      </style:paragraph-properties>
    </style:style>
    <style:style style:name="Section_20_Number" style:display-name="Section Number" style:family="paragraph" style:parent-style-name="Standard" style:auto-update="true" style:default-outline-level="">
      <style:paragraph-properties fo:break-before="page">
        <style:tab-stops>
          <style:tab-stop style:position="0cm"/>
          <style:tab-stop style:position="1.27cm"/>
          <style:tab-stop style:position="2.54cm"/>
          <style:tab-stop style:position="5.08cm"/>
          <style:tab-stop style:position="6.35cm"/>
          <style:tab-stop style:position="7.62cm"/>
          <style:tab-stop style:position="8.89cm"/>
          <style:tab-stop style:position="10.16cm"/>
          <style:tab-stop style:position="11.43cm"/>
          <style:tab-stop style:position="12.7cm"/>
          <style:tab-stop style:position="13.97cm"/>
        </style:tab-stops>
      </style:paragraph-properties>
      <style:text-properties fo:font-size="18pt" fo:font-weight="bold" style:font-size-asian="18pt" style:font-weight-asian="bold"/>
    </style:style>
    <style:style style:name="Section_20_Title" style:display-name="Section Title" style:family="paragraph" style:parent-style-name="Standard" style:next-style-name="Paragraph" style:default-outline-level="">
      <style:paragraph-properties fo:break-before="pag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s>
      </style:paragraph-properties>
      <style:text-properties fo:text-transform="uppercase" fo:font-size="18pt" fo:font-weight="bold" style:font-size-asian="18pt" style:font-weight-asian="bold"/>
    </style:style>
    <style:style style:name="Subtitle1" style:family="paragraph" style:parent-style-name="Standard" style:default-outline-level="">
      <style:paragraph-properties style:line-height-at-least="0.6cm" fo:text-align="end" style:justify-single-word="false"/>
      <style:text-properties fo:font-size="18pt" fo:font-weight="bold" style:font-size-asian="18pt" style:font-weight-asian="bold"/>
    </style:style>
    <style:style style:name="Title" style:family="paragraph" style:parent-style-name="Standard" style:default-outline-level="" style:class="chapter">
      <style:paragraph-properties fo:margin-top="8.678cm" fo:margin-bottom="0.212cm" loext:contextual-spacing="false" style:line-height-at-least="0.741cm" fo:text-align="end" style:justify-single-word="false"/>
      <style:text-properties fo:text-transform="uppercase" fo:font-size="28pt" fo:font-weight="bold" style:font-size-asian="28pt" style:font-weight-asian="bold"/>
    </style:style>
    <style:style style:name="Top_5f_of_5f_Page" style:display-name="Top_of_Page" style:family="paragraph" style:parent-style-name="Standard" style:default-outline-level="">
      <style:paragraph-properties fo:text-align="justify" style:justify-single-word="false"/>
    </style:style>
    <style:style style:name="Header" style:family="paragraph" style:parent-style-name="Standard" style:auto-update="true" style:default-outline-level="" style:class="extra">
      <style:paragraph-properties fo:text-align="center" style:justify-single-word="false">
        <style:tab-stops>
          <style:tab-stop style:position="7.62cm" style:type="center"/>
          <style:tab-stop style:position="16.51cm" style:type="right"/>
        </style:tab-stops>
      </style:paragraph-properties>
      <style:text-properties fo:font-size="14pt" fo:font-weight="bold" style:font-size-asian="14pt" style:font-weight-asian="bold" style:font-size-complex="14pt"/>
    </style:style>
    <style:style style:name="Document" style:family="paragraph" style:parent-style-name="Paragraph" style:auto-update="true" style:default-outline-level="">
      <style:paragraph-properties fo:margin-top="2.117cm" fo:margin-bottom="0.106cm" loext:contextual-spacing="false" fo:text-align="end" style:justify-single-word="false"/>
      <style:text-properties fo:font-size="10pt" style:font-size-asian="10pt"/>
    </style:style>
    <style:style style:name="Version" style:family="paragraph" style:parent-style-name="Paragraph" style:default-outline-level="">
      <style:paragraph-properties fo:margin-top="0.106cm" fo:margin-bottom="0.106cm" loext:contextual-spacing="false" fo:text-align="end" style:justify-single-word="false"/>
      <style:text-properties fo:font-size="10pt" style:font-size-asian="10pt"/>
    </style:style>
    <style:style style:name="Author" style:family="paragraph" style:parent-style-name="Paragraph" style:auto-update="true" style:default-outline-level="">
      <style:paragraph-properties fo:margin-top="0.106cm" fo:margin-bottom="0.106cm" loext:contextual-spacing="false" fo:text-align="end" style:justify-single-word="false"/>
      <style:text-properties fo:font-size="10pt" style:font-size-asian="10pt"/>
    </style:style>
    <style:style style:name="Release_5f_Date" style:display-name="Release_Date" style:family="paragraph" style:parent-style-name="Paragraph" style:default-outline-level="">
      <style:paragraph-properties fo:text-align="end" style:justify-single-word="false"/>
      <style:text-properties fo:font-size="10pt" style:font-size-asian="10pt"/>
    </style:style>
    <style:style style:name="Section_20_Title_5f_R" style:display-name="Section Title_R" style:family="paragraph" style:parent-style-name="Standard" style:next-style-name="Paragraph" style:default-outline-level="">
      <style:paragraph-properties fo:margin-top="0cm" fo:margin-bottom="0.529cm" loext:contextual-spacing="false" fo:break-before="page"/>
      <style:text-properties fo:text-transform="uppercase" fo:font-size="18pt" fo:font-weight="bold" style:font-size-asian="18pt" style:font-weight-asian="bold"/>
    </style:style>
    <style:style style:name="Table_20_Head" style:display-name="Table Head" style:family="paragraph" style:parent-style-name="Standard" style:default-outline-level="">
      <style:paragraph-properties fo:margin-top="0.071cm" fo:margin-bottom="0.071cm" loext:contextual-spacing="false" fo:text-align="center" style:justify-single-word="false"/>
      <style:text-properties fo:font-size="10pt" fo:font-weight="bold" style:font-size-asian="10pt" style:font-weight-asian="bold"/>
    </style:style>
    <style:style style:name="Table_20_Text_20_Cj" style:display-name="Table Text Cj" style:family="paragraph" style:parent-style-name="Standard" style:auto-update="true" style:default-outline-level="">
      <style:paragraph-properties fo:margin-top="0.071cm" fo:margin-bottom="0.071cm" loext:contextual-spacing="false"/>
      <style:text-properties fo:font-size="10pt" style:font-size-asian="10pt"/>
    </style:style>
    <style:style style:name="Table_20_Text_20_Lj" style:display-name="Table Text Lj" style:family="paragraph" style:parent-style-name="Standard" style:auto-update="true" style:default-outline-level="">
      <style:paragraph-properties fo:margin-left="0.127cm" fo:margin-right="0.127cm" fo:text-indent="0cm" style:auto-text-indent="false"/>
      <style:text-properties style:use-window-font-color="true" style:font-name="Cambria Math" fo:font-family="'Cambria Math'" style:font-family-generic="roman" style:font-pitch="variable" fo:font-style="italic" fo:font-weight="bold" style:font-name-asian="MS Mincho" style:font-family-asian="'MS Mincho'" style:font-family-generic-asian="system" style:font-pitch-asian="variable" style:language-asian="ja" style:country-asian="JP" style:font-style-asian="italic" style:font-weight-asian="bold" style:font-size-complex="11pt"/>
    </style:style>
    <style:style style:name="Heading_20_1TOC" style:display-name="Heading 1TOC" style:family="paragraph" style:parent-style-name="Standard" style:default-outline-level="">
      <style:paragraph-properties>
        <style:tab-stops>
          <style:tab-stop style:position="2.032cm"/>
          <style:tab-stop style:position="16.51cm" style:type="right" style:leader-style="dotted" style:leader-text="."/>
        </style:tab-stops>
      </style:paragraph-properties>
    </style:style>
    <style:style style:name="Heading_20_2TOC" style:display-name="Heading 2TOC" style:family="paragraph" style:parent-style-name="Standard" style:default-outline-level="">
      <style:paragraph-properties>
        <style:tab-stops>
          <style:tab-stop style:position="2.54cm"/>
          <style:tab-stop style:position="16.51cm" style:type="right" style:leader-style="dotted" style:leader-text="."/>
        </style:tab-stops>
      </style:paragraph-properties>
    </style:style>
    <style:style style:name="Heading_20_3TOC" style:display-name="Heading 3TOC" style:family="paragraph" style:parent-style-name="Standard" style:default-outline-level="">
      <style:paragraph-properties>
        <style:tab-stops>
          <style:tab-stop style:position="3.048cm"/>
          <style:tab-stop style:position="16.51cm" style:type="right" style:leader-style="dotted" style:leader-text="."/>
        </style:tab-stops>
      </style:paragraph-properties>
    </style:style>
    <style:style style:name="Section_20_NumberTOC" style:display-name="Section NumberTOC" style:family="paragraph" style:parent-style-name="Standard" style:default-outline-level="">
      <style:paragraph-properties fo:text-align="center" style:justify-single-word="false"/>
      <style:text-properties style:use-window-font-color="true" style:font-name="Times" fo:font-family="Times" style:font-family-generic="roman" style:font-pitch="variable"/>
    </style:style>
    <style:style style:name="Section_20_TitleTOC" style:display-name="Section TitleTOC" style:family="paragraph" style:parent-style-name="Standard" style:default-outline-level="">
      <style:paragraph-properties fo:text-align="center" style:justify-single-word="false"/>
      <style:text-properties style:use-window-font-color="true" style:font-name="Times" fo:font-family="Times" style:font-family-generic="roman" style:font-pitch="variable"/>
    </style:style>
    <style:style style:name="Bullet_5f_L1" style:display-name="Bullet_L1" style:family="paragraph" style:parent-style-name="Standard" style:auto-update="true" style:default-outline-level="">
      <style:paragraph-properties fo:margin-left="1.524cm" fo:margin-right="0cm" fo:margin-top="0cm" fo:margin-bottom="0.141cm" loext:contextual-spacing="false" fo:text-indent="-0.762cm" style:auto-text-indent="false" fo:keep-with-next="always">
        <style:tab-stops>
          <style:tab-stop style:position="0.762cm"/>
        </style:tab-stops>
      </style:paragraph-properties>
      <style:text-properties style:use-window-font-color="true"/>
    </style:style>
    <style:style style:name="Bullet_5f_L2" style:display-name="Bullet_L2" style:family="paragraph" style:parent-style-name="Standard" style:auto-update="true" style:default-outline-level="">
      <style:paragraph-properties fo:margin-top="0cm" fo:margin-bottom="0.141cm" loext:contextual-spacing="false">
        <style:tab-stops>
          <style:tab-stop style:position="1.397cm"/>
        </style:tab-stops>
      </style:paragraph-properties>
      <style:text-properties style:use-window-font-color="true"/>
    </style:style>
    <style:style style:name="Bullet_5f_Num_5f_L1" style:display-name="Bullet_Num_L1" style:family="paragraph" style:parent-style-name="Standard" style:auto-update="true" style:default-outline-level="">
      <style:paragraph-properties fo:margin-left="1.397cm" fo:margin-right="0cm" fo:margin-top="0cm" fo:margin-bottom="0.141cm" loext:contextual-spacing="false" fo:text-indent="0cm" style:auto-text-indent="false">
        <style:tab-stops>
          <style:tab-stop style:position="0.762cm"/>
          <style:tab-stop style:position="1.397cm"/>
        </style:tab-stops>
      </style:paragraph-properties>
      <style:text-properties style:use-window-font-color="true"/>
    </style:style>
    <style:style style:name="Figure_20_Title" style:display-name="Figure Title" style:family="paragraph" style:parent-style-name="Standard" style:default-outline-level="">
      <style:paragraph-properties fo:margin-left="0.635cm" fo:margin-right="0cm" fo:margin-top="0.423cm" fo:margin-bottom="0.423cm" loext:contextual-spacing="false" fo:text-align="center" style:justify-single-word="false" fo:text-indent="-0.635cm" style:auto-text-indent="false">
        <style:tab-stops>
          <style:tab-stop style:position="1.905cm"/>
        </style:tab-stops>
      </style:paragraph-properties>
      <style:text-properties style:use-window-font-color="true" fo:font-weight="bold" style:font-weight-asian="bold"/>
    </style:style>
    <style:style style:name="Figure_5f_Anchor" style:display-name="Figure_Anchor" style:family="paragraph" style:parent-style-name="Standard" style:default-outline-level="">
      <style:paragraph-properties fo:text-align="center" style:justify-single-word="false"/>
      <style:text-properties style:use-window-font-color="true"/>
    </style:style>
    <style:style style:name="Note_5f_L1" style:display-name="Note_L1" style:family="paragraph" style:parent-style-name="Standard" style:default-outline-level="">
      <style:paragraph-properties fo:margin-left="2.667cm" fo:margin-right="0cm" fo:margin-top="0.423cm" fo:margin-bottom="0.423cm" loext:contextual-spacing="false" fo:text-indent="-1.905cm" style:auto-text-indent="false">
        <style:tab-stops>
          <style:tab-stop style:position="0.762cm"/>
          <style:tab-stop style:position="2.667cm"/>
        </style:tab-stops>
      </style:paragraph-properties>
      <style:text-properties style:use-window-font-color="true"/>
    </style:style>
    <style:style style:name="Table_20_Text_20_Rj" style:display-name="Table Text Rj" style:family="paragraph" style:parent-style-name="Standard" style:default-outline-level="">
      <style:paragraph-properties fo:text-align="end" style:justify-single-word="false"/>
      <style:text-properties style:use-window-font-color="true" fo:font-size="10pt" style:font-size-asian="10pt"/>
    </style:style>
    <style:style style:name="Table_20_Title" style:display-name="Table Title" style:family="paragraph" style:parent-style-name="Standard" style:default-outline-level="">
      <style:paragraph-properties fo:margin-left="0.635cm" fo:margin-right="0cm" fo:margin-top="0.282cm" fo:margin-bottom="0cm" loext:contextual-spacing="false" style:line-height-at-least="0.494cm" fo:text-align="center" style:justify-single-word="false" fo:text-indent="-0.635cm" style:auto-text-indent="false">
        <style:tab-stops>
          <style:tab-stop style:position="1.905cm"/>
        </style:tab-stops>
      </style:paragraph-properties>
      <style:text-properties style:use-window-font-color="true" fo:font-weight="bold" style:font-weight-asian="bold"/>
    </style:style>
    <style:style style:name="Alert_5f_Caution" style:display-name="Alert_Caution" style:family="paragraph" style:parent-style-name="Standard" style:auto-update="true" style:default-outline-level="">
      <style:paragraph-properties fo:margin-top="0.423cm" fo:margin-bottom="0.212cm" loext:contextual-spacing="false" fo:text-align="center" style:justify-single-word="false" fo:keep-with-next="always"/>
      <style:text-properties fo:text-transform="uppercase" fo:color="#ff0000" fo:font-size="14pt" fo:font-style="italic" fo:font-weight="bold" style:font-size-asian="14pt" style:font-style-asian="italic" style:font-weight-asian="bold"/>
    </style:style>
    <style:style style:name="Alert_5f_Caution_5f_copy" style:display-name="Alert_Caution_copy" style:family="paragraph" style:parent-style-name="Standard" style:default-outline-level="">
      <style:paragraph-properties fo:margin-left="1.27cm" fo:margin-right="1.27cm" fo:text-align="justify" style:justify-single-word="false" fo:text-indent="0cm" style:auto-text-indent="false">
        <style:tab-stops>
          <style:tab-stop style:position="1.27cm"/>
        </style:tab-stops>
      </style:paragraph-properties>
      <style:text-properties style:use-window-font-color="true" fo:font-style="italic" style:font-style-asian="italic"/>
    </style:style>
    <style:style style:name="Alert_5f_Warning" style:display-name="Alert_Warning" style:family="paragraph" style:parent-style-name="Standard" style:auto-update="true" style:default-outline-level="">
      <style:paragraph-properties fo:margin-left="1.27cm" fo:margin-right="1.27cm" fo:margin-top="0.423cm" fo:margin-bottom="0.212cm" loext:contextual-spacing="false" fo:text-align="center" style:justify-single-word="false" fo:text-indent="0cm" style:auto-text-indent="false" fo:keep-with-next="always"/>
      <style:text-properties fo:text-transform="uppercase" fo:color="#ff0000" fo:font-size="14pt" fo:font-weight="bold" style:font-size-asian="14pt" style:font-weight-asian="bold"/>
    </style:style>
    <style:style style:name="Alert_5f_Warning_5f_copy" style:display-name="Alert_Warning_copy" style:family="paragraph" style:parent-style-name="Standard" style:default-outline-level="">
      <style:paragraph-properties fo:margin-left="1.27cm" fo:margin-right="1.27cm" fo:text-align="justify" style:justify-single-word="false" fo:text-indent="0cm" style:auto-text-indent="false"/>
      <style:text-properties style:use-window-font-color="true" fo:font-weight="bold" style:font-weight-asian="bold"/>
    </style:style>
    <style:style style:name="Table_5f_Anchor" style:display-name="Table_Anchor" style:family="paragraph" style:parent-style-name="Standard" style:default-outline-level="">
      <style:paragraph-properties style:line-height-at-least="0.459cm" fo:text-align="center" style:justify-single-word="false"/>
      <style:text-properties style:use-window-font-color="true"/>
    </style:style>
    <style:style style:name="Contents_20_1" style:display-name="Contents 1" style:family="paragraph" style:parent-style-name="Standard" style:next-style-name="Standard" style:auto-update="true" style:default-outline-level="" style:class="index">
      <style:paragraph-properties fo:margin-top="0.635cm" fo:margin-bottom="0cm" loext:contextual-spacing="false">
        <style:tab-stops>
          <style:tab-stop style:position="19.032cm" style:type="right"/>
        </style:tab-stops>
      </style:paragraph-properties>
      <style:text-properties fo:text-transform="uppercase" style:font-name="Cambria" fo:font-family="Cambria" style:font-family-generic="roman" style:font-pitch="variable" fo:font-size="12pt" style:font-size-asian="12pt"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top="0.423cm" fo:margin-bottom="0cm" loext: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weight-complex="bold"/>
    </style:style>
    <style:style style:name="Contents_20_3" style:display-name="Contents 3" style:family="paragraph" style:parent-style-name="Standard" style:next-style-name="Standard" style:auto-update="true" style:default-outline-level="" style:class="index">
      <style:paragraph-properties fo:margin-left="0.38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style>
    <style:style style:name="Contents_20_4" style:display-name="Contents 4" style:family="paragraph" style:parent-style-name="Standard" style:next-style-name="Standard" style:auto-update="true" style:default-outline-level="" style:class="index">
      <style:paragraph-properties fo:margin-left="0.77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style>
    <style:style style:name="Contents_20_5" style:display-name="Contents 5" style:family="paragraph" style:parent-style-name="Standard" style:next-style-name="Standard" style:auto-update="true" style:default-outline-level=""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style>
    <style:style style:name="Contents_20_6" style:display-name="Contents 6" style:family="paragraph" style:parent-style-name="Standard" style:next-style-name="Standard" style:auto-update="true" style:default-outline-level=""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style>
    <style:style style:name="Contents_20_7" style:display-name="Contents 7" style:family="paragraph" style:parent-style-name="Standard" style:next-style-name="Standard" style:auto-update="true" style:default-outline-level=""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style>
    <style:style style:name="Contents_20_8" style:display-name="Contents 8" style:family="paragraph" style:parent-style-name="Standard" style:next-style-name="Standard" style:auto-update="true" style:default-outline-level=""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style>
    <style:style style:name="Contents_20_9" style:display-name="Contents 9" style:family="paragraph" style:parent-style-name="Standard" style:next-style-name="Standard" style:auto-update="true" style:default-outline-level=""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style>
    <style:style style:name="List_5f_L1" style:display-name="List_L1" style:family="paragraph" style:parent-style-name="Standard" style:auto-update="true" style:default-outline-level="">
      <style:paragraph-properties fo:margin-left="1.778cm" fo:margin-right="0cm" fo:text-indent="0cm" style:auto-text-indent="false">
        <style:tab-stops>
          <style:tab-stop style:position="1.397cm"/>
          <style:tab-stop style:position="1.778cm"/>
        </style:tab-stops>
      </style:paragraph-properties>
      <style:text-properties style:use-window-font-color="true"/>
    </style:style>
    <style:style style:name="disclaimer" style:family="paragraph" style:parent-style-name="Paragraph" style:auto-update="true" style:default-outline-level="">
      <style:paragraph-properties fo:text-align="start" style:justify-single-word="false"/>
      <style:text-properties fo:font-size="8pt" style:font-size-asian="8pt"/>
    </style:style>
    <style:style style:name="Header1" style:family="paragraph" style:parent-style-name="Header" style:auto-update="true" style:default-outline-level=""/>
    <style:style style:name="Header3" style:family="paragraph" style:parent-style-name="Header" style:auto-update="true" style:default-outline-level=""/>
    <style:style style:name="Footer2" style:family="paragraph" style:parent-style-name="Footer" style:auto-update="true" style:default-outline-level="">
      <style:paragraph-properties>
        <style:tab-stops>
          <style:tab-stop style:position="8.255cm" style:type="center"/>
          <style:tab-stop style:position="15.875cm" style:type="right"/>
          <style:tab-stop style:position="16.51cm" style:type="right"/>
        </style:tab-stops>
      </style:paragraph-properties>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caption" style:family="paragraph" style:parent-style-name="Standard" style:next-style-name="Standard" style:default-outline-level="">
      <style:paragraph-properties fo:margin-top="0.212cm" fo:margin-bottom="0.212cm" loext:contextual-spacing="false"/>
      <style:text-properties fo:font-weight="bold" style:font-weight-asian="bold"/>
    </style:style>
    <style:style style:name="code" style:family="paragraph" style:parent-style-name="Table_20_Text_20_Cj" style:default-outline-level="">
      <style:text-properties fo:language="en" fo:country="GB"/>
    </style:style>
    <style:style style:name="par" style:family="paragraph" style:parent-style-name="Paragraph" style:default-outline-level="">
      <style:paragraph-properties fo:margin-left="0cm" fo:margin-right="0cm" fo:text-indent="1.27cm" style:auto-text-indent="false"/>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 style:family="paragraph" style:parent-style-name="Standard" style:default-outline-level="" style:class="extra">
      <style:paragraph-properties fo:orphans="2" fo:widows="2"/>
      <style:text-properties style:use-window-font-color="true" style:font-name-asian="MS Mincho" style:font-family-asian="'MS Mincho'" style:font-family-generic-asian="system" style:font-pitch-asian="variable" style:language-asian="ja" style:country-asian="JP" style:font-size-complex="12pt"/>
    </style:style>
    <style:style style:name="MathematicaCellInput" style:family="paragraph" style:default-outline-level="">
      <style:paragraph-properties fo:text-align="start" style:justify-single-word="false" fo:orphans="2" fo:widows="2" style:writing-mode="lr-tb"/>
      <style:text-properties style:font-name="Times" fo:font-family="Times" style:font-family-generic="roman" style:font-pitch="variable" fo:font-size="12pt" fo:font-weight="bold" style:font-size-asian="12pt" style:font-weight-asian="bold" style:font-name-complex="Times1" style:font-family-complex="Times" style:font-family-generic-complex="system" style:font-pitch-complex="variable" style:font-size-complex="12pt" style:font-weight-complex="bold"/>
    </style:style>
    <style:style style:name="List_20_Paragraph" style:display-name="List Paragraph" style:family="paragraph" style:parent-style-name="Standard" style:default-outline-level="">
      <style:paragraph-properties fo:margin-left="1.27cm" fo:margin-right="0cm" fo:orphans="2" fo:widows="2" fo:text-indent="0cm" style:auto-text-indent="false"/>
      <style:text-properties style:use-window-font-color="true" style:font-name="Calibri" fo:font-family="Calibri" style:font-family-generic="roman" style:font-pitch="variable" fo:language="en" fo:country="GB" style:font-name-asian="Calibri1" style:font-family-asian="Calibri" style:font-family-generic-asian="system" style:font-pitch-asian="variable" style:language-asian="en" style:country-asian="GB" style:font-size-complex="11pt"/>
    </style:style>
    <style:style style:name="Normal_20__28_Web_29_" style:display-name="Normal (Web)" style:family="paragraph" style:parent-style-name="Standard" style:default-outline-level="">
      <style:paragraph-properties fo:margin-top="0.494cm" fo:margin-bottom="0.494cm" loext:contextual-spacing="false" fo:orphans="2" fo:widows="2"/>
      <style:text-properties style:use-window-font-color="true" style:font-name="Times New Roman" fo:font-family="'Times New Roman'" style:font-family-generic="roman" style:font-pitch="variable" fo:font-size="12pt" fo:language="en" fo:country="GB" style:font-size-asian="12pt" style:language-asian="en" style:country-asian="GB" style:font-size-complex="12pt"/>
    </style:style>
    <style:style style:name="HTML_20_Preformatted" style:display-name="HTML Preformatted" style:family="paragraph" style:parent-style-name="Standard" style:default-outline-level="">
      <loext:graphic-properties draw:fill="solid" draw:fill-color="#fafafa"/>
      <style:paragraph-properties fo:margin-left="0.423cm" fo:margin-right="0cm" fo:margin-top="0cm" fo:margin-bottom="0.423cm" loext:contextual-spacing="false" style:line-height-at-least="0.423cm" fo:orphans="2" fo:widows="2" fo:text-indent="0cm" style:auto-text-indent="false" fo:background-color="#fafafa" fo:padding="0.282cm" fo:border="0.74pt solid #cccccc">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7000" style:font-name="Courier New" fo:font-family="'Courier New'" style:font-family-generic="roman" style:font-pitch="variable" fo:font-size="10pt" fo:language="en" fo:country="GB" style:font-size-asian="10pt" style:language-asian="en" style:country-asian="GB" style:font-name-complex="Courier New1" style:font-family-complex="'Courier New'" style:font-family-generic-complex="system" style:font-pitch-complex="variable"/>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orphans="2" fo:widows="2" fo:break-before="auto" fo:break-after="auto" fo:keep-with-next="always"/>
      <style:text-properties fo:font-variant="normal" fo:text-transform="none" fo:color="#365f91" style:font-name="Cambria" fo:font-family="Cambria"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font-weight-complex="bold"/>
    </style:style>
    <style:style style:name="Details_20_Bullets" style:display-name="Details Bullets" style:family="paragraph" style:parent-style-name="Standard" style:default-outline-level="">
      <style:paragraph-properties fo:orphans="2" fo:widows="2"/>
      <style:text-properties style:use-window-font-color="true" style:font-name-complex="Arial1" style:font-family-complex="Arial" style:font-family-generic-complex="system" style:font-pitch-complex="variable" style:font-size-complex="11pt"/>
    </style:style>
    <style:style style:name="Details_20_Bullets_20_2" style:display-name="Details Bullets 2" style:family="paragraph" style:parent-style-name="Details_20_Bullets" style:default-outline-level="">
      <style:paragraph-properties fo:margin-left="0.669cm" fo:margin-right="0cm" fo:text-indent="-0.318cm" style:auto-text-indent="false">
        <style:tab-stops>
          <style:tab-stop style:position="1.397cm"/>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old" style:family="text"/>
    <style:style style:name="EquationVariables" style:family="text"/>
    <style:style style:name="f-courier" style:family="text"/>
    <style:style style:name="f-helvetica" style:family="text"/>
    <style:style style:name="f-symbol" style:family="text"/>
    <style:style style:name="func_20_def" style:display-name="func def" style:family="text"/>
    <style:style style:name="func_20_name" style:display-name="func name" style:family="text"/>
    <style:style style:name="italic" style:family="text"/>
    <style:style style:name="magenta" style:family="text"/>
    <style:style style:name="overline" style:family="text"/>
    <style:style style:name="Plain" style:family="text"/>
    <style:style style:name="st-bold" style:family="text"/>
    <style:style style:name="st-changebar" style:family="text"/>
    <style:style style:name="st-italic" style:family="text"/>
    <style:style style:name="st-lowercase" style:family="text"/>
    <style:style style:name="st-overline" style:family="text"/>
    <style:style style:name="st-plain" style:family="text"/>
    <style:style style:name="st-strikethrough" style:family="text"/>
    <style:style style:name="st-subscript" style:family="text"/>
    <style:style style:name="st-superscript" style:family="text"/>
    <style:style style:name="st-underline" style:family="text"/>
    <style:style style:name="st-uppercase" style:family="text"/>
    <style:style style:name="st-white" style:family="text"/>
    <style:style style:name="subscript" style:family="text"/>
    <style:style style:name="superscript" style:family="text"/>
    <style:style style:name="Symbol" style:family="text"/>
    <style:style style:name="Code_5f_L1" style:display-name="Code_L1" style:family="text">
      <style:text-properties style:font-name="Courier New" fo:font-family="'Courier New'" style:font-family-generic="roman" style:font-pitch="variable" fo:font-size="10pt" style:font-size-asian="10pt"/>
    </style:style>
    <style:style style:name="Balloon_20_Text_20_Char" style:display-name="Balloon Text Char" style:family="text" style:parent-style-name="Default_20_Paragraph_20_Font">
      <style:text-properties fo:color="#000000"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MathematicaFormatStandardForm" style:family="text">
      <style:text-properties style:font-name="Courier" fo:font-family="Courier" style:font-family-generic="roman" style:font-pitch="variable" style:font-name-complex="Courier1" style:font-family-complex="Courier" style:font-family-generic-complex="system" style:font-pitch-complex="variable"/>
    </style:style>
    <style:style style:name="content2"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html" style:family="text" style:parent-style-name="Default_20_Paragraph_20_Font">
      <style:text-properties style:font-name="Times New Roman" fo:font-family="'Times New Roman'" style:font-family-generic="roman" style:font-pitch="variable" fo:font-size="14.5pt" style:font-size-asian="14.5pt" style:font-name-complex="Times New Roman1" style:font-family-complex="'Times New Roman'" style:font-family-generic-complex="system" style:font-pitch-complex="variable" style:font-size-complex="14.5pt"/>
    </style:style>
    <style:style style:name="HTML_20_Code" style:display-name="HTML Code" style:family="text" style:parent-style-name="Default_20_Paragraph_20_Font">
      <style:text-properties fo:color="#007000"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fo:color="#007000" style:font-name="Courier New" fo:font-family="'Courier New'" style:font-family-generic="roman" style:font-pitch="variable" fo:background-color="#fafafa" style:font-name-complex="Courier New1" style:font-family-complex="'Courier New'" style:font-family-generic-complex="system" style:font-pitch-complex="variable"/>
    </style:style>
    <style:style style:name="pln1" style:family="text" style:parent-style-name="Default_20_Paragraph_20_Font">
      <style:text-properties fo:color="#000000"/>
    </style:style>
    <style:style style:name="kwd1" style:family="text" style:parent-style-name="Default_20_Paragraph_20_Font">
      <style:text-properties fo:color="#000088"/>
    </style:style>
    <style:style style:name="pun1" style:family="text" style:parent-style-name="Default_20_Paragraph_20_Font">
      <style:text-properties fo:color="#666600"/>
    </style:style>
    <style:style style:name="typ1" style:family="text" style:parent-style-name="Default_20_Paragraph_20_Font">
      <style:text-properties fo:color="#660066"/>
    </style:style>
    <style:style style:name="com1" style:family="text" style:parent-style-name="Default_20_Paragraph_20_Font">
      <style:text-properties fo:color="#880000"/>
    </style:style>
    <style:style style:name="lit1" style:family="text" style:parent-style-name="Default_20_Paragraph_20_Font">
      <style:text-properties fo:color="#006666"/>
    </style:style>
    <style:style style:name="Heading_20_2_20_Char" style:display-name="Heading 2 Char" style:family="text" style:parent-style-name="Default_20_Paragraph_20_Font">
      <style:text-properties fo:color="#0033cc" style:font-name="Arial" fo:font-family="Arial"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style>
    <style:style style:name="Heading_20_3_20_Char" style:display-name="Heading 3 Char" style:family="text" style:parent-style-name="Default_20_Paragraph_20_Font">
      <style:text-properties fo:color="#000000" style:font-name="Arial" fo:font-family="Arial" style:font-family-generic="roman" style:font-pitch="variable" fo:font-size="11pt" fo:language="en" fo:country="US" fo:font-weight="bold" style:font-size-asian="11pt" style:language-asian="en" style:country-asian="US" style:font-weight-asian="bold"/>
    </style:style>
    <style:style style:name="Details_20_Bullets_20_Char" style:display-name="Details Bullets Char" style:family="text" style:parent-style-name="Default_20_Paragraph_20_Font">
      <style:text-properties style:font-name="Arial" fo:font-family="Arial" style:font-family-generic="roman" style:font-pitch="variable" fo:font-size="11pt" fo:language="en" fo:country="US" style:font-size-asian="11pt" style:language-asian="en" style:country-asian="US" style:font-name-complex="Arial1" style:font-family-complex="Arial" style:font-family-generic-complex="system" style:font-pitch-complex="variable" style:font-size-complex="11pt"/>
    </style:style>
    <style:style style:name="Footer_20_Char" style:display-name="Footer Char" style:family="text" style:parent-style-name="Default_20_Paragraph_20_Font">
      <style:text-properties fo:color="#000000" style:font-name="Arial" fo:font-family="Arial" style:font-family-generic="roman" style:font-pitch="variable" fo:font-size="14pt" fo:language="en" fo:country="US" fo:font-weight="bold" style:font-size-asian="14pt" style:language-asian="en" style:country-asian="US" style:font-weight-asian="bold" style:font-size-complex="14pt"/>
    </style:style>
    <style:style style:name="ListLabel_20_1" style:display-name="ListLabel 1" style:family="text">
      <style:text-properties fo:font-size="18pt" fo:font-style="normal" fo:font-weight="bold" style:font-size-asian="18pt" style:font-style-asian="normal" style:font-weight-asian="bold"/>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4pt" fo:font-style="normal" fo:font-weight="bold" style:font-size-asian="14pt" style:font-style-asian="normal" style:font-weight-asian="bold"/>
    </style:style>
    <style:style style:name="ListLabel_20_4" style:display-name="ListLabel 4" style:family="text">
      <style:text-properties fo:font-size="12pt" fo:font-style="normal" fo:font-weight="normal" style:font-size-asian="12pt" style:font-style-asian="normal" style:font-weight-asian="normal"/>
    </style:style>
    <style:style style:name="ListLabel_20_5" style:display-name="ListLabel 5" style:family="text">
      <style:text-properties fo:font-size="18pt" fo:font-style="normal" fo:font-weight="bold" style:font-size-asian="18pt" style:font-style-asian="normal" style:font-weight-asian="bold"/>
    </style:style>
    <style:style style:name="ListLabel_20_6" style:display-name="ListLabel 6" style:family="text">
      <style:text-properties fo:font-size="18pt" fo:font-style="normal" fo:font-weight="bold" style:font-size-asian="18pt" style:font-style-asian="normal" style:font-weight-asian="bold"/>
    </style:style>
    <style:style style:name="ListLabel_20_7" style:display-name="ListLabel 7" style:family="text">
      <style:text-properties fo:font-size="18pt" fo:font-style="normal" fo:font-weight="bold" style:font-size-asian="18pt" style:font-style-asian="normal" style:font-weight-asian="bold"/>
    </style:style>
    <style:style style:name="ListLabel_20_8" style:display-name="ListLabel 8" style:family="text">
      <style:text-properties fo:font-size="14pt" fo:font-style="normal" fo:font-weight="bold" style:font-size-asian="14pt" style:font-style-asian="normal" style:font-weight-asian="bold"/>
    </style:style>
    <style:style style:name="ListLabel_20_9" style:display-name="ListLabel 9" style:family="text">
      <style:text-properties fo:font-size="11pt" fo:font-style="normal" fo:font-weight="bold" style:font-size-asian="11pt" style:font-style-asian="normal" style:font-weight-asian="bold"/>
    </style:style>
    <style:style style:name="ListLabel_20_10" style:display-name="ListLabel 10" style:family="text">
      <style:text-properties fo:font-size="14pt" fo:font-style="normal" fo:font-weight="bold" style:font-size-asian="14pt" style:font-style-asian="normal" style:font-weight-asian="bold"/>
    </style:style>
    <style:style style:name="ListLabel_20_11" style:display-name="ListLabel 11" style:family="text">
      <style:text-properties fo:font-size="11pt" fo:font-style="normal" fo:font-weight="bold" style:font-size-asian="11pt" style:font-style-asian="normal" style:font-weight-asian="bold"/>
    </style:style>
    <style:style style:name="ListLabel_20_12" style:display-name="ListLabel 12" style:family="text">
      <style:text-properties fo:font-size="14pt" fo:font-style="normal" fo:font-weight="bold" style:font-size-asian="14pt" style:font-style-asian="normal" style:font-weight-asian="bold"/>
    </style:style>
    <style:style style:name="ListLabel_20_13" style:display-name="ListLabel 13" style:family="text">
      <style:text-properties fo:font-size="11pt" fo:font-style="normal" fo:font-weight="bold" style:font-size-asian="11pt" style:font-style-asian="normal" style:font-weight-asian="bold"/>
    </style:style>
    <style:style style:name="ListLabel_20_14" style:display-name="ListLabel 14" style:family="text">
      <style:text-properties fo:font-size="14pt" fo:font-style="normal" fo:font-weight="bold" style:font-size-asian="14pt" style:font-style-asian="normal" style:font-weight-asian="bold"/>
    </style:style>
    <style:style style:name="ListLabel_20_15" style:display-name="ListLabel 15" style:family="text">
      <style:text-properties fo:font-size="11pt" fo:font-style="normal" fo:font-weight="bold" style:font-size-asian="11pt" style:font-style-asian="normal" style:font-weight-asian="bold"/>
    </style:style>
    <style:style style:name="ListLabel_20_16" style:display-name="ListLabel 16"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7" style:display-name="ListLabel 17" style:family="text">
      <style:text-properties fo:font-size="14pt" fo:font-style="normal" fo:font-weight="bold" style:font-size-asian="14pt" style:font-style-asian="normal" style:font-weight-asian="bold"/>
    </style:style>
    <style:style style:name="ListLabel_20_18" style:display-name="ListLabel 18" style:family="text">
      <style:text-properties fo:font-size="11pt" fo:font-style="normal" fo:font-weight="bold" style:font-size-asian="11pt" style:font-style-asian="normal" style:font-weight-asian="bold"/>
    </style:style>
    <style:style style:name="ListLabel_20_19" style:display-name="ListLabel 19" style:family="text">
      <style:text-properties fo:font-size="14pt" fo:font-style="normal" fo:font-weight="bold" style:font-size-asian="14pt" style:font-style-asian="normal" style:font-weight-asian="bold"/>
    </style:style>
    <style:style style:name="ListLabel_20_20" style:display-name="ListLabel 20" style:family="text">
      <style:text-properties fo:font-size="11pt" fo:font-style="normal" fo:font-weight="bold" style:font-size-asian="11pt" style:font-style-asian="normal" style:font-weight-asian="bold"/>
    </style:style>
    <style:style style:name="ListLabel_20_21" style:display-name="ListLabel 21" style:family="text">
      <style:text-properties fo:font-size="14pt" fo:font-style="normal" fo:font-weight="bold" style:font-size-asian="14pt" style:font-style-asian="normal" style:font-weight-asian="bold"/>
    </style:style>
    <style:style style:name="ListLabel_20_22" style:display-name="ListLabel 22" style:family="text">
      <style:text-properties fo:font-size="11pt" fo:font-style="normal" fo:font-weight="bold" style:font-size-asian="11pt" style:font-style-asian="normal" style:font-weight-asian="bold"/>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4pt" fo:font-style="normal" fo:font-weight="bold" style:font-size-asian="14pt" style:font-style-asian="normal" style:font-weight-asian="bold"/>
    </style:style>
    <style:style style:name="ListLabel_20_42" style:display-name="ListLabel 42" style:family="text">
      <style:text-properties fo:font-size="11pt" fo:font-style="normal" fo:font-weight="bold" style:font-size-asian="11pt" style:font-style-asian="normal" style:font-weight-asian="bold"/>
    </style:style>
    <style:style style:name="ListLabel_20_43" style:display-name="ListLabel 43" style:family="text">
      <style:text-properties style:use-window-font-color="tru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asian="Times New Roman1" style:font-family-asian="'Times New Roman'" style:font-family-generic-asian="system" style:font-pitch-asian="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SECTION " style:num-format="1">
        <style:list-level-properties text:list-level-position-and-space-mode="label-alignment">
          <style:list-level-label-alignment text:label-followed-by="space" fo:text-indent="-0.979cm" fo:margin-left="12.231cm"/>
        </style:list-level-properties>
      </text:outline-level-style>
      <text:outline-level-style text:level="2" text:style-name="ListLabel_20_41"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3" text:style-name="ListLabel_20_42"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905cm" fo:text-indent="-1.905cm" fo:margin-left="1.90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prefix="SECTION "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1.397cm" fo:margin-left="2.159cm"/>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2.032cm" fo:margin-left="3.429cm"/>
        </style:list-level-properties>
        <style:text-properties fo:font-family="Helvetic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2.032cm" fo:margin-left="3.429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2">
        <style:list-level-properties text:list-level-position-and-space-mode="label-alignment">
          <style:list-level-label-alignment text:label-followed-by="listtab" text:list-tab-stop-position="1.397cm" fo:text-indent="-0.635cm" fo:margin-left="1.39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SECTION " style:num-format="1">
        <style:list-level-properties text:list-level-position-and-space-mode="label-alignment">
          <style:list-level-label-alignment text:label-followed-by="listtab" text:list-tab-stop-position="3.175cm" fo:text-indent="-0.979cm" fo:margin-left="0.979cm"/>
        </style:list-level-properties>
      </text:list-level-style-number>
      <text:list-level-style-number text:level="2" text:style-name="ListLabel_20_2"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ListLabel_20_3"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style:num-suffix="–" text:bullet-char="–">
        <style:list-level-properties text:list-level-position-and-space-mode="label-alignment">
          <style:list-level-label-alignment text:label-followed-by="listtab" text:list-tab-stop-position="2.032cm" fo:text-indent="-0.635cm" fo:margin-left="2.032cm"/>
        </style:list-level-properties>
        <style:text-properties fo:font-family="Helvetic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397cm" fo:text-indent="-0.635cm" fo:margin-left="1.39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5" style:num-prefix="SECTION " style:num-format="1">
        <style:list-level-properties text:list-level-position-and-space-mode="label-alignment">
          <style:list-level-label-alignment text:label-followed-by="listtab" text:list-tab-stop-position="3.81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6" style:num-prefix="SECTION " style:num-format="1">
        <style:list-level-properties text:list-level-position-and-space-mode="label-alignment">
          <style:list-level-label-alignment text:label-followed-by="listtab" text:list-tab-stop-position="3.81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7" style:num-prefix="SECTION " style:num-format="1">
        <style:list-level-properties text:list-level-position-and-space-mode="label-alignment">
          <style:list-level-label-alignment text:label-followed-by="listtab" text:list-tab-stop-position="3.81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prefix="SECTION " style:num-format="1">
        <style:list-level-properties text:list-level-position-and-space-mode="label-alignment">
          <style:list-level-label-alignment text:label-followed-by="space" fo:text-indent="-0.979cm" fo:margin-left="12.231cm"/>
        </style:list-level-properties>
      </text:list-level-style-number>
      <text:list-level-style-number text:level="2" text:style-name="ListLabel_20_8"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ListLabel_20_9"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SECTION " style:num-format="1">
        <style:list-level-properties text:list-level-position-and-space-mode="label-alignment">
          <style:list-level-label-alignment text:label-followed-by="space" fo:text-indent="-0.979cm" fo:margin-left="12.231cm"/>
        </style:list-level-properties>
      </text:list-level-style-number>
      <text:list-level-style-number text:level="2" text:style-name="ListLabel_20_10"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ListLabel_20_1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SECTION " style:num-format="1">
        <style:list-level-properties text:list-level-position-and-space-mode="label-alignment">
          <style:list-level-label-alignment text:label-followed-by="space" fo:text-indent="-0.979cm" fo:margin-left="12.231cm"/>
        </style:list-level-properties>
      </text:list-level-style-number>
      <text:list-level-style-number text:level="2" text:style-name="ListLabel_20_12"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ListLabel_20_13"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SECTION " style:num-format="1">
        <style:list-level-properties text:list-level-position-and-space-mode="label-alignment">
          <style:list-level-label-alignment text:label-followed-by="space" fo:text-indent="-0.979cm" fo:margin-left="12.231cm"/>
        </style:list-level-properties>
      </text:list-level-style-number>
      <text:list-level-style-number text:level="2" text:style-name="ListLabel_20_14"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ListLabel_20_15"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SECTION " style:num-format="1">
        <style:list-level-properties text:list-level-position-and-space-mode="label-alignment">
          <style:list-level-label-alignment text:label-followed-by="space" fo:text-indent="-0.979cm" fo:margin-left="12.231cm"/>
        </style:list-level-properties>
      </text:list-level-style-number>
      <text:list-level-style-number text:level="2" text:style-name="ListLabel_20_17"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ListLabel_20_18"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prefix="SECTION " style:num-format="1">
        <style:list-level-properties text:list-level-position-and-space-mode="label-alignment">
          <style:list-level-label-alignment text:label-followed-by="space" fo:text-indent="-0.979cm" fo:margin-left="12.231cm"/>
        </style:list-level-properties>
      </text:list-level-style-number>
      <text:list-level-style-number text:level="2" text:style-name="ListLabel_20_19"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ListLabel_20_20"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prefix="SECTION " style:num-format="1">
        <style:list-level-properties text:list-level-position-and-space-mode="label-alignment">
          <style:list-level-label-alignment text:label-followed-by="space" fo:text-indent="-0.979cm" fo:margin-left="12.231cm"/>
        </style:list-level-properties>
      </text:list-level-style-number>
      <text:list-level-style-number text:level="2" text:style-name="ListLabel_20_2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ListLabel_20_2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family-generic="modern" style:font-pitch="fixed"/>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3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family-generic="modern" style:font-pitch="fixed"/>
      </text:list-level-style-bullet>
      <text:list-level-style-bullet text:level="3" text:style-name="ListLabel_20_3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prefix="SECTION " style:num-format="1">
        <style:list-level-properties text:list-level-position-and-space-mode="label-alignment">
          <style:list-level-label-alignment text:label-followed-by="space" fo:text-indent="-0.979cm" fo:margin-left="12.231cm"/>
        </style:list-level-properties>
      </text:list-level-style-number>
      <text:list-level-style-number text:level="2" text:style-name="ListLabel_20_4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ListLabel_20_4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43" style:num-suffix="" text:bullet-char="">
        <style:list-level-properties text:list-level-position-and-space-mode="label-alignment">
          <style:list-level-label-alignment text:label-followed-by="listtab" fo:text-indent="-0.635cm" fo:margin-left="1.334cm"/>
        </style:list-level-properties>
        <style:text-properties fo:font-family="Symbol" style:font-style-name="Обычный" style:font-family-generic="roman" style:font-pitch="variable" style:font-charset="x-symbol"/>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2.60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7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144cm"/>
        </style:list-level-properties>
        <style:text-properties fo:font-family="Symbol" style:font-style-name="Обычный" style:font-family-generic="roman" style:font-pitch="variable"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41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8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954cm"/>
        </style:list-level-properties>
        <style:text-properties fo:font-family="Symbol" style:font-style-name="Обычный" style:font-family-generic="roman" style:font-pitch="variable"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0.22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9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Footer"><draw:frame draw:style-name="Mfr1" draw:name="Врезка1" text:anchor-type="char" svg:x="0.002cm" svg:y="-0.178cm" svg:width="4.064cm" svg:height="1.529cm" draw:z-index="27"><draw:text-box><text:p text:style-name="Frame_20_contents"><draw:frame draw:style-name="Mfr2" draw:name="Picture 4" text:anchor-type="as-char" svg:width="3.493cm" svg:height="1.323cm" draw:z-index="55"><draw:image xlink:href="Pictures/10000000000000FA0000005E8383C7099671B004.jpg" xlink:type="simple" xlink:show="embed" xlink:actuate="onLoad" loext:mime-type="image/jpeg"/><svg:desc>Freescale_Grayscale_SM</svg:desc></draw:frame></text:p></draw:text-box></draw:frame><text:tab/>Technical Note<text:tab/><text:page-number text:select-page="current">29</text:page-number></text:p>
        <text:p text:style-name="Footer"/>
      </style:footer>
      <style:footer-left>
        <text:p text:style-name="Header"><draw:frame draw:style-name="Mfr1" draw:name="1" text:anchor-type="char" svg:x="12.446cm" svg:y="-0.178cm" svg:width="4.064cm" svg:height="1.529cm" draw:z-index="13"><draw:text-box><text:p text:style-name="Frame_20_contents"><draw:frame draw:style-name="Mfr2" draw:name="Picture 3" text:anchor-type="as-char" svg:width="3.493cm" svg:height="1.323cm" draw:z-index="41"><draw:image xlink:href="Pictures/10000000000000FA0000005E8383C7099671B004.jpg" xlink:type="simple" xlink:show="embed" xlink:actuate="onLoad" loext:mime-type="image/jpeg"/><svg:desc>Freescale_Grayscale_SM</svg:desc></draw:frame></text:p></draw:text-box></draw:frame><text:page-number text:select-page="current">28</text:page-number><text:tab/>Technical Note<text:tab/><text:line-break/><text:tab/><text:tab/></text:p>
      </style:footer-left>
    </style:master-page>
    <style:master-page style:name="First_20_Page" style:display-name="First Page" style:page-layout-name="Mpm1" style:next-style-name="Standard">
      <style:footer>
        <text:p text:style-name="disclaimer">Freescale, Inc., 2014. All rights reserved.</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7</meta:editing-cycles>
    <meta:creation-date>2019-12-18T14:06:25.155000000</meta:creation-date>
    <meta:editing-duration>PT29M34S</meta:editing-duration>
    <meta:generator>LibreOffice/6.3.0.4$Windows_x86 LibreOffice_project/057fc023c990d676a43019934386b85b21a9ee99</meta:generator>
    <dc:date>2019-12-18T15:40:53.715000000</dc:date>
    <meta:document-statistic meta:table-count="1" meta:image-count="3" meta:object-count="432" meta:page-count="29" meta:paragraph-count="496" meta:word-count="5198" meta:character-count="33358" meta:non-whitespace-character-count="28251"/>
    <meta:user-defined meta:name="AppVersion">12.0000</meta:user-defined>
    <meta:user-defined meta:name="Classification">Freescale Internal Use Only</meta:user-defined>
    <meta:user-defined meta:name="Company">Freescale</meta:user-defined>
    <meta:user-defined meta:name="DocSecurity" meta:value-type="float">0</meta:user-defined>
    <meta:user-defined meta:name="HyperlinksChanged" meta:value-type="boolean">false</meta:user-defined>
    <meta:user-defined meta:name="LinksUpToDate" meta:value-type="boolean">false</meta:user-defined>
    <meta:user-defined meta:name="Name" meta:value-type="string">Detailed Design Document</meta:user-defined>
    <meta:user-defined meta:name="ProductID" meta:value-type="string">PID</meta:user-defined>
    <meta:user-defined meta:name="Recorded date" meta:value-type="string">Detailed Design Document</meta:user-defined>
    <meta:user-defined meta:name="ScaleCrop" meta:value-type="boolean">false</meta:user-defined>
    <meta:user-defined meta:name="ShareDoc" meta:value-type="boolean">false</meta:user-defined>
    <meta:user-defined meta:name="Type" meta:value-type="string">Detailed Design Document</meta:user-defined>
    <meta:user-defined meta:name="TypeShort" meta:value-type="string">DD</meta:user-defined>
    <meta:user-defined meta:name="Version" meta:value-type="string">V0.1</meta:user-defined>
    <meta:user-defined meta:name="_NewReviewCycle" meta:value-type="string"/>
  </office:meta>
</office:document-meta>
</file>

<file path=Object 10/content.xml><?xml version="1.0" encoding="utf-8"?>
<math xmlns="http://www.w3.org/1998/Math/MathML" display="block">
  <semantics>
    <mi>G</mi>
    <annotation encoding="StarMath 5.0">G</annotation>
  </semantics>
</math>
</file>

<file path=Object 100/content.xml><?xml version="1.0" encoding="utf-8"?>
<math xmlns="http://www.w3.org/1998/Math/MathML" display="block">
  <semantics>
    <mi>z</mi>
    <annotation encoding="StarMath 5.0">z</annotation>
  </semantics>
</math>
</file>

<file path=Object 102/content.xml><?xml version="1.0" encoding="utf-8"?>
<math xmlns="http://www.w3.org/1998/Math/MathML" display="block">
  <semantics>
    <mrow>
      <mrow>
        <msub>
          <mi>Q</mi>
          <mrow>
            <mi>v</mi>
            <mi>,</mi>
            <mi>k</mi>
          </mrow>
        </msub>
        <mo stretchy="false">=</mo>
        <mi mathvariant="italic">cov</mi>
      </mrow>
      <mo stretchy="false">{</mo>
      <msub>
        <mi>v</mi>
        <mi>k</mi>
      </msub>
      <mi>,</mi>
      <msub>
        <mi>v</mi>
        <mi>k</mi>
      </msub>
      <mrow>
        <mo stretchy="false">}</mo>
        <mo stretchy="false">=</mo>
        <mi>E</mi>
      </mrow>
      <mrow>
        <mo fence="true" stretchy="true">[</mo>
        <mrow>
          <msup>
            <mrow>
              <msub>
                <mi>v</mi>
                <mi>k</mi>
              </msub>
              <msub>
                <mi>v</mi>
                <mi>k</mi>
              </msub>
            </mrow>
            <mi>T</mi>
          </msup>
        </mrow>
        <mo fence="true" stretchy="true">]</mo>
      </mrow>
    </mrow>
    <annotation encoding="StarMath 5.0">{Q} rsub {v,k} =cov \{ {v} rsub {k} ,   {v} rsub {k} \}= E left [{{v} rsub {k} {v} rsub {k}} ^ {T} right ]</annotation>
  </semantics>
</math>
</file>

<file path=Object 104/content.xml><?xml version="1.0" encoding="utf-8"?>
<math xmlns="http://www.w3.org/1998/Math/MathML" display="block">
  <semantics>
    <msub>
      <mi>q</mi>
      <mi>k</mi>
    </msub>
    <annotation encoding="StarMath 5.0">{q} rsub {k}</annotation>
  </semantics>
</math>
</file>

<file path=Object 106/content.xml><?xml version="1.0" encoding="utf-8"?>
<math xmlns="http://www.w3.org/1998/Math/MathML" display="block">
  <semantics>
    <mi>k</mi>
    <annotation encoding="StarMath 5.0">k</annotation>
  </semantics>
</math>
</file>

<file path=Object 108/content.xml><?xml version="1.0" encoding="utf-8"?>
<math xmlns="http://www.w3.org/1998/Math/MathML" display="block">
  <semantics>
    <msubsup>
      <mover accent="true">
        <mi>q</mi>
        <mo stretchy="true">^</mo>
      </mover>
      <mi>k</mi>
      <mtext>-</mtext>
    </msubsup>
    <annotation encoding="StarMath 5.0">{widehat {q}} rsub {k} rsup {"-"}</annotation>
  </semantics>
</math>
</file>

<file path=Object 110/content.xml><?xml version="1.0" encoding="utf-8"?>
<math xmlns="http://www.w3.org/1998/Math/MathML" display="block">
  <semantics>
    <msub>
      <mi>q</mi>
      <mi>k</mi>
    </msub>
    <annotation encoding="StarMath 5.0">{q} rsub {k}</annotation>
  </semantics>
</math>
</file>

<file path=Object 112/content.xml><?xml version="1.0" encoding="utf-8"?>
<math xmlns="http://www.w3.org/1998/Math/MathML" display="block">
  <semantics>
    <msubsup>
      <mover accent="true">
        <mi>q</mi>
        <mo stretchy="true">^</mo>
      </mover>
      <mi>k</mi>
      <mtext>+</mtext>
    </msubsup>
    <annotation encoding="StarMath 5.0">{widehat {q}} rsub {k} rsup {"+"}</annotation>
  </semantics>
</math>
</file>

<file path=Object 114/content.xml><?xml version="1.0" encoding="utf-8"?>
<math xmlns="http://www.w3.org/1998/Math/MathML" display="block">
  <semantics>
    <msub>
      <mi>q</mi>
      <mi>k</mi>
    </msub>
    <annotation encoding="StarMath 5.0">{q} rsub {k}</annotation>
  </semantics>
</math>
</file>

<file path=Object 116/content.xml><?xml version="1.0" encoding="utf-8"?>
<math xmlns="http://www.w3.org/1998/Math/MathML" display="block">
  <semantics>
    <msub>
      <mi>R</mi>
      <mi>k</mi>
    </msub>
    <annotation encoding="StarMath 5.0">{R} rsub {k}</annotation>
  </semantics>
</math>
</file>

<file path=Object 118/content.xml><?xml version="1.0" encoding="utf-8"?>
<math xmlns="http://www.w3.org/1998/Math/MathML" display="block">
  <semantics>
    <mi>k</mi>
    <annotation encoding="StarMath 5.0">k</annotation>
  </semantics>
</math>
</file>

<file path=Object 12/content.xml><?xml version="1.0" encoding="utf-8"?>
<math xmlns="http://www.w3.org/1998/Math/MathML" display="block">
  <semantics>
    <mi>M</mi>
    <annotation encoding="StarMath 5.0">M</annotation>
  </semantics>
</math>
</file>

<file path=Object 120/content.xml><?xml version="1.0" encoding="utf-8"?>
<math xmlns="http://www.w3.org/1998/Math/MathML" display="block">
  <semantics>
    <msubsup>
      <mover accent="true">
        <mi>R</mi>
        <mo stretchy="true">^</mo>
      </mover>
      <mi>k</mi>
      <mtext>-</mtext>
    </msubsup>
    <annotation encoding="StarMath 5.0">{widehat {R}} rsub {k} rsup {"-"}</annotation>
  </semantics>
</math>
</file>

<file path=Object 122/content.xml><?xml version="1.0" encoding="utf-8"?>
<math xmlns="http://www.w3.org/1998/Math/MathML" display="block">
  <semantics>
    <msub>
      <mi>R</mi>
      <mi>k</mi>
    </msub>
    <annotation encoding="StarMath 5.0">{R} rsub {k}</annotation>
  </semantics>
</math>
</file>

<file path=Object 124/content.xml><?xml version="1.0" encoding="utf-8"?>
<math xmlns="http://www.w3.org/1998/Math/MathML" display="block">
  <semantics>
    <msubsup>
      <mover accent="true">
        <mi>R</mi>
        <mo stretchy="true">^</mo>
      </mover>
      <mi>k</mi>
      <mtext>+</mtext>
    </msubsup>
    <annotation encoding="StarMath 5.0">{widehat {R}} rsub {k} rsup {"+"}</annotation>
  </semantics>
</math>
</file>

<file path=Object 126/content.xml><?xml version="1.0" encoding="utf-8"?>
<math xmlns="http://www.w3.org/1998/Math/MathML" display="block">
  <semantics>
    <msub>
      <mi>R</mi>
      <mi>k</mi>
    </msub>
    <annotation encoding="StarMath 5.0">{R} rsub {k}</annotation>
  </semantics>
</math>
</file>

<file path=Object 128/content.xml><?xml version="1.0" encoding="utf-8"?>
<math xmlns="http://www.w3.org/1998/Math/MathML" display="block">
  <semantics>
    <msub>
      <mi>v</mi>
      <mi>k</mi>
    </msub>
    <annotation encoding="StarMath 5.0">{v} rsub {k}</annotation>
  </semantics>
</math>
</file>

<file path=Object 130/content.xml><?xml version="1.0" encoding="utf-8"?>
<math xmlns="http://www.w3.org/1998/Math/MathML" display="block">
  <semantics>
    <msub>
      <mi>z</mi>
      <mrow>
        <mi>ε</mi>
        <mi>,</mi>
        <mi>k</mi>
      </mrow>
    </msub>
    <annotation encoding="StarMath 5.0">{z} rsub {ε,k}</annotation>
  </semantics>
</math>
</file>

<file path=Object 132/content.xml><?xml version="1.0" encoding="utf-8"?>
<math xmlns="http://www.w3.org/1998/Math/MathML" display="block">
  <semantics>
    <mrow>
      <mrow>
        <msubsup>
          <mi>z</mi>
          <mrow>
            <mi>ε</mi>
            <mi>,</mi>
            <mi>k</mi>
          </mrow>
          <mrow/>
        </msubsup>
        <mo stretchy="false">=</mo>
        <msub>
          <mi>C</mi>
          <mi>k</mi>
        </msub>
      </mrow>
      <mrow>
        <msub>
          <mi>x</mi>
          <mrow>
            <mi>ε</mi>
            <mi>,</mi>
            <mi>k</mi>
          </mrow>
        </msub>
        <mo stretchy="false">+</mo>
        <msub>
          <mi>v</mi>
          <mi>k</mi>
        </msub>
      </mrow>
    </mrow>
    <annotation encoding="StarMath 5.0">{z} rsub {ε,k} rsup {} = {C} rsub {k} {x} rsub {ε,k} + {v} rsub {k}</annotation>
  </semantics>
</math>
</file>

<file path=Object 134/content.xml><?xml version="1.0" encoding="utf-8"?>
<math xmlns="http://www.w3.org/1998/Math/MathML" display="block">
  <semantics>
    <msub>
      <mi>v</mi>
      <mrow>
        <mi>A</mi>
        <mi>,</mi>
        <mi>k</mi>
      </mrow>
    </msub>
    <annotation encoding="StarMath 5.0">{v} rsub {A,k}</annotation>
  </semantics>
</math>
</file>

<file path=Object 136/content.xml><?xml version="1.0" encoding="utf-8"?>
<math xmlns="http://www.w3.org/1998/Math/MathML" display="block">
  <semantics>
    <msub>
      <mi>v</mi>
      <mrow>
        <mi>G</mi>
        <mi>,</mi>
        <mi>k</mi>
      </mrow>
    </msub>
    <annotation encoding="StarMath 5.0">{v} rsub {G,k}</annotation>
  </semantics>
</math>
</file>

<file path=Object 138/content.xml><?xml version="1.0" encoding="utf-8"?>
<math xmlns="http://www.w3.org/1998/Math/MathML" display="block">
  <semantics>
    <msub>
      <mi>v</mi>
      <mrow>
        <mi>M</mi>
        <mi>,</mi>
        <mi>k</mi>
      </mrow>
    </msub>
    <annotation encoding="StarMath 5.0">{v} rsub {M,k}</annotation>
  </semantics>
</math>
</file>

<file path=Object 14/content.xml><?xml version="1.0" encoding="utf-8"?>
<math xmlns="http://www.w3.org/1998/Math/MathML" display="block">
  <semantics>
    <mrow>
      <mmultiscripts>
        <msub>
          <mi>a</mi>
          <mi>k</mi>
        </msub>
        <mprescripts/>
        <mrow/>
        <mi>G</mi>
      </mmultiscripts>
      <mi>,</mi>
      <mmultiscripts>
        <msub>
          <mi>a</mi>
          <mi>k</mi>
        </msub>
        <mprescripts/>
        <mrow/>
        <mi>S</mi>
      </mmultiscripts>
    </mrow>
    <annotation encoding="StarMath 5.0">{{a} rsub {k}} lsub {} lsup {G} ,  {{a} rsub {k}} lsub {} lsup {S}</annotation>
  </semantics>
</math>
</file>

<file path=Object 140/content.xml><?xml version="1.0" encoding="utf-8"?>
<math xmlns="http://www.w3.org/1998/Math/MathML" display="block">
  <semantics>
    <msub>
      <mi>w</mi>
      <mi>k</mi>
    </msub>
    <annotation encoding="StarMath 5.0">{w} rsub {k}</annotation>
  </semantics>
</math>
</file>

<file path=Object 142/content.xml><?xml version="1.0" encoding="utf-8"?>
<math xmlns="http://www.w3.org/1998/Math/MathML" display="block">
  <semantics>
    <msub>
      <mi>x</mi>
      <mrow>
        <mi>ε</mi>
        <mi>,</mi>
        <mi>k</mi>
      </mrow>
    </msub>
    <annotation encoding="StarMath 5.0">{x} rsub {ε,k}</annotation>
  </semantics>
</math>
</file>

<file path=Object 144/content.xml><?xml version="1.0" encoding="utf-8"?>
<math xmlns="http://www.w3.org/1998/Math/MathML" display="block">
  <semantics>
    <mrow>
      <mrow>
        <msub>
          <mi>x</mi>
          <mrow>
            <mi>ε</mi>
            <mi>,</mi>
            <mi>k</mi>
          </mrow>
        </msub>
        <mo stretchy="false">=</mo>
        <msub>
          <mi>A</mi>
          <mi>k</mi>
        </msub>
      </mrow>
      <mrow>
        <msub>
          <mi>x</mi>
          <mrow>
            <mi>ε</mi>
            <mi>,</mi>
            <mrow>
              <mi>k</mi>
              <mo stretchy="false">−</mo>
              <mn>1</mn>
            </mrow>
          </mrow>
        </msub>
        <mo stretchy="false">+</mo>
        <msub>
          <mi>w</mi>
          <mi>k</mi>
        </msub>
      </mrow>
    </mrow>
    <annotation encoding="StarMath 5.0">{x} rsub {ε,k} = {A} rsub {k} {x} rsub {ε,k-1} + {w} rsub {k}</annotation>
  </semantics>
</math>
</file>

<file path=Object 146/content.xml><?xml version="1.0" encoding="utf-8"?>
<math xmlns="http://www.w3.org/1998/Math/MathML" display="block">
  <semantics>
    <msub>
      <mi>w</mi>
      <mrow>
        <mi>a</mi>
        <mi>,</mi>
        <mi>k</mi>
      </mrow>
    </msub>
    <annotation encoding="StarMath 5.0">{w} rsub {a,k}</annotation>
  </semantics>
</math>
</file>

<file path=Object 148/content.xml><?xml version="1.0" encoding="utf-8"?>
<math xmlns="http://www.w3.org/1998/Math/MathML" display="block">
  <semantics>
    <msub>
      <mi>w</mi>
      <mrow>
        <mi>b</mi>
        <mi>,</mi>
        <mi>k</mi>
      </mrow>
    </msub>
    <annotation encoding="StarMath 5.0">{w} rsub {b,k}</annotation>
  </semantics>
</math>
</file>

<file path=Object 15/content.xml><?xml version="1.0" encoding="utf-8"?>
<math xmlns="http://www.w3.org/1998/Math/MathML" display="block">
  <semantics>
    <mrow>
      <msubsup>
        <mmultiscripts>
          <mover accent="true">
            <mi>d</mi>
            <mo stretchy="true">^</mo>
          </mover>
          <mprescripts/>
          <mrow/>
          <mi>S</mi>
        </mmultiscripts>
        <mrow>
          <mi>ε</mi>
          <mi>,</mi>
          <mi>k</mi>
        </mrow>
        <mtext>+</mtext>
      </msubsup>
      <mo stretchy="false">=</mo>
      <mrow>
        <mo fence="true" stretchy="true">(</mo>
        <mrow>
          <mtable>
            <mtr>
              <mtd>
                <msubsup>
                  <mmultiscripts>
                    <mover accent="true">
                      <mi>d</mi>
                      <mo stretchy="true">^</mo>
                    </mover>
                    <mprescripts/>
                    <mrow/>
                    <mi>S</mi>
                  </mmultiscripts>
                  <mrow>
                    <mi>ε</mi>
                    <mi>,</mi>
                    <mi>x</mi>
                    <mi>,</mi>
                    <mi>k</mi>
                  </mrow>
                  <mtext>+</mtext>
                </msubsup>
              </mtd>
            </mtr>
            <mtr>
              <mtd>
                <msubsup>
                  <mmultiscripts>
                    <mover accent="true">
                      <mi>d</mi>
                      <mo stretchy="true">^</mo>
                    </mover>
                    <mprescripts/>
                    <mrow/>
                    <mi>S</mi>
                  </mmultiscripts>
                  <mrow>
                    <mi>ε</mi>
                    <mi>,</mi>
                    <mi>y</mi>
                    <mi>,</mi>
                    <mi>k</mi>
                  </mrow>
                  <mtext>+</mtext>
                </msubsup>
              </mtd>
            </mtr>
            <mtr>
              <mtd>
                <msubsup>
                  <mmultiscripts>
                    <mover accent="true">
                      <mi>d</mi>
                      <mo stretchy="true">^</mo>
                    </mover>
                    <mprescripts/>
                    <mrow/>
                    <mi>S</mi>
                  </mmultiscripts>
                  <mrow>
                    <mi>ε</mi>
                    <mi>,</mi>
                    <mi>x</mi>
                    <mi>,</mi>
                    <mi>k</mi>
                  </mrow>
                  <mtext>+</mtext>
                </msubsup>
              </mtd>
            </mtr>
          </mtable>
        </mrow>
        <mo fence="true" stretchy="true">)</mo>
      </mrow>
    </mrow>
    <annotation encoding="StarMath 5.0">{{widehat {d}} lsub {} lsup {S}} rsub {ε, k} rsup {"+"} = left (matrix {{{widehat {d}} lsub {} lsup {S}} rsub {ε,x, k} rsup {"+"} ## {{widehat {d}} lsub {} lsup {S}} rsub {ε,y, k} rsup {"+"} ## {{widehat {d}} lsub {} lsup {S}} rsub {ε,x, k} rsup {"+"}} right )</annotation>
  </semantics>
</math>
</file>

<file path=Object 150/content.xml><?xml version="1.0" encoding="utf-8"?>
<math xmlns="http://www.w3.org/1998/Math/MathML" display="block">
  <semantics>
    <msub>
      <mi>w</mi>
      <mrow>
        <mi>d</mi>
        <mi>,</mi>
        <mi>k</mi>
      </mrow>
    </msub>
    <annotation encoding="StarMath 5.0">{w} rsub {d,k}</annotation>
  </semantics>
</math>
</file>

<file path=Object 152/content.xml><?xml version="1.0" encoding="utf-8"?>
<math xmlns="http://www.w3.org/1998/Math/MathML" display="block">
  <semantics>
    <msub>
      <mi>x</mi>
      <mrow>
        <mi>ε</mi>
        <mi>,</mi>
        <mi>k</mi>
      </mrow>
    </msub>
    <annotation encoding="StarMath 5.0">{x} rsub {ε,k}</annotation>
  </semantics>
</math>
</file>

<file path=Object 154/content.xml><?xml version="1.0" encoding="utf-8"?>
<math xmlns="http://www.w3.org/1998/Math/MathML" display="block">
  <semantics>
    <msubsup>
      <mover accent="true">
        <mi>x</mi>
        <mo stretchy="true">^</mo>
      </mover>
      <mrow>
        <mi>ε</mi>
        <mi>,</mi>
        <mi>k</mi>
      </mrow>
      <mtext>-</mtext>
    </msubsup>
    <annotation encoding="StarMath 5.0">{widehat {x}} rsub {ε,k} rsup {"-"}</annotation>
  </semantics>
</math>
</file>

<file path=Object 156/content.xml><?xml version="1.0" encoding="utf-8"?>
<math xmlns="http://www.w3.org/1998/Math/MathML" display="block">
  <semantics>
    <msub>
      <mi>x</mi>
      <mrow>
        <mi>ε</mi>
        <mi>,</mi>
        <mi>k</mi>
      </mrow>
    </msub>
    <annotation encoding="StarMath 5.0">{x} rsub {ε,k}</annotation>
  </semantics>
</math>
</file>

<file path=Object 158/content.xml><?xml version="1.0" encoding="utf-8"?>
<math xmlns="http://www.w3.org/1998/Math/MathML" display="block">
  <semantics>
    <msubsup>
      <mover accent="true">
        <mi>x</mi>
        <mo stretchy="true">^</mo>
      </mover>
      <mrow>
        <mi>ε</mi>
        <mi>,</mi>
        <mi>k</mi>
      </mrow>
      <mtext>+</mtext>
    </msubsup>
    <annotation encoding="StarMath 5.0">{widehat {x}} rsub {ε,k} rsup {"+"}</annotation>
  </semantics>
</math>
</file>

<file path=Object 16/content.xml><?xml version="1.0" encoding="utf-8"?>
<math xmlns="http://www.w3.org/1998/Math/MathML" display="block">
  <semantics>
    <mrow>
      <mmultiscripts>
        <msub>
          <mi>a</mi>
          <mrow>
            <mi>ε</mi>
            <mi>,</mi>
            <mi>k</mi>
          </mrow>
        </msub>
        <mprescripts/>
        <mrow/>
        <mi>G</mi>
      </mmultiscripts>
      <mi>,</mi>
      <mmultiscripts>
        <msub>
          <mi>a</mi>
          <mrow>
            <mi>ε</mi>
            <mi>,</mi>
            <mi>k</mi>
          </mrow>
        </msub>
        <mprescripts/>
        <mrow/>
        <mi>S</mi>
      </mmultiscripts>
    </mrow>
    <annotation encoding="StarMath 5.0">{{a} rsub {ε,k}} lsub {} lsup {G} ,  {{a} rsub {ε,k}} lsub {} lsup {S}</annotation>
  </semantics>
</math>
</file>

<file path=Object 160/content.xml><?xml version="1.0" encoding="utf-8"?>
<math xmlns="http://www.w3.org/1998/Math/MathML" display="block">
  <semantics>
    <msub>
      <mi>x</mi>
      <mrow>
        <mi>ε</mi>
        <mi>,</mi>
        <mi>k</mi>
      </mrow>
    </msub>
    <annotation encoding="StarMath 5.0">{x} rsub {ε,k}</annotation>
  </semantics>
</math>
</file>

<file path=Object 162/content.xml><?xml version="1.0" encoding="utf-8"?>
<math xmlns="http://www.w3.org/1998/Math/MathML" display="block">
  <semantics>
    <msub>
      <mi>y</mi>
      <mrow>
        <mi>A</mi>
        <mi>,</mi>
        <mi>k</mi>
      </mrow>
    </msub>
    <annotation encoding="StarMath 5.0">{y} rsub {A,k}</annotation>
  </semantics>
</math>
</file>

<file path=Object 164/content.xml><?xml version="1.0" encoding="utf-8"?>
<math xmlns="http://www.w3.org/1998/Math/MathML" display="block">
  <semantics>
    <msub>
      <mi>y</mi>
      <mrow>
        <mi>G</mi>
        <mi>,</mi>
        <mi>k</mi>
      </mrow>
    </msub>
    <annotation encoding="StarMath 5.0">{y} rsub {G,k}</annotation>
  </semantics>
</math>
</file>

<file path=Object 166/content.xml><?xml version="1.0" encoding="utf-8"?>
<math xmlns="http://www.w3.org/1998/Math/MathML" display="block">
  <semantics>
    <msub>
      <mi>y</mi>
      <mrow>
        <mi>M</mi>
        <mi>,</mi>
        <mi>k</mi>
      </mrow>
    </msub>
    <annotation encoding="StarMath 5.0">{y} rsub {M,k}</annotation>
  </semantics>
</math>
</file>

<file path=Object 168/content.xml><?xml version="1.0" encoding="utf-8"?>
<math xmlns="http://www.w3.org/1998/Math/MathML" display="block">
  <semantics>
    <mrow>
      <mmultiscripts>
        <msub>
          <mi>z</mi>
          <mrow>
            <mi>ε</mi>
            <mi>,</mi>
            <mi>k</mi>
          </mrow>
        </msub>
        <mprescripts/>
        <mrow/>
        <mi>G</mi>
      </mmultiscripts>
      <mi>,</mi>
      <mmultiscripts>
        <msub>
          <mi>z</mi>
          <mrow>
            <mi>ε</mi>
            <mi>,</mi>
            <mi>k</mi>
          </mrow>
        </msub>
        <mprescripts/>
        <mrow/>
        <mi>S</mi>
      </mmultiscripts>
    </mrow>
    <annotation encoding="StarMath 5.0">{{z} rsub {ε,k}} lsub {} lsup {G} , {{z} rsub {ε,k}} lsub {} lsup {S}</annotation>
  </semantics>
</math>
</file>

<file path=Object 170/content.xml><?xml version="1.0" encoding="utf-8"?>
<math xmlns="http://www.w3.org/1998/Math/MathML" display="block">
  <semantics>
    <mi mathvariant="italic">δt</mi>
    <annotation encoding="StarMath 5.0">δt</annotation>
  </semantics>
</math>
</file>

<file path=Object 172/content.xml><?xml version="1.0" encoding="utf-8"?>
<math xmlns="http://www.w3.org/1998/Math/MathML" display="block">
  <semantics>
    <msub>
      <mi>θ</mi>
      <mrow>
        <mi>ε</mi>
        <mi>,</mi>
        <mi>k</mi>
      </mrow>
    </msub>
    <annotation encoding="StarMath 5.0">{θ} rsub {ε,k}</annotation>
  </semantics>
</math>
</file>

<file path=Object 174/content.xml><?xml version="1.0" encoding="utf-8"?>
<math xmlns="http://www.w3.org/1998/Math/MathML" display="block">
  <semantics>
    <msubsup>
      <mover accent="true">
        <mi>θ</mi>
        <mo stretchy="true">^</mo>
      </mover>
      <mrow>
        <mi>ε</mi>
        <mi>,</mi>
        <mi>k</mi>
      </mrow>
      <mtext>-</mtext>
    </msubsup>
    <annotation encoding="StarMath 5.0">{widehat {θ}} rsub {ε,k} rsup {"-"}</annotation>
  </semantics>
</math>
</file>

<file path=Object 176/content.xml><?xml version="1.0" encoding="utf-8"?>
<math xmlns="http://www.w3.org/1998/Math/MathML" display="block">
  <semantics>
    <msub>
      <mi>θ</mi>
      <mrow>
        <mi>ε</mi>
        <mi>,</mi>
        <mi>k</mi>
      </mrow>
    </msub>
    <annotation encoding="StarMath 5.0">{θ} rsub {ε,k}</annotation>
  </semantics>
</math>
</file>

<file path=Object 178/content.xml><?xml version="1.0" encoding="utf-8"?>
<math xmlns="http://www.w3.org/1998/Math/MathML" display="block">
  <semantics>
    <msubsup>
      <mover accent="true">
        <mi>θ</mi>
        <mo stretchy="true">^</mo>
      </mover>
      <mrow>
        <mi>ε</mi>
        <mi>,</mi>
        <mi>k</mi>
      </mrow>
      <mtext>+</mtext>
    </msubsup>
    <annotation encoding="StarMath 5.0">{widehat {θ}} rsub {ε,k} rsup {"+"}</annotation>
  </semantics>
</math>
</file>

<file path=Object 18/content.xml><?xml version="1.0" encoding="utf-8"?>
<math xmlns="http://www.w3.org/1998/Math/MathML" display="block">
  <semantics>
    <msub>
      <mi>A</mi>
      <mi>k</mi>
    </msub>
    <annotation encoding="StarMath 5.0">{A} rsub {k}</annotation>
  </semantics>
</math>
</file>

<file path=Object 180/content.xml><?xml version="1.0" encoding="utf-8"?>
<math xmlns="http://www.w3.org/1998/Math/MathML" display="block">
  <semantics>
    <msub>
      <mi>θ</mi>
      <mrow>
        <mi>ε</mi>
        <mi>,</mi>
        <mi>k</mi>
      </mrow>
    </msub>
    <annotation encoding="StarMath 5.0">{θ} rsub {ε,k}</annotation>
  </semantics>
</math>
</file>

<file path=Object 182/content.xml><?xml version="1.0" encoding="utf-8"?>
<math xmlns="http://www.w3.org/1998/Math/MathML" display="block">
  <semantics>
    <msub>
      <mi>ω</mi>
      <mi>k</mi>
    </msub>
    <annotation encoding="StarMath 5.0">{ω} rsub {k}</annotation>
  </semantics>
</math>
</file>

<file path=Object 184/content.xml><?xml version="1.0" encoding="utf-8"?>
<math xmlns="http://www.w3.org/1998/Math/MathML" display="block">
  <semantics>
    <msubsup>
      <mi>ω</mi>
      <mi>k</mi>
      <mtext>-</mtext>
    </msubsup>
    <annotation encoding="StarMath 5.0">{ω} rsub {k} rsup {"-"}</annotation>
  </semantics>
</math>
</file>

<file path=Object 186/content.xml><?xml version="1.0" encoding="utf-8"?>
<math xmlns="http://www.w3.org/1998/Math/MathML" display="block">
  <semantics>
    <msub>
      <mi>ω</mi>
      <mi>k</mi>
    </msub>
    <annotation encoding="StarMath 5.0">{ω} rsub {k}</annotation>
  </semantics>
</math>
</file>

<file path=Object 188/content.xml><?xml version="1.0" encoding="utf-8"?>
<math xmlns="http://www.w3.org/1998/Math/MathML" display="block">
  <semantics>
    <mrow>
      <mo fence="true" stretchy="true">(</mo>
      <mrow>
        <mrow>
          <mi>ω</mi>
          <mi>×</mi>
        </mrow>
      </mrow>
      <mo fence="true" stretchy="true">)</mo>
    </mrow>
    <annotation encoding="StarMath 5.0">left (ω× right )</annotation>
  </semantics>
</math>
</file>

<file path=Object 190/content.xml><?xml version="1.0" encoding="utf-8"?>
<math xmlns="http://www.w3.org/1998/Math/MathML" display="block">
  <semantics>
    <mi>ω</mi>
    <annotation encoding="StarMath 5.0">ω</annotation>
  </semantics>
</math>
</file>

<file path=Object 192/content.xml><?xml version="1.0" encoding="utf-8"?>
<math xmlns="http://www.w3.org/1998/Math/MathML" display="block">
  <semantics>
    <mi>ω</mi>
    <annotation encoding="StarMath 5.0">ω</annotation>
  </semantics>
</math>
</file>

<file path=Object 194/content.xml><?xml version="1.0" encoding="utf-8"?>
<math xmlns="http://www.w3.org/1998/Math/MathML" display="block">
  <semantics>
    <mi>a</mi>
    <annotation encoding="StarMath 5.0">a</annotation>
  </semantics>
</math>
</file>

<file path=Object 196/content.xml><?xml version="1.0" encoding="utf-8"?>
<math xmlns="http://www.w3.org/1998/Math/MathML" display="block">
  <semantics>
    <mrow>
      <mi>ω</mi>
      <mi>×</mi>
      <mi>a</mi>
    </mrow>
    <annotation encoding="StarMath 5.0">ω×a</annotation>
  </semantics>
</math>
</file>

<file path=Object 198/content.xml><?xml version="1.0" encoding="utf-8"?>
<math xmlns="http://www.w3.org/1998/Math/MathML" display="block">
  <semantics>
    <mrow>
      <mi>ω</mi>
      <mi>×</mi>
      <mrow>
        <mi>a</mi>
        <mo stretchy="false">=</mo>
        <mrow>
          <mo fence="true" stretchy="true">|</mo>
          <mrow>
            <mtable>
              <mtr>
                <mtd>
                  <mover accent="true">
                    <mi>i</mi>
                    <mo stretchy="true">^</mo>
                  </mover>
                </mtd>
                <mtd>
                  <mover accent="true">
                    <mi>j</mi>
                    <mo stretchy="true">^</mo>
                  </mover>
                </mtd>
                <mtd>
                  <mover accent="true">
                    <mi>k</mi>
                    <mo stretchy="true">^</mo>
                  </mover>
                </mtd>
              </mtr>
              <mtr>
                <mtd>
                  <msub>
                    <mi>ω</mi>
                    <mi>x</mi>
                  </msub>
                </mtd>
                <mtd>
                  <msub>
                    <mi>ω</mi>
                    <mi>y</mi>
                  </msub>
                </mtd>
                <mtd>
                  <msub>
                    <mi>ω</mi>
                    <mi>z</mi>
                  </msub>
                </mtd>
              </mtr>
              <mtr>
                <mtd>
                  <msub>
                    <mi>a</mi>
                    <mi>x</mi>
                  </msub>
                </mtd>
                <mtd>
                  <msub>
                    <mi>a</mi>
                    <mi>y</mi>
                  </msub>
                </mtd>
                <mtd>
                  <msub>
                    <mi>a</mi>
                    <mi>z</mi>
                  </msub>
                </mtd>
              </mtr>
            </mtable>
          </mrow>
          <mo fence="true" stretchy="true">|</mo>
        </mrow>
        <mo stretchy="false">=</mo>
        <mrow>
          <mo fence="true" stretchy="true">(</mo>
          <mrow>
            <mtable>
              <mtr>
                <mtd>
                  <mrow>
                    <msub>
                      <mi>ω</mi>
                      <mi>y</mi>
                    </msub>
                    <mrow>
                      <msub>
                        <mi>a</mi>
                        <mi>z</mi>
                      </msub>
                      <mo stretchy="false">−</mo>
                      <msub>
                        <mi>ω</mi>
                        <mi>z</mi>
                      </msub>
                    </mrow>
                    <msub>
                      <mi>a</mi>
                      <mi>y</mi>
                    </msub>
                  </mrow>
                </mtd>
              </mtr>
              <mtr>
                <mtd>
                  <mrow>
                    <msub>
                      <mi>ω</mi>
                      <mi>z</mi>
                    </msub>
                    <mrow>
                      <msub>
                        <mi>a</mi>
                        <mi>x</mi>
                      </msub>
                      <mo stretchy="false">−</mo>
                      <msub>
                        <mi>ω</mi>
                        <mi>x</mi>
                      </msub>
                    </mrow>
                    <msub>
                      <mi>a</mi>
                      <mi>z</mi>
                    </msub>
                  </mrow>
                </mtd>
              </mtr>
              <mtr>
                <mtd>
                  <mrow>
                    <msub>
                      <mi>ω</mi>
                      <mi>x</mi>
                    </msub>
                    <mrow>
                      <msub>
                        <mi>a</mi>
                        <mi>y</mi>
                      </msub>
                      <mo stretchy="false">−</mo>
                      <msub>
                        <mi>ω</mi>
                        <mi>y</mi>
                      </msub>
                    </mrow>
                    <msub>
                      <mi>a</mi>
                      <mi>x</mi>
                    </msub>
                  </mrow>
                </mtd>
              </mtr>
            </mtable>
          </mrow>
          <mo fence="true" stretchy="true">)</mo>
        </mrow>
      </mrow>
    </mrow>
    <annotation encoding="StarMath 5.0">ω×a = left lline matrix {widehat {i} # widehat {j} # widehat {k} ## {ω} rsub {x} # {ω} rsub {y} # {ω} rsub {z} ## {a} rsub {x} # {a} rsub {y} # {a} rsub {z}} right rline = left (matrix {{ω} rsub {y} {a} rsub {z} - {ω} rsub {z} {a} rsub {y} ## {ω} rsub {z} {a} rsub {x} - {ω} rsub {x} {a} rsub {z} ## {ω} rsub {x} {a} rsub {y} - {ω} rsub {y} {a} rsub {x}} right )</annotation>
  </semantics>
</math>
</file>

<file path=Object 2/content.xml><?xml version="1.0" encoding="utf-8"?>
<math xmlns="http://www.w3.org/1998/Math/MathML" display="block">
  <semantics>
    <mi>ε</mi>
    <annotation encoding="StarMath 5.0">ε</annotation>
  </semantics>
</math>
</file>

<file path=Object 20/content.xml><?xml version="1.0" encoding="utf-8"?>
<math xmlns="http://www.w3.org/1998/Math/MathML" display="block">
  <semantics>
    <msub>
      <mi>x</mi>
      <mrow>
        <mi>ε</mi>
        <mi>,</mi>
        <mi>k</mi>
      </mrow>
    </msub>
    <annotation encoding="StarMath 5.0">{x} rsub {ε,k}</annotation>
  </semantics>
</math>
</file>

<file path=Object 200/content.xml><?xml version="1.0" encoding="utf-8"?>
<math xmlns="http://www.w3.org/1998/Math/MathML" display="block">
  <semantics>
    <mrow>
      <mi>ω</mi>
      <mi>×</mi>
      <mrow>
        <mi>a</mi>
        <mo stretchy="false">=</mo>
        <mrow>
          <mo stretchy="false">−</mo>
          <mi>a</mi>
        </mrow>
      </mrow>
      <mi>×</mi>
      <mi>ω</mi>
    </mrow>
    <annotation encoding="StarMath 5.0">ω×a=-a×ω</annotation>
  </semantics>
</math>
</file>

<file path=Object 202/content.xml><?xml version="1.0" encoding="utf-8"?>
<math xmlns="http://www.w3.org/1998/Math/MathML" display="block">
  <semantics>
    <mrow>
      <mrow>
        <mrow>
          <mo fence="true" stretchy="true">(</mo>
          <mrow>
            <mtable>
              <mtr>
                <mtd>
                  <mrow>
                    <msub>
                      <mi>ω</mi>
                      <mi>y</mi>
                    </msub>
                    <mrow>
                      <msub>
                        <mi>a</mi>
                        <mi>z</mi>
                      </msub>
                      <mo stretchy="false">−</mo>
                      <msub>
                        <mi>ω</mi>
                        <mi>z</mi>
                      </msub>
                    </mrow>
                    <msub>
                      <mi>a</mi>
                      <mi>y</mi>
                    </msub>
                  </mrow>
                </mtd>
              </mtr>
              <mtr>
                <mtd>
                  <mrow>
                    <msub>
                      <mi>ω</mi>
                      <mi>z</mi>
                    </msub>
                    <mrow>
                      <msub>
                        <mi>a</mi>
                        <mi>x</mi>
                      </msub>
                      <mo stretchy="false">−</mo>
                      <msub>
                        <mi>ω</mi>
                        <mi>x</mi>
                      </msub>
                    </mrow>
                    <msub>
                      <mi>a</mi>
                      <mi>z</mi>
                    </msub>
                  </mrow>
                </mtd>
              </mtr>
              <mtr>
                <mtd>
                  <mrow>
                    <msub>
                      <mi>ω</mi>
                      <mi>x</mi>
                    </msub>
                    <mrow>
                      <msub>
                        <mi>a</mi>
                        <mi>y</mi>
                      </msub>
                      <mo stretchy="false">−</mo>
                      <msub>
                        <mi>ω</mi>
                        <mi>y</mi>
                      </msub>
                    </mrow>
                    <msub>
                      <mi>a</mi>
                      <mi>x</mi>
                    </msub>
                  </mrow>
                </mtd>
              </mtr>
            </mtable>
          </mrow>
          <mo fence="true" stretchy="true">)</mo>
        </mrow>
        <mo stretchy="false">=</mo>
        <mrow>
          <mo fence="true" stretchy="true">(</mo>
          <mrow>
            <mtable>
              <mtr>
                <mtd>
                  <mn>0</mn>
                </mtd>
                <mtd>
                  <msub>
                    <mrow>
                      <mo stretchy="false">−</mo>
                      <mi>ω</mi>
                    </mrow>
                    <mi>z</mi>
                  </msub>
                </mtd>
                <mtd>
                  <msub>
                    <mi>ω</mi>
                    <mi>y</mi>
                  </msub>
                </mtd>
              </mtr>
              <mtr>
                <mtd>
                  <msub>
                    <mi>ω</mi>
                    <mi>z</mi>
                  </msub>
                </mtd>
                <mtd>
                  <mn>0</mn>
                </mtd>
                <mtd>
                  <mrow>
                    <mo stretchy="false">−</mo>
                    <msub>
                      <mi>ω</mi>
                      <mi>x</mi>
                    </msub>
                  </mrow>
                </mtd>
              </mtr>
              <mtr>
                <mtd>
                  <msub>
                    <mrow>
                      <mo stretchy="false">−</mo>
                      <mi>ω</mi>
                    </mrow>
                    <mi>y</mi>
                  </msub>
                </mtd>
                <mtd>
                  <msub>
                    <mi>ω</mi>
                    <mi>x</mi>
                  </msub>
                </mtd>
                <mtd>
                  <mn>0</mn>
                </mtd>
              </mtr>
            </mtable>
          </mrow>
          <mo fence="true" stretchy="true">)</mo>
        </mrow>
      </mrow>
      <mrow>
        <mrow>
          <mo fence="true" stretchy="true">(</mo>
          <mrow>
            <mtable>
              <mtr>
                <mtd>
                  <msub>
                    <mi>a</mi>
                    <mi>x</mi>
                  </msub>
                </mtd>
              </mtr>
              <mtr>
                <mtd>
                  <msub>
                    <mi>a</mi>
                    <mi>y</mi>
                  </msub>
                </mtd>
              </mtr>
              <mtr>
                <mtd>
                  <msub>
                    <mi>a</mi>
                    <mi>z</mi>
                  </msub>
                </mtd>
              </mtr>
            </mtable>
          </mrow>
          <mo fence="true" stretchy="true">)</mo>
        </mrow>
        <mo stretchy="false">=</mo>
        <mrow>
          <mo fence="true" stretchy="true">(</mo>
          <mrow>
            <mrow>
              <mi>ω</mi>
              <mi>×</mi>
            </mrow>
          </mrow>
          <mo fence="true" stretchy="true">)</mo>
        </mrow>
      </mrow>
      <mi>a</mi>
    </mrow>
    <annotation encoding="StarMath 5.0">left (matrix {{ω} rsub {y} {a} rsub {z} - {ω} rsub {z} {a} rsub {y} ## {ω} rsub {z} {a} rsub {x} - {ω} rsub {x} {a} rsub {z} ## {ω} rsub {x} {a} rsub {y} - {ω} rsub {y} {a} rsub {x}} right ) = left (matrix {0 # {-ω} rsub {z} # {ω} rsub {y} ## {ω} rsub {z} # 0 # - {ω} rsub {x} ## {-ω} rsub {y} # {ω} rsub {x} # 0} right ) left (matrix {{a} rsub {x} ## {a} rsub {y} ## {a} rsub {z}} right ) = left (ω× right ) a</annotation>
  </semantics>
</math>
</file>

<file path=Object 204/content.xml><?xml version="1.0" encoding="utf-8"?>
<math xmlns="http://www.w3.org/1998/Math/MathML" display="block">
  <semantics>
    <mrow>
      <mo fence="true" stretchy="true">(</mo>
      <mrow>
        <mrow>
          <mi>ω</mi>
          <mi>×</mi>
        </mrow>
      </mrow>
      <mo fence="true" stretchy="true">)</mo>
    </mrow>
    <annotation encoding="StarMath 5.0">left (ω× right )</annotation>
  </semantics>
</math>
</file>

<file path=Object 206/content.xml><?xml version="1.0" encoding="utf-8"?>
<math xmlns="http://www.w3.org/1998/Math/MathML" display="block">
  <semantics>
    <mrow>
      <mrow>
        <mo fence="true" stretchy="true">(</mo>
        <mrow>
          <mrow>
            <mi>ω</mi>
            <mi>×</mi>
          </mrow>
        </mrow>
        <mo fence="true" stretchy="true">)</mo>
      </mrow>
      <mo stretchy="false">=</mo>
      <mrow>
        <mo fence="true" stretchy="true">(</mo>
        <mrow>
          <mtable>
            <mtr>
              <mtd>
                <mn>0</mn>
              </mtd>
              <mtd>
                <msub>
                  <mrow>
                    <mo stretchy="false">−</mo>
                    <mi>ω</mi>
                  </mrow>
                  <mi>z</mi>
                </msub>
              </mtd>
              <mtd>
                <msub>
                  <mi>ω</mi>
                  <mi>y</mi>
                </msub>
              </mtd>
            </mtr>
            <mtr>
              <mtd>
                <msub>
                  <mi>ω</mi>
                  <mi>z</mi>
                </msub>
              </mtd>
              <mtd>
                <mn>0</mn>
              </mtd>
              <mtd>
                <mrow>
                  <mo stretchy="false">−</mo>
                  <msub>
                    <mi>ω</mi>
                    <mi>x</mi>
                  </msub>
                </mrow>
              </mtd>
            </mtr>
            <mtr>
              <mtd>
                <msub>
                  <mrow>
                    <mo stretchy="false">−</mo>
                    <mi>ω</mi>
                  </mrow>
                  <mi>y</mi>
                </msub>
              </mtd>
              <mtd>
                <msub>
                  <mi>ω</mi>
                  <mi>x</mi>
                </msub>
              </mtd>
              <mtd>
                <mn>0</mn>
              </mtd>
            </mtr>
          </mtable>
        </mrow>
        <mo fence="true" stretchy="true">)</mo>
      </mrow>
    </mrow>
    <annotation encoding="StarMath 5.0">left (ω× right ) = left (matrix {0 # {-ω} rsub {z} # {ω} rsub {y} ## {ω} rsub {z} # 0 # - {ω} rsub {x} ## {-ω} rsub {y} # {ω} rsub {x} # 0} right )</annotation>
  </semantics>
</math>
</file>

<file path=Object 208/content.xml><?xml version="1.0" encoding="utf-8"?>
<math xmlns="http://www.w3.org/1998/Math/MathML" display="block">
  <semantics>
    <mrow>
      <mo fence="true" stretchy="true">(</mo>
      <mrow>
        <mrow>
          <mi>ω</mi>
          <mi>×</mi>
        </mrow>
      </mrow>
      <mo fence="true" stretchy="true">)</mo>
    </mrow>
    <annotation encoding="StarMath 5.0">left (ω× right )</annotation>
  </semantics>
</math>
</file>

<file path=Object 210/content.xml><?xml version="1.0" encoding="utf-8"?>
<math xmlns="http://www.w3.org/1998/Math/MathML" display="block">
  <semantics>
    <mi>a</mi>
    <annotation encoding="StarMath 5.0">a</annotation>
  </semantics>
</math>
</file>

<file path=Object 212/content.xml><?xml version="1.0" encoding="utf-8"?>
<math xmlns="http://www.w3.org/1998/Math/MathML" display="block">
  <semantics>
    <mrow>
      <mi>ω</mi>
      <mi>×</mi>
      <mi>a</mi>
    </mrow>
    <annotation encoding="StarMath 5.0">ω×a</annotation>
  </semantics>
</math>
</file>

<file path=Object 214/content.xml><?xml version="1.0" encoding="utf-8"?>
<math xmlns="http://www.w3.org/1998/Math/MathML" display="block">
  <semantics>
    <mrow>
      <mrow>
        <mo fence="true" stretchy="true">(</mo>
        <mrow>
          <mrow>
            <mi>ω</mi>
            <mi>×</mi>
          </mrow>
        </mrow>
        <mo fence="true" stretchy="true">)</mo>
      </mrow>
      <mrow>
        <mi>a</mi>
        <mo stretchy="false">=</mo>
        <mi>ω</mi>
      </mrow>
      <mi>×</mi>
      <mi>a</mi>
    </mrow>
    <annotation encoding="StarMath 5.0">left (ω× right ) a=ω×a</annotation>
  </semantics>
</math>
</file>

<file path=Object 216/content.xml><?xml version="1.0" encoding="utf-8"?>
<math xmlns="http://www.w3.org/1998/Math/MathML" display="block">
  <semantics>
    <mrow>
      <mrow>
        <mo fence="true" stretchy="true">(</mo>
        <mrow>
          <mrow>
            <mi>ω</mi>
            <mi>×</mi>
          </mrow>
        </mrow>
        <mo fence="true" stretchy="true">)</mo>
      </mrow>
      <mrow>
        <mi>a</mi>
        <mo stretchy="false">=</mo>
        <mrow>
          <mo stretchy="false">−</mo>
          <mrow>
            <mo fence="true" stretchy="true">(</mo>
            <mrow>
              <mrow>
                <mi>a</mi>
                <mi>×</mi>
              </mrow>
            </mrow>
            <mo fence="true" stretchy="true">)</mo>
          </mrow>
        </mrow>
      </mrow>
      <mi>ω</mi>
    </mrow>
    <annotation encoding="StarMath 5.0">left (ω× right ) a=- left (a× right ) ω</annotation>
  </semantics>
</math>
</file>

<file path=Object 218/content.xml><?xml version="1.0" encoding="utf-8"?>
<math xmlns="http://www.w3.org/1998/Math/MathML" display="block">
  <semantics>
    <mover accent="true">
      <mi>n</mi>
      <mo stretchy="true">^</mo>
    </mover>
    <annotation encoding="StarMath 5.0">widehat {n}</annotation>
  </semantics>
</math>
</file>

<file path=Object 22/content.xml><?xml version="1.0" encoding="utf-8"?>
<math xmlns="http://www.w3.org/1998/Math/MathML" display="block">
  <semantics>
    <msub>
      <mi>b</mi>
      <mi>k</mi>
    </msub>
    <annotation encoding="StarMath 5.0">{b} rsub {k}</annotation>
  </semantics>
</math>
</file>

<file path=Object 222/content.xml><?xml version="1.0" encoding="utf-8"?>
<math xmlns="http://www.w3.org/1998/Math/MathML" display="block">
  <semantics>
    <mrow>
      <mi>R</mi>
      <mrow>
        <mrow>
          <mo fence="true" stretchy="true">(</mo>
          <mrow>
            <mrow>
              <mover accent="true">
                <mi>n</mi>
                <mo stretchy="true">^</mo>
              </mover>
              <mi>η</mi>
            </mrow>
          </mrow>
          <mo fence="true" stretchy="true">)</mo>
        </mrow>
        <mo stretchy="false">=</mo>
        <mrow>
          <mo fence="true" stretchy="true">(</mo>
          <mrow>
            <mtable>
              <mtr>
                <mtd>
                  <mrow>
                    <mrow>
                      <msup>
                        <msub>
                          <mover accent="true">
                            <mi>n</mi>
                            <mo stretchy="true">^</mo>
                          </mover>
                          <mi>x</mi>
                        </msub>
                        <mn>2</mn>
                      </msup>
                      <mo stretchy="false">+</mo>
                      <mrow>
                        <mo fence="true" stretchy="true">(</mo>
                        <mrow>
                          <msup>
                            <msub>
                              <mrow>
                                <mn>1</mn>
                                <mo stretchy="false">−</mo>
                                <mover accent="true">
                                  <mi>n</mi>
                                  <mo stretchy="true">^</mo>
                                </mover>
                              </mrow>
                              <mi>x</mi>
                            </msub>
                            <mn>2</mn>
                          </msup>
                        </mrow>
                        <mo fence="true" stretchy="true">)</mo>
                      </mrow>
                    </mrow>
                    <mi mathvariant="italic">cosη</mi>
                  </mrow>
                </mtd>
                <mtd>
                  <mrow>
                    <msub>
                      <mover accent="true">
                        <mi>n</mi>
                        <mo stretchy="true">^</mo>
                      </mover>
                      <mi>x</mi>
                    </msub>
                    <msub>
                      <mover accent="true">
                        <mi>n</mi>
                        <mo stretchy="true">^</mo>
                      </mover>
                      <mi>y</mi>
                    </msub>
                    <mrow>
                      <mrow>
                        <mo fence="true" stretchy="true">(</mo>
                        <mrow>
                          <mrow>
                            <mn>1</mn>
                            <mo stretchy="false">−</mo>
                            <mi mathvariant="italic">cosη</mi>
                          </mrow>
                        </mrow>
                        <mo fence="true" stretchy="true">)</mo>
                      </mrow>
                      <mo stretchy="false">+</mo>
                      <msub>
                        <mover accent="true">
                          <mi>n</mi>
                          <mo stretchy="true">^</mo>
                        </mover>
                        <mi>z</mi>
                      </msub>
                    </mrow>
                    <mi mathvariant="italic">sinη</mi>
                  </mrow>
                </mtd>
                <mtd>
                  <mrow>
                    <msub>
                      <mover accent="true">
                        <mi>n</mi>
                        <mo stretchy="true">^</mo>
                      </mover>
                      <mi>x</mi>
                    </msub>
                    <msub>
                      <mover accent="true">
                        <mi>n</mi>
                        <mo stretchy="true">^</mo>
                      </mover>
                      <mi>z</mi>
                    </msub>
                    <mrow>
                      <mrow>
                        <mo fence="true" stretchy="true">(</mo>
                        <mrow>
                          <mrow>
                            <mn>1</mn>
                            <mo stretchy="false">−</mo>
                            <mi mathvariant="italic">cosη</mi>
                          </mrow>
                        </mrow>
                        <mo fence="true" stretchy="true">)</mo>
                      </mrow>
                      <mo stretchy="false">−</mo>
                      <msub>
                        <mover accent="true">
                          <mi>n</mi>
                          <mo stretchy="true">^</mo>
                        </mover>
                        <mi>y</mi>
                      </msub>
                    </mrow>
                    <mi mathvariant="italic">sinη</mi>
                  </mrow>
                </mtd>
              </mtr>
              <mtr>
                <mtd>
                  <mrow>
                    <msub>
                      <mover accent="true">
                        <mi>n</mi>
                        <mo stretchy="true">^</mo>
                      </mover>
                      <mi>x</mi>
                    </msub>
                    <msub>
                      <mover accent="true">
                        <mi>n</mi>
                        <mo stretchy="true">^</mo>
                      </mover>
                      <mi>y</mi>
                    </msub>
                    <mrow>
                      <mrow>
                        <mo fence="true" stretchy="true">(</mo>
                        <mrow>
                          <mrow>
                            <mn>1</mn>
                            <mo stretchy="false">−</mo>
                            <mi mathvariant="italic">cosη</mi>
                          </mrow>
                        </mrow>
                        <mo fence="true" stretchy="true">)</mo>
                      </mrow>
                      <mo stretchy="false">−</mo>
                      <msub>
                        <mover accent="true">
                          <mi>n</mi>
                          <mo stretchy="true">^</mo>
                        </mover>
                        <mi>z</mi>
                      </msub>
                    </mrow>
                    <mi mathvariant="italic">sinη</mi>
                  </mrow>
                </mtd>
                <mtd>
                  <mrow>
                    <mrow>
                      <msup>
                        <msub>
                          <mover accent="true">
                            <mi>n</mi>
                            <mo stretchy="true">^</mo>
                          </mover>
                          <mi>y</mi>
                        </msub>
                        <mn>2</mn>
                      </msup>
                      <mo stretchy="false">+</mo>
                      <mrow>
                        <mo fence="true" stretchy="true">(</mo>
                        <mrow>
                          <msup>
                            <msub>
                              <mrow>
                                <mn>1</mn>
                                <mo stretchy="false">−</mo>
                                <mover accent="true">
                                  <mi>n</mi>
                                  <mo stretchy="true">^</mo>
                                </mover>
                              </mrow>
                              <mi>y</mi>
                            </msub>
                            <mn>2</mn>
                          </msup>
                        </mrow>
                        <mo fence="true" stretchy="true">)</mo>
                      </mrow>
                    </mrow>
                    <mi mathvariant="italic">cosη</mi>
                  </mrow>
                </mtd>
                <mtd>
                  <mrow>
                    <msub>
                      <mover accent="true">
                        <mi>n</mi>
                        <mo stretchy="true">^</mo>
                      </mover>
                      <mi>y</mi>
                    </msub>
                    <msub>
                      <mover accent="true">
                        <mi>n</mi>
                        <mo stretchy="true">^</mo>
                      </mover>
                      <mi>z</mi>
                    </msub>
                    <mrow>
                      <mrow>
                        <mo fence="true" stretchy="true">(</mo>
                        <mrow>
                          <mrow>
                            <mn>1</mn>
                            <mo stretchy="false">−</mo>
                            <mi mathvariant="italic">cosη</mi>
                          </mrow>
                        </mrow>
                        <mo fence="true" stretchy="true">)</mo>
                      </mrow>
                      <mo stretchy="false">+</mo>
                      <msub>
                        <mover accent="true">
                          <mi>n</mi>
                          <mo stretchy="true">^</mo>
                        </mover>
                        <mi>x</mi>
                      </msub>
                    </mrow>
                    <mi mathvariant="italic">sinη</mi>
                  </mrow>
                </mtd>
              </mtr>
              <mtr>
                <mtd>
                  <mrow>
                    <msub>
                      <mover accent="true">
                        <mi>n</mi>
                        <mo stretchy="true">^</mo>
                      </mover>
                      <mi>x</mi>
                    </msub>
                    <msub>
                      <mover accent="true">
                        <mi>n</mi>
                        <mo stretchy="true">^</mo>
                      </mover>
                      <mi>z</mi>
                    </msub>
                    <mrow>
                      <mrow>
                        <mo fence="true" stretchy="true">(</mo>
                        <mrow>
                          <mrow>
                            <mn>1</mn>
                            <mo stretchy="false">−</mo>
                            <mi mathvariant="italic">cosη</mi>
                          </mrow>
                        </mrow>
                        <mo fence="true" stretchy="true">)</mo>
                      </mrow>
                      <mo stretchy="false">+</mo>
                      <msub>
                        <mover accent="true">
                          <mi>n</mi>
                          <mo stretchy="true">^</mo>
                        </mover>
                        <mi>y</mi>
                      </msub>
                    </mrow>
                    <mi mathvariant="italic">sinη</mi>
                  </mrow>
                </mtd>
                <mtd>
                  <mrow>
                    <msub>
                      <mover accent="true">
                        <mi>n</mi>
                        <mo stretchy="true">^</mo>
                      </mover>
                      <mi>y</mi>
                    </msub>
                    <msub>
                      <mover accent="true">
                        <mi>n</mi>
                        <mo stretchy="true">^</mo>
                      </mover>
                      <mi>z</mi>
                    </msub>
                    <mrow>
                      <mrow>
                        <mo fence="true" stretchy="true">(</mo>
                        <mrow>
                          <mrow>
                            <mn>1</mn>
                            <mo stretchy="false">−</mo>
                            <mi mathvariant="italic">cosη</mi>
                          </mrow>
                        </mrow>
                        <mo fence="true" stretchy="true">)</mo>
                      </mrow>
                      <mo stretchy="false">−</mo>
                      <msub>
                        <mover accent="true">
                          <mi>n</mi>
                          <mo stretchy="true">^</mo>
                        </mover>
                        <mi>x</mi>
                      </msub>
                    </mrow>
                    <mi mathvariant="italic">sinη</mi>
                  </mrow>
                </mtd>
                <mtd>
                  <mrow>
                    <mrow>
                      <msup>
                        <msub>
                          <mover accent="true">
                            <mi>n</mi>
                            <mo stretchy="true">^</mo>
                          </mover>
                          <mi>z</mi>
                        </msub>
                        <mn>2</mn>
                      </msup>
                      <mo stretchy="false">+</mo>
                      <mrow>
                        <mo fence="true" stretchy="true">(</mo>
                        <mrow>
                          <msup>
                            <msub>
                              <mrow>
                                <mn>1</mn>
                                <mo stretchy="false">−</mo>
                                <mover accent="true">
                                  <mi>n</mi>
                                  <mo stretchy="true">^</mo>
                                </mover>
                              </mrow>
                              <mi>z</mi>
                            </msub>
                            <mn>2</mn>
                          </msup>
                        </mrow>
                        <mo fence="true" stretchy="true">)</mo>
                      </mrow>
                    </mrow>
                    <mi mathvariant="italic">cosη</mi>
                  </mrow>
                </mtd>
              </mtr>
            </mtable>
          </mrow>
          <mo fence="true" stretchy="true">)</mo>
        </mrow>
      </mrow>
    </mrow>
    <annotation encoding="StarMath 5.0">R left (widehat {n} η right ) = left (matrix {{{widehat {n}} rsub {x}} ^ {2} + left ({{1- widehat {n}} rsub {x}} ^ {2} right ) cosη # {widehat {n}} rsub {x} {widehat {n}} rsub {y} left (1-cosη right ) + {widehat {n}} rsub {z} sinη # {widehat {n}} rsub {x} {widehat {n}} rsub {z} left (1-cosη right ) - {widehat {n}} rsub {y} sinη ## {widehat {n}} rsub {x} {widehat {n}} rsub {y} left (1-cosη right ) - {widehat {n}} rsub {z} sinη # {{widehat {n}} rsub {y}} ^ {2} + left ({{1- widehat {n}} rsub {y}} ^ {2} right ) cosη # {widehat {n}} rsub {y} {widehat {n}} rsub {z} left (1-cosη right ) + {widehat {n}} rsub {x} sinη ## {widehat {n}} rsub {x} {widehat {n}} rsub {z} left (1-cosη right ) + {widehat {n}} rsub {y} sinη # {widehat {n}} rsub {y} {widehat {n}} rsub {z} left (1-cosη right ) - {widehat {n}} rsub {x} sinη # {{widehat {n}} rsub {z}} ^ {2} + left ({{1- widehat {n}} rsub {z}} ^ {2} right ) cosη} right )</annotation>
  </semantics>
</math>
</file>

<file path=Object 224/content.xml><?xml version="1.0" encoding="utf-8"?>
<math xmlns="http://www.w3.org/1998/Math/MathML" display="block">
  <semantics>
    <mover accent="true">
      <mi>n</mi>
      <mo stretchy="true">^</mo>
    </mover>
    <annotation encoding="StarMath 5.0">widehat {n}</annotation>
  </semantics>
</math>
</file>

<file path=Object 226/content.xml><?xml version="1.0" encoding="utf-8"?>
<math xmlns="http://www.w3.org/1998/Math/MathML" display="block">
  <semantics>
    <mi>η</mi>
    <annotation encoding="StarMath 5.0">η</annotation>
  </semantics>
</math>
</file>

<file path=Object 228/content.xml><?xml version="1.0" encoding="utf-8"?>
<math xmlns="http://www.w3.org/1998/Math/MathML" display="block">
  <semantics>
    <mi>η</mi>
    <annotation encoding="StarMath 5.0">η</annotation>
  </semantics>
</math>
</file>

<file path=Object 23/content.xml><?xml version="1.0" encoding="utf-8"?>
<math xmlns="http://www.w3.org/1998/Math/MathML" display="block">
  <semantics>
    <mrow>
      <mmultiscripts>
        <msubsup>
          <mover accent="true">
            <mi>m</mi>
            <mo stretchy="true">^</mo>
          </mover>
          <mrow>
            <mi>M</mi>
            <mi>,</mi>
            <mi>k</mi>
          </mrow>
          <mtext>-</mtext>
        </msubsup>
        <mprescripts/>
        <mrow/>
        <mi>S</mi>
      </mmultiscripts>
      <mo stretchy="false">=</mo>
      <mrow>
        <mmultiscripts>
          <msub>
            <mi>y</mi>
            <mrow>
              <mi>M</mi>
              <mi>,</mi>
              <mi>k</mi>
            </mrow>
          </msub>
          <mprescripts/>
          <mrow/>
          <mi>S</mi>
        </mmultiscripts>
        <mo stretchy="false">−</mo>
        <mmultiscripts>
          <msubsup>
            <mover accent="true">
              <mi>d</mi>
              <mo stretchy="true">^</mo>
            </mover>
            <mi>k</mi>
            <mtext> -</mtext>
          </msubsup>
          <mprescripts/>
          <mrow/>
          <mi>S</mi>
        </mmultiscripts>
      </mrow>
    </mrow>
    <annotation encoding="StarMath 5.0">{{widehat {m}} rsub {M,k} rsup {"-"}} lsub {} lsup {S} = {{y} rsub {M,k}} lsub {} lsup {S} - {{widehat {d}} rsub {k} rsup {" -"}} lsub {} lsup {S}</annotation>
  </semantics>
</math>
</file>

<file path=Object 230/content.xml><?xml version="1.0" encoding="utf-8"?>
<math xmlns="http://www.w3.org/1998/Math/MathML" display="block">
  <semantics>
    <mrow>
      <mi mathvariant="italic">sinη</mi>
      <mo stretchy="false">=</mo>
      <mi>η</mi>
    </mrow>
    <annotation encoding="StarMath 5.0">sinη = η</annotation>
  </semantics>
</math>
</file>

<file path=Object 232/content.xml><?xml version="1.0" encoding="utf-8"?>
<math xmlns="http://www.w3.org/1998/Math/MathML" display="block">
  <semantics>
    <mrow>
      <mi mathvariant="italic">cosη</mi>
      <mo stretchy="false">=</mo>
      <mn>1</mn>
    </mrow>
    <annotation encoding="StarMath 5.0">cosη =1</annotation>
  </semantics>
</math>
</file>

<file path=Object 234/content.xml><?xml version="1.0" encoding="utf-8"?>
<math xmlns="http://www.w3.org/1998/Math/MathML" display="block">
  <semantics>
    <mover accent="true">
      <mi>n</mi>
      <mo stretchy="true">^</mo>
    </mover>
    <annotation encoding="StarMath 5.0">widehat {n}</annotation>
  </semantics>
</math>
</file>

<file path=Object 236/content.xml><?xml version="1.0" encoding="utf-8"?>
<math xmlns="http://www.w3.org/1998/Math/MathML" display="block">
  <semantics>
    <mrow>
      <mi>δ</mi>
      <mi>η</mi>
    </mrow>
    <annotation encoding="StarMath 5.0">δ η</annotation>
  </semantics>
</math>
</file>

<file path=Object 238/content.xml><?xml version="1.0" encoding="utf-8"?>
<math xmlns="http://www.w3.org/1998/Math/MathML" display="block">
  <semantics>
    <mrow>
      <mi>δ</mi>
      <mi>R</mi>
    </mrow>
    <annotation encoding="StarMath 5.0">δ R</annotation>
  </semantics>
</math>
</file>

<file path=Object 24/content.xml><?xml version="1.0" encoding="utf-8"?>
<math xmlns="http://www.w3.org/1998/Math/MathML" display="block">
  <semantics>
    <msub>
      <mi>b</mi>
      <mrow>
        <mi>ε</mi>
        <mi>,</mi>
        <mi>k</mi>
      </mrow>
    </msub>
    <annotation encoding="StarMath 5.0">{b} rsub {ε,k}</annotation>
  </semantics>
</math>
</file>

<file path=Object 240/content.xml><?xml version="1.0" encoding="utf-8"?>
<math xmlns="http://www.w3.org/1998/Math/MathML" display="block">
  <semantics>
    <mrow>
      <mi>δ</mi>
      <mi>R</mi>
      <mrow>
        <mo fence="true" stretchy="true">(</mo>
        <mrow>
          <mrow>
            <mover accent="true">
              <mi>n</mi>
              <mo stretchy="true">^</mo>
            </mover>
            <mi mathvariant="italic">δη</mi>
          </mrow>
        </mrow>
        <mo fence="true" stretchy="true">)</mo>
      </mrow>
      <mi>≈</mi>
      <mrow>
        <mo fence="true" stretchy="true">(</mo>
        <mrow>
          <mtable>
            <mtr>
              <mtd>
                <mn>1</mn>
              </mtd>
              <mtd>
                <mrow>
                  <msub>
                    <mover accent="true">
                      <mi>n</mi>
                      <mo stretchy="true">^</mo>
                    </mover>
                    <mi>z</mi>
                  </msub>
                  <mi>δ</mi>
                  <mi>η</mi>
                </mrow>
              </mtd>
              <mtd>
                <mrow>
                  <mrow>
                    <mo stretchy="false">−</mo>
                    <msub>
                      <mover accent="true">
                        <mi>n</mi>
                        <mo stretchy="true">^</mo>
                      </mover>
                      <mi>y</mi>
                    </msub>
                  </mrow>
                  <mi>δ</mi>
                  <mi>η</mi>
                </mrow>
              </mtd>
            </mtr>
            <mtr>
              <mtd>
                <mrow>
                  <mrow>
                    <mo stretchy="false">−</mo>
                    <msub>
                      <mover accent="true">
                        <mi>n</mi>
                        <mo stretchy="true">^</mo>
                      </mover>
                      <mi>z</mi>
                    </msub>
                  </mrow>
                  <mi>δ</mi>
                  <mi>η</mi>
                </mrow>
              </mtd>
              <mtd>
                <mn>1</mn>
              </mtd>
              <mtd>
                <mrow>
                  <msub>
                    <mover accent="true">
                      <mi>n</mi>
                      <mo stretchy="true">^</mo>
                    </mover>
                    <mi>x</mi>
                  </msub>
                  <mi>δ</mi>
                  <mi>η</mi>
                </mrow>
              </mtd>
            </mtr>
            <mtr>
              <mtd>
                <mrow>
                  <msub>
                    <mover accent="true">
                      <mi>n</mi>
                      <mo stretchy="true">^</mo>
                    </mover>
                    <mi>y</mi>
                  </msub>
                  <mi>δ</mi>
                  <mi>η</mi>
                </mrow>
              </mtd>
              <mtd>
                <mrow>
                  <mrow>
                    <mo stretchy="false">−</mo>
                    <msub>
                      <mover accent="true">
                        <mi>n</mi>
                        <mo stretchy="true">^</mo>
                      </mover>
                      <mi>x</mi>
                    </msub>
                  </mrow>
                  <mi>δ</mi>
                  <mi>η</mi>
                </mrow>
              </mtd>
              <mtd>
                <mn>1</mn>
              </mtd>
            </mtr>
          </mtable>
        </mrow>
        <mo fence="true" stretchy="true">)</mo>
      </mrow>
      <mi mathvariant="italic">for</mi>
      <mrow>
        <mi mathvariant="italic">δη</mi>
        <mo stretchy="false">∈</mo>
        <mi mathvariant="italic">rad</mi>
      </mrow>
    </mrow>
    <annotation encoding="StarMath 5.0">δ R left (widehat {n} δη right ) ≈ left (matrix {1 # {widehat {n}} rsub {z} δ η # - {widehat {n}} rsub {y} δ η ## - {widehat {n}} rsub {z} δ η # 1 # {widehat {n}} rsub {x} δ η ## {widehat {n}} rsub {y} δ η # - {widehat {n}} rsub {x} δ η # 1} right )  for δη in rad </annotation>
  </semantics>
</math>
</file>

<file path=Object 242/content.xml><?xml version="1.0" encoding="utf-8"?>
<math xmlns="http://www.w3.org/1998/Math/MathML" display="block">
  <semantics>
    <mi>ω</mi>
    <annotation encoding="StarMath 5.0">ω</annotation>
  </semantics>
</math>
</file>

<file path=Object 244/content.xml><?xml version="1.0" encoding="utf-8"?>
<math xmlns="http://www.w3.org/1998/Math/MathML" display="block">
  <semantics>
    <mi mathvariant="italic">δη</mi>
    <annotation encoding="StarMath 5.0">δη</annotation>
  </semantics>
</math>
</file>

<file path=Object 246/content.xml><?xml version="1.0" encoding="utf-8"?>
<math xmlns="http://www.w3.org/1998/Math/MathML" display="block">
  <semantics>
    <mi mathvariant="italic">δt</mi>
    <annotation encoding="StarMath 5.0">δt</annotation>
  </semantics>
</math>
</file>

<file path=Object 248/content.xml><?xml version="1.0" encoding="utf-8"?>
<math xmlns="http://www.w3.org/1998/Math/MathML" display="block">
  <semantics>
    <mrow>
      <mi>ω</mi>
      <mrow>
        <mi mathvariant="italic">δt</mi>
        <mo stretchy="false">=</mo>
        <mrow>
          <mo fence="true" stretchy="true">(</mo>
          <mrow>
            <mtable>
              <mtr>
                <mtd>
                  <msub>
                    <mi>ω</mi>
                    <mi>x</mi>
                  </msub>
                </mtd>
              </mtr>
              <mtr>
                <mtd>
                  <msub>
                    <mi>ω</mi>
                    <mi>y</mi>
                  </msub>
                </mtd>
              </mtr>
              <mtr>
                <mtd>
                  <msub>
                    <mi>ω</mi>
                    <mi>z</mi>
                  </msub>
                </mtd>
              </mtr>
            </mtable>
          </mrow>
          <mo fence="true" stretchy="true">)</mo>
        </mrow>
      </mrow>
      <mrow>
        <mi mathvariant="italic">δt</mi>
        <mo stretchy="false">=</mo>
        <mrow>
          <mo fence="true" stretchy="true">(</mo>
          <mrow>
            <mtable>
              <mtr>
                <mtd>
                  <msub>
                    <mover accent="true">
                      <mi>n</mi>
                      <mo stretchy="true">^</mo>
                    </mover>
                    <mi>x</mi>
                  </msub>
                </mtd>
              </mtr>
              <mtr>
                <mtd>
                  <msub>
                    <mover accent="true">
                      <mi>n</mi>
                      <mo stretchy="true">^</mo>
                    </mover>
                    <mi>y</mi>
                  </msub>
                </mtd>
              </mtr>
              <mtr>
                <mtd>
                  <msub>
                    <mover accent="true">
                      <mi>n</mi>
                      <mo stretchy="true">^</mo>
                    </mover>
                    <mi>z</mi>
                  </msub>
                </mtd>
              </mtr>
            </mtable>
          </mrow>
          <mo fence="true" stretchy="true">)</mo>
        </mrow>
      </mrow>
      <mi mathvariant="italic">δη</mi>
    </mrow>
    <annotation encoding="StarMath 5.0">ω δt= left (matrix {{ω} rsub {x} ## {ω} rsub {y} ## {ω} rsub {z}} right ) δt= left (matrix {{widehat {n}} rsub {x} ## {widehat {n}} rsub {y} ## {widehat {n}} rsub {z}} right ) δη</annotation>
  </semantics>
</math>
</file>

<file path=Object 25/content.xml><?xml version="1.0" encoding="utf-8"?>
<math xmlns="http://www.w3.org/1998/Math/MathML" display="block">
  <semantics>
    <mrow>
      <mtext>=</mtext>
      <mi>Δ</mi>
      <mi>R</mi>
      <mrow>
        <mo fence="true" stretchy="true">(</mo>
        <mrow>
          <mrow>
            <msubsup>
              <mrow>
                <mo stretchy="false">−</mo>
                <mover accent="true">
                  <mi>b</mi>
                  <mo stretchy="true">^</mo>
                </mover>
              </mrow>
              <mrow>
                <mi>ε</mi>
                <mi>,</mi>
                <mrow>
                  <mi>k</mi>
                  <mo stretchy="false">−</mo>
                  <mn>1</mn>
                </mrow>
              </mrow>
              <mtext>+</mtext>
            </msubsup>
            <mi mathvariant="italic">δt</mi>
          </mrow>
        </mrow>
        <mo fence="true" stretchy="true">)</mo>
      </mrow>
      <mi>Δ</mi>
      <mi>R</mi>
      <mrow>
        <mo fence="true" stretchy="true">(</mo>
        <mrow>
          <mrow>
            <msub>
              <mi>w</mi>
              <mrow>
                <mi>b</mi>
                <mi>,</mi>
                <mi>k</mi>
              </mrow>
            </msub>
            <mi mathvariant="italic">δt</mi>
          </mrow>
        </mrow>
        <mo fence="true" stretchy="true">)</mo>
      </mrow>
      <mi>Δ</mi>
      <mi>R</mi>
      <mrow>
        <mo fence="true" stretchy="true">(</mo>
        <mrow>
          <mrow>
            <msub>
              <mi>v</mi>
              <mrow>
                <mi>G</mi>
                <mi>,</mi>
                <mi>k</mi>
              </mrow>
            </msub>
            <mi mathvariant="italic">δt</mi>
          </mrow>
        </mrow>
        <mo fence="true" stretchy="true">)</mo>
      </mrow>
      <mi>Δ</mi>
      <mi>R</mi>
      <mrow>
        <mo fence="true" stretchy="true">(</mo>
        <mrow>
          <msubsup>
            <mover accent="true">
              <mi>θ</mi>
              <mo stretchy="true">^</mo>
            </mover>
            <mrow>
              <mi>ε</mi>
              <mi>,</mi>
              <mrow>
                <mi>k</mi>
                <mo stretchy="false">−</mo>
                <mn>1</mn>
              </mrow>
            </mrow>
            <mtext>+</mtext>
          </msubsup>
        </mrow>
        <mo fence="true" stretchy="true">)</mo>
      </mrow>
      <msub>
        <mi>R</mi>
        <mi>k</mi>
      </msub>
    </mrow>
    <annotation encoding="StarMath 5.0">"=" Δ R left ({- widehat {b}} rsub {ε,k-1} rsup {"+"} δt right ) Δ R left ({w} rsub {b,k} δt right ) Δ R left ({v} rsub {G,k} δt right ) Δ R left ({widehat {θ}} rsub {ε,k-1} rsup {"+"} right ) {R} rsub {k}</annotation>
  </semantics>
</math>
</file>

<file path=Object 250/content.xml><?xml version="1.0" encoding="utf-8"?>
<math xmlns="http://www.w3.org/1998/Math/MathML" display="block">
  <semantics>
    <mrow>
      <mi>δ</mi>
      <mi>R</mi>
      <mrow>
        <mo fence="true" stretchy="true">(</mo>
        <mrow>
          <mrow>
            <mi>ω</mi>
            <mi mathvariant="italic">δt</mi>
          </mrow>
        </mrow>
        <mo fence="true" stretchy="true">)</mo>
      </mrow>
    </mrow>
    <annotation encoding="StarMath 5.0">δ R left (ω δt right )</annotation>
  </semantics>
</math>
</file>

<file path=Object 252/content.xml><?xml version="1.0" encoding="utf-8"?>
<math xmlns="http://www.w3.org/1998/Math/MathML" display="block">
  <semantics>
    <mi>ω</mi>
    <annotation encoding="StarMath 5.0">ω</annotation>
  </semantics>
</math>
</file>

<file path=Object 254/content.xml><?xml version="1.0" encoding="utf-8"?>
<math xmlns="http://www.w3.org/1998/Math/MathML" display="block">
  <semantics>
    <mi mathvariant="italic">δt</mi>
    <annotation encoding="StarMath 5.0">δt</annotation>
  </semantics>
</math>
</file>

<file path=Object 256/content.xml><?xml version="1.0" encoding="utf-8"?>
<math xmlns="http://www.w3.org/1998/Math/MathML" display="block">
  <semantics>
    <mrow>
      <mi>δ</mi>
      <mi>R</mi>
      <mrow>
        <mo fence="true" stretchy="true">(</mo>
        <mrow>
          <mrow>
            <mi>ω</mi>
            <mi mathvariant="italic">δt</mi>
          </mrow>
        </mrow>
        <mo fence="true" stretchy="true">)</mo>
      </mrow>
      <mi>≈</mi>
      <mrow>
        <mo fence="true" stretchy="true">(</mo>
        <mrow>
          <mtable>
            <mtr>
              <mtd>
                <mn>1</mn>
              </mtd>
              <mtd>
                <mrow>
                  <msub>
                    <mi>ω</mi>
                    <mi>z</mi>
                  </msub>
                  <mi mathvariant="italic">δt</mi>
                </mrow>
              </mtd>
              <mtd>
                <mrow>
                  <mrow>
                    <mo stretchy="false">−</mo>
                    <msub>
                      <mi>ω</mi>
                      <mi>y</mi>
                    </msub>
                  </mrow>
                  <mi mathvariant="italic">δt</mi>
                </mrow>
              </mtd>
            </mtr>
            <mtr>
              <mtd>
                <mrow>
                  <mrow>
                    <mo stretchy="false">−</mo>
                    <msub>
                      <mi>ω</mi>
                      <mi>z</mi>
                    </msub>
                  </mrow>
                  <mi mathvariant="italic">δt</mi>
                </mrow>
              </mtd>
              <mtd>
                <mn>1</mn>
              </mtd>
              <mtd>
                <mrow>
                  <msub>
                    <mi>ω</mi>
                    <mi>x</mi>
                  </msub>
                  <mi mathvariant="italic">δt</mi>
                </mrow>
              </mtd>
            </mtr>
            <mtr>
              <mtd>
                <mrow>
                  <msub>
                    <mi>ω</mi>
                    <mi>y</mi>
                  </msub>
                  <mi mathvariant="italic">δt</mi>
                </mrow>
              </mtd>
              <mtd>
                <mrow>
                  <mrow>
                    <mo stretchy="false">−</mo>
                    <msub>
                      <mi>ω</mi>
                      <mi>x</mi>
                    </msub>
                  </mrow>
                  <mi mathvariant="italic">δt</mi>
                </mrow>
              </mtd>
              <mtd>
                <mn>1</mn>
              </mtd>
            </mtr>
          </mtable>
        </mrow>
        <mo fence="true" stretchy="true">)</mo>
      </mrow>
      <mi mathvariant="italic">for</mi>
      <mrow>
        <mi>ω</mi>
        <mo stretchy="false">∈</mo>
        <mi mathvariant="italic">rad</mi>
      </mrow>
      <mi mathvariant="italic">per</mi>
      <mi mathvariant="italic">sec</mi>
    </mrow>
    <annotation encoding="StarMath 5.0">δ R left (ω δt right ) ≈ left (matrix {1 # {ω} rsub {z} δt # - {ω} rsub {y} δt ## - {ω} rsub {z} δt # 1 # {ω} rsub {x} δt ## {ω} rsub {y} δt # - {ω} rsub {x} δt # 1} right )  for  ω  in rad per sec</annotation>
  </semantics>
</math>
</file>

<file path=Object 258/content.xml><?xml version="1.0" encoding="utf-8"?>
<math xmlns="http://www.w3.org/1998/Math/MathML" display="block">
  <semantics>
    <mrow>
      <mi>δ</mi>
      <mi>R</mi>
      <mrow>
        <mo fence="true" stretchy="true">(</mo>
        <mrow>
          <mrow>
            <mi>ω</mi>
            <mi mathvariant="italic">δt</mi>
          </mrow>
        </mrow>
        <mo fence="true" stretchy="true">)</mo>
      </mrow>
      <mi>≈</mi>
      <mrow>
        <mo fence="true" stretchy="true">(</mo>
        <mrow>
          <mtable>
            <mtr>
              <mtd>
                <mn>1</mn>
              </mtd>
              <mtd>
                <mrow>
                  <msub>
                    <mi mathvariant="italic">αω</mi>
                    <mi>z</mi>
                  </msub>
                  <mi mathvariant="italic">δt</mi>
                </mrow>
              </mtd>
              <mtd>
                <mrow>
                  <mrow>
                    <mo stretchy="false">−</mo>
                    <mi>α</mi>
                  </mrow>
                  <msub>
                    <mi>ω</mi>
                    <mi>y</mi>
                  </msub>
                  <mi mathvariant="italic">δt</mi>
                </mrow>
              </mtd>
            </mtr>
            <mtr>
              <mtd>
                <mrow>
                  <mrow>
                    <mo stretchy="false">−</mo>
                    <msub>
                      <mi mathvariant="italic">αω</mi>
                      <mi>z</mi>
                    </msub>
                  </mrow>
                  <mi mathvariant="italic">δt</mi>
                </mrow>
              </mtd>
              <mtd>
                <mn>1</mn>
              </mtd>
              <mtd>
                <mrow>
                  <mi>α</mi>
                  <msub>
                    <mi>ω</mi>
                    <mi>x</mi>
                  </msub>
                  <mi mathvariant="italic">δt</mi>
                </mrow>
              </mtd>
            </mtr>
            <mtr>
              <mtd>
                <mrow>
                  <mi>α</mi>
                  <msub>
                    <mi>ω</mi>
                    <mi>y</mi>
                  </msub>
                  <mi mathvariant="italic">δt</mi>
                </mrow>
              </mtd>
              <mtd>
                <mrow>
                  <mrow>
                    <mo stretchy="false">−</mo>
                    <msub>
                      <mi mathvariant="italic">αω</mi>
                      <mi>x</mi>
                    </msub>
                  </mrow>
                  <mi mathvariant="italic">δt</mi>
                </mrow>
              </mtd>
              <mtd>
                <mn>1</mn>
              </mtd>
            </mtr>
          </mtable>
        </mrow>
        <mo fence="true" stretchy="true">)</mo>
      </mrow>
      <mi mathvariant="italic">for</mi>
      <mrow>
        <mi>ω</mi>
        <mo stretchy="false">∈</mo>
        <mi mathvariant="italic">deg</mi>
      </mrow>
      <mi mathvariant="italic">per</mi>
      <mi mathvariant="italic">sec</mi>
    </mrow>
    <annotation encoding="StarMath 5.0">δ R left (ω δt right ) ≈ left (matrix {1 # {αω} rsub {z} δt # -α {ω} rsub {y} δt ## - {αω} rsub {z} δt # 1 # α {ω} rsub {x} δt ## α {ω} rsub {y} δt # - {αω} rsub {x} δt # 1} right )  for  ω  in deg per sec</annotation>
  </semantics>
</math>
</file>

<file path=Object 26/content.xml><?xml version="1.0" encoding="utf-8"?>
<math xmlns="http://www.w3.org/1998/Math/MathML" display="block">
  <semantics>
    <mi>B</mi>
    <annotation encoding="StarMath 5.0">B</annotation>
  </semantics>
</math>
</file>

<file path=Object 260/content.xml><?xml version="1.0" encoding="utf-8"?>
<math xmlns="http://www.w3.org/1998/Math/MathML" display="block">
  <semantics>
    <mi>α</mi>
    <annotation encoding="StarMath 5.0">α</annotation>
  </semantics>
</math>
</file>

<file path=Object 262/content.xml><?xml version="1.0" encoding="utf-8"?>
<math xmlns="http://www.w3.org/1998/Math/MathML" display="block">
  <semantics>
    <mrow>
      <mi>α</mi>
      <mo stretchy="false">=</mo>
      <mrow>
        <mo fence="true" stretchy="true">(</mo>
        <mrow>
          <mfrac>
            <mi>π</mi>
            <mn>180</mn>
          </mfrac>
        </mrow>
        <mo fence="true" stretchy="true">)</mo>
      </mrow>
    </mrow>
    <annotation encoding="StarMath 5.0">α= left ({π} over {180} right )</annotation>
  </semantics>
</math>
</file>

<file path=Object 264/content.xml><?xml version="1.0" encoding="utf-8"?>
<math xmlns="http://www.w3.org/1998/Math/MathML" display="block">
  <semantics>
    <mrow>
      <mi>R</mi>
      <mrow>
        <mo fence="true" stretchy="true">(</mo>
        <mrow>
          <mi>t</mi>
        </mrow>
        <mo fence="true" stretchy="true">)</mo>
      </mrow>
    </mrow>
    <annotation encoding="StarMath 5.0">R left (t right )</annotation>
  </semantics>
</math>
</file>

<file path=Object 266/content.xml><?xml version="1.0" encoding="utf-8"?>
<math xmlns="http://www.w3.org/1998/Math/MathML" display="block">
  <semantics>
    <mi>t</mi>
    <annotation encoding="StarMath 5.0">t</annotation>
  </semantics>
</math>
</file>

<file path=Object 268/content.xml><?xml version="1.0" encoding="utf-8"?>
<math xmlns="http://www.w3.org/1998/Math/MathML" display="block">
  <semantics>
    <mrow>
      <mi>R</mi>
      <mrow>
        <mo fence="true" stretchy="true">(</mo>
        <mrow>
          <mrow>
            <mi>t</mi>
            <mo stretchy="false">−</mo>
            <mi mathvariant="italic">δt</mi>
          </mrow>
        </mrow>
        <mo fence="true" stretchy="true">)</mo>
      </mrow>
    </mrow>
    <annotation encoding="StarMath 5.0">R left (t-δt right )</annotation>
  </semantics>
</math>
</file>

<file path=Object 27/content.xml><?xml version="1.0" encoding="utf-8"?>
<math xmlns="http://www.w3.org/1998/Math/MathML" display="block">
  <semantics>
    <mrow>
      <mtext>=</mtext>
      <mi>Δ</mi>
      <mi>R</mi>
      <mrow>
        <mo fence="true" stretchy="true">(</mo>
        <mrow>
          <mrow>
            <msubsup>
              <mover accent="true">
                <mi>ω</mi>
                <mo stretchy="true">^</mo>
              </mover>
              <mi>k</mi>
              <mtext>-</mtext>
            </msubsup>
            <mi mathvariant="italic">δt</mi>
          </mrow>
        </mrow>
        <mo fence="true" stretchy="true">)</mo>
      </mrow>
      <msub>
        <mi>c</mi>
        <mi>a</mi>
      </msub>
      <mrow>
        <msubsup>
          <mmultiscripts>
            <mover accent="true">
              <mi>a</mi>
              <mo stretchy="true">^</mo>
            </mover>
            <mprescripts/>
            <mrow/>
            <mi>S</mi>
          </mmultiscripts>
          <mrow>
            <mi>ε</mi>
            <mi>,</mi>
            <mrow>
              <mi>k</mi>
              <mo stretchy="false">−</mo>
              <mn>1</mn>
            </mrow>
          </mrow>
          <mtext>+</mtext>
        </msubsup>
        <mo stretchy="false">+</mo>
        <mrow>
          <mo fence="true" stretchy="true">{</mo>
          <mrow>
            <mrow>
              <mi mathvariant="italic">αδt</mi>
              <mrow>
                <mo fence="true" stretchy="true">(</mo>
                <mrow>
                  <mrow>
                    <msub>
                      <mi>ω</mi>
                      <mi>k</mi>
                    </msub>
                    <mo stretchy="false">−</mo>
                    <msubsup>
                      <mover accent="true">
                        <mi>ω</mi>
                        <mo stretchy="true">^</mo>
                      </mover>
                      <mi>k</mi>
                      <mtext>-</mtext>
                    </msubsup>
                  </mrow>
                </mrow>
                <mo fence="true" stretchy="true">)</mo>
              </mrow>
              <mi>×</mi>
            </mrow>
          </mrow>
          <mo fence="true" stretchy="true">}</mo>
        </mrow>
      </mrow>
      <msub>
        <mi>c</mi>
        <mi>a</mi>
      </msub>
      <mmultiscripts>
        <msub>
          <mi>a</mi>
          <mrow>
            <mi>k</mi>
            <mo stretchy="false">−</mo>
            <mn>1</mn>
          </mrow>
        </msub>
        <mprescripts/>
        <mrow/>
        <mi>S</mi>
      </mmultiscripts>
      <msub>
        <mrow>
          <mo stretchy="false">−</mo>
          <mi>R</mi>
        </mrow>
        <mi>k</mi>
      </msub>
      <msub>
        <mi>w</mi>
        <mrow>
          <mi>a</mi>
          <mi>,</mi>
          <mi>k</mi>
        </mrow>
      </msub>
    </mrow>
    <annotation encoding="StarMath 5.0">"=" Δ R left ({widehat {ω}} rsub {k} rsup {"-"} δt right ) {c} rsub {a} {{widehat {a}} lsub {} lsup {S}} rsub {ε,k-1} rsup {"+"} + left lbrace αδt left ({ω} rsub {k} - {widehat {ω}} rsub {k} rsup {"-"} right ) × right rbrace {c} rsub {a} {{a} rsub {k-1}} lsub {} lsup {S} {-R} rsub {k} {w} rsub {a,k}</annotation>
  </semantics>
</math>
</file>

<file path=Object 270/content.xml><?xml version="1.0" encoding="utf-8"?>
<math xmlns="http://www.w3.org/1998/Math/MathML" display="block">
  <semantics>
    <mrow>
      <mi>t</mi>
      <mo stretchy="false">−</mo>
      <mi mathvariant="italic">δt</mi>
    </mrow>
    <annotation encoding="StarMath 5.0">t-δt</annotation>
  </semantics>
</math>
</file>

<file path=Object 272/content.xml><?xml version="1.0" encoding="utf-8"?>
<math xmlns="http://www.w3.org/1998/Math/MathML" display="block">
  <semantics>
    <mrow>
      <mi>R</mi>
      <mrow>
        <mrow>
          <mo fence="true" stretchy="true">(</mo>
          <mrow>
            <mi>t</mi>
          </mrow>
          <mo fence="true" stretchy="true">)</mo>
        </mrow>
        <mo stretchy="false">=</mo>
        <mi>δ</mi>
      </mrow>
      <mi>R</mi>
      <mrow>
        <mo fence="true" stretchy="true">(</mo>
        <mrow>
          <mrow>
            <mi>ω</mi>
            <mi mathvariant="italic">δt</mi>
          </mrow>
        </mrow>
        <mo fence="true" stretchy="true">)</mo>
      </mrow>
      <mi>R</mi>
      <mrow>
        <mo fence="true" stretchy="true">(</mo>
        <mrow>
          <mrow>
            <mi>t</mi>
            <mo stretchy="false">−</mo>
            <mi mathvariant="italic">δt</mi>
          </mrow>
        </mrow>
        <mo fence="true" stretchy="true">)</mo>
      </mrow>
      <mi>≈</mi>
      <mrow>
        <mo fence="true" stretchy="true">(</mo>
        <mrow>
          <mtable>
            <mtr>
              <mtd>
                <mn>1</mn>
              </mtd>
              <mtd>
                <mrow>
                  <msub>
                    <mi>ω</mi>
                    <mi>z</mi>
                  </msub>
                  <mi mathvariant="italic">δt</mi>
                </mrow>
              </mtd>
              <mtd>
                <mrow>
                  <mrow>
                    <mo stretchy="false">−</mo>
                    <msub>
                      <mi>ω</mi>
                      <mi>y</mi>
                    </msub>
                  </mrow>
                  <mi mathvariant="italic">δt</mi>
                </mrow>
              </mtd>
            </mtr>
            <mtr>
              <mtd>
                <mrow>
                  <mrow>
                    <mo stretchy="false">−</mo>
                    <msub>
                      <mi>ω</mi>
                      <mi>z</mi>
                    </msub>
                  </mrow>
                  <mi mathvariant="italic">δt</mi>
                </mrow>
              </mtd>
              <mtd>
                <mn>1</mn>
              </mtd>
              <mtd>
                <mrow>
                  <msub>
                    <mi>ω</mi>
                    <mi>x</mi>
                  </msub>
                  <mi mathvariant="italic">δt</mi>
                </mrow>
              </mtd>
            </mtr>
            <mtr>
              <mtd>
                <mrow>
                  <msub>
                    <mi>ω</mi>
                    <mi>y</mi>
                  </msub>
                  <mi mathvariant="italic">δt</mi>
                </mrow>
              </mtd>
              <mtd>
                <mrow>
                  <mrow>
                    <mo stretchy="false">−</mo>
                    <msub>
                      <mi>ω</mi>
                      <mi>x</mi>
                    </msub>
                  </mrow>
                  <mi mathvariant="italic">δt</mi>
                </mrow>
              </mtd>
              <mtd>
                <mn>1</mn>
              </mtd>
            </mtr>
          </mtable>
        </mrow>
        <mo fence="true" stretchy="true">)</mo>
      </mrow>
      <mi>R</mi>
      <mrow>
        <mo fence="true" stretchy="true">(</mo>
        <mrow>
          <mrow>
            <mi>t</mi>
            <mo stretchy="false">−</mo>
            <mi mathvariant="italic">δt</mi>
          </mrow>
        </mrow>
        <mo fence="true" stretchy="true">)</mo>
      </mrow>
      <mi mathvariant="italic">for</mi>
      <mrow>
        <mi>ω</mi>
        <mo stretchy="false">∈</mo>
        <mi mathvariant="italic">rad</mi>
      </mrow>
      <mi mathvariant="italic">per</mi>
      <mi mathvariant="italic">sec</mi>
    </mrow>
    <annotation encoding="StarMath 5.0">R left (t right ) = δ R left (ω δt right ) R left (t-δt right ) ≈ left (matrix {1 # {ω} rsub {z} δt # - {ω} rsub {y} δt ## - {ω} rsub {z} δt # 1 # {ω} rsub {x} δt ## {ω} rsub {y} δt # - {ω} rsub {x} δt # 1} right ) R left (t-δt right )  for  ω  in rad per sec</annotation>
  </semantics>
</math>
</file>

<file path=Object 274/content.xml><?xml version="1.0" encoding="utf-8"?>
<math xmlns="http://www.w3.org/1998/Math/MathML" display="block">
  <semantics>
    <mrow>
      <mtext>=</mtext>
      <mrow>
        <mo fence="true" stretchy="true">{</mo>
        <mrow>
          <mrow>
            <mi>I</mi>
            <mo stretchy="false">−</mo>
            <mrow>
              <mo fence="true" stretchy="true">(</mo>
              <mrow>
                <mrow>
                  <mi>ω</mi>
                  <mi mathvariant="italic">δt</mi>
                  <mi>×</mi>
                </mrow>
              </mrow>
              <mo fence="true" stretchy="true">)</mo>
            </mrow>
          </mrow>
        </mrow>
        <mo fence="true" stretchy="true">}</mo>
      </mrow>
      <mi>R</mi>
      <mrow>
        <mrow>
          <mo fence="true" stretchy="true">(</mo>
          <mrow>
            <mrow>
              <mi>t</mi>
              <mo stretchy="false">−</mo>
              <mi mathvariant="italic">δt</mi>
            </mrow>
          </mrow>
          <mo fence="true" stretchy="true">)</mo>
        </mrow>
        <mo stretchy="false">=</mo>
        <mi>R</mi>
      </mrow>
      <mrow>
        <mrow>
          <mo fence="true" stretchy="true">(</mo>
          <mrow>
            <mrow>
              <mi>t</mi>
              <mo stretchy="false">−</mo>
              <mi mathvariant="italic">δt</mi>
            </mrow>
          </mrow>
          <mo fence="true" stretchy="true">)</mo>
        </mrow>
        <mo stretchy="false">−</mo>
        <mrow>
          <mo fence="true" stretchy="true">(</mo>
          <mrow>
            <mrow>
              <mi>ω</mi>
              <mi mathvariant="italic">δt</mi>
              <mi>×</mi>
            </mrow>
          </mrow>
          <mo fence="true" stretchy="true">)</mo>
        </mrow>
      </mrow>
      <mi>R</mi>
      <mrow>
        <mo fence="true" stretchy="true">(</mo>
        <mrow>
          <mrow>
            <mi>t</mi>
            <mo stretchy="false">−</mo>
            <mi mathvariant="italic">δt</mi>
          </mrow>
        </mrow>
        <mo fence="true" stretchy="true">)</mo>
      </mrow>
      <mi mathvariant="italic">for</mi>
      <mrow>
        <mi>ω</mi>
        <mo stretchy="false">∈</mo>
        <mi mathvariant="italic">rad</mi>
      </mrow>
      <mi mathvariant="italic">per</mi>
      <mi mathvariant="italic">sec</mi>
    </mrow>
    <annotation encoding="StarMath 5.0">"=" left lbrace I- left (ω δt × right ) right rbrace  R left (t-δt right ) = R left (t-δt right ) - left (ω δt × right ) R left (t-δt right )  for  ω  in rad per sec</annotation>
  </semantics>
</math>
</file>

<file path=Object 276/content.xml><?xml version="1.0" encoding="utf-8"?>
<math xmlns="http://www.w3.org/1998/Math/MathML" display="block">
  <semantics>
    <mrow>
      <mi>R</mi>
      <mrow>
        <mrow>
          <mo fence="true" stretchy="true">(</mo>
          <mrow>
            <mi>t</mi>
          </mrow>
          <mo fence="true" stretchy="true">)</mo>
        </mrow>
        <mo stretchy="false">=</mo>
        <mi>δ</mi>
      </mrow>
      <mi>R</mi>
      <mrow>
        <mo fence="true" stretchy="true">(</mo>
        <mrow>
          <mrow>
            <mi>ω</mi>
            <mi mathvariant="italic">δt</mi>
          </mrow>
        </mrow>
        <mo fence="true" stretchy="true">)</mo>
      </mrow>
      <mi>R</mi>
      <mrow>
        <mo fence="true" stretchy="true">(</mo>
        <mrow>
          <mrow>
            <mi>t</mi>
            <mo stretchy="false">−</mo>
            <mi mathvariant="italic">δt</mi>
          </mrow>
        </mrow>
        <mo fence="true" stretchy="true">)</mo>
      </mrow>
      <mi>≈</mi>
      <mrow>
        <mo fence="true" stretchy="true">(</mo>
        <mrow>
          <mtable>
            <mtr>
              <mtd>
                <mn>1</mn>
              </mtd>
              <mtd>
                <mrow>
                  <msub>
                    <mi mathvariant="italic">αω</mi>
                    <mi>z</mi>
                  </msub>
                  <mi mathvariant="italic">δt</mi>
                </mrow>
              </mtd>
              <mtd>
                <mrow>
                  <mrow>
                    <mo stretchy="false">−</mo>
                    <msub>
                      <mi mathvariant="italic">αω</mi>
                      <mi>y</mi>
                    </msub>
                  </mrow>
                  <mi mathvariant="italic">δt</mi>
                </mrow>
              </mtd>
            </mtr>
            <mtr>
              <mtd>
                <mrow>
                  <mrow>
                    <mo stretchy="false">−</mo>
                    <msub>
                      <mi mathvariant="italic">αω</mi>
                      <mi>z</mi>
                    </msub>
                  </mrow>
                  <mi mathvariant="italic">δt</mi>
                </mrow>
              </mtd>
              <mtd>
                <mn>1</mn>
              </mtd>
              <mtd>
                <mrow>
                  <msub>
                    <mi mathvariant="italic">αω</mi>
                    <mi>x</mi>
                  </msub>
                  <mi mathvariant="italic">δt</mi>
                </mrow>
              </mtd>
            </mtr>
            <mtr>
              <mtd>
                <mrow>
                  <msub>
                    <mi mathvariant="italic">αω</mi>
                    <mi>y</mi>
                  </msub>
                  <mi mathvariant="italic">δt</mi>
                </mrow>
              </mtd>
              <mtd>
                <mrow>
                  <mrow>
                    <mo stretchy="false">−</mo>
                    <msub>
                      <mi mathvariant="italic">αω</mi>
                      <mi>x</mi>
                    </msub>
                  </mrow>
                  <mi mathvariant="italic">δt</mi>
                </mrow>
              </mtd>
              <mtd>
                <mn>1</mn>
              </mtd>
            </mtr>
          </mtable>
        </mrow>
        <mo fence="true" stretchy="true">)</mo>
      </mrow>
      <mi>R</mi>
      <mrow>
        <mo fence="true" stretchy="true">(</mo>
        <mrow>
          <mrow>
            <mi>t</mi>
            <mo stretchy="false">−</mo>
            <mi mathvariant="italic">δt</mi>
          </mrow>
        </mrow>
        <mo fence="true" stretchy="true">)</mo>
      </mrow>
      <mi mathvariant="italic">for</mi>
      <mrow>
        <mi>ω</mi>
        <mo stretchy="false">∈</mo>
        <mi mathvariant="italic">deg</mi>
      </mrow>
      <mi mathvariant="italic">per</mi>
      <mi mathvariant="italic">sec</mi>
    </mrow>
    <annotation encoding="StarMath 5.0">R left (t right ) = δ R left (ω δt right ) R left (t-δt right ) ≈ left (matrix {1 # {αω} rsub {z} δt # - {αω} rsub {y} δt ## - {αω} rsub {z} δt # 1 # {αω} rsub {x} δt ## {αω} rsub {y} δt # - {αω} rsub {x} δt # 1} right ) R left (t-δt right )  for  ω  in deg per sec</annotation>
  </semantics>
</math>
</file>

<file path=Object 278/content.xml><?xml version="1.0" encoding="utf-8"?>
<math xmlns="http://www.w3.org/1998/Math/MathML" display="block">
  <semantics>
    <mrow>
      <mtext>=</mtext>
      <mrow>
        <mo fence="true" stretchy="true">{</mo>
        <mrow>
          <mrow>
            <mi>I</mi>
            <mo stretchy="false">−</mo>
            <mrow>
              <mo fence="true" stretchy="true">(</mo>
              <mrow>
                <mrow>
                  <mi>α</mi>
                  <mi>ω</mi>
                  <mi mathvariant="italic">δt</mi>
                  <mi>×</mi>
                </mrow>
              </mrow>
              <mo fence="true" stretchy="true">)</mo>
            </mrow>
          </mrow>
        </mrow>
        <mo fence="true" stretchy="true">}</mo>
      </mrow>
      <mi>R</mi>
      <mrow>
        <mrow>
          <mo fence="true" stretchy="true">(</mo>
          <mrow>
            <mrow>
              <mi>t</mi>
              <mo stretchy="false">−</mo>
              <mi mathvariant="italic">δt</mi>
            </mrow>
          </mrow>
          <mo fence="true" stretchy="true">)</mo>
        </mrow>
        <mo stretchy="false">=</mo>
        <mi>R</mi>
      </mrow>
      <mrow>
        <mrow>
          <mo fence="true" stretchy="true">(</mo>
          <mrow>
            <mrow>
              <mi>t</mi>
              <mo stretchy="false">−</mo>
              <mi mathvariant="italic">δt</mi>
            </mrow>
          </mrow>
          <mo fence="true" stretchy="true">)</mo>
        </mrow>
        <mo stretchy="false">−</mo>
        <mrow>
          <mo fence="true" stretchy="true">(</mo>
          <mrow>
            <mrow>
              <mi>α</mi>
              <mi>ω</mi>
              <mi mathvariant="italic">δt</mi>
              <mi>×</mi>
            </mrow>
          </mrow>
          <mo fence="true" stretchy="true">)</mo>
        </mrow>
      </mrow>
      <mi>R</mi>
      <mrow>
        <mo fence="true" stretchy="true">(</mo>
        <mrow>
          <mrow>
            <mi>t</mi>
            <mo stretchy="false">−</mo>
            <mi mathvariant="italic">δt</mi>
          </mrow>
        </mrow>
        <mo fence="true" stretchy="true">)</mo>
      </mrow>
      <mi mathvariant="italic">for</mi>
      <mrow>
        <mi>ω</mi>
        <mo stretchy="false">∈</mo>
        <mi mathvariant="italic">deg</mi>
      </mrow>
      <mi mathvariant="italic">per</mi>
      <mi mathvariant="italic">sec</mi>
    </mrow>
    <annotation encoding="StarMath 5.0">"=" left lbrace I- left (α ω δt × right ) right rbrace R left (t-δt right ) = R left (t-δt right ) - left (α ω δt × right ) R left (t-δt right )  for  ω  in deg per sec</annotation>
  </semantics>
</math>
</file>

<file path=Object 28/content.xml><?xml version="1.0" encoding="utf-8"?>
<math xmlns="http://www.w3.org/1998/Math/MathML" display="block">
  <semantics>
    <msub>
      <mi>c</mi>
      <mi>a</mi>
    </msub>
    <annotation encoding="StarMath 5.0">{c} rsub {a}</annotation>
  </semantics>
</math>
</file>

<file path=Object 280/content.xml><?xml version="1.0" encoding="utf-8"?>
<math xmlns="http://www.w3.org/1998/Math/MathML" display="block">
  <semantics>
    <mi mathvariant="italic">δε</mi>
    <annotation encoding="StarMath 5.0">δε</annotation>
  </semantics>
</math>
</file>

<file path=Object 282/content.xml><?xml version="1.0" encoding="utf-8"?>
<math xmlns="http://www.w3.org/1998/Math/MathML" display="block">
  <semantics>
    <mi mathvariant="italic">δη</mi>
    <annotation encoding="StarMath 5.0">δη</annotation>
  </semantics>
</math>
</file>

<file path=Object 284/content.xml><?xml version="1.0" encoding="utf-8"?>
<math xmlns="http://www.w3.org/1998/Math/MathML" display="block">
  <semantics>
    <mrow>
      <mi>δ</mi>
      <mi>R</mi>
      <mrow>
        <mo fence="true" stretchy="true">(</mo>
        <mrow>
          <mrow>
            <mover accent="true">
              <mi>m</mi>
              <mo stretchy="true">^</mo>
            </mover>
            <mi mathvariant="italic">δε</mi>
          </mrow>
        </mrow>
        <mo fence="true" stretchy="true">)</mo>
      </mrow>
      <mi>δ</mi>
      <mi>R</mi>
      <mrow>
        <mrow>
          <mo fence="true" stretchy="true">(</mo>
          <mrow>
            <mrow>
              <mover accent="true">
                <mi>n</mi>
                <mo stretchy="true">^</mo>
              </mover>
              <mi mathvariant="italic">δη</mi>
            </mrow>
          </mrow>
          <mo fence="true" stretchy="true">)</mo>
        </mrow>
        <mo stretchy="false">=</mo>
        <mrow>
          <mo fence="true" stretchy="true">(</mo>
          <mrow>
            <mtable>
              <mtr>
                <mtd>
                  <mn>1</mn>
                </mtd>
                <mtd>
                  <mrow>
                    <msub>
                      <mover accent="true">
                        <mi>m</mi>
                        <mo stretchy="true">^</mo>
                      </mover>
                      <mi>z</mi>
                    </msub>
                    <mi mathvariant="italic">δε</mi>
                  </mrow>
                </mtd>
                <mtd>
                  <mrow>
                    <mrow>
                      <mo stretchy="false">−</mo>
                      <msub>
                        <mover accent="true">
                          <mi>m</mi>
                          <mo stretchy="true">^</mo>
                        </mover>
                        <mi>y</mi>
                      </msub>
                    </mrow>
                    <mi mathvariant="italic">δε</mi>
                  </mrow>
                </mtd>
              </mtr>
              <mtr>
                <mtd>
                  <mrow>
                    <mrow>
                      <mo stretchy="false">−</mo>
                      <msub>
                        <mover accent="true">
                          <mi>m</mi>
                          <mo stretchy="true">^</mo>
                        </mover>
                        <mi>z</mi>
                      </msub>
                    </mrow>
                    <mi mathvariant="italic">δε</mi>
                  </mrow>
                </mtd>
                <mtd>
                  <mn>1</mn>
                </mtd>
                <mtd>
                  <mrow>
                    <msub>
                      <mover accent="true">
                        <mi>m</mi>
                        <mo stretchy="true">^</mo>
                      </mover>
                      <mi>x</mi>
                    </msub>
                    <mi mathvariant="italic">δε</mi>
                  </mrow>
                </mtd>
              </mtr>
              <mtr>
                <mtd>
                  <mrow>
                    <msub>
                      <mover accent="true">
                        <mi>m</mi>
                        <mo stretchy="true">^</mo>
                      </mover>
                      <mi>y</mi>
                    </msub>
                    <mi mathvariant="italic">δε</mi>
                  </mrow>
                </mtd>
                <mtd>
                  <mrow>
                    <mrow>
                      <mo stretchy="false">−</mo>
                      <msub>
                        <mover accent="true">
                          <mi>m</mi>
                          <mo stretchy="true">^</mo>
                        </mover>
                        <mi>x</mi>
                      </msub>
                    </mrow>
                    <mi mathvariant="italic">δε</mi>
                  </mrow>
                </mtd>
                <mtd>
                  <mn>1</mn>
                </mtd>
              </mtr>
            </mtable>
          </mrow>
          <mo fence="true" stretchy="true">)</mo>
        </mrow>
      </mrow>
      <mrow>
        <mo fence="true" stretchy="true">(</mo>
        <mrow>
          <mtable>
            <mtr>
              <mtd>
                <mn>1</mn>
              </mtd>
              <mtd>
                <mrow>
                  <msub>
                    <mover accent="true">
                      <mi>n</mi>
                      <mo stretchy="true">^</mo>
                    </mover>
                    <mi>z</mi>
                  </msub>
                  <mi>δ</mi>
                  <mi>η</mi>
                </mrow>
              </mtd>
              <mtd>
                <mrow>
                  <mrow>
                    <mo stretchy="false">−</mo>
                    <msub>
                      <mover accent="true">
                        <mi>n</mi>
                        <mo stretchy="true">^</mo>
                      </mover>
                      <mi>y</mi>
                    </msub>
                  </mrow>
                  <mi>δ</mi>
                  <mi>η</mi>
                </mrow>
              </mtd>
            </mtr>
            <mtr>
              <mtd>
                <mrow>
                  <mrow>
                    <mo stretchy="false">−</mo>
                    <msub>
                      <mover accent="true">
                        <mi>n</mi>
                        <mo stretchy="true">^</mo>
                      </mover>
                      <mi>z</mi>
                    </msub>
                  </mrow>
                  <mi>δ</mi>
                  <mi>η</mi>
                </mrow>
              </mtd>
              <mtd>
                <mn>1</mn>
              </mtd>
              <mtd>
                <mrow>
                  <msub>
                    <mover accent="true">
                      <mi>n</mi>
                      <mo stretchy="true">^</mo>
                    </mover>
                    <mi>x</mi>
                  </msub>
                  <mi>δ</mi>
                  <mi>η</mi>
                </mrow>
              </mtd>
            </mtr>
            <mtr>
              <mtd>
                <mrow>
                  <msub>
                    <mover accent="true">
                      <mi>n</mi>
                      <mo stretchy="true">^</mo>
                    </mover>
                    <mi>y</mi>
                  </msub>
                  <mi>δ</mi>
                  <mi>η</mi>
                </mrow>
              </mtd>
              <mtd>
                <mrow>
                  <mrow>
                    <mo stretchy="false">−</mo>
                    <msub>
                      <mover accent="true">
                        <mi>n</mi>
                        <mo stretchy="true">^</mo>
                      </mover>
                      <mi>x</mi>
                    </msub>
                  </mrow>
                  <mi>δ</mi>
                  <mi>η</mi>
                </mrow>
              </mtd>
              <mtd>
                <mn>1</mn>
              </mtd>
            </mtr>
          </mtable>
        </mrow>
        <mo fence="true" stretchy="true">)</mo>
      </mrow>
    </mrow>
    <annotation encoding="StarMath 5.0">δ R left (widehat {m} δε right ) δ R left (widehat {n} δη right ) = left (matrix {1 # {widehat {m}} rsub {z} δε # - {widehat {m}} rsub {y} δε ## - {widehat {m}} rsub {z} δε # 1 # {widehat {m}} rsub {x} δε ## {widehat {m}} rsub {y} δε # - {widehat {m}} rsub {x} δε # 1} right ) left (matrix {1 # {widehat {n}} rsub {z} δ η # - {widehat {n}} rsub {y} δ η ## - {widehat {n}} rsub {z} δ η # 1 # {widehat {n}} rsub {x} δ η ## {widehat {n}} rsub {y} δ η # - {widehat {n}} rsub {x} δ η # 1} right )</annotation>
  </semantics>
</math>
</file>

<file path=Object 286/content.xml><?xml version="1.0" encoding="utf-8"?>
<math xmlns="http://www.w3.org/1998/Math/MathML" display="block">
  <semantics>
    <mrow>
      <mtext>=</mtext>
      <mrow>
        <mrow>
          <mo fence="true" stretchy="true">(</mo>
          <mrow>
            <mtable>
              <mtr>
                <mtd>
                  <mn>1</mn>
                </mtd>
                <mtd>
                  <mrow>
                    <mo fence="true" stretchy="true">(</mo>
                    <mrow>
                      <mrow>
                        <msub>
                          <mover accent="true">
                            <mi>m</mi>
                            <mo stretchy="true">^</mo>
                          </mover>
                          <mi>z</mi>
                        </msub>
                        <mrow>
                          <mi mathvariant="italic">δε</mi>
                          <mo stretchy="false">+</mo>
                          <msub>
                            <mover accent="true">
                              <mi>n</mi>
                              <mo stretchy="true">^</mo>
                            </mover>
                            <mi>z</mi>
                          </msub>
                        </mrow>
                        <mi>δ</mi>
                        <mi>η</mi>
                      </mrow>
                    </mrow>
                    <mo fence="true" stretchy="true">)</mo>
                  </mrow>
                </mtd>
                <mtd>
                  <mrow>
                    <mo stretchy="false">−</mo>
                    <mrow>
                      <mo fence="true" stretchy="true">(</mo>
                      <mrow>
                        <mrow>
                          <msub>
                            <mover accent="true">
                              <mi>m</mi>
                              <mo stretchy="true">^</mo>
                            </mover>
                            <mi>y</mi>
                          </msub>
                          <mrow>
                            <mi mathvariant="italic">δε</mi>
                            <mo stretchy="false">+</mo>
                            <msub>
                              <mover accent="true">
                                <mi>n</mi>
                                <mo stretchy="true">^</mo>
                              </mover>
                              <mi>y</mi>
                            </msub>
                          </mrow>
                          <mi>δ</mi>
                          <mi>η</mi>
                        </mrow>
                      </mrow>
                      <mo fence="true" stretchy="true">)</mo>
                    </mrow>
                  </mrow>
                </mtd>
              </mtr>
              <mtr>
                <mtd>
                  <mrow>
                    <mo stretchy="false">−</mo>
                    <mrow>
                      <mo fence="true" stretchy="true">(</mo>
                      <mrow>
                        <mrow>
                          <msub>
                            <mover accent="true">
                              <mi>m</mi>
                              <mo stretchy="true">^</mo>
                            </mover>
                            <mi>z</mi>
                          </msub>
                          <mrow>
                            <mi mathvariant="italic">δε</mi>
                            <mo stretchy="false">+</mo>
                            <msub>
                              <mover accent="true">
                                <mi>n</mi>
                                <mo stretchy="true">^</mo>
                              </mover>
                              <mi>z</mi>
                            </msub>
                          </mrow>
                          <mi>δ</mi>
                          <mi>η</mi>
                        </mrow>
                      </mrow>
                      <mo fence="true" stretchy="true">)</mo>
                    </mrow>
                  </mrow>
                </mtd>
                <mtd>
                  <mn>1</mn>
                </mtd>
                <mtd>
                  <mrow>
                    <mo fence="true" stretchy="true">(</mo>
                    <mrow>
                      <mrow>
                        <msub>
                          <mover accent="true">
                            <mi>m</mi>
                            <mo stretchy="true">^</mo>
                          </mover>
                          <mi>x</mi>
                        </msub>
                        <mrow>
                          <mi mathvariant="italic">δε</mi>
                          <mo stretchy="false">+</mo>
                          <msub>
                            <mover accent="true">
                              <mi>n</mi>
                              <mo stretchy="true">^</mo>
                            </mover>
                            <mi>x</mi>
                          </msub>
                        </mrow>
                        <mi>δ</mi>
                        <mi>η</mi>
                      </mrow>
                    </mrow>
                    <mo fence="true" stretchy="true">)</mo>
                  </mrow>
                </mtd>
              </mtr>
              <mtr>
                <mtd>
                  <mrow>
                    <mo fence="true" stretchy="true">(</mo>
                    <mrow>
                      <mrow>
                        <msub>
                          <mover accent="true">
                            <mi>m</mi>
                            <mo stretchy="true">^</mo>
                          </mover>
                          <mi>y</mi>
                        </msub>
                        <mrow>
                          <mi mathvariant="italic">δε</mi>
                          <mo stretchy="false">+</mo>
                          <msub>
                            <mover accent="true">
                              <mi>n</mi>
                              <mo stretchy="true">^</mo>
                            </mover>
                            <mi>y</mi>
                          </msub>
                        </mrow>
                        <mi>δ</mi>
                        <mi>η</mi>
                      </mrow>
                    </mrow>
                    <mo fence="true" stretchy="true">)</mo>
                  </mrow>
                </mtd>
                <mtd>
                  <mrow>
                    <mo stretchy="false">−</mo>
                    <mrow>
                      <mo fence="true" stretchy="true">(</mo>
                      <mrow>
                        <mrow>
                          <msub>
                            <mover accent="true">
                              <mi>m</mi>
                              <mo stretchy="true">^</mo>
                            </mover>
                            <mi>x</mi>
                          </msub>
                          <mrow>
                            <mi mathvariant="italic">δε</mi>
                            <mo stretchy="false">+</mo>
                            <msub>
                              <mover accent="true">
                                <mi>n</mi>
                                <mo stretchy="true">^</mo>
                              </mover>
                              <mi>x</mi>
                            </msub>
                          </mrow>
                          <mi>δ</mi>
                          <mi>η</mi>
                        </mrow>
                      </mrow>
                      <mo fence="true" stretchy="true">)</mo>
                    </mrow>
                  </mrow>
                </mtd>
                <mtd>
                  <mn>1</mn>
                </mtd>
              </mtr>
            </mtable>
          </mrow>
          <mo fence="true" stretchy="true">)</mo>
        </mrow>
        <mo stretchy="false">=</mo>
        <mi>δ</mi>
      </mrow>
      <mi>R</mi>
      <mrow>
        <mo fence="true" stretchy="true">(</mo>
        <mrow>
          <mrow>
            <mover accent="true">
              <mi>n</mi>
              <mo stretchy="true">^</mo>
            </mover>
            <mi mathvariant="italic">δη</mi>
          </mrow>
        </mrow>
        <mo fence="true" stretchy="true">)</mo>
      </mrow>
      <mi>δ</mi>
      <mi>R</mi>
      <mrow>
        <mo fence="true" stretchy="true">(</mo>
        <mrow>
          <mrow>
            <mover accent="true">
              <mi>m</mi>
              <mo stretchy="true">^</mo>
            </mover>
            <mi mathvariant="italic">δε</mi>
          </mrow>
        </mrow>
        <mo fence="true" stretchy="true">)</mo>
      </mrow>
    </mrow>
    <annotation encoding="StarMath 5.0">"=" left (matrix {1 # left ({widehat {m}} rsub {z} δε+ {widehat {n}} rsub {z} δ η right ) # - left ({widehat {m}} rsub {y} δε+ {widehat {n}} rsub {y} δ η right ) ## - left ({widehat {m}} rsub {z} δε+ {widehat {n}} rsub {z} δ η right ) # 1 # left ({widehat {m}} rsub {x} δε+ {widehat {n}} rsub {x} δ η right ) ## left ({widehat {m}} rsub {y} δε+ {widehat {n}} rsub {y} δ η right ) # - left ({widehat {m}} rsub {x} δε+ {widehat {n}} rsub {x} δ η right ) # 1} right ) =δ R left (widehat {n} δη right ) δ R left (widehat {m} δε right )</annotation>
  </semantics>
</math>
</file>

<file path=Object 288/content.xml><?xml version="1.0" encoding="utf-8"?>
<math xmlns="http://www.w3.org/1998/Math/MathML" display="block">
  <semantics>
    <msub>
      <mi>x</mi>
      <mrow>
        <mi>ε</mi>
        <mi>,</mi>
        <mi>k</mi>
      </mrow>
    </msub>
    <annotation encoding="StarMath 5.0">{x} rsub {ε,k}</annotation>
  </semantics>
</math>
</file>

<file path=Object 29/content.xml><?xml version="1.0" encoding="utf-8"?>
<math xmlns="http://www.w3.org/1998/Math/MathML" display="block">
  <semantics>
    <mrow>
      <mtext>=</mtext>
      <mi>Δ</mi>
      <mi>R</mi>
      <mrow>
        <mo fence="true" stretchy="true">(</mo>
        <mrow>
          <mrow>
            <msubsup>
              <mover accent="true">
                <mi>ω</mi>
                <mo stretchy="true">^</mo>
              </mover>
              <mi>k</mi>
              <mtext>-</mtext>
            </msubsup>
            <mi mathvariant="italic">δt</mi>
          </mrow>
        </mrow>
        <mo fence="true" stretchy="true">)</mo>
      </mrow>
      <msub>
        <mi>c</mi>
        <mi>a</mi>
      </msub>
      <mrow>
        <msubsup>
          <mmultiscripts>
            <mover accent="true">
              <mi>a</mi>
              <mo stretchy="true">^</mo>
            </mover>
            <mprescripts/>
            <mrow/>
            <mi>S</mi>
          </mmultiscripts>
          <mrow>
            <mi>ε</mi>
            <mi>,</mi>
            <mrow>
              <mi>k</mi>
              <mo stretchy="false">−</mo>
              <mn>1</mn>
            </mrow>
          </mrow>
          <mtext>+</mtext>
        </msubsup>
        <mo stretchy="false">−</mo>
        <mrow>
          <mo fence="true" stretchy="true">{</mo>
          <mrow>
            <mrow>
              <mi mathvariant="italic">αδt</mi>
              <msubsup>
                <mover accent="true">
                  <mi>ω</mi>
                  <mo stretchy="true">^</mo>
                </mover>
                <mrow>
                  <mi>ε</mi>
                  <mi>,</mi>
                  <mi>k</mi>
                </mrow>
                <mtext>-</mtext>
              </msubsup>
              <mi>×</mi>
            </mrow>
          </mrow>
          <mo fence="true" stretchy="true">}</mo>
        </mrow>
      </mrow>
      <msub>
        <mi>c</mi>
        <mi>a</mi>
      </msub>
      <mmultiscripts>
        <msub>
          <mi>a</mi>
          <mrow>
            <mi>k</mi>
            <mo stretchy="false">−</mo>
            <mn>1</mn>
          </mrow>
        </msub>
        <mprescripts/>
        <mrow/>
        <mi>S</mi>
      </mmultiscripts>
      <msub>
        <mrow>
          <mo stretchy="false">−</mo>
          <mi>R</mi>
        </mrow>
        <mi>k</mi>
      </msub>
      <msub>
        <mi>w</mi>
        <mrow>
          <mi>a</mi>
          <mi>,</mi>
          <mi>k</mi>
        </mrow>
      </msub>
    </mrow>
    <annotation encoding="StarMath 5.0">"=" Δ R left ({widehat {ω}} rsub {k} rsup {"-"} δt right ) {c} rsub {a} {{widehat {a}} lsub {} lsup {S}} rsub {ε,k-1} rsup {"+"} - left lbrace αδt {widehat {ω}} rsub {ε,k} rsup {"-"} × right rbrace {c} rsub {a} {{a} rsub {k-1}} lsub {} lsup {S} {-R} rsub {k} {w} rsub {a,k}</annotation>
  </semantics>
</math>
</file>

<file path=Object 290/content.xml><?xml version="1.0" encoding="utf-8"?>
<math xmlns="http://www.w3.org/1998/Math/MathML" display="block">
  <semantics>
    <mrow>
      <mrow>
        <msub>
          <mi>x</mi>
          <mrow>
            <mi>ε</mi>
            <mi>,</mi>
            <mi>k</mi>
          </mrow>
        </msub>
        <mo stretchy="false">=</mo>
        <msub>
          <mi>A</mi>
          <mi>k</mi>
        </msub>
      </mrow>
      <mrow>
        <msub>
          <mi>x</mi>
          <mrow>
            <mi>ε</mi>
            <mi>,</mi>
            <mrow>
              <mi>k</mi>
              <mo stretchy="false">−</mo>
              <mn>1</mn>
            </mrow>
          </mrow>
        </msub>
        <mo stretchy="false">+</mo>
        <msub>
          <mi>w</mi>
          <mi>k</mi>
        </msub>
      </mrow>
    </mrow>
    <annotation encoding="StarMath 5.0">{x} rsub {ε,k} = {A} rsub {k} {x} rsub {ε,k-1} + {w} rsub {k}</annotation>
  </semantics>
</math>
</file>

<file path=Object 292/content.xml><?xml version="1.0" encoding="utf-8"?>
<math xmlns="http://www.w3.org/1998/Math/MathML" display="block">
  <semantics>
    <mrow>
      <mi>⇒</mi>
      <mrow>
        <msub>
          <mi>x</mi>
          <mrow>
            <mi>ε</mi>
            <mi>,</mi>
            <mi>k</mi>
          </mrow>
        </msub>
        <mo stretchy="false">=</mo>
        <mrow>
          <mo fence="true" stretchy="true">(</mo>
          <mrow>
            <mtable>
              <mtr>
                <mtd>
                  <msub>
                    <mi>θ</mi>
                    <mrow>
                      <mi>ε</mi>
                      <mi>,</mi>
                      <mi>k</mi>
                    </mrow>
                  </msub>
                </mtd>
              </mtr>
              <mtr>
                <mtd>
                  <msub>
                    <mi>b</mi>
                    <mrow>
                      <mi>ε</mi>
                      <mi>,</mi>
                      <mi>k</mi>
                    </mrow>
                  </msub>
                </mtd>
              </mtr>
              <mtr>
                <mtd>
                  <mmultiscripts>
                    <msub>
                      <mi>a</mi>
                      <mrow>
                        <mi>ε</mi>
                        <mi>,</mi>
                        <mi>k</mi>
                      </mrow>
                    </msub>
                    <mprescripts/>
                    <mrow/>
                    <mi>S</mi>
                  </mmultiscripts>
                </mtd>
              </mtr>
              <mtr>
                <mtd>
                  <mmultiscripts>
                    <msub>
                      <mi>d</mi>
                      <mrow>
                        <mi>ε</mi>
                        <mi>,</mi>
                        <mi>k</mi>
                      </mrow>
                    </msub>
                    <mprescripts/>
                    <mrow/>
                    <mi>S</mi>
                  </mmultiscripts>
                </mtd>
              </mtr>
            </mtable>
          </mrow>
          <mo fence="true" stretchy="true">)</mo>
        </mrow>
        <mo stretchy="false">=</mo>
        <msub>
          <mi>A</mi>
          <mi>k</mi>
        </msub>
      </mrow>
      <mrow>
        <mrow>
          <mo fence="true" stretchy="true">(</mo>
          <mrow>
            <mtable>
              <mtr>
                <mtd>
                  <msub>
                    <mi>θ</mi>
                    <mrow>
                      <mi>ε</mi>
                      <mi>,</mi>
                      <mrow>
                        <mi>k</mi>
                        <mo stretchy="false">−</mo>
                        <mn>1</mn>
                      </mrow>
                    </mrow>
                  </msub>
                </mtd>
              </mtr>
              <mtr>
                <mtd>
                  <msub>
                    <mi>b</mi>
                    <mrow>
                      <mi>ε</mi>
                      <mi>,</mi>
                      <mrow>
                        <mi>k</mi>
                        <mo stretchy="false">−</mo>
                        <mn>1</mn>
                      </mrow>
                    </mrow>
                  </msub>
                </mtd>
              </mtr>
              <mtr>
                <mtd>
                  <mmultiscripts>
                    <msub>
                      <mi>a</mi>
                      <mrow>
                        <mi>ε</mi>
                        <mi>,</mi>
                        <mrow>
                          <mi>k</mi>
                          <mo stretchy="false">−</mo>
                          <mn>1</mn>
                        </mrow>
                      </mrow>
                    </msub>
                    <mprescripts/>
                    <mrow/>
                    <mi>S</mi>
                  </mmultiscripts>
                </mtd>
              </mtr>
              <mtr>
                <mtd>
                  <mmultiscripts>
                    <msub>
                      <mi>d</mi>
                      <mrow>
                        <mi>ε</mi>
                        <mi>,</mi>
                        <mrow>
                          <mi>k</mi>
                          <mo stretchy="false">−</mo>
                          <mn>1</mn>
                        </mrow>
                      </mrow>
                    </msub>
                    <mprescripts/>
                    <mrow/>
                    <mi>S</mi>
                  </mmultiscripts>
                </mtd>
              </mtr>
            </mtable>
          </mrow>
          <mo fence="true" stretchy="true">)</mo>
        </mrow>
        <mo stretchy="false">+</mo>
        <msub>
          <mi>w</mi>
          <mi>k</mi>
        </msub>
      </mrow>
    </mrow>
    <annotation encoding="StarMath 5.0">⇒ {x} rsub {ε,k} = left (matrix {{θ} rsub {ε,k} ## {b} rsub {ε,k} ## {{a} rsub {ε,k}} lsub {} lsup {S}  ## {{d} rsub {ε,k}} lsub {} lsup {S}} right ) = {A} rsub {k} left (matrix {{θ} rsub {ε,k-1} ## {b} rsub {ε,k-1} ## {{a} rsub {ε,k-1}} lsub {} lsup {S}  ## {{d} rsub {ε,k-1}} lsub {} lsup {S}} right ) + {w} rsub {k}</annotation>
  </semantics>
</math>
</file>

<file path=Object 294/content.xml><?xml version="1.0" encoding="utf-8"?>
<math xmlns="http://www.w3.org/1998/Math/MathML" display="block">
  <semantics>
    <msub>
      <mi>x</mi>
      <mrow>
        <mi>ε</mi>
        <mi>,</mi>
        <mi>k</mi>
      </mrow>
    </msub>
    <annotation encoding="StarMath 5.0">{x} rsub {ε,k}</annotation>
  </semantics>
</math>
</file>

<file path=Object 296/content.xml><?xml version="1.0" encoding="utf-8"?>
<math xmlns="http://www.w3.org/1998/Math/MathML" display="block">
  <semantics>
    <msub>
      <mi>θ</mi>
      <mrow>
        <mi>ε</mi>
        <mi>,</mi>
        <mi>k</mi>
      </mrow>
    </msub>
    <annotation encoding="StarMath 5.0">{θ} rsub {ε,k}</annotation>
  </semantics>
</math>
</file>

<file path=Object 298/content.xml><?xml version="1.0" encoding="utf-8"?>
<math xmlns="http://www.w3.org/1998/Math/MathML" display="block">
  <semantics>
    <mi>k</mi>
    <annotation encoding="StarMath 5.0">k</annotation>
  </semantics>
</math>
</file>

<file path=Object 30/content.xml><?xml version="1.0" encoding="utf-8"?>
<math xmlns="http://www.w3.org/1998/Math/MathML" display="block">
  <semantics>
    <msub>
      <mi>c</mi>
      <mi>d</mi>
    </msub>
    <annotation encoding="StarMath 5.0">{c} rsub {d}</annotation>
  </semantics>
</math>
</file>

<file path=Object 300/content.xml><?xml version="1.0" encoding="utf-8"?>
<math xmlns="http://www.w3.org/1998/Math/MathML" display="block">
  <semantics>
    <msub>
      <mi>b</mi>
      <mrow>
        <mi>ε</mi>
        <mi>,</mi>
        <mi>k</mi>
      </mrow>
    </msub>
    <annotation encoding="StarMath 5.0">{b} rsub {ε,k}</annotation>
  </semantics>
</math>
</file>

<file path=Object 302/content.xml><?xml version="1.0" encoding="utf-8"?>
<math xmlns="http://www.w3.org/1998/Math/MathML" display="block">
  <semantics>
    <mi>k</mi>
    <annotation encoding="StarMath 5.0">k</annotation>
  </semantics>
</math>
</file>

<file path=Object 304/content.xml><?xml version="1.0" encoding="utf-8"?>
<math xmlns="http://www.w3.org/1998/Math/MathML" display="block">
  <semantics>
    <mmultiscripts>
      <msub>
        <mi>a</mi>
        <mrow>
          <mi>ε</mi>
          <mi>,</mi>
          <mi>k</mi>
        </mrow>
      </msub>
      <mprescripts/>
      <mrow/>
      <mi>S</mi>
    </mmultiscripts>
    <annotation encoding="StarMath 5.0">{{a} rsub {ε,k}} lsub {} lsup {S}</annotation>
  </semantics>
</math>
</file>

<file path=Object 306/content.xml><?xml version="1.0" encoding="utf-8"?>
<math xmlns="http://www.w3.org/1998/Math/MathML" display="block">
  <semantics>
    <mi>k</mi>
    <annotation encoding="StarMath 5.0">k</annotation>
  </semantics>
</math>
</file>

<file path=Object 308/content.xml><?xml version="1.0" encoding="utf-8"?>
<math xmlns="http://www.w3.org/1998/Math/MathML" display="block">
  <semantics>
    <mmultiscripts>
      <msub>
        <mi>d</mi>
        <mrow>
          <mi>ε</mi>
          <mi>,</mi>
          <mi>k</mi>
        </mrow>
      </msub>
      <mprescripts/>
      <mrow/>
      <mi>S</mi>
    </mmultiscripts>
    <annotation encoding="StarMath 5.0">{{d} rsub {ε,k}} lsub {} lsup {S}</annotation>
  </semantics>
</math>
</file>

<file path=Object 31/content.xml><?xml version="1.0" encoding="utf-8"?>
<math xmlns="http://www.w3.org/1998/Math/MathML" display="block">
  <semantics>
    <mrow>
      <mrow>
        <msup>
          <mrow>
            <mo fence="true" stretchy="true">|</mo>
            <mrow>
              <msubsup>
                <mmultiscripts>
                  <mover accent="true">
                    <mi>d</mi>
                    <mo stretchy="true">^</mo>
                  </mover>
                  <mprescripts/>
                  <mrow/>
                  <mi>S</mi>
                </mmultiscripts>
                <mrow>
                  <mi>ε</mi>
                  <mi>,</mi>
                  <mi>k</mi>
                </mrow>
                <mtext>+</mtext>
              </msubsup>
            </mrow>
            <mo fence="true" stretchy="true">|</mo>
          </mrow>
          <mn>2</mn>
        </msup>
        <mo stretchy="false">&gt;</mo>
        <mn>4</mn>
      </mrow>
      <msup>
        <mi>B</mi>
        <mn>2</mn>
      </msup>
    </mrow>
    <annotation encoding="StarMath 5.0">{left lline {{widehat {d}} lsub {} lsup {S}} rsub {ε,k} rsup {"+"} right rline} ^ {2} &gt; 4 {B} ^ {2}</annotation>
  </semantics>
</math>
</file>

<file path=Object 310/content.xml><?xml version="1.0" encoding="utf-8"?>
<math xmlns="http://www.w3.org/1998/Math/MathML" display="block">
  <semantics>
    <mi>k</mi>
    <annotation encoding="StarMath 5.0">k</annotation>
  </semantics>
</math>
</file>

<file path=Object 312/content.xml><?xml version="1.0" encoding="utf-8"?>
<math xmlns="http://www.w3.org/1998/Math/MathML" display="block">
  <semantics>
    <msub>
      <mi>w</mi>
      <mi>k</mi>
    </msub>
    <annotation encoding="StarMath 5.0">{w} rsub {k}</annotation>
  </semantics>
</math>
</file>

<file path=Object 314/content.xml><?xml version="1.0" encoding="utf-8"?>
<math xmlns="http://www.w3.org/1998/Math/MathML" display="block">
  <semantics>
    <msub>
      <mi>θ</mi>
      <mrow>
        <mi>ε</mi>
        <mi>,</mi>
        <mi>k</mi>
      </mrow>
    </msub>
    <annotation encoding="StarMath 5.0">{θ} rsub {ε,k}</annotation>
  </semantics>
</math>
</file>

<file path=Object 316/content.xml><?xml version="1.0" encoding="utf-8"?>
<math xmlns="http://www.w3.org/1998/Math/MathML" display="block">
  <semantics>
    <msub>
      <mi>b</mi>
      <mrow>
        <mi>ε</mi>
        <mi>,</mi>
        <mi>k</mi>
      </mrow>
    </msub>
    <annotation encoding="StarMath 5.0">{b} rsub {ε,k}</annotation>
  </semantics>
</math>
</file>

<file path=Object 318/content.xml><?xml version="1.0" encoding="utf-8"?>
<math xmlns="http://www.w3.org/1998/Math/MathML" display="block">
  <semantics>
    <mmultiscripts>
      <msub>
        <mi>a</mi>
        <mrow>
          <mi>ε</mi>
          <mi>,</mi>
          <mi>k</mi>
        </mrow>
      </msub>
      <mprescripts/>
      <mrow/>
      <mi>S</mi>
    </mmultiscripts>
    <annotation encoding="StarMath 5.0">{{a} rsub {ε,k}} lsub {} lsup {S}</annotation>
  </semantics>
</math>
</file>

<file path=Object 32/content.xml><?xml version="1.0" encoding="utf-8"?>
<math xmlns="http://www.w3.org/1998/Math/MathML" display="block">
  <semantics>
    <msub>
      <mi>C</mi>
      <mi>k</mi>
    </msub>
    <annotation encoding="StarMath 5.0">{C} rsub {k}</annotation>
  </semantics>
</math>
</file>

<file path=Object 320/content.xml><?xml version="1.0" encoding="utf-8"?>
<math xmlns="http://www.w3.org/1998/Math/MathML" display="block">
  <semantics>
    <mmultiscripts>
      <msub>
        <mi>d</mi>
        <mrow>
          <mi>ε</mi>
          <mi>,</mi>
          <mi>k</mi>
        </mrow>
      </msub>
      <mprescripts/>
      <mrow/>
      <mi>S</mi>
    </mmultiscripts>
    <annotation encoding="StarMath 5.0">{{d} rsub {ε,k}} lsub {} lsup {S}</annotation>
  </semantics>
</math>
</file>

<file path=Object 322/content.xml><?xml version="1.0" encoding="utf-8"?>
<math xmlns="http://www.w3.org/1998/Math/MathML" display="block">
  <semantics>
    <mmultiscripts>
      <msubsup>
        <mi>z</mi>
        <mrow>
          <mi>ε</mi>
          <mi>,</mi>
          <mi>k</mi>
        </mrow>
        <mrow/>
      </msubsup>
      <mprescripts/>
      <mrow/>
      <mi>S</mi>
    </mmultiscripts>
    <annotation encoding="StarMath 5.0">{{z} rsub {ε,k} rsup {}} lsub {} lsup {S}</annotation>
  </semantics>
</math>
</file>

<file path=Object 324/content.xml><?xml version="1.0" encoding="utf-8"?>
<math xmlns="http://www.w3.org/1998/Math/MathML" display="block">
  <semantics>
    <mrow>
      <mmultiscripts>
        <msubsup>
          <mi>z</mi>
          <mrow>
            <mi>ε</mi>
            <mi>,</mi>
            <mi>k</mi>
          </mrow>
          <mrow/>
        </msubsup>
        <mprescripts/>
        <mrow/>
        <mi>S</mi>
      </mmultiscripts>
      <mo stretchy="false">=</mo>
      <mrow>
        <mo fence="true" stretchy="true">(</mo>
        <mrow>
          <mtable>
            <mtr>
              <mtd>
                <mrow>
                  <mmultiscripts>
                    <msubsup>
                      <mi>g</mi>
                      <mrow>
                        <mi>A</mi>
                        <mi>,</mi>
                        <mi>k</mi>
                      </mrow>
                      <mrow/>
                    </msubsup>
                    <mprescripts/>
                    <mrow/>
                    <mi>S</mi>
                  </mmultiscripts>
                  <mo stretchy="false">−</mo>
                  <mmultiscripts>
                    <msubsup>
                      <mi>g</mi>
                      <mrow>
                        <mi>G</mi>
                        <mi>,</mi>
                        <mi>k</mi>
                      </mrow>
                      <mrow/>
                    </msubsup>
                    <mprescripts/>
                    <mrow/>
                    <mi>S</mi>
                  </mmultiscripts>
                </mrow>
              </mtd>
            </mtr>
            <mtr>
              <mtd>
                <mrow>
                  <mmultiscripts>
                    <msubsup>
                      <mi>m</mi>
                      <mrow>
                        <mi>M</mi>
                        <mi>,</mi>
                        <mi>k</mi>
                      </mrow>
                      <mrow/>
                    </msubsup>
                    <mprescripts/>
                    <mrow/>
                    <mi>S</mi>
                  </mmultiscripts>
                  <mo stretchy="false">−</mo>
                  <mmultiscripts>
                    <msubsup>
                      <mi>m</mi>
                      <mrow>
                        <mi>G</mi>
                        <mi>,</mi>
                        <mi>k</mi>
                      </mrow>
                      <mrow/>
                    </msubsup>
                    <mprescripts/>
                    <mrow/>
                    <mi>S</mi>
                  </mmultiscripts>
                </mrow>
              </mtd>
            </mtr>
          </mtable>
        </mrow>
        <mo fence="true" stretchy="true">)</mo>
      </mrow>
    </mrow>
    <annotation encoding="StarMath 5.0">{{z} rsub {ε,k} rsup {}} lsub {} lsup {S} = left (matrix {{{g} rsub {A,k} rsup {}} lsub {} lsup {S} - {{g} rsub {G,k} rsup {}} lsub {} lsup {S} ## {{m} rsub {M,k} rsup {}} lsub {} lsup {S} - {{m} rsub {G,k} rsup {}} lsub {} lsup {S}} right )</annotation>
  </semantics>
</math>
</file>

<file path=Object 326/content.xml><?xml version="1.0" encoding="utf-8"?>
<math xmlns="http://www.w3.org/1998/Math/MathML" display="block">
  <semantics>
    <mmultiscripts>
      <msubsup>
        <mi>g</mi>
        <mrow>
          <mi>A</mi>
          <mi>,</mi>
          <mi>k</mi>
        </mrow>
        <mrow/>
      </msubsup>
      <mprescripts/>
      <mrow/>
      <mi>S</mi>
    </mmultiscripts>
    <annotation encoding="StarMath 5.0">{{g} rsub {A,k} rsup {}} lsub {} lsup {S}</annotation>
  </semantics>
</math>
</file>

<file path=Object 328/content.xml><?xml version="1.0" encoding="utf-8"?>
<math xmlns="http://www.w3.org/1998/Math/MathML" display="block">
  <semantics>
    <mmultiscripts>
      <msubsup>
        <mi>g</mi>
        <mrow>
          <mi>G</mi>
          <mi>,</mi>
          <mi>k</mi>
        </mrow>
        <mrow/>
      </msubsup>
      <mprescripts/>
      <mrow/>
      <mi>S</mi>
    </mmultiscripts>
    <annotation encoding="StarMath 5.0">{{g} rsub {G,k} rsup {}} lsub {} lsup {S}</annotation>
  </semantics>
</math>
</file>

<file path=Object 33/content.xml><?xml version="1.0" encoding="utf-8"?>
<math xmlns="http://www.w3.org/1998/Math/MathML" display="block">
  <semantics>
    <mrow>
      <mrow>
        <msub>
          <mi>δ</mi>
          <mi>k</mi>
        </msub>
        <mo stretchy="false">=</mo>
        <msup>
          <mi>tan</mi>
          <mrow>
            <mo stretchy="false">−</mo>
            <mn>1</mn>
          </mrow>
        </msup>
      </mrow>
      <mrow>
        <mo fence="true" stretchy="true">(</mo>
        <mrow>
          <mfrac>
            <mrow>
              <mo stretchy="false">−</mo>
              <mrow>
                <mo fence="true" stretchy="true">(</mo>
                <mrow>
                  <mrow>
                    <mmultiscripts>
                      <msub>
                        <mi>m</mi>
                        <mrow>
                          <mi>z</mi>
                          <mi>,</mi>
                          <mrow>
                            <mi>k</mi>
                            <mo stretchy="false">−</mo>
                            <mn>1</mn>
                          </mrow>
                        </mrow>
                      </msub>
                      <mprescripts/>
                      <mrow/>
                      <mi>G</mi>
                    </mmultiscripts>
                    <msubsup>
                      <mrow>
                        <mo stretchy="false">−</mo>
                        <mmultiscripts>
                          <mover accent="true">
                            <mi>d</mi>
                            <mo stretchy="true">^</mo>
                          </mover>
                          <mprescripts/>
                          <mrow/>
                          <mi>G</mi>
                        </mmultiscripts>
                      </mrow>
                      <mrow>
                        <mi mathvariant="italic">εz</mi>
                        <mi>,</mi>
                        <mi>k</mi>
                      </mrow>
                      <mtext>+</mtext>
                    </msubsup>
                  </mrow>
                </mrow>
                <mo fence="true" stretchy="true">)</mo>
              </mrow>
            </mrow>
            <mrow>
              <mmultiscripts>
                <msub>
                  <mi>m</mi>
                  <mrow>
                    <mi>y</mi>
                    <mi>,</mi>
                    <mrow>
                      <mi>k</mi>
                      <mo stretchy="false">−</mo>
                      <mn>1</mn>
                    </mrow>
                  </mrow>
                </msub>
                <mprescripts/>
                <mrow/>
                <mi>G</mi>
              </mmultiscripts>
              <msubsup>
                <mrow>
                  <mo stretchy="false">−</mo>
                  <mmultiscripts>
                    <mover accent="true">
                      <mi>d</mi>
                      <mo stretchy="true">^</mo>
                    </mover>
                    <mprescripts/>
                    <mrow/>
                    <mi>G</mi>
                  </mmultiscripts>
                </mrow>
                <mrow>
                  <mi mathvariant="italic">εy</mi>
                  <mi>,</mi>
                  <mi>k</mi>
                </mrow>
                <mtext>+</mtext>
              </msubsup>
            </mrow>
          </mfrac>
        </mrow>
        <mo fence="true" stretchy="true">)</mo>
      </mrow>
    </mrow>
    <annotation encoding="StarMath 5.0">{δ} rsub {k} = {tan} ^ {-1} left ({- left ({{m} rsub {z,k-1}} lsub {} lsup {G} {- {widehat {d}} lsub {} lsup {G}} rsub {εz, k} rsup {"+"} right )} over {{{m} rsub {y,k-1}} lsub {} lsup {G} {- {widehat {d}} lsub {} lsup {G}} rsub {εy, k} rsup {"+"}} right )</annotation>
  </semantics>
</math>
</file>

<file path=Object 330/content.xml><?xml version="1.0" encoding="utf-8"?>
<math xmlns="http://www.w3.org/1998/Math/MathML" display="block">
  <semantics>
    <mmultiscripts>
      <msubsup>
        <mi>m</mi>
        <mrow>
          <mi>M</mi>
          <mi>,</mi>
          <mi>k</mi>
        </mrow>
        <mrow/>
      </msubsup>
      <mprescripts/>
      <mrow/>
      <mi>S</mi>
    </mmultiscripts>
    <annotation encoding="StarMath 5.0">{{m} rsub {M,k} rsup {}} lsub {} lsup {S}</annotation>
  </semantics>
</math>
</file>

<file path=Object 332/content.xml><?xml version="1.0" encoding="utf-8"?>
<math xmlns="http://www.w3.org/1998/Math/MathML" display="block">
  <semantics>
    <mmultiscripts>
      <msubsup>
        <mi>m</mi>
        <mrow>
          <mi>G</mi>
          <mi>,</mi>
          <mi>k</mi>
        </mrow>
        <mrow/>
      </msubsup>
      <mprescripts/>
      <mrow/>
      <mi>S</mi>
    </mmultiscripts>
    <annotation encoding="StarMath 5.0">{{m} rsub {G,k} rsup {}} lsub {} lsup {S}</annotation>
  </semantics>
</math>
</file>

<file path=Object 334/content.xml><?xml version="1.0" encoding="utf-8"?>
<math xmlns="http://www.w3.org/1998/Math/MathML" display="block">
  <semantics>
    <msub>
      <mi>C</mi>
      <mi>k</mi>
    </msub>
    <annotation encoding="StarMath 5.0">{C} rsub {k}</annotation>
  </semantics>
</math>
</file>

<file path=Object 336/content.xml><?xml version="1.0" encoding="utf-8"?>
<math xmlns="http://www.w3.org/1998/Math/MathML" display="block">
  <semantics>
    <msub>
      <mi>v</mi>
      <mi>k</mi>
    </msub>
    <annotation encoding="StarMath 5.0">{v} rsub {k}</annotation>
  </semantics>
</math>
</file>

<file path=Object 338/content.xml><?xml version="1.0" encoding="utf-8"?>
<math xmlns="http://www.w3.org/1998/Math/MathML" display="block">
  <semantics>
    <mrow>
      <mrow>
        <mmultiscripts>
          <msubsup>
            <mi>z</mi>
            <mrow>
              <mi>ε</mi>
              <mi>,</mi>
              <mi>k</mi>
            </mrow>
            <mrow/>
          </msubsup>
          <mprescripts/>
          <mrow/>
          <mi>S</mi>
        </mmultiscripts>
        <mo stretchy="false">=</mo>
        <mrow>
          <mo fence="true" stretchy="true">(</mo>
          <mrow>
            <mtable>
              <mtr>
                <mtd>
                  <mrow>
                    <mmultiscripts>
                      <msubsup>
                        <mi>g</mi>
                        <mrow>
                          <mi>A</mi>
                          <mi>,</mi>
                          <mi>k</mi>
                        </mrow>
                        <mrow/>
                      </msubsup>
                      <mprescripts/>
                      <mrow/>
                      <mi>S</mi>
                    </mmultiscripts>
                    <mo stretchy="false">−</mo>
                    <mmultiscripts>
                      <msubsup>
                        <mi>g</mi>
                        <mrow>
                          <mi>G</mi>
                          <mi>,</mi>
                          <mi>k</mi>
                        </mrow>
                        <mrow/>
                      </msubsup>
                      <mprescripts/>
                      <mrow/>
                      <mi>S</mi>
                    </mmultiscripts>
                  </mrow>
                </mtd>
              </mtr>
              <mtr>
                <mtd>
                  <mrow>
                    <mmultiscripts>
                      <msubsup>
                        <mi>m</mi>
                        <mrow>
                          <mi>M</mi>
                          <mi>,</mi>
                          <mi>k</mi>
                        </mrow>
                        <mrow/>
                      </msubsup>
                      <mprescripts/>
                      <mrow/>
                      <mi>S</mi>
                    </mmultiscripts>
                    <mo stretchy="false">−</mo>
                    <mmultiscripts>
                      <msubsup>
                        <mi>m</mi>
                        <mrow>
                          <mi>G</mi>
                          <mi>,</mi>
                          <mi>k</mi>
                        </mrow>
                        <mrow/>
                      </msubsup>
                      <mprescripts/>
                      <mrow/>
                      <mi>S</mi>
                    </mmultiscripts>
                  </mrow>
                </mtd>
              </mtr>
            </mtable>
          </mrow>
          <mo fence="true" stretchy="true">)</mo>
        </mrow>
        <mo stretchy="false">=</mo>
        <msub>
          <mi>C</mi>
          <mi>k</mi>
        </msub>
      </mrow>
      <mrow>
        <mrow>
          <mmultiscripts>
            <msubsup>
              <mi>x</mi>
              <mrow>
                <mi>ε</mi>
                <mi>,</mi>
                <mi>k</mi>
              </mrow>
              <mrow/>
            </msubsup>
            <mprescripts/>
            <mrow/>
            <mi>S</mi>
          </mmultiscripts>
          <mo stretchy="false">+</mo>
          <msub>
            <mi>v</mi>
            <mi>k</mi>
          </msub>
        </mrow>
        <mo stretchy="false">=</mo>
        <msub>
          <mi>C</mi>
          <mi>k</mi>
        </msub>
      </mrow>
      <mrow>
        <mrow>
          <mo fence="true" stretchy="true">(</mo>
          <mrow>
            <mtable>
              <mtr>
                <mtd>
                  <msub>
                    <mi>θ</mi>
                    <mrow>
                      <mi>ε</mi>
                      <mi>,</mi>
                      <mi>k</mi>
                    </mrow>
                  </msub>
                </mtd>
              </mtr>
              <mtr>
                <mtd>
                  <msub>
                    <mi>b</mi>
                    <mrow>
                      <mi>ε</mi>
                      <mi>,</mi>
                      <mi>k</mi>
                    </mrow>
                  </msub>
                </mtd>
              </mtr>
              <mtr>
                <mtd>
                  <mmultiscripts>
                    <msub>
                      <mi>a</mi>
                      <mrow>
                        <mi>ε</mi>
                        <mi>,</mi>
                        <mi>k</mi>
                      </mrow>
                    </msub>
                    <mprescripts/>
                    <mrow/>
                    <mi>S</mi>
                  </mmultiscripts>
                </mtd>
              </mtr>
              <mtr>
                <mtd>
                  <mmultiscripts>
                    <msub>
                      <mi>d</mi>
                      <mrow>
                        <mi>ε</mi>
                        <mi>,</mi>
                        <mi>k</mi>
                      </mrow>
                    </msub>
                    <mprescripts/>
                    <mrow/>
                    <mi>S</mi>
                  </mmultiscripts>
                </mtd>
              </mtr>
            </mtable>
          </mrow>
          <mo fence="true" stretchy="true">)</mo>
        </mrow>
        <mo stretchy="false">+</mo>
        <msub>
          <mi>v</mi>
          <mi>k</mi>
        </msub>
      </mrow>
    </mrow>
    <annotation encoding="StarMath 5.0">{{z} rsub {ε,k} rsup {}} lsub {} lsup {S} = left (matrix {{{g} rsub {A,k} rsup {}} lsub {} lsup {S} - {{g} rsub {G,k} rsup {}} lsub {} lsup {S} ## {{m} rsub {M,k} rsup {}} lsub {} lsup {S} - {{m} rsub {G,k} rsup {}} lsub {} lsup {S}} right ) = {C} rsub {k} {{x} rsub {ε,k} rsup {}} lsub {} lsup {S} + {v} rsub {k} = {C} rsub {k} left (matrix {{θ} rsub {ε,k} ## {b} rsub {ε,k} ## {{a} rsub {ε,k}} lsub {} lsup {S}  ## {{d} rsub {ε,k}} lsub {} lsup {S}} right ) + {v} rsub {k}</annotation>
  </semantics>
</math>
</file>

<file path=Object 34/content.xml><?xml version="1.0" encoding="utf-8"?>
<math xmlns="http://www.w3.org/1998/Math/MathML" display="block">
  <semantics>
    <msub>
      <mi>z</mi>
      <mi>ε</mi>
    </msub>
    <annotation encoding="StarMath 5.0">{z} rsub {ε}</annotation>
  </semantics>
</math>
</file>

<file path=Object 340/content.xml><?xml version="1.0" encoding="utf-8"?>
<math xmlns="http://www.w3.org/1998/Math/MathML" display="block">
  <semantics>
    <mrow>
      <mrow>
        <msub>
          <mi>Q</mi>
          <mrow>
            <mi>w</mi>
            <mi>,</mi>
            <mi>k</mi>
          </mrow>
        </msub>
        <mo stretchy="false">=</mo>
        <mi>E</mi>
      </mrow>
      <mrow>
        <mo fence="true" stretchy="true">[</mo>
        <mrow>
          <mrow>
            <msub>
              <mi>w</mi>
              <mi>k</mi>
            </msub>
            <msup>
              <msub>
                <mi>w</mi>
                <mi>k</mi>
              </msub>
              <mi>T</mi>
            </msup>
          </mrow>
        </mrow>
        <mo fence="true" stretchy="true">]</mo>
      </mrow>
    </mrow>
    <annotation encoding="StarMath 5.0">{Q} rsub {w,k} =E left [{w} rsub {k} {{w} rsub {k}} ^ {T} right ]</annotation>
  </semantics>
</math>
</file>

<file path=Object 342/content.xml><?xml version="1.0" encoding="utf-8"?>
<math xmlns="http://www.w3.org/1998/Math/MathML" display="block">
  <semantics>
    <mrow>
      <mrow>
        <msub>
          <mi>Q</mi>
          <mrow>
            <mi>v</mi>
            <mi>,</mi>
            <mi>k</mi>
          </mrow>
        </msub>
        <mo stretchy="false">=</mo>
        <mi>E</mi>
      </mrow>
      <mrow>
        <mo fence="true" stretchy="true">[</mo>
        <mrow>
          <msup>
            <mrow>
              <msub>
                <mi>v</mi>
                <mi>k</mi>
              </msub>
              <msub>
                <mi>v</mi>
                <mi>k</mi>
              </msub>
            </mrow>
            <mi>T</mi>
          </msup>
        </mrow>
        <mo fence="true" stretchy="true">]</mo>
      </mrow>
    </mrow>
    <annotation encoding="StarMath 5.0">{Q} rsub {v,k} =E left [{{v} rsub {k} {v} rsub {k}} ^ {T} right ]</annotation>
  </semantics>
</math>
</file>

<file path=Object 344/content.xml><?xml version="1.0" encoding="utf-8"?>
<math xmlns="http://www.w3.org/1998/Math/MathML" display="block">
  <semantics>
    <msub>
      <mi>Q</mi>
      <mrow>
        <mi>w</mi>
        <mi>,</mi>
        <mi>k</mi>
      </mrow>
    </msub>
    <annotation encoding="StarMath 5.0">{Q} rsub {w,k}</annotation>
  </semantics>
</math>
</file>

<file path=Object 346/content.xml><?xml version="1.0" encoding="utf-8"?>
<math xmlns="http://www.w3.org/1998/Math/MathML" display="block">
  <semantics>
    <msub>
      <mi>Q</mi>
      <mrow>
        <mi>v</mi>
        <mi>,</mi>
        <mi>k</mi>
      </mrow>
    </msub>
    <annotation encoding="StarMath 5.0">{Q} rsub {v,k}</annotation>
  </semantics>
</math>
</file>

<file path=Object 348/content.xml><?xml version="1.0" encoding="utf-8"?>
<math xmlns="http://www.w3.org/1998/Math/MathML" display="block">
  <semantics>
    <mmultiscripts>
      <msubsup>
        <mi>z</mi>
        <mrow>
          <mi>ε</mi>
          <mi>,</mi>
          <mi>k</mi>
        </mrow>
        <mrow/>
      </msubsup>
      <mprescripts/>
      <mrow/>
      <mi>S</mi>
    </mmultiscripts>
    <annotation encoding="StarMath 5.0">{{z} rsub {ε,k} rsup {}} lsub {} lsup {S}</annotation>
  </semantics>
</math>
</file>

<file path=Object 350/content.xml><?xml version="1.0" encoding="utf-8"?>
<math xmlns="http://www.w3.org/1998/Math/MathML" display="block">
  <semantics>
    <msub>
      <mi>x</mi>
      <mrow>
        <mi>ε</mi>
        <mi>,</mi>
        <mi>k</mi>
      </mrow>
    </msub>
    <annotation encoding="StarMath 5.0">{x} rsub {ε,k}</annotation>
  </semantics>
</math>
</file>

<file path=Object 352/content.xml><?xml version="1.0" encoding="utf-8"?>
<math xmlns="http://www.w3.org/1998/Math/MathML" display="block">
  <semantics>
    <msubsup>
      <mover accent="true">
        <mi>x</mi>
        <mo stretchy="true">^</mo>
      </mover>
      <mi>k</mi>
      <mtext>+</mtext>
    </msubsup>
    <annotation encoding="StarMath 5.0">{widehat {x}} rsub {k} rsup {"+"}</annotation>
  </semantics>
</math>
</file>

<file path=Object 354/content.xml><?xml version="1.0" encoding="utf-8"?>
<math xmlns="http://www.w3.org/1998/Math/MathML" display="block">
  <semantics>
    <msubsup>
      <mover accent="true">
        <mi>x</mi>
        <mo stretchy="true">^</mo>
      </mover>
      <mrow>
        <mi>ε</mi>
        <mi>,</mi>
        <mi>k</mi>
      </mrow>
      <mtext>+</mtext>
    </msubsup>
    <annotation encoding="StarMath 5.0">{widehat {x}} rsub {ε,k} rsup {"+"}</annotation>
  </semantics>
</math>
</file>

<file path=Object 356/content.xml><?xml version="1.0" encoding="utf-8"?>
<math xmlns="http://www.w3.org/1998/Math/MathML" display="block">
  <semantics>
    <msubsup>
      <mover accent="true">
        <mi>x</mi>
        <mo stretchy="true">^</mo>
      </mover>
      <mrow>
        <mi>ε</mi>
        <mi>,</mi>
        <mi>k</mi>
      </mrow>
      <mtext>-</mtext>
    </msubsup>
    <annotation encoding="StarMath 5.0">{widehat {x}} rsub {ε,k} rsup {"-"}</annotation>
  </semantics>
</math>
</file>

<file path=Object 358/content.xml><?xml version="1.0" encoding="utf-8"?>
<math xmlns="http://www.w3.org/1998/Math/MathML" display="block">
  <semantics>
    <msub>
      <mi>A</mi>
      <mi>k</mi>
    </msub>
    <annotation encoding="StarMath 5.0">{A} rsub {k}</annotation>
  </semantics>
</math>
</file>

<file path=Object 36/content.xml><?xml version="1.0" encoding="utf-8"?>
<math xmlns="http://www.w3.org/1998/Math/MathML" display="block">
  <semantics>
    <msub>
      <mi>x</mi>
      <mi>ε</mi>
    </msub>
    <annotation encoding="StarMath 5.0">{x} rsub {ε}</annotation>
  </semantics>
</math>
</file>

<file path=Object 360/content.xml><?xml version="1.0" encoding="utf-8"?>
<math xmlns="http://www.w3.org/1998/Math/MathML" display="block">
  <semantics>
    <mrow>
      <msubsup>
        <mover accent="true">
          <mi>x</mi>
          <mo stretchy="true">^</mo>
        </mover>
        <mrow>
          <mi>ε</mi>
          <mi>,</mi>
          <mi>k</mi>
        </mrow>
        <mtext>-</mtext>
      </msubsup>
      <mo stretchy="false">=</mo>
      <mrow>
        <mo fence="true" stretchy="true">(</mo>
        <mrow>
          <mtable>
            <mtr>
              <mtd>
                <msubsup>
                  <mover accent="true">
                    <mi>θ</mi>
                    <mo stretchy="true">^</mo>
                  </mover>
                  <mrow>
                    <mi>ε</mi>
                    <mi>,</mi>
                    <mi>k</mi>
                  </mrow>
                  <mtext>-</mtext>
                </msubsup>
              </mtd>
            </mtr>
            <mtr>
              <mtd>
                <msubsup>
                  <mover accent="true">
                    <mi>b</mi>
                    <mo stretchy="true">^</mo>
                  </mover>
                  <mrow>
                    <mi>ε</mi>
                    <mi>,</mi>
                    <mi>k</mi>
                  </mrow>
                  <mtext>-</mtext>
                </msubsup>
              </mtd>
            </mtr>
            <mtr>
              <mtd>
                <msubsup>
                  <mmultiscripts>
                    <mover accent="true">
                      <mi>a</mi>
                      <mo stretchy="true">^</mo>
                    </mover>
                    <mprescripts/>
                    <mrow/>
                    <mi>S</mi>
                  </mmultiscripts>
                  <mrow>
                    <mi>ε</mi>
                    <mi>,</mi>
                    <mi>k</mi>
                  </mrow>
                  <mtext>-</mtext>
                </msubsup>
              </mtd>
            </mtr>
            <mtr>
              <mtd>
                <msubsup>
                  <mmultiscripts>
                    <mover accent="true">
                      <mi>d</mi>
                      <mo stretchy="true">^</mo>
                    </mover>
                    <mprescripts/>
                    <mrow/>
                    <mi>S</mi>
                  </mmultiscripts>
                  <mrow>
                    <mi>ε</mi>
                    <mi>,</mi>
                    <mi>k</mi>
                  </mrow>
                  <mtext>-</mtext>
                </msubsup>
              </mtd>
            </mtr>
          </mtable>
        </mrow>
        <mo fence="true" stretchy="true">)</mo>
      </mrow>
      <mo stretchy="false">=</mo>
      <mn>0</mn>
    </mrow>
    <annotation encoding="StarMath 5.0">{widehat {x}} rsub {ε,k} rsup {"-"} = left (matrix {{widehat {θ}} rsub {ε,k} rsup {"-"} ## {widehat {b}} rsub {ε,k} rsup {"-"} ## {{widehat {a}} lsub {} lsup {S}} rsub {ε,k} rsup {"-"}  ## {{widehat {d}} lsub {} lsup {S}} rsub {ε,k} rsup {"-"}} right ) =0</annotation>
  </semantics>
</math>
</file>

<file path=Object 362/content.xml><?xml version="1.0" encoding="utf-8"?>
<math xmlns="http://www.w3.org/1998/Math/MathML" display="block">
  <semantics>
    <mrow>
      <mi>⇒</mi>
      <mrow>
        <msub>
          <mi>A</mi>
          <mi>k</mi>
        </msub>
        <mo stretchy="false">=</mo>
        <mn>0</mn>
      </mrow>
    </mrow>
    <annotation encoding="StarMath 5.0">⇒ {A} rsub {k} =0</annotation>
  </semantics>
</math>
</file>

<file path=Object 364/content.xml><?xml version="1.0" encoding="utf-8"?>
<math xmlns="http://www.w3.org/1998/Math/MathML" display="block">
  <semantics>
    <msubsup>
      <mi>P</mi>
      <mi>k</mi>
      <mtext>-</mtext>
    </msubsup>
    <annotation encoding="StarMath 5.0">{P} rsub {k} rsup {"-"}</annotation>
  </semantics>
</math>
</file>

<file path=Object 366/content.xml><?xml version="1.0" encoding="utf-8"?>
<math xmlns="http://www.w3.org/1998/Math/MathML" display="block">
  <semantics>
    <msub>
      <mi>A</mi>
      <mi>k</mi>
    </msub>
    <annotation encoding="StarMath 5.0">{A} rsub {k}</annotation>
  </semantics>
</math>
</file>

<file path=Object 368/content.xml><?xml version="1.0" encoding="utf-8"?>
<math xmlns="http://www.w3.org/1998/Math/MathML" display="block">
  <semantics>
    <msub>
      <mi>Q</mi>
      <mrow>
        <mi>w</mi>
        <mi>,</mi>
        <mi>k</mi>
      </mrow>
    </msub>
    <annotation encoding="StarMath 5.0">{Q} rsub {w,k}</annotation>
  </semantics>
</math>
</file>

<file path=Object 370/content.xml><?xml version="1.0" encoding="utf-8"?>
<math xmlns="http://www.w3.org/1998/Math/MathML" display="block">
  <semantics>
    <mrow>
      <mrow>
        <msubsup>
          <mi>P</mi>
          <mi>k</mi>
          <mtext>-</mtext>
        </msubsup>
        <mo stretchy="false">=</mo>
        <msub>
          <mi>A</mi>
          <mi>k</mi>
        </msub>
      </mrow>
      <mrow>
        <msup>
          <mrow>
            <msubsup>
              <mi>P</mi>
              <mrow>
                <mi>k</mi>
                <mo stretchy="false">−</mo>
                <mn>1</mn>
              </mrow>
              <mtext>+</mtext>
            </msubsup>
            <msub>
              <mi>A</mi>
              <mi>k</mi>
            </msub>
          </mrow>
          <mi>T</mi>
        </msup>
        <mo stretchy="false">+</mo>
        <msub>
          <mi>Q</mi>
          <mrow>
            <mi>w</mi>
            <mi>,</mi>
            <mi>k</mi>
          </mrow>
        </msub>
      </mrow>
    </mrow>
    <annotation encoding="StarMath 5.0">{P} rsub {k} rsup {"-"} = {A} rsub {k} {{P} rsub {k-1} rsup {"+"} {A} rsub {k}} ^ {T} + {Q} rsub {w,k}</annotation>
  </semantics>
</math>
</file>

<file path=Object 372/content.xml><?xml version="1.0" encoding="utf-8"?>
<math xmlns="http://www.w3.org/1998/Math/MathML" display="block">
  <semantics>
    <mrow>
      <msubsup>
        <mi>P</mi>
        <mi>k</mi>
        <mtext>-</mtext>
      </msubsup>
      <mo stretchy="false">=</mo>
      <msub>
        <mi>Q</mi>
        <mrow>
          <mi>w</mi>
          <mi>,</mi>
          <mi>k</mi>
        </mrow>
      </msub>
    </mrow>
    <annotation encoding="StarMath 5.0">{P} rsub {k} rsup {"-"} = {Q} rsub {w,k}</annotation>
  </semantics>
</math>
</file>

<file path=Object 374/content.xml><?xml version="1.0" encoding="utf-8"?>
<math xmlns="http://www.w3.org/1998/Math/MathML" display="block">
  <semantics>
    <msub>
      <mi>C</mi>
      <mi>k</mi>
    </msub>
    <annotation encoding="StarMath 5.0">{C} rsub {k}</annotation>
  </semantics>
</math>
</file>

<file path=Object 376/content.xml><?xml version="1.0" encoding="utf-8"?>
<math xmlns="http://www.w3.org/1998/Math/MathML" display="block">
  <semantics>
    <mrow>
      <mrow>
        <msub>
          <mi>C</mi>
          <mi>k</mi>
        </msub>
        <mo stretchy="false">=</mo>
        <mi mathvariant="italic">function</mi>
      </mrow>
      <mrow>
        <mo fence="true" stretchy="true">(</mo>
        <mrow>
          <mrow>
            <msubsup>
              <mmultiscripts>
                <mover accent="true">
                  <mi>g</mi>
                  <mo stretchy="true">^</mo>
                </mover>
                <mprescripts/>
                <mrow/>
                <mi>S</mi>
              </mmultiscripts>
              <mrow>
                <mi>G</mi>
                <mi>,</mi>
                <mi>k</mi>
              </mrow>
              <mtext>-</mtext>
            </msubsup>
            <mi>,</mi>
            <msubsup>
              <mmultiscripts>
                <mover accent="true">
                  <mi>m</mi>
                  <mo stretchy="true">^</mo>
                </mover>
                <mprescripts/>
                <mrow/>
                <mi>S</mi>
              </mmultiscripts>
              <mrow>
                <mi>G</mi>
                <mi>,</mi>
                <mi>k</mi>
              </mrow>
              <mtext>-</mtext>
            </msubsup>
          </mrow>
        </mrow>
        <mo fence="true" stretchy="true">)</mo>
      </mrow>
    </mrow>
    <annotation encoding="StarMath 5.0">{C} rsub {k} = function left ({{widehat {g}} lsub {} lsup {S}} rsub {G,k} rsup {"-"} ,  {{widehat {m}} lsub {} lsup {S}} rsub {G,k} rsup {"-"} right )</annotation>
  </semantics>
</math>
</file>

<file path=Object 378/content.xml><?xml version="1.0" encoding="utf-8"?>
<math xmlns="http://www.w3.org/1998/Math/MathML" display="block">
  <semantics>
    <msub>
      <mi>K</mi>
      <mi>k</mi>
    </msub>
    <annotation encoding="StarMath 5.0">{K} rsub {k}  </annotation>
  </semantics>
</math>
</file>

<file path=Object 38/content.xml><?xml version="1.0" encoding="utf-8"?>
<math xmlns="http://www.w3.org/1998/Math/MathML" display="block">
  <semantics>
    <mrow>
      <mmultiscripts>
        <msub>
          <mi>d</mi>
          <mi>k</mi>
        </msub>
        <mprescripts/>
        <mrow/>
        <mi>G</mi>
      </mmultiscripts>
      <mi>,</mi>
      <mmultiscripts>
        <msub>
          <mi>d</mi>
          <mi>k</mi>
        </msub>
        <mprescripts/>
        <mrow/>
        <mi>S</mi>
      </mmultiscripts>
    </mrow>
    <annotation encoding="StarMath 5.0">{{d} rsub {k}} lsub {} lsup {G} ,  {{d} rsub {k}} lsub {} lsup {S}</annotation>
  </semantics>
</math>
</file>

<file path=Object 380/content.xml><?xml version="1.0" encoding="utf-8"?>
<math xmlns="http://www.w3.org/1998/Math/MathML" display="block">
  <semantics>
    <mrow>
      <mrow>
        <msub>
          <mi>K</mi>
          <mi>k</mi>
        </msub>
        <mo stretchy="false">=</mo>
        <msubsup>
          <mi>P</mi>
          <mi>k</mi>
          <mtext>-</mtext>
        </msubsup>
      </mrow>
      <msup>
        <msub>
          <mi>C</mi>
          <mi>k</mi>
        </msub>
        <mi>T</mi>
      </msup>
      <msup>
        <mrow>
          <mo fence="true" stretchy="true">(</mo>
          <mrow>
            <mrow>
              <msub>
                <mi>C</mi>
                <mi>k</mi>
              </msub>
              <msubsup>
                <mi>P</mi>
                <mi>k</mi>
                <mtext>-</mtext>
              </msubsup>
              <mrow>
                <msup>
                  <msub>
                    <mi>C</mi>
                    <mi>k</mi>
                  </msub>
                  <mi>T</mi>
                </msup>
                <mo stretchy="false">+</mo>
                <msub>
                  <mi>Q</mi>
                  <mrow>
                    <mi>v</mi>
                    <mi>,</mi>
                    <mi>k</mi>
                  </mrow>
                </msub>
              </mrow>
            </mrow>
          </mrow>
          <mo fence="true" stretchy="true">)</mo>
        </mrow>
        <mrow>
          <mo stretchy="false">−</mo>
          <mn>1</mn>
        </mrow>
      </msup>
    </mrow>
    <annotation encoding="StarMath 5.0">{K} rsub {k} = {P} rsub {k} rsup {"-"} {{C} rsub {k}} ^ {T} {left ({C} rsub {k} {P} rsub {k} rsup {"-"} {{C} rsub {k}} ^ {T} + {Q} rsub {v,k} right )} ^ {-1}</annotation>
  </semantics>
</math>
</file>

<file path=Object 382/content.xml><?xml version="1.0" encoding="utf-8"?>
<math xmlns="http://www.w3.org/1998/Math/MathML" display="block">
  <semantics>
    <mrow>
      <mrow>
        <msub>
          <mi>K</mi>
          <mi>k</mi>
        </msub>
        <mo stretchy="false">=</mo>
        <msub>
          <mi>Q</mi>
          <mrow>
            <mi>w</mi>
            <mi>,</mi>
            <mi>k</mi>
          </mrow>
        </msub>
      </mrow>
      <msup>
        <msub>
          <mi>C</mi>
          <mi>k</mi>
        </msub>
        <mi>T</mi>
      </msup>
      <msup>
        <mrow>
          <mo fence="true" stretchy="true">(</mo>
          <mrow>
            <mrow>
              <msub>
                <mi>C</mi>
                <mi>k</mi>
              </msub>
              <msub>
                <mi>Q</mi>
                <mrow>
                  <mi>w</mi>
                  <mi>,</mi>
                  <mi>k</mi>
                </mrow>
              </msub>
              <mrow>
                <msup>
                  <msub>
                    <mi>C</mi>
                    <mi>k</mi>
                  </msub>
                  <mi>T</mi>
                </msup>
                <mo stretchy="false">+</mo>
                <msub>
                  <mi>Q</mi>
                  <mrow>
                    <mi>v</mi>
                    <mi>,</mi>
                    <mi>k</mi>
                  </mrow>
                </msub>
              </mrow>
            </mrow>
          </mrow>
          <mo fence="true" stretchy="true">)</mo>
        </mrow>
        <mrow>
          <mo stretchy="false">−</mo>
          <mn>1</mn>
        </mrow>
      </msup>
    </mrow>
    <annotation encoding="StarMath 5.0">{K} rsub {k} = {Q} rsub {w,k} {{C} rsub {k}} ^ {T} {left ({C} rsub {k} {Q} rsub {w,k} {{C} rsub {k}} ^ {T} + {Q} rsub {v,k} right )} ^ {-1}</annotation>
  </semantics>
</math>
</file>

<file path=Object 384/content.xml><?xml version="1.0" encoding="utf-8"?>
<math xmlns="http://www.w3.org/1998/Math/MathML" display="block">
  <semantics>
    <msubsup>
      <mover accent="true">
        <mi>x</mi>
        <mo stretchy="true">^</mo>
      </mover>
      <mrow>
        <mi>ε</mi>
        <mi>,</mi>
        <mi>k</mi>
      </mrow>
      <mtext>+</mtext>
    </msubsup>
    <annotation encoding="StarMath 5.0">{widehat {x}} rsub {ε,k} rsup {"+"}</annotation>
  </semantics>
</math>
</file>

<file path=Object 386/content.xml><?xml version="1.0" encoding="utf-8"?>
<math xmlns="http://www.w3.org/1998/Math/MathML" display="block">
  <semantics>
    <msubsup>
      <mover accent="true">
        <mi>x</mi>
        <mo stretchy="true">^</mo>
      </mover>
      <mrow>
        <mi>ε</mi>
        <mi>,</mi>
        <mi>k</mi>
      </mrow>
      <mtext>-</mtext>
    </msubsup>
    <annotation encoding="StarMath 5.0">{widehat {x}} rsub {ε,k} rsup {"-"}</annotation>
  </semantics>
</math>
</file>

<file path=Object 388/content.xml><?xml version="1.0" encoding="utf-8"?>
<math xmlns="http://www.w3.org/1998/Math/MathML" display="block">
  <semantics>
    <mmultiscripts>
      <msubsup>
        <mi>z</mi>
        <mrow>
          <mi>ε</mi>
          <mi>,</mi>
          <mi>k</mi>
        </mrow>
        <mrow/>
      </msubsup>
      <mprescripts/>
      <mrow/>
      <mi>S</mi>
    </mmultiscripts>
    <annotation encoding="StarMath 5.0">{{z} rsub {ε,k} rsup {}} lsub {} lsup {S}</annotation>
  </semantics>
</math>
</file>

<file path=Object 390/content.xml><?xml version="1.0" encoding="utf-8"?>
<math xmlns="http://www.w3.org/1998/Math/MathML" display="block">
  <semantics>
    <mrow>
      <mrow>
        <msubsup>
          <mover accent="true">
            <mi>x</mi>
            <mo stretchy="true">^</mo>
          </mover>
          <mrow>
            <mi>ε</mi>
            <mi>,</mi>
            <mi>k</mi>
          </mrow>
          <mtext>+</mtext>
        </msubsup>
        <mo stretchy="false">=</mo>
        <mrow>
          <msubsup>
            <mover accent="true">
              <mi>x</mi>
              <mo stretchy="true">^</mo>
            </mover>
            <mrow>
              <mi>ε</mi>
              <mi>,</mi>
              <mi>k</mi>
            </mrow>
            <mtext>-</mtext>
          </msubsup>
          <mo stretchy="false">+</mo>
          <msub>
            <mi>K</mi>
            <mi>k</mi>
          </msub>
        </mrow>
      </mrow>
      <mrow>
        <mo fence="true" stretchy="true">(</mo>
        <mrow>
          <mrow>
            <mrow>
              <mmultiscripts>
                <msubsup>
                  <mi>z</mi>
                  <mrow>
                    <mi>ε</mi>
                    <mi>,</mi>
                    <mi>k</mi>
                  </mrow>
                  <mrow/>
                </msubsup>
                <mprescripts/>
                <mrow/>
                <mi>S</mi>
              </mmultiscripts>
              <mo stretchy="false">−</mo>
              <msub>
                <mi>C</mi>
                <mi>k</mi>
              </msub>
            </mrow>
            <msubsup>
              <mover accent="true">
                <mi>x</mi>
                <mo stretchy="true">^</mo>
              </mover>
              <mrow>
                <mi>ε</mi>
                <mi>,</mi>
                <mi>k</mi>
              </mrow>
              <mtext>-</mtext>
            </msubsup>
          </mrow>
        </mrow>
        <mo fence="true" stretchy="true">)</mo>
      </mrow>
    </mrow>
    <annotation encoding="StarMath 5.0">{widehat {x}} rsub {ε,k} rsup {"+"} = {widehat {x}} rsub {ε,k} rsup {"-"} + {K} rsub {k} left ({{z} rsub {ε,k} rsup {}} lsub {} lsup {S} - {C} rsub {k} {widehat {x}} rsub {ε,k} rsup {"-"} right )</annotation>
  </semantics>
</math>
</file>

<file path=Object 392/content.xml><?xml version="1.0" encoding="utf-8"?>
<math xmlns="http://www.w3.org/1998/Math/MathML" display="block">
  <semantics>
    <mrow>
      <mrow>
        <msubsup>
          <mover accent="true">
            <mi>x</mi>
            <mo stretchy="true">^</mo>
          </mover>
          <mrow>
            <mi>ε</mi>
            <mi>,</mi>
            <mi>k</mi>
          </mrow>
          <mtext>+</mtext>
        </msubsup>
        <mo stretchy="false">=</mo>
        <mrow>
          <mo fence="true" stretchy="true">(</mo>
          <mrow>
            <mtable>
              <mtr>
                <mtd>
                  <msubsup>
                    <mover accent="true">
                      <mi>θ</mi>
                      <mo stretchy="true">^</mo>
                    </mover>
                    <mrow>
                      <mi>ε</mi>
                      <mi>,</mi>
                      <mi>k</mi>
                    </mrow>
                    <mtext>+</mtext>
                  </msubsup>
                </mtd>
              </mtr>
              <mtr>
                <mtd>
                  <msubsup>
                    <mover accent="true">
                      <mi>b</mi>
                      <mo stretchy="true">^</mo>
                    </mover>
                    <mrow>
                      <mi>ε</mi>
                      <mi>,</mi>
                      <mi>k</mi>
                    </mrow>
                    <mtext>+</mtext>
                  </msubsup>
                </mtd>
              </mtr>
              <mtr>
                <mtd>
                  <msubsup>
                    <mmultiscripts>
                      <mover accent="true">
                        <mi>a</mi>
                        <mo stretchy="true">^</mo>
                      </mover>
                      <mprescripts/>
                      <mrow/>
                      <mi>S</mi>
                    </mmultiscripts>
                    <mrow>
                      <mi>ε</mi>
                      <mi>,</mi>
                      <mi>k</mi>
                    </mrow>
                    <mtext>+</mtext>
                  </msubsup>
                </mtd>
              </mtr>
              <mtr>
                <mtd>
                  <msubsup>
                    <mmultiscripts>
                      <mover accent="true">
                        <mi>d</mi>
                        <mo stretchy="true">^</mo>
                      </mover>
                      <mprescripts/>
                      <mrow/>
                      <mi>S</mi>
                    </mmultiscripts>
                    <mrow>
                      <mi>ε</mi>
                      <mi>,</mi>
                      <mi>k</mi>
                    </mrow>
                    <mtext>+</mtext>
                  </msubsup>
                </mtd>
              </mtr>
            </mtable>
          </mrow>
          <mo fence="true" stretchy="true">)</mo>
        </mrow>
        <mo stretchy="false">=</mo>
        <msub>
          <mi>K</mi>
          <mi>k</mi>
        </msub>
      </mrow>
      <mrow>
        <mmultiscripts>
          <msubsup>
            <mi>z</mi>
            <mrow>
              <mi>ε</mi>
              <mi>,</mi>
              <mi>k</mi>
            </mrow>
            <mrow/>
          </msubsup>
          <mprescripts/>
          <mrow/>
          <mi>S</mi>
        </mmultiscripts>
        <mo stretchy="false">=</mo>
        <msub>
          <mi>K</mi>
          <mi>k</mi>
        </msub>
      </mrow>
      <mrow>
        <mo fence="true" stretchy="true">(</mo>
        <mrow>
          <mtable>
            <mtr>
              <mtd>
                <mrow>
                  <mmultiscripts>
                    <msubsup>
                      <mover accent="true">
                        <mi>g</mi>
                        <mo stretchy="true">^</mo>
                      </mover>
                      <mrow>
                        <mi>A</mi>
                        <mi>,</mi>
                        <mi>k</mi>
                      </mrow>
                      <mtext>-</mtext>
                    </msubsup>
                    <mprescripts/>
                    <mrow/>
                    <mi>S</mi>
                  </mmultiscripts>
                  <mo stretchy="false">−</mo>
                  <mmultiscripts>
                    <msubsup>
                      <mover accent="true">
                        <mi>g</mi>
                        <mo stretchy="true">^</mo>
                      </mover>
                      <mrow>
                        <mi>G</mi>
                        <mi>,</mi>
                        <mi>k</mi>
                      </mrow>
                      <mtext>-</mtext>
                    </msubsup>
                    <mprescripts/>
                    <mrow/>
                    <mi>S</mi>
                  </mmultiscripts>
                </mrow>
              </mtd>
            </mtr>
            <mtr>
              <mtd>
                <mrow>
                  <mmultiscripts>
                    <msubsup>
                      <mover accent="true">
                        <mi>m</mi>
                        <mo stretchy="true">^</mo>
                      </mover>
                      <mrow>
                        <mi>M</mi>
                        <mi>,</mi>
                        <mi>k</mi>
                      </mrow>
                      <mtext>-</mtext>
                    </msubsup>
                    <mprescripts/>
                    <mrow/>
                    <mi>S</mi>
                  </mmultiscripts>
                  <mo stretchy="false">−</mo>
                  <mmultiscripts>
                    <msubsup>
                      <mover accent="true">
                        <mi>m</mi>
                        <mo stretchy="true">^</mo>
                      </mover>
                      <mrow>
                        <mi>G</mi>
                        <mi>,</mi>
                        <mi>k</mi>
                      </mrow>
                      <mtext>-</mtext>
                    </msubsup>
                    <mprescripts/>
                    <mrow/>
                    <mi>S</mi>
                  </mmultiscripts>
                </mrow>
              </mtd>
            </mtr>
          </mtable>
        </mrow>
        <mo fence="true" stretchy="true">)</mo>
      </mrow>
    </mrow>
    <annotation encoding="StarMath 5.0">{widehat {x}} rsub {ε,k} rsup {"+"} = left (matrix {{widehat {θ}} rsub {ε,k} rsup {"+"} ## {widehat {b}} rsub {ε,k} rsup {"+"} ## {{widehat {a}} lsub {} lsup {S}} rsub {ε,k} rsup {"+"}  ## {{widehat {d}} lsub {} lsup {S}} rsub {ε,k} rsup {"+"}} right ) = {K} rsub {k} {{z} rsub {ε,k} rsup {}} lsub {} lsup {S} = {K} rsub {k} left (matrix {{{widehat {g}} rsub {A,k} rsup {"-"}} lsub {} lsup {S} - {{widehat {g}} rsub {G,k} rsup {"-"}} lsub {} lsup {S} ## {{widehat {m}} rsub {M,k} rsup {"-"}} lsub {} lsup {S} - {{widehat {m}} rsub {G,k} rsup {"-"}} lsub {} lsup {S}} right )</annotation>
  </semantics>
</math>
</file>

<file path=Object 394/content.xml><?xml version="1.0" encoding="utf-8"?>
<math xmlns="http://www.w3.org/1998/Math/MathML" display="block">
  <semantics>
    <msubsup>
      <mi>P</mi>
      <mi>k</mi>
      <mtext>+</mtext>
    </msubsup>
    <annotation encoding="StarMath 5.0">{P} rsub {k} rsup {"+"}</annotation>
  </semantics>
</math>
</file>

<file path=Object 396/content.xml><?xml version="1.0" encoding="utf-8"?>
<math xmlns="http://www.w3.org/1998/Math/MathML" display="block">
  <semantics>
    <mrow>
      <mrow>
        <msubsup>
          <mi>P</mi>
          <mi>k</mi>
          <mtext>+</mtext>
        </msubsup>
        <mo stretchy="false">=</mo>
        <mrow>
          <mo fence="true" stretchy="true">(</mo>
          <mrow>
            <mrow>
              <mrow>
                <mi>I</mi>
                <mo stretchy="false">−</mo>
                <msub>
                  <mi>K</mi>
                  <mi>k</mi>
                </msub>
              </mrow>
              <msub>
                <mi>C</mi>
                <mi>k</mi>
              </msub>
            </mrow>
          </mrow>
          <mo fence="true" stretchy="true">)</mo>
        </mrow>
      </mrow>
      <msubsup>
        <mi>P</mi>
        <mi>k</mi>
        <mtext>-</mtext>
      </msubsup>
    </mrow>
    <annotation encoding="StarMath 5.0">{P} rsub {k} rsup {"+"} = left (I- {K} rsub {k} {C} rsub {k} right ) {P} rsub {k} rsup {"-"}</annotation>
  </semantics>
</math>
</file>

<file path=Object 398/content.xml><?xml version="1.0" encoding="utf-8"?>
<math xmlns="http://www.w3.org/1998/Math/MathML" display="block">
  <semantics>
    <msubsup>
      <mi>P</mi>
      <mi>k</mi>
      <mrow>
        <mrow>
          <mrow>
            <mrow>
              <mo stretchy="false">+</mo>
              <mrow/>
            </mrow>
            <mo stretchy="false">=</mo>
            <mrow>
              <mo fence="true" stretchy="true">(</mo>
              <mrow>
                <mrow>
                  <mrow>
                    <mi>I</mi>
                    <mo stretchy="false">−</mo>
                    <msub>
                      <mi>K</mi>
                      <mi>k</mi>
                    </msub>
                  </mrow>
                  <msub>
                    <mi>C</mi>
                    <mi>k</mi>
                  </msub>
                </mrow>
              </mrow>
              <mo fence="true" stretchy="true">)</mo>
            </mrow>
          </mrow>
          <msub>
            <mi>Q</mi>
            <mrow>
              <mi>w</mi>
              <mi>,</mi>
              <mi>k</mi>
            </mrow>
          </msub>
        </mrow>
        <mrow/>
      </mrow>
    </msubsup>
    <annotation encoding="StarMath 5.0">{P} rsub {k} rsup {+} = left (I- {K} rsub {k} {C} rsub {k} right ) {Q} rsub {w,k}</annotation>
  </semantics>
</math>
</file>

<file path=Object 4/content.xml><?xml version="1.0" encoding="utf-8"?>
<math xmlns="http://www.w3.org/1998/Math/MathML" display="block">
  <semantics>
    <mi>k</mi>
    <annotation encoding="StarMath 5.0">k</annotation>
  </semantics>
</math>
</file>

<file path=Object 40/content.xml><?xml version="1.0" encoding="utf-8"?>
<math xmlns="http://www.w3.org/1998/Math/MathML" display="block">
  <semantics>
    <mrow>
      <mmultiscripts>
        <msub>
          <mi>d</mi>
          <mrow>
            <mi>ε</mi>
            <mi>,</mi>
            <mi>k</mi>
          </mrow>
        </msub>
        <mprescripts/>
        <mrow/>
        <mi>G</mi>
      </mmultiscripts>
      <mi>,</mi>
      <mmultiscripts>
        <msub>
          <mi>d</mi>
          <mrow>
            <mi>ε</mi>
            <mi>,</mi>
            <mi>k</mi>
          </mrow>
        </msub>
        <mprescripts/>
        <mrow/>
        <mi>S</mi>
      </mmultiscripts>
    </mrow>
    <annotation encoding="StarMath 5.0">{{d} rsub {ε,k}} lsub {} lsup {G} ,  {{d} rsub {ε,k}} lsub {} lsup {S}</annotation>
  </semantics>
</math>
</file>

<file path=Object 400/content.xml><?xml version="1.0" encoding="utf-8"?>
<math xmlns="http://www.w3.org/1998/Math/MathML" display="block">
  <semantics>
    <msubsup>
      <mover accent="true">
        <mi>x</mi>
        <mo stretchy="true">^</mo>
      </mover>
      <mi>k</mi>
      <mtext>+</mtext>
    </msubsup>
    <annotation encoding="StarMath 5.0">{widehat {x}} rsub {k} rsup {"+"}</annotation>
  </semantics>
</math>
</file>

<file path=Object 402/content.xml><?xml version="1.0" encoding="utf-8"?>
<math xmlns="http://www.w3.org/1998/Math/MathML" display="block">
  <semantics>
    <msubsup>
      <mover accent="true">
        <mi>x</mi>
        <mo stretchy="true">^</mo>
      </mover>
      <mrow>
        <mi>ε</mi>
        <mi>,</mi>
        <mi>k</mi>
      </mrow>
      <mtext>+</mtext>
    </msubsup>
    <annotation encoding="StarMath 5.0">{widehat {x}} rsub {ε,k} rsup {"+"}</annotation>
  </semantics>
</math>
</file>

<file path=Object 404/content.xml><?xml version="1.0" encoding="utf-8"?>
<math xmlns="http://www.w3.org/1998/Math/MathML" display="block">
  <semantics>
    <mrow>
      <mrow>
        <msubsup>
          <mover accent="true">
            <mi>R</mi>
            <mo stretchy="true">^</mo>
          </mover>
          <mi>k</mi>
          <mtext>+</mtext>
        </msubsup>
        <mo stretchy="false">=</mo>
        <mi>Δ</mi>
      </mrow>
      <mi>R</mi>
      <mrow>
        <mo fence="true" stretchy="true">(</mo>
        <mrow>
          <mrow>
            <mo stretchy="false">−</mo>
            <msubsup>
              <mover accent="true">
                <mi>θ</mi>
                <mo stretchy="true">^</mo>
              </mover>
              <mrow>
                <mi>ε</mi>
                <mi>,</mi>
                <mi>k</mi>
              </mrow>
              <mtext>+</mtext>
            </msubsup>
          </mrow>
        </mrow>
        <mo fence="true" stretchy="true">)</mo>
      </mrow>
      <msubsup>
        <mover accent="true">
          <mi>R</mi>
          <mo stretchy="true">^</mo>
        </mover>
        <mi>k</mi>
        <mtext>-</mtext>
      </msubsup>
    </mrow>
    <annotation encoding="StarMath 5.0">{widehat {R}} rsub {k} rsup {"+"} = Δ R left (- {widehat {θ}} rsub {ε,k} rsup {"+"} right ) {widehat {R}} rsub {k} rsup {"-"}</annotation>
  </semantics>
</math>
</file>

<file path=Object 406/content.xml><?xml version="1.0" encoding="utf-8"?>
<math xmlns="http://www.w3.org/1998/Math/MathML" display="block">
  <semantics>
    <mrow>
      <mrow>
        <mo fence="true" stretchy="true">(</mo>
        <mrow>
          <mtable>
            <mtr>
              <mtd>
                <msubsup>
                  <mover accent="true">
                    <mi>b</mi>
                    <mo stretchy="true">^</mo>
                  </mover>
                  <mi>k</mi>
                  <mtext>+</mtext>
                </msubsup>
              </mtd>
            </mtr>
            <mtr>
              <mtd>
                <msubsup>
                  <mmultiscripts>
                    <mover accent="true">
                      <mi>a</mi>
                      <mo stretchy="true">^</mo>
                    </mover>
                    <mprescripts/>
                    <mrow/>
                    <mi>S</mi>
                  </mmultiscripts>
                  <mi>k</mi>
                  <mtext>+</mtext>
                </msubsup>
              </mtd>
            </mtr>
            <mtr>
              <mtd>
                <msubsup>
                  <mmultiscripts>
                    <mover accent="true">
                      <mi>d</mi>
                      <mo stretchy="true">^</mo>
                    </mover>
                    <mprescripts/>
                    <mrow/>
                    <mi>S</mi>
                  </mmultiscripts>
                  <mi>k</mi>
                  <mtext>+</mtext>
                </msubsup>
              </mtd>
            </mtr>
          </mtable>
        </mrow>
        <mo fence="true" stretchy="true">)</mo>
      </mrow>
      <mo stretchy="false">=</mo>
      <mrow>
        <mrow>
          <mo fence="true" stretchy="true">(</mo>
          <mrow>
            <mtable>
              <mtr>
                <mtd>
                  <msubsup>
                    <mover accent="true">
                      <mi>b</mi>
                      <mo stretchy="true">^</mo>
                    </mover>
                    <mi>k</mi>
                    <mtext>-</mtext>
                  </msubsup>
                </mtd>
              </mtr>
              <mtr>
                <mtd>
                  <msubsup>
                    <mmultiscripts>
                      <mover accent="true">
                        <mi>a</mi>
                        <mo stretchy="true">^</mo>
                      </mover>
                      <mprescripts/>
                      <mrow/>
                      <mi>S</mi>
                    </mmultiscripts>
                    <mi>k</mi>
                    <mtext>-</mtext>
                  </msubsup>
                </mtd>
              </mtr>
              <mtr>
                <mtd>
                  <msubsup>
                    <mmultiscripts>
                      <mover accent="true">
                        <mi>d</mi>
                        <mo stretchy="true">^</mo>
                      </mover>
                      <mprescripts/>
                      <mrow/>
                      <mi>S</mi>
                    </mmultiscripts>
                    <mi>k</mi>
                    <mtext>-</mtext>
                  </msubsup>
                </mtd>
              </mtr>
            </mtable>
          </mrow>
          <mo fence="true" stretchy="true">)</mo>
        </mrow>
        <mo stretchy="false">−</mo>
        <mrow>
          <mo fence="true" stretchy="true">(</mo>
          <mrow>
            <mtable>
              <mtr>
                <mtd>
                  <msubsup>
                    <mover accent="true">
                      <mi>b</mi>
                      <mo stretchy="true">^</mo>
                    </mover>
                    <mrow>
                      <mi>ε</mi>
                      <mi>,</mi>
                      <mi>k</mi>
                    </mrow>
                    <mtext>+</mtext>
                  </msubsup>
                </mtd>
              </mtr>
              <mtr>
                <mtd>
                  <msubsup>
                    <mmultiscripts>
                      <mover accent="true">
                        <mi>a</mi>
                        <mo stretchy="true">^</mo>
                      </mover>
                      <mprescripts/>
                      <mrow/>
                      <mi>S</mi>
                    </mmultiscripts>
                    <mrow>
                      <mi>ε</mi>
                      <mi>,</mi>
                      <mi>k</mi>
                    </mrow>
                    <mtext>+</mtext>
                  </msubsup>
                </mtd>
              </mtr>
              <mtr>
                <mtd>
                  <msubsup>
                    <mmultiscripts>
                      <mover accent="true">
                        <mi>d</mi>
                        <mo stretchy="true">^</mo>
                      </mover>
                      <mprescripts/>
                      <mrow/>
                      <mi>S</mi>
                    </mmultiscripts>
                    <mrow>
                      <mi>ε</mi>
                      <mi>,</mi>
                      <mi>k</mi>
                    </mrow>
                    <mtext>+</mtext>
                  </msubsup>
                </mtd>
              </mtr>
            </mtable>
          </mrow>
          <mo fence="true" stretchy="true">)</mo>
        </mrow>
      </mrow>
    </mrow>
    <annotation encoding="StarMath 5.0">left (matrix {{widehat {b}} rsub {k} rsup {"+"} ## {{widehat {a}} lsub {} lsup {S}} rsub {k} rsup {"+"}  ## {{widehat {d}} lsub {} lsup {S}} rsub {k} rsup {"+"}} right ) = left (matrix {{widehat {b}} rsub {k} rsup {"-"} ## {{widehat {a}} lsub {} lsup {S}} rsub {k} rsup {"-"}  ## {{widehat {d}} lsub {} lsup {S}} rsub {k} rsup {"-"}} right ) - left (matrix {{widehat {b}} rsub {ε,k} rsup {"+"} ## {{widehat {a}} lsub {} lsup {S}} rsub {ε,k} rsup {"+"}  ## {{widehat {d}} lsub {} lsup {S}} rsub {ε,k} rsup {"+"}} right )</annotation>
  </semantics>
</math>
</file>

<file path=Object 408/content.xml><?xml version="1.0" encoding="utf-8"?>
<math xmlns="http://www.w3.org/1998/Math/MathML" display="block">
  <semantics>
    <msubsup>
      <mover accent="true">
        <mi>x</mi>
        <mo stretchy="true">^</mo>
      </mover>
      <mrow>
        <mi>ε</mi>
        <mi>,</mi>
        <mrow>
          <mi>k</mi>
          <mo stretchy="false">+</mo>
          <mn>1</mn>
        </mrow>
      </mrow>
      <mtext>-</mtext>
    </msubsup>
    <annotation encoding="StarMath 5.0">{widehat {x}} rsub {ε,k+1} rsup {"-"}</annotation>
  </semantics>
</math>
</file>

<file path=Object 410/content.xml><?xml version="1.0" encoding="utf-8"?>
<math xmlns="http://www.w3.org/1998/Math/MathML" display="block">
  <semantics>
    <mrow>
      <mi>k</mi>
      <mo stretchy="false">+</mo>
      <mn>1</mn>
    </mrow>
    <annotation encoding="StarMath 5.0">k+1</annotation>
  </semantics>
</math>
</file>

<file path=Object 412/content.xml><?xml version="1.0" encoding="utf-8"?>
<math xmlns="http://www.w3.org/1998/Math/MathML" display="block">
  <semantics>
    <msub>
      <mi>A</mi>
      <mi>k</mi>
    </msub>
    <annotation encoding="StarMath 5.0">{A} rsub {k}</annotation>
  </semantics>
</math>
</file>

<file path=Object 414/content.xml><?xml version="1.0" encoding="utf-8"?>
<math xmlns="http://www.w3.org/1998/Math/MathML" display="block">
  <semantics>
    <msub>
      <mi>Q</mi>
      <mrow>
        <mi>w</mi>
        <mi>,</mi>
        <mrow>
          <mi>k</mi>
          <mo stretchy="false">+</mo>
          <mn>1</mn>
        </mrow>
      </mrow>
    </msub>
    <annotation encoding="StarMath 5.0">{Q} rsub {w,k+1}</annotation>
  </semantics>
</math>
</file>

<file path=Object 416/content.xml><?xml version="1.0" encoding="utf-8"?>
<math xmlns="http://www.w3.org/1998/Math/MathML" display="block">
  <semantics>
    <msubsup>
      <mi>P</mi>
      <mi>k</mi>
      <mtext>+</mtext>
    </msubsup>
    <annotation encoding="StarMath 5.0">{P} rsub {k} rsup {"+"}</annotation>
  </semantics>
</math>
</file>

<file path=Object 418/content.xml><?xml version="1.0" encoding="utf-8"?>
<math xmlns="http://www.w3.org/1998/Math/MathML" display="block">
  <semantics>
    <mrow>
      <mrow>
        <msub>
          <mi>Q</mi>
          <mrow>
            <mi>w</mi>
            <mi>,</mi>
            <mrow>
              <mi>k</mi>
              <mo stretchy="false">+</mo>
              <mn>1</mn>
            </mrow>
          </mrow>
        </msub>
        <mo stretchy="false">=</mo>
        <mi>Q</mi>
      </mrow>
      <mrow>
        <mo fence="true" stretchy="true">(</mo>
        <mrow>
          <msubsup>
            <mi>P</mi>
            <mi>k</mi>
            <mtext>+</mtext>
          </msubsup>
        </mrow>
        <mo fence="true" stretchy="true">)</mo>
      </mrow>
    </mrow>
    <annotation encoding="StarMath 5.0">{Q} rsub {w,k+1} =Q left ({P} rsub {k} rsup {"+"} right )</annotation>
  </semantics>
</math>
</file>

<file path=Object 42/content.xml><?xml version="1.0" encoding="utf-8"?>
<math xmlns="http://www.w3.org/1998/Math/MathML" display="block">
  <semantics>
    <mmultiscripts>
      <msubsup>
        <mi>g</mi>
        <mi>k</mi>
        <mrow/>
      </msubsup>
      <mprescripts/>
      <mrow/>
      <mi>G</mi>
    </mmultiscripts>
    <annotation encoding="StarMath 5.0">{{g} rsub {k} rsup {}} lsub {} lsup {G}</annotation>
  </semantics>
</math>
</file>

<file path=Object 420/content.xml><?xml version="1.0" encoding="utf-8"?>
<math xmlns="http://www.w3.org/1998/Math/MathML" display="block">
  <semantics>
    <msub>
      <mi>y</mi>
      <mrow>
        <mi>G</mi>
        <mi>,</mi>
        <mi>k</mi>
      </mrow>
    </msub>
    <annotation encoding="StarMath 5.0">{y} rsub {G,k}</annotation>
  </semantics>
</math>
</file>

<file path=Object 422/content.xml><?xml version="1.0" encoding="utf-8"?>
<math xmlns="http://www.w3.org/1998/Math/MathML" display="block">
  <semantics>
    <mrow>
      <msub>
        <mi>y</mi>
        <mrow>
          <mi>G</mi>
          <mi>,</mi>
          <mi>k</mi>
        </mrow>
      </msub>
      <mo stretchy="false">=</mo>
      <mrow>
        <msub>
          <mi>ω</mi>
          <mi>k</mi>
        </msub>
        <mo stretchy="false">+</mo>
        <msub>
          <mi>b</mi>
          <mi>k</mi>
        </msub>
        <mo stretchy="false">+</mo>
        <msub>
          <mi>v</mi>
          <mrow>
            <mi>G</mi>
            <mi>,</mi>
            <mi>k</mi>
          </mrow>
        </msub>
      </mrow>
    </mrow>
    <annotation encoding="StarMath 5.0">{y} rsub {G,k} = {ω} rsub {k} + {b} rsub {k} + {v} rsub {G,k}</annotation>
  </semantics>
</math>
</file>

<file path=Object 424/content.xml><?xml version="1.0" encoding="utf-8"?>
<math xmlns="http://www.w3.org/1998/Math/MathML" display="block">
  <semantics>
    <msub>
      <mi>ω</mi>
      <mi>k</mi>
    </msub>
    <annotation encoding="StarMath 5.0">{ω} rsub {k}</annotation>
  </semantics>
</math>
</file>

<file path=Object 426/content.xml><?xml version="1.0" encoding="utf-8"?>
<math xmlns="http://www.w3.org/1998/Math/MathML" display="block">
  <semantics>
    <msub>
      <mi>b</mi>
      <mi>k</mi>
    </msub>
    <annotation encoding="StarMath 5.0">{b} rsub {k}</annotation>
  </semantics>
</math>
</file>

<file path=Object 428/content.xml><?xml version="1.0" encoding="utf-8"?>
<math xmlns="http://www.w3.org/1998/Math/MathML" display="block">
  <semantics>
    <msub>
      <mi>v</mi>
      <mrow>
        <mi>G</mi>
        <mi>,</mi>
        <mi>k</mi>
      </mrow>
    </msub>
    <annotation encoding="StarMath 5.0">{v} rsub {G,k}</annotation>
  </semantics>
</math>
</file>

<file path=Object 430/content.xml><?xml version="1.0" encoding="utf-8"?>
<math xmlns="http://www.w3.org/1998/Math/MathML" display="block">
  <semantics>
    <msub>
      <mi>y</mi>
      <mrow>
        <mi>G</mi>
        <mi>,</mi>
        <mi>k</mi>
      </mrow>
    </msub>
    <annotation encoding="StarMath 5.0">{y} rsub {G,k}</annotation>
  </semantics>
</math>
</file>

<file path=Object 432/content.xml><?xml version="1.0" encoding="utf-8"?>
<math xmlns="http://www.w3.org/1998/Math/MathML" display="block">
  <semantics>
    <msub>
      <mi>b</mi>
      <mi>k</mi>
    </msub>
    <annotation encoding="StarMath 5.0">{b} rsub {k}</annotation>
  </semantics>
</math>
</file>

<file path=Object 434/content.xml><?xml version="1.0" encoding="utf-8"?>
<math xmlns="http://www.w3.org/1998/Math/MathML" display="block">
  <semantics>
    <mrow>
      <msub>
        <mi>b</mi>
        <mi>k</mi>
      </msub>
      <mo stretchy="false">=</mo>
      <mrow>
        <msub>
          <mi>b</mi>
          <mrow>
            <mi>k</mi>
            <mo stretchy="false">−</mo>
            <mn>1</mn>
          </mrow>
        </msub>
        <mo stretchy="false">+</mo>
        <msub>
          <mi>w</mi>
          <mrow>
            <mi>b</mi>
            <mi>,</mi>
            <mi>k</mi>
          </mrow>
        </msub>
      </mrow>
    </mrow>
    <annotation encoding="StarMath 5.0">{b} rsub {k} = {b} rsub {k-1} + {w} rsub {b,k}</annotation>
  </semantics>
</math>
</file>

<file path=Object 436/content.xml><?xml version="1.0" encoding="utf-8"?>
<math xmlns="http://www.w3.org/1998/Math/MathML" display="block">
  <semantics>
    <msub>
      <mi>w</mi>
      <mrow>
        <mi>b</mi>
        <mi>,</mi>
        <mi>k</mi>
      </mrow>
    </msub>
    <annotation encoding="StarMath 5.0">{w} rsub {b,k}</annotation>
  </semantics>
</math>
</file>

<file path=Object 438/content.xml><?xml version="1.0" encoding="utf-8"?>
<math xmlns="http://www.w3.org/1998/Math/MathML" display="block">
  <semantics>
    <msub>
      <mi>w</mi>
      <mrow>
        <mi>b</mi>
        <mi>,</mi>
        <mi>k</mi>
      </mrow>
    </msub>
    <annotation encoding="StarMath 5.0">{w} rsub {b,k}</annotation>
  </semantics>
</math>
</file>

<file path=Object 44/content.xml><?xml version="1.0" encoding="utf-8"?>
<math xmlns="http://www.w3.org/1998/Math/MathML" display="block">
  <semantics>
    <mrow>
      <mmultiscripts>
        <msubsup>
          <mi>g</mi>
          <mrow>
            <mi>A</mi>
            <mi>,</mi>
            <mi>k</mi>
          </mrow>
          <mrow/>
        </msubsup>
        <mprescripts/>
        <mrow/>
        <mi>G</mi>
      </mmultiscripts>
      <mi>,</mi>
      <mmultiscripts>
        <msubsup>
          <mi>g</mi>
          <mrow>
            <mi>A</mi>
            <mi>,</mi>
            <mi>k</mi>
          </mrow>
          <mrow/>
        </msubsup>
        <mprescripts/>
        <mrow/>
        <mi>S</mi>
      </mmultiscripts>
    </mrow>
    <annotation encoding="StarMath 5.0">{{g} rsub {A,k} rsup {}} lsub {} lsup {G} , {{g} rsub {A,k} rsup {}} lsub {} lsup {S}</annotation>
  </semantics>
</math>
</file>

<file path=Object 440/content.xml><?xml version="1.0" encoding="utf-8"?>
<math xmlns="http://www.w3.org/1998/Math/MathML" display="block">
  <semantics>
    <mrow>
      <msubsup>
        <mover accent="true">
          <mi>b</mi>
          <mo stretchy="true">^</mo>
        </mover>
        <mi>k</mi>
        <mtext>-</mtext>
      </msubsup>
      <mo stretchy="false">=</mo>
      <msubsup>
        <mover accent="true">
          <mi>b</mi>
          <mo stretchy="true">^</mo>
        </mover>
        <mrow>
          <mi>k</mi>
          <mo stretchy="false">−</mo>
          <mn>1</mn>
        </mrow>
        <mtext>+</mtext>
      </msubsup>
    </mrow>
    <annotation encoding="StarMath 5.0">{widehat {b}} rsub {k} rsup {"-"} = {widehat {b}} rsub {k-1} rsup {"+"}</annotation>
  </semantics>
</math>
</file>

<file path=Object 442/content.xml><?xml version="1.0" encoding="utf-8"?>
<math xmlns="http://www.w3.org/1998/Math/MathML" display="block">
  <semantics>
    <msubsup>
      <mover accent="true">
        <mi>b</mi>
        <mo stretchy="true">^</mo>
      </mover>
      <mrow>
        <mi>ε</mi>
        <mi>,</mi>
        <mi>k</mi>
      </mrow>
      <mtext>-</mtext>
    </msubsup>
    <annotation encoding="StarMath 5.0">{widehat {b}} rsub {ε,k} rsup {"-"}</annotation>
  </semantics>
</math>
</file>

<file path=Object 444/content.xml><?xml version="1.0" encoding="utf-8"?>
<math xmlns="http://www.w3.org/1998/Math/MathML" display="block">
  <semantics>
    <msubsup>
      <mover accent="true">
        <mi>b</mi>
        <mo stretchy="true">^</mo>
      </mover>
      <mrow>
        <mi>ε</mi>
        <mi>,</mi>
        <mrow>
          <mi>k</mi>
          <mo stretchy="false">−</mo>
          <mn>1</mn>
        </mrow>
      </mrow>
      <mtext>+</mtext>
    </msubsup>
    <annotation encoding="StarMath 5.0">{widehat {b}} rsub {ε,k-1} rsup {"+"}</annotation>
  </semantics>
</math>
</file>

<file path=Object 446/content.xml><?xml version="1.0" encoding="utf-8"?>
<math xmlns="http://www.w3.org/1998/Math/MathML" display="block">
  <semantics>
    <msubsup>
      <mover accent="true">
        <mi>b</mi>
        <mo stretchy="true">^</mo>
      </mover>
      <mrow>
        <mi>ε</mi>
        <mi>,</mi>
        <mi>k</mi>
      </mrow>
      <mrow>
        <mrow>
          <mrow>
            <mo stretchy="false">−</mo>
            <mrow/>
          </mrow>
          <mo stretchy="false">=</mo>
          <msubsup>
            <mover accent="true">
              <mi>b</mi>
              <mo stretchy="true">^</mo>
            </mover>
            <mi>k</mi>
            <mrow>
              <mrow>
                <mrow>
                  <mrow>
                    <mo stretchy="false">−</mo>
                    <mrow/>
                  </mrow>
                  <mo stretchy="false">−</mo>
                  <msub>
                    <mi>b</mi>
                    <mi>k</mi>
                  </msub>
                </mrow>
                <mo stretchy="false">=</mo>
                <msubsup>
                  <mover accent="true">
                    <mi>b</mi>
                    <mo stretchy="true">^</mo>
                  </mover>
                  <mrow>
                    <mi>k</mi>
                    <mo stretchy="false">−</mo>
                    <mn>1</mn>
                  </mrow>
                  <mrow>
                    <mrow>
                      <mrow>
                        <mrow>
                          <mo stretchy="false">+</mo>
                          <mrow/>
                        </mrow>
                        <mo stretchy="false">−</mo>
                        <msub>
                          <mi>b</mi>
                          <mi>k</mi>
                        </msub>
                      </mrow>
                      <mo stretchy="false">=</mo>
                      <msubsup>
                        <mover accent="true">
                          <mi>b</mi>
                          <mo stretchy="true">^</mo>
                        </mover>
                        <mrow>
                          <mi>k</mi>
                          <mo stretchy="false">−</mo>
                          <mn>1</mn>
                        </mrow>
                        <mrow>
                          <mrow>
                            <mrow>
                              <mrow>
                                <mo stretchy="false">+</mo>
                                <mrow/>
                              </mrow>
                              <mo stretchy="false">−</mo>
                              <mrow>
                                <mo fence="true" stretchy="true">(</mo>
                                <mrow>
                                  <mrow>
                                    <msub>
                                      <mi>b</mi>
                                      <mrow>
                                        <mi>k</mi>
                                        <mo stretchy="false">−</mo>
                                        <mn>1</mn>
                                      </mrow>
                                    </msub>
                                    <mo stretchy="false">+</mo>
                                    <msub>
                                      <mi>w</mi>
                                      <mrow>
                                        <mi>b</mi>
                                        <mi>,</mi>
                                        <mi>k</mi>
                                      </mrow>
                                    </msub>
                                  </mrow>
                                </mrow>
                                <mo fence="true" stretchy="true">)</mo>
                              </mrow>
                            </mrow>
                            <mo stretchy="false">=</mo>
                            <mrow/>
                          </mrow>
                          <mrow/>
                        </mrow>
                      </msubsup>
                    </mrow>
                    <mrow/>
                  </mrow>
                </msubsup>
              </mrow>
              <mrow/>
            </mrow>
          </msubsup>
        </mrow>
        <mrow/>
      </mrow>
    </msubsup>
    <annotation encoding="StarMath 5.0">{widehat {b}} rsub {ε,k} rsup {-} = {widehat {b}} rsub {k} rsup {-} - {b} rsub {k} = {widehat {b}} rsub {k-1} rsup {+} - {b} rsub {k} = {widehat {b}} rsub {k-1} rsup {+} - left ({b} rsub {k-1} + {w} rsub {b,k} right ) = left ({widehat {b}} rsub {k-1} rsup {+} - {b} rsub {k-1} right ) - {w} rsub {b,k}</annotation>
  </semantics>
</math>
</file>

<file path=Object 448/content.xml><?xml version="1.0" encoding="utf-8"?>
<math xmlns="http://www.w3.org/1998/Math/MathML" display="block">
  <semantics>
    <msubsup>
      <mrow>
        <mi>⇒</mi>
        <mover accent="true">
          <mi>b</mi>
          <mo stretchy="true">^</mo>
        </mover>
      </mrow>
      <mrow>
        <mi>ε</mi>
        <mi>,</mi>
        <mi>k</mi>
      </mrow>
      <mrow>
        <mrow>
          <mrow>
            <mo stretchy="false">−</mo>
            <mrow/>
          </mrow>
          <mo stretchy="false">=</mo>
          <msubsup>
            <mover accent="true">
              <mi>b</mi>
              <mo stretchy="true">^</mo>
            </mover>
            <mrow>
              <mi>ε</mi>
              <mi>,</mi>
              <mrow>
                <mi>k</mi>
                <mo stretchy="false">−</mo>
                <mn>1</mn>
              </mrow>
            </mrow>
            <mrow>
              <mrow>
                <mrow>
                  <mo stretchy="false">+</mo>
                  <mrow/>
                </mrow>
                <mo stretchy="false">−</mo>
                <msub>
                  <mi>w</mi>
                  <mrow>
                    <mi>b</mi>
                    <mi>,</mi>
                    <mi>k</mi>
                  </mrow>
                </msub>
              </mrow>
              <mrow/>
            </mrow>
          </msubsup>
        </mrow>
        <mrow/>
      </mrow>
    </msubsup>
    <annotation encoding="StarMath 5.0">{⇒ widehat {b}} rsub {ε,k} rsup {-} = {widehat {b}} rsub {ε,k-1} rsup {+} - {w} rsub {b,k}</annotation>
  </semantics>
</math>
</file>

<file path=Object 450/content.xml><?xml version="1.0" encoding="utf-8"?>
<math xmlns="http://www.w3.org/1998/Math/MathML" display="block">
  <semantics>
    <msubsup>
      <mover accent="true">
        <mi>ω</mi>
        <mo stretchy="true">^</mo>
      </mover>
      <mi>k</mi>
      <mtext>-</mtext>
    </msubsup>
    <annotation encoding="StarMath 5.0">{widehat {ω}} rsub {k} rsup {"-"}</annotation>
  </semantics>
</math>
</file>

<file path=Object 452/content.xml><?xml version="1.0" encoding="utf-8"?>
<math xmlns="http://www.w3.org/1998/Math/MathML" display="block">
  <semantics>
    <msub>
      <mi>ω</mi>
      <mi>k</mi>
    </msub>
    <annotation encoding="StarMath 5.0">{ω} rsub {k}</annotation>
  </semantics>
</math>
</file>

<file path=Object 454/content.xml><?xml version="1.0" encoding="utf-8"?>
<math xmlns="http://www.w3.org/1998/Math/MathML" display="block">
  <semantics>
    <msub>
      <mi>y</mi>
      <mrow>
        <mi>G</mi>
        <mi>,</mi>
        <mi>k</mi>
      </mrow>
    </msub>
    <annotation encoding="StarMath 5.0">{y} rsub {G,k}</annotation>
  </semantics>
</math>
</file>

<file path=Object 456/content.xml><?xml version="1.0" encoding="utf-8"?>
<math xmlns="http://www.w3.org/1998/Math/MathML" display="block">
  <semantics>
    <mrow>
      <msubsup>
        <mover accent="true">
          <mi>ω</mi>
          <mo stretchy="true">^</mo>
        </mover>
        <mi>k</mi>
        <mtext>-</mtext>
      </msubsup>
      <mo stretchy="false">=</mo>
      <mrow>
        <msub>
          <mi>y</mi>
          <mrow>
            <mi>G</mi>
            <mi>,</mi>
            <mi>k</mi>
          </mrow>
        </msub>
        <mo stretchy="false">−</mo>
        <msubsup>
          <mover accent="true">
            <mi>b</mi>
            <mo stretchy="true">^</mo>
          </mover>
          <mi>k</mi>
          <mtext>-</mtext>
        </msubsup>
      </mrow>
      <mo stretchy="false">=</mo>
      <mrow>
        <msub>
          <mi>y</mi>
          <mrow>
            <mi>G</mi>
            <mi>,</mi>
            <mi>k</mi>
          </mrow>
        </msub>
        <mo stretchy="false">−</mo>
        <msubsup>
          <mover accent="true">
            <mi>b</mi>
            <mo stretchy="true">^</mo>
          </mover>
          <mrow>
            <mi>k</mi>
            <mo stretchy="false">−</mo>
            <mn>1</mn>
          </mrow>
          <mtext>+</mtext>
        </msubsup>
      </mrow>
    </mrow>
    <annotation encoding="StarMath 5.0">{widehat {ω}} rsub {k} rsup {"-"} = {y} rsub {G,k} - {widehat {b}} rsub {k} rsup {"-"} = {y} rsub {G,k} - {widehat {b}} rsub {k-1} rsup {"+"}</annotation>
  </semantics>
</math>
</file>

<file path=Object 458/content.xml><?xml version="1.0" encoding="utf-8"?>
<math xmlns="http://www.w3.org/1998/Math/MathML" display="block">
  <semantics>
    <msub>
      <mi>y</mi>
      <mrow>
        <mi>G</mi>
        <mi>,</mi>
        <mi>k</mi>
      </mrow>
    </msub>
    <annotation encoding="StarMath 5.0">{y} rsub {G,k}</annotation>
  </semantics>
</math>
</file>

<file path=Object 46/content.xml><?xml version="1.0" encoding="utf-8"?>
<math xmlns="http://www.w3.org/1998/Math/MathML" display="block">
  <semantics>
    <mrow>
      <mmultiscripts>
        <msubsup>
          <mi>g</mi>
          <mrow>
            <mi>G</mi>
            <mi>,</mi>
            <mi>k</mi>
          </mrow>
          <mrow/>
        </msubsup>
        <mprescripts/>
        <mrow/>
        <mi>G</mi>
      </mmultiscripts>
      <mi>,</mi>
      <mmultiscripts>
        <msubsup>
          <mi>g</mi>
          <mrow>
            <mi>G</mi>
            <mi>,</mi>
            <mi>k</mi>
          </mrow>
          <mrow/>
        </msubsup>
        <mprescripts/>
        <mrow/>
        <mi>S</mi>
      </mmultiscripts>
    </mrow>
    <annotation encoding="StarMath 5.0">{{g} rsub {G,k} rsup {}} lsub {} lsup {G} , {{g} rsub {G,k} rsup {}} lsub {} lsup {S}</annotation>
  </semantics>
</math>
</file>

<file path=Object 460/content.xml><?xml version="1.0" encoding="utf-8"?>
<math xmlns="http://www.w3.org/1998/Math/MathML" display="block">
  <semantics>
    <mrow>
      <msubsup>
        <mover accent="true">
          <mi>ω</mi>
          <mo stretchy="true">^</mo>
        </mover>
        <mi>k</mi>
        <mtext>-</mtext>
      </msubsup>
      <mo stretchy="false">=</mo>
      <mrow>
        <msub>
          <mi>ω</mi>
          <mi>k</mi>
        </msub>
        <mo stretchy="false">+</mo>
        <msub>
          <mi>b</mi>
          <mi>k</mi>
        </msub>
        <mo stretchy="false">+</mo>
        <msub>
          <mi>v</mi>
          <mrow>
            <mi>G</mi>
            <mi>,</mi>
            <mi>k</mi>
          </mrow>
        </msub>
        <mo stretchy="false">−</mo>
        <msubsup>
          <mover accent="true">
            <mi>b</mi>
            <mo stretchy="true">^</mo>
          </mover>
          <mrow>
            <mi>k</mi>
            <mo stretchy="false">−</mo>
            <mn>1</mn>
          </mrow>
          <mtext>+</mtext>
        </msubsup>
      </mrow>
      <mo stretchy="false">=</mo>
      <mrow>
        <msub>
          <mi>ω</mi>
          <mi>k</mi>
        </msub>
        <mo stretchy="false">+</mo>
        <msub>
          <mi>b</mi>
          <mrow>
            <mi>k</mi>
            <mo stretchy="false">−</mo>
            <mn>1</mn>
          </mrow>
        </msub>
        <mo stretchy="false">+</mo>
        <msub>
          <mi>w</mi>
          <mrow>
            <mi>b</mi>
            <mi>,</mi>
            <mi>k</mi>
          </mrow>
        </msub>
        <mo stretchy="false">+</mo>
        <msub>
          <mi>v</mi>
          <mrow>
            <mi>G</mi>
            <mi>,</mi>
            <mi>k</mi>
          </mrow>
        </msub>
        <mo stretchy="false">−</mo>
        <msubsup>
          <mover accent="true">
            <mi>b</mi>
            <mo stretchy="true">^</mo>
          </mover>
          <mrow>
            <mi>k</mi>
            <mo stretchy="false">−</mo>
            <mn>1</mn>
          </mrow>
          <mtext>+</mtext>
        </msubsup>
      </mrow>
    </mrow>
    <annotation encoding="StarMath 5.0">{widehat {ω}} rsub {k} rsup {"-"} = {ω} rsub {k} + {b} rsub {k} + {v} rsub {G,k} - {widehat {b}} rsub {k-1} rsup {"+"} = {ω} rsub {k} + {b} rsub {k-1} + {w} rsub {b,k} + {v} rsub {G,k} - {widehat {b}} rsub {k-1} rsup {"+"}</annotation>
  </semantics>
</math>
</file>

<file path=Object 462/content.xml><?xml version="1.0" encoding="utf-8"?>
<math xmlns="http://www.w3.org/1998/Math/MathML" display="block">
  <semantics>
    <mrow>
      <mi>⇒</mi>
      <msubsup>
        <mover accent="true">
          <mi>ω</mi>
          <mo stretchy="true">^</mo>
        </mover>
        <mi>k</mi>
        <mrow>
          <mrow>
            <mrow>
              <mrow>
                <mo stretchy="false">−</mo>
                <mrow/>
              </mrow>
              <mo stretchy="false">=</mo>
              <msub>
                <mi>ω</mi>
                <mi>k</mi>
              </msub>
            </mrow>
            <msubsup>
              <mrow>
                <mo stretchy="false">−</mo>
                <mover accent="true">
                  <mi>b</mi>
                  <mo stretchy="true">^</mo>
                </mover>
              </mrow>
              <mrow>
                <mi>ε</mi>
                <mi>,</mi>
                <mrow>
                  <mi>k</mi>
                  <mo stretchy="false">−</mo>
                  <mn>1</mn>
                </mrow>
              </mrow>
              <mrow>
                <mrow>
                  <mrow>
                    <mo stretchy="false">+</mo>
                    <mrow/>
                  </mrow>
                  <mo stretchy="false">+</mo>
                  <msub>
                    <mi>w</mi>
                    <mrow>
                      <mi>b</mi>
                      <mi>,</mi>
                      <mi>k</mi>
                    </mrow>
                  </msub>
                  <mo stretchy="false">+</mo>
                  <msub>
                    <mi>v</mi>
                    <mrow>
                      <mi>G</mi>
                      <mi>,</mi>
                      <mi>k</mi>
                    </mrow>
                  </msub>
                </mrow>
                <mrow/>
              </mrow>
            </msubsup>
          </mrow>
          <mrow/>
        </mrow>
      </msubsup>
    </mrow>
    <annotation encoding="StarMath 5.0">⇒ {widehat {ω}} rsub {k} rsup {-} = {ω} rsub {k} {- widehat {b}} rsub {ε,k-1} rsup {+} + {w} rsub {b,k} + {v} rsub {G,k}</annotation>
  </semantics>
</math>
</file>

<file path=Object 464/content.xml><?xml version="1.0" encoding="utf-8"?>
<math xmlns="http://www.w3.org/1998/Math/MathML" display="block">
  <semantics>
    <mrow>
      <mi>⇒</mi>
      <msubsup>
        <mover accent="true">
          <mi>ω</mi>
          <mo stretchy="true">^</mo>
        </mover>
        <mrow>
          <mi>ε</mi>
          <mi>,</mi>
          <mi>k</mi>
        </mrow>
        <mrow>
          <mrow>
            <mrow>
              <mo stretchy="false">−</mo>
              <mrow/>
            </mrow>
            <mo stretchy="false">=</mo>
            <msubsup>
              <mover accent="true">
                <mi>ω</mi>
                <mo stretchy="true">^</mo>
              </mover>
              <mi>k</mi>
              <mrow>
                <mrow>
                  <mrow>
                    <mrow>
                      <mo stretchy="false">−</mo>
                      <mrow/>
                    </mrow>
                    <mo stretchy="false">−</mo>
                    <msub>
                      <mi>ω</mi>
                      <mi>k</mi>
                    </msub>
                  </mrow>
                  <mo stretchy="false">=</mo>
                  <mrow>
                    <mo stretchy="false">−</mo>
                    <msubsup>
                      <mover accent="true">
                        <mi>b</mi>
                        <mo stretchy="true">^</mo>
                      </mover>
                      <mrow>
                        <mi>ε</mi>
                        <mi>,</mi>
                        <mrow>
                          <mi>k</mi>
                          <mo stretchy="false">−</mo>
                          <mn>1</mn>
                        </mrow>
                      </mrow>
                      <mrow>
                        <mrow>
                          <mrow>
                            <mo stretchy="false">+</mo>
                            <mrow/>
                          </mrow>
                          <mo stretchy="false">+</mo>
                          <msub>
                            <mi>w</mi>
                            <mrow>
                              <mi>b</mi>
                              <mi>,</mi>
                              <mi>k</mi>
                            </mrow>
                          </msub>
                          <mo stretchy="false">+</mo>
                          <msub>
                            <mi>v</mi>
                            <mrow>
                              <mi>G</mi>
                              <mi>,</mi>
                              <mi>k</mi>
                            </mrow>
                          </msub>
                        </mrow>
                        <mrow/>
                      </mrow>
                    </msubsup>
                  </mrow>
                </mrow>
                <mrow/>
              </mrow>
            </msubsup>
          </mrow>
          <mrow/>
        </mrow>
      </msubsup>
    </mrow>
    <annotation encoding="StarMath 5.0">⇒ {widehat {ω}} rsub {ε,k} rsup {-} = {widehat {ω}} rsub {k} rsup {-} - {ω} rsub {k} = - {widehat {b}} rsub {ε,k-1} rsup {+} + {w} rsub {b,k} + {v} rsub {G,k}</annotation>
  </semantics>
</math>
</file>

<file path=Object 466/content.xml><?xml version="1.0" encoding="utf-8"?>
<math xmlns="http://www.w3.org/1998/Math/MathML" display="block">
  <semantics>
    <mrow>
      <msub>
        <mi>y</mi>
        <mrow>
          <mi>A</mi>
          <mi>,</mi>
          <mi>k</mi>
        </mrow>
      </msub>
      <mo stretchy="false">=</mo>
      <mrow>
        <mrow>
          <mo stretchy="false">−</mo>
          <mmultiscripts>
            <msub>
              <mi>a</mi>
              <mi>k</mi>
            </msub>
            <mprescripts/>
            <mrow/>
            <mi>S</mi>
          </mmultiscripts>
        </mrow>
        <mo stretchy="false">+</mo>
        <mmultiscripts>
          <msub>
            <mi>g</mi>
            <mi>k</mi>
          </msub>
          <mprescripts/>
          <mrow/>
          <mi>S</mi>
        </mmultiscripts>
        <mo stretchy="false">−</mo>
        <msub>
          <mi>v</mi>
          <mrow>
            <mi>A</mi>
            <mi>,</mi>
            <mi>k</mi>
          </mrow>
        </msub>
      </mrow>
    </mrow>
    <annotation encoding="StarMath 5.0">{y} rsub {A,k} =- {{a} rsub {k}} lsub {} lsup {S} + {{g} rsub {k}} lsub {} lsup {S} - {v} rsub {A,k}</annotation>
  </semantics>
</math>
</file>

<file path=Object 468/content.xml><?xml version="1.0" encoding="utf-8"?>
<math xmlns="http://www.w3.org/1998/Math/MathML" display="block">
  <semantics>
    <mrow>
      <msub>
        <mi>y</mi>
        <mrow>
          <mi>A</mi>
          <mi>,</mi>
          <mi>k</mi>
        </mrow>
      </msub>
      <mo stretchy="false">=</mo>
      <mrow>
        <mmultiscripts>
          <msub>
            <mi>a</mi>
            <mi>k</mi>
          </msub>
          <mprescripts/>
          <mrow/>
          <mi>S</mi>
        </mmultiscripts>
        <mo stretchy="false">−</mo>
        <mmultiscripts>
          <msub>
            <mi>g</mi>
            <mi>k</mi>
          </msub>
          <mprescripts/>
          <mrow/>
          <mi>S</mi>
        </mmultiscripts>
        <mo stretchy="false">+</mo>
        <msub>
          <mi>v</mi>
          <mrow>
            <mi>A</mi>
            <mi>,</mi>
            <mi>k</mi>
          </mrow>
        </msub>
      </mrow>
    </mrow>
    <annotation encoding="StarMath 5.0">{y} rsub {A,k} = {{a} rsub {k}} lsub {} lsup {S} - {{g} rsub {k}} lsub {} lsup {S} + {v} rsub {A,k}</annotation>
  </semantics>
</math>
</file>

<file path=Object 470/content.xml><?xml version="1.0" encoding="utf-8"?>
<math xmlns="http://www.w3.org/1998/Math/MathML" display="block">
  <semantics>
    <mrow>
      <mrow>
        <mmultiscripts>
          <msub>
            <mi>a</mi>
            <mi>k</mi>
          </msub>
          <mprescripts/>
          <mrow/>
          <mi>G</mi>
        </mmultiscripts>
        <mo stretchy="false">=</mo>
        <msub>
          <mi>c</mi>
          <mi>a</mi>
        </msub>
      </mrow>
      <mrow>
        <mmultiscripts>
          <msub>
            <mi>a</mi>
            <mrow>
              <mi>k</mi>
              <mo stretchy="false">−</mo>
              <mn>1</mn>
            </mrow>
          </msub>
          <mprescripts/>
          <mrow/>
          <mi>G</mi>
        </mmultiscripts>
        <mo stretchy="false">+</mo>
        <msub>
          <mi>w</mi>
          <mrow>
            <mi>a</mi>
            <mi>,</mi>
            <mi>k</mi>
          </mrow>
        </msub>
      </mrow>
    </mrow>
    <annotation encoding="StarMath 5.0">{{a} rsub {k}} lsub {} lsup {G} = {c} rsub {a} {{a} rsub {k-1}} lsub {} lsup {G} + {w} rsub {a,k}</annotation>
  </semantics>
</math>
</file>

<file path=Object 472/content.xml><?xml version="1.0" encoding="utf-8"?>
<math xmlns="http://www.w3.org/1998/Math/MathML" display="block">
  <semantics>
    <msub>
      <mi>w</mi>
      <mrow>
        <mi>a</mi>
        <mi>,</mi>
        <mi>k</mi>
      </mrow>
    </msub>
    <annotation encoding="StarMath 5.0">{w} rsub {a,k}</annotation>
  </semantics>
</math>
</file>

<file path=Object 474/content.xml><?xml version="1.0" encoding="utf-8"?>
<math xmlns="http://www.w3.org/1998/Math/MathML" display="block">
  <semantics>
    <msub>
      <mi>c</mi>
      <mi>a</mi>
    </msub>
    <annotation encoding="StarMath 5.0">{c} rsub {a}</annotation>
  </semantics>
</math>
</file>

<file path=Object 476/content.xml><?xml version="1.0" encoding="utf-8"?>
<math xmlns="http://www.w3.org/1998/Math/MathML" display="block">
  <semantics>
    <mrow>
      <mrow>
        <msubsup>
          <mmultiscripts>
            <mover accent="true">
              <mi>a</mi>
              <mo stretchy="true">^</mo>
            </mover>
            <mprescripts/>
            <mrow/>
            <mi>G</mi>
          </mmultiscripts>
          <mi>k</mi>
          <mtext>-</mtext>
        </msubsup>
        <mo stretchy="false">=</mo>
        <msub>
          <mi>c</mi>
          <mi>a</mi>
        </msub>
      </mrow>
      <msubsup>
        <mmultiscripts>
          <mover accent="true">
            <mi>a</mi>
            <mo stretchy="true">^</mo>
          </mover>
          <mprescripts/>
          <mrow/>
          <mi>G</mi>
        </mmultiscripts>
        <mrow>
          <mi>k</mi>
          <mo stretchy="false">−</mo>
          <mn>1</mn>
        </mrow>
        <mtext>+</mtext>
      </msubsup>
    </mrow>
    <annotation encoding="StarMath 5.0">{{widehat {a}} lsub {} lsup {G}} rsub {k} rsup {"-"} = {c} rsub {a} {{widehat {a}} lsub {} lsup {G}} rsub {k-1} rsup {"+"}</annotation>
  </semantics>
</math>
</file>

<file path=Object 478/content.xml><?xml version="1.0" encoding="utf-8"?>
<math xmlns="http://www.w3.org/1998/Math/MathML" display="block">
  <semantics>
    <msubsup>
      <mmultiscripts>
        <mover accent="true">
          <mi>a</mi>
          <mo stretchy="true">^</mo>
        </mover>
        <mprescripts/>
        <mrow/>
        <mi>G</mi>
      </mmultiscripts>
      <mrow>
        <mi>ε</mi>
        <mi>,</mi>
        <mi>k</mi>
      </mrow>
      <mtext>-</mtext>
    </msubsup>
    <annotation encoding="StarMath 5.0">{{widehat {a}} lsub {} lsup {G}} rsub {ε,k} rsup {"-"}</annotation>
  </semantics>
</math>
</file>

<file path=Object 48/content.xml><?xml version="1.0" encoding="utf-8"?>
<math xmlns="http://www.w3.org/1998/Math/MathML" display="block">
  <semantics>
    <mmultiscripts>
      <msubsup>
        <mi>g</mi>
        <mrow>
          <mi>ε</mi>
          <mi>,</mi>
          <mi mathvariant="italic">AG</mi>
          <mi>,</mi>
          <mi>k</mi>
        </mrow>
        <mrow/>
      </msubsup>
      <mprescripts/>
      <mrow/>
      <mi>G</mi>
    </mmultiscripts>
    <annotation encoding="StarMath 5.0">{{g} rsub {ε,AG,k} rsup {}} lsub {} lsup {G}</annotation>
  </semantics>
</math>
</file>

<file path=Object 480/content.xml><?xml version="1.0" encoding="utf-8"?>
<math xmlns="http://www.w3.org/1998/Math/MathML" display="block">
  <semantics>
    <msubsup>
      <mmultiscripts>
        <mover accent="true">
          <mi>a</mi>
          <mo stretchy="true">^</mo>
        </mover>
        <mprescripts/>
        <mrow/>
        <mi>G</mi>
      </mmultiscripts>
      <mrow>
        <mi>ε</mi>
        <mi>,</mi>
        <mrow>
          <mi>k</mi>
          <mo stretchy="false">−</mo>
          <mn>1</mn>
        </mrow>
      </mrow>
      <mtext>+</mtext>
    </msubsup>
    <annotation encoding="StarMath 5.0">{{widehat {a}} lsub {} lsup {G}} rsub {ε,k-1} rsup {"+"}</annotation>
  </semantics>
</math>
</file>

<file path=Object 482/content.xml><?xml version="1.0" encoding="utf-8"?>
<math xmlns="http://www.w3.org/1998/Math/MathML" display="block">
  <semantics>
    <msubsup>
      <mmultiscripts>
        <mover accent="true">
          <mi>a</mi>
          <mo stretchy="true">^</mo>
        </mover>
        <mprescripts/>
        <mrow/>
        <mi>G</mi>
      </mmultiscripts>
      <mrow>
        <mi>ε</mi>
        <mi>,</mi>
        <mi>k</mi>
      </mrow>
      <mrow>
        <mrow>
          <mrow>
            <mo stretchy="false">−</mo>
            <mrow/>
          </mrow>
          <mo stretchy="false">=</mo>
          <msubsup>
            <mmultiscripts>
              <mover accent="true">
                <mi>a</mi>
                <mo stretchy="true">^</mo>
              </mover>
              <mprescripts/>
              <mrow/>
              <mi>G</mi>
            </mmultiscripts>
            <mi>k</mi>
            <mrow>
              <mrow>
                <mrow>
                  <mrow>
                    <mrow>
                      <mo stretchy="false">−</mo>
                      <mrow/>
                    </mrow>
                    <mo stretchy="false">−</mo>
                    <mmultiscripts>
                      <msub>
                        <mi>a</mi>
                        <mi>k</mi>
                      </msub>
                      <mprescripts/>
                      <mrow/>
                      <mi>G</mi>
                    </mmultiscripts>
                  </mrow>
                  <mo stretchy="false">=</mo>
                  <msub>
                    <mi>c</mi>
                    <mi>a</mi>
                  </msub>
                </mrow>
                <msubsup>
                  <mmultiscripts>
                    <mover accent="true">
                      <mi>a</mi>
                      <mo stretchy="true">^</mo>
                    </mover>
                    <mprescripts/>
                    <mrow/>
                    <mi>G</mi>
                  </mmultiscripts>
                  <mrow>
                    <mi>k</mi>
                    <mo stretchy="false">−</mo>
                    <mn>1</mn>
                  </mrow>
                  <mrow>
                    <mrow>
                      <mrow>
                        <mrow>
                          <mrow>
                            <mo stretchy="false">+</mo>
                            <mrow/>
                          </mrow>
                          <mo stretchy="false">−</mo>
                          <mmultiscripts>
                            <msub>
                              <mi>a</mi>
                              <mi>k</mi>
                            </msub>
                            <mprescripts/>
                            <mrow/>
                            <mi>G</mi>
                          </mmultiscripts>
                        </mrow>
                        <mo stretchy="false">=</mo>
                        <msub>
                          <mi>c</mi>
                          <mi>a</mi>
                        </msub>
                      </mrow>
                      <msubsup>
                        <mmultiscripts>
                          <mover accent="true">
                            <mi>a</mi>
                            <mo stretchy="true">^</mo>
                          </mover>
                          <mprescripts/>
                          <mrow/>
                          <mi>G</mi>
                        </mmultiscripts>
                        <mrow>
                          <mi>k</mi>
                          <mo stretchy="false">−</mo>
                          <mn>1</mn>
                        </mrow>
                        <mrow>
                          <mrow>
                            <mrow>
                              <mo stretchy="false">+</mo>
                              <mrow/>
                            </mrow>
                            <mo stretchy="false">−</mo>
                            <mrow>
                              <mo fence="true" stretchy="true">(</mo>
                              <mrow>
                                <mrow>
                                  <msub>
                                    <mi>c</mi>
                                    <mi>a</mi>
                                  </msub>
                                  <mrow>
                                    <mmultiscripts>
                                      <msub>
                                        <mi>a</mi>
                                        <mrow>
                                          <mi>k</mi>
                                          <mo stretchy="false">−</mo>
                                          <mn>1</mn>
                                        </mrow>
                                      </msub>
                                      <mprescripts/>
                                      <mrow/>
                                      <mi>G</mi>
                                    </mmultiscripts>
                                    <mo stretchy="false">+</mo>
                                    <msub>
                                      <mi>w</mi>
                                      <mrow>
                                        <mi>a</mi>
                                        <mi>,</mi>
                                        <mi>k</mi>
                                      </mrow>
                                    </msub>
                                  </mrow>
                                </mrow>
                              </mrow>
                              <mo fence="true" stretchy="true">)</mo>
                            </mrow>
                          </mrow>
                          <mrow/>
                        </mrow>
                      </msubsup>
                    </mrow>
                    <mrow/>
                  </mrow>
                </msubsup>
              </mrow>
              <mrow/>
            </mrow>
          </msubsup>
        </mrow>
        <mrow/>
      </mrow>
    </msubsup>
    <annotation encoding="StarMath 5.0">{{widehat {a}} lsub {} lsup {G}} rsub {ε,k} rsup {-} = {{widehat {a}} lsub {} lsup {G}} rsub {k} rsup {-} - {{a} rsub {k}} lsub {} lsup {G} = {c} rsub {a} {{widehat {a}} lsub {} lsup {G}} rsub {k-1} rsup {+} - {{a} rsub {k}} lsub {} lsup {G} = {c} rsub {a} {{widehat {a}} lsub {} lsup {G}} rsub {k-1} rsup {+} - left ({c} rsub {a} {{a} rsub {k-1}} lsub {} lsup {G} + {w} rsub {a,k} right )</annotation>
  </semantics>
</math>
</file>

<file path=Object 484/content.xml><?xml version="1.0" encoding="utf-8"?>
<math xmlns="http://www.w3.org/1998/Math/MathML" display="block">
  <semantics>
    <msubsup>
      <mmultiscripts>
        <mover accent="true">
          <mi>a</mi>
          <mo stretchy="true">^</mo>
        </mover>
        <mprescripts/>
        <mrow/>
        <mi>G</mi>
      </mmultiscripts>
      <mrow>
        <mi>ε</mi>
        <mi>,</mi>
        <mi>k</mi>
      </mrow>
      <mrow>
        <mrow>
          <mrow>
            <mrow>
              <mo stretchy="false">−</mo>
              <mrow/>
            </mrow>
            <mo stretchy="false">=</mo>
            <msub>
              <mi>c</mi>
              <mi>a</mi>
            </msub>
          </mrow>
          <msubsup>
            <mmultiscripts>
              <mover accent="true">
                <mi>a</mi>
                <mo stretchy="true">^</mo>
              </mover>
              <mprescripts/>
              <mrow/>
              <mi>G</mi>
            </mmultiscripts>
            <mrow>
              <mi>ε</mi>
              <mi>,</mi>
              <mrow>
                <mi>k</mi>
                <mo stretchy="false">−</mo>
                <mn>1</mn>
              </mrow>
            </mrow>
            <mrow>
              <mrow>
                <mrow>
                  <mo stretchy="false">+</mo>
                  <mrow/>
                </mrow>
                <mo stretchy="false">−</mo>
                <msub>
                  <mi>w</mi>
                  <mrow>
                    <mi>a</mi>
                    <mi>,</mi>
                    <mi>k</mi>
                  </mrow>
                </msub>
              </mrow>
              <mrow/>
            </mrow>
          </msubsup>
        </mrow>
        <mrow/>
      </mrow>
    </msubsup>
    <annotation encoding="StarMath 5.0">{{widehat {a}} lsub {} lsup {G}} rsub {ε,k} rsup {-} = {c} rsub {a} {{widehat {a}} lsub {} lsup {G}} rsub {ε,k-1} rsup {+} - {w} rsub {a,k}</annotation>
  </semantics>
</math>
</file>

<file path=Object 486/content.xml><?xml version="1.0" encoding="utf-8"?>
<math xmlns="http://www.w3.org/1998/Math/MathML" display="block">
  <semantics>
    <mrow>
      <mmultiscripts>
        <msubsup>
          <mover accent="true">
            <mi>g</mi>
            <mo stretchy="true">^</mo>
          </mover>
          <mrow>
            <mi>A</mi>
            <mi>,</mi>
            <mi>k</mi>
          </mrow>
          <mtext>-</mtext>
        </msubsup>
        <mprescripts/>
        <mrow/>
        <mi>S</mi>
      </mmultiscripts>
      <mo stretchy="false">=</mo>
      <mrow>
        <msub>
          <mi>y</mi>
          <mrow>
            <mi>A</mi>
            <mi>,</mi>
            <mi>k</mi>
          </mrow>
        </msub>
        <mo stretchy="false">+</mo>
        <mmultiscripts>
          <msubsup>
            <mover accent="true">
              <mi>a</mi>
              <mo stretchy="true">^</mo>
            </mover>
            <mi>k</mi>
            <mtext>-</mtext>
          </msubsup>
          <mprescripts/>
          <mrow/>
          <mi>S</mi>
        </mmultiscripts>
      </mrow>
      <mo stretchy="false">=</mo>
      <mrow>
        <mmultiscripts>
          <msub>
            <mi>g</mi>
            <mi>k</mi>
          </msub>
          <mprescripts/>
          <mrow/>
          <mi>S</mi>
        </mmultiscripts>
        <mo stretchy="false">−</mo>
        <mmultiscripts>
          <msub>
            <mi>a</mi>
            <mi>k</mi>
          </msub>
          <mprescripts/>
          <mrow/>
          <mi>S</mi>
        </mmultiscripts>
        <mo stretchy="false">−</mo>
        <msub>
          <mi>v</mi>
          <mrow>
            <mi>A</mi>
            <mi>,</mi>
            <mi>k</mi>
          </mrow>
        </msub>
        <mo stretchy="false">+</mo>
        <mmultiscripts>
          <msubsup>
            <mover accent="true">
              <mi>a</mi>
              <mo stretchy="true">^</mo>
            </mover>
            <mi>k</mi>
            <mtext>-</mtext>
          </msubsup>
          <mprescripts/>
          <mrow/>
          <mi>S</mi>
        </mmultiscripts>
      </mrow>
    </mrow>
    <annotation encoding="StarMath 5.0">{{widehat {g}} rsub {A,k} rsup {"-"}} lsub {} lsup {S} = {y} rsub {A,k} + {{widehat {a}} rsub {k} rsup {"-"}} lsub {} lsup {S} = {{g} rsub {k}} lsub {} lsup {S} - {{a} rsub {k}} lsub {} lsup {S} - {v} rsub {A,k} + {{widehat {a}} rsub {k} rsup {"-"}} lsub {} lsup {S}</annotation>
  </semantics>
</math>
</file>

<file path=Object 488/content.xml><?xml version="1.0" encoding="utf-8"?>
<math xmlns="http://www.w3.org/1998/Math/MathML" display="block">
  <semantics>
    <mrow>
      <mmultiscripts>
        <msubsup>
          <mover accent="true">
            <mi>g</mi>
            <mo stretchy="true">^</mo>
          </mover>
          <mrow>
            <mi>A</mi>
            <mi>,</mi>
            <mi>k</mi>
          </mrow>
          <mtext>-</mtext>
        </msubsup>
        <mprescripts/>
        <mrow/>
        <mi>S</mi>
      </mmultiscripts>
      <mo stretchy="false">=</mo>
      <mrow>
        <mrow>
          <mo stretchy="false">−</mo>
          <msub>
            <mi>y</mi>
            <mrow>
              <mi>A</mi>
              <mi>,</mi>
              <mi>k</mi>
            </mrow>
          </msub>
        </mrow>
        <mo stretchy="false">+</mo>
        <mmultiscripts>
          <msubsup>
            <mover accent="true">
              <mi>a</mi>
              <mo stretchy="true">^</mo>
            </mover>
            <mi>k</mi>
            <mtext>-</mtext>
          </msubsup>
          <mprescripts/>
          <mrow/>
          <mi>S</mi>
        </mmultiscripts>
      </mrow>
      <mo stretchy="false">=</mo>
      <mrow>
        <mmultiscripts>
          <msub>
            <mi>g</mi>
            <mi>k</mi>
          </msub>
          <mprescripts/>
          <mrow/>
          <mi>S</mi>
        </mmultiscripts>
        <mo stretchy="false">−</mo>
        <mmultiscripts>
          <msub>
            <mi>a</mi>
            <mi>k</mi>
          </msub>
          <mprescripts/>
          <mrow/>
          <mi>S</mi>
        </mmultiscripts>
        <mo stretchy="false">−</mo>
        <msub>
          <mi>v</mi>
          <mrow>
            <mi>A</mi>
            <mi>,</mi>
            <mi>k</mi>
          </mrow>
        </msub>
        <mo stretchy="false">+</mo>
        <mmultiscripts>
          <msubsup>
            <mover accent="true">
              <mi>a</mi>
              <mo stretchy="true">^</mo>
            </mover>
            <mi>k</mi>
            <mtext>-</mtext>
          </msubsup>
          <mprescripts/>
          <mrow/>
          <mi>S</mi>
        </mmultiscripts>
      </mrow>
    </mrow>
    <annotation encoding="StarMath 5.0">{{widehat {g}} rsub {A,k} rsup {"-"}} lsub {} lsup {S} =- {y} rsub {A,k} + {{widehat {a}} rsub {k} rsup {"-"}} lsub {} lsup {S} = {{g} rsub {k}} lsub {} lsup {S} - {{a} rsub {k}} lsub {} lsup {S} - {v} rsub {A,k} + {{widehat {a}} rsub {k} rsup {"-"}} lsub {} lsup {S}</annotation>
  </semantics>
</math>
</file>

<file path=Object 490/content.xml><?xml version="1.0" encoding="utf-8"?>
<math xmlns="http://www.w3.org/1998/Math/MathML" display="block">
  <semantics>
    <mrow>
      <mi>⇒</mi>
      <mrow>
        <mrow>
          <mmultiscripts>
            <mover accent="true">
              <mi>g</mi>
              <mo stretchy="true">^</mo>
            </mover>
            <mrow>
              <mi>A</mi>
              <mi>,</mi>
              <mi>k</mi>
            </mrow>
            <mrow>
              <mo stretchy="false">−</mo>
              <mrow/>
            </mrow>
            <mprescripts/>
            <mrow/>
            <mi>S</mi>
          </mmultiscripts>
          <mo stretchy="false">=</mo>
          <mrow>
            <mmultiscripts>
              <msub>
                <mi>g</mi>
                <mi>k</mi>
              </msub>
              <mprescripts/>
              <mrow/>
              <mi>S</mi>
            </mmultiscripts>
            <mo stretchy="false">+</mo>
            <mrow>
              <mrow>
                <mmultiscripts>
                  <mover accent="true">
                    <mi>a</mi>
                    <mo stretchy="true">^</mo>
                  </mover>
                  <mrow>
                    <mi>ε</mi>
                    <mi>,</mi>
                    <mi>k</mi>
                  </mrow>
                  <mrow>
                    <mo stretchy="false">−</mo>
                    <mrow/>
                  </mrow>
                  <mprescripts/>
                  <mrow/>
                  <mi>S</mi>
                </mmultiscripts>
                <mo stretchy="false">−</mo>
                <msub>
                  <mi>v</mi>
                  <mrow>
                    <mi>A</mi>
                    <mi>,</mi>
                    <mi>k</mi>
                  </mrow>
                </msub>
              </mrow>
              <mrow/>
            </mrow>
          </mrow>
        </mrow>
        <mrow/>
      </mrow>
    </mrow>
    <annotation encoding="StarMath 5.0">⇒ {{widehat {g}} rsub {A,k} rsup {-}} lsub {} lsup {S} = {{g} rsub {k}} lsub {} lsup {S} + {{widehat {a}} rsub {ε,k} rsup {-}} lsub {} lsup {S} - {v} rsub {A,k}</annotation>
  </semantics>
</math>
</file>

<file path=Object 492/content.xml><?xml version="1.0" encoding="utf-8"?>
<math xmlns="http://www.w3.org/1998/Math/MathML" display="block">
  <semantics>
    <mrow>
      <msub>
        <mi>y</mi>
        <mrow>
          <mi>M</mi>
          <mi>,</mi>
          <mi>k</mi>
        </mrow>
      </msub>
      <mo stretchy="false">=</mo>
      <mrow>
        <mmultiscripts>
          <msub>
            <mi>m</mi>
            <mi>k</mi>
          </msub>
          <mprescripts/>
          <mrow/>
          <mi>S</mi>
        </mmultiscripts>
        <mo stretchy="false">+</mo>
        <mmultiscripts>
          <msub>
            <mi>d</mi>
            <mi>k</mi>
          </msub>
          <mprescripts/>
          <mrow/>
          <mi>S</mi>
        </mmultiscripts>
        <mo stretchy="false">+</mo>
        <msub>
          <mi>v</mi>
          <mrow>
            <mi>M</mi>
            <mi>,</mi>
            <mi>k</mi>
          </mrow>
        </msub>
      </mrow>
    </mrow>
    <annotation encoding="StarMath 5.0">{y} rsub {M,k} = {{m} rsub {k}} lsub {} lsup {S} + {{d} rsub {k}} lsub {} lsup {S} + {v} rsub {M,k}</annotation>
  </semantics>
</math>
</file>

<file path=Object 494/content.xml><?xml version="1.0" encoding="utf-8"?>
<math xmlns="http://www.w3.org/1998/Math/MathML" display="block">
  <semantics>
    <mrow>
      <mrow>
        <mmultiscripts>
          <msub>
            <mi>d</mi>
            <mi>k</mi>
          </msub>
          <mprescripts/>
          <mrow/>
          <mi>G</mi>
        </mmultiscripts>
        <mo stretchy="false">=</mo>
        <msub>
          <mi>c</mi>
          <mi>d</mi>
        </msub>
      </mrow>
      <mrow>
        <mmultiscripts>
          <msub>
            <mi>d</mi>
            <mrow>
              <mi>k</mi>
              <mo stretchy="false">−</mo>
              <mn>1</mn>
            </mrow>
          </msub>
          <mprescripts/>
          <mrow/>
          <mi>G</mi>
        </mmultiscripts>
        <mo stretchy="false">+</mo>
        <msub>
          <mi>w</mi>
          <mrow>
            <mi>d</mi>
            <mi>,</mi>
            <mi>k</mi>
          </mrow>
        </msub>
      </mrow>
    </mrow>
    <annotation encoding="StarMath 5.0">{{d} rsub {k}} lsub {} lsup {G} = {c} rsub {d} {{d} rsub {k-1}} lsub {} lsup {G} + {w} rsub {d,k}</annotation>
  </semantics>
</math>
</file>

<file path=Object 496/content.xml><?xml version="1.0" encoding="utf-8"?>
<math xmlns="http://www.w3.org/1998/Math/MathML" display="block">
  <semantics>
    <msub>
      <mi>w</mi>
      <mrow>
        <mi>d</mi>
        <mi>,</mi>
        <mi>k</mi>
      </mrow>
    </msub>
    <annotation encoding="StarMath 5.0">{w} rsub {d,k}</annotation>
  </semantics>
</math>
</file>

<file path=Object 498/content.xml><?xml version="1.0" encoding="utf-8"?>
<math xmlns="http://www.w3.org/1998/Math/MathML" display="block">
  <semantics>
    <msub>
      <mi>c</mi>
      <mi>d</mi>
    </msub>
    <annotation encoding="StarMath 5.0">{c} rsub {d}</annotation>
  </semantics>
</math>
</file>

<file path=Object 50/content.xml><?xml version="1.0" encoding="utf-8"?>
<math xmlns="http://www.w3.org/1998/Math/MathML" display="block">
  <semantics>
    <mrow>
      <mmultiscripts>
        <msubsup>
          <mi>g</mi>
          <mrow>
            <mi>ε</mi>
            <mi>,</mi>
            <mi mathvariant="italic">AG</mi>
            <mi>,</mi>
            <mi>k</mi>
          </mrow>
          <mrow/>
        </msubsup>
        <mprescripts/>
        <mrow/>
        <mi>G</mi>
      </mmultiscripts>
      <mo stretchy="false">=</mo>
      <mrow>
        <mmultiscripts>
          <msubsup>
            <mi>g</mi>
            <mrow>
              <mi>A</mi>
              <mi>,</mi>
              <mi>k</mi>
            </mrow>
            <mrow/>
          </msubsup>
          <mprescripts/>
          <mrow/>
          <mi>G</mi>
        </mmultiscripts>
        <mo stretchy="false">−</mo>
        <mmultiscripts>
          <msubsup>
            <mi>g</mi>
            <mrow>
              <mi>G</mi>
              <mi>,</mi>
              <mi>k</mi>
            </mrow>
            <mrow/>
          </msubsup>
          <mprescripts/>
          <mrow/>
          <mi>G</mi>
        </mmultiscripts>
      </mrow>
    </mrow>
    <annotation encoding="StarMath 5.0">{{g} rsub {ε,AG,k} rsup {}} lsub {} lsup {G} = {{g} rsub {A,k} rsup {}} lsub {} lsup {G} - {{g} rsub {G,k} rsup {}} lsub {} lsup {G}</annotation>
  </semantics>
</math>
</file>

<file path=Object 500/content.xml><?xml version="1.0" encoding="utf-8"?>
<math xmlns="http://www.w3.org/1998/Math/MathML" display="block">
  <semantics>
    <mrow>
      <mrow>
        <msubsup>
          <mmultiscripts>
            <mover accent="true">
              <mi>d</mi>
              <mo stretchy="true">^</mo>
            </mover>
            <mprescripts/>
            <mrow/>
            <mi>G</mi>
          </mmultiscripts>
          <mi>k</mi>
          <mtext>-</mtext>
        </msubsup>
        <mo stretchy="false">=</mo>
        <msub>
          <mi>c</mi>
          <mi>d</mi>
        </msub>
      </mrow>
      <msubsup>
        <mmultiscripts>
          <mover accent="true">
            <mi>d</mi>
            <mo stretchy="true">^</mo>
          </mover>
          <mprescripts/>
          <mrow/>
          <mi>G</mi>
        </mmultiscripts>
        <mrow>
          <mi>k</mi>
          <mo stretchy="false">−</mo>
          <mn>1</mn>
        </mrow>
        <mtext>+</mtext>
      </msubsup>
    </mrow>
    <annotation encoding="StarMath 5.0">{{widehat {d}} lsub {} lsup {G}} rsub {k} rsup {"-"} = {c} rsub {d} {{widehat {d}} lsub {} lsup {G}} rsub {k-1} rsup {"+"}</annotation>
  </semantics>
</math>
</file>

<file path=Object 502/content.xml><?xml version="1.0" encoding="utf-8"?>
<math xmlns="http://www.w3.org/1998/Math/MathML" display="block">
  <semantics>
    <msubsup>
      <mmultiscripts>
        <mover accent="true">
          <mi>d</mi>
          <mo stretchy="true">^</mo>
        </mover>
        <mprescripts/>
        <mrow/>
        <mi>G</mi>
      </mmultiscripts>
      <mrow>
        <mi>ε</mi>
        <mi>,</mi>
        <mi>k</mi>
      </mrow>
      <mtext>-</mtext>
    </msubsup>
    <annotation encoding="StarMath 5.0">{{widehat {d}} lsub {} lsup {G}} rsub {ε,k} rsup {"-"}</annotation>
  </semantics>
</math>
</file>

<file path=Object 504/content.xml><?xml version="1.0" encoding="utf-8"?>
<math xmlns="http://www.w3.org/1998/Math/MathML" display="block">
  <semantics>
    <msubsup>
      <mmultiscripts>
        <mover accent="true">
          <mi>d</mi>
          <mo stretchy="true">^</mo>
        </mover>
        <mprescripts/>
        <mrow/>
        <mi>G</mi>
      </mmultiscripts>
      <mrow>
        <mi>ε</mi>
        <mi>,</mi>
        <mrow>
          <mi>k</mi>
          <mo stretchy="false">−</mo>
          <mn>1</mn>
        </mrow>
      </mrow>
      <mtext>+</mtext>
    </msubsup>
    <annotation encoding="StarMath 5.0">{{widehat {d}} lsub {} lsup {G}} rsub {ε,k-1} rsup {"+"}</annotation>
  </semantics>
</math>
</file>

<file path=Object 506/content.xml><?xml version="1.0" encoding="utf-8"?>
<math xmlns="http://www.w3.org/1998/Math/MathML" display="block">
  <semantics>
    <mrow>
      <mrow>
        <msubsup>
          <mmultiscripts>
            <mover accent="true">
              <mi>d</mi>
              <mo stretchy="true">^</mo>
            </mover>
            <mprescripts/>
            <mrow/>
            <mi>G</mi>
          </mmultiscripts>
          <mrow>
            <mi>ε</mi>
            <mi>,</mi>
            <mi>k</mi>
          </mrow>
          <mtext>-</mtext>
        </msubsup>
        <mo stretchy="false">=</mo>
        <mrow>
          <msubsup>
            <mmultiscripts>
              <mover accent="true">
                <mi>d</mi>
                <mo stretchy="true">^</mo>
              </mover>
              <mprescripts/>
              <mrow/>
              <mi>G</mi>
            </mmultiscripts>
            <mi>k</mi>
            <mtext>-</mtext>
          </msubsup>
          <mo stretchy="false">−</mo>
          <mmultiscripts>
            <msub>
              <mi>d</mi>
              <mi>k</mi>
            </msub>
            <mprescripts/>
            <mrow/>
            <mi>G</mi>
          </mmultiscripts>
        </mrow>
        <mo stretchy="false">=</mo>
        <msub>
          <mi>c</mi>
          <mi>d</mi>
        </msub>
      </mrow>
      <mrow>
        <mrow>
          <msubsup>
            <mmultiscripts>
              <mover accent="true">
                <mi>d</mi>
                <mo stretchy="true">^</mo>
              </mover>
              <mprescripts/>
              <mrow/>
              <mi>G</mi>
            </mmultiscripts>
            <mrow>
              <mi>k</mi>
              <mo stretchy="false">−</mo>
              <mn>1</mn>
            </mrow>
            <mtext>+</mtext>
          </msubsup>
          <mo stretchy="false">−</mo>
          <mmultiscripts>
            <msub>
              <mi>d</mi>
              <mi>k</mi>
            </msub>
            <mprescripts/>
            <mrow/>
            <mi>G</mi>
          </mmultiscripts>
        </mrow>
        <mo stretchy="false">=</mo>
        <msub>
          <mi>c</mi>
          <mi>d</mi>
        </msub>
      </mrow>
      <mrow>
        <mrow>
          <msubsup>
            <mmultiscripts>
              <mover accent="true">
                <mi>d</mi>
                <mo stretchy="true">^</mo>
              </mover>
              <mprescripts/>
              <mrow/>
              <mi>G</mi>
            </mmultiscripts>
            <mrow>
              <mi>k</mi>
              <mo stretchy="false">−</mo>
              <mn>1</mn>
            </mrow>
            <mtext>+</mtext>
          </msubsup>
          <mo stretchy="false">−</mo>
          <mrow>
            <mo fence="true" stretchy="true">(</mo>
            <mrow>
              <mrow>
                <msub>
                  <mi>c</mi>
                  <mi>d</mi>
                </msub>
                <mrow>
                  <mmultiscripts>
                    <msub>
                      <mi>d</mi>
                      <mrow>
                        <mi>k</mi>
                        <mo stretchy="false">−</mo>
                        <mn>1</mn>
                      </mrow>
                    </msub>
                    <mprescripts/>
                    <mrow/>
                    <mi>G</mi>
                  </mmultiscripts>
                  <mo stretchy="false">+</mo>
                  <msub>
                    <mi>w</mi>
                    <mrow>
                      <mi>d</mi>
                      <mi>,</mi>
                      <mi>k</mi>
                    </mrow>
                  </msub>
                </mrow>
              </mrow>
            </mrow>
            <mo fence="true" stretchy="true">)</mo>
          </mrow>
        </mrow>
        <mo stretchy="false">=</mo>
        <msub>
          <mi>c</mi>
          <mi>d</mi>
        </msub>
      </mrow>
      <mrow>
        <msubsup>
          <mmultiscripts>
            <mover accent="true">
              <mi>d</mi>
              <mo stretchy="true">^</mo>
            </mover>
            <mprescripts/>
            <mrow/>
            <mi>G</mi>
          </mmultiscripts>
          <mrow>
            <mi>ε</mi>
            <mi>,</mi>
            <mrow>
              <mi>k</mi>
              <mo stretchy="false">−</mo>
              <mn>1</mn>
            </mrow>
          </mrow>
          <mtext>+</mtext>
        </msubsup>
        <mo stretchy="false">−</mo>
        <msub>
          <mi>w</mi>
          <mrow>
            <mi>d</mi>
            <mi>,</mi>
            <mi>k</mi>
          </mrow>
        </msub>
      </mrow>
    </mrow>
    <annotation encoding="StarMath 5.0">{{widehat {d}} lsub {} lsup {G}} rsub {ε,k} rsup {"-"} = {{widehat {d}} lsub {} lsup {G}} rsub {k} rsup {"-"} - {{d} rsub {k}} lsub {} lsup {G} = {c} rsub {d} {{widehat {d}} lsub {} lsup {G}} rsub {k-1} rsup {"+"} - {{d} rsub {k}} lsub {} lsup {G} = {c} rsub {d} {{widehat {d}} lsub {} lsup {G}} rsub {k-1} rsup {"+"} - left ({c} rsub {d} {{d} rsub {k-1}} lsub {} lsup {G} + {w} rsub {d,k} right ) = {c} rsub {d} {{widehat {d}} lsub {} lsup {G}} rsub {ε,k-1} rsup {"+"} - {w} rsub {d,k}</annotation>
  </semantics>
</math>
</file>

<file path=Object 508/content.xml><?xml version="1.0" encoding="utf-8"?>
<math xmlns="http://www.w3.org/1998/Math/MathML" display="block">
  <semantics>
    <mrow>
      <mmultiscripts>
        <msubsup>
          <mover accent="true">
            <mi>m</mi>
            <mo stretchy="true">^</mo>
          </mover>
          <mrow>
            <mi>M</mi>
            <mi>,</mi>
            <mi>k</mi>
          </mrow>
          <mtext>-</mtext>
        </msubsup>
        <mprescripts/>
        <mrow/>
        <mi>S</mi>
      </mmultiscripts>
      <mo stretchy="false">=</mo>
      <mrow>
        <msub>
          <mi>y</mi>
          <mrow>
            <mi>M</mi>
            <mi>,</mi>
            <mi>k</mi>
          </mrow>
        </msub>
        <mo stretchy="false">−</mo>
        <mmultiscripts>
          <msubsup>
            <mover accent="true">
              <mi>d</mi>
              <mo stretchy="true">^</mo>
            </mover>
            <mi>k</mi>
            <mtext>-</mtext>
          </msubsup>
          <mprescripts/>
          <mrow/>
          <mi>S</mi>
        </mmultiscripts>
      </mrow>
      <mo stretchy="false">=</mo>
      <mrow>
        <mmultiscripts>
          <msub>
            <mi>m</mi>
            <mi>k</mi>
          </msub>
          <mprescripts/>
          <mrow/>
          <mi>S</mi>
        </mmultiscripts>
        <mo stretchy="false">+</mo>
        <mmultiscripts>
          <msub>
            <mi>d</mi>
            <mi>k</mi>
          </msub>
          <mprescripts/>
          <mrow/>
          <mi>S</mi>
        </mmultiscripts>
        <mo stretchy="false">−</mo>
        <mmultiscripts>
          <msubsup>
            <mover accent="true">
              <mi>d</mi>
              <mo stretchy="true">^</mo>
            </mover>
            <mi>k</mi>
            <mtext>-</mtext>
          </msubsup>
          <mprescripts/>
          <mrow/>
          <mi>S</mi>
        </mmultiscripts>
        <mo stretchy="false">+</mo>
        <msub>
          <mi>v</mi>
          <mrow>
            <mi>M</mi>
            <mi>,</mi>
            <mi>k</mi>
          </mrow>
        </msub>
      </mrow>
    </mrow>
    <annotation encoding="StarMath 5.0">{{widehat {m}} rsub {M,k} rsup {"-"}} lsub {} lsup {S} = {y} rsub {M,k} - {{widehat {d}} rsub {k} rsup {"-"}} lsub {} lsup {S} = {{m} rsub {k}} lsub {} lsup {S} + {{d} rsub {k}} lsub {} lsup {S} - {{widehat {d}} rsub {k} rsup {"-"}} lsub {} lsup {S} + {v} rsub {M,k}</annotation>
  </semantics>
</math>
</file>

<file path=Object 510/content.xml><?xml version="1.0" encoding="utf-8"?>
<math xmlns="http://www.w3.org/1998/Math/MathML" display="block">
  <semantics>
    <mrow>
      <mi>⇒</mi>
      <mrow>
        <mmultiscripts>
          <msubsup>
            <mover accent="true">
              <mi>m</mi>
              <mo stretchy="true">^</mo>
            </mover>
            <mrow>
              <mi>M</mi>
              <mi>,</mi>
              <mi>k</mi>
            </mrow>
            <mtext>-</mtext>
          </msubsup>
          <mprescripts/>
          <mrow/>
          <mi>S</mi>
        </mmultiscripts>
        <mo stretchy="false">=</mo>
        <mrow>
          <mmultiscripts>
            <msub>
              <mi>m</mi>
              <mi>k</mi>
            </msub>
            <mprescripts/>
            <mrow/>
            <mi>S</mi>
          </mmultiscripts>
          <mo stretchy="false">−</mo>
          <mmultiscripts>
            <msubsup>
              <mover accent="true">
                <mi>d</mi>
                <mo stretchy="true">^</mo>
              </mover>
              <mrow>
                <mi>ε</mi>
                <mi>,</mi>
                <mi>k</mi>
              </mrow>
              <mtext>-</mtext>
            </msubsup>
            <mprescripts/>
            <mrow/>
            <mi>S</mi>
          </mmultiscripts>
          <mo stretchy="false">+</mo>
          <msub>
            <mi>v</mi>
            <mrow>
              <mi>M</mi>
              <mi>,</mi>
              <mi>k</mi>
            </mrow>
          </msub>
        </mrow>
      </mrow>
    </mrow>
    <annotation encoding="StarMath 5.0">⇒ {{widehat {m}} rsub {M,k} rsup {"-"}} lsub {} lsup {S} = {{m} rsub {k}} lsub {} lsup {S} - {{widehat {d}} rsub {ε,k} rsup {"-"}} lsub {} lsup {S} + {v} rsub {M,k}</annotation>
  </semantics>
</math>
</file>

<file path=Object 512/content.xml><?xml version="1.0" encoding="utf-8"?>
<math xmlns="http://www.w3.org/1998/Math/MathML" display="block">
  <semantics>
    <msubsup>
      <mover accent="true">
        <mi>R</mi>
        <mo stretchy="true">^</mo>
      </mover>
      <mi>k</mi>
      <mtext>-</mtext>
    </msubsup>
    <annotation encoding="StarMath 5.0">{widehat {R}} rsub {k} rsup {"-"}</annotation>
  </semantics>
</math>
</file>

<file path=Object 514/content.xml><?xml version="1.0" encoding="utf-8"?>
<math xmlns="http://www.w3.org/1998/Math/MathML" display="block">
  <semantics>
    <msubsup>
      <mover accent="true">
        <mi>R</mi>
        <mo stretchy="true">^</mo>
      </mover>
      <mrow>
        <mi>k</mi>
        <mo stretchy="false">−</mo>
        <mn>1</mn>
      </mrow>
      <mtext>+</mtext>
    </msubsup>
    <annotation encoding="StarMath 5.0">{widehat {R}} rsub {k-1} rsup {"+"}</annotation>
  </semantics>
</math>
</file>

<file path=Object 516/content.xml><?xml version="1.0" encoding="utf-8"?>
<math xmlns="http://www.w3.org/1998/Math/MathML" display="block">
  <semantics>
    <mrow>
      <mrow>
        <msubsup>
          <mover accent="true">
            <mi>R</mi>
            <mo stretchy="true">^</mo>
          </mover>
          <mi>k</mi>
          <mtext>-</mtext>
        </msubsup>
        <mo stretchy="false">=</mo>
        <mi>Δ</mi>
      </mrow>
      <mi>R</mi>
      <mrow>
        <mo fence="true" stretchy="true">(</mo>
        <mrow>
          <mrow>
            <msubsup>
              <mover accent="true">
                <mi>ω</mi>
                <mo stretchy="true">^</mo>
              </mover>
              <mi>k</mi>
              <mtext>-</mtext>
            </msubsup>
            <mi mathvariant="italic">δt</mi>
          </mrow>
        </mrow>
        <mo fence="true" stretchy="true">)</mo>
      </mrow>
      <msubsup>
        <mover accent="true">
          <mi>R</mi>
          <mo stretchy="true">^</mo>
        </mover>
        <mrow>
          <mi>k</mi>
          <mo stretchy="false">−</mo>
          <mn>1</mn>
        </mrow>
        <mtext>+</mtext>
      </msubsup>
    </mrow>
    <annotation encoding="StarMath 5.0">{widehat {R}} rsub {k} rsup {"-"} = Δ R left ({widehat {ω}} rsub {k} rsup {"-"} δt right ) {widehat {R}} rsub {k-1} rsup {"+"}</annotation>
  </semantics>
</math>
</file>

<file path=Object 518/content.xml><?xml version="1.0" encoding="utf-8"?>
<math xmlns="http://www.w3.org/1998/Math/MathML" display="block">
  <semantics>
    <msubsup>
      <mover accent="true">
        <mi>ω</mi>
        <mo stretchy="true">^</mo>
      </mover>
      <mi>k</mi>
      <mtext>-</mtext>
    </msubsup>
    <annotation encoding="StarMath 5.0">{widehat {ω}} rsub {k} rsup {"-"}</annotation>
  </semantics>
</math>
</file>

<file path=Object 52/content.xml><?xml version="1.0" encoding="utf-8"?>
<math xmlns="http://www.w3.org/1998/Math/MathML" display="block">
  <semantics>
    <mmultiscripts>
      <msubsup>
        <mi>g</mi>
        <mrow>
          <mi>ε</mi>
          <mi>,</mi>
          <mi mathvariant="italic">AG</mi>
          <mi>,</mi>
          <mi>k</mi>
        </mrow>
        <mrow/>
      </msubsup>
      <mprescripts/>
      <mrow/>
      <mi>S</mi>
    </mmultiscripts>
    <annotation encoding="StarMath 5.0">{{g} rsub {ε,AG,k} rsup {}} lsub {} lsup {S}</annotation>
  </semantics>
</math>
</file>

<file path=Object 520/content.xml><?xml version="1.0" encoding="utf-8"?>
<math xmlns="http://www.w3.org/1998/Math/MathML" display="block">
  <semantics>
    <msub>
      <mi>y</mi>
      <mrow>
        <mi>G</mi>
        <mi>,</mi>
        <mi>k</mi>
      </mrow>
    </msub>
    <annotation encoding="StarMath 5.0">{y} rsub {G,k}</annotation>
  </semantics>
</math>
</file>

<file path=Object 522/content.xml><?xml version="1.0" encoding="utf-8"?>
<math xmlns="http://www.w3.org/1998/Math/MathML" display="block">
  <semantics>
    <msubsup>
      <mover accent="true">
        <mi>b</mi>
        <mo stretchy="true">^</mo>
      </mover>
      <mi>k</mi>
      <mtext>-</mtext>
    </msubsup>
    <annotation encoding="StarMath 5.0">{widehat {b}} rsub {k} rsup {"-"}</annotation>
  </semantics>
</math>
</file>

<file path=Object 524/content.xml><?xml version="1.0" encoding="utf-8"?>
<math xmlns="http://www.w3.org/1998/Math/MathML" display="block">
  <semantics>
    <mrow>
      <msubsup>
        <mover accent="true">
          <mi>ω</mi>
          <mo stretchy="true">^</mo>
        </mover>
        <mi>k</mi>
        <mtext>-</mtext>
      </msubsup>
      <mo stretchy="false">=</mo>
      <mrow>
        <msub>
          <mi>y</mi>
          <mrow>
            <mi>G</mi>
            <mi>,</mi>
            <mi>k</mi>
          </mrow>
        </msub>
        <mo stretchy="false">−</mo>
        <msubsup>
          <mover accent="true">
            <mi>b</mi>
            <mo stretchy="true">^</mo>
          </mover>
          <mi>k</mi>
          <mtext>-</mtext>
        </msubsup>
      </mrow>
      <mo stretchy="false">=</mo>
      <mrow>
        <msub>
          <mi>y</mi>
          <mrow>
            <mi>G</mi>
            <mi>,</mi>
            <mi>k</mi>
          </mrow>
        </msub>
        <mo stretchy="false">−</mo>
        <msubsup>
          <mover accent="true">
            <mi>b</mi>
            <mo stretchy="true">^</mo>
          </mover>
          <mrow>
            <mi>k</mi>
            <mo stretchy="false">−</mo>
            <mn>1</mn>
          </mrow>
          <mtext>+</mtext>
        </msubsup>
      </mrow>
    </mrow>
    <annotation encoding="StarMath 5.0">{widehat {ω}} rsub {k} rsup {"-"} = {y} rsub {G,k} - {widehat {b}} rsub {k} rsup {"-"} = {y} rsub {G,k} - {widehat {b}} rsub {k-1} rsup {"+"}</annotation>
  </semantics>
</math>
</file>

<file path=Object 526/content.xml><?xml version="1.0" encoding="utf-8"?>
<math xmlns="http://www.w3.org/1998/Math/MathML" display="block">
  <semantics>
    <mrow>
      <mi>Δ</mi>
      <mi>q</mi>
      <mrow>
        <mo fence="true" stretchy="true">(</mo>
        <mrow>
          <mrow>
            <msubsup>
              <mover accent="true">
                <mi>ω</mi>
                <mo stretchy="true">^</mo>
              </mover>
              <mi>k</mi>
              <mtext>-</mtext>
            </msubsup>
            <mi mathvariant="italic">δt</mi>
          </mrow>
        </mrow>
        <mo fence="true" stretchy="true">)</mo>
      </mrow>
    </mrow>
    <annotation encoding="StarMath 5.0">Δ q left ({widehat {ω}} rsub {k} rsup {"-"} δt right )</annotation>
  </semantics>
</math>
</file>

<file path=Object 528/content.xml><?xml version="1.0" encoding="utf-8"?>
<math xmlns="http://www.w3.org/1998/Math/MathML" display="block">
  <semantics>
    <mrow>
      <mrow>
        <msubsup>
          <mover accent="true">
            <mi>q</mi>
            <mo stretchy="true">^</mo>
          </mover>
          <mi>k</mi>
          <mtext>-</mtext>
        </msubsup>
        <mo stretchy="false">=</mo>
        <msubsup>
          <mover accent="true">
            <mi>q</mi>
            <mo stretchy="true">^</mo>
          </mover>
          <mrow>
            <mi>k</mi>
            <mo stretchy="false">−</mo>
            <mn>1</mn>
          </mrow>
          <mtext>+</mtext>
        </msubsup>
      </mrow>
      <mi>Δ</mi>
      <mi>q</mi>
      <mrow>
        <mo fence="true" stretchy="true">(</mo>
        <mrow>
          <mrow>
            <msubsup>
              <mover accent="true">
                <mi>ω</mi>
                <mo stretchy="true">^</mo>
              </mover>
              <mi>k</mi>
              <mtext>-</mtext>
            </msubsup>
            <mi mathvariant="italic">δt</mi>
          </mrow>
        </mrow>
        <mo fence="true" stretchy="true">)</mo>
      </mrow>
    </mrow>
    <annotation encoding="StarMath 5.0">{widehat {q}} rsub {k} rsup {"-"} = {widehat {q}} rsub {k-1} rsup {"+"} Δ q left ({widehat {ω}} rsub {k} rsup {"-"} δt right )</annotation>
  </semantics>
</math>
</file>

<file path=Object 530/content.xml><?xml version="1.0" encoding="utf-8"?>
<math xmlns="http://www.w3.org/1998/Math/MathML" display="block">
  <semantics>
    <mrow>
      <mi>Δ</mi>
      <mi>q</mi>
      <mrow/>
    </mrow>
    <annotation encoding="StarMath 5.0">Δ q left ({widehat {ω}} rsub {k} rsup {-} δt right ) = Δ q left ({widehat {ω}} rsub {k,0} rsup {-} δt right ) Δ q left ({widehat {ω}} rsub {k,1} rsup {-} δt right ) Δ q left ({widehat {ω}} rsub {k,2} rsup {-} δt right ) Δ q left ({widehat {ω}} rsub {k,3} rsup {-} δt right ) Δ q left ({widehat {ω}} rsub {k,4} rsup {-} δt right ) Δ q left ({widehat {ω}} rsub {k,5} rsup {-} δt right ) Δ q left ({widehat {ω}} rsub {k,6} rsup {-} δt right ) Δ q left ({widehat {ω}} rsub {k,7} rsup {-} δt right )</annotation>
  </semantics>
</math>
</file>

<file path=Object 532/content.xml><?xml version="1.0" encoding="utf-8"?>
<math xmlns="http://www.w3.org/1998/Math/MathML" display="block">
  <semantics>
    <msubsup>
      <mover accent="true">
        <mi>ω</mi>
        <mo stretchy="true">^</mo>
      </mover>
      <mrow>
        <mi>k</mi>
        <mi>,</mi>
        <mi>j</mi>
      </mrow>
      <mtext>-</mtext>
    </msubsup>
    <annotation encoding="StarMath 5.0">{widehat {ω}} rsub {k,j} rsup {"-"}</annotation>
  </semantics>
</math>
</file>

<file path=Object 534/content.xml><?xml version="1.0" encoding="utf-8"?>
<math xmlns="http://www.w3.org/1998/Math/MathML" display="block">
  <semantics>
    <mi mathvariant="italic">jth</mi>
    <annotation encoding="StarMath 5.0">jth</annotation>
  </semantics>
</math>
</file>

<file path=Object 536/content.xml><?xml version="1.0" encoding="utf-8"?>
<math xmlns="http://www.w3.org/1998/Math/MathML" display="block">
  <semantics>
    <mi>k</mi>
    <annotation encoding="StarMath 5.0">k</annotation>
  </semantics>
</math>
</file>

<file path=Object 538/content.xml><?xml version="1.0" encoding="utf-8"?>
<math xmlns="http://www.w3.org/1998/Math/MathML" display="block">
  <semantics>
    <msubsup>
      <mover accent="true">
        <mi>R</mi>
        <mo stretchy="true">^</mo>
      </mover>
      <mi>k</mi>
      <mtext>+</mtext>
    </msubsup>
    <annotation encoding="StarMath 5.0">{widehat {R}} rsub {k} rsup {"+"}</annotation>
  </semantics>
</math>
</file>

<file path=Object 54/content.xml><?xml version="1.0" encoding="utf-8"?>
<math xmlns="http://www.w3.org/1998/Math/MathML" display="block">
  <semantics>
    <mrow>
      <mmultiscripts>
        <msubsup>
          <mi>g</mi>
          <mrow>
            <mi>ε</mi>
            <mi>,</mi>
            <mi mathvariant="italic">AG</mi>
            <mi>,</mi>
            <mi>k</mi>
          </mrow>
          <mrow/>
        </msubsup>
        <mprescripts/>
        <mrow/>
        <mi>S</mi>
      </mmultiscripts>
      <mo stretchy="false">=</mo>
      <mrow>
        <mmultiscripts>
          <msubsup>
            <mi>g</mi>
            <mrow>
              <mi>A</mi>
              <mi>,</mi>
              <mi>k</mi>
            </mrow>
            <mrow/>
          </msubsup>
          <mprescripts/>
          <mrow/>
          <mi>S</mi>
        </mmultiscripts>
        <mo stretchy="false">−</mo>
        <mmultiscripts>
          <msubsup>
            <mi>g</mi>
            <mrow>
              <mi>G</mi>
              <mi>,</mi>
              <mi>k</mi>
            </mrow>
            <mrow/>
          </msubsup>
          <mprescripts/>
          <mrow/>
          <mi>S</mi>
        </mmultiscripts>
      </mrow>
    </mrow>
    <annotation encoding="StarMath 5.0">{{g} rsub {ε,AG,k} rsup {}} lsub {} lsup {S} = {{g} rsub {A,k} rsup {}} lsub {} lsup {S} - {{g} rsub {G,k} rsup {}} lsub {} lsup {S}</annotation>
  </semantics>
</math>
</file>

<file path=Object 540/content.xml><?xml version="1.0" encoding="utf-8"?>
<math xmlns="http://www.w3.org/1998/Math/MathML" display="block">
  <semantics>
    <msubsup>
      <mover accent="true">
        <mi>θ</mi>
        <mo stretchy="true">^</mo>
      </mover>
      <mrow>
        <mi>ε</mi>
        <mi>,</mi>
        <mi>k</mi>
      </mrow>
      <mtext>+</mtext>
    </msubsup>
    <annotation encoding="StarMath 5.0">{widehat {θ}} rsub {ε,k} rsup {"+"}</annotation>
  </semantics>
</math>
</file>

<file path=Object 542/content.xml><?xml version="1.0" encoding="utf-8"?>
<math xmlns="http://www.w3.org/1998/Math/MathML" display="block">
  <semantics>
    <mrow>
      <mrow>
        <msubsup>
          <mover accent="true">
            <mi>R</mi>
            <mo stretchy="true">^</mo>
          </mover>
          <mi>k</mi>
          <mtext>+</mtext>
        </msubsup>
        <mo stretchy="false">=</mo>
        <mi>Δ</mi>
      </mrow>
      <mi>R</mi>
      <mrow>
        <mo fence="true" stretchy="true">(</mo>
        <mrow>
          <mrow>
            <mo stretchy="false">−</mo>
            <msubsup>
              <mover accent="true">
                <mi>θ</mi>
                <mo stretchy="true">^</mo>
              </mover>
              <mrow>
                <mi>ε</mi>
                <mi>,</mi>
                <mi>k</mi>
              </mrow>
              <mtext>+</mtext>
            </msubsup>
          </mrow>
        </mrow>
        <mo fence="true" stretchy="true">)</mo>
      </mrow>
      <msubsup>
        <mover accent="true">
          <mi>R</mi>
          <mo stretchy="true">^</mo>
        </mover>
        <mi>k</mi>
        <mtext>-</mtext>
      </msubsup>
    </mrow>
    <annotation encoding="StarMath 5.0">{widehat {R}} rsub {k} rsup {"+"} = Δ R left (- {widehat {θ}} rsub {ε,k} rsup {"+"} right ) {widehat {R}} rsub {k} rsup {"-"}</annotation>
  </semantics>
</math>
</file>

<file path=Object 544/content.xml><?xml version="1.0" encoding="utf-8"?>
<math xmlns="http://www.w3.org/1998/Math/MathML" display="block">
  <semantics>
    <mrow>
      <mi>Δ</mi>
      <mi>q</mi>
      <mrow>
        <mo fence="true" stretchy="true">(</mo>
        <mrow>
          <mrow>
            <mo stretchy="false">−</mo>
            <msubsup>
              <mover accent="true">
                <mi>θ</mi>
                <mo stretchy="true">^</mo>
              </mover>
              <mrow>
                <mi>ε</mi>
                <mi>,</mi>
                <mi>k</mi>
              </mrow>
              <mtext>+</mtext>
            </msubsup>
          </mrow>
        </mrow>
        <mo fence="true" stretchy="true">)</mo>
      </mrow>
    </mrow>
    <annotation encoding="StarMath 5.0"> Δ q left (- {widehat {θ}} rsub {ε,k} rsup {"+"} right )</annotation>
  </semantics>
</math>
</file>

<file path=Object 546/content.xml><?xml version="1.0" encoding="utf-8"?>
<math xmlns="http://www.w3.org/1998/Math/MathML" display="block">
  <semantics>
    <msubsup>
      <mover accent="true">
        <mi>θ</mi>
        <mo stretchy="true">^</mo>
      </mover>
      <mrow>
        <mi>ε</mi>
        <mi>,</mi>
        <mi>k</mi>
      </mrow>
      <mtext>+</mtext>
    </msubsup>
    <annotation encoding="StarMath 5.0">{widehat {θ}} rsub {ε,k} rsup {"+"}</annotation>
  </semantics>
</math>
</file>

<file path=Object 548/content.xml><?xml version="1.0" encoding="utf-8"?>
<math xmlns="http://www.w3.org/1998/Math/MathML" display="block">
  <semantics>
    <mrow>
      <mrow>
        <msubsup>
          <mover accent="true">
            <mi>q</mi>
            <mo stretchy="true">^</mo>
          </mover>
          <mi>k</mi>
          <mtext>+</mtext>
        </msubsup>
        <mo stretchy="false">=</mo>
        <msubsup>
          <mover accent="true">
            <mi>q</mi>
            <mo stretchy="true">^</mo>
          </mover>
          <mi>k</mi>
          <mtext>-</mtext>
        </msubsup>
      </mrow>
      <mi>Δ</mi>
      <mi>q</mi>
      <mrow>
        <mo fence="true" stretchy="true">(</mo>
        <mrow>
          <mrow>
            <mo stretchy="false">−</mo>
            <msubsup>
              <mover accent="true">
                <mi>θ</mi>
                <mo stretchy="true">^</mo>
              </mover>
              <mrow>
                <mi>ε</mi>
                <mi>,</mi>
                <mi>k</mi>
              </mrow>
              <mtext>+</mtext>
            </msubsup>
          </mrow>
        </mrow>
        <mo fence="true" stretchy="true">)</mo>
      </mrow>
    </mrow>
    <annotation encoding="StarMath 5.0">{widehat {q}} rsub {k} rsup {"+"} = {widehat {q}} rsub {k} rsup {"-"} Δ q left (- {widehat {θ}} rsub {ε,k} rsup {"+"} right )</annotation>
  </semantics>
</math>
</file>

<file path=Object 550/content.xml><?xml version="1.0" encoding="utf-8"?>
<math xmlns="http://www.w3.org/1998/Math/MathML" display="block">
  <semantics>
    <mrow>
      <mrow>
        <msubsup>
          <mmultiscripts>
            <mover accent="true">
              <mi>a</mi>
              <mo stretchy="true">^</mo>
            </mover>
            <mprescripts/>
            <mrow/>
            <mi>S</mi>
          </mmultiscripts>
          <mi>k</mi>
          <mtext>-</mtext>
        </msubsup>
        <mo stretchy="false">=</mo>
        <msubsup>
          <mover accent="true">
            <mi>R</mi>
            <mo stretchy="true">^</mo>
          </mover>
          <mi>k</mi>
          <mtext>-</mtext>
        </msubsup>
      </mrow>
      <msubsup>
        <mmultiscripts>
          <mover accent="true">
            <mi>a</mi>
            <mo stretchy="true">^</mo>
          </mover>
          <mprescripts/>
          <mrow/>
          <mi>G</mi>
        </mmultiscripts>
        <mi>k</mi>
        <mtext>-</mtext>
      </msubsup>
    </mrow>
    <annotation encoding="StarMath 5.0">{{widehat {a}} lsub {} lsup {S}} rsub {k} rsup {"-"} = {widehat {R}} rsub {k} rsup {"-"} {{widehat {a}} lsub {} lsup {G}} rsub {k} rsup {"-"}</annotation>
  </semantics>
</math>
</file>

<file path=Object 552/content.xml><?xml version="1.0" encoding="utf-8"?>
<math xmlns="http://www.w3.org/1998/Math/MathML" display="block">
  <semantics>
    <msubsup>
      <mmultiscripts>
        <mover accent="true">
          <mi>a</mi>
          <mo stretchy="true">^</mo>
        </mover>
        <mprescripts/>
        <mrow/>
        <mi>G</mi>
      </mmultiscripts>
      <mi>k</mi>
      <mtext>-</mtext>
    </msubsup>
    <annotation encoding="StarMath 5.0">{{widehat {a}} lsub {} lsup {G}} rsub {k} rsup {"-"}</annotation>
  </semantics>
</math>
</file>

<file path=Object 554/content.xml><?xml version="1.0" encoding="utf-8"?>
<math xmlns="http://www.w3.org/1998/Math/MathML" display="block">
  <semantics>
    <msubsup>
      <mover accent="true">
        <mi>R</mi>
        <mo stretchy="true">^</mo>
      </mover>
      <mi>k</mi>
      <mtext>-</mtext>
    </msubsup>
    <annotation encoding="StarMath 5.0">{widehat {R}} rsub {k} rsup {"-"}</annotation>
  </semantics>
</math>
</file>

<file path=Object 556/content.xml><?xml version="1.0" encoding="utf-8"?>
<math xmlns="http://www.w3.org/1998/Math/MathML" display="block">
  <semantics>
    <mrow>
      <mrow>
        <msubsup>
          <mmultiscripts>
            <mover accent="true">
              <mi>a</mi>
              <mo stretchy="true">^</mo>
            </mover>
            <mprescripts/>
            <mrow/>
            <mi>S</mi>
          </mmultiscripts>
          <mi>k</mi>
          <mtext>-</mtext>
        </msubsup>
        <mo stretchy="false">=</mo>
        <msub>
          <mi>c</mi>
          <mi>a</mi>
        </msub>
      </mrow>
      <mi>Δ</mi>
      <mi>R</mi>
      <mrow>
        <mo fence="true" stretchy="true">(</mo>
        <mrow>
          <mrow>
            <msubsup>
              <mover accent="true">
                <mi>ω</mi>
                <mo stretchy="true">^</mo>
              </mover>
              <mi>k</mi>
              <mtext>-</mtext>
            </msubsup>
            <mi mathvariant="italic">δt</mi>
          </mrow>
        </mrow>
        <mo fence="true" stretchy="true">)</mo>
      </mrow>
      <msubsup>
        <mover accent="true">
          <mi>R</mi>
          <mo stretchy="true">^</mo>
        </mover>
        <mrow>
          <mi>k</mi>
          <mo stretchy="false">−</mo>
          <mn>1</mn>
        </mrow>
        <mtext>+</mtext>
      </msubsup>
      <msubsup>
        <mmultiscripts>
          <mover accent="true">
            <mi>a</mi>
            <mo stretchy="true">^</mo>
          </mover>
          <mprescripts/>
          <mrow/>
          <mi>G</mi>
        </mmultiscripts>
        <mrow>
          <mi>k</mi>
          <mo stretchy="false">−</mo>
          <mn>1</mn>
        </mrow>
        <mtext>+</mtext>
      </msubsup>
    </mrow>
    <annotation encoding="StarMath 5.0">{{widehat {a}} lsub {} lsup {S}} rsub {k} rsup {"-"} = {c} rsub {a} Δ R left ({widehat {ω}} rsub {k} rsup {"-"} δt right ) {widehat {R}} rsub {k-1} rsup {"+"} {{widehat {a}} lsub {} lsup {G}} rsub {k-1} rsup {"+"}</annotation>
  </semantics>
</math>
</file>

<file path=Object 558/content.xml><?xml version="1.0" encoding="utf-8"?>
<math xmlns="http://www.w3.org/1998/Math/MathML" display="block">
  <semantics>
    <mrow>
      <mtext>=</mtext>
      <msub>
        <mi>c</mi>
        <mi>a</mi>
      </msub>
      <mi>Δ</mi>
      <mi>R</mi>
      <mrow>
        <mo fence="true" stretchy="true">(</mo>
        <mrow>
          <mrow>
            <msubsup>
              <mover accent="true">
                <mi>ω</mi>
                <mo stretchy="true">^</mo>
              </mover>
              <mi>k</mi>
              <mtext>-</mtext>
            </msubsup>
            <mi mathvariant="italic">δt</mi>
          </mrow>
        </mrow>
        <mo fence="true" stretchy="true">)</mo>
      </mrow>
      <msubsup>
        <mmultiscripts>
          <mover accent="true">
            <mi>a</mi>
            <mo stretchy="true">^</mo>
          </mover>
          <mprescripts/>
          <mrow/>
          <mi>S</mi>
        </mmultiscripts>
        <mrow>
          <mi>k</mi>
          <mo stretchy="false">−</mo>
          <mn>1</mn>
        </mrow>
        <mtext>+</mtext>
      </msubsup>
      <mi>≈</mi>
      <msub>
        <mi>c</mi>
        <mi>a</mi>
      </msub>
      <mrow>
        <mo fence="true" stretchy="true">{</mo>
        <mrow>
          <mrow>
            <mi>I</mi>
            <mo stretchy="false">−</mo>
            <mrow>
              <mo fence="true" stretchy="true">(</mo>
              <mrow>
                <mrow>
                  <msubsup>
                    <mover accent="true">
                      <mi>ω</mi>
                      <mo stretchy="true">^</mo>
                    </mover>
                    <mi>k</mi>
                    <mtext>-</mtext>
                  </msubsup>
                  <mi mathvariant="italic">δt</mi>
                  <mi>×</mi>
                </mrow>
              </mrow>
              <mo fence="true" stretchy="true">)</mo>
            </mrow>
          </mrow>
        </mrow>
        <mo fence="true" stretchy="true">}</mo>
      </mrow>
      <msubsup>
        <mmultiscripts>
          <mover accent="true">
            <mi>a</mi>
            <mo stretchy="true">^</mo>
          </mover>
          <mprescripts/>
          <mrow/>
          <mi>S</mi>
        </mmultiscripts>
        <mrow>
          <mi>k</mi>
          <mo stretchy="false">−</mo>
          <mn>1</mn>
        </mrow>
        <mtext>+</mtext>
      </msubsup>
    </mrow>
    <annotation encoding="StarMath 5.0">"=" {c} rsub {a} Δ R left ({widehat {ω}} rsub {k} rsup {"-"} δt right ) {{widehat {a}} lsub {} lsup {S}} rsub {k-1} rsup {"+"} ≈ {c} rsub {a} left lbrace I- left ({widehat {ω}} rsub {k} rsup {"-"} δt × right ) right rbrace {{widehat {a}} lsub {} lsup {S}} rsub {k-1} rsup {"+"}</annotation>
  </semantics>
</math>
</file>

<file path=Object 56/content.xml><?xml version="1.0" encoding="utf-8"?>
<math xmlns="http://www.w3.org/1998/Math/MathML" display="block">
  <semantics>
    <msub>
      <mi>I</mi>
      <mi>n</mi>
    </msub>
    <annotation encoding="StarMath 5.0">{I} rsub {n}</annotation>
  </semantics>
</math>
</file>

<file path=Object 560/content.xml><?xml version="1.0" encoding="utf-8"?>
<math xmlns="http://www.w3.org/1998/Math/MathML" display="block">
  <semantics>
    <mi>k</mi>
    <annotation encoding="StarMath 5.0">k</annotation>
  </semantics>
</math>
</file>

<file path=Object 562/content.xml><?xml version="1.0" encoding="utf-8"?>
<math xmlns="http://www.w3.org/1998/Math/MathML" display="block">
  <semantics>
    <mrow>
      <mrow>
        <msubsup>
          <mmultiscripts>
            <mover accent="true">
              <mi>a</mi>
              <mo stretchy="true">^</mo>
            </mover>
            <mprescripts/>
            <mrow/>
            <mi>S</mi>
          </mmultiscripts>
          <mi>k</mi>
          <mtext>-</mtext>
        </msubsup>
        <mo stretchy="false">=</mo>
        <msub>
          <mi>c</mi>
          <mi>a</mi>
        </msub>
      </mrow>
      <msubsup>
        <mmultiscripts>
          <mover accent="true">
            <mi>a</mi>
            <mo stretchy="true">^</mo>
          </mover>
          <mprescripts/>
          <mrow/>
          <mi>S</mi>
        </mmultiscripts>
        <mrow>
          <mi>k</mi>
          <mo stretchy="false">−</mo>
          <mn>1</mn>
        </mrow>
        <mtext>+</mtext>
      </msubsup>
    </mrow>
    <annotation encoding="StarMath 5.0">{{widehat {a}} lsub {} lsup {S}} rsub {k} rsup {"-"} = {c} rsub {a} {{widehat {a}} lsub {} lsup {S}} rsub {k-1} rsup {"+"}</annotation>
  </semantics>
</math>
</file>

<file path=Object 564/content.xml><?xml version="1.0" encoding="utf-8"?>
<math xmlns="http://www.w3.org/1998/Math/MathML" display="block">
  <semantics>
    <msub>
      <mi>x</mi>
      <mrow>
        <mi>ε</mi>
        <mi>,</mi>
        <mi>k</mi>
      </mrow>
    </msub>
    <annotation encoding="StarMath 5.0">{x} rsub {ε,k}</annotation>
  </semantics>
</math>
</file>

<file path=Object 566/content.xml><?xml version="1.0" encoding="utf-8"?>
<math xmlns="http://www.w3.org/1998/Math/MathML" display="block">
  <semantics>
    <msubsup>
      <mmultiscripts>
        <mover accent="true">
          <mi>a</mi>
          <mo stretchy="true">^</mo>
        </mover>
        <mprescripts/>
        <mrow/>
        <mi>S</mi>
      </mmultiscripts>
      <mi>k</mi>
      <mtext>+</mtext>
    </msubsup>
    <annotation encoding="StarMath 5.0">{{widehat {a}} lsub {} lsup {S}} rsub {k} rsup {"+"}</annotation>
  </semantics>
</math>
</file>

<file path=Object 568/content.xml><?xml version="1.0" encoding="utf-8"?>
<math xmlns="http://www.w3.org/1998/Math/MathML" display="block">
  <semantics>
    <mrow>
      <msubsup>
        <mmultiscripts>
          <mover accent="true">
            <mi>a</mi>
            <mo stretchy="true">^</mo>
          </mover>
          <mprescripts/>
          <mrow/>
          <mi>S</mi>
        </mmultiscripts>
        <mi>k</mi>
        <mtext>+</mtext>
      </msubsup>
      <mo stretchy="false">=</mo>
      <mrow>
        <msubsup>
          <mmultiscripts>
            <mover accent="true">
              <mi>a</mi>
              <mo stretchy="true">^</mo>
            </mover>
            <mprescripts/>
            <mrow/>
            <mi>S</mi>
          </mmultiscripts>
          <mi>k</mi>
          <mtext>-</mtext>
        </msubsup>
        <mo stretchy="false">−</mo>
        <msubsup>
          <mmultiscripts>
            <mover accent="true">
              <mi>a</mi>
              <mo stretchy="true">^</mo>
            </mover>
            <mprescripts/>
            <mrow/>
            <mi>S</mi>
          </mmultiscripts>
          <mrow>
            <mi>ε</mi>
            <mi>,</mi>
            <mi>k</mi>
          </mrow>
          <mtext>+</mtext>
        </msubsup>
      </mrow>
    </mrow>
    <annotation encoding="StarMath 5.0">{{widehat {a}} lsub {} lsup {S}} rsub {k} rsup {"+"} = {{widehat {a}} lsub {} lsup {S}} rsub {k} rsup {"-"} - {{widehat {a}} lsub {} lsup {S}} rsub {ε,k} rsup {"+"}</annotation>
  </semantics>
</math>
</file>

<file path=Object 570/content.xml><?xml version="1.0" encoding="utf-8"?>
<math xmlns="http://www.w3.org/1998/Math/MathML" display="block">
  <semantics>
    <msub>
      <mi>z</mi>
      <mrow>
        <mi>ε</mi>
        <mi>,</mi>
        <mi>k</mi>
      </mrow>
    </msub>
    <annotation encoding="StarMath 5.0">{z} rsub {ε,k}</annotation>
  </semantics>
</math>
</file>

<file path=Object 572/content.xml><?xml version="1.0" encoding="utf-8"?>
<math xmlns="http://www.w3.org/1998/Math/MathML" display="block">
  <semantics>
    <msub>
      <mi>x</mi>
      <mrow>
        <mi>ε</mi>
        <mi>,</mi>
        <mi>k</mi>
      </mrow>
    </msub>
    <annotation encoding="StarMath 5.0">{x} rsub {ε,k}</annotation>
  </semantics>
</math>
</file>

<file path=Object 574/content.xml><?xml version="1.0" encoding="utf-8"?>
<math xmlns="http://www.w3.org/1998/Math/MathML" display="block">
  <semantics>
    <msub>
      <mi>C</mi>
      <mi>k</mi>
    </msub>
    <annotation encoding="StarMath 5.0">{C} rsub {k}</annotation>
  </semantics>
</math>
</file>

<file path=Object 576/content.xml><?xml version="1.0" encoding="utf-8"?>
<math xmlns="http://www.w3.org/1998/Math/MathML" display="block">
  <semantics>
    <mrow>
      <msub>
        <mi>z</mi>
        <mrow>
          <mi>ε</mi>
          <mi>,</mi>
          <mi>k</mi>
        </mrow>
      </msub>
      <mo stretchy="false">=</mo>
      <mrow/>
    </mrow>
    <annotation encoding="StarMath 5.0">{z} rsub {ε,k} = left (matrix {{{widehat {g}} rsub {A,k} rsup {-}} lsub {} lsup {S} - {{widehat {g}} rsub {G,k} rsup {-}} lsub {} lsup {S} ## {{widehat {m}} rsub {M,k} rsup {-}} lsub {} lsup {S} - {{widehat {m}} rsub {G,k} rsup {-}} lsub {} lsup {S}} right ) = {C} rsub {k} {widehat {x}} rsub {ε,k} rsup {-} + {v} rsub {k} = {C} rsub {k} left (matrix {{widehat {θ}} rsub {ε,k} rsup {-} ## {widehat {b}} rsub {ε,k} rsup {-} ## {{widehat {a}} lsub {} lsup {S}} rsub {ε,k} rsup {-}  ## {{widehat {d}} lsub {} lsup {S}} rsub {ε,k} rsup {-}} right ) + {v} rsub {k}</annotation>
  </semantics>
</math>
</file>

<file path=Object 578/content.xml><?xml version="1.0" encoding="utf-8"?>
<math xmlns="http://www.w3.org/1998/Math/MathML" display="block">
  <semantics>
    <msub>
      <mi>z</mi>
      <mrow>
        <mi>ε</mi>
        <mi>,</mi>
        <mi>k</mi>
      </mrow>
    </msub>
    <annotation encoding="StarMath 5.0">{z} rsub {ε,k}</annotation>
  </semantics>
</math>
</file>

<file path=Object 58/content.xml><?xml version="1.0" encoding="utf-8"?>
<math xmlns="http://www.w3.org/1998/Math/MathML" display="block">
  <semantics>
    <mi>n</mi>
    <annotation encoding="StarMath 5.0">n</annotation>
  </semantics>
</math>
</file>

<file path=Object 580/content.xml><?xml version="1.0" encoding="utf-8"?>
<math xmlns="http://www.w3.org/1998/Math/MathML" display="block">
  <semantics>
    <msub>
      <mi>C</mi>
      <mi>k</mi>
    </msub>
    <annotation encoding="StarMath 5.0">{C} rsub {k}</annotation>
  </semantics>
</math>
</file>

<file path=Object 582/content.xml><?xml version="1.0" encoding="utf-8"?>
<math xmlns="http://www.w3.org/1998/Math/MathML" display="block">
  <semantics>
    <msub>
      <mi>z</mi>
      <mrow>
        <mi>ε</mi>
        <mi>,</mi>
        <mi>k</mi>
      </mrow>
    </msub>
    <annotation encoding="StarMath 5.0">{z} rsub {ε,k}</annotation>
  </semantics>
</math>
</file>

<file path=Object 584/content.xml><?xml version="1.0" encoding="utf-8"?>
<math xmlns="http://www.w3.org/1998/Math/MathML" display="block">
  <semantics>
    <msub>
      <mi>z</mi>
      <mrow>
        <mi>ε</mi>
        <mi>,</mi>
        <mi>k</mi>
      </mrow>
    </msub>
    <annotation encoding="StarMath 5.0">{z} rsub {ε,k}</annotation>
  </semantics>
</math>
</file>

<file path=Object 586/content.xml><?xml version="1.0" encoding="utf-8"?>
<math xmlns="http://www.w3.org/1998/Math/MathML" display="block">
  <semantics>
    <mmultiscripts>
      <msubsup>
        <mover accent="true">
          <mi>g</mi>
          <mo stretchy="true">^</mo>
        </mover>
        <mrow>
          <mi>A</mi>
          <mi>,</mi>
          <mi>k</mi>
        </mrow>
        <mtext>-</mtext>
      </msubsup>
      <mprescripts/>
      <mrow/>
      <mi>S</mi>
    </mmultiscripts>
    <annotation encoding="StarMath 5.0">{{widehat {g}} rsub {A,k} rsup {"-"}} lsub {} lsup {S}</annotation>
  </semantics>
</math>
</file>

<file path=Object 588/content.xml><?xml version="1.0" encoding="utf-8"?>
<math xmlns="http://www.w3.org/1998/Math/MathML" display="block">
  <semantics>
    <mmultiscripts>
      <msub>
        <mi>y</mi>
        <mrow>
          <mi>A</mi>
          <mi>,</mi>
          <mi>k</mi>
        </mrow>
      </msub>
      <mprescripts/>
      <mrow/>
      <mi>S</mi>
    </mmultiscripts>
    <annotation encoding="StarMath 5.0">{{y} rsub {A,k}} lsub {} lsup {S}</annotation>
  </semantics>
</math>
</file>

<file path=Object 590/content.xml><?xml version="1.0" encoding="utf-8"?>
<math xmlns="http://www.w3.org/1998/Math/MathML" display="block">
  <semantics>
    <mrow>
      <mrow>
        <mmultiscripts>
          <mover accent="true">
            <mi>g</mi>
            <mo stretchy="true">^</mo>
          </mover>
          <mrow>
            <mi>A</mi>
            <mi>,</mi>
            <mi>k</mi>
          </mrow>
          <mrow>
            <mo stretchy="false">−</mo>
            <mrow/>
          </mrow>
          <mprescripts/>
          <mrow/>
          <mi>S</mi>
        </mmultiscripts>
        <mo stretchy="false">=</mo>
        <mrow>
          <mmultiscripts>
            <msub>
              <mi>y</mi>
              <mrow>
                <mi>A</mi>
                <mi>,</mi>
                <mi>k</mi>
              </mrow>
            </msub>
            <mprescripts/>
            <mrow/>
            <mi>S</mi>
          </mmultiscripts>
          <mo stretchy="false">+</mo>
          <mrow>
            <mmultiscripts>
              <mover accent="true">
                <mi>a</mi>
                <mo stretchy="true">^</mo>
              </mover>
              <mi>k</mi>
              <mrow>
                <mo stretchy="false">−</mo>
                <mrow/>
              </mrow>
              <mprescripts/>
              <mrow/>
              <mi>S</mi>
            </mmultiscripts>
            <mrow/>
          </mrow>
        </mrow>
      </mrow>
      <mrow/>
    </mrow>
    <annotation encoding="StarMath 5.0">{{widehat {g}} rsub {A,k} rsup {-}} lsub {} lsup {S} = {{y} rsub {A,k}} lsub {} lsup {S} + {{widehat {a}} rsub {k} rsup {-}} lsub {} lsup {S}</annotation>
  </semantics>
</math>
</file>

<file path=Object 592/content.xml><?xml version="1.0" encoding="utf-8"?>
<math xmlns="http://www.w3.org/1998/Math/MathML" display="block">
  <semantics>
    <mrow>
      <mmultiscripts>
        <msubsup>
          <mover accent="true">
            <mi>g</mi>
            <mo stretchy="true">^</mo>
          </mover>
          <mrow>
            <mi>A</mi>
            <mi>,</mi>
            <mi>k</mi>
          </mrow>
          <mtext>-</mtext>
        </msubsup>
        <mprescripts/>
        <mrow/>
        <mi>S</mi>
      </mmultiscripts>
      <mo stretchy="false">=</mo>
      <mrow>
        <mrow>
          <mo stretchy="false">−</mo>
          <mmultiscripts>
            <msub>
              <mi>y</mi>
              <mrow>
                <mi>A</mi>
                <mi>,</mi>
                <mi>k</mi>
              </mrow>
            </msub>
            <mprescripts/>
            <mrow/>
            <mi>S</mi>
          </mmultiscripts>
        </mrow>
        <mo stretchy="false">+</mo>
        <mmultiscripts>
          <msubsup>
            <mover accent="true">
              <mi>a</mi>
              <mo stretchy="true">^</mo>
            </mover>
            <mi>k</mi>
            <mtext>-</mtext>
          </msubsup>
          <mprescripts/>
          <mrow/>
          <mi>S</mi>
        </mmultiscripts>
      </mrow>
    </mrow>
    <annotation encoding="StarMath 5.0">{{widehat {g}} rsub {A,k} rsup {"-"}} lsub {} lsup {S} =- {{y} rsub {A,k}} lsub {} lsup {S} + {{widehat {a}} rsub {k} rsup {"-"}} lsub {} lsup {S}</annotation>
  </semantics>
</math>
</file>

<file path=Object 594/content.xml><?xml version="1.0" encoding="utf-8"?>
<math xmlns="http://www.w3.org/1998/Math/MathML" display="block">
  <semantics>
    <mmultiscripts>
      <msubsup>
        <mover accent="true">
          <mi>m</mi>
          <mo stretchy="true">^</mo>
        </mover>
        <mrow>
          <mi>M</mi>
          <mi>,</mi>
          <mi>k</mi>
        </mrow>
        <mtext>-</mtext>
      </msubsup>
      <mprescripts/>
      <mrow/>
      <mi>S</mi>
    </mmultiscripts>
    <annotation encoding="StarMath 5.0">{{widehat {m}} rsub {M,k} rsup {"-"}} lsub {} lsup {S}</annotation>
  </semantics>
</math>
</file>

<file path=Object 596/content.xml><?xml version="1.0" encoding="utf-8"?>
<math xmlns="http://www.w3.org/1998/Math/MathML" display="block">
  <semantics>
    <mmultiscripts>
      <msub>
        <mi>y</mi>
        <mrow>
          <mi>M</mi>
          <mi>,</mi>
          <mi>k</mi>
        </mrow>
      </msub>
      <mprescripts/>
      <mrow/>
      <mi>S</mi>
    </mmultiscripts>
    <annotation encoding="StarMath 5.0">{{y} rsub {M,k}} lsub {} lsup {S}</annotation>
  </semantics>
</math>
</file>

<file path=Object 6/content.xml><?xml version="1.0" encoding="utf-8"?>
<math xmlns="http://www.w3.org/1998/Math/MathML" display="block">
  <semantics>
    <mi>k</mi>
    <annotation encoding="StarMath 5.0">k</annotation>
  </semantics>
</math>
</file>

<file path=Object 60/content.xml><?xml version="1.0" encoding="utf-8"?>
<math xmlns="http://www.w3.org/1998/Math/MathML" display="block">
  <semantics>
    <mi>n</mi>
    <annotation encoding="StarMath 5.0">n</annotation>
  </semantics>
</math>
</file>

<file path=Object 600/content.xml><?xml version="1.0" encoding="utf-8"?>
<math xmlns="http://www.w3.org/1998/Math/MathML" display="block">
  <semantics>
    <mrow>
      <mmultiscripts>
        <mover accent="true">
          <mi>g</mi>
          <mo stretchy="true">^</mo>
        </mover>
        <mrow>
          <mi>G</mi>
          <mi>,</mi>
          <mi>k</mi>
        </mrow>
        <mrow>
          <mo stretchy="false">−</mo>
          <mrow/>
        </mrow>
        <mprescripts/>
        <mrow/>
        <mi>S</mi>
      </mmultiscripts>
      <mrow/>
    </mrow>
    <annotation encoding="StarMath 5.0">{{widehat {g}} rsub {G,k} rsup {-}} lsub {} lsup {S}</annotation>
  </semantics>
</math>
</file>

<file path=Object 602/content.xml><?xml version="1.0" encoding="utf-8"?>
<math xmlns="http://www.w3.org/1998/Math/MathML" display="block">
  <semantics>
    <mrow>
      <mrow>
        <mmultiscripts>
          <mover accent="true">
            <mi>g</mi>
            <mo stretchy="true">^</mo>
          </mover>
          <mrow>
            <mi>G</mi>
            <mi>,</mi>
            <mi>k</mi>
          </mrow>
          <mrow>
            <mo stretchy="false">−</mo>
            <mrow/>
          </mrow>
          <mprescripts/>
          <mrow/>
          <mi>S</mi>
        </mmultiscripts>
        <mo stretchy="false">=</mo>
        <msubsup>
          <mover accent="true">
            <mi>R</mi>
            <mo stretchy="true">^</mo>
          </mover>
          <mi>k</mi>
          <mrow>
            <mrow>
              <mrow>
                <mo stretchy="false">−</mo>
                <mrow/>
              </mrow>
              <mmultiscripts>
                <msub>
                  <mi>g</mi>
                  <mi>k</mi>
                </msub>
                <mprescripts/>
                <mrow/>
                <mi>G</mi>
              </mmultiscripts>
            </mrow>
            <mrow/>
          </mrow>
        </msubsup>
      </mrow>
      <mrow/>
    </mrow>
    <annotation encoding="StarMath 5.0">{{widehat {g}} rsub {G,k} rsup {-}} lsub {} lsup {S} = {widehat {R}} rsub {k} rsup {-} {{g} rsub {k}} lsub {} lsup {G}</annotation>
  </semantics>
</math>
</file>

<file path=Object 604/content.xml><?xml version="1.0" encoding="utf-8"?>
<math xmlns="http://www.w3.org/1998/Math/MathML" display="block">
  <semantics>
    <msubsup>
      <mover accent="true">
        <mi>R</mi>
        <mo stretchy="true">^</mo>
      </mover>
      <mi>k</mi>
      <mrow>
        <mrow>
          <mrow>
            <mrow>
              <mo stretchy="false">−</mo>
              <mrow/>
            </mrow>
            <mo stretchy="false">=</mo>
            <mi>Δ</mi>
          </mrow>
          <mi>R</mi>
          <mrow/>
        </mrow>
        <mrow/>
      </mrow>
    </msubsup>
    <annotation encoding="StarMath 5.0">{widehat {R}} rsub {k} rsup {-} = Δ R left ({widehat {ω}} rsub {k} rsup {-} δt right ) {widehat {R}} rsub {k-1} rsup {+}</annotation>
  </semantics>
</math>
</file>

<file path=Object 606/content.xml><?xml version="1.0" encoding="utf-8"?>
<math xmlns="http://www.w3.org/1998/Math/MathML" display="block">
  <semantics>
    <mmultiscripts>
      <msub>
        <mi>g</mi>
        <mi>k</mi>
      </msub>
      <mprescripts/>
      <mrow/>
      <mi>G</mi>
    </mmultiscripts>
    <annotation encoding="StarMath 5.0">{{g} rsub {k}} lsub {} lsup {G}</annotation>
  </semantics>
</math>
</file>

<file path=Object 608/content.xml><?xml version="1.0" encoding="utf-8"?>
<math xmlns="http://www.w3.org/1998/Math/MathML" display="block">
  <semantics>
    <msubsup>
      <mover accent="true">
        <mi>R</mi>
        <mo stretchy="true">^</mo>
      </mover>
      <mi>k</mi>
      <mtext>-</mtext>
    </msubsup>
    <annotation encoding="StarMath 5.0">{widehat {R}} rsub {k} rsup {"-"}</annotation>
  </semantics>
</math>
</file>

<file path=Object 610/content.xml><?xml version="1.0" encoding="utf-8"?>
<math xmlns="http://www.w3.org/1998/Math/MathML" display="block">
  <semantics>
    <mmultiscripts>
      <msubsup>
        <mover accent="true">
          <mi>m</mi>
          <mo stretchy="true">^</mo>
        </mover>
        <mrow>
          <mi>G</mi>
          <mi>,</mi>
          <mi>k</mi>
        </mrow>
        <mtext>-</mtext>
      </msubsup>
      <mprescripts/>
      <mrow/>
      <mi>S</mi>
    </mmultiscripts>
    <annotation encoding="StarMath 5.0">{{widehat {m}} rsub {G,k} rsup {"-"}} lsub {} lsup {S}</annotation>
  </semantics>
</math>
</file>

<file path=Object 612/content.xml><?xml version="1.0" encoding="utf-8"?>
<math xmlns="http://www.w3.org/1998/Math/MathML" display="block">
  <semantics>
    <mrow>
      <mrow>
        <mmultiscripts>
          <mover accent="true">
            <mi>m</mi>
            <mo stretchy="true">^</mo>
          </mover>
          <mrow>
            <mi>G</mi>
            <mi>,</mi>
            <mi>k</mi>
          </mrow>
          <mrow>
            <mo stretchy="false">−</mo>
            <mrow/>
          </mrow>
          <mprescripts/>
          <mrow/>
          <mi>S</mi>
        </mmultiscripts>
        <mo stretchy="false">=</mo>
        <msubsup>
          <mover accent="true">
            <mi>R</mi>
            <mo stretchy="true">^</mo>
          </mover>
          <mi>k</mi>
          <mrow>
            <mrow>
              <mrow>
                <mo stretchy="false">−</mo>
                <mrow/>
              </mrow>
              <mmultiscripts>
                <msub>
                  <mi>m</mi>
                  <mi>k</mi>
                </msub>
                <mprescripts/>
                <mrow/>
                <mi>G</mi>
              </mmultiscripts>
            </mrow>
            <mrow/>
          </mrow>
        </msubsup>
      </mrow>
      <mrow/>
    </mrow>
    <annotation encoding="StarMath 5.0">{{widehat {m}} rsub {G,k} rsup {-}} lsub {} lsup {S} = {widehat {R}} rsub {k} rsup {-} {{m} rsub {k}} lsub {} lsup {G}</annotation>
  </semantics>
</math>
</file>

<file path=Object 614/content.xml><?xml version="1.0" encoding="utf-8"?>
<math xmlns="http://www.w3.org/1998/Math/MathML" display="block">
  <semantics>
    <mi>B</mi>
    <annotation encoding="StarMath 5.0">B</annotation>
  </semantics>
</math>
</file>

<file path=Object 616/content.xml><?xml version="1.0" encoding="utf-8"?>
<math xmlns="http://www.w3.org/1998/Math/MathML" display="block">
  <semantics>
    <mi>δ</mi>
    <annotation encoding="StarMath 5.0">δ</annotation>
  </semantics>
</math>
</file>

<file path=Object 618/content.xml><?xml version="1.0" encoding="utf-8"?>
<math xmlns="http://www.w3.org/1998/Math/MathML" display="block">
  <semantics>
    <mmultiscripts>
      <msub>
        <mi>m</mi>
        <mi>k</mi>
      </msub>
      <mprescripts/>
      <mrow/>
      <mi>G</mi>
    </mmultiscripts>
    <annotation encoding="StarMath 5.0">{{m} rsub {k}} lsub {} lsup {G}</annotation>
  </semantics>
</math>
</file>

<file path=Object 62/content.xml><?xml version="1.0" encoding="utf-8"?>
<math xmlns="http://www.w3.org/1998/Math/MathML" display="block">
  <semantics>
    <msub>
      <mi>K</mi>
      <mi>k</mi>
    </msub>
    <annotation encoding="StarMath 5.0">{K} rsub {k}</annotation>
  </semantics>
</math>
</file>

<file path=Object 620/content.xml><?xml version="1.0" encoding="utf-8"?>
<math xmlns="http://www.w3.org/1998/Math/MathML" display="block">
  <semantics>
    <msub>
      <mi>C</mi>
      <mi>k</mi>
    </msub>
    <annotation encoding="StarMath 5.0">{C} rsub {k}</annotation>
  </semantics>
</math>
</file>

<file path=Object 622/content.xml><?xml version="1.0" encoding="utf-8"?>
<math xmlns="http://www.w3.org/1998/Math/MathML" display="block">
  <semantics>
    <msub>
      <mi>z</mi>
      <mrow>
        <mi>ε</mi>
        <mi>,</mi>
        <mi>k</mi>
      </mrow>
    </msub>
    <annotation encoding="StarMath 5.0">{z} rsub {ε,k}</annotation>
  </semantics>
</math>
</file>

<file path=Object 624/content.xml><?xml version="1.0" encoding="utf-8"?>
<math xmlns="http://www.w3.org/1998/Math/MathML" display="block">
  <semantics>
    <msub>
      <mi>x</mi>
      <mrow>
        <mi>ε</mi>
        <mi>,</mi>
        <mi>k</mi>
      </mrow>
    </msub>
    <annotation encoding="StarMath 5.0">{x} rsub {ε,k}</annotation>
  </semantics>
</math>
</file>

<file path=Object 626/content.xml><?xml version="1.0" encoding="utf-8"?>
<math xmlns="http://www.w3.org/1998/Math/MathML" display="block">
  <semantics>
    <mrow>
      <mrow>
        <mrow>
          <mmultiscripts>
            <mover accent="true">
              <mi>g</mi>
              <mo stretchy="true">^</mo>
            </mover>
            <mrow>
              <mi>A</mi>
              <mi>,</mi>
              <mi>k</mi>
            </mrow>
            <mrow>
              <mo stretchy="false">−</mo>
              <mrow/>
            </mrow>
            <mprescripts/>
            <mrow/>
            <mi>S</mi>
          </mmultiscripts>
          <mo stretchy="false">−</mo>
          <mmultiscripts>
            <msub>
              <mi>g</mi>
              <mi>k</mi>
            </msub>
            <mprescripts/>
            <mrow/>
            <mi>S</mi>
          </mmultiscripts>
        </mrow>
        <mo stretchy="false">=</mo>
        <mrow>
          <mrow>
            <mmultiscripts>
              <mover accent="true">
                <mi>a</mi>
                <mo stretchy="true">^</mo>
              </mover>
              <mrow>
                <mi>ε</mi>
                <mi>,</mi>
                <mi>k</mi>
              </mrow>
              <mrow>
                <mo stretchy="false">−</mo>
                <mrow/>
              </mrow>
              <mprescripts/>
              <mrow/>
              <mi>S</mi>
            </mmultiscripts>
            <mo stretchy="false">−</mo>
            <msub>
              <mi>v</mi>
              <mrow>
                <mi>A</mi>
                <mi>,</mi>
                <mi>k</mi>
              </mrow>
            </msub>
          </mrow>
          <mrow/>
        </mrow>
      </mrow>
      <mrow/>
    </mrow>
    <annotation encoding="StarMath 5.0">{{widehat {g}} rsub {A,k} rsup {-}} lsub {} lsup {S} - {{g} rsub {k}} lsub {} lsup {S} = {{widehat {a}} rsub {ε,k} rsup {-}} lsub {} lsup {S} - {v} rsub {A,k}</annotation>
  </semantics>
</math>
</file>

<file path=Object 628/content.xml><?xml version="1.0" encoding="utf-8"?>
<math xmlns="http://www.w3.org/1998/Math/MathML" display="block">
  <semantics>
    <mrow>
      <mrow>
        <mrow>
          <mmultiscripts>
            <mover accent="true">
              <mi>g</mi>
              <mo stretchy="true">^</mo>
            </mover>
            <mrow>
              <mi>G</mi>
              <mi>,</mi>
              <mi>k</mi>
            </mrow>
            <mrow>
              <mo stretchy="false">−</mo>
              <mrow/>
            </mrow>
            <mprescripts/>
            <mrow/>
            <mi>S</mi>
          </mmultiscripts>
          <mo stretchy="false">=</mo>
          <mi>Δ</mi>
        </mrow>
        <mi>R</mi>
        <mrow/>
      </mrow>
      <mrow/>
    </mrow>
    <annotation encoding="StarMath 5.0">{{widehat {g}} rsub {G,k} rsup {-}} lsub {} lsup {S} =Δ R left ({widehat {θ}} rsub {ε,k} rsup {-} right ) {{g} rsub {k}} lsub {} lsup {S}</annotation>
  </semantics>
</math>
</file>

<file path=Object 630/content.xml><?xml version="1.0" encoding="utf-8"?>
<math xmlns="http://www.w3.org/1998/Math/MathML" display="block">
  <semantics>
    <mrow>
      <mrow>
        <mrow>
          <mmultiscripts>
            <msubsup>
              <mover accent="true">
                <mi>g</mi>
                <mo stretchy="true">^</mo>
              </mover>
              <mrow>
                <mi>A</mi>
                <mi>,</mi>
                <mi>k</mi>
              </mrow>
              <mtext>-</mtext>
            </msubsup>
            <mprescripts/>
            <mrow/>
            <mi>S</mi>
          </mmultiscripts>
          <mo stretchy="false">−</mo>
          <mmultiscripts>
            <msubsup>
              <mover accent="true">
                <mi>g</mi>
                <mo stretchy="true">^</mo>
              </mover>
              <mrow>
                <mi>G</mi>
                <mi>,</mi>
                <mi>k</mi>
              </mrow>
              <mtext>-</mtext>
            </msubsup>
            <mprescripts/>
            <mrow/>
            <mi>S</mi>
          </mmultiscripts>
        </mrow>
        <mo stretchy="false">=</mo>
        <mrow>
          <mmultiscripts>
            <msub>
              <mi>g</mi>
              <mi>k</mi>
            </msub>
            <mprescripts/>
            <mrow/>
            <mi>S</mi>
          </mmultiscripts>
          <mo stretchy="false">+</mo>
          <mmultiscripts>
            <msubsup>
              <mover accent="true">
                <mi>a</mi>
                <mo stretchy="true">^</mo>
              </mover>
              <mrow>
                <mi>ε</mi>
                <mi>,</mi>
                <mi>k</mi>
              </mrow>
              <mtext>-</mtext>
            </msubsup>
            <mprescripts/>
            <mrow/>
            <mi>S</mi>
          </mmultiscripts>
          <mo stretchy="false">−</mo>
          <msub>
            <mi>v</mi>
            <mrow>
              <mi>A</mi>
              <mi>,</mi>
              <mi>k</mi>
            </mrow>
          </msub>
          <mo stretchy="false">−</mo>
          <mmultiscripts>
            <msubsup>
              <mover accent="true">
                <mi>g</mi>
                <mo stretchy="true">^</mo>
              </mover>
              <mrow>
                <mi>G</mi>
                <mi>,</mi>
                <mi>k</mi>
              </mrow>
              <mtext>-</mtext>
            </msubsup>
            <mprescripts/>
            <mrow/>
            <mi>S</mi>
          </mmultiscripts>
        </mrow>
        <mo stretchy="false">=</mo>
        <mi>Δ</mi>
      </mrow>
      <mi>R</mi>
      <mrow>
        <mo fence="true" stretchy="true">(</mo>
        <mrow>
          <mrow>
            <mo stretchy="false">−</mo>
            <msubsup>
              <mover accent="true">
                <mi>θ</mi>
                <mo stretchy="true">^</mo>
              </mover>
              <mrow>
                <mi>ε</mi>
                <mi>,</mi>
                <mi>k</mi>
              </mrow>
              <mtext>-</mtext>
            </msubsup>
          </mrow>
        </mrow>
        <mo fence="true" stretchy="true">)</mo>
      </mrow>
      <mrow>
        <mmultiscripts>
          <msubsup>
            <mover accent="true">
              <mi>g</mi>
              <mo stretchy="true">^</mo>
            </mover>
            <mrow>
              <mi>G</mi>
              <mi>,</mi>
              <mi>k</mi>
            </mrow>
            <mtext>-</mtext>
          </msubsup>
          <mprescripts/>
          <mrow/>
          <mi>S</mi>
        </mmultiscripts>
        <mo stretchy="false">+</mo>
        <mmultiscripts>
          <msubsup>
            <mover accent="true">
              <mi>a</mi>
              <mo stretchy="true">^</mo>
            </mover>
            <mrow>
              <mi>ε</mi>
              <mi>,</mi>
              <mi>k</mi>
            </mrow>
            <mtext>-</mtext>
          </msubsup>
          <mprescripts/>
          <mrow/>
          <mi>S</mi>
        </mmultiscripts>
        <mo stretchy="false">−</mo>
        <msub>
          <mi>v</mi>
          <mrow>
            <mi>A</mi>
            <mi>,</mi>
            <mi>k</mi>
          </mrow>
        </msub>
        <mo stretchy="false">−</mo>
        <mmultiscripts>
          <msubsup>
            <mover accent="true">
              <mi>g</mi>
              <mo stretchy="true">^</mo>
            </mover>
            <mrow>
              <mi>G</mi>
              <mi>,</mi>
              <mi>k</mi>
            </mrow>
            <mtext>-</mtext>
          </msubsup>
          <mprescripts/>
          <mrow/>
          <mi>S</mi>
        </mmultiscripts>
      </mrow>
    </mrow>
    <annotation encoding="StarMath 5.0">{{widehat {g}} rsub {A,k} rsup {"-"}} lsub {} lsup {S} - {{widehat {g}} rsub {G,k} rsup {"-"}} lsub {} lsup {S} = {{g} rsub {k}} lsub {} lsup {S} + {{widehat {a}} rsub {ε,k} rsup {"-"}} lsub {} lsup {S} - {v} rsub {A,k} - {{widehat {g}} rsub {G,k} rsup {"-"}} lsub {} lsup {S} = Δ R left (- {widehat {θ}} rsub {ε,k} rsup {"-"} right ) {{widehat {g}} rsub {G,k} rsup {"-"}} lsub {} lsup {S} + {{widehat {a}} rsub {ε,k} rsup {"-"}} lsub {} lsup {S} - {v} rsub {A,k} - {{widehat {g}} rsub {G,k} rsup {"-"}} lsub {} lsup {S}</annotation>
  </semantics>
</math>
</file>

<file path=Object 632/content.xml><?xml version="1.0" encoding="utf-8"?>
<math xmlns="http://www.w3.org/1998/Math/MathML" display="block">
  <semantics>
    <mrow>
      <mrow/>
      <mrow/>
    </mrow>
    <annotation encoding="StarMath 5.0">= left lbrace left (I+ α {widehat {θ}} rsub {ε,k} rsup {-} right ) × right rbrace {{widehat {g}} rsub {G,k} rsup {-}} lsub {} lsup {S} + {{widehat {a}} rsub {ε,k} rsup {-}} lsub {} lsup {S} - {v} rsub {A,k} - {{widehat {g}} rsub {G,k} rsup {-}} lsub {} lsup {S} = left (α {widehat {θ}} rsub {ε,k} rsup {-} × right ) {{widehat {g}} rsub {G,k} rsup {-}} lsub {} lsup {S} + {{widehat {a}} rsub {ε,k} rsup {-}} lsub {} lsup {S} - {v} rsub {A,k}</annotation>
  </semantics>
</math>
</file>

<file path=Object 634/content.xml><?xml version="1.0" encoding="utf-8"?>
<math xmlns="http://www.w3.org/1998/Math/MathML" display="block">
  <semantics>
    <mrow>
      <mrow/>
      <mo stretchy="false">−</mo>
      <mrow/>
    </mrow>
    <annotation encoding="StarMath 5.0">=- left (α {{widehat {g}} rsub {G,k} rsup {-}} lsub {} lsup {S} × right ) {widehat {θ}} rsub {ε,k} rsup {-} + {{widehat {a}} rsub {ε,k} rsup {-}} lsub {} lsup {S} - {v} rsub {A,k}</annotation>
  </semantics>
</math>
</file>

<file path=Object 636/content.xml><?xml version="1.0" encoding="utf-8"?>
<math xmlns="http://www.w3.org/1998/Math/MathML" display="block">
  <semantics>
    <mrow>
      <mrow>
        <mmultiscripts>
          <msubsup>
            <mover accent="true">
              <mi>m</mi>
              <mo stretchy="true">^</mo>
            </mover>
            <mrow>
              <mi>M</mi>
              <mi>,</mi>
              <mi>k</mi>
            </mrow>
            <mtext>-</mtext>
          </msubsup>
          <mprescripts/>
          <mrow/>
          <mi>S</mi>
        </mmultiscripts>
        <mo stretchy="false">−</mo>
        <mmultiscripts>
          <msub>
            <mi>m</mi>
            <mi>k</mi>
          </msub>
          <mprescripts/>
          <mrow/>
          <mi>S</mi>
        </mmultiscripts>
      </mrow>
      <mo stretchy="false">=</mo>
      <mrow>
        <mrow>
          <mo stretchy="false">−</mo>
          <mmultiscripts>
            <msubsup>
              <mover accent="true">
                <mi>d</mi>
                <mo stretchy="true">^</mo>
              </mover>
              <mrow>
                <mi>ε</mi>
                <mi>,</mi>
                <mi>k</mi>
              </mrow>
              <mtext> - </mtext>
            </msubsup>
            <mprescripts/>
            <mrow/>
            <mi>S</mi>
          </mmultiscripts>
        </mrow>
        <mo stretchy="false">+</mo>
        <msub>
          <mi>v</mi>
          <mrow>
            <mi>M</mi>
            <mi>,</mi>
            <mi>k</mi>
          </mrow>
        </msub>
      </mrow>
    </mrow>
    <annotation encoding="StarMath 5.0">{{widehat {m}} rsub {M,k} rsup {"-"}} lsub {} lsup {S} - {{m} rsub {k}} lsub {} lsup {S} = - {{widehat {d}} rsub {ε,k} rsup {" - "}} lsub {} lsup {S} + {v} rsub {M,k}</annotation>
  </semantics>
</math>
</file>

<file path=Object 638/content.xml><?xml version="1.0" encoding="utf-8"?>
<math xmlns="http://www.w3.org/1998/Math/MathML" display="block">
  <semantics>
    <mrow>
      <mrow>
        <mmultiscripts>
          <msubsup>
            <mover accent="true">
              <mi>m</mi>
              <mo stretchy="true">^</mo>
            </mover>
            <mrow>
              <mi>G</mi>
              <mi>,</mi>
              <mi>k</mi>
            </mrow>
            <mtext>-</mtext>
          </msubsup>
          <mprescripts/>
          <mrow/>
          <mi>S</mi>
        </mmultiscripts>
        <mo stretchy="false">=</mo>
        <mi>Δ</mi>
      </mrow>
      <mi>R</mi>
      <mrow>
        <mo fence="true" stretchy="true">(</mo>
        <mrow>
          <msubsup>
            <mover accent="true">
              <mi>θ</mi>
              <mo stretchy="true">^</mo>
            </mover>
            <mrow>
              <mi>ε</mi>
              <mi>,</mi>
              <mi>k</mi>
            </mrow>
            <mtext> -</mtext>
          </msubsup>
        </mrow>
        <mo fence="true" stretchy="true">)</mo>
      </mrow>
      <mmultiscripts>
        <msub>
          <mi>m</mi>
          <mi>k</mi>
        </msub>
        <mprescripts/>
        <mrow/>
        <mi>S</mi>
      </mmultiscripts>
    </mrow>
    <annotation encoding="StarMath 5.0">{{widehat {m}} rsub {G,k} rsup {"-"}} lsub {} lsup {S} =Δ R left ({widehat {θ}} rsub {ε,k} rsup {" -"} right ) {{m} rsub {k}} lsub {} lsup {S}</annotation>
  </semantics>
</math>
</file>

<file path=Object 64/content.xml><?xml version="1.0" encoding="utf-8"?>
<math xmlns="http://www.w3.org/1998/Math/MathML" display="block">
  <semantics>
    <mi>k</mi>
    <annotation encoding="StarMath 5.0">k</annotation>
  </semantics>
</math>
</file>

<file path=Object 640/content.xml><?xml version="1.0" encoding="utf-8"?>
<math xmlns="http://www.w3.org/1998/Math/MathML" display="block">
  <semantics>
    <mrow>
      <mrow>
        <mrow>
          <mmultiscripts>
            <msubsup>
              <mover accent="true">
                <mi>m</mi>
                <mo stretchy="true">^</mo>
              </mover>
              <mrow>
                <mi>M</mi>
                <mi>,</mi>
                <mi>k</mi>
              </mrow>
              <mtext> -</mtext>
            </msubsup>
            <mprescripts/>
            <mrow/>
            <mi>S</mi>
          </mmultiscripts>
          <mo stretchy="false">−</mo>
          <mmultiscripts>
            <msubsup>
              <mover accent="true">
                <mi>m</mi>
                <mo stretchy="true">^</mo>
              </mover>
              <mrow>
                <mi>G</mi>
                <mi>,</mi>
                <mi>k</mi>
              </mrow>
              <mtext> -</mtext>
            </msubsup>
            <mprescripts/>
            <mrow/>
            <mi>S</mi>
          </mmultiscripts>
        </mrow>
        <mo stretchy="false">=</mo>
        <mrow>
          <mmultiscripts>
            <msub>
              <mi>m</mi>
              <mi>k</mi>
            </msub>
            <mprescripts/>
            <mrow/>
            <mi>S</mi>
          </mmultiscripts>
          <mo stretchy="false">−</mo>
          <mmultiscripts>
            <msubsup>
              <mover accent="true">
                <mi>d</mi>
                <mo stretchy="true">^</mo>
              </mover>
              <mrow>
                <mi>ε</mi>
                <mi>,</mi>
                <mi>k</mi>
              </mrow>
              <mtext> -</mtext>
            </msubsup>
            <mprescripts/>
            <mrow/>
            <mi>S</mi>
          </mmultiscripts>
          <mo stretchy="false">+</mo>
          <msub>
            <mi>v</mi>
            <mrow>
              <mi>M</mi>
              <mi>,</mi>
              <mi>k</mi>
            </mrow>
          </msub>
          <mo stretchy="false">−</mo>
          <mmultiscripts>
            <msubsup>
              <mover accent="true">
                <mi>m</mi>
                <mo stretchy="true">^</mo>
              </mover>
              <mrow>
                <mi>G</mi>
                <mi>,</mi>
                <mi>k</mi>
              </mrow>
              <mtext> -</mtext>
            </msubsup>
            <mprescripts/>
            <mrow/>
            <mi>S</mi>
          </mmultiscripts>
        </mrow>
        <mo stretchy="false">=</mo>
        <mi>Δ</mi>
      </mrow>
      <mi>R</mi>
      <mrow>
        <mo fence="true" stretchy="true">(</mo>
        <mrow>
          <mrow>
            <mo stretchy="false">−</mo>
            <msubsup>
              <mover accent="true">
                <mi>θ</mi>
                <mo stretchy="true">^</mo>
              </mover>
              <mrow>
                <mi>ε</mi>
                <mi>,</mi>
                <mi>k</mi>
              </mrow>
              <mtext> -</mtext>
            </msubsup>
          </mrow>
        </mrow>
        <mo fence="true" stretchy="true">)</mo>
      </mrow>
      <mrow>
        <mmultiscripts>
          <msubsup>
            <mover accent="true">
              <mi>m</mi>
              <mo stretchy="true">^</mo>
            </mover>
            <mrow>
              <mi>G</mi>
              <mi>,</mi>
              <mi>k</mi>
            </mrow>
            <mtext> -</mtext>
          </msubsup>
          <mprescripts/>
          <mrow/>
          <mi>S</mi>
        </mmultiscripts>
        <mo stretchy="false">−</mo>
        <mmultiscripts>
          <msubsup>
            <mover accent="true">
              <mi>d</mi>
              <mo stretchy="true">^</mo>
            </mover>
            <mrow>
              <mi>ε</mi>
              <mi>,</mi>
              <mi>k</mi>
            </mrow>
            <mtext> -</mtext>
          </msubsup>
          <mprescripts/>
          <mrow/>
          <mi>S</mi>
        </mmultiscripts>
        <mo stretchy="false">+</mo>
        <msub>
          <mi>v</mi>
          <mrow>
            <mi>M</mi>
            <mi>,</mi>
            <mi>k</mi>
          </mrow>
        </msub>
        <mo stretchy="false">−</mo>
        <mmultiscripts>
          <msubsup>
            <mover accent="true">
              <mi>m</mi>
              <mo stretchy="true">^</mo>
            </mover>
            <mrow>
              <mi>G</mi>
              <mi>,</mi>
              <mi>k</mi>
            </mrow>
            <mtext> -</mtext>
          </msubsup>
          <mprescripts/>
          <mrow/>
          <mi>S</mi>
        </mmultiscripts>
      </mrow>
    </mrow>
    <annotation encoding="StarMath 5.0">{{widehat {m}} rsub {M,k} rsup {" -"}} lsub {} lsup {S} - {{widehat {m}} rsub {G,k} rsup {" -"}} lsub {} lsup {S} = {{m} rsub {k}} lsub {} lsup {S} - {{widehat {d}} rsub {ε,k} rsup {" -"}} lsub {} lsup {S} + {v} rsub {M,k} - {{widehat {m}} rsub {G,k} rsup {" -"}} lsub {} lsup {S} = Δ R left (- {widehat {θ}} rsub {ε,k} rsup {" -"} right ) {{widehat {m}} rsub {G,k} rsup {" -"}} lsub {} lsup {S} - {{widehat {d}} rsub {ε,k} rsup {" -"}} lsub {} lsup {S} + {v} rsub {M,k} - {{widehat {m}} rsub {G,k} rsup {" -"}} lsub {} lsup {S}</annotation>
  </semantics>
</math>
</file>

<file path=Object 642/content.xml><?xml version="1.0" encoding="utf-8"?>
<math xmlns="http://www.w3.org/1998/Math/MathML" display="block">
  <semantics>
    <mrow>
      <mrow/>
      <mrow/>
    </mrow>
    <annotation encoding="StarMath 5.0">= left lbrace left (I+ α {widehat {θ}} rsub {ε,k} rsup {-} right ) × right rbrace {{widehat {m}} rsub {G,k} rsup {-}} lsub {} lsup {S} - {{widehat {d}} rsub {ε,k} rsup {-}} lsub {} lsup {S} + {v} rsub {M,k} - {{widehat {m}} rsub {G,k} rsup {-}} lsub {} lsup {S} = left (α {widehat {θ}} rsub {ε,k} rsup {-} × right ) {{widehat {m}} rsub {G,k} rsup {-}} lsub {} lsup {S} - {{widehat {d}} rsub {ε,k} rsup {-}} lsub {} lsup {S} + {v} rsub {M,k}</annotation>
  </semantics>
</math>
</file>

<file path=Object 644/content.xml><?xml version="1.0" encoding="utf-8"?>
<math xmlns="http://www.w3.org/1998/Math/MathML" display="block">
  <semantics>
    <mrow>
      <mrow/>
      <mo stretchy="false">−</mo>
      <mrow/>
    </mrow>
    <annotation encoding="StarMath 5.0">=- left (α {{widehat {m}} rsub {G,k} rsup {-}} lsub {} lsup {S} × right ) {widehat {θ}} rsub {ε,k} rsup {-} - {{widehat {d}} rsub {ε,k} rsup {-}} lsub {} lsup {S} + {v} rsub {M,k}</annotation>
  </semantics>
</math>
</file>

<file path=Object 646/content.xml><?xml version="1.0" encoding="utf-8"?>
<math xmlns="http://www.w3.org/1998/Math/MathML" display="block">
  <semantics>
    <msub>
      <mi>C</mi>
      <mi>k</mi>
    </msub>
    <annotation encoding="StarMath 5.0">{C} rsub {k}</annotation>
  </semantics>
</math>
</file>

<file path=Object 648/content.xml><?xml version="1.0" encoding="utf-8"?>
<math xmlns="http://www.w3.org/1998/Math/MathML" display="block">
  <semantics>
    <mrow>
      <msub>
        <mi>C</mi>
        <mi>k</mi>
      </msub>
      <mo stretchy="false">=</mo>
      <mrow/>
    </mrow>
    <annotation encoding="StarMath 5.0">{C} rsub {k} = left (matrix {-α left ({{widehat {g}} rsub {G,k} rsup {-} ×} lsub {} lsup {S} right ) # {0} rsub {3}  # {I} rsub {3} # {0} rsub {3} ## -α left ({{widehat {m}} rsub {G,k} rsup {-}} lsub {} lsup {S} × right ) # {0} rsub {3}  # {0} rsub {3} # - {I} rsub {3}} right )</annotation>
  </semantics>
</math>
</file>

<file path=Object 650/content.xml><?xml version="1.0" encoding="utf-8"?>
<math xmlns="http://www.w3.org/1998/Math/MathML" display="block">
  <semantics>
    <msubsup>
      <mover accent="true">
        <mi>b</mi>
        <mo stretchy="true">^</mo>
      </mover>
      <mrow>
        <mi>ε</mi>
        <mi>,</mi>
        <mi>k</mi>
      </mrow>
      <mtext>-</mtext>
    </msubsup>
    <annotation encoding="StarMath 5.0">{widehat {b}} rsub {ε,k} rsup {"-"}</annotation>
  </semantics>
</math>
</file>

<file path=Object 652/content.xml><?xml version="1.0" encoding="utf-8"?>
<math xmlns="http://www.w3.org/1998/Math/MathML" display="block">
  <semantics>
    <msubsup>
      <mover accent="true">
        <mi>θ</mi>
        <mo stretchy="true">^</mo>
      </mover>
      <mrow>
        <mi>ε</mi>
        <mi>,</mi>
        <mi>k</mi>
      </mrow>
      <mtext>-</mtext>
    </msubsup>
    <annotation encoding="StarMath 5.0">{widehat {θ}} rsub {ε,k} rsup {"-"}</annotation>
  </semantics>
</math>
</file>

<file path=Object 654/content.xml><?xml version="1.0" encoding="utf-8"?>
<math xmlns="http://www.w3.org/1998/Math/MathML" display="block">
  <semantics>
    <msubsup>
      <mover accent="true">
        <mi>b</mi>
        <mo stretchy="true">^</mo>
      </mover>
      <mrow>
        <mi>ε</mi>
        <mi>,</mi>
        <mi>k</mi>
      </mrow>
      <mtext>-</mtext>
    </msubsup>
    <annotation encoding="StarMath 5.0">{widehat {b}} rsub {ε,k} rsup {"-"}</annotation>
  </semantics>
</math>
</file>

<file path=Object 656/content.xml><?xml version="1.0" encoding="utf-8"?>
<math xmlns="http://www.w3.org/1998/Math/MathML" display="block">
  <semantics>
    <mrow>
      <mrow>
        <msubsup>
          <mover accent="true">
            <mi>R</mi>
            <mo stretchy="true">^</mo>
          </mover>
          <mi>k</mi>
          <mtext> -</mtext>
        </msubsup>
        <mo stretchy="false">=</mo>
        <mi>Δ</mi>
      </mrow>
      <mi>R</mi>
      <mrow>
        <mo fence="true" stretchy="true">(</mo>
        <mrow>
          <mrow>
            <msubsup>
              <mover accent="true">
                <mi>ω</mi>
                <mo stretchy="true">^</mo>
              </mover>
              <mi>k</mi>
              <mtext>-</mtext>
            </msubsup>
            <mi mathvariant="italic">δt</mi>
          </mrow>
        </mrow>
        <mo fence="true" stretchy="true">)</mo>
      </mrow>
      <mrow>
        <msubsup>
          <mover accent="true">
            <mi>R</mi>
            <mo stretchy="true">^</mo>
          </mover>
          <mrow>
            <mi>k</mi>
            <mo stretchy="false">−</mo>
            <mn>1</mn>
          </mrow>
          <mtext>+</mtext>
        </msubsup>
        <mo stretchy="false">=</mo>
        <mi>Δ</mi>
      </mrow>
      <mi>R</mi>
      <mrow>
        <mo fence="true" stretchy="true">{</mo>
        <mrow>
          <mrow>
            <mrow>
              <mo fence="true" stretchy="true">(</mo>
              <mrow>
                <mrow>
                  <msub>
                    <mi>ω</mi>
                    <mi>k</mi>
                  </msub>
                  <mrow>
                    <msubsup>
                      <mrow>
                        <mo stretchy="false">−</mo>
                        <mover accent="true">
                          <mi>b</mi>
                          <mo stretchy="true">^</mo>
                        </mover>
                      </mrow>
                      <mrow>
                        <mi>ε</mi>
                        <mi>,</mi>
                        <mrow>
                          <mi>k</mi>
                          <mo stretchy="false">−</mo>
                          <mn>1</mn>
                        </mrow>
                      </mrow>
                      <mtext>+</mtext>
                    </msubsup>
                    <mo stretchy="false">+</mo>
                    <msub>
                      <mi>w</mi>
                      <mrow>
                        <mi>b</mi>
                        <mi>,</mi>
                        <mi>k</mi>
                      </mrow>
                    </msub>
                    <mo stretchy="false">+</mo>
                    <msub>
                      <mi>v</mi>
                      <mrow>
                        <mi>G</mi>
                        <mi>,</mi>
                        <mi>k</mi>
                      </mrow>
                    </msub>
                  </mrow>
                </mrow>
              </mrow>
              <mo fence="true" stretchy="true">)</mo>
            </mrow>
            <mi mathvariant="italic">δt</mi>
          </mrow>
        </mrow>
        <mo fence="true" stretchy="true">}</mo>
      </mrow>
      <msubsup>
        <mover accent="true">
          <mi>R</mi>
          <mo stretchy="true">^</mo>
        </mover>
        <mrow>
          <mi>k</mi>
          <mo stretchy="false">−</mo>
          <mn>1</mn>
        </mrow>
        <mtext>+</mtext>
      </msubsup>
    </mrow>
    <annotation encoding="StarMath 5.0">{widehat {R}} rsub {k} rsup {" -"} = Δ R left ({widehat {ω}} rsub {k} rsup {"-"} δt right ) {widehat {R}} rsub {k-1} rsup {"+"} = Δ R left lbrace left ({ω} rsub {k} {- widehat {b}} rsub {ε,k-1} rsup {"+"} + {w} rsub {b,k} + {v} rsub {G,k} right ) δt right rbrace {widehat {R}} rsub {k-1} rsup {"+"}</annotation>
  </semantics>
</math>
</file>

<file path=Object 658/content.xml><?xml version="1.0" encoding="utf-8"?>
<math xmlns="http://www.w3.org/1998/Math/MathML" display="block">
  <semantics>
    <mrow>
      <mtext>=</mtext>
      <mi>Δ</mi>
      <mi>R</mi>
      <mrow>
        <mo fence="true" stretchy="true">(</mo>
        <mrow>
          <mrow>
            <msub>
              <mi>ω</mi>
              <mi>k</mi>
            </msub>
            <mi mathvariant="italic">δt</mi>
          </mrow>
        </mrow>
        <mo fence="true" stretchy="true">)</mo>
      </mrow>
      <mi>Δ</mi>
      <mi>R</mi>
      <mrow>
        <mo fence="true" stretchy="true">(</mo>
        <mrow>
          <mrow>
            <msubsup>
              <mrow>
                <mo stretchy="false">−</mo>
                <mover accent="true">
                  <mi>b</mi>
                  <mo stretchy="true">^</mo>
                </mover>
              </mrow>
              <mrow>
                <mi>ε</mi>
                <mi>,</mi>
                <mrow>
                  <mi>k</mi>
                  <mo stretchy="false">−</mo>
                  <mn>1</mn>
                </mrow>
              </mrow>
              <mtext>+</mtext>
            </msubsup>
            <mi mathvariant="italic">δt</mi>
          </mrow>
        </mrow>
        <mo fence="true" stretchy="true">)</mo>
      </mrow>
      <mi>Δ</mi>
      <mi>R</mi>
      <mrow>
        <mo fence="true" stretchy="true">(</mo>
        <mrow>
          <mrow>
            <msub>
              <mi>w</mi>
              <mrow>
                <mi>b</mi>
                <mi>,</mi>
                <mi>k</mi>
              </mrow>
            </msub>
            <mi mathvariant="italic">δt</mi>
          </mrow>
        </mrow>
        <mo fence="true" stretchy="true">)</mo>
      </mrow>
      <mi>Δ</mi>
      <mi>R</mi>
      <mrow>
        <mo fence="true" stretchy="true">(</mo>
        <mrow>
          <mrow>
            <msub>
              <mi>v</mi>
              <mrow>
                <mi>G</mi>
                <mi>,</mi>
                <mi>k</mi>
              </mrow>
            </msub>
            <mi mathvariant="italic">δt</mi>
          </mrow>
        </mrow>
        <mo fence="true" stretchy="true">)</mo>
      </mrow>
      <msubsup>
        <mover accent="true">
          <mi>R</mi>
          <mo stretchy="true">^</mo>
        </mover>
        <mrow>
          <mi>k</mi>
          <mo stretchy="false">−</mo>
          <mn>1</mn>
        </mrow>
        <mtext>+</mtext>
      </msubsup>
    </mrow>
    <annotation encoding="StarMath 5.0">"=" Δ R left ({ω} rsub {k} δt right ) Δ R left ({- widehat {b}} rsub {ε,k-1} rsup {"+"} δt right ) Δ R left ({w} rsub {b,k} δt right ) Δ R left ({v} rsub {G,k} δt right ) {widehat {R}} rsub {k-1} rsup {"+"}</annotation>
  </semantics>
</math>
</file>

<file path=Object 66/content.xml><?xml version="1.0" encoding="utf-8"?>
<math xmlns="http://www.w3.org/1998/Math/MathML" display="block">
  <semantics>
    <mmultiscripts>
      <msubsup>
        <mi>m</mi>
        <mi>k</mi>
        <mrow/>
      </msubsup>
      <mprescripts/>
      <mrow/>
      <mi>G</mi>
    </mmultiscripts>
    <annotation encoding="StarMath 5.0">{{m} rsub {k} rsup {}} lsub {} lsup {G}</annotation>
  </semantics>
</math>
</file>

<file path=Object 660/content.xml><?xml version="1.0" encoding="utf-8"?>
<math xmlns="http://www.w3.org/1998/Math/MathML" display="block">
  <semantics>
    <mrow>
      <mrow>
        <msubsup>
          <mover accent="true">
            <mi>R</mi>
            <mo stretchy="true">^</mo>
          </mover>
          <mi>k</mi>
          <mtext>-</mtext>
        </msubsup>
        <mo stretchy="false">=</mo>
        <mi>Δ</mi>
      </mrow>
      <mi>R</mi>
      <mrow>
        <mo fence="true" stretchy="true">(</mo>
        <mrow>
          <msubsup>
            <mover accent="true">
              <mi>θ</mi>
              <mo stretchy="true">^</mo>
            </mover>
            <mrow>
              <mi>ε</mi>
              <mi>,</mi>
              <mi>k</mi>
            </mrow>
            <mtext> -</mtext>
          </msubsup>
        </mrow>
        <mo fence="true" stretchy="true">)</mo>
      </mrow>
      <msub>
        <mi>R</mi>
        <mi>k</mi>
      </msub>
    </mrow>
    <annotation encoding="StarMath 5.0">{widehat {R}} rsub {k} rsup {"-"} = Δ R left ({widehat {θ}} rsub {ε,k} rsup {" -"} right ) {R} rsub {k}</annotation>
  </semantics>
</math>
</file>

<file path=Object 662/content.xml><?xml version="1.0" encoding="utf-8"?>
<math xmlns="http://www.w3.org/1998/Math/MathML" display="block">
  <semantics>
    <msubsup>
      <mover accent="true">
        <mi>R</mi>
        <mo stretchy="true">^</mo>
      </mover>
      <mi>k</mi>
      <mrow>
        <mrow>
          <mrow>
            <mrow>
              <mo stretchy="false">+</mo>
              <mrow/>
            </mrow>
            <mo stretchy="false">=</mo>
            <mi>Δ</mi>
          </mrow>
          <mi>R</mi>
          <mrow/>
        </mrow>
        <mrow/>
      </mrow>
    </msubsup>
    <annotation encoding="StarMath 5.0">{widehat {R}} rsub {k} rsup {+} = Δ R left ({widehat {θ}} rsub {ε,k} rsup {+} right ) {R} rsub {k}</annotation>
  </semantics>
</math>
</file>

<file path=Object 664/content.xml><?xml version="1.0" encoding="utf-8"?>
<math xmlns="http://www.w3.org/1998/Math/MathML" display="block">
  <semantics>
    <mrow>
      <mrow>
        <msub>
          <mi>R</mi>
          <mi>k</mi>
        </msub>
        <mo stretchy="false">=</mo>
        <mi>Δ</mi>
      </mrow>
      <mi>R</mi>
      <mrow>
        <mo fence="true" stretchy="true">(</mo>
        <mrow>
          <mrow>
            <msub>
              <mi>ω</mi>
              <mi>k</mi>
            </msub>
            <mi mathvariant="italic">δt</mi>
          </mrow>
        </mrow>
        <mo fence="true" stretchy="true">)</mo>
      </mrow>
      <msub>
        <mi>R</mi>
        <mrow>
          <mi>k</mi>
          <mo stretchy="false">−</mo>
          <mn>1</mn>
        </mrow>
      </msub>
    </mrow>
    <annotation encoding="StarMath 5.0">{R} rsub {k} = Δ R left ({ω} rsub {k} δt right ) {R} rsub {k-1}</annotation>
  </semantics>
</math>
</file>

<file path=Object 666/content.xml><?xml version="1.0" encoding="utf-8"?>
<math xmlns="http://www.w3.org/1998/Math/MathML" display="block">
  <semantics>
    <mrow>
      <mi>Δ</mi>
      <mi>R</mi>
      <mrow>
        <mo fence="true" stretchy="true">(</mo>
        <mrow>
          <msubsup>
            <mover accent="true">
              <mi>θ</mi>
              <mo stretchy="true">^</mo>
            </mover>
            <mrow>
              <mi>ε</mi>
              <mi>,</mi>
              <mi>k</mi>
            </mrow>
            <mtext> -</mtext>
          </msubsup>
        </mrow>
        <mo fence="true" stretchy="true">)</mo>
      </mrow>
      <mrow>
        <msub>
          <mi>R</mi>
          <mi>k</mi>
        </msub>
        <mo stretchy="false">=</mo>
        <mi>Δ</mi>
      </mrow>
      <mi>R</mi>
      <mrow>
        <mo fence="true" stretchy="true">(</mo>
        <mrow>
          <mrow>
            <msubsup>
              <mrow>
                <mo stretchy="false">−</mo>
                <mover accent="true">
                  <mi>b</mi>
                  <mo stretchy="true">^</mo>
                </mover>
              </mrow>
              <mrow>
                <mi>ε</mi>
                <mi>,</mi>
                <mrow>
                  <mi>k</mi>
                  <mo stretchy="false">−</mo>
                  <mn>1</mn>
                </mrow>
              </mrow>
              <mtext>+</mtext>
            </msubsup>
            <mi mathvariant="italic">δt</mi>
          </mrow>
        </mrow>
        <mo fence="true" stretchy="true">)</mo>
      </mrow>
      <mi>Δ</mi>
      <mi>R</mi>
      <mrow>
        <mo fence="true" stretchy="true">(</mo>
        <mrow>
          <mrow>
            <msub>
              <mi>w</mi>
              <mrow>
                <mi>b</mi>
                <mi>,</mi>
                <mi>k</mi>
              </mrow>
            </msub>
            <mi mathvariant="italic">δt</mi>
          </mrow>
        </mrow>
        <mo fence="true" stretchy="true">)</mo>
      </mrow>
      <mi>Δ</mi>
      <mi>R</mi>
      <mrow>
        <mo fence="true" stretchy="true">(</mo>
        <mrow>
          <mrow>
            <msub>
              <mi>v</mi>
              <mrow>
                <mi>G</mi>
                <mi>,</mi>
                <mi>k</mi>
              </mrow>
            </msub>
            <mi mathvariant="italic">δt</mi>
          </mrow>
        </mrow>
        <mo fence="true" stretchy="true">)</mo>
      </mrow>
      <mi>Δ</mi>
      <mi>R</mi>
      <mrow>
        <mo fence="true" stretchy="true">(</mo>
        <mrow>
          <msubsup>
            <mover accent="true">
              <mi>θ</mi>
              <mo stretchy="true">^</mo>
            </mover>
            <mrow>
              <mi>ε</mi>
              <mi>,</mi>
              <mrow>
                <mi>k</mi>
                <mo stretchy="false">−</mo>
                <mn>1</mn>
              </mrow>
            </mrow>
            <mtext>+</mtext>
          </msubsup>
        </mrow>
        <mo fence="true" stretchy="true">)</mo>
      </mrow>
      <mi>Δ</mi>
      <mi>R</mi>
      <mrow>
        <mo fence="true" stretchy="true">(</mo>
        <mrow>
          <mrow>
            <msub>
              <mi>ω</mi>
              <mi>k</mi>
            </msub>
            <mi mathvariant="italic">δt</mi>
          </mrow>
        </mrow>
        <mo fence="true" stretchy="true">)</mo>
      </mrow>
      <msub>
        <mi>R</mi>
        <mrow>
          <mi>k</mi>
          <mo stretchy="false">−</mo>
          <mn>1</mn>
        </mrow>
      </msub>
    </mrow>
    <annotation encoding="StarMath 5.0">Δ R left ({widehat {θ}} rsub {ε,k} rsup {" -"} right ) {R} rsub {k} = Δ R left ({- widehat {b}} rsub {ε,k-1} rsup {"+"} δt right ) Δ R left ({w} rsub {b,k} δt right ) Δ R left ({v} rsub {G,k} δt right ) Δ R left ({widehat {θ}} rsub {ε,k-1} rsup {"+"} right ) Δ R left ({ω} rsub {k} δt right ) {R} rsub {k-1}</annotation>
  </semantics>
</math>
</file>

<file path=Object 670/content.xml><?xml version="1.0" encoding="utf-8"?>
<math xmlns="http://www.w3.org/1998/Math/MathML" display="block">
  <semantics>
    <mrow>
      <mi>⇒</mi>
      <mi>Δ</mi>
      <mi>R</mi>
      <mrow>
        <mrow>
          <mo fence="true" stretchy="true">(</mo>
          <mrow>
            <msubsup>
              <mover accent="true">
                <mi>θ</mi>
                <mo stretchy="true">^</mo>
              </mover>
              <mrow>
                <mi>ε</mi>
                <mi>,</mi>
                <mi>k</mi>
              </mrow>
              <mtext> -</mtext>
            </msubsup>
          </mrow>
          <mo fence="true" stretchy="true">)</mo>
        </mrow>
        <mo stretchy="false">=</mo>
        <mi>Δ</mi>
      </mrow>
      <mi>R</mi>
      <mrow>
        <mo fence="true" stretchy="true">(</mo>
        <mrow>
          <mrow>
            <msubsup>
              <mrow>
                <mo stretchy="false">−</mo>
                <mover accent="true">
                  <mi>b</mi>
                  <mo stretchy="true">^</mo>
                </mover>
              </mrow>
              <mrow>
                <mi>ε</mi>
                <mi>,</mi>
                <mrow>
                  <mi>k</mi>
                  <mo stretchy="false">−</mo>
                  <mn>1</mn>
                </mrow>
              </mrow>
              <mtext>+</mtext>
            </msubsup>
            <mi mathvariant="italic">δt</mi>
          </mrow>
        </mrow>
        <mo fence="true" stretchy="true">)</mo>
      </mrow>
      <mi>Δ</mi>
      <mi>R</mi>
      <mrow>
        <mo fence="true" stretchy="true">(</mo>
        <mrow>
          <mrow>
            <msub>
              <mi>w</mi>
              <mrow>
                <mi>b</mi>
                <mi>,</mi>
                <mi>k</mi>
              </mrow>
            </msub>
            <mi mathvariant="italic">δt</mi>
          </mrow>
        </mrow>
        <mo fence="true" stretchy="true">)</mo>
      </mrow>
      <mi>Δ</mi>
      <mi>R</mi>
      <mrow>
        <mo fence="true" stretchy="true">(</mo>
        <mrow>
          <mrow>
            <msub>
              <mi>v</mi>
              <mrow>
                <mi>G</mi>
                <mi>,</mi>
                <mi>k</mi>
              </mrow>
            </msub>
            <mi mathvariant="italic">δt</mi>
          </mrow>
        </mrow>
        <mo fence="true" stretchy="true">)</mo>
      </mrow>
      <mi>Δ</mi>
      <mi>R</mi>
      <mrow>
        <mo fence="true" stretchy="true">(</mo>
        <mrow>
          <msubsup>
            <mover accent="true">
              <mi>θ</mi>
              <mo stretchy="true">^</mo>
            </mover>
            <mrow>
              <mi>ε</mi>
              <mi>,</mi>
              <mrow>
                <mi>k</mi>
                <mo stretchy="false">−</mo>
                <mn>1</mn>
              </mrow>
            </mrow>
            <mtext>+</mtext>
          </msubsup>
        </mrow>
        <mo fence="true" stretchy="true">)</mo>
      </mrow>
    </mrow>
    <annotation encoding="StarMath 5.0">⇒ Δ R left ({widehat {θ}} rsub {ε,k} rsup {" -"} right ) = Δ R left ({- widehat {b}} rsub {ε,k-1} rsup {"+"} δt right ) Δ R left ({w} rsub {b,k} δt right ) Δ R left ({v} rsub {G,k} δt right ) Δ R left ({widehat {θ}} rsub {ε,k-1} rsup {"+"} right )</annotation>
  </semantics>
</math>
</file>

<file path=Object 672/content.xml><?xml version="1.0" encoding="utf-8"?>
<math xmlns="http://www.w3.org/1998/Math/MathML" display="block">
  <semantics>
    <mrow>
      <mi>⇒</mi>
      <mrow>
        <msubsup>
          <mover accent="true">
            <mi>θ</mi>
            <mo stretchy="true">^</mo>
          </mover>
          <mrow>
            <mi>ε</mi>
            <mi>,</mi>
            <mi>k</mi>
          </mrow>
          <mtext> -</mtext>
        </msubsup>
        <mo stretchy="false">=</mo>
        <msubsup>
          <mover accent="true">
            <mi>θ</mi>
            <mo stretchy="true">^</mo>
          </mover>
          <mrow>
            <mi>ε</mi>
            <mi>,</mi>
            <mrow>
              <mi>k</mi>
              <mo stretchy="false">−</mo>
              <mn>1</mn>
            </mrow>
          </mrow>
          <mtext>+</mtext>
        </msubsup>
      </mrow>
      <msubsup>
        <mrow>
          <mo stretchy="false">−</mo>
          <mover accent="true">
            <mi>b</mi>
            <mo stretchy="true">^</mo>
          </mover>
        </mrow>
        <mrow>
          <mi>ε</mi>
          <mi>,</mi>
          <mrow>
            <mi>k</mi>
            <mo stretchy="false">−</mo>
            <mn>1</mn>
          </mrow>
        </mrow>
        <mtext>+</mtext>
      </msubsup>
      <mrow>
        <mi mathvariant="italic">δt</mi>
        <mo stretchy="false">+</mo>
        <msub>
          <mi>w</mi>
          <mrow>
            <mi>b</mi>
            <mi>,</mi>
            <mi>k</mi>
          </mrow>
        </msub>
      </mrow>
      <mrow>
        <mi mathvariant="italic">δt</mi>
        <mo stretchy="false">+</mo>
        <msub>
          <mi>v</mi>
          <mrow>
            <mi>G</mi>
            <mi>,</mi>
            <mi>k</mi>
          </mrow>
        </msub>
      </mrow>
      <mi mathvariant="italic">δt</mi>
    </mrow>
    <annotation encoding="StarMath 5.0">⇒ {widehat {θ}} rsub {ε,k} rsup {" -"} = {widehat {θ}} rsub {ε,k-1} rsup {"+"} {- widehat {b}} rsub {ε,k-1} rsup {"+"} δt + {w} rsub {b,k} δt+ {v} rsub {G,k} δt</annotation>
  </semantics>
</math>
</file>

<file path=Object 674/content.xml><?xml version="1.0" encoding="utf-8"?>
<math xmlns="http://www.w3.org/1998/Math/MathML" display="block">
  <semantics>
    <mrow>
      <msub>
        <mi>C</mi>
        <mi>k</mi>
      </msub>
      <mo stretchy="false">=</mo>
      <mrow/>
    </mrow>
    <annotation encoding="StarMath 5.0">{C} rsub {k} = left (matrix {-α left ({{widehat {g}} rsub {G,k} rsup {-} ×} lsub {} lsup {S} right ) # α δt left ({{widehat {g}} rsub {G,k} rsup {-} ×} lsub {} lsup {S} right )  # {I} rsub {3} # {0} rsub {3} ## -α left ({{widehat {m}} rsub {G,k} rsup {-}} lsub {} lsup {S} × right ) # α δt left ({{widehat {m}} rsub {G,k} rsup {-}} lsub {} lsup {S} × right )  # {0} rsub {3} # - {I} rsub {3}} right )</annotation>
  </semantics>
</math>
</file>

<file path=Object 676/content.xml><?xml version="1.0" encoding="utf-8"?>
<math xmlns="http://www.w3.org/1998/Math/MathML" display="block">
  <semantics>
    <mrow>
      <msub>
        <mi>C</mi>
        <mi>k</mi>
      </msub>
      <mo stretchy="false">=</mo>
      <mrow>
        <mo fence="true" stretchy="true">(</mo>
        <mrow>
          <mtable>
            <mtr>
              <mtd>
                <mn>0</mn>
              </mtd>
              <mtd>
                <mrow>
                  <mi>α</mi>
                  <mrow>
                    <mrow>
                      <mmultiscripts>
                        <mover accent="true">
                          <mi>g</mi>
                          <mo stretchy="true">^</mo>
                        </mover>
                        <mrow>
                          <mi mathvariant="italic">Gz</mi>
                          <mi>,</mi>
                          <mi>k</mi>
                        </mrow>
                        <mrow>
                          <mo stretchy="false">−</mo>
                          <mrow/>
                        </mrow>
                        <mprescripts/>
                        <mrow/>
                        <mi>S</mi>
                      </mmultiscripts>
                      <mrow/>
                    </mrow>
                    <mo stretchy="false">−</mo>
                    <mi>α</mi>
                  </mrow>
                  <mrow>
                    <mmultiscripts>
                      <mover accent="true">
                        <mi>g</mi>
                        <mo stretchy="true">^</mo>
                      </mover>
                      <mrow>
                        <mi mathvariant="italic">Gy</mi>
                        <mi>,</mi>
                        <mi>k</mi>
                      </mrow>
                      <mrow>
                        <mo stretchy="false">−</mo>
                        <mrow/>
                      </mrow>
                      <mprescripts/>
                      <mrow/>
                      <mi>S</mi>
                    </mmultiscripts>
                    <mrow/>
                  </mrow>
                  <mn>0</mn>
                </mrow>
              </mtd>
              <mtd>
                <mrow>
                  <mrow>
                    <mo stretchy="false">−</mo>
                    <mi>α</mi>
                  </mrow>
                  <mi mathvariant="italic">δt</mi>
                  <mrow>
                    <mrow>
                      <mmultiscripts>
                        <mover accent="true">
                          <mi>g</mi>
                          <mo stretchy="true">^</mo>
                        </mover>
                        <mrow>
                          <mi mathvariant="italic">Gz</mi>
                          <mi>,</mi>
                          <mi>k</mi>
                        </mrow>
                        <mrow>
                          <mo stretchy="false">−</mo>
                          <mrow/>
                        </mrow>
                        <mprescripts/>
                        <mrow/>
                        <mi>S</mi>
                      </mmultiscripts>
                      <mn>0</mn>
                    </mrow>
                    <mrow/>
                  </mrow>
                  <mi>α</mi>
                  <mi mathvariant="italic">δt</mi>
                  <mrow>
                    <mmultiscripts>
                      <mover accent="true">
                        <mi>g</mi>
                        <mo stretchy="true">^</mo>
                      </mover>
                      <mrow>
                        <mi mathvariant="italic">Gy</mi>
                        <mi>,</mi>
                        <mi>k</mi>
                      </mrow>
                      <mrow>
                        <mo stretchy="false">−</mo>
                        <mrow/>
                      </mrow>
                      <mprescripts/>
                      <mrow/>
                      <mi>S</mi>
                    </mmultiscripts>
                    <mrow/>
                  </mrow>
                  <mn>1</mn>
                </mrow>
              </mtd>
              <mtd>
                <mn>0</mn>
              </mtd>
              <mtd>
                <mn>0</mn>
              </mtd>
              <mtd>
                <mn>0</mn>
              </mtd>
              <mtd>
                <mn>0</mn>
              </mtd>
              <mtd>
                <mn>0</mn>
              </mtd>
            </mtr>
            <mtr>
              <mtd>
                <mrow>
                  <mrow>
                    <mo stretchy="false">−</mo>
                    <mi>α</mi>
                  </mrow>
                  <mrow>
                    <mmultiscripts>
                      <mover accent="true">
                        <mi>g</mi>
                        <mo stretchy="true">^</mo>
                      </mover>
                      <mrow>
                        <mi mathvariant="italic">Gz</mi>
                        <mi>,</mi>
                        <mi>k</mi>
                      </mrow>
                      <mrow>
                        <mo stretchy="false">−</mo>
                        <mrow/>
                      </mrow>
                      <mprescripts/>
                      <mrow/>
                      <mi>S</mi>
                    </mmultiscripts>
                    <mrow/>
                  </mrow>
                  <mn>0</mn>
                </mrow>
              </mtd>
              <mtd>
                <mrow>
                  <mi>α</mi>
                  <mrow>
                    <mmultiscripts>
                      <mover accent="true">
                        <mi>g</mi>
                        <mo stretchy="true">^</mo>
                      </mover>
                      <mrow>
                        <mi mathvariant="italic">Gx</mi>
                        <mi>,</mi>
                        <mi>k</mi>
                      </mrow>
                      <mrow>
                        <mo stretchy="false">−</mo>
                        <mrow/>
                      </mrow>
                      <mprescripts/>
                      <mrow/>
                      <mi>S</mi>
                    </mmultiscripts>
                    <mrow/>
                  </mrow>
                  <mi>α</mi>
                  <mi mathvariant="italic">δt</mi>
                  <mrow>
                    <mmultiscripts>
                      <mover accent="true">
                        <mi>g</mi>
                        <mo stretchy="true">^</mo>
                      </mover>
                      <mrow>
                        <mi mathvariant="italic">Gz</mi>
                        <mi>,</mi>
                        <mi>k</mi>
                      </mrow>
                      <mrow>
                        <mo stretchy="false">−</mo>
                        <mrow/>
                      </mrow>
                      <mprescripts/>
                      <mrow/>
                      <mi>S</mi>
                    </mmultiscripts>
                    <mrow/>
                  </mrow>
                  <mn>0</mn>
                </mrow>
              </mtd>
              <mtd>
                <mrow>
                  <mrow>
                    <mo stretchy="false">−</mo>
                    <mi>α</mi>
                  </mrow>
                  <mi mathvariant="italic">δt</mi>
                  <mrow>
                    <mmultiscripts>
                      <mover accent="true">
                        <mi>g</mi>
                        <mo stretchy="true">^</mo>
                      </mover>
                      <mrow>
                        <mi mathvariant="italic">Gx</mi>
                        <mi>,</mi>
                        <mi>k</mi>
                      </mrow>
                      <mrow>
                        <mo stretchy="false">−</mo>
                        <mrow/>
                      </mrow>
                      <mprescripts/>
                      <mrow/>
                      <mi>S</mi>
                    </mmultiscripts>
                    <mrow/>
                  </mrow>
                  <mn>0</mn>
                </mrow>
              </mtd>
              <mtd>
                <mn>1</mn>
              </mtd>
              <mtd>
                <mn>0</mn>
              </mtd>
              <mtd>
                <mn>0</mn>
              </mtd>
              <mtd>
                <mn>0</mn>
              </mtd>
              <mtd>
                <mn>0</mn>
              </mtd>
            </mtr>
            <mtr>
              <mtd>
                <mrow>
                  <mi>α</mi>
                  <mrow>
                    <mrow>
                      <mmultiscripts>
                        <mover accent="true">
                          <mi>g</mi>
                          <mo stretchy="true">^</mo>
                        </mover>
                        <mrow>
                          <mi mathvariant="italic">Gy</mi>
                          <mi>,</mi>
                          <mi>k</mi>
                        </mrow>
                        <mrow>
                          <mo stretchy="false">−</mo>
                          <mrow/>
                        </mrow>
                        <mprescripts/>
                        <mrow/>
                        <mi>S</mi>
                      </mmultiscripts>
                      <mrow/>
                    </mrow>
                    <mo stretchy="false">−</mo>
                    <mi>α</mi>
                  </mrow>
                  <mrow>
                    <mmultiscripts>
                      <mover accent="true">
                        <mi>g</mi>
                        <mo stretchy="true">^</mo>
                      </mover>
                      <mrow>
                        <mi mathvariant="italic">Gx</mi>
                        <mi>,</mi>
                        <mi>k</mi>
                      </mrow>
                      <mrow>
                        <mo stretchy="false">−</mo>
                        <mrow/>
                      </mrow>
                      <mprescripts/>
                      <mrow/>
                      <mi>S</mi>
                    </mmultiscripts>
                    <mrow/>
                  </mrow>
                  <mn>0</mn>
                </mrow>
              </mtd>
              <mtd>
                <mrow>
                  <mrow>
                    <mo stretchy="false">−</mo>
                    <mi>α</mi>
                  </mrow>
                  <mi mathvariant="italic">δt</mi>
                  <mrow>
                    <mmultiscripts>
                      <mover accent="true">
                        <mi>g</mi>
                        <mo stretchy="true">^</mo>
                      </mover>
                      <mrow>
                        <mi mathvariant="italic">Gy</mi>
                        <mi>,</mi>
                        <mi>k</mi>
                      </mrow>
                      <mrow>
                        <mo stretchy="false">−</mo>
                        <mrow/>
                      </mrow>
                      <mprescripts/>
                      <mrow/>
                      <mi>S</mi>
                    </mmultiscripts>
                    <mrow/>
                  </mrow>
                  <mi>α</mi>
                  <mi mathvariant="italic">δt</mi>
                  <mrow>
                    <mmultiscripts>
                      <mover accent="true">
                        <mi>g</mi>
                        <mo stretchy="true">^</mo>
                      </mover>
                      <mrow>
                        <mi mathvariant="italic">Gx</mi>
                        <mi>,</mi>
                        <mi>k</mi>
                      </mrow>
                      <mrow>
                        <mo stretchy="false">−</mo>
                        <mrow/>
                      </mrow>
                      <mprescripts/>
                      <mrow/>
                      <mi>S</mi>
                    </mmultiscripts>
                    <mrow/>
                  </mrow>
                  <mn>0</mn>
                </mrow>
              </mtd>
              <mtd>
                <mn>0</mn>
              </mtd>
              <mtd>
                <mn>0</mn>
              </mtd>
              <mtd>
                <mn>1</mn>
              </mtd>
              <mtd>
                <mn>0</mn>
              </mtd>
              <mtd>
                <mn>0</mn>
              </mtd>
              <mtd>
                <mn>0</mn>
              </mtd>
            </mtr>
            <mtr>
              <mtd>
                <mn>0</mn>
              </mtd>
              <mtd>
                <mrow>
                  <mi>α</mi>
                  <mrow>
                    <mrow>
                      <mmultiscripts>
                        <mover accent="true">
                          <mi>m</mi>
                          <mo stretchy="true">^</mo>
                        </mover>
                        <mrow>
                          <mi mathvariant="italic">Gz</mi>
                          <mi>,</mi>
                          <mi>k</mi>
                        </mrow>
                        <mrow>
                          <mo stretchy="false">−</mo>
                          <mrow/>
                        </mrow>
                        <mprescripts/>
                        <mrow/>
                        <mi>S</mi>
                      </mmultiscripts>
                      <mrow/>
                    </mrow>
                    <mo stretchy="false">−</mo>
                    <mi>α</mi>
                  </mrow>
                  <mrow>
                    <mmultiscripts>
                      <mover accent="true">
                        <mi>m</mi>
                        <mo stretchy="true">^</mo>
                      </mover>
                      <mrow>
                        <mi mathvariant="italic">Gy</mi>
                        <mi>,</mi>
                        <mi>k</mi>
                      </mrow>
                      <mrow>
                        <mo stretchy="false">−</mo>
                        <mrow/>
                      </mrow>
                      <mprescripts/>
                      <mrow/>
                      <mi>S</mi>
                    </mmultiscripts>
                    <mrow/>
                  </mrow>
                  <mn>0</mn>
                </mrow>
              </mtd>
              <mtd>
                <mrow>
                  <mrow>
                    <mo stretchy="false">−</mo>
                    <mi>α</mi>
                  </mrow>
                  <mi mathvariant="italic">δt</mi>
                  <mrow>
                    <mmultiscripts>
                      <mover accent="true">
                        <mi>m</mi>
                        <mo stretchy="true">^</mo>
                      </mover>
                      <mrow>
                        <mi mathvariant="italic">Gz</mi>
                        <mi>,</mi>
                        <mi>k</mi>
                      </mrow>
                      <mrow>
                        <mo stretchy="false">−</mo>
                        <mrow/>
                      </mrow>
                      <mprescripts/>
                      <mrow/>
                      <mi>S</mi>
                    </mmultiscripts>
                    <mrow/>
                  </mrow>
                  <mi>α</mi>
                  <mi mathvariant="italic">δt</mi>
                  <mrow>
                    <mmultiscripts>
                      <mover accent="true">
                        <mi>m</mi>
                        <mo stretchy="true">^</mo>
                      </mover>
                      <mrow>
                        <mi mathvariant="italic">Gy</mi>
                        <mi>,</mi>
                        <mi>k</mi>
                      </mrow>
                      <mrow>
                        <mo stretchy="false">−</mo>
                        <mrow/>
                      </mrow>
                      <mprescripts/>
                      <mrow/>
                      <mi>S</mi>
                    </mmultiscripts>
                    <mrow/>
                  </mrow>
                  <mn>0</mn>
                </mrow>
              </mtd>
              <mtd>
                <mn>0</mn>
              </mtd>
              <mtd>
                <mn>0</mn>
              </mtd>
              <mtd>
                <mrow>
                  <mo stretchy="false">−</mo>
                  <mn>1</mn>
                </mrow>
              </mtd>
              <mtd>
                <mn>0</mn>
              </mtd>
              <mtd>
                <mn>0</mn>
              </mtd>
            </mtr>
            <mtr>
              <mtd>
                <mrow>
                  <mrow>
                    <mo stretchy="false">−</mo>
                    <mi>α</mi>
                  </mrow>
                  <mrow>
                    <mmultiscripts>
                      <mover accent="true">
                        <mi>m</mi>
                        <mo stretchy="true">^</mo>
                      </mover>
                      <mrow>
                        <mi mathvariant="italic">Gz</mi>
                        <mi>,</mi>
                        <mi>k</mi>
                      </mrow>
                      <mrow>
                        <mo stretchy="false">−</mo>
                        <mrow/>
                      </mrow>
                      <mprescripts/>
                      <mrow/>
                      <mi>S</mi>
                    </mmultiscripts>
                    <mrow/>
                  </mrow>
                  <mn>0</mn>
                </mrow>
              </mtd>
              <mtd>
                <mrow>
                  <mi>α</mi>
                  <mrow>
                    <mmultiscripts>
                      <mover accent="true">
                        <mi>m</mi>
                        <mo stretchy="true">^</mo>
                      </mover>
                      <mrow>
                        <mi mathvariant="italic">Gx</mi>
                        <mi>,</mi>
                        <mi>k</mi>
                      </mrow>
                      <mrow>
                        <mo stretchy="false">−</mo>
                        <mrow/>
                      </mrow>
                      <mprescripts/>
                      <mrow/>
                      <mi>S</mi>
                    </mmultiscripts>
                    <mrow/>
                  </mrow>
                  <mi>α</mi>
                  <mi mathvariant="italic">δt</mi>
                  <mrow>
                    <mmultiscripts>
                      <mover accent="true">
                        <mi>m</mi>
                        <mo stretchy="true">^</mo>
                      </mover>
                      <mrow>
                        <mi mathvariant="italic">Gz</mi>
                        <mi>,</mi>
                        <mi>k</mi>
                      </mrow>
                      <mrow>
                        <mo stretchy="false">−</mo>
                        <mrow/>
                      </mrow>
                      <mprescripts/>
                      <mrow/>
                      <mi>S</mi>
                    </mmultiscripts>
                    <mrow/>
                  </mrow>
                  <mn>0</mn>
                </mrow>
              </mtd>
              <mtd>
                <mrow>
                  <mrow>
                    <mo stretchy="false">−</mo>
                    <mi>α</mi>
                  </mrow>
                  <mi mathvariant="italic">δt</mi>
                  <mrow>
                    <mmultiscripts>
                      <mover accent="true">
                        <mi>m</mi>
                        <mo stretchy="true">^</mo>
                      </mover>
                      <mrow>
                        <mi mathvariant="italic">Gx</mi>
                        <mi>,</mi>
                        <mi>k</mi>
                      </mrow>
                      <mrow>
                        <mo stretchy="false">−</mo>
                        <mrow/>
                      </mrow>
                      <mprescripts/>
                      <mrow/>
                      <mi>S</mi>
                    </mmultiscripts>
                    <mrow/>
                  </mrow>
                  <mn>0</mn>
                </mrow>
              </mtd>
              <mtd>
                <mn>0</mn>
              </mtd>
              <mtd>
                <mn>0</mn>
              </mtd>
              <mtd>
                <mn>0</mn>
              </mtd>
              <mtd>
                <mrow>
                  <mo stretchy="false">−</mo>
                  <mn>1</mn>
                </mrow>
              </mtd>
              <mtd>
                <mn>0</mn>
              </mtd>
            </mtr>
            <mtr>
              <mtd>
                <mrow>
                  <mi>α</mi>
                  <mrow>
                    <mrow>
                      <mmultiscripts>
                        <mover accent="true">
                          <mi>m</mi>
                          <mo stretchy="true">^</mo>
                        </mover>
                        <mrow>
                          <mi mathvariant="italic">Gy</mi>
                          <mi>,</mi>
                          <mi>k</mi>
                        </mrow>
                        <mrow>
                          <mo stretchy="false">−</mo>
                          <mrow/>
                        </mrow>
                        <mprescripts/>
                        <mrow/>
                        <mi>S</mi>
                      </mmultiscripts>
                      <mrow/>
                    </mrow>
                    <mo stretchy="false">−</mo>
                    <mi>α</mi>
                  </mrow>
                  <mrow>
                    <mmultiscripts>
                      <mover accent="true">
                        <mi>m</mi>
                        <mo stretchy="true">^</mo>
                      </mover>
                      <mrow>
                        <mi mathvariant="italic">Gx</mi>
                        <mi>,</mi>
                        <mi>k</mi>
                      </mrow>
                      <mrow>
                        <mo stretchy="false">−</mo>
                        <mrow/>
                      </mrow>
                      <mprescripts/>
                      <mrow/>
                      <mi>S</mi>
                    </mmultiscripts>
                    <mrow/>
                  </mrow>
                  <mn>0</mn>
                </mrow>
              </mtd>
              <mtd>
                <mrow>
                  <mrow>
                    <mo stretchy="false">−</mo>
                    <mi>α</mi>
                  </mrow>
                  <mi mathvariant="italic">δt</mi>
                  <mrow>
                    <mmultiscripts>
                      <mover accent="true">
                        <mi>m</mi>
                        <mo stretchy="true">^</mo>
                      </mover>
                      <mrow>
                        <mi mathvariant="italic">Gy</mi>
                        <mi>,</mi>
                        <mi>k</mi>
                      </mrow>
                      <mrow>
                        <mo stretchy="false">−</mo>
                        <mrow/>
                      </mrow>
                      <mprescripts/>
                      <mrow/>
                      <mi>S</mi>
                    </mmultiscripts>
                    <mrow/>
                  </mrow>
                  <mi>α</mi>
                  <mi mathvariant="italic">δt</mi>
                  <mrow>
                    <mmultiscripts>
                      <mover accent="true">
                        <mi>m</mi>
                        <mo stretchy="true">^</mo>
                      </mover>
                      <mrow>
                        <mi mathvariant="italic">Gx</mi>
                        <mi>,</mi>
                        <mi>k</mi>
                      </mrow>
                      <mrow>
                        <mo stretchy="false">−</mo>
                        <mrow/>
                      </mrow>
                      <mprescripts/>
                      <mrow/>
                      <mi>S</mi>
                    </mmultiscripts>
                    <mrow/>
                  </mrow>
                  <mn>0</mn>
                </mrow>
              </mtd>
              <mtd>
                <mn>0</mn>
              </mtd>
              <mtd>
                <mn>0</mn>
              </mtd>
              <mtd>
                <mn>0</mn>
              </mtd>
              <mtd>
                <mn>0</mn>
              </mtd>
              <mtd>
                <mn>0</mn>
              </mtd>
              <mtd>
                <mrow>
                  <mo stretchy="false">−</mo>
                  <mn>1</mn>
                </mrow>
              </mtd>
            </mtr>
          </mtable>
        </mrow>
        <mo fence="true" stretchy="true">)</mo>
      </mrow>
    </mrow>
    <annotation encoding="StarMath 5.0">{C} rsub {k} = left (matrix {0 # α {{widehat {g}} rsub {Gz,k} rsup {-}} lsub {} lsup {S} # -α {{widehat {g}} rsub {Gy,k} rsup {-}} lsub {} lsup {S} # 0  # -α δt {{widehat {g}} rsub {Gz,k} rsup {-}} lsub {} lsup {S} 0  # α δt {{widehat {g}} rsub {Gy,k} rsup {-}} lsub {} lsup {S}  # 1  # 0  # 0  # 0  # 0  # 0  ## -α {{widehat {g}} rsub {Gz,k} rsup {-}} lsub {} lsup {S}  # 0  # α {{widehat {g}} rsub {Gx,k} rsup {-}} lsub {} lsup {S}  # α δt {{widehat {g}} rsub {Gz,k} rsup {-}} lsub {} lsup {S}  # 0  # -α δt {{widehat {g}} rsub {Gx,k} rsup {-}} lsub {} lsup {S}  # 0  # 1  # 0  # 0  # 0  # 0  ## α {{widehat {g}} rsub {Gy,k} rsup {-}} lsub {} lsup {S}  # -α {{widehat {g}} rsub {Gx,k} rsup {-}} lsub {} lsup {S}  # 0  # -α δt {{widehat {g}} rsub {Gy,k} rsup {-}} lsub {} lsup {S}  # α δt {{widehat {g}} rsub {Gx,k} rsup {-}} lsub {} lsup {S}  # 0  # 0  # 0  # 1  # 0  # 0  # 0  ## 0  # α {{widehat {m}} rsub {Gz,k} rsup {-}} lsub {} lsup {S}  # -α {{widehat {m}} rsub {Gy,k} rsup {-}} lsub {} lsup {S}  # 0  # -α δt {{widehat {m}} rsub {Gz,k} rsup {-}} lsub {} lsup {S}  # α δt {{widehat {m}} rsub {Gy,k} rsup {-}} lsub {} lsup {S}  # 0  # 0  # 0  # -1  # 0  # 0  ## -α {{widehat {m}} rsub {Gz,k} rsup {-}} lsub {} lsup {S} # 0 # α {{widehat {m}} rsub {Gx,k} rsup {-}} lsub {} lsup {S} # α δt {{widehat {m}} rsub {Gz,k} rsup {-}} lsub {} lsup {S}  # 0  # -α δt {{widehat {m}} rsub {Gx,k} rsup {-}} lsub {} lsup {S}  # 0  # 0  # 0  # 0  # -1  # 0  ## α {{widehat {m}} rsub {Gy,k} rsup {-}} lsub {} lsup {S} # -α {{widehat {m}} rsub {Gx,k} rsup {-}} lsub {} lsup {S} # 0  # -α δt {{widehat {m}} rsub {Gy,k} rsup {-}} lsub {} lsup {S}  # α δt {{widehat {m}} rsub {Gx,k} rsup {-}} lsub {} lsup {S}  # 0  # 0  # 0  # 0  # 0  # 0  # -1} right )</annotation>
  </semantics>
</math>
</file>

<file path=Object 68/content.xml><?xml version="1.0" encoding="utf-8"?>
<math xmlns="http://www.w3.org/1998/Math/MathML" display="block">
  <semantics>
    <mrow>
      <mmultiscripts>
        <msubsup>
          <mi>m</mi>
          <mrow>
            <mi>M</mi>
            <mi>,</mi>
            <mi>k</mi>
          </mrow>
          <mrow/>
        </msubsup>
        <mprescripts/>
        <mrow/>
        <mi>G</mi>
      </mmultiscripts>
      <mi>,</mi>
      <mmultiscripts>
        <msubsup>
          <mi>m</mi>
          <mrow>
            <mi>M</mi>
            <mi>,</mi>
            <mi>k</mi>
          </mrow>
          <mrow/>
        </msubsup>
        <mprescripts/>
        <mrow/>
        <mi>S</mi>
      </mmultiscripts>
    </mrow>
    <annotation encoding="StarMath 5.0">{{m} rsub {M,k} rsup {}} lsub {} lsup {G} , {{m} rsub {M,k} rsup {}} lsub {} lsup {S}</annotation>
  </semantics>
</math>
</file>

<file path=Object 680/content.xml><?xml version="1.0" encoding="utf-8"?>
<math xmlns="http://www.w3.org/1998/Math/MathML" display="block">
  <semantics>
    <msub>
      <mi>K</mi>
      <mi>k</mi>
    </msub>
    <annotation encoding="StarMath 5.0">{K} rsub {k}</annotation>
  </semantics>
</math>
</file>

<file path=Object 682/content.xml><?xml version="1.0" encoding="utf-8"?>
<math xmlns="http://www.w3.org/1998/Math/MathML" display="block">
  <semantics>
    <msubsup>
      <mi>z</mi>
      <mrow>
        <mi>ε</mi>
        <mi>,</mi>
        <mi>k</mi>
      </mrow>
      <mrow/>
    </msubsup>
    <annotation encoding="StarMath 5.0">{z} rsub {ε,k} rsup {}</annotation>
  </semantics>
</math>
</file>

<file path=Object 684/content.xml><?xml version="1.0" encoding="utf-8"?>
<math xmlns="http://www.w3.org/1998/Math/MathML" display="block">
  <semantics>
    <msubsup>
      <mover accent="true">
        <mi>x</mi>
        <mo stretchy="true">^</mo>
      </mover>
      <mrow>
        <mi>ε</mi>
        <mi>,</mi>
        <mi>k</mi>
      </mrow>
      <mrow>
        <mrow>
          <mrow>
            <mo stretchy="false">+</mo>
            <mrow/>
          </mrow>
          <mo stretchy="false">=</mo>
          <mrow/>
        </mrow>
        <mrow/>
      </mrow>
    </msubsup>
    <annotation encoding="StarMath 5.0">{widehat {x}} rsub {ε,k} rsup {+} = left (matrix {{widehat {θ}} rsub {ε,k} rsup {+} ## {widehat {b}} rsub {ε,k} rsup {+} ## {{widehat {a}} lsub {} lsup {S}} rsub {ε,k} rsup {+}  ## {{widehat {d}} lsub {} lsup {S}} rsub {ε,k} rsup {+}} right ) = {K} rsub {k} {{z} rsub {ε,k} rsup {}} lsub {} lsup {S} = {K} rsub {k} left (matrix {{{widehat {g}} rsub {A,k} rsup {-}} lsub {} lsup {S} - {{widehat {g}} rsub {G,k} rsup {-}} lsub {} lsup {S} ## {{widehat {m}} rsub {M,k} rsup {-}} lsub {} lsup {S} - {{widehat {m}} rsub {G,k} rsup {-}} lsub {} lsup {S}} right )</annotation>
  </semantics>
</math>
</file>

<file path=Object 686/content.xml><?xml version="1.0" encoding="utf-8"?>
<math xmlns="http://www.w3.org/1998/Math/MathML" display="block">
  <semantics>
    <msubsup>
      <mmultiscripts>
        <mover accent="true">
          <mi>d</mi>
          <mo stretchy="true">^</mo>
        </mover>
        <mprescripts/>
        <mrow/>
        <mi>S</mi>
      </mmultiscripts>
      <mrow>
        <mi>ε</mi>
        <mi>,</mi>
        <mi>k</mi>
      </mrow>
      <mrow>
        <mrow>
          <mo stretchy="false">+</mo>
          <mrow/>
        </mrow>
        <mrow/>
      </mrow>
    </msubsup>
    <annotation encoding="StarMath 5.0">{{widehat {d}} lsub {} lsup {S}} rsub {ε,k} rsup {+}</annotation>
  </semantics>
</math>
</file>

<file path=Object 690/content.xml><?xml version="1.0" encoding="utf-8"?>
<math xmlns="http://www.w3.org/1998/Math/MathML" display="block">
  <semantics>
    <msubsup>
      <mover accent="true">
        <mi>θ</mi>
        <mo stretchy="true">^</mo>
      </mover>
      <mrow>
        <mi>ε</mi>
        <mi>,</mi>
        <mi>k</mi>
      </mrow>
      <mtext>+</mtext>
    </msubsup>
    <annotation encoding="StarMath 5.0">{widehat {θ}} rsub {ε,k} rsup {"+"}</annotation>
  </semantics>
</math>
</file>

<file path=Object 692/content.xml><?xml version="1.0" encoding="utf-8"?>
<math xmlns="http://www.w3.org/1998/Math/MathML" display="block">
  <semantics>
    <msubsup>
      <mover accent="true">
        <mi>b</mi>
        <mo stretchy="true">^</mo>
      </mover>
      <mrow>
        <mi>ε</mi>
        <mi>,</mi>
        <mi>k</mi>
      </mrow>
      <mtext>+</mtext>
    </msubsup>
    <annotation encoding="StarMath 5.0">{widehat {b}} rsub {ε,k} rsup {"+"}</annotation>
  </semantics>
</math>
</file>

<file path=Object 694/content.xml><?xml version="1.0" encoding="utf-8"?>
<math xmlns="http://www.w3.org/1998/Math/MathML" display="block">
  <semantics>
    <msubsup>
      <mmultiscripts>
        <mover accent="true">
          <mi>a</mi>
          <mo stretchy="true">^</mo>
        </mover>
        <mprescripts/>
        <mrow/>
        <mi>S</mi>
      </mmultiscripts>
      <mrow>
        <mi>ε</mi>
        <mi>,</mi>
        <mi>k</mi>
      </mrow>
      <mtext>+</mtext>
    </msubsup>
    <annotation encoding="StarMath 5.0">{{widehat {a}} lsub {} lsup {S}} rsub {ε,k} rsup {"+"}</annotation>
  </semantics>
</math>
</file>

<file path=Object 696/content.xml><?xml version="1.0" encoding="utf-8"?>
<math xmlns="http://www.w3.org/1998/Math/MathML" display="block">
  <semantics>
    <msubsup>
      <mover accent="true">
        <mi>x</mi>
        <mo stretchy="true">^</mo>
      </mover>
      <mrow>
        <mi>ε</mi>
        <mi>,</mi>
        <mi>k</mi>
      </mrow>
      <mtext>+</mtext>
    </msubsup>
    <annotation encoding="StarMath 5.0">{widehat {x}} rsub {ε,k} rsup {"+"}</annotation>
  </semantics>
</math>
</file>

<file path=Object 70/content.xml><?xml version="1.0" encoding="utf-8"?>
<math xmlns="http://www.w3.org/1998/Math/MathML" display="block">
  <semantics>
    <mrow>
      <mmultiscripts>
        <msubsup>
          <mi>m</mi>
          <mrow>
            <mi>G</mi>
            <mi>,</mi>
            <mi>k</mi>
          </mrow>
          <mrow/>
        </msubsup>
        <mprescripts/>
        <mrow/>
        <mi>G</mi>
      </mmultiscripts>
      <mi>,</mi>
      <mmultiscripts>
        <msubsup>
          <mi>m</mi>
          <mrow>
            <mi>G</mi>
            <mi>,</mi>
            <mi>k</mi>
          </mrow>
          <mrow/>
        </msubsup>
        <mprescripts/>
        <mrow/>
        <mi>S</mi>
      </mmultiscripts>
    </mrow>
    <annotation encoding="StarMath 5.0">{{m} rsub {G,k} rsup {}} lsub {} lsup {G} , {{m} rsub {G,k} rsup {}} lsub {} lsup {S}</annotation>
  </semantics>
</math>
</file>

<file path=Object 700/content.xml><?xml version="1.0" encoding="utf-8"?>
<math xmlns="http://www.w3.org/1998/Math/MathML" display="block">
  <semantics>
    <msubsup>
      <mover accent="true">
        <mi>b</mi>
        <mo stretchy="true">^</mo>
      </mover>
      <mrow>
        <mi>ε</mi>
        <mi>,</mi>
        <mi>k</mi>
      </mrow>
      <mtext>+</mtext>
    </msubsup>
    <annotation encoding="StarMath 5.0">{widehat {b}} rsub {ε,k} rsup {"+"}</annotation>
  </semantics>
</math>
</file>

<file path=Object 702/content.xml><?xml version="1.0" encoding="utf-8"?>
<math xmlns="http://www.w3.org/1998/Math/MathML" display="block">
  <semantics>
    <msubsup>
      <mmultiscripts>
        <mover accent="true">
          <mi>a</mi>
          <mo stretchy="true">^</mo>
        </mover>
        <mprescripts/>
        <mrow/>
        <mi>S</mi>
      </mmultiscripts>
      <mrow>
        <mi>ε</mi>
        <mi>,</mi>
        <mi>k</mi>
      </mrow>
      <mtext>+</mtext>
    </msubsup>
    <annotation encoding="StarMath 5.0">{{widehat {a}} lsub {} lsup {S}} rsub {ε,k} rsup {"+"}</annotation>
  </semantics>
</math>
</file>

<file path=Object 704/content.xml><?xml version="1.0" encoding="utf-8"?>
<math xmlns="http://www.w3.org/1998/Math/MathML" display="block">
  <semantics>
    <mrow/>
    <annotation encoding="StarMath 5.0">left (matrix {{widehat {θ}} rsub {ε,k} rsup {+} ## {widehat {b}} rsub {ε,k} rsup {+} ## {{widehat {a}} lsub {} lsup {S}} rsub {ε,k} rsup {+}} right ) = {K} rsub {k} [0-8, 0-2] left (matrix {{{widehat {g}} rsub {A,k} rsup {-}} lsub {} lsup {S} - {{widehat {g}} rsub {G,k} rsup {-}} lsub {} lsup {S}} right )</annotation>
  </semantics>
</math>
</file>

<file path=Object 706/content.xml><?xml version="1.0" encoding="utf-8"?>
<math xmlns="http://www.w3.org/1998/Math/MathML" display="block">
  <semantics>
    <mrow>
      <msub>
        <mi>K</mi>
        <mi>k</mi>
      </msub>
      <mrow>
        <mo fence="true" stretchy="false">[</mo>
        <mrow>
          <mrow>
            <mrow>
              <mn>0</mn>
              <mo stretchy="false">−</mo>
              <mn>8</mn>
            </mrow>
            <mi>,</mi>
            <mrow>
              <mn>0</mn>
              <mo stretchy="false">−</mo>
              <mn>2</mn>
            </mrow>
          </mrow>
        </mrow>
        <mo fence="true" stretchy="false">]</mo>
      </mrow>
    </mrow>
    <annotation encoding="StarMath 5.0">{K} rsub {k} [0-8, 0-2]</annotation>
  </semantics>
</math>
</file>

<file path=Object 708/content.xml><?xml version="1.0" encoding="utf-8"?>
<math xmlns="http://www.w3.org/1998/Math/MathML" display="block">
  <semantics>
    <msub>
      <mi>K</mi>
      <mi>k</mi>
    </msub>
    <annotation encoding="StarMath 5.0">{K} rsub {k}</annotation>
  </semantics>
</math>
</file>

<file path=Object 712/content.xml><?xml version="1.0" encoding="utf-8"?>
<math xmlns="http://www.w3.org/1998/Math/MathML" display="block">
  <semantics>
    <mi>δ</mi>
    <annotation encoding="StarMath 5.0">δ</annotation>
  </semantics>
</math>
</file>

<file path=Object 714/content.xml><?xml version="1.0" encoding="utf-8"?>
<math xmlns="http://www.w3.org/1998/Math/MathML" display="block">
  <semantics>
    <mi>δ</mi>
    <annotation encoding="StarMath 5.0">δ</annotation>
  </semantics>
</math>
</file>

<file path=Object 716/content.xml><?xml version="1.0" encoding="utf-8"?>
<math xmlns="http://www.w3.org/1998/Math/MathML" display="block">
  <semantics>
    <msubsup>
      <mmultiscripts>
        <mover accent="true">
          <mi>d</mi>
          <mo stretchy="true">^</mo>
        </mover>
        <mprescripts/>
        <mrow/>
        <mi>S</mi>
      </mmultiscripts>
      <mrow>
        <mi>ε</mi>
        <mi>,</mi>
        <mi>k</mi>
      </mrow>
      <mrow>
        <mrow>
          <mo stretchy="false">+</mo>
          <mrow/>
        </mrow>
        <mrow/>
      </mrow>
    </msubsup>
    <annotation encoding="StarMath 5.0">{{widehat {d}} lsub {} lsup {S}} rsub {ε, k} rsup {+}</annotation>
  </semantics>
</math>
</file>

<file path=Object 718/content.xml><?xml version="1.0" encoding="utf-8"?>
<math xmlns="http://www.w3.org/1998/Math/MathML" display="block">
  <semantics>
    <msubsup>
      <mmultiscripts>
        <mover accent="true">
          <mi>d</mi>
          <mo stretchy="true">^</mo>
        </mover>
        <mprescripts/>
        <mrow/>
        <mi>S</mi>
      </mmultiscripts>
      <mrow>
        <mi>ε</mi>
        <mi>,</mi>
        <mi>k</mi>
      </mrow>
      <mtext>+</mtext>
    </msubsup>
    <annotation encoding="StarMath 5.0">{{widehat {d}} lsub {} lsup {S}} rsub {ε,k} rsup {"+"}</annotation>
  </semantics>
</math>
</file>

<file path=Object 72/content.xml><?xml version="1.0" encoding="utf-8"?>
<math xmlns="http://www.w3.org/1998/Math/MathML" display="block">
  <semantics>
    <mmultiscripts>
      <msubsup>
        <mi>m</mi>
        <mrow>
          <mi>ε</mi>
          <mi>,</mi>
          <mi mathvariant="italic">MG</mi>
          <mi>,</mi>
          <mi>k</mi>
        </mrow>
        <mrow/>
      </msubsup>
      <mprescripts/>
      <mrow/>
      <mi>G</mi>
    </mmultiscripts>
    <annotation encoding="StarMath 5.0">{{m} rsub {ε,MG,k} rsup {}} lsub {} lsup {G}</annotation>
  </semantics>
</math>
</file>

<file path=Object 722/content.xml><?xml version="1.0" encoding="utf-8"?>
<math xmlns="http://www.w3.org/1998/Math/MathML" display="block">
  <semantics>
    <msubsup>
      <mmultiscripts>
        <mover accent="true">
          <mi>d</mi>
          <mo stretchy="true">^</mo>
        </mover>
        <mprescripts/>
        <mrow/>
        <mi>G</mi>
      </mmultiscripts>
      <mrow>
        <mi>ε</mi>
        <mi>,</mi>
        <mi>k</mi>
      </mrow>
      <mtext>+</mtext>
    </msubsup>
    <annotation encoding="StarMath 5.0">{{widehat {d}} lsub {} lsup {G}} rsub {ε, k} rsup {"+"}</annotation>
  </semantics>
</math>
</file>

<file path=Object 724/content.xml><?xml version="1.0" encoding="utf-8"?>
<math xmlns="http://www.w3.org/1998/Math/MathML" display="block">
  <semantics>
    <mrow>
      <mrow>
        <msubsup>
          <mmultiscripts>
            <mover accent="true">
              <mi>d</mi>
              <mo stretchy="true">^</mo>
            </mover>
            <mprescripts/>
            <mrow/>
            <mi>G</mi>
          </mmultiscripts>
          <mrow>
            <mi>ε</mi>
            <mi>,</mi>
            <mi>k</mi>
          </mrow>
          <mtext>+</mtext>
        </msubsup>
        <mo stretchy="false">=</mo>
        <msup>
          <mrow>
            <mo fence="true" stretchy="true">(</mo>
            <mrow>
              <msubsup>
                <mover accent="true">
                  <mi>R</mi>
                  <mo stretchy="true">^</mo>
                </mover>
                <mi>k</mi>
                <mtext>+</mtext>
              </msubsup>
            </mrow>
            <mo fence="true" stretchy="true">)</mo>
          </mrow>
          <mi>T</mi>
        </msup>
      </mrow>
      <msubsup>
        <mmultiscripts>
          <mover accent="true">
            <mi>d</mi>
            <mo stretchy="true">^</mo>
          </mover>
          <mprescripts/>
          <mrow/>
          <mi>S</mi>
        </mmultiscripts>
        <mrow>
          <mi>ε</mi>
          <mi>,</mi>
          <mi>k</mi>
        </mrow>
        <mtext>+</mtext>
      </msubsup>
    </mrow>
    <annotation encoding="StarMath 5.0">{{widehat {d}} lsub {} lsup {G}} rsub {ε, k} rsup {"+"} = {left ({widehat {R}} rsub {k} rsup {"+"} right )} ^ {T} {{widehat {d}} lsub {} lsup {S}} rsub {ε, k} rsup {"+"}</annotation>
  </semantics>
</math>
</file>

<file path=Object 726/content.xml><?xml version="1.0" encoding="utf-8"?>
<math xmlns="http://www.w3.org/1998/Math/MathML" display="block">
  <semantics>
    <msubsup>
      <mmultiscripts>
        <mover accent="true">
          <mi>d</mi>
          <mo stretchy="true">^</mo>
        </mover>
        <mprescripts/>
        <mrow/>
        <mi>G</mi>
      </mmultiscripts>
      <mrow>
        <mi>ε</mi>
        <mi>,</mi>
        <mi>k</mi>
      </mrow>
      <mtext>+</mtext>
    </msubsup>
    <annotation encoding="StarMath 5.0">{{widehat {d}} lsub {} lsup {G}} rsub {ε, k} rsup {"+"}</annotation>
  </semantics>
</math>
</file>

<file path=Object 728/content.xml><?xml version="1.0" encoding="utf-8"?>
<math xmlns="http://www.w3.org/1998/Math/MathML" display="block">
  <semantics>
    <mi>δ</mi>
    <annotation encoding="StarMath 5.0">δ</annotation>
  </semantics>
</math>
</file>

<file path=Object 732/content.xml><?xml version="1.0" encoding="utf-8"?>
<math xmlns="http://www.w3.org/1998/Math/MathML" display="block">
  <semantics>
    <mi>k</mi>
    <annotation encoding="StarMath 5.0">k</annotation>
  </semantics>
</math>
</file>

<file path=Object 734/content.xml><?xml version="1.0" encoding="utf-8"?>
<math xmlns="http://www.w3.org/1998/Math/MathML" display="block">
  <semantics>
    <mrow>
      <mrow>
        <msub>
          <mi>δ</mi>
          <mi>k</mi>
        </msub>
        <mo stretchy="false">=</mo>
        <msup>
          <mi>tan</mi>
          <mrow>
            <mo stretchy="false">−</mo>
            <mn>1</mn>
          </mrow>
        </msup>
      </mrow>
      <mrow>
        <mo fence="true" stretchy="true">(</mo>
        <mrow>
          <mfrac>
            <mrow>
              <mmultiscripts>
                <msub>
                  <mi>m</mi>
                  <mrow>
                    <mi>z</mi>
                    <mi>,</mi>
                    <mrow>
                      <mi>k</mi>
                      <mo stretchy="false">−</mo>
                      <mn>1</mn>
                    </mrow>
                  </mrow>
                </msub>
                <mprescripts/>
                <mrow/>
                <mi>G</mi>
              </mmultiscripts>
              <msubsup>
                <mrow>
                  <mo stretchy="false">−</mo>
                  <mmultiscripts>
                    <mover accent="true">
                      <mi>d</mi>
                      <mo stretchy="true">^</mo>
                    </mover>
                    <mprescripts/>
                    <mrow/>
                    <mi>G</mi>
                  </mmultiscripts>
                </mrow>
                <mrow>
                  <mi mathvariant="italic">εz</mi>
                  <mi>,</mi>
                  <mi>k</mi>
                </mrow>
                <mtext>+</mtext>
              </msubsup>
            </mrow>
            <mrow>
              <mmultiscripts>
                <msub>
                  <mi>m</mi>
                  <mrow>
                    <mi>x</mi>
                    <mi>,</mi>
                    <mrow>
                      <mi>k</mi>
                      <mo stretchy="false">−</mo>
                      <mn>1</mn>
                    </mrow>
                  </mrow>
                </msub>
                <mprescripts/>
                <mrow/>
                <mi>G</mi>
              </mmultiscripts>
              <msubsup>
                <mrow>
                  <mo stretchy="false">−</mo>
                  <mmultiscripts>
                    <mover accent="true">
                      <mi>d</mi>
                      <mo stretchy="true">^</mo>
                    </mover>
                    <mprescripts/>
                    <mrow/>
                    <mi>G</mi>
                  </mmultiscripts>
                </mrow>
                <mrow>
                  <mi mathvariant="italic">εx</mi>
                  <mi>,</mi>
                  <mi>k</mi>
                </mrow>
                <mtext>+</mtext>
              </msubsup>
            </mrow>
          </mfrac>
        </mrow>
        <mo fence="true" stretchy="true">)</mo>
      </mrow>
    </mrow>
    <annotation encoding="StarMath 5.0">{δ} rsub {k} = {tan} ^ {-1} left ({{{m} rsub {z,k-1}} lsub {} lsup {G} {- {widehat {d}} lsub {} lsup {G}} rsub {εz, k} rsup {"+"}} over {{{m} rsub {x,k-1}} lsub {} lsup {G} {- {widehat {d}} lsub {} lsup {G}} rsub {εx, k} rsup {"+"}} right )  </annotation>
  </semantics>
</math>
</file>

<file path=Object 736/content.xml><?xml version="1.0" encoding="utf-8"?>
<math xmlns="http://www.w3.org/1998/Math/MathML" display="block">
  <semantics>
    <mmultiscripts>
      <msub>
        <mi>m</mi>
        <mrow>
          <mi>x</mi>
          <mi>,</mi>
          <mrow>
            <mi>k</mi>
            <mo stretchy="false">−</mo>
            <mn>1</mn>
          </mrow>
        </mrow>
      </msub>
      <mprescripts/>
      <mrow/>
      <mi>G</mi>
    </mmultiscripts>
    <annotation encoding="StarMath 5.0">{{m} rsub {x,k-1}} lsub {} lsup {G}</annotation>
  </semantics>
</math>
</file>

<file path=Object 738/content.xml><?xml version="1.0" encoding="utf-8"?>
<math xmlns="http://www.w3.org/1998/Math/MathML" display="block">
  <semantics>
    <mmultiscripts>
      <msub>
        <mi>m</mi>
        <mrow>
          <mi>z</mi>
          <mi>,</mi>
          <mrow>
            <mi>k</mi>
            <mo stretchy="false">−</mo>
            <mn>1</mn>
          </mrow>
        </mrow>
      </msub>
      <mprescripts/>
      <mrow/>
      <mi>G</mi>
    </mmultiscripts>
    <annotation encoding="StarMath 5.0">{{m} rsub {z,k-1}} lsub {} lsup {G}</annotation>
  </semantics>
</math>
</file>

<file path=Object 74/content.xml><?xml version="1.0" encoding="utf-8"?>
<math xmlns="http://www.w3.org/1998/Math/MathML" display="block">
  <semantics>
    <mrow>
      <mmultiscripts>
        <msubsup>
          <mi>m</mi>
          <mrow>
            <mi>ε</mi>
            <mi>,</mi>
            <mi mathvariant="italic">MG</mi>
            <mi>,</mi>
            <mi>k</mi>
          </mrow>
          <mrow/>
        </msubsup>
        <mprescripts/>
        <mrow/>
        <mi>G</mi>
      </mmultiscripts>
      <mo stretchy="false">=</mo>
      <mrow>
        <mmultiscripts>
          <msubsup>
            <mi>m</mi>
            <mrow>
              <mi>M</mi>
              <mi>,</mi>
              <mi>k</mi>
            </mrow>
            <mrow/>
          </msubsup>
          <mprescripts/>
          <mrow/>
          <mi>G</mi>
        </mmultiscripts>
        <mo stretchy="false">−</mo>
        <mmultiscripts>
          <msubsup>
            <mi>m</mi>
            <mrow>
              <mi>G</mi>
              <mi>,</mi>
              <mi>k</mi>
            </mrow>
            <mrow/>
          </msubsup>
          <mprescripts/>
          <mrow/>
          <mi>G</mi>
        </mmultiscripts>
      </mrow>
    </mrow>
    <annotation encoding="StarMath 5.0">{{m} rsub {ε,MG,k} rsup {}} lsub {} lsup {G} = {{m} rsub {M,k} rsup {}} lsub {} lsup {G} - {{m} rsub {G,k} rsup {}} lsub {} lsup {G}</annotation>
  </semantics>
</math>
</file>

<file path=Object 742/content.xml><?xml version="1.0" encoding="utf-8"?>
<math xmlns="http://www.w3.org/1998/Math/MathML" display="block">
  <semantics>
    <mmultiscripts>
      <msub>
        <mi>m</mi>
        <mi>k</mi>
      </msub>
      <mprescripts/>
      <mrow/>
      <mi>G</mi>
    </mmultiscripts>
    <annotation encoding="StarMath 5.0">{{m} rsub {k}} lsub {} lsup {G}</annotation>
  </semantics>
</math>
</file>

<file path=Object 744/content.xml><?xml version="1.0" encoding="utf-8"?>
<math xmlns="http://www.w3.org/1998/Math/MathML" display="block">
  <semantics>
    <msubsup>
      <mmultiscripts>
        <mover accent="true">
          <mi>d</mi>
          <mo stretchy="true">^</mo>
        </mover>
        <mprescripts/>
        <mrow/>
        <mi>G</mi>
      </mmultiscripts>
      <mrow>
        <mi>ε</mi>
        <mi>,</mi>
        <mi>k</mi>
      </mrow>
      <mtext>+</mtext>
    </msubsup>
    <annotation encoding="StarMath 5.0">{{widehat {d}} lsub {} lsup {G}} rsub {ε, k} rsup {"+"}</annotation>
  </semantics>
</math>
</file>

<file path=Object 746/content.xml><?xml version="1.0" encoding="utf-8"?>
<math xmlns="http://www.w3.org/1998/Math/MathML" display="block">
  <semantics>
    <mi>B</mi>
    <annotation encoding="StarMath 5.0">B</annotation>
  </semantics>
</math>
</file>

<file path=Object 748/content.xml><?xml version="1.0" encoding="utf-8"?>
<math xmlns="http://www.w3.org/1998/Math/MathML" display="block">
  <semantics>
    <mrow>
      <mmultiscripts>
        <msub>
          <mi>m</mi>
          <mi>k</mi>
        </msub>
        <mprescripts/>
        <mrow/>
        <mi>G</mi>
      </mmultiscripts>
      <mo stretchy="false">=</mo>
      <mrow>
        <mo fence="true" stretchy="true">(</mo>
        <mrow>
          <mtable>
            <mtr>
              <mtd>
                <mmultiscripts>
                  <msub>
                    <mi>m</mi>
                    <mrow>
                      <mi>x</mi>
                      <mi>,</mi>
                      <mi>k</mi>
                    </mrow>
                  </msub>
                  <mprescripts/>
                  <mrow/>
                  <mi>G</mi>
                </mmultiscripts>
              </mtd>
            </mtr>
            <mtr>
              <mtd>
                <mmultiscripts>
                  <msub>
                    <mi>m</mi>
                    <mrow>
                      <mi>y</mi>
                      <mi>,</mi>
                      <mi>k</mi>
                    </mrow>
                  </msub>
                  <mprescripts/>
                  <mrow/>
                  <mi>G</mi>
                </mmultiscripts>
              </mtd>
            </mtr>
            <mtr>
              <mtd>
                <mmultiscripts>
                  <msub>
                    <mi>m</mi>
                    <mrow>
                      <mi>z</mi>
                      <mi>,</mi>
                      <mi>k</mi>
                    </mrow>
                  </msub>
                  <mprescripts/>
                  <mrow/>
                  <mi>G</mi>
                </mmultiscripts>
              </mtd>
            </mtr>
          </mtable>
        </mrow>
        <mo fence="true" stretchy="true">)</mo>
      </mrow>
      <mo stretchy="false">=</mo>
      <mrow>
        <mo fence="true" stretchy="true">(</mo>
        <mrow>
          <mtable>
            <mtr>
              <mtd>
                <mrow>
                  <mi mathvariant="italic">Bcos</mi>
                  <mrow>
                    <mo fence="true" stretchy="true">(</mo>
                    <mrow>
                      <msub>
                        <mi>δ</mi>
                        <mi>k</mi>
                      </msub>
                    </mrow>
                    <mo fence="true" stretchy="true">)</mo>
                  </mrow>
                </mrow>
              </mtd>
            </mtr>
            <mtr>
              <mtd>
                <mn>0</mn>
              </mtd>
            </mtr>
            <mtr>
              <mtd>
                <mrow>
                  <mi mathvariant="italic">Bsin</mi>
                  <mrow>
                    <mo fence="true" stretchy="true">(</mo>
                    <mrow>
                      <msub>
                        <mi>δ</mi>
                        <mi>k</mi>
                      </msub>
                    </mrow>
                    <mo fence="true" stretchy="true">)</mo>
                  </mrow>
                </mrow>
              </mtd>
            </mtr>
          </mtable>
        </mrow>
        <mo fence="true" stretchy="true">)</mo>
      </mrow>
    </mrow>
    <annotation encoding="StarMath 5.0">{{m} rsub {k}} lsub {} lsup {G} = left (matrix {{{m} rsub {x,k}} lsub {} lsup {G} ## {{m} rsub {y,k}} lsub {} lsup {G} ## {{m} rsub {z,k}} lsub {} lsup {G}} right ) = left (matrix {Bcos left ({δ} rsub {k} right ) ## 0 ## Bsin left ({δ} rsub {k} right )} right )</annotation>
  </semantics>
</math>
</file>

<file path=Object 752/content.xml><?xml version="1.0" encoding="utf-8"?>
<math xmlns="http://www.w3.org/1998/Math/MathML" display="block">
  <semantics>
    <mrow>
      <mmultiscripts>
        <msub>
          <mi>m</mi>
          <mi>k</mi>
        </msub>
        <mprescripts/>
        <mrow/>
        <mi>G</mi>
      </mmultiscripts>
      <mo stretchy="false">=</mo>
      <mrow>
        <mo fence="true" stretchy="true">(</mo>
        <mrow>
          <mtable>
            <mtr>
              <mtd>
                <mmultiscripts>
                  <msub>
                    <mi>m</mi>
                    <mrow>
                      <mi>x</mi>
                      <mi>,</mi>
                      <mi>k</mi>
                    </mrow>
                  </msub>
                  <mprescripts/>
                  <mrow/>
                  <mi>G</mi>
                </mmultiscripts>
              </mtd>
            </mtr>
            <mtr>
              <mtd>
                <mmultiscripts>
                  <msub>
                    <mi>m</mi>
                    <mrow>
                      <mi>y</mi>
                      <mi>,</mi>
                      <mi>k</mi>
                    </mrow>
                  </msub>
                  <mprescripts/>
                  <mrow/>
                  <mi>G</mi>
                </mmultiscripts>
              </mtd>
            </mtr>
            <mtr>
              <mtd>
                <mmultiscripts>
                  <msub>
                    <mi>m</mi>
                    <mrow>
                      <mi>z</mi>
                      <mi>,</mi>
                      <mi>k</mi>
                    </mrow>
                  </msub>
                  <mprescripts/>
                  <mrow/>
                  <mi>G</mi>
                </mmultiscripts>
              </mtd>
            </mtr>
          </mtable>
        </mrow>
        <mo fence="true" stretchy="true">)</mo>
      </mrow>
      <mo stretchy="false">=</mo>
      <mrow>
        <mo fence="true" stretchy="true">(</mo>
        <mrow>
          <mtable>
            <mtr>
              <mtd>
                <mn>0</mn>
              </mtd>
            </mtr>
            <mtr>
              <mtd>
                <mrow>
                  <mi mathvariant="italic">Bcos</mi>
                  <mrow>
                    <mo fence="true" stretchy="true">(</mo>
                    <mrow>
                      <msub>
                        <mi>δ</mi>
                        <mi>k</mi>
                      </msub>
                    </mrow>
                    <mo fence="true" stretchy="true">)</mo>
                  </mrow>
                </mrow>
              </mtd>
            </mtr>
            <mtr>
              <mtd>
                <mrow>
                  <mrow>
                    <mo stretchy="false">−</mo>
                    <mi mathvariant="italic">Bsin</mi>
                  </mrow>
                  <mrow>
                    <mo fence="true" stretchy="true">(</mo>
                    <mrow>
                      <msub>
                        <mi>δ</mi>
                        <mi>k</mi>
                      </msub>
                    </mrow>
                    <mo fence="true" stretchy="true">)</mo>
                  </mrow>
                </mrow>
              </mtd>
            </mtr>
          </mtable>
        </mrow>
        <mo fence="true" stretchy="true">)</mo>
      </mrow>
    </mrow>
    <annotation encoding="StarMath 5.0">{{m} rsub {k}} lsub {} lsup {G} = left (matrix {{{m} rsub {x,k}} lsub {} lsup {G} ## {{m} rsub {y,k}} lsub {} lsup {G} ## {{m} rsub {z,k}} lsub {} lsup {G}} right ) = left (matrix {0 ## Bcos left ({δ} rsub {k} right ) ## -Bsin left ({δ} rsub {k} right )} right )</annotation>
  </semantics>
</math>
</file>

<file path=Object 754/content.xml><?xml version="1.0" encoding="utf-8"?>
<math xmlns="http://www.w3.org/1998/Math/MathML" display="block">
  <semantics>
    <mrow>
      <mrow>
        <mo fence="true" stretchy="true">|</mo>
        <mrow>
          <mmultiscripts>
            <msub>
              <mi>m</mi>
              <mi>k</mi>
            </msub>
            <mprescripts/>
            <mrow/>
            <mi>G</mi>
          </mmultiscripts>
        </mrow>
        <mo fence="true" stretchy="true">|</mo>
      </mrow>
      <mo stretchy="false">=</mo>
      <mi>B</mi>
    </mrow>
    <annotation encoding="StarMath 5.0">left lline {{m} rsub {k}} lsub {} lsup {G} right rline =B</annotation>
  </semantics>
</math>
</file>

<file path=Object 756/content.xml><?xml version="1.0" encoding="utf-8"?>
<math xmlns="http://www.w3.org/1998/Math/MathML" display="block">
  <semantics>
    <mrow>
      <mi>sin</mi>
      <mrow>
        <mrow>
          <mo fence="true" stretchy="true">(</mo>
          <mrow>
            <msub>
              <mi>δ</mi>
              <mi>k</mi>
            </msub>
          </mrow>
          <mo fence="true" stretchy="true">)</mo>
        </mrow>
        <mo stretchy="false">=</mo>
        <mrow>
          <mrow>
            <mmultiscripts>
              <msub>
                <mi>m</mi>
                <mrow>
                  <mi>z</mi>
                  <mi>,</mi>
                  <mrow>
                    <mi>k</mi>
                    <mo stretchy="false">−</mo>
                    <mn>1</mn>
                  </mrow>
                </mrow>
              </msub>
              <mprescripts/>
              <mrow/>
              <mi>G</mi>
            </mmultiscripts>
            <mfrac>
              <msubsup>
                <mrow>
                  <mo stretchy="false">−</mo>
                  <mmultiscripts>
                    <mover accent="true">
                      <mi>d</mi>
                      <mo stretchy="true">^</mo>
                    </mover>
                    <mprescripts/>
                    <mrow/>
                    <mi>G</mi>
                  </mmultiscripts>
                </mrow>
                <mrow>
                  <mi mathvariant="italic">εz</mi>
                  <mi>,</mi>
                  <mi>k</mi>
                </mrow>
                <mrow>
                  <mo stretchy="false">+</mo>
                  <mrow/>
                </mrow>
              </msubsup>
              <mrow>
                <msqrt>
                  <mrow>
                    <mrow>
                      <mrow/>
                      <mrow/>
                    </mrow>
                    <mrow/>
                  </mrow>
                </msqrt>
                <mrow/>
              </mrow>
            </mfrac>
          </mrow>
          <mrow/>
        </mrow>
      </mrow>
    </mrow>
    <annotation encoding="StarMath 5.0">sin left ({δ} rsub {k} right ) = {{{m} rsub {z,k-1}} lsub {} lsup {G} {- {widehat {d}} lsub {} lsup {G}} rsub {εz, k} rsup {+}} over {sqrt {{left ({{m} rsub {x,k-1}} lsub {} lsup {G} {- {widehat {d}} lsub {} lsup {G}} rsub {εx, k} rsup {+} right )} ^ {2} + {left ({{m} rsub {z,k-1}} lsub {} lsup {G} {- {widehat {d}} lsub {} lsup {G}} rsub {εz, k} rsup {+} right )} ^ {2}}}  </annotation>
  </semantics>
</math>
</file>

<file path=Object 758/content.xml><?xml version="1.0" encoding="utf-8"?>
<math xmlns="http://www.w3.org/1998/Math/MathML" display="block">
  <semantics>
    <mrow>
      <mi>cos</mi>
      <mrow>
        <mrow>
          <mo fence="true" stretchy="true">(</mo>
          <mrow>
            <msub>
              <mi>δ</mi>
              <mi>k</mi>
            </msub>
          </mrow>
          <mo fence="true" stretchy="true">)</mo>
        </mrow>
        <mo stretchy="false">=</mo>
        <mfrac>
          <mrow>
            <mmultiscripts>
              <msub>
                <mi>m</mi>
                <mrow>
                  <mi>x</mi>
                  <mi>,</mi>
                  <mrow>
                    <mi>k</mi>
                    <mo stretchy="false">−</mo>
                    <mn>1</mn>
                  </mrow>
                </mrow>
              </msub>
              <mprescripts/>
              <mrow/>
              <mi>G</mi>
            </mmultiscripts>
            <msubsup>
              <mrow>
                <mo stretchy="false">−</mo>
                <mmultiscripts>
                  <mover accent="true">
                    <mi>d</mi>
                    <mo stretchy="true">^</mo>
                  </mover>
                  <mprescripts/>
                  <mrow/>
                  <mi>G</mi>
                </mmultiscripts>
              </mrow>
              <mrow>
                <mi mathvariant="italic">εx</mi>
                <mi>,</mi>
                <mi>k</mi>
              </mrow>
              <mtext>+</mtext>
            </msubsup>
          </mrow>
          <msqrt>
            <mrow>
              <msup>
                <mrow>
                  <mo fence="true" stretchy="true">(</mo>
                  <mrow>
                    <mrow>
                      <mmultiscripts>
                        <msub>
                          <mi>m</mi>
                          <mrow>
                            <mi>x</mi>
                            <mi>,</mi>
                            <mrow>
                              <mi>k</mi>
                              <mo stretchy="false">−</mo>
                              <mn>1</mn>
                            </mrow>
                          </mrow>
                        </msub>
                        <mprescripts/>
                        <mrow/>
                        <mi>G</mi>
                      </mmultiscripts>
                      <msubsup>
                        <mrow>
                          <mo stretchy="false">−</mo>
                          <mmultiscripts>
                            <mover accent="true">
                              <mi>d</mi>
                              <mo stretchy="true">^</mo>
                            </mover>
                            <mprescripts/>
                            <mrow/>
                            <mi>G</mi>
                          </mmultiscripts>
                        </mrow>
                        <mrow>
                          <mi mathvariant="italic">εx</mi>
                          <mi>,</mi>
                          <mi>k</mi>
                        </mrow>
                        <mtext>+</mtext>
                      </msubsup>
                    </mrow>
                  </mrow>
                  <mo fence="true" stretchy="true">)</mo>
                </mrow>
                <mn>2</mn>
              </msup>
              <mo stretchy="false">+</mo>
              <msup>
                <mrow>
                  <mo fence="true" stretchy="true">(</mo>
                  <mrow>
                    <mrow>
                      <mmultiscripts>
                        <msub>
                          <mi>m</mi>
                          <mrow>
                            <mi>z</mi>
                            <mi>,</mi>
                            <mrow>
                              <mi>k</mi>
                              <mo stretchy="false">−</mo>
                              <mn>1</mn>
                            </mrow>
                          </mrow>
                        </msub>
                        <mprescripts/>
                        <mrow/>
                        <mi>G</mi>
                      </mmultiscripts>
                      <msubsup>
                        <mrow>
                          <mo stretchy="false">−</mo>
                          <mmultiscripts>
                            <mover accent="true">
                              <mi>d</mi>
                              <mo stretchy="true">^</mo>
                            </mover>
                            <mprescripts/>
                            <mrow/>
                            <mi>G</mi>
                          </mmultiscripts>
                        </mrow>
                        <mrow>
                          <mi mathvariant="italic">εz</mi>
                          <mi>,</mi>
                          <mi>k</mi>
                        </mrow>
                        <mtext>+</mtext>
                      </msubsup>
                    </mrow>
                  </mrow>
                  <mo fence="true" stretchy="true">)</mo>
                </mrow>
                <mn>2</mn>
              </msup>
            </mrow>
          </msqrt>
        </mfrac>
      </mrow>
    </mrow>
    <annotation encoding="StarMath 5.0">cos left ({δ} rsub {k} right ) = {{{m} rsub {x,k-1}} lsub {} lsup {G} {- {widehat {d}} lsub {} lsup {G}} rsub {εx, k} rsup {"+"}} over {sqrt {{left ({{m} rsub {x,k-1}} lsub {} lsup {G} {- {widehat {d}} lsub {} lsup {G}} rsub {εx, k} rsup {"+"} right )} ^ {2} + {left ({{m} rsub {z,k-1}} lsub {} lsup {G} {- {widehat {d}} lsub {} lsup {G}} rsub {εz, k} rsup {"+"} right )} ^ {2}}}  </annotation>
  </semantics>
</math>
</file>

<file path=Object 76/content.xml><?xml version="1.0" encoding="utf-8"?>
<math xmlns="http://www.w3.org/1998/Math/MathML" display="block">
  <semantics>
    <mmultiscripts>
      <msubsup>
        <mi>m</mi>
        <mrow>
          <mi>ε</mi>
          <mi>,</mi>
          <mi mathvariant="italic">MG</mi>
          <mi>,</mi>
          <mi>k</mi>
        </mrow>
        <mrow/>
      </msubsup>
      <mprescripts/>
      <mrow/>
      <mi>S</mi>
    </mmultiscripts>
    <annotation encoding="StarMath 5.0">{{m} rsub {ε,MG,k} rsup {}} lsub {} lsup {S}</annotation>
  </semantics>
</math>
</file>

<file path=Object 760/content.xml><?xml version="1.0" encoding="utf-8"?>
<math xmlns="http://www.w3.org/1998/Math/MathML" display="block">
  <semantics>
    <mrow>
      <mi>sin</mi>
      <mrow>
        <mrow>
          <mo fence="true" stretchy="true">(</mo>
          <mrow>
            <msub>
              <mi>δ</mi>
              <mi>k</mi>
            </msub>
          </mrow>
          <mo fence="true" stretchy="true">)</mo>
        </mrow>
        <mo stretchy="false">=</mo>
        <mfrac>
          <mrow>
            <mo stretchy="false">−</mo>
            <mrow>
              <mo fence="true" stretchy="true">(</mo>
              <mrow>
                <mrow>
                  <mmultiscripts>
                    <msub>
                      <mi>m</mi>
                      <mrow>
                        <mi>z</mi>
                        <mi>,</mi>
                        <mrow>
                          <mi>k</mi>
                          <mo stretchy="false">−</mo>
                          <mn>1</mn>
                        </mrow>
                      </mrow>
                    </msub>
                    <mprescripts/>
                    <mrow/>
                    <mi>G</mi>
                  </mmultiscripts>
                  <msubsup>
                    <mrow>
                      <mo stretchy="false">−</mo>
                      <mmultiscripts>
                        <mover accent="true">
                          <mi>d</mi>
                          <mo stretchy="true">^</mo>
                        </mover>
                        <mprescripts/>
                        <mrow/>
                        <mi>G</mi>
                      </mmultiscripts>
                    </mrow>
                    <mrow>
                      <mi mathvariant="italic">εz</mi>
                      <mi>,</mi>
                      <mi>k</mi>
                    </mrow>
                    <mtext>+</mtext>
                  </msubsup>
                </mrow>
              </mrow>
              <mo fence="true" stretchy="true">)</mo>
            </mrow>
          </mrow>
          <msqrt>
            <mrow>
              <msup>
                <mrow>
                  <mo fence="true" stretchy="true">(</mo>
                  <mrow>
                    <mrow>
                      <mmultiscripts>
                        <msub>
                          <mi>m</mi>
                          <mrow>
                            <mi>y</mi>
                            <mi>,</mi>
                            <mrow>
                              <mi>k</mi>
                              <mo stretchy="false">−</mo>
                              <mn>1</mn>
                            </mrow>
                          </mrow>
                        </msub>
                        <mprescripts/>
                        <mrow/>
                        <mi>G</mi>
                      </mmultiscripts>
                      <msubsup>
                        <mrow>
                          <mo stretchy="false">−</mo>
                          <mmultiscripts>
                            <mover accent="true">
                              <mi>d</mi>
                              <mo stretchy="true">^</mo>
                            </mover>
                            <mprescripts/>
                            <mrow/>
                            <mi>G</mi>
                          </mmultiscripts>
                        </mrow>
                        <mrow>
                          <mi mathvariant="italic">εy</mi>
                          <mi>,</mi>
                          <mi>k</mi>
                        </mrow>
                        <mtext>+</mtext>
                      </msubsup>
                    </mrow>
                  </mrow>
                  <mo fence="true" stretchy="true">)</mo>
                </mrow>
                <mn>2</mn>
              </msup>
              <mo stretchy="false">+</mo>
              <msup>
                <mrow>
                  <mo fence="true" stretchy="true">(</mo>
                  <mrow>
                    <mrow>
                      <mmultiscripts>
                        <msub>
                          <mi>m</mi>
                          <mrow>
                            <mi>z</mi>
                            <mi>,</mi>
                            <mrow>
                              <mi>k</mi>
                              <mo stretchy="false">−</mo>
                              <mn>1</mn>
                            </mrow>
                          </mrow>
                        </msub>
                        <mprescripts/>
                        <mrow/>
                        <mi>G</mi>
                      </mmultiscripts>
                      <msubsup>
                        <mrow>
                          <mo stretchy="false">−</mo>
                          <mmultiscripts>
                            <mover accent="true">
                              <mi>d</mi>
                              <mo stretchy="true">^</mo>
                            </mover>
                            <mprescripts/>
                            <mrow/>
                            <mi>G</mi>
                          </mmultiscripts>
                        </mrow>
                        <mrow>
                          <mi mathvariant="italic">εz</mi>
                          <mi>,</mi>
                          <mi>k</mi>
                        </mrow>
                        <mtext>+</mtext>
                      </msubsup>
                    </mrow>
                  </mrow>
                  <mo fence="true" stretchy="true">)</mo>
                </mrow>
                <mn>2</mn>
              </msup>
            </mrow>
          </msqrt>
        </mfrac>
      </mrow>
    </mrow>
    <annotation encoding="StarMath 5.0">sin left ({δ} rsub {k} right ) = {- left ({{m} rsub {z,k-1}} lsub {} lsup {G} {- {widehat {d}} lsub {} lsup {G}} rsub {εz, k} rsup {"+"} right )} over {sqrt {{left ({{m} rsub {y,k-1}} lsub {} lsup {G} {- {widehat {d}} lsub {} lsup {G}} rsub {εy, k} rsup {"+"} right )} ^ {2} + {left ({{m} rsub {z,k-1}} lsub {} lsup {G} {- {widehat {d}} lsub {} lsup {G}} rsub {εz, k} rsup {"+"} right )} ^ {2}}}  </annotation>
  </semantics>
</math>
</file>

<file path=Object 762/content.xml><?xml version="1.0" encoding="utf-8"?>
<math xmlns="http://www.w3.org/1998/Math/MathML" display="block">
  <semantics>
    <mrow>
      <mi>cos</mi>
      <mrow>
        <mrow>
          <mo fence="true" stretchy="true">(</mo>
          <mrow>
            <msub>
              <mi>δ</mi>
              <mi>k</mi>
            </msub>
          </mrow>
          <mo fence="true" stretchy="true">)</mo>
        </mrow>
        <mo stretchy="false">=</mo>
        <mfrac>
          <mrow>
            <mmultiscripts>
              <msub>
                <mi>m</mi>
                <mrow>
                  <mi>y</mi>
                  <mi>,</mi>
                  <mrow>
                    <mi>k</mi>
                    <mo stretchy="false">−</mo>
                    <mn>1</mn>
                  </mrow>
                </mrow>
              </msub>
              <mprescripts/>
              <mrow/>
              <mi>G</mi>
            </mmultiscripts>
            <msubsup>
              <mrow>
                <mo stretchy="false">−</mo>
                <mmultiscripts>
                  <mover accent="true">
                    <mi>d</mi>
                    <mo stretchy="true">^</mo>
                  </mover>
                  <mprescripts/>
                  <mrow/>
                  <mi>G</mi>
                </mmultiscripts>
              </mrow>
              <mrow>
                <mi mathvariant="italic">εy</mi>
                <mi>,</mi>
                <mi>k</mi>
              </mrow>
              <mtext>+</mtext>
            </msubsup>
          </mrow>
          <msqrt>
            <mrow>
              <msup>
                <mrow>
                  <mo fence="true" stretchy="true">(</mo>
                  <mrow>
                    <mrow>
                      <mmultiscripts>
                        <msub>
                          <mi>m</mi>
                          <mrow>
                            <mi>y</mi>
                            <mi>,</mi>
                            <mrow>
                              <mi>k</mi>
                              <mo stretchy="false">−</mo>
                              <mn>1</mn>
                            </mrow>
                          </mrow>
                        </msub>
                        <mprescripts/>
                        <mrow/>
                        <mi>G</mi>
                      </mmultiscripts>
                      <msubsup>
                        <mrow>
                          <mo stretchy="false">−</mo>
                          <mmultiscripts>
                            <mover accent="true">
                              <mi>d</mi>
                              <mo stretchy="true">^</mo>
                            </mover>
                            <mprescripts/>
                            <mrow/>
                            <mi>G</mi>
                          </mmultiscripts>
                        </mrow>
                        <mrow>
                          <mi mathvariant="italic">εy</mi>
                          <mi>,</mi>
                          <mi>k</mi>
                        </mrow>
                        <mtext>+</mtext>
                      </msubsup>
                    </mrow>
                  </mrow>
                  <mo fence="true" stretchy="true">)</mo>
                </mrow>
                <mn>2</mn>
              </msup>
              <mo stretchy="false">+</mo>
              <msup>
                <mrow>
                  <mo fence="true" stretchy="true">(</mo>
                  <mrow>
                    <mrow>
                      <mmultiscripts>
                        <msub>
                          <mi>m</mi>
                          <mrow>
                            <mi>z</mi>
                            <mi>,</mi>
                            <mrow>
                              <mi>k</mi>
                              <mo stretchy="false">−</mo>
                              <mn>1</mn>
                            </mrow>
                          </mrow>
                        </msub>
                        <mprescripts/>
                        <mrow/>
                        <mi>G</mi>
                      </mmultiscripts>
                      <msubsup>
                        <mrow>
                          <mo stretchy="false">−</mo>
                          <mmultiscripts>
                            <mover accent="true">
                              <mi>d</mi>
                              <mo stretchy="true">^</mo>
                            </mover>
                            <mprescripts/>
                            <mrow/>
                            <mi>G</mi>
                          </mmultiscripts>
                        </mrow>
                        <mrow>
                          <mi mathvariant="italic">εz</mi>
                          <mi>,</mi>
                          <mi>k</mi>
                        </mrow>
                        <mtext>+</mtext>
                      </msubsup>
                    </mrow>
                  </mrow>
                  <mo fence="true" stretchy="true">)</mo>
                </mrow>
                <mn>2</mn>
              </msup>
            </mrow>
          </msqrt>
        </mfrac>
      </mrow>
    </mrow>
    <annotation encoding="StarMath 5.0">cos left ({δ} rsub {k} right ) = {{{m} rsub {y,k-1}} lsub {} lsup {G} {- {widehat {d}} lsub {} lsup {G}} rsub {εy, k} rsup {"+"}} over {sqrt {{left ({{m} rsub {y,k-1}} lsub {} lsup {G} {- {widehat {d}} lsub {} lsup {G}} rsub {εy, k} rsup {"+"} right )} ^ {2} + {left ({{m} rsub {z,k-1}} lsub {} lsup {G} {- {widehat {d}} lsub {} lsup {G}} rsub {εz, k} rsup {"+"} right )} ^ {2}}}  </annotation>
  </semantics>
</math>
</file>

<file path=Object 764/content.xml><?xml version="1.0" encoding="utf-8"?>
<math xmlns="http://www.w3.org/1998/Math/MathML" display="block">
  <semantics>
    <msub>
      <mi>Q</mi>
      <mi>w</mi>
    </msub>
    <annotation encoding="StarMath 5.0">{Q} rsub {w}</annotation>
  </semantics>
</math>
</file>

<file path=Object 766/content.xml><?xml version="1.0" encoding="utf-8"?>
<math xmlns="http://www.w3.org/1998/Math/MathML" display="block">
  <semantics>
    <msub>
      <mi>Q</mi>
      <mi>w</mi>
    </msub>
    <annotation encoding="StarMath 5.0">{Q} rsub {w}</annotation>
  </semantics>
</math>
</file>

<file path=Object 768/content.xml><?xml version="1.0" encoding="utf-8"?>
<math xmlns="http://www.w3.org/1998/Math/MathML" display="block">
  <semantics>
    <msubsup>
      <mi>P</mi>
      <mi>k</mi>
      <mtext>+</mtext>
    </msubsup>
    <annotation encoding="StarMath 5.0">{P} rsub {k} rsup {"+"}</annotation>
  </semantics>
</math>
</file>

<file path=Object 770/content.xml><?xml version="1.0" encoding="utf-8"?>
<math xmlns="http://www.w3.org/1998/Math/MathML" display="block">
  <semantics>
    <mrow>
      <msub>
        <mi>A</mi>
        <mi>k</mi>
      </msub>
      <mo stretchy="false">=</mo>
      <mn>0</mn>
    </mrow>
    <annotation encoding="StarMath 5.0">{A} rsub {k} =0</annotation>
  </semantics>
</math>
</file>

<file path=Object 772/content.xml><?xml version="1.0" encoding="utf-8"?>
<math xmlns="http://www.w3.org/1998/Math/MathML" display="block">
  <semantics>
    <mrow>
      <mi>E</mi>
      <mrow/>
    </mrow>
    <annotation encoding="StarMath 5.0">E left [{widehat {x}} rsub {ε,k} rsup {-} {{widehat {x}} rsub {ε,k} rsup {-}} ^ {T} right ] = E left [left (matrix {{widehat {θ}} rsub {ε,k} rsup {-} ## {widehat {b}} rsub {ε,k} rsup {-} ## {{widehat {a}} lsub {} lsup {S}} rsub {ε,k} rsup {-}  ## {{widehat {d}} lsub {} lsup {S}} rsub {ε,k} rsup {-}} right ) {left (matrix {{widehat {θ}} rsub {ε,k} rsup {-} ## {widehat {b}} rsub {ε,k} rsup {-} ## {{widehat {a}} lsub {} lsup {S}} rsub {ε,k} rsup {-}  ## {{widehat {d}} lsub {} lsup {S}} rsub {ε,k} rsup {-}} right )} ^ {T} right ] = E left [{w} rsub {k} {{w} rsub {k}} ^ {T} right ] = {Q} rsub {w}</annotation>
  </semantics>
</math>
</file>

<file path=Object 774/content.xml><?xml version="1.0" encoding="utf-8"?>
<math xmlns="http://www.w3.org/1998/Math/MathML" display="block">
  <semantics>
    <mrow>
      <mrow>
        <msub>
          <mi>Q</mi>
          <mi>w</mi>
        </msub>
        <mo stretchy="false">=</mo>
        <mi>E</mi>
      </mrow>
      <mrow/>
    </mrow>
    <annotation encoding="StarMath 5.0">{Q} rsub {w} = E left (matrix {{widehat {θ}} rsub {ε,k} rsup {-} {left ({widehat {θ}} rsub {ε,k} rsup {-} right )} ^ {T} # {widehat {θ}} rsub {ε,k} rsup {-} {left ({widehat {b}} rsub {ε,k} rsup {-} right )} ^ {T} # {widehat {θ}} rsub {ε,k} rsup {-} {left ({{widehat {a}} lsub {} lsup {S}} rsub {ε,k} rsup {-} right )} ^ {T} # {widehat {θ}} rsub {ε,k} rsup {-} {left ({{widehat {d}} lsub {} lsup {S}} rsub {ε,k} rsup {-} right )} ^ {T}  ## {widehat {b}} rsub {ε,k} rsup {-} {left ({widehat {θ}} rsub {ε,k} rsup {-} right )} ^ {T}  # {widehat {b}} rsub {ε,k} rsup {-} {left ({widehat {b}} rsub {ε,k} rsup {-} right )} ^ {T}  # {widehat {b}} rsub {ε,k} rsup {-} {left ({{widehat {a}} lsub {} lsup {S}} rsub {ε,k} rsup {-} right )} ^ {T}  # {widehat {b}} rsub {ε,k} rsup {-} {left ({{widehat {d}} lsub {} lsup {S}} rsub {ε,k} rsup {-} right )} ^ {T}  ## {{widehat {a}} lsub {} lsup {S}} rsub {ε,k} rsup {-} {left ({widehat {θ}} rsub {ε,k} rsup {-} right )} ^ {T} # {{widehat {a}} lsub {} lsup {S}} rsub {ε,k} rsup {-} {left ({widehat {b}} rsub {ε,k} rsup {-} right )} ^ {T} # {{widehat {a}} lsub {} lsup {S}} rsub {ε,k} rsup {-} {left ({{widehat {a}} lsub {} lsup {S}} rsub {ε,k} rsup {-} right )} ^ {T} # {{widehat {a}} lsub {} lsup {S}} rsub {ε,k} rsup {-} {left ({{widehat {d}} lsub {} lsup {S}} rsub {ε,k} rsup {-} right )} ^ {T}  ## {{widehat {d}} lsub {} lsup {S}} rsub {ε,k} rsup {-} {left ({widehat {θ}} rsub {ε,k} rsup {-} right )} ^ {T} # {{widehat {d}} lsub {} lsup {S}} rsub {ε,k} rsup {-} {left ({widehat {b}} rsub {ε,k} rsup {-} right )} ^ {T} # {{widehat {d}} lsub {} lsup {S}} rsub {ε,k} rsup {-} {left ({{widehat {a}} lsub {} lsup {S}} rsub {ε,k} rsup {-} right )} ^ {T}  # {{widehat {d}} lsub {} lsup {S}} rsub {ε,k} rsup {-} {left ({{widehat {d}} lsub {} lsup {S}} rsub {ε,k} rsup {-} right )} ^ {T}} right )</annotation>
  </semantics>
</math>
</file>

<file path=Object 776/content.xml><?xml version="1.0" encoding="utf-8"?>
<math xmlns="http://www.w3.org/1998/Math/MathML" display="block">
  <semantics>
    <msub>
      <mi>Q</mi>
      <mi>w</mi>
    </msub>
    <annotation encoding="StarMath 5.0">{Q} rsub {w}</annotation>
  </semantics>
</math>
</file>

<file path=Object 778/content.xml><?xml version="1.0" encoding="utf-8"?>
<math xmlns="http://www.w3.org/1998/Math/MathML" display="block">
  <semantics>
    <msubsup>
      <mover accent="true">
        <mi>θ</mi>
        <mo stretchy="true">^</mo>
      </mover>
      <mrow>
        <mi>ε</mi>
        <mi>,</mi>
        <mi>k</mi>
      </mrow>
      <mrow>
        <mrow>
          <mrow>
            <mo stretchy="false">−</mo>
            <mrow/>
          </mrow>
          <mo stretchy="false">=</mo>
          <msubsup>
            <mover accent="true">
              <mi>θ</mi>
              <mo stretchy="true">^</mo>
            </mover>
            <mrow>
              <mi>ε</mi>
              <mi>,</mi>
              <mrow>
                <mi>k</mi>
                <mo stretchy="false">−</mo>
                <mn>1</mn>
              </mrow>
            </mrow>
            <mrow>
              <mrow>
                <mrow>
                  <mo stretchy="false">+</mo>
                  <mrow/>
                </mrow>
                <msubsup>
                  <mrow>
                    <mo stretchy="false">−</mo>
                    <mover accent="true">
                      <mi>b</mi>
                      <mo stretchy="true">^</mo>
                    </mover>
                  </mrow>
                  <mrow>
                    <mi>ε</mi>
                    <mi>,</mi>
                    <mrow>
                      <mi>k</mi>
                      <mo stretchy="false">−</mo>
                      <mn>1</mn>
                    </mrow>
                  </mrow>
                  <mrow>
                    <mrow>
                      <mrow>
                        <mo stretchy="false">+</mo>
                        <mrow/>
                      </mrow>
                      <mrow>
                        <mi mathvariant="italic">δt</mi>
                        <mo stretchy="false">+</mo>
                        <msub>
                          <mi>w</mi>
                          <mrow>
                            <mi>b</mi>
                            <mi>,</mi>
                            <mi>k</mi>
                          </mrow>
                        </msub>
                      </mrow>
                      <mrow>
                        <mi mathvariant="italic">δt</mi>
                        <mo stretchy="false">+</mo>
                        <msub>
                          <mi>v</mi>
                          <mrow>
                            <mi>G</mi>
                            <mi>,</mi>
                            <mi>k</mi>
                          </mrow>
                        </msub>
                      </mrow>
                      <mi mathvariant="italic">δt</mi>
                    </mrow>
                    <mrow/>
                  </mrow>
                </msubsup>
              </mrow>
              <mrow/>
            </mrow>
          </msubsup>
        </mrow>
        <mrow/>
      </mrow>
    </msubsup>
    <annotation encoding="StarMath 5.0">{widehat {θ}} rsub {ε,k} rsup {-} = {widehat {θ}} rsub {ε,k-1} rsup {+} {- widehat {b}} rsub {ε,k-1} rsup {+} δt + {w} rsub {b,k} δt+ {v} rsub {G,k} δt</annotation>
  </semantics>
</math>
</file>

<file path=Object 78/content.xml><?xml version="1.0" encoding="utf-8"?>
<math xmlns="http://www.w3.org/1998/Math/MathML" display="block">
  <semantics>
    <mrow>
      <mmultiscripts>
        <msubsup>
          <mi>m</mi>
          <mrow>
            <mi>ε</mi>
            <mi>,</mi>
            <mi mathvariant="italic">MG</mi>
            <mi>,</mi>
            <mi>k</mi>
          </mrow>
          <mrow/>
        </msubsup>
        <mprescripts/>
        <mrow/>
        <mi>S</mi>
      </mmultiscripts>
      <mo stretchy="false">=</mo>
      <mrow>
        <mmultiscripts>
          <msubsup>
            <mi>m</mi>
            <mrow>
              <mi>M</mi>
              <mi>,</mi>
              <mi>k</mi>
            </mrow>
            <mrow/>
          </msubsup>
          <mprescripts/>
          <mrow/>
          <mi>S</mi>
        </mmultiscripts>
        <mo stretchy="false">−</mo>
        <mmultiscripts>
          <msubsup>
            <mi>m</mi>
            <mrow>
              <mi>G</mi>
              <mi>,</mi>
              <mi>k</mi>
            </mrow>
            <mrow/>
          </msubsup>
          <mprescripts/>
          <mrow/>
          <mi>S</mi>
        </mmultiscripts>
      </mrow>
    </mrow>
    <annotation encoding="StarMath 5.0">{{m} rsub {ε,MG,k} rsup {}} lsub {} lsup {S} = {{m} rsub {M,k} rsup {}} lsub {} lsup {S} - {{m} rsub {G,k} rsup {}} lsub {} lsup {S}</annotation>
  </semantics>
</math>
</file>

<file path=Object 780/content.xml><?xml version="1.0" encoding="utf-8"?>
<math xmlns="http://www.w3.org/1998/Math/MathML" display="block">
  <semantics>
    <msubsup>
      <mover accent="true">
        <mi>b</mi>
        <mo stretchy="true">^</mo>
      </mover>
      <mrow>
        <mi>ε</mi>
        <mi>,</mi>
        <mi>k</mi>
      </mrow>
      <mrow>
        <mrow>
          <mrow>
            <mo stretchy="false">−</mo>
            <mrow/>
          </mrow>
          <mo stretchy="false">=</mo>
          <msubsup>
            <mover accent="true">
              <mi>b</mi>
              <mo stretchy="true">^</mo>
            </mover>
            <mrow>
              <mi>ε</mi>
              <mi>,</mi>
              <mrow>
                <mi>k</mi>
                <mo stretchy="false">−</mo>
                <mn>1</mn>
              </mrow>
            </mrow>
            <mrow>
              <mrow>
                <mrow>
                  <mo stretchy="false">+</mo>
                  <mrow/>
                </mrow>
                <mo stretchy="false">−</mo>
                <msub>
                  <mi>w</mi>
                  <mrow>
                    <mi>b</mi>
                    <mi>,</mi>
                    <mi>k</mi>
                  </mrow>
                </msub>
              </mrow>
              <mrow/>
            </mrow>
          </msubsup>
        </mrow>
        <mrow/>
      </mrow>
    </msubsup>
    <annotation encoding="StarMath 5.0">{widehat {b}} rsub {ε,k} rsup {-} = {widehat {b}} rsub {ε,k-1} rsup {+} - {w} rsub {b,k}</annotation>
  </semantics>
</math>
</file>

<file path=Object 782/content.xml><?xml version="1.0" encoding="utf-8"?>
<math xmlns="http://www.w3.org/1998/Math/MathML" display="block">
  <semantics>
    <msubsup>
      <mmultiscripts>
        <mover accent="true">
          <mi>a</mi>
          <mo stretchy="true">^</mo>
        </mover>
        <mprescripts/>
        <mrow/>
        <mi>S</mi>
      </mmultiscripts>
      <mrow>
        <mi>ε</mi>
        <mi>,</mi>
        <mi>k</mi>
      </mrow>
      <mrow>
        <mrow>
          <mo stretchy="false">−</mo>
          <mrow/>
        </mrow>
        <mrow/>
      </mrow>
    </msubsup>
    <annotation encoding="StarMath 5.0">{{widehat {a}} lsub {} lsup {S}} rsub {ε,k} rsup {-}</annotation>
  </semantics>
</math>
</file>

<file path=Object 784/content.xml><?xml version="1.0" encoding="utf-8"?>
<math xmlns="http://www.w3.org/1998/Math/MathML" display="block">
  <semantics>
    <msubsup>
      <mmultiscripts>
        <mover accent="true">
          <mi>d</mi>
          <mo stretchy="true">^</mo>
        </mover>
        <mprescripts/>
        <mrow/>
        <mi>S</mi>
      </mmultiscripts>
      <mrow>
        <mi>ε</mi>
        <mi>,</mi>
        <mi>k</mi>
      </mrow>
      <mrow>
        <mrow>
          <mo stretchy="false">−</mo>
          <mrow/>
        </mrow>
        <mrow/>
      </mrow>
    </msubsup>
    <annotation encoding="StarMath 5.0">{{widehat {d}} lsub {} lsup {S}} rsub {ε,k} rsup {-}</annotation>
  </semantics>
</math>
</file>

<file path=Object 786/content.xml><?xml version="1.0" encoding="utf-8"?>
<math xmlns="http://www.w3.org/1998/Math/MathML" display="block">
  <semantics>
    <msubsup>
      <mmultiscripts>
        <mover accent="true">
          <mi>a</mi>
          <mo stretchy="true">^</mo>
        </mover>
        <mprescripts/>
        <mrow/>
        <mi>S</mi>
      </mmultiscripts>
      <mrow>
        <mi>ε</mi>
        <mi>,</mi>
        <mi>k</mi>
      </mrow>
      <mrow>
        <mrow>
          <mrow>
            <mo stretchy="false">−</mo>
            <mrow/>
          </mrow>
          <mo stretchy="false">=</mo>
          <msubsup>
            <mmultiscripts>
              <mover accent="true">
                <mi>a</mi>
                <mo stretchy="true">^</mo>
              </mover>
              <mprescripts/>
              <mrow/>
              <mi>S</mi>
            </mmultiscripts>
            <mi>k</mi>
            <mrow>
              <mrow>
                <mrow>
                  <mo stretchy="false">−</mo>
                  <mrow/>
                </mrow>
                <mo stretchy="false">−</mo>
                <mmultiscripts>
                  <msub>
                    <mi>a</mi>
                    <mi>k</mi>
                  </msub>
                  <mprescripts/>
                  <mrow/>
                  <mi>S</mi>
                </mmultiscripts>
              </mrow>
              <mrow/>
            </mrow>
          </msubsup>
        </mrow>
        <mrow/>
      </mrow>
    </msubsup>
    <annotation encoding="StarMath 5.0">{{widehat {a}} lsub {} lsup {S}} rsub {ε,k} rsup {-} = {{widehat {a}} lsub {} lsup {S}} rsub {k} rsup {-} - {{a} rsub {k}} lsub {} lsup {S}</annotation>
  </semantics>
</math>
</file>

<file path=Object 788/content.xml><?xml version="1.0" encoding="utf-8"?>
<math xmlns="http://www.w3.org/1998/Math/MathML" display="block">
  <semantics>
    <msubsup>
      <mmultiscripts>
        <mover accent="true">
          <mi>a</mi>
          <mo stretchy="true">^</mo>
        </mover>
        <mprescripts/>
        <mrow/>
        <mi>S</mi>
      </mmultiscripts>
      <mrow>
        <mi>ε</mi>
        <mi>,</mi>
        <mi>k</mi>
      </mrow>
      <mrow>
        <mrow>
          <mrow>
            <mrow>
              <mo stretchy="false">−</mo>
              <mrow/>
            </mrow>
            <mo stretchy="false">=</mo>
            <mi>Δ</mi>
          </mrow>
          <mi>R</mi>
          <mrow/>
        </mrow>
        <mrow/>
      </mrow>
    </msubsup>
    <annotation encoding="StarMath 5.0">{{widehat {a}} lsub {} lsup {S}} rsub {ε,k} rsup {-} = Δ R left ({widehat {ω}} rsub {k} rsup {-} δt right ) {c} rsub {a} {{widehat {a}} lsub {} lsup {S}} rsub {k-1} rsup {+} - {{a} rsub {k}} lsub {} lsup {S} = Δ R left ({widehat {ω}} rsub {k} rsup {-} δt right ) {c} rsub {a} {{widehat {a}} lsub {} lsup {S}} rsub {k-1} rsup {+} - {R} rsub {k} left ({c} rsub {a} {{a} rsub {k-1}} lsub {} lsup {G} + {w} rsub {a,k} right )</annotation>
  </semantics>
</math>
</file>

<file path=Object 790/content.xml><?xml version="1.0" encoding="utf-8"?>
<math xmlns="http://www.w3.org/1998/Math/MathML" display="block">
  <semantics>
    <mrow>
      <mrow/>
      <mi>Δ</mi>
      <mi>R</mi>
      <mrow/>
    </mrow>
    <annotation encoding="StarMath 5.0">= Δ R left ({widehat {ω}} rsub {k} rsup {-} δt right ) {c} rsub {a} {{widehat {a}} lsub {} lsup {S}} rsub {k-1} rsup {+} - Δ R left ({ω} rsub {k} δt right ) {R} rsub {k-1} {c} rsub {a} {{a} rsub {k-1}} lsub {} lsup {G} {-R} rsub {k} {w} rsub {a,k}</annotation>
  </semantics>
</math>
</file>

<file path=Object 792/content.xml><?xml version="1.0" encoding="utf-8"?>
<math xmlns="http://www.w3.org/1998/Math/MathML" display="block">
  <semantics>
    <mrow>
      <mrow/>
      <mi>Δ</mi>
      <mi>R</mi>
      <mrow/>
    </mrow>
    <annotation encoding="StarMath 5.0">= Δ R left ({widehat {ω}} rsub {k} rsup {-} δt right ) {c} rsub {a} {{widehat {a}} lsub {} lsup {S}} rsub {k-1} rsup {+} - Δ R left ({ω} rsub {k} δt right ) {c} rsub {a} {{a} rsub {k-1}} lsub {} lsup {S} {-R} rsub {k} {w} rsub {a,k}</annotation>
  </semantics>
</math>
</file>

<file path=Object 794/content.xml><?xml version="1.0" encoding="utf-8"?>
<math xmlns="http://www.w3.org/1998/Math/MathML" display="block">
  <semantics>
    <mrow>
      <mrow/>
      <mi>Δ</mi>
      <mi>R</mi>
      <mrow/>
    </mrow>
    <annotation encoding="StarMath 5.0">= Δ R left ({widehat {ω}} rsub {k} rsup {-} δt right ) {c} rsub {a} {{widehat {a}} lsub {} lsup {S}} rsub {k-1} rsup {+} - Δ R left ({widehat {ω}} rsub {k} rsup {-} δt right ) {c} rsub {a} {{a} rsub {k-1}} lsub {} lsup {S} + Δ R left ({widehat {ω}} rsub {k} rsup {-} δt right ) {c} rsub {a} {{a} rsub {k-1}} lsub {} lsup {S} - Δ R left ({ω} rsub {k} δt right ) {c} rsub {a} {{a} rsub {k-1}} lsub {} lsup {S} {-R} rsub {k} {w} rsub {a,k}</annotation>
  </semantics>
</math>
</file>

<file path=Object 796/content.xml><?xml version="1.0" encoding="utf-8"?>
<math xmlns="http://www.w3.org/1998/Math/MathML" display="block">
  <semantics>
    <mrow>
      <mtext>=</mtext>
      <mi>Δ</mi>
      <mi>R</mi>
      <mrow>
        <mo fence="true" stretchy="true">(</mo>
        <mrow>
          <mrow>
            <msubsup>
              <mover accent="true">
                <mi>ω</mi>
                <mo stretchy="true">^</mo>
              </mover>
              <mi>k</mi>
              <mtext>-</mtext>
            </msubsup>
            <mi mathvariant="italic">δt</mi>
          </mrow>
        </mrow>
        <mo fence="true" stretchy="true">)</mo>
      </mrow>
      <msub>
        <mi>c</mi>
        <mi>a</mi>
      </msub>
      <mrow>
        <mrow>
          <mo fence="true" stretchy="true">(</mo>
          <mrow>
            <mrow>
              <msubsup>
                <mmultiscripts>
                  <mover accent="true">
                    <mi>a</mi>
                    <mo stretchy="true">^</mo>
                  </mover>
                  <mprescripts/>
                  <mrow/>
                  <mi>S</mi>
                </mmultiscripts>
                <mrow>
                  <mi>k</mi>
                  <mo stretchy="false">−</mo>
                  <mn>1</mn>
                </mrow>
                <mtext>+</mtext>
              </msubsup>
              <mo stretchy="false">−</mo>
              <mmultiscripts>
                <msub>
                  <mi>a</mi>
                  <mrow>
                    <mi>k</mi>
                    <mo stretchy="false">−</mo>
                    <mn>1</mn>
                  </mrow>
                </msub>
                <mprescripts/>
                <mrow/>
                <mi>S</mi>
              </mmultiscripts>
            </mrow>
          </mrow>
          <mo fence="true" stretchy="true">)</mo>
        </mrow>
        <mo stretchy="false">+</mo>
        <mrow>
          <mo fence="true" stretchy="true">{</mo>
          <mrow>
            <mrow>
              <mi>Δ</mi>
              <mi>R</mi>
              <mrow>
                <mrow>
                  <mo fence="true" stretchy="true">(</mo>
                  <mrow>
                    <mrow>
                      <msubsup>
                        <mover accent="true">
                          <mi>ω</mi>
                          <mo stretchy="true">^</mo>
                        </mover>
                        <mi>k</mi>
                        <mtext>-</mtext>
                      </msubsup>
                      <mi mathvariant="italic">δt</mi>
                    </mrow>
                  </mrow>
                  <mo fence="true" stretchy="true">)</mo>
                </mrow>
                <mo stretchy="false">−</mo>
                <mi>Δ</mi>
              </mrow>
              <mi>R</mi>
              <mrow>
                <mo fence="true" stretchy="true">(</mo>
                <mrow>
                  <mrow>
                    <msub>
                      <mi>ω</mi>
                      <mi>k</mi>
                    </msub>
                    <mi mathvariant="italic">δt</mi>
                  </mrow>
                </mrow>
                <mo fence="true" stretchy="true">)</mo>
              </mrow>
            </mrow>
          </mrow>
          <mo fence="true" stretchy="true">}</mo>
        </mrow>
      </mrow>
      <msub>
        <mi>c</mi>
        <mi>a</mi>
      </msub>
      <mmultiscripts>
        <msub>
          <mi>a</mi>
          <mrow>
            <mi>k</mi>
            <mo stretchy="false">−</mo>
            <mn>1</mn>
          </mrow>
        </msub>
        <mprescripts/>
        <mrow/>
        <mi>S</mi>
      </mmultiscripts>
      <msub>
        <mrow>
          <mo stretchy="false">−</mo>
          <mi>R</mi>
        </mrow>
        <mi>k</mi>
      </msub>
      <msub>
        <mi>w</mi>
        <mrow>
          <mi>a</mi>
          <mi>,</mi>
          <mi>k</mi>
        </mrow>
      </msub>
    </mrow>
    <annotation encoding="StarMath 5.0">"=" Δ R left ({widehat {ω}} rsub {k} rsup {"-"} δt right ) {c} rsub {a} left ({{widehat {a}} lsub {} lsup {S}} rsub {k-1} rsup {"+"} - {{a} rsub {k-1}} lsub {} lsup {S} right ) + left lbrace Δ R left ({widehat {ω}} rsub {k} rsup {"-"} δt right ) - Δ R left ({ω} rsub {k} δt right ) right rbrace {c} rsub {a} {{a} rsub {k-1}} lsub {} lsup {S} {-R} rsub {k} {w} rsub {a,k}</annotation>
  </semantics>
</math>
</file>

<file path=Object 8/content.xml><?xml version="1.0" encoding="utf-8"?>
<math xmlns="http://www.w3.org/1998/Math/MathML" display="block">
  <semantics>
    <mi>A</mi>
    <annotation encoding="StarMath 5.0">A</annotation>
  </semantics>
</math>
</file>

<file path=Object 80/content.xml><?xml version="1.0" encoding="utf-8"?>
<math xmlns="http://www.w3.org/1998/Math/MathML" display="block">
  <semantics>
    <msubsup>
      <mi>P</mi>
      <mi>k</mi>
      <mtext>-</mtext>
    </msubsup>
    <annotation encoding="StarMath 5.0">{P} rsub {k} rsup {"-"}</annotation>
  </semantics>
</math>
</file>

<file path=Object 802/content.xml><?xml version="1.0" encoding="utf-8"?>
<math xmlns="http://www.w3.org/1998/Math/MathML" display="block">
  <semantics>
    <mrow>
      <mrow/>
      <mi>Δ</mi>
      <mi>R</mi>
      <mrow/>
    </mrow>
    <annotation encoding="StarMath 5.0">= Δ R left ({widehat {ω}} rsub {k} rsup {-} δt right ) {c} rsub {a} {{widehat {a}} lsub {} lsup {S}} rsub {ε,k-1} rsup {+} + left lbrace αδt {{a} rsub {k-1}} lsub {} lsup {S} × right rbrace {c} rsub {a} {widehat {ω}} rsub {ε,k} rsup {-} {-R} rsub {k} {w} rsub {a,k}</annotation>
  </semantics>
</math>
</file>

<file path=Object 804/content.xml><?xml version="1.0" encoding="utf-8"?>
<math xmlns="http://www.w3.org/1998/Math/MathML" display="block">
  <semantics>
    <msubsup>
      <mover accent="true">
        <mi>ω</mi>
        <mo stretchy="true">^</mo>
      </mover>
      <mrow>
        <mi>ε</mi>
        <mi>,</mi>
        <mi>k</mi>
      </mrow>
      <mtext>-</mtext>
    </msubsup>
    <annotation encoding="StarMath 5.0">{widehat {ω}} rsub {ε,k} rsup {"-"}</annotation>
  </semantics>
</math>
</file>

<file path=Object 806/content.xml><?xml version="1.0" encoding="utf-8"?>
<math xmlns="http://www.w3.org/1998/Math/MathML" display="block">
  <semantics>
    <msubsup>
      <mmultiscripts>
        <mover accent="true">
          <mi>a</mi>
          <mo stretchy="true">^</mo>
        </mover>
        <mprescripts/>
        <mrow/>
        <mi>S</mi>
      </mmultiscripts>
      <mrow>
        <mi>ε</mi>
        <mi>,</mi>
        <mi>k</mi>
      </mrow>
      <mrow>
        <mrow>
          <mrow>
            <mrow>
              <mo stretchy="false">−</mo>
              <mrow/>
            </mrow>
            <mo stretchy="false">=</mo>
            <msub>
              <mi>c</mi>
              <mi>a</mi>
            </msub>
          </mrow>
          <mi>Δ</mi>
          <mi>R</mi>
          <mrow/>
        </mrow>
        <mrow/>
      </mrow>
    </msubsup>
    <annotation encoding="StarMath 5.0">{{widehat {a}} lsub {} lsup {S}} rsub {ε,k} rsup {-} = {c} rsub {a} Δ R left ({widehat {ω}} rsub {k} rsup {-} δt right ) {{widehat {a}} lsub {} lsup {S}} rsub {ε,k-1} rsup {+} + {c} rsub {a} left lbrace αδt {{a} rsub {k-1}} lsub {} lsup {S} × right rbrace left (- {widehat {b}} rsub {ε,k-1} rsup {+} + {w} rsub {b,k} + {v} rsub {G,k} right ) {-R} rsub {k} {w} rsub {a,k} ≈ {c} rsub {a} {{widehat {a}} lsub {} lsup {S}} rsub {ε,k-1} rsup {+} {-R} rsub {k} {w} rsub {a,k}</annotation>
  </semantics>
</math>
</file>

<file path=Object 808/content.xml><?xml version="1.0" encoding="utf-8"?>
<math xmlns="http://www.w3.org/1998/Math/MathML" display="block">
  <semantics>
    <mrow>
      <msubsup>
        <mmultiscripts>
          <mover accent="true">
            <mi>d</mi>
            <mo stretchy="true">^</mo>
          </mover>
          <mprescripts/>
          <mrow/>
          <mi>S</mi>
        </mmultiscripts>
        <mrow>
          <mi>ε</mi>
          <mi>,</mi>
          <mi>k</mi>
        </mrow>
        <mtext>-</mtext>
      </msubsup>
      <mi>≈</mi>
      <msub>
        <mi>c</mi>
        <mi>d</mi>
      </msub>
      <mi>Δ</mi>
      <mi>R</mi>
      <mrow>
        <mo fence="true" stretchy="true">(</mo>
        <mrow>
          <mrow>
            <msubsup>
              <mover accent="true">
                <mi>ω</mi>
                <mo stretchy="true">^</mo>
              </mover>
              <mi>k</mi>
              <mtext>-</mtext>
            </msubsup>
            <mi mathvariant="italic">δt</mi>
          </mrow>
        </mrow>
        <mo fence="true" stretchy="true">)</mo>
      </mrow>
      <mrow>
        <msubsup>
          <mmultiscripts>
            <mover accent="true">
              <mi>d</mi>
              <mo stretchy="true">^</mo>
            </mover>
            <mprescripts/>
            <mrow/>
            <mi>S</mi>
          </mmultiscripts>
          <mrow>
            <mi>ε</mi>
            <mi>,</mi>
            <mrow>
              <mi>k</mi>
              <mo stretchy="false">−</mo>
              <mn>1</mn>
            </mrow>
          </mrow>
          <mtext>+</mtext>
        </msubsup>
        <mo stretchy="false">+</mo>
        <msub>
          <mi>c</mi>
          <mi>d</mi>
        </msub>
      </mrow>
      <mrow>
        <mo fence="true" stretchy="true">{</mo>
        <mrow>
          <mrow>
            <mi mathvariant="italic">αδt</mi>
            <msubsup>
              <mmultiscripts>
                <mover accent="true">
                  <mi>d</mi>
                  <mo stretchy="true">^</mo>
                </mover>
                <mprescripts/>
                <mrow/>
                <mi>S</mi>
              </mmultiscripts>
              <mrow>
                <mi>ε</mi>
                <mi>,</mi>
                <mi>k</mi>
              </mrow>
              <mtext>+</mtext>
            </msubsup>
            <mi>×</mi>
          </mrow>
        </mrow>
        <mo fence="true" stretchy="true">}</mo>
      </mrow>
      <mrow>
        <mo fence="true" stretchy="true">(</mo>
        <mrow>
          <mrow>
            <mrow>
              <mo stretchy="false">−</mo>
              <msubsup>
                <mover accent="true">
                  <mi>b</mi>
                  <mo stretchy="true">^</mo>
                </mover>
                <mrow>
                  <mi>ε</mi>
                  <mi>,</mi>
                  <mrow>
                    <mi>k</mi>
                    <mo stretchy="false">−</mo>
                    <mn>1</mn>
                  </mrow>
                </mrow>
                <mtext>+</mtext>
              </msubsup>
            </mrow>
            <mo stretchy="false">+</mo>
            <msub>
              <mi>w</mi>
              <mrow>
                <mi>b</mi>
                <mi>,</mi>
                <mi>k</mi>
              </mrow>
            </msub>
            <mo stretchy="false">+</mo>
            <msub>
              <mi>v</mi>
              <mrow>
                <mi>G</mi>
                <mi>,</mi>
                <mi>k</mi>
              </mrow>
            </msub>
          </mrow>
        </mrow>
        <mo fence="true" stretchy="true">)</mo>
      </mrow>
      <msub>
        <mrow>
          <mo stretchy="false">−</mo>
          <mi>R</mi>
        </mrow>
        <mi>k</mi>
      </msub>
      <msub>
        <mi>w</mi>
        <mrow>
          <mi>d</mi>
          <mi>,</mi>
          <mi>k</mi>
        </mrow>
      </msub>
      <mi>≈</mi>
      <msub>
        <mi>c</mi>
        <mi>d</mi>
      </msub>
      <msubsup>
        <mmultiscripts>
          <mover accent="true">
            <mi>d</mi>
            <mo stretchy="true">^</mo>
          </mover>
          <mprescripts/>
          <mrow/>
          <mi>S</mi>
        </mmultiscripts>
        <mrow>
          <mi>ε</mi>
          <mi>,</mi>
          <mrow>
            <mi>k</mi>
            <mo stretchy="false">−</mo>
            <mn>1</mn>
          </mrow>
        </mrow>
        <mtext>+</mtext>
      </msubsup>
      <msub>
        <mrow>
          <mo stretchy="false">−</mo>
          <mi>R</mi>
        </mrow>
        <mi>k</mi>
      </msub>
      <msub>
        <mi>w</mi>
        <mrow>
          <mi>d</mi>
          <mi>,</mi>
          <mi>k</mi>
        </mrow>
      </msub>
    </mrow>
    <annotation encoding="StarMath 5.0">{{widehat {d}} lsub {} lsup {S}} rsub {ε,k} rsup {"-"} ≈ {c} rsub {d} Δ R left ({widehat {ω}} rsub {k} rsup {"-"} δt right ) {{widehat {d}} lsub {} lsup {S}} rsub {ε,k-1} rsup {"+"} + {c} rsub {d} left lbrace αδt {{widehat {d}} lsub {} lsup {S}} rsub {ε,k} rsup {"+"} × right rbrace left (- {widehat {b}} rsub {ε,k-1} rsup {"+"} + {w} rsub {b,k} + {v} rsub {G,k} right ) {-R} rsub {k} {w} rsub {d,k} ≈ {c} rsub {d} {{widehat {d}} lsub {} lsup {S}} rsub {ε,k-1} rsup {"+"} {-R} rsub {k} {w} rsub {d,k}</annotation>
  </semantics>
</math>
</file>

<file path=Object 810/content.xml><?xml version="1.0" encoding="utf-8"?>
<math xmlns="http://www.w3.org/1998/Math/MathML" display="block">
  <semantics>
    <mrow>
      <mi>E</mi>
      <mrow/>
    </mrow>
    <annotation encoding="StarMath 5.0">E left [{widehat {θ}} rsub {ε,k} rsup {-} {{widehat {θ}} rsub {ε,k} rsup {-}} ^ {T} right ] = E left [left ({widehat {θ}} rsub {ε,k-1} rsup {+} {- widehat {b}} rsub {ε,k-1} rsup {+} δt + {w} rsub {b,k} δt+ {v} rsub {G,k} δt right ) {left ({widehat {θ}} rsub {ε,k-1} rsup {+} {- widehat {b}} rsub {ε,k-1} rsup {+} δt + {w} rsub {b,k} δt+ {v} rsub {G,k} δt right )} ^ {T} right ]</annotation>
  </semantics>
</math>
</file>

<file path=Object 812/content.xml><?xml version="1.0" encoding="utf-8"?>
<math xmlns="http://www.w3.org/1998/Math/MathML" display="block">
  <semantics>
    <mrow>
      <mrow/>
      <msubsup>
        <mi>Q</mi>
        <mrow>
          <mi mathvariant="italic">θεθε</mi>
          <mi>,</mi>
          <mrow>
            <mi>k</mi>
            <mo stretchy="false">−</mo>
            <mn>1</mn>
          </mrow>
        </mrow>
        <mrow>
          <mrow>
            <mrow>
              <mrow>
                <mo stretchy="false">+</mo>
                <mrow/>
              </mrow>
              <mo stretchy="false">+</mo>
              <msup>
                <mi mathvariant="italic">δt</mi>
                <mn>2</mn>
              </msup>
            </mrow>
            <mrow/>
          </mrow>
          <mrow/>
        </mrow>
      </msubsup>
    </mrow>
    <annotation encoding="StarMath 5.0">= {Q} rsub {θεθε,k-1} rsup {+} + {δt} ^ {2} left lbrace {Q} rsub {bεbε,k-1} rsup {+} + left ({Q} rsub {wb} + {Q} rsub {vG} right ) I right rbrace</annotation>
  </semantics>
</math>
</file>

<file path=Object 814/content.xml><?xml version="1.0" encoding="utf-8"?>
<math xmlns="http://www.w3.org/1998/Math/MathML" display="block">
  <semantics>
    <msubsup>
      <mi>Q</mi>
      <mrow>
        <mi mathvariant="italic">θεθε</mi>
        <mi>,</mi>
        <mrow>
          <mi>k</mi>
          <mo stretchy="false">−</mo>
          <mn>1</mn>
        </mrow>
      </mrow>
      <mrow>
        <mrow>
          <mrow>
            <mrow>
              <mo stretchy="false">+</mo>
              <mrow/>
            </mrow>
            <mo stretchy="false">=</mo>
            <mi>E</mi>
          </mrow>
          <mrow/>
        </mrow>
        <mrow/>
      </mrow>
    </msubsup>
    <annotation encoding="StarMath 5.0">{Q} rsub {θεθε,k-1} rsup {+} =E left [{widehat {θ}} rsub {ε,k-1} rsup {+} {left ({widehat {θ}} rsub {ε,k-1} rsup {+} right )} ^ {T} right ] = {P} rsub {k-1} rsup {+} [0,2:0,2]</annotation>
  </semantics>
</math>
</file>

<file path=Object 816/content.xml><?xml version="1.0" encoding="utf-8"?>
<math xmlns="http://www.w3.org/1998/Math/MathML" display="block">
  <semantics>
    <msubsup>
      <mi>Q</mi>
      <mrow>
        <mi mathvariant="italic">bεbε</mi>
        <mi>,</mi>
        <mrow>
          <mi>k</mi>
          <mo stretchy="false">−</mo>
          <mn>1</mn>
        </mrow>
      </mrow>
      <mrow>
        <mrow>
          <mrow>
            <mrow>
              <mo stretchy="false">+</mo>
              <mrow/>
            </mrow>
            <mo stretchy="false">=</mo>
            <mi>E</mi>
          </mrow>
          <mrow/>
        </mrow>
        <mrow/>
      </mrow>
    </msubsup>
    <annotation encoding="StarMath 5.0">{Q} rsub {bεbε,k-1} rsup {+} = E left [{widehat {b}} rsub {ε,k-1} rsup {+} {left ({widehat {b}} rsub {ε,k-1} rsup {+} right )} ^ {T} right ] = {P} rsub {k-1} rsup {+} [3,5:3,5]</annotation>
  </semantics>
</math>
</file>

<file path=Object 818/content.xml><?xml version="1.0" encoding="utf-8"?>
<math xmlns="http://www.w3.org/1998/Math/MathML" display="block">
  <semantics>
    <mrow>
      <msub>
        <mi>Q</mi>
        <mi mathvariant="italic">wb</mi>
      </msub>
      <mrow>
        <mi>I</mi>
        <mo stretchy="false">=</mo>
        <mi>E</mi>
      </mrow>
      <mrow>
        <mo fence="true" stretchy="true">[</mo>
        <mrow>
          <mrow>
            <msub>
              <mi>w</mi>
              <mrow>
                <mi>b</mi>
                <mi>,</mi>
                <mi>k</mi>
              </mrow>
            </msub>
            <msup>
              <mrow>
                <mo fence="true" stretchy="true">(</mo>
                <mrow>
                  <msub>
                    <mi>w</mi>
                    <mrow>
                      <mi>b</mi>
                      <mi>,</mi>
                      <mi>k</mi>
                    </mrow>
                  </msub>
                </mrow>
                <mo fence="true" stretchy="true">)</mo>
              </mrow>
              <mi>T</mi>
            </msup>
          </mrow>
        </mrow>
        <mo fence="true" stretchy="true">]</mo>
      </mrow>
    </mrow>
    <annotation encoding="StarMath 5.0">{Q} rsub {wb} I =E left [{w} rsub {b,k} {left ({w} rsub {b,k} right )} ^ {T} right ]</annotation>
  </semantics>
</math>
</file>

<file path=Object 82/content.xml><?xml version="1.0" encoding="utf-8"?>
<math xmlns="http://www.w3.org/1998/Math/MathML" display="block">
  <semantics>
    <mrow>
      <mrow>
        <msubsup>
          <mi>P</mi>
          <mi>k</mi>
          <mtext>-</mtext>
        </msubsup>
        <mo stretchy="false">=</mo>
        <mi>E</mi>
      </mrow>
      <mrow>
        <mrow>
          <mo fence="true" stretchy="true">[</mo>
          <mrow>
            <mrow>
              <mrow>
                <mo fence="true" stretchy="true">(</mo>
                <mrow>
                  <mrow>
                    <msubsup>
                      <mover accent="true">
                        <mi>x</mi>
                        <mo stretchy="true">^</mo>
                      </mover>
                      <mrow>
                        <mi>ε</mi>
                        <mi>,</mi>
                        <mi>k</mi>
                      </mrow>
                      <mtext>-</mtext>
                    </msubsup>
                    <mo stretchy="false">−</mo>
                    <msubsup>
                      <mi>x</mi>
                      <mrow>
                        <mi>ε</mi>
                        <mi>,</mi>
                        <mi>k</mi>
                      </mrow>
                      <mrow/>
                    </msubsup>
                  </mrow>
                </mrow>
                <mo fence="true" stretchy="true">)</mo>
              </mrow>
              <msup>
                <mrow>
                  <mo fence="true" stretchy="true">(</mo>
                  <mrow>
                    <mrow>
                      <msubsup>
                        <mover accent="true">
                          <mi>x</mi>
                          <mo stretchy="true">^</mo>
                        </mover>
                        <mrow>
                          <mi>ε</mi>
                          <mi>,</mi>
                          <mi>k</mi>
                        </mrow>
                        <mtext>-</mtext>
                      </msubsup>
                      <mo stretchy="false">−</mo>
                      <msubsup>
                        <mi>x</mi>
                        <mrow>
                          <mi>ε</mi>
                          <mi>,</mi>
                          <mi>k</mi>
                        </mrow>
                        <mrow/>
                      </msubsup>
                    </mrow>
                  </mrow>
                  <mo fence="true" stretchy="true">)</mo>
                </mrow>
                <mi>T</mi>
              </msup>
            </mrow>
          </mrow>
          <mo fence="true" stretchy="true">]</mo>
        </mrow>
        <mo stretchy="false">=</mo>
        <mi>E</mi>
      </mrow>
      <mrow>
        <mo fence="true" stretchy="true">[</mo>
        <mrow>
          <mrow>
            <msubsup>
              <mover accent="true">
                <mi>x</mi>
                <mo stretchy="true">^</mo>
              </mover>
              <mrow>
                <mi>ε</mi>
                <mi>,</mi>
                <mi>k</mi>
              </mrow>
              <mtext>-</mtext>
            </msubsup>
            <msup>
              <msubsup>
                <mover accent="true">
                  <mi>x</mi>
                  <mo stretchy="true">^</mo>
                </mover>
                <mrow>
                  <mi>ε</mi>
                  <mi>,</mi>
                  <mi>k</mi>
                </mrow>
                <mtext>-</mtext>
              </msubsup>
              <mi>T</mi>
            </msup>
          </mrow>
        </mrow>
        <mo fence="true" stretchy="true">]</mo>
      </mrow>
    </mrow>
    <annotation encoding="StarMath 5.0">{P} rsub {k} rsup {"-"} =E left [left ({widehat {x}} rsub {ε,k} rsup {"-"} - {x} rsub {ε,k} rsup {} right ) {left ({widehat {x}} rsub {ε,k} rsup {"-"} - {x} rsub {ε,k} rsup {} right )} ^ {T} right ] =E left [{widehat {x}} rsub {ε,k} rsup {"-"} {{widehat {x}} rsub {ε,k} rsup {"-"}} ^ {T} right ]</annotation>
  </semantics>
</math>
</file>

<file path=Object 820/content.xml><?xml version="1.0" encoding="utf-8"?>
<math xmlns="http://www.w3.org/1998/Math/MathML" display="block">
  <semantics>
    <mrow>
      <msub>
        <mi>Q</mi>
        <mi mathvariant="italic">vG</mi>
      </msub>
      <mrow>
        <mi>I</mi>
        <mo stretchy="false">=</mo>
        <mi>E</mi>
      </mrow>
      <mrow>
        <mo fence="true" stretchy="true">[</mo>
        <mrow>
          <mrow>
            <msub>
              <mi>v</mi>
              <mrow>
                <mi>G</mi>
                <mi>,</mi>
                <mi>k</mi>
              </mrow>
            </msub>
            <msup>
              <mrow>
                <mo fence="true" stretchy="true">(</mo>
                <mrow>
                  <msub>
                    <mi>v</mi>
                    <mrow>
                      <mi>G</mi>
                      <mi>,</mi>
                      <mi>k</mi>
                    </mrow>
                  </msub>
                </mrow>
                <mo fence="true" stretchy="true">)</mo>
              </mrow>
              <mi>T</mi>
            </msup>
          </mrow>
        </mrow>
        <mo fence="true" stretchy="true">]</mo>
      </mrow>
    </mrow>
    <annotation encoding="StarMath 5.0">{Q} rsub {vG} I =E left [{v} rsub {G,k} {left ({v} rsub {G,k} right )} ^ {T} right ]</annotation>
  </semantics>
</math>
</file>

<file path=Object 822/content.xml><?xml version="1.0" encoding="utf-8"?>
<math xmlns="http://www.w3.org/1998/Math/MathML" display="block">
  <semantics>
    <mrow>
      <msubsup>
        <mi>P</mi>
        <mrow>
          <mi>k</mi>
          <mo stretchy="false">−</mo>
          <mn>1</mn>
        </mrow>
        <mtext>+</mtext>
      </msubsup>
      <mrow>
        <mo fence="true" stretchy="false">[</mo>
        <mrow>
          <mrow>
            <mi>i</mi>
            <mi>,</mi>
            <mi>j</mi>
            <mi mathvariant="normal">:</mi>
            <mi>i</mi>
            <mi>,</mi>
            <mi>j</mi>
          </mrow>
        </mrow>
        <mo fence="true" stretchy="false">]</mo>
      </mrow>
    </mrow>
    <annotation encoding="StarMath 5.0">{P} rsub {k-1} rsup {"+"} [i,j:i,j]</annotation>
  </semantics>
</math>
</file>

<file path=Object 824/content.xml><?xml version="1.0" encoding="utf-8"?>
<math xmlns="http://www.w3.org/1998/Math/MathML" display="block">
  <semantics>
    <msubsup>
      <mi>P</mi>
      <mrow>
        <mi>k</mi>
        <mo stretchy="false">−</mo>
        <mn>1</mn>
      </mrow>
      <mtext>+</mtext>
    </msubsup>
    <annotation encoding="StarMath 5.0">{P} rsub {k-1} rsup {"+"}</annotation>
  </semantics>
</math>
</file>

<file path=Object 826/content.xml><?xml version="1.0" encoding="utf-8"?>
<math xmlns="http://www.w3.org/1998/Math/MathML" display="block">
  <semantics>
    <mi>i</mi>
    <annotation encoding="StarMath 5.0">i</annotation>
  </semantics>
</math>
</file>

<file path=Object 828/content.xml><?xml version="1.0" encoding="utf-8"?>
<math xmlns="http://www.w3.org/1998/Math/MathML" display="block">
  <semantics>
    <mi>j</mi>
    <annotation encoding="StarMath 5.0">j</annotation>
  </semantics>
</math>
</file>

<file path=Object 830/content.xml><?xml version="1.0" encoding="utf-8"?>
<math xmlns="http://www.w3.org/1998/Math/MathML" display="block">
  <semantics>
    <mi>i</mi>
    <annotation encoding="StarMath 5.0">i</annotation>
  </semantics>
</math>
</file>

<file path=Object 832/content.xml><?xml version="1.0" encoding="utf-8"?>
<math xmlns="http://www.w3.org/1998/Math/MathML" display="block">
  <semantics>
    <mi>j</mi>
    <annotation encoding="StarMath 5.0">j</annotation>
  </semantics>
</math>
</file>

<file path=Object 834/content.xml><?xml version="1.0" encoding="utf-8"?>
<math xmlns="http://www.w3.org/1998/Math/MathML" display="block">
  <semantics>
    <mrow>
      <mi>E</mi>
      <mrow/>
    </mrow>
    <annotation encoding="StarMath 5.0">E left [{widehat {θ}} rsub {ε,k} rsup {-} {{widehat {b}} rsub {ε,k} rsup {-}} ^ {T} right ] = E left [left ({widehat {θ}} rsub {ε,k-1} rsup {+} {- widehat {b}} rsub {ε,k-1} rsup {+} δt + {w} rsub {b,k} δt+ {v} rsub {G,k} δt right ) {left ({widehat {b}} rsub {ε,k-1} rsup {+} - {w} rsub {b,k} right )} ^ {T} right ]</annotation>
  </semantics>
</math>
</file>

<file path=Object 836/content.xml><?xml version="1.0" encoding="utf-8"?>
<math xmlns="http://www.w3.org/1998/Math/MathML" display="block">
  <semantics>
    <mrow>
      <mrow>
        <mrow/>
        <mo stretchy="false">−</mo>
        <mi mathvariant="italic">δt</mi>
      </mrow>
      <mrow/>
    </mrow>
    <annotation encoding="StarMath 5.0">=-δt left ({Q} rsub {bεbε,k-1} rsup {+} + {Q} rsub {wb} I right ) = -δt left ({P} rsub {k-1} rsup {+} [0,2:3,5] + {Q} rsub {wb} I right )</annotation>
  </semantics>
</math>
</file>

<file path=Object 838/content.xml><?xml version="1.0" encoding="utf-8"?>
<math xmlns="http://www.w3.org/1998/Math/MathML" display="block">
  <semantics>
    <mrow>
      <mi>E</mi>
      <mrow/>
    </mrow>
    <annotation encoding="StarMath 5.0">E left [{widehat {b}} rsub {ε,k} rsup {-} {{widehat {b}} rsub {ε,k} rsup {-}} ^ {T} right ] =E left [left ({widehat {b}} rsub {ε,k-1} rsup {+} - {w} rsub {b,k} right ) {left ({widehat {b}} rsub {ε,k-1} rsup {+} - {w} rsub {b,k} right )} ^ {T} right ] = {Q} rsub {bεbε,k-1} rsup {+} + {Q} rsub {wb} I= {P} rsub {k-1} rsup {+} [3,5:3,5] + {Q} rsub {wb} I</annotation>
  </semantics>
</math>
</file>

<file path=Object 84/content.xml><?xml version="1.0" encoding="utf-8"?>
<math xmlns="http://www.w3.org/1998/Math/MathML" display="block">
  <semantics>
    <msubsup>
      <mi>P</mi>
      <mi>k</mi>
      <mtext>+</mtext>
    </msubsup>
    <annotation encoding="StarMath 5.0">{P} rsub {k} rsup {"+"}</annotation>
  </semantics>
</math>
</file>

<file path=Object 840/content.xml><?xml version="1.0" encoding="utf-8"?>
<math xmlns="http://www.w3.org/1998/Math/MathML" display="block">
  <semantics>
    <mrow>
      <mi>E</mi>
      <mrow/>
    </mrow>
    <annotation encoding="StarMath 5.0">E left [{widehat {θ}} rsub {ε,k} rsup {-} {{{widehat {a}} lsub {} lsup {S}} rsub {ε,k} rsup {-}} ^ {T} right ] = E left [left ({widehat {θ}} rsub {ε,k-1} rsup {+} {- widehat {b}} rsub {ε,k-1} rsup {+} δt + {w} rsub {b,k} δt+ {v} rsub {G,k} δt right ) {left ({c} rsub {a} {{widehat {a}} lsub {} lsup {S}} rsub {ε,k-1} rsup {+} {-R} rsub {k} {w} rsub {a,k} right )} ^ {T} right ] = 0</annotation>
  </semantics>
</math>
</file>

<file path=Object 842/content.xml><?xml version="1.0" encoding="utf-8"?>
<math xmlns="http://www.w3.org/1998/Math/MathML" display="block">
  <semantics>
    <mrow>
      <mi>E</mi>
      <mrow/>
    </mrow>
    <annotation encoding="StarMath 5.0">E left [{widehat {θ}} rsub {ε,k} rsup {-} {{{widehat {d}} lsub {} lsup {S}} rsub {ε,k} rsup {-}} ^ {T} right ] = E left [left ({widehat {θ}} rsub {ε,k-1} rsup {+} {- widehat {b}} rsub {ε,k-1} rsup {+} δt + {w} rsub {b,k} δt+ {v} rsub {G,k} δt right ) {left ({c} rsub {d} {{widehat {d}} lsub {} lsup {S}} rsub {ε,k-1} rsup {+} {-R} rsub {k} {w} rsub {d,k} right )} ^ {T} right ] = 0</annotation>
  </semantics>
</math>
</file>

<file path=Object 844/content.xml><?xml version="1.0" encoding="utf-8"?>
<math xmlns="http://www.w3.org/1998/Math/MathML" display="block">
  <semantics>
    <mrow>
      <mi>E</mi>
      <mrow/>
    </mrow>
    <annotation encoding="StarMath 5.0">E left [{widehat {b}} rsub {ε,k} rsup {-} {{{widehat {a}} lsub {} lsup {S}} rsub {ε,k} rsup {-}} ^ {T} right ] = E left [left ({widehat {b}} rsub {ε,k-1} rsup {+} - {w} rsub {b,k} right ) {left ({c} rsub {a} {{widehat {a}} lsub {} lsup {S}} rsub {ε,k-1} rsup {+} {-R} rsub {k} {w} rsub {a,k} right )} ^ {T} right ] = 0</annotation>
  </semantics>
</math>
</file>

<file path=Object 846/content.xml><?xml version="1.0" encoding="utf-8"?>
<math xmlns="http://www.w3.org/1998/Math/MathML" display="block">
  <semantics>
    <mrow>
      <mi>E</mi>
      <mrow>
        <mrow>
          <mo fence="true" stretchy="true">[</mo>
          <mrow>
            <mrow>
              <msubsup>
                <mover accent="true">
                  <mi>b</mi>
                  <mo stretchy="true">^</mo>
                </mover>
                <mrow>
                  <mi>ε</mi>
                  <mi>,</mi>
                  <mi>k</mi>
                </mrow>
                <mtext>-</mtext>
              </msubsup>
              <msup>
                <msubsup>
                  <mmultiscripts>
                    <mover accent="true">
                      <mi>d</mi>
                      <mo stretchy="true">^</mo>
                    </mover>
                    <mprescripts/>
                    <mrow/>
                    <mi>S</mi>
                  </mmultiscripts>
                  <mrow>
                    <mi>ε</mi>
                    <mi>,</mi>
                    <mi>k</mi>
                  </mrow>
                  <mtext>-</mtext>
                </msubsup>
                <mi>T</mi>
              </msup>
            </mrow>
          </mrow>
          <mo fence="true" stretchy="true">]</mo>
        </mrow>
        <mo stretchy="false">=</mo>
        <mi>E</mi>
      </mrow>
      <mrow>
        <mrow>
          <mo fence="true" stretchy="true">[</mo>
          <mrow>
            <mrow>
              <mrow>
                <mo fence="true" stretchy="true">(</mo>
                <mrow>
                  <mrow>
                    <msubsup>
                      <mover accent="true">
                        <mi>b</mi>
                        <mo stretchy="true">^</mo>
                      </mover>
                      <mrow>
                        <mi>ε</mi>
                        <mi>,</mi>
                        <mrow>
                          <mi>k</mi>
                          <mo stretchy="false">−</mo>
                          <mn>1</mn>
                        </mrow>
                      </mrow>
                      <mtext>+</mtext>
                    </msubsup>
                    <mo stretchy="false">−</mo>
                    <msub>
                      <mi>w</mi>
                      <mrow>
                        <mi>b</mi>
                        <mi>,</mi>
                        <mi>k</mi>
                      </mrow>
                    </msub>
                  </mrow>
                </mrow>
                <mo fence="true" stretchy="true">)</mo>
              </mrow>
              <msup>
                <mrow>
                  <mo fence="true" stretchy="true">(</mo>
                  <mrow>
                    <mrow>
                      <msub>
                        <mi>c</mi>
                        <mi>d</mi>
                      </msub>
                      <msubsup>
                        <mmultiscripts>
                          <mover accent="true">
                            <mi>d</mi>
                            <mo stretchy="true">^</mo>
                          </mover>
                          <mprescripts/>
                          <mrow/>
                          <mi>S</mi>
                        </mmultiscripts>
                        <mrow>
                          <mi>ε</mi>
                          <mi>,</mi>
                          <mrow>
                            <mi>k</mi>
                            <mo stretchy="false">−</mo>
                            <mn>1</mn>
                          </mrow>
                        </mrow>
                        <mtext>+</mtext>
                      </msubsup>
                      <msub>
                        <mrow>
                          <mo stretchy="false">−</mo>
                          <mi>R</mi>
                        </mrow>
                        <mi>k</mi>
                      </msub>
                      <msub>
                        <mi>w</mi>
                        <mrow>
                          <mi>d</mi>
                          <mi>,</mi>
                          <mi>k</mi>
                        </mrow>
                      </msub>
                    </mrow>
                  </mrow>
                  <mo fence="true" stretchy="true">)</mo>
                </mrow>
                <mi>T</mi>
              </msup>
            </mrow>
          </mrow>
          <mo fence="true" stretchy="true">]</mo>
        </mrow>
        <mo stretchy="false">=</mo>
        <mn>0</mn>
      </mrow>
    </mrow>
    <annotation encoding="StarMath 5.0">E left [{widehat {b}} rsub {ε,k} rsup {"-"} {{{widehat {d}} lsub {} lsup {S}} rsub {ε,k} rsup {"-"}} ^ {T} right ] = E left [left ({widehat {b}} rsub {ε,k-1} rsup {"+"} - {w} rsub {b,k} right ) {left ({c} rsub {d} {{widehat {d}} lsub {} lsup {S}} rsub {ε,k-1} rsup {"+"} {-R} rsub {k} {w} rsub {d,k} right )} ^ {T} right ] = 0</annotation>
  </semantics>
</math>
</file>

<file path=Object 848/content.xml><?xml version="1.0" encoding="utf-8"?>
<math xmlns="http://www.w3.org/1998/Math/MathML" display="block">
  <semantics>
    <mrow>
      <mi>E</mi>
      <mrow>
        <mrow>
          <mo fence="true" stretchy="true">[</mo>
          <mrow>
            <mrow>
              <msubsup>
                <mmultiscripts>
                  <mover accent="true">
                    <mi>a</mi>
                    <mo stretchy="true">^</mo>
                  </mover>
                  <mprescripts/>
                  <mrow/>
                  <mi>S</mi>
                </mmultiscripts>
                <mrow>
                  <mi>ε</mi>
                  <mi>,</mi>
                  <mi>k</mi>
                </mrow>
                <mtext>-</mtext>
              </msubsup>
              <msup>
                <msubsup>
                  <mmultiscripts>
                    <mover accent="true">
                      <mi>a</mi>
                      <mo stretchy="true">^</mo>
                    </mover>
                    <mprescripts/>
                    <mrow/>
                    <mi>S</mi>
                  </mmultiscripts>
                  <mrow>
                    <mi>ε</mi>
                    <mi>,</mi>
                    <mi>k</mi>
                  </mrow>
                  <mtext>-</mtext>
                </msubsup>
                <mi>T</mi>
              </msup>
            </mrow>
          </mrow>
          <mo fence="true" stretchy="true">]</mo>
        </mrow>
        <mo stretchy="false">=</mo>
        <mi>E</mi>
      </mrow>
      <mrow>
        <mrow>
          <mo fence="true" stretchy="true">[</mo>
          <mrow>
            <mrow>
              <mrow>
                <mo fence="true" stretchy="true">(</mo>
                <mrow>
                  <mrow>
                    <msub>
                      <mi>c</mi>
                      <mi>a</mi>
                    </msub>
                    <msubsup>
                      <mmultiscripts>
                        <mover accent="true">
                          <mi>a</mi>
                          <mo stretchy="true">^</mo>
                        </mover>
                        <mprescripts/>
                        <mrow/>
                        <mi>S</mi>
                      </mmultiscripts>
                      <mrow>
                        <mi>ε</mi>
                        <mi>,</mi>
                        <mrow>
                          <mi>k</mi>
                          <mo stretchy="false">−</mo>
                          <mn>1</mn>
                        </mrow>
                      </mrow>
                      <mtext>+</mtext>
                    </msubsup>
                    <msub>
                      <mrow>
                        <mo stretchy="false">−</mo>
                        <mi>R</mi>
                      </mrow>
                      <mi>k</mi>
                    </msub>
                    <msub>
                      <mi>w</mi>
                      <mrow>
                        <mi>a</mi>
                        <mi>,</mi>
                        <mi>k</mi>
                      </mrow>
                    </msub>
                  </mrow>
                </mrow>
                <mo fence="true" stretchy="true">)</mo>
              </mrow>
              <msup>
                <mrow>
                  <mo fence="true" stretchy="true">(</mo>
                  <mrow>
                    <mrow>
                      <msub>
                        <mi>c</mi>
                        <mi>a</mi>
                      </msub>
                      <msubsup>
                        <mmultiscripts>
                          <mover accent="true">
                            <mi>a</mi>
                            <mo stretchy="true">^</mo>
                          </mover>
                          <mprescripts/>
                          <mrow/>
                          <mi>S</mi>
                        </mmultiscripts>
                        <mrow>
                          <mi>ε</mi>
                          <mi>,</mi>
                          <mrow>
                            <mi>k</mi>
                            <mo stretchy="false">−</mo>
                            <mn>1</mn>
                          </mrow>
                        </mrow>
                        <mtext>+</mtext>
                      </msubsup>
                      <msub>
                        <mrow>
                          <mo stretchy="false">−</mo>
                          <mi>R</mi>
                        </mrow>
                        <mi>k</mi>
                      </msub>
                      <msub>
                        <mi>w</mi>
                        <mrow>
                          <mi>a</mi>
                          <mi>,</mi>
                          <mi>k</mi>
                        </mrow>
                      </msub>
                    </mrow>
                  </mrow>
                  <mo fence="true" stretchy="true">)</mo>
                </mrow>
                <mi>T</mi>
              </msup>
            </mrow>
          </mrow>
          <mo fence="true" stretchy="true">]</mo>
        </mrow>
        <mo stretchy="false">=</mo>
        <msup>
          <msub>
            <mi>c</mi>
            <mi>a</mi>
          </msub>
          <mn>2</mn>
        </msup>
      </mrow>
      <mrow>
        <msubsup>
          <mi>Q</mi>
          <mrow>
            <mi mathvariant="italic">aεaε</mi>
            <mi>,</mi>
            <mrow>
              <mi>k</mi>
              <mo stretchy="false">−</mo>
              <mn>1</mn>
            </mrow>
          </mrow>
          <mtext>+</mtext>
        </msubsup>
        <mo stretchy="false">+</mo>
        <msub>
          <mi>Q</mi>
          <mi mathvariant="italic">wa</mi>
        </msub>
      </mrow>
      <mi>I</mi>
    </mrow>
    <annotation encoding="StarMath 5.0">E left [{{widehat {a}} lsub {} lsup {S}} rsub {ε,k} rsup {"-"} {{{widehat {a}} lsub {} lsup {S}} rsub {ε,k} rsup {"-"}} ^ {T} right ] = E left [left ({c} rsub {a} {{widehat {a}} lsub {} lsup {S}} rsub {ε,k-1} rsup {"+"} {-R} rsub {k} {w} rsub {a,k} right ) {left ({c} rsub {a} {{widehat {a}} lsub {} lsup {S}} rsub {ε,k-1} rsup {"+"} {-R} rsub {k} {w} rsub {a,k} right )} ^ {T} right ] = {{c} rsub {a}} ^ {2} {Q} rsub {aεaε,k-1} rsup {"+"} + {Q} rsub {wa} I</annotation>
  </semantics>
</math>
</file>

<file path=Object 850/content.xml><?xml version="1.0" encoding="utf-8"?>
<math xmlns="http://www.w3.org/1998/Math/MathML" display="block">
  <semantics>
    <mrow>
      <mtext>=</mtext>
      <msup>
        <msub>
          <mi>c</mi>
          <mi>a</mi>
        </msub>
        <mn>2</mn>
      </msup>
      <msubsup>
        <mi>P</mi>
        <mrow>
          <mi>k</mi>
          <mo stretchy="false">−</mo>
          <mn>1</mn>
        </mrow>
        <mtext>+</mtext>
      </msubsup>
      <mrow>
        <mrow>
          <mo fence="true" stretchy="false">[</mo>
          <mrow>
            <mrow>
              <mn>6</mn>
              <mn>,8</mn>
              <mi mathvariant="normal">:</mi>
              <mn>6</mn>
              <mn>,8</mn>
            </mrow>
          </mrow>
          <mo fence="true" stretchy="false">]</mo>
        </mrow>
        <mo stretchy="false">+</mo>
        <msub>
          <mi>Q</mi>
          <mi mathvariant="italic">wa</mi>
        </msub>
      </mrow>
      <mi>I</mi>
    </mrow>
    <annotation encoding="StarMath 5.0">"=" {{c} rsub {a}} ^ {2} {P} rsub {k-1} rsup {"+"} [6,8:6,8] + {Q} rsub {wa} I</annotation>
  </semantics>
</math>
</file>

<file path=Object 852/content.xml><?xml version="1.0" encoding="utf-8"?>
<math xmlns="http://www.w3.org/1998/Math/MathML" display="block">
  <semantics>
    <mrow>
      <mi>E</mi>
      <mrow/>
    </mrow>
    <annotation encoding="StarMath 5.0">E left [{{widehat {d}} lsub {} lsup {S}} rsub {ε,k} rsup {-} {{{widehat {d}} lsub {} lsup {S}} rsub {ε,k} rsup {-}} ^ {T} right ] = E left [left ({c} rsub {d} {{widehat {d}} lsub {} lsup {S}} rsub {ε,k-1} rsup {+} {-R} rsub {k} {w} rsub {d,k} right ) {left ({c} rsub {d} {{widehat {d}} lsub {} lsup {S}} rsub {ε,k-1} rsup {+} {-R} rsub {k} {w} rsub {d,k} right )} ^ {T} right ] = {{c} rsub {d}} ^ {2} {Q} rsub {dεdε,k-1} rsup {+} + {Q} rsub {wd} I</annotation>
  </semantics>
</math>
</file>

<file path=Object 854/content.xml><?xml version="1.0" encoding="utf-8"?>
<math xmlns="http://www.w3.org/1998/Math/MathML" display="block">
  <semantics>
    <mrow>
      <mrow/>
      <msup>
        <msub>
          <mi>c</mi>
          <mi>d</mi>
        </msub>
        <mn>2</mn>
      </msup>
      <msubsup>
        <mi>P</mi>
        <mrow>
          <mi>k</mi>
          <mo stretchy="false">−</mo>
          <mn>1</mn>
        </mrow>
        <mrow>
          <mrow>
            <mrow>
              <mo stretchy="false">+</mo>
              <mrow/>
            </mrow>
            <mrow>
              <mrow>
                <mo fence="true" stretchy="false">[</mo>
                <mrow>
                  <mrow>
                    <mn>9</mn>
                    <mn>,11</mn>
                    <mi mathvariant="normal">:</mi>
                    <mn>9</mn>
                    <mn>,11</mn>
                  </mrow>
                </mrow>
                <mo fence="true" stretchy="false">]</mo>
              </mrow>
              <mo stretchy="false">+</mo>
              <msub>
                <mi>Q</mi>
                <mi mathvariant="italic">wd</mi>
              </msub>
            </mrow>
            <mi>I</mi>
          </mrow>
          <mrow/>
        </mrow>
      </msubsup>
    </mrow>
    <annotation encoding="StarMath 5.0">= {{c} rsub {d}} ^ {2} {P} rsub {k-1} rsup {+} [9,11:9,11] + {Q} rsub {wd} I</annotation>
  </semantics>
</math>
</file>

<file path=Object 856/content.xml><?xml version="1.0" encoding="utf-8"?>
<math xmlns="http://www.w3.org/1998/Math/MathML" display="block">
  <semantics>
    <mrow>
      <mi>E</mi>
      <mrow>
        <mrow>
          <mo fence="true" stretchy="true">[</mo>
          <mrow>
            <mrow>
              <msubsup>
                <mmultiscripts>
                  <mover accent="true">
                    <mi>a</mi>
                    <mo stretchy="true">^</mo>
                  </mover>
                  <mprescripts/>
                  <mrow/>
                  <mi>S</mi>
                </mmultiscripts>
                <mrow>
                  <mi>ε</mi>
                  <mi>,</mi>
                  <mi>k</mi>
                </mrow>
                <mtext> -</mtext>
              </msubsup>
              <msup>
                <msubsup>
                  <mmultiscripts>
                    <mover accent="true">
                      <mi>d</mi>
                      <mo stretchy="true">^</mo>
                    </mover>
                    <mprescripts/>
                    <mrow/>
                    <mi>S</mi>
                  </mmultiscripts>
                  <mrow>
                    <mi>ε</mi>
                    <mi>,</mi>
                    <mi>k</mi>
                  </mrow>
                  <mtext> -</mtext>
                </msubsup>
                <mi>T</mi>
              </msup>
            </mrow>
          </mrow>
          <mo fence="true" stretchy="true">]</mo>
        </mrow>
        <mo stretchy="false">=</mo>
        <mi>E</mi>
      </mrow>
      <mrow>
        <mrow>
          <mo fence="true" stretchy="true">[</mo>
          <mrow>
            <mrow>
              <mrow>
                <mo fence="true" stretchy="true">(</mo>
                <mrow>
                  <mrow>
                    <msub>
                      <mi>c</mi>
                      <mi>a</mi>
                    </msub>
                    <msubsup>
                      <mmultiscripts>
                        <mover accent="true">
                          <mi>a</mi>
                          <mo stretchy="true">^</mo>
                        </mover>
                        <mprescripts/>
                        <mrow/>
                        <mi>S</mi>
                      </mmultiscripts>
                      <mrow>
                        <mi>ε</mi>
                        <mi>,</mi>
                        <mrow>
                          <mi>k</mi>
                          <mo stretchy="false">−</mo>
                          <mn>1</mn>
                        </mrow>
                      </mrow>
                      <mtext>+</mtext>
                    </msubsup>
                    <msub>
                      <mrow>
                        <mo stretchy="false">−</mo>
                        <mi>R</mi>
                      </mrow>
                      <mi>k</mi>
                    </msub>
                    <msub>
                      <mi>w</mi>
                      <mrow>
                        <mi>a</mi>
                        <mi>,</mi>
                        <mi>k</mi>
                      </mrow>
                    </msub>
                  </mrow>
                </mrow>
                <mo fence="true" stretchy="true">)</mo>
              </mrow>
              <msup>
                <mrow>
                  <mo fence="true" stretchy="true">(</mo>
                  <mrow>
                    <mrow>
                      <msub>
                        <mi>c</mi>
                        <mi>d</mi>
                      </msub>
                      <msubsup>
                        <mmultiscripts>
                          <mover accent="true">
                            <mi>d</mi>
                            <mo stretchy="true">^</mo>
                          </mover>
                          <mprescripts/>
                          <mrow/>
                          <mi>S</mi>
                        </mmultiscripts>
                        <mrow>
                          <mi>ε</mi>
                          <mi>,</mi>
                          <mrow>
                            <mi>k</mi>
                            <mo stretchy="false">−</mo>
                            <mn>1</mn>
                          </mrow>
                        </mrow>
                        <mtext>+</mtext>
                      </msubsup>
                      <msub>
                        <mrow>
                          <mo stretchy="false">−</mo>
                          <mi>R</mi>
                        </mrow>
                        <mi>k</mi>
                      </msub>
                      <msub>
                        <mi>w</mi>
                        <mrow>
                          <mi>d</mi>
                          <mi>,</mi>
                          <mi>k</mi>
                        </mrow>
                      </msub>
                    </mrow>
                  </mrow>
                  <mo fence="true" stretchy="true">)</mo>
                </mrow>
                <mi>T</mi>
              </msup>
            </mrow>
          </mrow>
          <mo fence="true" stretchy="true">]</mo>
        </mrow>
        <mo stretchy="false">=</mo>
        <mn>0</mn>
      </mrow>
    </mrow>
    <annotation encoding="StarMath 5.0">E left [{{widehat {a}} lsub {} lsup {S}} rsub {ε,k} rsup {" -"} {{{widehat {d}} lsub {} lsup {S}} rsub {ε,k} rsup {" -"}} ^ {T} right ] = E left [left ({c} rsub {a} {{widehat {a}} lsub {} lsup {S}} rsub {ε,k-1} rsup {"+"} {-R} rsub {k} {w} rsub {a,k} right ) {left ({c} rsub {d} {{widehat {d}} lsub {} lsup {S}} rsub {ε,k-1} rsup {"+"} {-R} rsub {k} {w} rsub {d,k} right )} ^ {T} right ] = 0</annotation>
  </semantics>
</math>
</file>

<file path=Object 858/content.xml><?xml version="1.0" encoding="utf-8"?>
<math xmlns="http://www.w3.org/1998/Math/MathML" display="block">
  <semantics>
    <msub>
      <mi>Q</mi>
      <mi>v</mi>
    </msub>
    <annotation encoding="StarMath 5.0">{Q} rsub {v}</annotation>
  </semantics>
</math>
</file>

<file path=Object 86/content.xml><?xml version="1.0" encoding="utf-8"?>
<math xmlns="http://www.w3.org/1998/Math/MathML" display="block">
  <semantics>
    <mrow>
      <mrow>
        <msubsup>
          <mi>P</mi>
          <mi>k</mi>
          <mtext>+</mtext>
        </msubsup>
        <mo stretchy="false">=</mo>
        <mi>E</mi>
      </mrow>
      <mrow>
        <mrow>
          <mo fence="true" stretchy="true">[</mo>
          <mrow>
            <mrow>
              <mrow>
                <mo fence="true" stretchy="true">(</mo>
                <mrow>
                  <mrow>
                    <msubsup>
                      <mover accent="true">
                        <mi>x</mi>
                        <mo stretchy="true">^</mo>
                      </mover>
                      <mrow>
                        <mi>ε</mi>
                        <mi>,</mi>
                        <mi>k</mi>
                      </mrow>
                      <mtext>+</mtext>
                    </msubsup>
                    <mo stretchy="false">−</mo>
                    <msubsup>
                      <mi>x</mi>
                      <mrow>
                        <mi>ε</mi>
                        <mi>,</mi>
                        <mi>k</mi>
                      </mrow>
                      <mrow/>
                    </msubsup>
                  </mrow>
                </mrow>
                <mo fence="true" stretchy="true">)</mo>
              </mrow>
              <msup>
                <mrow>
                  <mo fence="true" stretchy="true">(</mo>
                  <mrow>
                    <mrow>
                      <msubsup>
                        <mover accent="true">
                          <mi>x</mi>
                          <mo stretchy="true">^</mo>
                        </mover>
                        <mrow>
                          <mi>ε</mi>
                          <mi>,</mi>
                          <mi>k</mi>
                        </mrow>
                        <mtext>+</mtext>
                      </msubsup>
                      <mo stretchy="false">−</mo>
                      <msubsup>
                        <mi>x</mi>
                        <mrow>
                          <mi>ε</mi>
                          <mi>,</mi>
                          <mi>k</mi>
                        </mrow>
                        <mrow/>
                      </msubsup>
                    </mrow>
                  </mrow>
                  <mo fence="true" stretchy="true">)</mo>
                </mrow>
                <mi>T</mi>
              </msup>
            </mrow>
          </mrow>
          <mo fence="true" stretchy="true">]</mo>
        </mrow>
        <mo stretchy="false">=</mo>
        <mi>E</mi>
      </mrow>
      <mrow>
        <mo fence="true" stretchy="true">[</mo>
        <mrow>
          <mrow>
            <msubsup>
              <mover accent="true">
                <mi>x</mi>
                <mo stretchy="true">^</mo>
              </mover>
              <mrow>
                <mi>ε</mi>
                <mi>,</mi>
                <mi>k</mi>
              </mrow>
              <mtext>+</mtext>
            </msubsup>
            <msup>
              <msubsup>
                <mover accent="true">
                  <mi>x</mi>
                  <mo stretchy="true">^</mo>
                </mover>
                <mrow>
                  <mi>ε</mi>
                  <mi>,</mi>
                  <mi>k</mi>
                </mrow>
                <mtext>+</mtext>
              </msubsup>
              <mi>T</mi>
            </msup>
          </mrow>
        </mrow>
        <mo fence="true" stretchy="true">]</mo>
      </mrow>
    </mrow>
    <annotation encoding="StarMath 5.0">{P} rsub {k} rsup {"+"} =E left [left ({widehat {x}} rsub {ε,k} rsup {"+"} - {x} rsub {ε,k} rsup {} right ) {left ({widehat {x}} rsub {ε,k} rsup {"+"} - {x} rsub {ε,k} rsup {} right )} ^ {T} right ] =E left [{widehat {x}} rsub {ε,k} rsup {"+"} {{widehat {x}} rsub {ε,k} rsup {"+"}} ^ {T} right ]</annotation>
  </semantics>
</math>
</file>

<file path=Object 860/content.xml><?xml version="1.0" encoding="utf-8"?>
<math xmlns="http://www.w3.org/1998/Math/MathML" display="block">
  <semantics>
    <msub>
      <mi>v</mi>
      <mi>k</mi>
    </msub>
    <annotation encoding="StarMath 5.0">{v} rsub {k}</annotation>
  </semantics>
</math>
</file>

<file path=Object 862/content.xml><?xml version="1.0" encoding="utf-8"?>
<math xmlns="http://www.w3.org/1998/Math/MathML" display="block">
  <semantics>
    <mmultiscripts>
      <msubsup>
        <mi>z</mi>
        <mrow>
          <mi>ε</mi>
          <mi>,</mi>
          <mi>k</mi>
        </mrow>
        <mrow/>
      </msubsup>
      <mprescripts/>
      <mrow/>
      <mi>S</mi>
    </mmultiscripts>
    <annotation encoding="StarMath 5.0">{{z} rsub {ε,k} rsup {}} lsub {} lsup {S}</annotation>
  </semantics>
</math>
</file>

<file path=Object 864/content.xml><?xml version="1.0" encoding="utf-8"?>
<math xmlns="http://www.w3.org/1998/Math/MathML" display="block">
  <semantics>
    <mrow>
      <mrow>
        <msub>
          <mi>Q</mi>
          <mi>v</mi>
        </msub>
        <mo stretchy="false">=</mo>
        <mi>E</mi>
      </mrow>
      <mrow>
        <mrow>
          <mo fence="true" stretchy="true">[</mo>
          <mrow>
            <mrow>
              <msub>
                <mi>v</mi>
                <mi>k</mi>
              </msub>
              <msup>
                <msub>
                  <mi>v</mi>
                  <mi>k</mi>
                </msub>
                <mi>T</mi>
              </msup>
            </mrow>
          </mrow>
          <mo fence="true" stretchy="true">]</mo>
        </mrow>
        <mo stretchy="false">=</mo>
        <mrow>
          <mo fence="true" stretchy="true">(</mo>
          <mrow>
            <mtable>
              <mtr>
                <mtd>
                  <mrow>
                    <mrow>
                      <mo fence="true" stretchy="true">[</mo>
                      <mrow>
                        <mrow>
                          <mrow>
                            <msub>
                              <mi>Q</mi>
                              <mi mathvariant="italic">vA</mi>
                            </msub>
                            <mo stretchy="false">+</mo>
                            <msub>
                              <mi>Q</mi>
                              <mi mathvariant="italic">wa</mi>
                            </msub>
                            <mo stretchy="false">+</mo>
                            <msup>
                              <mi>α</mi>
                              <mn>2</mn>
                            </msup>
                          </mrow>
                          <msup>
                            <mi mathvariant="italic">δt</mi>
                            <mn>2</mn>
                          </msup>
                          <mrow>
                            <mo fence="true" stretchy="true">(</mo>
                            <mrow>
                              <mrow>
                                <msub>
                                  <mi>Q</mi>
                                  <mi mathvariant="italic">wb</mi>
                                </msub>
                                <mo stretchy="false">+</mo>
                                <msub>
                                  <mi>Q</mi>
                                  <mi mathvariant="italic">vG</mi>
                                </msub>
                              </mrow>
                            </mrow>
                            <mo fence="true" stretchy="true">)</mo>
                          </mrow>
                        </mrow>
                      </mrow>
                      <mo fence="true" stretchy="true">]</mo>
                    </mrow>
                    <msub>
                      <mi>I</mi>
                      <mn>3</mn>
                    </msub>
                  </mrow>
                </mtd>
                <mtd>
                  <msub>
                    <mi>O</mi>
                    <mn>3</mn>
                  </msub>
                </mtd>
              </mtr>
              <mtr>
                <mtd>
                  <msub>
                    <mi>O</mi>
                    <mn>3</mn>
                  </msub>
                </mtd>
                <mtd>
                  <mrow>
                    <mrow>
                      <mo fence="true" stretchy="true">[</mo>
                      <mrow>
                        <mrow>
                          <mrow>
                            <msub>
                              <mi>Q</mi>
                              <mi mathvariant="italic">vM</mi>
                            </msub>
                            <mo stretchy="false">+</mo>
                            <msub>
                              <mi>Q</mi>
                              <mi mathvariant="italic">wd</mi>
                            </msub>
                            <mo stretchy="false">+</mo>
                            <msup>
                              <mi>α</mi>
                              <mn>2</mn>
                            </msup>
                          </mrow>
                          <msup>
                            <mi mathvariant="italic">δt</mi>
                            <mn>2</mn>
                          </msup>
                          <msup>
                            <mi>B</mi>
                            <mn>2</mn>
                          </msup>
                          <mrow>
                            <mo fence="true" stretchy="true">(</mo>
                            <mrow>
                              <mrow>
                                <msub>
                                  <mi>Q</mi>
                                  <mi mathvariant="italic">wb</mi>
                                </msub>
                                <mo stretchy="false">+</mo>
                                <msub>
                                  <mi>Q</mi>
                                  <mi mathvariant="italic">vG</mi>
                                </msub>
                              </mrow>
                            </mrow>
                            <mo fence="true" stretchy="true">)</mo>
                          </mrow>
                        </mrow>
                      </mrow>
                      <mo fence="true" stretchy="true">]</mo>
                    </mrow>
                    <msub>
                      <mi>I</mi>
                      <mn>3</mn>
                    </msub>
                  </mrow>
                </mtd>
              </mtr>
            </mtable>
          </mrow>
          <mo fence="true" stretchy="true">)</mo>
        </mrow>
      </mrow>
    </mrow>
    <annotation encoding="StarMath 5.0">{Q} rsub {v} = E left [{v} rsub {k} {{v} rsub {k}} ^ {T} right ] = left (matrix {left [{Q} rsub {vA} + {Q} rsub {wa} + {α} ^ {2} {δt} ^ {2} left ({Q} rsub {wb} + {Q} rsub {vG} right ) right ] {I} rsub {3} # {O} rsub {3} ## {O} rsub {3} # left [{Q} rsub {vM} + {Q} rsub {wd} + {α} ^ {2} {δt} ^ {2} {B} ^ {2} left ({Q} rsub {wb} + {Q} rsub {vG} right ) right ] {I} rsub {3}} right )</annotation>
  </semantics>
</math>
</file>

<file path=Object 88/content.xml><?xml version="1.0" encoding="utf-8"?>
<math xmlns="http://www.w3.org/1998/Math/MathML" display="block">
  <semantics>
    <msub>
      <mi>Q</mi>
      <mrow>
        <mi>w</mi>
        <mi>,</mi>
        <mi>k</mi>
      </mrow>
    </msub>
    <annotation encoding="StarMath 5.0">{Q} rsub {w,k}</annotation>
  </semantics>
</math>
</file>

<file path=Object 90/content.xml><?xml version="1.0" encoding="utf-8"?>
<math xmlns="http://www.w3.org/1998/Math/MathML" display="block">
  <semantics>
    <msub>
      <mi>w</mi>
      <mi>k</mi>
    </msub>
    <annotation encoding="StarMath 5.0">{w} rsub {k}</annotation>
  </semantics>
</math>
</file>

<file path=Object 92/content.xml><?xml version="1.0" encoding="utf-8"?>
<math xmlns="http://www.w3.org/1998/Math/MathML" display="block">
  <semantics>
    <mi>x</mi>
    <annotation encoding="StarMath 5.0">x</annotation>
  </semantics>
</math>
</file>

<file path=Object 94/content.xml><?xml version="1.0" encoding="utf-8"?>
<math xmlns="http://www.w3.org/1998/Math/MathML" display="block">
  <semantics>
    <mrow>
      <mrow>
        <msub>
          <mi>Q</mi>
          <mrow>
            <mi>w</mi>
            <mi>,</mi>
            <mi>k</mi>
          </mrow>
        </msub>
        <mo stretchy="false">=</mo>
        <mi mathvariant="italic">cov</mi>
      </mrow>
      <mo stretchy="false">{</mo>
      <msub>
        <mi>w</mi>
        <mi>k</mi>
      </msub>
      <mi>,</mi>
      <msub>
        <mi>w</mi>
        <mi>k</mi>
      </msub>
      <mrow>
        <mo stretchy="false">}</mo>
        <mo stretchy="false">=</mo>
        <mi>E</mi>
      </mrow>
      <mrow>
        <mo fence="true" stretchy="true">[</mo>
        <mrow>
          <mrow>
            <msub>
              <mi>w</mi>
              <mi>k</mi>
            </msub>
            <msup>
              <msub>
                <mi>w</mi>
                <mi>k</mi>
              </msub>
              <mi>T</mi>
            </msup>
          </mrow>
        </mrow>
        <mo fence="true" stretchy="true">]</mo>
      </mrow>
    </mrow>
    <annotation encoding="StarMath 5.0">{Q} rsub {w,k} =cov \{ {w} rsub {k} ,   {w} rsub {k} \}= E left [{w} rsub {k} {{w} rsub {k}} ^ {T} right ]</annotation>
  </semantics>
</math>
</file>

<file path=Object 96/content.xml><?xml version="1.0" encoding="utf-8"?>
<math xmlns="http://www.w3.org/1998/Math/MathML" display="block">
  <semantics>
    <msub>
      <mi>Q</mi>
      <mrow>
        <mi>v</mi>
        <mi>,</mi>
        <mi>k</mi>
      </mrow>
    </msub>
    <annotation encoding="StarMath 5.0">{Q} rsub {v,k}</annotation>
  </semantics>
</math>
</file>

<file path=Object 98/content.xml><?xml version="1.0" encoding="utf-8"?>
<math xmlns="http://www.w3.org/1998/Math/MathML" display="block">
  <semantics>
    <msub>
      <mi>v</mi>
      <mi>k</mi>
    </msub>
    <annotation encoding="StarMath 5.0">{v} rsub {k}</annotation>
  </semantics>
</math>
</file>